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Cyr" svg:font-family="'Arial Cyr'"/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Arial Black" svg:font-family="'Arial Black'" style:font-family-generic="swiss"/>
    <style:font-face style:name="Arial Cyr1" svg:font-family="'Arial Cyr'" style:font-family-generic="swiss"/>
    <style:font-face style:name="Arial Narrow" svg:font-family="'Arial Narrow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0.579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5.558cm"/>
    </style:style>
    <style:style style:name="co6" style:family="table-column">
      <style:table-column-properties fo:break-before="auto" style:column-width="5.179cm"/>
    </style:style>
    <style:style style:name="co7" style:family="table-column">
      <style:table-column-properties fo:break-before="auto" style:column-width="5.482cm"/>
    </style:style>
    <style:style style:name="co8" style:family="table-column">
      <style:table-column-properties fo:break-before="auto" style:column-width="2.898cm"/>
    </style:style>
    <style:style style:name="co9" style:family="table-column">
      <style:table-column-properties fo:break-before="auto" style:column-width="6.167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5.9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4.456cm"/>
    </style:style>
    <style:style style:name="co14" style:family="table-column">
      <style:table-column-properties fo:break-before="auto" style:column-width="1.984cm"/>
    </style:style>
    <style:style style:name="co15" style:family="table-column">
      <style:table-column-properties fo:break-before="auto" style:column-width="6.927cm"/>
    </style:style>
    <style:style style:name="co16" style:family="table-column">
      <style:table-column-properties fo:break-before="auto" style:column-width="5.211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0.766cm"/>
    </style:style>
    <style:style style:name="co19" style:family="table-column">
      <style:table-column-properties fo:break-before="auto" style:column-width="0.586cm"/>
    </style:style>
    <style:style style:name="co20" style:family="table-column">
      <style:table-column-properties fo:break-before="auto" style:column-width="0.855cm"/>
    </style:style>
    <style:style style:name="co21" style:family="table-column">
      <style:table-column-properties fo:break-before="auto" style:column-width="1.87cm"/>
    </style:style>
    <style:style style:name="co22" style:family="table-column">
      <style:table-column-properties fo:break-before="auto" style:column-width="6.883cm"/>
    </style:style>
    <style:style style:name="co23" style:family="table-column">
      <style:table-column-properties fo:break-before="auto" style:column-width="3.988cm"/>
    </style:style>
    <style:style style:name="co24" style:family="table-column">
      <style:table-column-properties fo:break-before="auto" style:column-width="5.48cm"/>
    </style:style>
    <style:style style:name="co25" style:family="table-column">
      <style:table-column-properties fo:break-before="auto" style:column-width="3.556cm"/>
    </style:style>
    <style:style style:name="co26" style:family="table-column">
      <style:table-column-properties fo:break-before="auto" style:column-width="1.542cm"/>
    </style:style>
    <style:style style:name="co27" style:family="table-column">
      <style:table-column-properties fo:break-before="auto" style:column-width="1.087cm"/>
    </style:style>
    <style:style style:name="co28" style:family="table-column">
      <style:table-column-properties fo:break-before="auto" style:column-width="1.863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0.736cm"/>
    </style:style>
    <style:style style:name="co31" style:family="table-column">
      <style:table-column-properties fo:break-before="auto" style:column-width="2.048cm"/>
    </style:style>
    <style:style style:name="co32" style:family="table-column">
      <style:table-column-properties fo:break-before="auto" style:column-width="7.241cm"/>
    </style:style>
    <style:style style:name="co33" style:family="table-column">
      <style:table-column-properties fo:break-before="auto" style:column-width="2.586cm"/>
    </style:style>
    <style:style style:name="co34" style:family="table-column">
      <style:table-column-properties fo:break-before="auto" style:column-width="1.184cm"/>
    </style:style>
    <style:style style:name="co35" style:family="table-column">
      <style:table-column-properties fo:break-before="auto" style:column-width="1.034cm"/>
    </style:style>
    <style:style style:name="co36" style:family="table-column">
      <style:table-column-properties fo:break-before="auto" style:column-width="0.944cm"/>
    </style:style>
    <style:style style:name="co37" style:family="table-column">
      <style:table-column-properties fo:break-before="auto" style:column-width="1.362cm"/>
    </style:style>
    <style:style style:name="co38" style:family="table-column">
      <style:table-column-properties fo:break-before="auto" style:column-width="1.332cm"/>
    </style:style>
    <style:style style:name="co39" style:family="table-column">
      <style:table-column-properties fo:break-before="auto" style:column-width="1.78cm"/>
    </style:style>
    <style:style style:name="co40" style:family="table-column">
      <style:table-column-properties fo:break-before="auto" style:column-width="2.108cm"/>
    </style:style>
    <style:style style:name="co41" style:family="table-column">
      <style:table-column-properties fo:break-before="auto" style:column-width="1.064cm"/>
    </style:style>
    <style:style style:name="co42" style:family="table-column">
      <style:table-column-properties fo:break-before="auto" style:column-width="0.527cm"/>
    </style:style>
    <style:style style:name="co43" style:family="table-column">
      <style:table-column-properties fo:break-before="auto" style:column-width="0.707cm"/>
    </style:style>
    <style:style style:name="co44" style:family="table-column">
      <style:table-column-properties fo:break-before="auto" style:column-width="3.32cm"/>
    </style:style>
    <style:style style:name="co45" style:family="table-column">
      <style:table-column-properties fo:break-before="auto" style:column-width="1.752cm"/>
    </style:style>
    <style:style style:name="co46" style:family="table-column">
      <style:table-column-properties fo:break-before="auto" style:column-width="3.935cm"/>
    </style:style>
    <style:style style:name="co47" style:family="table-column">
      <style:table-column-properties fo:break-before="auto" style:column-width="0.923cm"/>
    </style:style>
    <style:style style:name="co48" style:family="table-column">
      <style:table-column-properties fo:break-before="auto" style:column-width="0.984cm"/>
    </style:style>
    <style:style style:name="co49" style:family="table-column">
      <style:table-column-properties fo:break-before="auto" style:column-width="1.967cm"/>
    </style:style>
    <style:style style:name="co50" style:family="table-column">
      <style:table-column-properties fo:break-before="auto" style:column-width="1.77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684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446cm" fo:break-before="auto" style:use-optimal-row-height="true"/>
    </style:style>
    <style:style style:name="ro11" style:family="table-row">
      <style:table-row-properties style:row-height="0.73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Лист2">
      <style:table-properties table:display="true" style:writing-mode="lr-tb"/>
    </style:style>
    <style:style style:name="ta4" style:family="table" style:master-page-name="PageStyle_5f_Лист3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90" style:rotation-align="bottom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02cm solid #000000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6" style:family="table-cell" style:parent-style-name="Default" style:data-style-name="N33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2cm solid #000000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1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33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34" style:family="table-cell" style:parent-style-name="Default" style:data-style-name="N33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 style:data-style-name="N33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37" style:family="table-cell" style:parent-style-name="Default" style:data-style-name="N33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4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47" style:family="table-cell" style:parent-style-name="Default" style:data-style-name="N33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33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4" style:family="table-cell" style:parent-style-name="Default" style:data-style-name="N33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57" style:family="table-cell" style:parent-style-name="Default">
      <style:table-cell-properties fo:wrap-option="no-wrap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00"/>
    <style:style style:name="ce62" style:family="table-cell" style:parent-style-name="Default" style:data-style-name="N100">
      <style:text-properties fo:font-weight="bold" style:font-weight-asian="bold" style:font-weight-complex="bold"/>
    </style:style>
    <style:style style:name="ce63" style:family="table-cell" style:parent-style-name="Default" style:data-style-name="N0"/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6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37"/>
    <style:style style:name="ce70" style:family="table-cell" style:parent-style-name="Default" style:data-style-name="N37"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style:vertical-align="top"/>
      <style:paragraph-properties fo:margin-left="0cm" style:writing-mode="pag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fo:background-color="#0066cc" style:diagonal-bl-tr="none" style:diagonal-tl-br="none" style:text-align-source="fix" style:repeat-content="false" fo:wrap-option="no-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fo:background-color="#ffcc00" style:diagonal-bl-tr="none" style:diagonal-tl-br="none" style:text-align-source="fix" style:repeat-content="false" fo:wrap-option="no-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ffffcc" style:diagonal-bl-tr="none" style:diagonal-tl-br="none" style:text-align-source="fix" style:repeat-content="false" fo:wrap-option="no-wrap" fo:border="0.088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0.088cm solid #000000" style:direction="ltr" fo:border-right="0.088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0.088cm solid #000000" style:direction="ltr" fo:border-right="0.088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fo:border-bottom="0.088cm solid #000000" fo:background-color="#ffffcc" style:diagonal-bl-tr="none" style:diagonal-tl-br="none" style:text-align-source="fix" style:repeat-content="false" fo:wrap-option="no-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ackground-color="#ff8080" style:diagonal-bl-tr="none" style:diagonal-tl-br="none" style:text-align-source="fix" style:repeat-content="false" fo:wrap-option="no-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order-bottom="0.035cm solid #000000" fo:background-color="#ff8080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000000" style:direction="ltr" style:rotation-angle="0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fo:border-bottom="0.035cm solid #000000" fo:background-color="#00ff00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order-bottom="0.088cm solid #000000" fo:background-color="#ff8080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088cm solid #000000" fo:background-color="#ffffcc" style:diagonal-bl-tr="none" style:diagonal-tl-br="none" style:text-align-source="fix" style:repeat-content="false" fo:wrap-option="no-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035cm solid #000000" fo:background-color="#ff8080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order-bottom="0.088cm solid #000000" fo:background-color="#99ccff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Default" style:data-style-name="N0">
      <style:table-cell-properties style:glyph-orientation-vertical="0" fo:border-bottom="0.035cm solid #000000" fo:background-color="#ffcc00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035cm solid #000000" fo:background-color="#ffcc00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order-bottom="0.088cm solid #000000" fo:background-color="#ffffcc" style:diagonal-bl-tr="none" style:diagonal-tl-br="none" style:text-align-source="fix" style:repeat-content="false" fo:wrap-option="no-wrap" fo:border-left="none" style:direction="ltr" fo:border-right="0.088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0.088cm solid #000000" style:direction="ltr" fo:border-right="0.088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order-bottom="0.088cm solid #000000" fo:background-color="#ffffcc" style:diagonal-bl-tr="none" style:diagonal-tl-br="none" style:text-align-source="fix" style:repeat-content="false" fo:wrap-option="no-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0.035cm solid #000000" fo:background-color="#ff8080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0.088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8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fo:border-bottom="0.088cm solid #000000" fo:background-color="#0066cc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6" style:family="table-cell" style:parent-style-name="Default" style:data-style-name="N0">
      <style:table-cell-properties style:glyph-orientation-vertical="0"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0" style:family="table-cell" style:parent-style-name="Default">
      <style:table-cell-properties fo:wrap-option="no-wrap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ce22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35cm solid #000000" style:direction="ltr" fo:border-right="none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style:vertical-align="top"/>
      <style:paragraph-properties fo:margin-left="0cm" style:writing-mode="page"/>
      <style:text-properties style:font-name="Times New Roman" fo:font-size="12pt" style:font-size-asian="12pt" style:font-name-complex="Times New Roman" style:font-size-complex="12pt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88cm solid #000000" style:direction="ltr" style:rotation-angle="0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7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88cm solid #000000" style:rotation-angle="0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none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0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3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5" style:family="table-cell" style:parent-style-name="Default" style:data-style-name="N0">
      <style:table-cell-properties style:glyph-orientation-vertical="0" fo:background-color="#0066cc" style:diagonal-bl-tr="none" style:diagonal-tl-br="none" style:text-align-source="fix" style:repeat-content="false" fo:wrap-option="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6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9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0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2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3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7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8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0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3" style:family="table-cell" style:parent-style-name="Default" style:data-style-name="N0">
      <style:table-cell-properties style:glyph-orientation-vertical="0" fo:background-color="#ffcc00" style:diagonal-bl-tr="none" style:diagonal-tl-br="none" style:text-align-source="fix" style:repeat-content="false" fo:wrap-option="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6" style:family="table-cell" style:parent-style-name="Default" style:data-style-name="N100">
      <style:table-cell-properties style:glyph-orientation-vertical="0" fo:background-color="#ffffcc" style:diagonal-bl-tr="none" style:diagonal-tl-br="none" style:text-align-source="fix" style:repeat-content="false" fo:wrap-option="wrap" fo:border="0.088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7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8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9" style:family="table-cell" style:parent-style-name="Default" style:data-style-name="N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0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1" style:family="table-cell" style:parent-style-name="Default" style:data-style-name="N100">
      <style:table-cell-properties style:glyph-orientation-vertical="0" fo:border-bottom="0.088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2" style:family="table-cell" style:parent-style-name="Default" style:data-style-name="N100">
      <style:table-cell-properties style:glyph-orientation-vertical="0" fo:border-bottom="none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3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4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5" style:family="table-cell" style:parent-style-name="Default" style:data-style-name="N0">
      <style:table-cell-properties style:glyph-orientation-vertical="0" fo:background-color="#ff8080" style:diagonal-bl-tr="none" style:diagonal-tl-br="none" style:text-align-source="fix" style:repeat-content="false" fo:wrap-option="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6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7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8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9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0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1" style:family="table-cell" style:parent-style-name="Default" style:data-style-name="N0">
      <style:table-cell-properties style:glyph-orientation-vertical="0" fo:border-bottom="0.035cm solid #000000" fo:background-color="#ff8080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3" style:family="table-cell" style:parent-style-name="Default" style:data-style-name="N0">
      <style:table-cell-properties style:glyph-orientation-vertical="0" fo:border-bottom="0.035cm solid #000000" fo:background-color="#00ff00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4" style:family="table-cell" style:parent-style-name="Default" style:data-style-name="N0">
      <style:table-cell-properties style:glyph-orientation-vertical="0" fo:border-bottom="0.088cm solid #000000" fo:background-color="#ff8080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5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6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8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9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0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1" style:family="table-cell" style:parent-style-name="Default">
      <style:table-cell-properties style:glyph-orientation-vertical="0" fo:border-bottom="0.088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3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5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7" style:family="table-cell" style:parent-style-name="Default">
      <style:table-cell-properties style:glyph-orientation-vertical="0" fo:border-bottom="0.035cm solid #000000" fo:background-color="#ff8080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9" style:family="table-cell" style:parent-style-name="Default" style:data-style-name="N0">
      <style:table-cell-properties style:glyph-orientation-vertical="0" fo:border-bottom="0.088cm solid #000000" fo:background-color="#99ccff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0" style:family="table-cell" style:parent-style-name="Default" style:data-style-name="N0">
      <style:table-cell-properties style:glyph-orientation-vertical="0" fo:border-bottom="0.035cm solid #000000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3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4" style:family="table-cell" style:parent-style-name="Default">
      <style:table-cell-properties style:glyph-orientation-vertical="0" fo:border-bottom="0.035cm solid #000000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5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6" style:family="table-cell" style:parent-style-name="Default" style:data-style-name="N0">
      <style:table-cell-properties style:glyph-orientation-vertical="0" fo:border-bottom="0.088cm solid #000000" fo:background-color="#ffffcc" style:diagonal-bl-tr="none" style:diagonal-tl-br="none" style:text-align-source="fix" style:repeat-content="false" fo:wrap-option="wrap" fo:border-left="none" style:direction="ltr" fo:border-right="0.088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7" style:family="table-cell" style:parent-style-name="Default" style:data-style-name="N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8" style:family="table-cell" style:parent-style-name="Default" style:data-style-name="N0">
      <style:table-cell-properties style:glyph-orientation-vertical="0" fo:border-bottom="none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9" style:family="table-cell" style:parent-style-name="Default" style:data-style-name="N0">
      <style:table-cell-properties style:glyph-orientation-vertical="0" fo:border-bottom="0.088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4" style:family="table-cell" style:parent-style-name="Default">
      <style:table-cell-properties style:glyph-orientation-vertical="0" fo:border-bottom="0.035cm solid #000000" fo:background-color="#ff8080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7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3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7" style:family="table-cell" style:parent-style-name="Default" style:data-style-name="N0">
      <style:table-cell-properties style:glyph-orientation-vertical="0" fo:border-bottom="0.088cm solid #000000" fo:background-color="#0066cc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35cm solid #000000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1" style:family="table-cell" style:parent-style-name="Default" style:data-style-name="N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0.035cm solid #000000" style:direction="ltr" fo:border-right="0.035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5" style:family="table-cell" style:parent-style-name="Default">
      <style:text-properties style:font-name="Times New Roman" fo:font-size="12pt" style:font-size-asian="12pt" style:font-name-complex="Times New Roman" style:font-size-complex="12pt"/>
    </style:style>
    <style:style style:name="ce366" style:family="table-cell" style:parent-style-name="Default">
      <style:text-properties fo:color="#000000" fo:font-size="9pt" style:font-size-asian="9pt" style:font-size-complex="9pt"/>
    </style:style>
    <style:style style:name="ce36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>
      <style:text-properties fo:color="#000000" fo:font-size="9pt" fo:font-weight="bold" style:font-size-asian="9pt" style:font-weight-asian="bold" style:font-size-complex="9pt" style:font-weight-complex="bold"/>
    </style:style>
    <style:style style:name="ce369" style:family="table-cell" style:parent-style-name="Default">
      <style:text-properties fo:color="#000000" fo:font-size="14pt" fo:font-weight="bold" style:font-size-asian="14pt" style:font-weight-asian="bold" style:font-size-complex="14pt" style:font-weight-complex="bold"/>
    </style:style>
    <style:style style:name="ce370" style:family="table-cell" style:parent-style-name="Default">
      <style:text-properties fo:color="#000000" fo:font-size="18pt" fo:font-weight="bold" style:font-size-asian="18pt" style:font-weight-asian="bold" style:font-size-complex="18pt" style:font-weight-complex="bold"/>
    </style:style>
    <style:style style:name="ce371" style:family="table-cell" style:parent-style-name="Default">
      <style:text-properties fo:color="#000000" fo:font-size="16pt" fo:font-weight="bold" style:font-size-asian="16pt" style:font-weight-asian="bold" style:font-size-complex="16pt" style:font-weight-complex="bold"/>
    </style:style>
    <style:style style:name="ce372" style:family="table-cell" style:parent-style-name="Default">
      <style:text-properties fo:color="#000000"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9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fo:color="#000000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2" style:family="text">
      <style:text-properties fo:color="#000000" style:text-outline="false" style:text-line-through-style="none" style:text-position="33% 58%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13" style:family="text">
      <style:text-properties fo:color="#000000" style:text-outline="false" style:text-line-through-style="none" style:text-position="33% 58%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4" style:family="text">
      <style:text-properties fo:color="#000000" style:text-outline="false" style:text-line-through-style="none" style:text-position="33% 58%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5" style:family="text">
      <style:text-properties fo:color="#000000" style:text-outline="false" style:text-line-through-style="none" style:text-position="33% 58%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16" style:family="text">
      <style:text-properties fo:color="#000000" style:text-outline="false" style:text-line-through-style="none" style:text-position="33% 58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4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4"/>
        <table:table-column table:style-name="co8" table:default-cell-style-name="ce14"/>
        <table:table-column table:style-name="co5" table:default-cell-style-name="ce14"/>
        <table:table-column table:style-name="co4" table:default-cell-style-name="ce14"/>
        <table:table-column table:style-name="co5" table:default-cell-style-name="ce14"/>
        <table:table-column table:style-name="co4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1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number-columns-repeated="233" table:default-cell-style-name="ce14"/>
        <table:table-column table:style-name="co17" table:number-columns-repeated="766" table:default-cell-style-name="ce57"/>
        <table:table-row table:style-name="ro1">
          <table:table-cell table:style-name="ce1" table:number-columns-repeated="2"/>
          <table:table-cell table:style-name="ce7" office:value-type="string" table:number-columns-spanned="1" table:number-rows-spanned="2">
            <text:p>5 А</text:p>
          </table:table-cell>
          <table:table-cell table:style-name="ce15" office:value-type="string" table:number-columns-spanned="1" table:number-rows-spanned="2">
            <text:p>каб.</text:p>
          </table:table-cell>
          <table:table-cell table:style-name="ce7" office:value-type="string" table:number-columns-spanned="1" table:number-rows-spanned="2">
            <text:p>5 Б</text:p>
          </table:table-cell>
          <table:table-cell table:style-name="ce15" office:value-type="string" table:number-columns-spanned="1" table:number-rows-spanned="2">
            <text:p>каб.</text:p>
          </table:table-cell>
          <table:table-cell table:style-name="ce7" office:value-type="string" table:number-columns-spanned="1" table:number-rows-spanned="2">
            <text:p>6 А</text:p>
          </table:table-cell>
          <table:table-cell table:style-name="ce15" office:value-type="string" table:number-columns-spanned="1" table:number-rows-spanned="2">
            <text:p>каб.</text:p>
          </table:table-cell>
          <table:table-cell table:style-name="ce7" office:value-type="string" table:number-columns-spanned="1" table:number-rows-spanned="2">
            <text:p>6 Б</text:p>
          </table:table-cell>
          <table:table-cell table:style-name="ce27" office:value-type="string" table:number-columns-spanned="1" table:number-rows-spanned="2">
            <text:p>каб.</text:p>
          </table:table-cell>
          <table:table-cell table:style-name="ce7" office:value-type="string" table:number-columns-spanned="1" table:number-rows-spanned="2">
            <text:p>7 А</text:p>
          </table:table-cell>
          <table:table-cell table:style-name="ce15" office:value-type="string" table:number-columns-spanned="1" table:number-rows-spanned="2">
            <text:p>каб.</text:p>
          </table:table-cell>
          <table:table-cell table:style-name="ce7" office:value-type="string" table:number-columns-spanned="1" table:number-rows-spanned="2">
            <text:p>7 Б</text:p>
          </table:table-cell>
          <table:table-cell table:style-name="ce15" office:value-type="string" table:number-columns-spanned="1" table:number-rows-spanned="2">
            <text:p>каб.</text:p>
          </table:table-cell>
          <table:table-cell table:style-name="ce7" office:value-type="string" table:number-columns-spanned="1" table:number-rows-spanned="2">
            <text:p>8 А</text:p>
          </table:table-cell>
          <table:table-cell table:style-name="ce15" office:value-type="string" table:number-columns-spanned="1" table:number-rows-spanned="2">
            <text:p>каб.</text:p>
          </table:table-cell>
          <table:table-cell table:style-name="ce7" office:value-type="string" table:number-columns-spanned="1" table:number-rows-spanned="2">
            <text:p>8 Б</text:p>
          </table:table-cell>
          <table:table-cell table:style-name="ce15" office:value-type="string" table:number-columns-spanned="1" table:number-rows-spanned="2">
            <text:p>каб.</text:p>
          </table:table-cell>
          <table:table-cell table:style-name="ce7" office:value-type="string" table:number-columns-spanned="1" table:number-rows-spanned="2">
            <text:p>9 А</text:p>
          </table:table-cell>
          <table:table-cell table:style-name="ce45" office:value-type="string" table:number-columns-spanned="1" table:number-rows-spanned="2">
            <text:p>каб.</text:p>
          </table:table-cell>
          <table:table-cell table:style-name="ce7" office:value-type="string" table:number-columns-spanned="1" table:number-rows-spanned="2">
            <text:p>10А</text:p>
          </table:table-cell>
          <table:table-cell table:style-name="ce45" office:value-type="string" table:number-columns-spanned="1" table:number-rows-spanned="2">
            <text:p>каб.</text:p>
          </table:table-cell>
          <table:table-cell table:style-name="ce7" office:value-type="string" table:number-columns-spanned="1" table:number-rows-spanned="2">
            <text:p>11 А</text:p>
          </table:table-cell>
          <table:table-cell table:style-name="ce45" office:value-type="string" table:number-columns-spanned="1" table:number-rows-spanned="2">
            <text:p>каб.</text:p>
          </table:table-cell>
          <table:table-cell table:style-name="ce55" table:number-columns-repeated="999"/>
        </table:table-row>
        <table:table-row table:style-name="ro1">
          <table:table-cell table:style-name="ce1" table:number-columns-repeated="2"/>
          <table:covered-table-cell table:style-name="ce7"/>
          <table:covered-table-cell table:style-name="ce15"/>
          <table:covered-table-cell table:style-name="ce7"/>
          <table:covered-table-cell table:style-name="ce15"/>
          <table:covered-table-cell table:style-name="ce7"/>
          <table:covered-table-cell table:style-name="ce15"/>
          <table:covered-table-cell table:style-name="ce7"/>
          <table:covered-table-cell table:style-name="ce15"/>
          <table:covered-table-cell table:style-name="ce7"/>
          <table:covered-table-cell table:style-name="ce15"/>
          <table:covered-table-cell table:style-name="ce7"/>
          <table:covered-table-cell table:style-name="ce15"/>
          <table:covered-table-cell table:style-name="ce7"/>
          <table:covered-table-cell table:style-name="ce15"/>
          <table:covered-table-cell table:style-name="ce7"/>
          <table:covered-table-cell table:style-name="ce15"/>
          <table:covered-table-cell table:style-name="ce7"/>
          <table:covered-table-cell table:style-name="ce45"/>
          <table:covered-table-cell table:style-name="ce7"/>
          <table:covered-table-cell table:style-name="ce45"/>
          <table:covered-table-cell table:style-name="ce7"/>
          <table:covered-table-cell table:style-name="ce45"/>
          <table:table-cell table:style-name="ce56" table:number-columns-repeated="999"/>
        </table:table-row>
        <table:table-row table:style-name="ro1">
          <table:table-cell table:style-name="ce2" office:value-type="string" table:number-columns-spanned="1" table:number-rows-spanned="9">
            <text:p>понедельник</text:p>
          </table:table-cell>
          <table:table-cell table:style-name="ce1" office:value-type="float" office:value="1">
            <text:p>1</text:p>
          </table:table-cell>
          <table:table-cell table:style-name="ce8" office:value-type="string">
            <text:p>Физкультура</text:p>
          </table:table-cell>
          <table:table-cell table:style-name="ce16"/>
          <table:table-cell table:style-name="ce9" office:value-type="string">
            <text:p>История</text:p>
          </table:table-cell>
          <table:table-cell table:style-name="ce16" office:value-type="string">
            <text:p>4.9.</text:p>
          </table:table-cell>
          <table:table-cell table:style-name="ce9" office:value-type="string">
            <text:p>Немецкий </text:p>
          </table:table-cell>
          <table:table-cell table:style-name="ce22" office:value-type="string">
            <text:p>3.10 <text:s/>4.8а</text:p>
          </table:table-cell>
          <table:table-cell table:style-name="ce9" office:value-type="string">
            <text:p>ИЗО</text:p>
          </table:table-cell>
          <table:table-cell table:style-name="ce16" office:value-type="string">
            <text:p>4.1.</text:p>
          </table:table-cell>
          <table:table-cell table:style-name="ce9" office:value-type="string">
            <text:p>Технология</text:p>
          </table:table-cell>
          <table:table-cell table:style-name="ce17" office:value-type="string">
            <text:p>2.8./ <text:s text:c="4"/>маст.</text:p>
          </table:table-cell>
          <table:table-cell table:style-name="ce9" office:value-type="string">
            <text:p>География</text:p>
          </table:table-cell>
          <table:table-cell table:style-name="ce16" office:value-type="string">
            <text:p>4.3.</text:p>
          </table:table-cell>
          <table:table-cell table:style-name="ce9" office:value-type="string">
            <text:p>Русский</text:p>
          </table:table-cell>
          <table:table-cell table:style-name="ce33" office:value-type="string">
            <text:p>4.2.</text:p>
          </table:table-cell>
          <table:table-cell table:style-name="ce9" office:value-type="string">
            <text:p>Физика</text:p>
          </table:table-cell>
          <table:table-cell table:style-name="ce16" office:value-type="string">
            <text:p>5.6.</text:p>
          </table:table-cell>
          <table:table-cell table:style-name="ce8" office:value-type="string">
            <text:p>Физкультура</text:p>
          </table:table-cell>
          <table:table-cell table:style-name="ce16"/>
          <table:table-cell table:style-name="ce9" office:value-type="string">
            <text:p>ОБЖ</text:p>
          </table:table-cell>
          <table:table-cell table:style-name="ce16" office:value-type="string">
            <text:p>4.4.</text:p>
          </table:table-cell>
          <table:table-cell table:style-name="ce8" office:value-type="string">
            <text:p>История</text:p>
          </table:table-cell>
          <table:table-cell table:style-name="ce16" office:value-type="string">
            <text:p>4.5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2">
            <text:p>2</text:p>
          </table:table-cell>
          <table:table-cell table:style-name="ce9" office:value-type="string">
            <text:p>История</text:p>
          </table:table-cell>
          <table:table-cell table:style-name="ce16" office:value-type="string">
            <text:p>4.9.</text:p>
          </table:table-cell>
          <table:table-cell table:style-name="ce9" office:value-type="string">
            <text:p>Математика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ИЗО</text:p>
          </table:table-cell>
          <table:table-cell table:style-name="ce16" office:value-type="string">
            <text:p>4.1.</text:p>
          </table:table-cell>
          <table:table-cell table:style-name="ce9" office:value-type="string">
            <text:p>Немецкий </text:p>
          </table:table-cell>
          <table:table-cell table:style-name="ce28" office:value-type="string">
            <text:p>4.8. 3.10 <text:s/>4.8а</text:p>
          </table:table-cell>
          <table:table-cell table:style-name="ce9" office:value-type="string">
            <text:p>Технология</text:p>
          </table:table-cell>
          <table:table-cell table:style-name="ce17" office:value-type="string">
            <text:p>2.8./ <text:s text:c="4"/>маст.</text:p>
          </table:table-cell>
          <table:table-cell table:style-name="ce9" office:value-type="string">
            <text:p>Биология</text:p>
          </table:table-cell>
          <table:table-cell table:style-name="ce17" office:value-type="string">
            <text:p>5.3.</text:p>
          </table:table-cell>
          <table:table-cell table:style-name="ce9" office:value-type="string">
            <text:p>Физика</text:p>
          </table:table-cell>
          <table:table-cell table:style-name="ce16" office:value-type="string">
            <text:p>5.6.</text:p>
          </table:table-cell>
          <table:table-cell table:style-name="ce9" office:value-type="string">
            <text:p>Русский</text:p>
          </table:table-cell>
          <table:table-cell table:style-name="ce33" office:value-type="string">
            <text:p>4.2.</text:p>
          </table:table-cell>
          <table:table-cell table:style-name="ce9" office:value-type="string">
            <text:p>География</text:p>
          </table:table-cell>
          <table:table-cell table:style-name="ce16" office:value-type="string">
            <text:p>4.3.</text:p>
          </table:table-cell>
          <table:table-cell table:style-name="ce8" office:value-type="string">
            <text:p>Физкультура</text:p>
          </table:table-cell>
          <table:table-cell table:style-name="ce16"/>
          <table:table-cell table:style-name="ce8" office:value-type="string">
            <text:p>История</text:p>
          </table:table-cell>
          <table:table-cell table:style-name="ce16" office:value-type="string">
            <text:p>4.5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3">
            <text:p>3</text:p>
          </table:table-cell>
          <table:table-cell table:style-name="ce9" office:value-type="string">
            <text:p>Математика</text:p>
          </table:table-cell>
          <table:table-cell table:style-name="ce16" office:value-type="string">
            <text:p>4.4.</text:p>
          </table:table-cell>
          <table:table-cell table:style-name="ce8" office:value-type="string">
            <text:p>Физкультура</text:p>
          </table:table-cell>
          <table:table-cell table:style-name="ce16"/>
          <table:table-cell table:style-name="ce9" office:value-type="string">
            <text:p>Немецкий </text:p>
          </table:table-cell>
          <table:table-cell table:style-name="ce17" office:value-type="string">
            <text:p>3.10 <text:s/>4.8а</text:p>
          </table:table-cell>
          <table:table-cell table:style-name="ce9" office:value-type="string">
            <text:p>Биология</text:p>
          </table:table-cell>
          <table:table-cell table:style-name="ce17" office:value-type="string">
            <text:p>5.3.</text:p>
          </table:table-cell>
          <table:table-cell table:style-name="ce9" office:value-type="string">
            <text:p>История</text:p>
          </table:table-cell>
          <table:table-cell table:style-name="ce16" office:value-type="string">
            <text:p>4.5.</text:p>
          </table:table-cell>
          <table:table-cell table:style-name="ce9" office:value-type="string">
            <text:p>Технология</text:p>
          </table:table-cell>
          <table:table-cell table:style-name="ce17" office:value-type="string">
            <text:p>2.8./ <text:s text:c="4"/>маст.</text:p>
          </table:table-cell>
          <table:table-cell table:style-name="ce9" office:value-type="string">
            <text:p>Черчение</text:p>
          </table:table-cell>
          <table:table-cell table:style-name="ce16" office:value-type="string">
            <text:p>4.1.</text:p>
          </table:table-cell>
          <table:table-cell table:style-name="ce9" office:value-type="string">
            <text:p>География</text:p>
          </table:table-cell>
          <table:table-cell table:style-name="ce16" office:value-type="string">
            <text:p>4.3.</text:p>
          </table:table-cell>
          <table:table-cell table:style-name="ce8" office:value-type="string">
            <text:p>Химия</text:p>
          </table:table-cell>
          <table:table-cell table:style-name="ce16" office:value-type="string">
            <text:p>5.5.</text:p>
          </table:table-cell>
          <table:table-cell table:style-name="ce9" office:value-type="string">
            <text:p>Физика</text:p>
          </table:table-cell>
          <table:table-cell table:style-name="ce16" office:value-type="string">
            <text:p>5.6.</text:p>
          </table:table-cell>
          <table:table-cell table:style-name="ce9" office:value-type="string">
            <text:p>Русский</text:p>
          </table:table-cell>
          <table:table-cell table:style-name="ce17" office:value-type="string">
            <text:p>4.2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4">
            <text:p>4</text:p>
          </table:table-cell>
          <table:table-cell table:style-name="ce9" office:value-type="string">
            <text:p>ИЗО</text:p>
          </table:table-cell>
          <table:table-cell table:style-name="ce16" office:value-type="string">
            <text:p>4.1.</text:p>
          </table:table-cell>
          <table:table-cell table:style-name="ce9" office:value-type="string">
            <text:p>Математика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История</text:p>
          </table:table-cell>
          <table:table-cell table:style-name="ce16" office:value-type="string">
            <text:p>4.9.</text:p>
          </table:table-cell>
          <table:table-cell table:style-name="ce9" office:value-type="string">
            <text:p>Немецкий </text:p>
          </table:table-cell>
          <table:table-cell table:style-name="ce17" office:value-type="string">
            <text:p>4.8. 3.10 <text:s/>4.8а</text:p>
          </table:table-cell>
          <table:table-cell table:style-name="ce9" office:value-type="string">
            <text:p>Физика</text:p>
          </table:table-cell>
          <table:table-cell table:style-name="ce16" office:value-type="string">
            <text:p>5.6.</text:p>
          </table:table-cell>
          <table:table-cell table:style-name="ce9" office:value-type="string">
            <text:p>Технология</text:p>
          </table:table-cell>
          <table:table-cell table:style-name="ce17" office:value-type="string">
            <text:p>2.8./ <text:s text:c="4"/>маст.</text:p>
          </table:table-cell>
          <table:table-cell table:style-name="ce8" office:value-type="string">
            <text:p>Физкультура</text:p>
          </table:table-cell>
          <table:table-cell table:style-name="ce16"/>
          <table:table-cell table:style-name="ce8" office:value-type="string">
            <text:p>Химия</text:p>
          </table:table-cell>
          <table:table-cell table:style-name="ce16" office:value-type="string">
            <text:p>5.5.</text:p>
          </table:table-cell>
          <table:table-cell table:style-name="ce9" office:value-type="string">
            <text:p>Биология</text:p>
          </table:table-cell>
          <table:table-cell table:style-name="ce17" office:value-type="string">
            <text:p>5.3.</text:p>
          </table:table-cell>
          <table:table-cell table:style-name="ce8" office:value-type="string">
            <text:p>История</text:p>
          </table:table-cell>
          <table:table-cell table:style-name="ce16" office:value-type="string">
            <text:p>4.5.</text:p>
          </table:table-cell>
          <table:table-cell table:style-name="ce9" office:value-type="string">
            <text:p>Русский</text:p>
          </table:table-cell>
          <table:table-cell table:style-name="ce17" office:value-type="string">
            <text:p>4.2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5">
            <text:p>5</text:p>
          </table:table-cell>
          <table:table-cell table:style-name="ce9" office:value-type="string">
            <text:p>Математика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ИЗО</text:p>
          </table:table-cell>
          <table:table-cell table:style-name="ce16" office:value-type="string">
            <text:p>4.1.</text:p>
          </table:table-cell>
          <table:table-cell table:style-name="ce8" office:value-type="string">
            <text:p>Обществознание</text:p>
          </table:table-cell>
          <table:table-cell table:style-name="ce16" office:value-type="string">
            <text:p>4.9.</text:p>
          </table:table-cell>
          <table:table-cell table:style-name="ce8" office:value-type="string">
            <text:p>Физкультура</text:p>
          </table:table-cell>
          <table:table-cell table:style-name="ce16"/>
          <table:table-cell table:style-name="ce9" office:value-type="string">
            <text:p>География</text:p>
          </table:table-cell>
          <table:table-cell table:style-name="ce16" office:value-type="string">
            <text:p>4.3.</text:p>
          </table:table-cell>
          <table:table-cell table:style-name="ce9" office:value-type="string">
            <text:p>Немецкий</text:p>
          </table:table-cell>
          <table:table-cell table:style-name="ce17" office:value-type="string">
            <text:p>4.8а 3.10</text:p>
          </table:table-cell>
          <table:table-cell table:style-name="ce9" office:value-type="string">
            <text:p>МХК</text:p>
          </table:table-cell>
          <table:table-cell table:style-name="ce17" office:value-type="string">
            <text:p>4.2.</text:p>
          </table:table-cell>
          <table:table-cell table:style-name="ce9" office:value-type="string">
            <text:p>Черчение</text:p>
          </table:table-cell>
          <table:table-cell table:style-name="ce16" office:value-type="string">
            <text:p>5.6.</text:p>
          </table:table-cell>
          <table:table-cell table:style-name="ce9" office:value-type="string">
            <text:p>Биология</text:p>
          </table:table-cell>
          <table:table-cell table:style-name="ce17" office:value-type="string">
            <text:p>5.3.</text:p>
          </table:table-cell>
          <table:table-cell table:style-name="ce8" office:value-type="string">
            <text:p>История</text:p>
          </table:table-cell>
          <table:table-cell table:style-name="ce16" office:value-type="string">
            <text:p>4.5.</text:p>
          </table:table-cell>
          <table:table-cell table:style-name="ce8" office:value-type="string">
            <text:p>Физкультура</text:p>
          </table:table-cell>
          <table:table-cell table:style-name="ce30"/>
          <table:table-cell table:number-columns-repeated="999"/>
        </table:table-row>
        <table:table-row table:style-name="ro2">
          <table:covered-table-cell table:style-name="ce3"/>
          <table:table-cell table:style-name="ce1" office:value-type="float" office:value="6">
            <text:p>6</text:p>
          </table:table-cell>
          <table:table-cell table:style-name="ce8"/>
          <table:table-cell table:style-name="ce17"/>
          <table:table-cell table:style-name="ce9" office:value-type="string">
            <text:p>Немецкий <text:span text:style-name="T1">(Трусова С.И.)/--</text:span></text:p>
          </table:table-cell>
          <table:table-cell table:style-name="ce16" office:value-type="string">
            <text:p>3.10.</text:p>
          </table:table-cell>
          <table:table-cell table:style-name="ce8" office:value-type="string">
            <text:p>Физкультура</text:p>
          </table:table-cell>
          <table:table-cell table:style-name="ce16"/>
          <table:table-cell table:style-name="ce9" office:value-type="string">
            <text:p>История</text:p>
          </table:table-cell>
          <table:table-cell table:style-name="ce16" office:value-type="string">
            <text:p>4.9.</text:p>
          </table:table-cell>
          <table:table-cell table:style-name="ce9" office:value-type="string">
            <text:p>Биология</text:p>
          </table:table-cell>
          <table:table-cell table:style-name="ce17" office:value-type="string">
            <text:p>5.3.</text:p>
          </table:table-cell>
          <table:table-cell table:style-name="ce9" office:value-type="string">
            <text:p>История</text:p>
          </table:table-cell>
          <table:table-cell table:style-name="ce16" office:value-type="string">
            <text:p>4.5.</text:p>
          </table:table-cell>
          <table:table-cell table:style-name="ce8" office:value-type="string">
            <text:p>Химия</text:p>
          </table:table-cell>
          <table:table-cell table:style-name="ce16" office:value-type="string">
            <text:p>5.5.</text:p>
          </table:table-cell>
          <table:table-cell table:style-name="ce9" office:value-type="string">
            <text:p>МХК</text:p>
          </table:table-cell>
          <table:table-cell table:style-name="ce17" office:value-type="string">
            <text:p>4.2.</text:p>
          </table:table-cell>
          <table:table-cell table:style-name="ce9" office:value-type="string">
            <text:p>Физика</text:p>
          </table:table-cell>
          <table:table-cell table:style-name="ce16" office:value-type="string">
            <text:p>5.6.</text:p>
          </table:table-cell>
          <table:table-cell table:style-name="ce9" office:value-type="string">
            <text:p>География</text:p>
          </table:table-cell>
          <table:table-cell table:style-name="ce16" office:value-type="string">
            <text:p>4.3.</text:p>
          </table:table-cell>
          <table:table-cell table:style-name="ce8" office:value-type="string">
            <text:p>Немецкий</text:p>
          </table:table-cell>
          <table:table-cell table:style-name="ce17" office:value-type="string">
            <text:p>4.8. <text:s/>4.8а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7">
            <text:p>7</text:p>
          </table:table-cell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9" office:value-type="string">
            <text:p>ОБЖ</text:p>
          </table:table-cell>
          <table:table-cell table:style-name="ce16" office:value-type="string">
            <text:p>4.4.</text:p>
          </table:table-cell>
          <table:table-cell table:style-name="ce8" office:value-type="string">
            <text:p>Физкультура</text:p>
          </table:table-cell>
          <table:table-cell table:style-name="ce16"/>
          <table:table-cell table:style-name="ce8"/>
          <table:table-cell table:style-name="ce17"/>
          <table:table-cell table:style-name="ce47" office:value-type="string">
            <text:p>DSD</text:p>
          </table:table-cell>
          <table:table-cell table:style-name="ce16" office:value-type="string">
            <text:p>4.8. 4.5.</text:p>
          </table:table-cell>
          <table:table-cell table:style-name="ce8" office:value-type="string">
            <text:p>Немецкий</text:p>
          </table:table-cell>
          <table:table-cell table:style-name="ce17" office:value-type="string">
            <text:p>4.8. <text:s/>4.8а</text:p>
          </table:table-cell>
          <table:table-cell table:number-columns-repeated="999"/>
        </table:table-row>
        <table:table-row table:style-name="ro2">
          <table:covered-table-cell table:style-name="ce3"/>
          <table:table-cell table:style-name="ce1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9"/>
          <table:table-cell table:style-name="ce16"/>
          <table:table-cell table:style-name="ce8"/>
          <table:table-cell table:style-name="ce16"/>
          <table:table-cell table:style-name="ce8"/>
          <table:table-cell table:style-name="ce17"/>
          <table:table-cell table:style-name="ce48" office:value-type="string">
            <text:p><text:span text:style-name="T3">DSD <text:s text:c="3"/></text:span><text:span text:style-name="T2"><text:s text:c="6"/></text:span><text:span text:style-name="T4"><text:s/></text:span></text:p>
          </table:table-cell>
          <table:table-cell table:style-name="ce16"/>
          <table:table-cell table:style-name="ce8"/>
          <table:table-cell table:style-name="ce17"/>
          <table:table-cell table:number-columns-repeated="999"/>
        </table:table-row>
        <table:table-row table:style-name="ro1">
          <table:covered-table-cell table:style-name="ce2"/>
          <table:table-cell table:style-name="ce5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1"/>
          <table:table-cell table:style-name="ce18"/>
          <table:table-cell table:style-name="ce31"/>
          <table:table-cell table:style-name="ce18"/>
          <table:table-cell table:style-name="ce31"/>
          <table:table-cell table:style-name="ce18"/>
          <table:table-cell table:style-name="ce31"/>
          <table:table-cell table:style-name="ce18"/>
          <table:table-cell table:style-name="ce39"/>
          <table:table-cell table:style-name="ce18"/>
          <table:table-cell table:style-name="ce49" office:value-type="string">
            <text:p><text:span text:style-name="T2"><text:s text:c="4"/></text:span><text:span text:style-name="T4"><text:s/></text:span><text:span text:style-name="T4">Обществознание, история(консульт.)</text:span></text:p>
          </table:table-cell>
          <table:table-cell table:style-name="ce34" office:value-type="string">
            <text:p>4.8.</text:p>
          </table:table-cell>
          <table:table-cell table:style-name="ce31" office:value-type="string">
            <text:p>Немецкий /Физика(консультация)</text:p>
          </table:table-cell>
          <table:table-cell table:style-name="ce18"/>
          <table:table-cell table:number-columns-repeated="999"/>
        </table:table-row>
        <table:table-row table:style-name="ro1">
          <table:table-cell table:style-name="ce2" office:value-type="string" table:number-columns-spanned="1" table:number-rows-spanned="8">
            <text:p>вторник</text:p>
          </table:table-cell>
          <table:table-cell table:style-name="ce1" office:value-type="float" office:value="1">
            <text:p>1</text:p>
          </table:table-cell>
          <table:table-cell table:style-name="ce9" office:value-type="string">
            <text:p>Русский</text:p>
          </table:table-cell>
          <table:table-cell table:style-name="ce16" office:value-type="string">
            <text:p>4.9.</text:p>
          </table:table-cell>
          <table:table-cell table:style-name="ce9" office:value-type="string">
            <text:p>Математика</text:p>
          </table:table-cell>
          <table:table-cell table:style-name="ce17" office:value-type="string">
            <text:p><text:s/>4.5.</text:p>
          </table:table-cell>
          <table:table-cell table:style-name="ce9" office:value-type="string">
            <text:p>Русский</text:p>
          </table:table-cell>
          <table:table-cell table:style-name="ce16" office:value-type="string">
            <text:p>4.1.</text:p>
          </table:table-cell>
          <table:table-cell table:style-name="ce9" office:value-type="string">
            <text:p>Русский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Физика</text:p>
          </table:table-cell>
          <table:table-cell table:style-name="ce16" office:value-type="string">
            <text:p>5.6.</text:p>
          </table:table-cell>
          <table:table-cell table:style-name="ce9" office:value-type="string">
            <text:p>ИВТ/Нем. <text:s text:c="3"/>(Лехкун В.Н.)</text:p>
          </table:table-cell>
          <table:table-cell table:style-name="ce16" office:value-type="string">
            <text:p>1.1.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9" office:value-type="string">
            <text:p>Русский</text:p>
          </table:table-cell>
          <table:table-cell table:style-name="ce33" office:value-type="string">
            <text:p>4.2.</text:p>
          </table:table-cell>
          <table:table-cell table:style-name="ce9" office:value-type="string">
            <text:p>Алгебра</text:p>
          </table:table-cell>
          <table:table-cell table:style-name="ce16" office:value-type="string">
            <text:p>3.1.</text:p>
          </table:table-cell>
          <table:table-cell table:style-name="ce8" office:value-type="string">
            <text:p>Немецкий</text:p>
          </table:table-cell>
          <table:table-cell table:style-name="ce17" office:value-type="string">
            <text:p>4.8. <text:s/>4.10</text:p>
          </table:table-cell>
          <table:table-cell table:style-name="ce9" office:value-type="string">
            <text:p>Алгебра</text:p>
          </table:table-cell>
          <table:table-cell table:style-name="ce17" office:value-type="string">
            <text:p>4.8. <text:s/>4.8а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2">
            <text:p>2</text:p>
          </table:table-cell>
          <table:table-cell table:style-name="ce9" office:value-type="string">
            <text:p>Математика</text:p>
          </table:table-cell>
          <table:table-cell table:style-name="ce17" office:value-type="string">
            <text:p><text:s/>4.5.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9" office:value-type="string">
            <text:p>Математика</text:p>
          </table:table-cell>
          <table:table-cell table:style-name="ce16" office:value-type="string">
            <text:p>3.4.</text:p>
          </table:table-cell>
          <table:table-cell table:style-name="ce9" office:value-type="string">
            <text:p>Музыка</text:p>
          </table:table-cell>
          <table:table-cell table:style-name="ce17" office:value-type="string">
            <text:p>5.1.</text:p>
          </table:table-cell>
          <table:table-cell table:style-name="ce9" office:value-type="string">
            <text:p>Русский</text:p>
          </table:table-cell>
          <table:table-cell table:style-name="ce33" office:value-type="string">
            <text:p>4.1.</text:p>
          </table:table-cell>
          <table:table-cell table:style-name="ce9" office:value-type="string">
            <text:p>ИВТ/Нем. <text:s text:c="3"/>(Трусова С.И.)</text:p>
          </table:table-cell>
          <table:table-cell table:style-name="ce16" office:value-type="string">
            <text:p>3.10.</text:p>
          </table:table-cell>
          <table:table-cell table:style-name="ce9" office:value-type="string">
            <text:p>Немецкий</text:p>
          </table:table-cell>
          <table:table-cell table:style-name="ce17" office:value-type="string">
            <text:p>4.10 <text:s/>4.3</text:p>
          </table:table-cell>
          <table:table-cell table:style-name="ce9" office:value-type="string">
            <text:p>Физика</text:p>
          </table:table-cell>
          <table:table-cell table:style-name="ce16" office:value-type="string">
            <text:p>5.6.</text:p>
          </table:table-cell>
          <table:table-cell table:style-name="ce9" office:value-type="string">
            <text:p>Алгебра</text:p>
          </table:table-cell>
          <table:table-cell table:style-name="ce16" office:value-type="string">
            <text:p>3.1.</text:p>
          </table:table-cell>
          <table:table-cell table:style-name="ce9" office:value-type="string">
            <text:p>Литература</text:p>
          </table:table-cell>
          <table:table-cell table:style-name="ce17" office:value-type="string">
            <text:p>4.4.</text:p>
          </table:table-cell>
          <table:table-cell table:style-name="ce9" office:value-type="string">
            <text:p>Литература</text:p>
          </table:table-cell>
          <table:table-cell table:style-name="ce17" office:value-type="string">
            <text:p>3.4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3">
            <text:p>3</text:p>
          </table:table-cell>
          <table:table-cell table:style-name="ce9" office:value-type="string">
            <text:p>Технология</text:p>
          </table:table-cell>
          <table:table-cell table:style-name="ce17" office:value-type="string">
            <text:p>2.8./ <text:s text:c="4"/>маст.</text:p>
          </table:table-cell>
          <table:table-cell table:style-name="ce9" office:value-type="string">
            <text:p>Русский</text:p>
          </table:table-cell>
          <table:table-cell table:style-name="ce16" office:value-type="string">
            <text:p>4.9.</text:p>
          </table:table-cell>
          <table:table-cell table:style-name="ce21" office:value-type="string">
            <text:p>ИВТ/Англ. яз.(Новикова Е.К.) </text:p>
          </table:table-cell>
          <table:table-cell table:style-name="ce17" office:value-type="string">
            <text:p>3.5 <text:s/>3.2</text:p>
          </table:table-cell>
          <table:table-cell table:style-name="ce9" office:value-type="string">
            <text:p>Математика</text:p>
          </table:table-cell>
          <table:table-cell table:style-name="ce16" office:value-type="string">
            <text:p>3.4.</text:p>
          </table:table-cell>
          <table:table-cell table:style-name="ce9" office:value-type="string">
            <text:p>Алгебра</text:p>
          </table:table-cell>
          <table:table-cell table:style-name="ce16" office:value-type="string">
            <text:p>3.1.</text:p>
          </table:table-cell>
          <table:table-cell table:style-name="ce9" office:value-type="string">
            <text:p>Русский</text:p>
          </table:table-cell>
          <table:table-cell table:style-name="ce33" office:value-type="string">
            <text:p>4.1.</text:p>
          </table:table-cell>
          <table:table-cell table:style-name="ce9" office:value-type="string">
            <text:p>Физика</text:p>
          </table:table-cell>
          <table:table-cell table:style-name="ce16" office:value-type="string">
            <text:p>5.6.</text:p>
          </table:table-cell>
          <table:table-cell table:style-name="ce9" office:value-type="string">
            <text:p>Немецкий</text:p>
          </table:table-cell>
          <table:table-cell table:style-name="ce17" office:value-type="string">
            <text:p>4.10 <text:s/>3.10</text:p>
          </table:table-cell>
          <table:table-cell table:style-name="ce9" office:value-type="string">
            <text:p>Русский</text:p>
          </table:table-cell>
          <table:table-cell table:style-name="ce33" office:value-type="string">
            <text:p>4.4.</text:p>
          </table:table-cell>
          <table:table-cell table:style-name="ce9" office:value-type="string">
            <text:p>Лингва/ <text:s text:c="11"/>МХК англ.</text:p>
          </table:table-cell>
          <table:table-cell table:style-name="ce17" office:value-type="string">
            <text:p>3.5а. <text:s/>4.8</text:p>
          </table:table-cell>
          <table:table-cell table:style-name="ce9" office:value-type="string">
            <text:p>Экономика</text:p>
          </table:table-cell>
          <table:table-cell table:style-name="ce17" office:value-type="string">
            <text:p>4.2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4">
            <text:p>4</text:p>
          </table:table-cell>
          <table:table-cell table:style-name="ce9" office:value-type="string">
            <text:p>Технология</text:p>
          </table:table-cell>
          <table:table-cell table:style-name="ce17" office:value-type="string">
            <text:p>2.8./ <text:s text:c="4"/>маст.</text:p>
          </table:table-cell>
          <table:table-cell table:style-name="ce8" office:value-type="string">
            <text:p>Литература</text:p>
          </table:table-cell>
          <table:table-cell table:style-name="ce17" office:value-type="string">
            <text:p>4.9.</text:p>
          </table:table-cell>
          <table:table-cell table:style-name="ce21" office:value-type="string">
            <text:p>ИВТ/Англ. яз.(Филиппова Т.В.) </text:p>
          </table:table-cell>
          <table:table-cell table:style-name="ce17" office:value-type="string">
            <text:p>3.5а <text:s/>3.2</text:p>
          </table:table-cell>
          <table:table-cell table:style-name="ce9" office:value-type="string">
            <text:p>Литература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Литература</text:p>
          </table:table-cell>
          <table:table-cell table:style-name="ce17" office:value-type="string">
            <text:p>4.1.</text:p>
          </table:table-cell>
          <table:table-cell table:style-name="ce9" office:value-type="string">
            <text:p>Физика</text:p>
          </table:table-cell>
          <table:table-cell table:style-name="ce16" office:value-type="string">
            <text:p>5.6.</text:p>
          </table:table-cell>
          <table:table-cell table:style-name="ce9" office:value-type="string">
            <text:p>Русский</text:p>
          </table:table-cell>
          <table:table-cell table:style-name="ce33" office:value-type="string">
            <text:p>4.2.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9" office:value-type="string">
            <text:p>Гиды <text:s/>/DSD</text:p>
          </table:table-cell>
          <table:table-cell table:style-name="ce17" office:value-type="string">
            <text:p><text:s/>1.1 <text:s/>4.8.</text:p>
          </table:table-cell>
          <table:table-cell table:style-name="ce9" office:value-type="string">
            <text:p>Алгебра</text:p>
          </table:table-cell>
          <table:table-cell table:style-name="ce16" office:value-type="string">
            <text:p>3.1.</text:p>
          </table:table-cell>
          <table:table-cell table:style-name="ce9" office:value-type="string">
            <text:p>Алгебра</text:p>
          </table:table-cell>
          <table:table-cell table:style-name="ce16" office:value-type="string">
            <text:p>4.5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5">
            <text:p>5</text:p>
          </table:table-cell>
          <table:table-cell table:style-name="ce8" office:value-type="string">
            <text:p>Литература</text:p>
          </table:table-cell>
          <table:table-cell table:style-name="ce17" office:value-type="string">
            <text:p>4.9.</text:p>
          </table:table-cell>
          <table:table-cell table:style-name="ce9" office:value-type="string">
            <text:p>Технология</text:p>
          </table:table-cell>
          <table:table-cell table:style-name="ce17" office:value-type="string">
            <text:p>2.8./ <text:s text:c="4"/>маст.</text:p>
          </table:table-cell>
          <table:table-cell table:style-name="ce9" office:value-type="string">
            <text:p>Музыка</text:p>
          </table:table-cell>
          <table:table-cell table:style-name="ce17" office:value-type="string">
            <text:p>5.1.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9" office:value-type="string">
            <text:p>ИВТ/Нем. <text:s text:c="3"/>(Лехкун В.Н.)</text:p>
          </table:table-cell>
          <table:table-cell table:style-name="ce16" office:value-type="string">
            <text:p>1.1.</text:p>
          </table:table-cell>
          <table:table-cell table:style-name="ce9" office:value-type="string">
            <text:p>Литература</text:p>
          </table:table-cell>
          <table:table-cell table:style-name="ce17" office:value-type="string">
            <text:p>4.1.</text:p>
          </table:table-cell>
          <table:table-cell table:style-name="ce9" office:value-type="string">
            <text:p>Алгебра</text:p>
          </table:table-cell>
          <table:table-cell table:style-name="ce17" office:value-type="string">
            <text:p>3.4.</text:p>
          </table:table-cell>
          <table:table-cell table:style-name="ce9" office:value-type="string">
            <text:p>Литература</text:p>
          </table:table-cell>
          <table:table-cell table:style-name="ce17" office:value-type="string">
            <text:p>4.2.</text:p>
          </table:table-cell>
          <table:table-cell table:style-name="ce9" office:value-type="string">
            <text:p>Деловой нем. <text:s/>/DSD</text:p>
          </table:table-cell>
          <table:table-cell table:style-name="ce17" office:value-type="string">
            <text:p><text:s/>4.10 4.8.</text:p>
          </table:table-cell>
          <table:table-cell table:style-name="ce9" office:value-type="string">
            <text:p>Алгебра</text:p>
          </table:table-cell>
          <table:table-cell table:style-name="ce16" office:value-type="string">
            <text:p>3.1.</text:p>
          </table:table-cell>
          <table:table-cell table:style-name="ce9" office:value-type="string">
            <text:p>Физика</text:p>
          </table:table-cell>
          <table:table-cell table:style-name="ce17" office:value-type="string">
            <text:p>3.4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6">
            <text:p>6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9" office:value-type="string">
            <text:p>Технология</text:p>
          </table:table-cell>
          <table:table-cell table:style-name="ce17" office:value-type="string">
            <text:p>2.8./ <text:s text:c="4"/>маст.</text:p>
          </table:table-cell>
          <table:table-cell table:style-name="ce9" office:value-type="string">
            <text:p>Литература</text:p>
          </table:table-cell>
          <table:table-cell table:style-name="ce16" office:value-type="string">
            <text:p>4.1.</text:p>
          </table:table-cell>
          <table:table-cell table:style-name="ce24" office:value-type="string">
            <text:p>Обществознание</text:p>
          </table:table-cell>
          <table:table-cell table:style-name="ce29" office:value-type="string">
            <text:p>4.9.</text:p>
          </table:table-cell>
          <table:table-cell table:style-name="ce9" office:value-type="string">
            <text:p>ИВТ/Нем. <text:s text:c="3"/>(Трусова С.И.)</text:p>
          </table:table-cell>
          <table:table-cell table:style-name="ce16" office:value-type="string">
            <text:p>3.10.</text:p>
          </table:table-cell>
          <table:table-cell table:style-name="ce9" office:value-type="string">
            <text:p>Алгебра</text:p>
          </table:table-cell>
          <table:table-cell table:style-name="ce16" office:value-type="string">
            <text:p>3.1.</text:p>
          </table:table-cell>
          <table:table-cell table:style-name="ce9" office:value-type="string">
            <text:p>Литература</text:p>
          </table:table-cell>
          <table:table-cell table:style-name="ce17" office:value-type="string">
            <text:p>4.2.</text:p>
          </table:table-cell>
          <table:table-cell table:style-name="ce9" office:value-type="string">
            <text:p>Алгебра</text:p>
          </table:table-cell>
          <table:table-cell table:style-name="ce17" office:value-type="string">
            <text:p>3.4.</text:p>
          </table:table-cell>
          <table:table-cell table:style-name="ce9" office:value-type="string">
            <text:p>Литература</text:p>
          </table:table-cell>
          <table:table-cell table:style-name="ce17" office:value-type="string">
            <text:p>4.4.</text:p>
          </table:table-cell>
          <table:table-cell table:style-name="ce9" office:value-type="string">
            <text:p>Экономика</text:p>
          </table:table-cell>
          <table:table-cell table:style-name="ce16" office:value-type="string">
            <text:p>4.5.</text:p>
          </table:table-cell>
          <table:table-cell table:style-name="ce9" office:value-type="string">
            <text:p>Физика</text:p>
          </table:table-cell>
          <table:table-cell table:style-name="ce16" office:value-type="string">
            <text:p>5.6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7">
            <text:p>7</text:p>
          </table:table-cell>
          <table:table-cell table:style-name="ce8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9" office:value-type="string">
            <text:p>ОБЖ</text:p>
          </table:table-cell>
          <table:table-cell table:style-name="ce16" office:value-type="string">
            <text:p>4.5.</text:p>
          </table:table-cell>
          <table:table-cell table:style-name="ce13"/>
          <table:table-cell table:style-name="ce16" office:value-type="string">
            <text:p>4.4.</text:p>
          </table:table-cell>
          <table:table-cell table:style-name="ce9" office:value-type="string">
            <text:p>DSD</text:p>
          </table:table-cell>
          <table:table-cell table:style-name="ce16" office:value-type="string">
            <text:p>4.8. 3.1.</text:p>
          </table:table-cell>
          <table:table-cell table:style-name="ce8" office:value-type="string">
            <text:p>Физкультура</text:p>
          </table:table-cell>
          <table:table-cell table:style-name="ce16" office:value-type="string">
            <text:p>5.6.</text:p>
          </table:table-cell>
          <table:table-cell table:number-columns-repeated="999"/>
        </table:table-row>
        <table:table-row table:style-name="ro1">
          <table:covered-table-cell table:style-name="ce2"/>
          <table:table-cell table:style-name="ce6"/>
          <table:table-cell table:style-name="ce11" office:value-type="string">
            <text:p>5а</text:p>
          </table:table-cell>
          <table:table-cell table:style-name="ce18"/>
          <table:table-cell table:style-name="ce11" office:value-type="string">
            <text:p>5б</text:p>
          </table:table-cell>
          <table:table-cell table:style-name="ce18"/>
          <table:table-cell table:style-name="ce11" office:value-type="string">
            <text:p>6а</text:p>
          </table:table-cell>
          <table:table-cell table:style-name="ce18"/>
          <table:table-cell table:style-name="ce11" office:value-type="string">
            <text:p>6б</text:p>
          </table:table-cell>
          <table:table-cell table:style-name="ce18"/>
          <table:table-cell table:style-name="ce11" office:value-type="string">
            <text:p>7а</text:p>
          </table:table-cell>
          <table:table-cell table:style-name="ce34"/>
          <table:table-cell table:style-name="ce11" office:value-type="string">
            <text:p>7б</text:p>
          </table:table-cell>
          <table:table-cell table:style-name="ce36"/>
          <table:table-cell table:style-name="ce11" office:value-type="string">
            <text:p>8а</text:p>
          </table:table-cell>
          <table:table-cell table:style-name="ce18"/>
          <table:table-cell table:style-name="ce11" office:value-type="string">
            <text:p>8б</text:p>
          </table:table-cell>
          <table:table-cell table:style-name="ce34"/>
          <table:table-cell table:style-name="ce31"/>
          <table:table-cell table:style-name="ce19"/>
          <table:table-cell table:style-name="ce50" office:value-type="string">
            <text:p>DSD</text:p>
          </table:table-cell>
          <table:table-cell table:style-name="ce34" office:value-type="string">
            <text:p>4.8.</text:p>
          </table:table-cell>
          <table:table-cell table:style-name="ce11" office:value-type="string">
            <text:p>11а</text:p>
          </table:table-cell>
          <table:table-cell table:style-name="ce46"/>
          <table:table-cell table:number-columns-repeated="999"/>
        </table:table-row>
        <table:table-row table:style-name="ro1">
          <table:table-cell table:style-name="ce2" office:value-type="string" table:number-columns-spanned="1" table:number-rows-spanned="10">
            <text:p>среда</text:p>
          </table:table-cell>
          <table:table-cell table:style-name="ce1" office:value-type="float" office:value="1">
            <text:p>1</text:p>
          </table:table-cell>
          <table:table-cell table:style-name="ce9" office:value-type="string">
            <text:p>Немецкий</text:p>
          </table:table-cell>
          <table:table-cell table:style-name="ce17" office:value-type="string">
            <text:p>4.10 1.1</text:p>
          </table:table-cell>
          <table:table-cell table:style-name="ce9" office:value-type="string">
            <text:p>Русский</text:p>
          </table:table-cell>
          <table:table-cell table:style-name="ce17" office:value-type="string">
            <text:p>4.9.</text:p>
          </table:table-cell>
          <table:table-cell table:style-name="ce9" office:value-type="string">
            <text:p>Математика</text:p>
          </table:table-cell>
          <table:table-cell table:style-name="ce16" office:value-type="string">
            <text:p>3.4.</text:p>
          </table:table-cell>
          <table:table-cell table:style-name="ce9" office:value-type="string">
            <text:p>Русский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Русский</text:p>
          </table:table-cell>
          <table:table-cell table:style-name="ce17" office:value-type="string">
            <text:p>4.2.</text:p>
          </table:table-cell>
          <table:table-cell table:style-name="ce9" office:value-type="string">
            <text:p>Немецкий</text:p>
          </table:table-cell>
          <table:table-cell table:style-name="ce17" office:value-type="string">
            <text:p>4.8а 3.10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9" office:value-type="string">
            <text:p>История</text:p>
          </table:table-cell>
          <table:table-cell table:style-name="ce16" office:value-type="string">
            <text:p>4.5.</text:p>
          </table:table-cell>
          <table:table-cell table:style-name="ce9" office:value-type="string">
            <text:p>Геометрия</text:p>
          </table:table-cell>
          <table:table-cell table:style-name="ce16" office:value-type="string">
            <text:p>3.1.</text:p>
          </table:table-cell>
          <table:table-cell table:style-name="ce9" office:value-type="string">
            <text:p>ИВТ/Нем. (КругловаЕ.А.)</text:p>
          </table:table-cell>
          <table:table-cell table:style-name="ce17" office:value-type="string">
            <text:p>4.8. <text:s/>3.2</text:p>
          </table:table-cell>
          <table:table-cell table:style-name="ce9" office:value-type="string">
            <text:p>Английский</text:p>
          </table:table-cell>
          <table:table-cell table:style-name="ce16"/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2">
            <text:p>2</text:p>
          </table:table-cell>
          <table:table-cell table:style-name="ce9" office:value-type="string">
            <text:p>Русский</text:p>
          </table:table-cell>
          <table:table-cell table:style-name="ce17" office:value-type="string">
            <text:p>4.9.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9" office:value-type="string">
            <text:p>Русский</text:p>
          </table:table-cell>
          <table:table-cell table:style-name="ce17" office:value-type="string">
            <text:p>4.2.</text:p>
          </table:table-cell>
          <table:table-cell table:style-name="ce9" office:value-type="string">
            <text:p>Русский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Немецкий</text:p>
          </table:table-cell>
          <table:table-cell table:style-name="ce17" office:value-type="string">
            <text:p>4.8а 1.1</text:p>
          </table:table-cell>
          <table:table-cell table:style-name="ce9" office:value-type="string">
            <text:p>Алгебра</text:p>
          </table:table-cell>
          <table:table-cell table:style-name="ce16" office:value-type="string">
            <text:p>3.1.</text:p>
          </table:table-cell>
          <table:table-cell table:style-name="ce9" office:value-type="string">
            <text:p>История</text:p>
          </table:table-cell>
          <table:table-cell table:style-name="ce16" office:value-type="string">
            <text:p>4.5.</text:p>
          </table:table-cell>
          <table:table-cell table:style-name="ce9" office:value-type="string">
            <text:p>Геометрия</text:p>
          </table:table-cell>
          <table:table-cell table:style-name="ce17" office:value-type="string">
            <text:p>3.4.</text:p>
          </table:table-cell>
          <table:table-cell table:style-name="ce9" office:value-type="string">
            <text:p>Химия</text:p>
          </table:table-cell>
          <table:table-cell table:style-name="ce16" office:value-type="string">
            <text:p>5.5.</text:p>
          </table:table-cell>
          <table:table-cell table:style-name="ce9" office:value-type="string">
            <text:p>ИВТ/Нем. (НадеждинаО.И .)</text:p>
          </table:table-cell>
          <table:table-cell table:style-name="ce17" office:value-type="string">
            <text:p>3.2. <text:s/>4.10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3">
            <text:p>3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9" office:value-type="string">
            <text:p>Русский</text:p>
          </table:table-cell>
          <table:table-cell table:style-name="ce17" office:value-type="string">
            <text:p>4.9.</text:p>
          </table:table-cell>
          <table:table-cell table:style-name="ce9" office:value-type="string">
            <text:p>Немецкий </text:p>
          </table:table-cell>
          <table:table-cell table:style-name="ce17" office:value-type="string">
            <text:p>3.10 <text:s/>4.8а</text:p>
          </table:table-cell>
          <table:table-cell table:style-name="ce9" office:value-type="string">
            <text:p>География</text:p>
          </table:table-cell>
          <table:table-cell table:style-name="ce16" office:value-type="string">
            <text:p>4.3.</text:p>
          </table:table-cell>
          <table:table-cell table:style-name="ce9" office:value-type="string">
            <text:p>Алгебра</text:p>
          </table:table-cell>
          <table:table-cell table:style-name="ce16" office:value-type="string">
            <text:p>3.1.</text:p>
          </table:table-cell>
          <table:table-cell table:style-name="ce9" office:value-type="string">
            <text:p>История</text:p>
          </table:table-cell>
          <table:table-cell table:style-name="ce16" office:value-type="string">
            <text:p>4.5.</text:p>
          </table:table-cell>
          <table:table-cell table:style-name="ce9" office:value-type="string">
            <text:p>ИВТ/Нем. (НадеждинаО.И .)</text:p>
          </table:table-cell>
          <table:table-cell table:style-name="ce17" office:value-type="string">
            <text:p>4.10 3.2</text:p>
          </table:table-cell>
          <table:table-cell table:style-name="ce9" office:value-type="string">
            <text:p>Биология</text:p>
          </table:table-cell>
          <table:table-cell table:style-name="ce17" office:value-type="string">
            <text:p>5.3.</text:p>
          </table:table-cell>
          <table:table-cell table:style-name="ce9" office:value-type="string">
            <text:p>Литература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9" office:value-type="string">
            <text:p>Геометрия</text:p>
          </table:table-cell>
          <table:table-cell table:style-name="ce16" office:value-type="string">
            <text:p>3.5. 3.5а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4">
            <text:p>4</text:p>
          </table:table-cell>
          <table:table-cell table:style-name="ce9" office:value-type="string">
            <text:p>Русский</text:p>
          </table:table-cell>
          <table:table-cell table:style-name="ce17" office:value-type="string">
            <text:p>4.9.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9" office:value-type="string">
            <text:p>Биология</text:p>
          </table:table-cell>
          <table:table-cell table:style-name="ce17" office:value-type="string">
            <text:p>5.3.</text:p>
          </table:table-cell>
          <table:table-cell table:style-name="ce9" office:value-type="string">
            <text:p>Немецкий </text:p>
          </table:table-cell>
          <table:table-cell table:style-name="ce17" office:value-type="string">
            <text:p>4.8. 3.10 <text:s/>4.8а</text:p>
          </table:table-cell>
          <table:table-cell table:style-name="ce9" office:value-type="string">
            <text:p>География</text:p>
          </table:table-cell>
          <table:table-cell table:style-name="ce16" office:value-type="string">
            <text:p>4.3.</text:p>
          </table:table-cell>
          <table:table-cell table:style-name="ce9" office:value-type="string">
            <text:p>Русский</text:p>
          </table:table-cell>
          <table:table-cell table:style-name="ce16" office:value-type="string">
            <text:p>4.2.</text:p>
          </table:table-cell>
          <table:table-cell table:style-name="ce9" office:value-type="string">
            <text:p>ИВТ/Нем. (Архипенкова И.А.)</text:p>
          </table:table-cell>
          <table:table-cell table:style-name="ce17" office:value-type="string">
            <text:p>4.1 3.2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8" office:value-type="string">
            <text:p>Немецкий</text:p>
          </table:table-cell>
          <table:table-cell table:style-name="ce17" office:value-type="string">
            <text:p>1.1. <text:s/>4.10</text:p>
          </table:table-cell>
          <table:table-cell table:style-name="ce9" office:value-type="string">
            <text:p>Химия</text:p>
          </table:table-cell>
          <table:table-cell table:style-name="ce16" office:value-type="string">
            <text:p>5.5.</text:p>
          </table:table-cell>
          <table:table-cell table:style-name="ce9" office:value-type="string">
            <text:p>Геометрия</text:p>
          </table:table-cell>
          <table:table-cell table:style-name="ce16" office:value-type="string">
            <text:p>3.4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5">
            <text:p>5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9" office:value-type="string">
            <text:p>Немецкий</text:p>
          </table:table-cell>
          <table:table-cell table:style-name="ce17" office:value-type="string">
            <text:p>3.10 1.1</text:p>
          </table:table-cell>
          <table:table-cell table:style-name="ce9" office:value-type="string">
            <text:p>Русский</text:p>
          </table:table-cell>
          <table:table-cell table:style-name="ce17" office:value-type="string">
            <text:p>4.2.</text:p>
          </table:table-cell>
          <table:table-cell table:style-name="ce9" office:value-type="string">
            <text:p>Математика</text:p>
          </table:table-cell>
          <table:table-cell table:style-name="ce16" office:value-type="string">
            <text:p>3.4.</text:p>
          </table:table-cell>
          <table:table-cell table:style-name="ce9" office:value-type="string">
            <text:p>Геометрия</text:p>
          </table:table-cell>
          <table:table-cell table:style-name="ce16" office:value-type="string">
            <text:p>3.1.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9" office:value-type="string">
            <text:p>Биология</text:p>
          </table:table-cell>
          <table:table-cell table:style-name="ce17" office:value-type="string">
            <text:p>5.3.</text:p>
          </table:table-cell>
          <table:table-cell table:style-name="ce9" office:value-type="string">
            <text:p>ИВТ/Нем. (НадеждинаО.И .)</text:p>
          </table:table-cell>
          <table:table-cell table:style-name="ce17" office:value-type="string">
            <text:p>4.10 3.2</text:p>
          </table:table-cell>
          <table:table-cell table:style-name="ce9" office:value-type="string">
            <text:p>География</text:p>
          </table:table-cell>
          <table:table-cell table:style-name="ce16" office:value-type="string">
            <text:p>4.3.</text:p>
          </table:table-cell>
          <table:table-cell table:style-name="ce9" office:value-type="string">
            <text:p>Русский</text:p>
          </table:table-cell>
          <table:table-cell table:style-name="ce33" office:value-type="string">
            <text:p>4.4.</text:p>
          </table:table-cell>
          <table:table-cell table:style-name="ce8" office:value-type="string">
            <text:p>Немецкий</text:p>
          </table:table-cell>
          <table:table-cell table:style-name="ce16" office:value-type="string">
            <text:p>3.4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6">
            <text:p>6</text:p>
          </table:table-cell>
          <table:table-cell table:style-name="ce9"/>
          <table:table-cell table:style-name="ce17"/>
          <table:table-cell table:style-name="ce8"/>
          <table:table-cell table:style-name="ce17"/>
          <table:table-cell table:style-name="ce9" office:value-type="string">
            <text:p>География</text:p>
          </table:table-cell>
          <table:table-cell table:style-name="ce16" office:value-type="string">
            <text:p>4.3.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9" office:value-type="string">
            <text:p>Немецкий</text:p>
          </table:table-cell>
          <table:table-cell table:style-name="ce17" office:value-type="string">
            <text:p>4.8а 1.1</text:p>
          </table:table-cell>
          <table:table-cell table:style-name="ce9" office:value-type="string">
            <text:p>Геометрия</text:p>
          </table:table-cell>
          <table:table-cell table:style-name="ce16" office:value-type="string">
            <text:p>3.1.</text:p>
          </table:table-cell>
          <table:table-cell table:style-name="ce9" office:value-type="string">
            <text:p>Геометрия</text:p>
          </table:table-cell>
          <table:table-cell table:style-name="ce17" office:value-type="string">
            <text:p>3.4.</text:p>
          </table:table-cell>
          <table:table-cell table:style-name="ce9" office:value-type="string">
            <text:p>ИВТ/Нем. (Трусова С.И. .)</text:p>
          </table:table-cell>
          <table:table-cell table:style-name="ce17" office:value-type="string">
            <text:p>3.10 3.2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9" office:value-type="string">
            <text:p>Литература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Химия</text:p>
          </table:table-cell>
          <table:table-cell table:style-name="ce17" office:value-type="string">
            <text:p>4.8. <text:s/>4.8а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7">
            <text:p>7</text:p>
          </table:table-cell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8" office:value-type="string">
            <text:p>Физкультура</text:p>
          </table:table-cell>
          <table:table-cell table:style-name="ce17"/>
          <table:table-cell table:style-name="ce9"/>
          <table:table-cell table:style-name="ce16"/>
          <table:table-cell table:style-name="ce9" office:value-type="string">
            <text:p>География</text:p>
          </table:table-cell>
          <table:table-cell table:style-name="ce16" office:value-type="string">
            <text:p>4.3.</text:p>
          </table:table-cell>
          <table:table-cell table:style-name="ce9"/>
          <table:table-cell table:style-name="ce16"/>
          <table:table-cell table:style-name="ce42"/>
          <table:table-cell table:style-name="ce17"/>
          <table:table-cell table:style-name="ce9" office:value-type="string">
            <text:p>Лит/ Тех перевод</text:p>
          </table:table-cell>
          <table:table-cell table:style-name="ce16" office:value-type="string">
            <text:p>3.10. 4.8</text:p>
          </table:table-cell>
          <table:table-cell table:style-name="ce25"/>
          <table:table-cell table:style-name="ce16" office:value-type="string">
            <text:p>5.5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8"/>
          <table:table-cell table:style-name="ce17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42"/>
          <table:table-cell table:style-name="ce17"/>
          <table:table-cell table:style-name="ce9"/>
          <table:table-cell table:style-name="ce16"/>
          <table:table-cell table:style-name="ce52" office:value-type="string">
            <text:p>Алгебра <text:s/>(консультация)</text:p>
          </table:table-cell>
          <table:table-cell table:style-name="ce16" office:value-type="string">
            <text:p>3.4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8"/>
          <table:table-cell table:style-name="ce17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42"/>
          <table:table-cell table:style-name="ce17"/>
          <table:table-cell table:style-name="ce51" office:value-type="string">
            <text:p>Биология/ химия (консультация)</text:p>
          </table:table-cell>
          <table:table-cell table:style-name="ce16"/>
          <table:table-cell table:style-name="ce53" office:value-type="string">
            <text:p>ИВТ/Общ.(конс.)</text:p>
          </table:table-cell>
          <table:table-cell table:style-name="ce17"/>
          <table:table-cell table:number-columns-repeated="999"/>
        </table:table-row>
        <table:table-row table:style-name="ro1">
          <table:covered-table-cell table:style-name="ce2"/>
          <table:table-cell table:style-name="ce6"/>
          <table:table-cell table:style-name="ce12" office:value-type="string">
            <text:p>5а</text:p>
          </table:table-cell>
          <table:table-cell table:style-name="ce19"/>
          <table:table-cell table:style-name="ce11" office:value-type="string">
            <text:p>5б</text:p>
          </table:table-cell>
          <table:table-cell table:style-name="ce18"/>
          <table:table-cell table:style-name="ce11" office:value-type="string">
            <text:p>6а</text:p>
          </table:table-cell>
          <table:table-cell table:style-name="ce18"/>
          <table:table-cell table:style-name="ce11" office:value-type="string">
            <text:p>6б</text:p>
          </table:table-cell>
          <table:table-cell table:style-name="ce18"/>
          <table:table-cell table:style-name="ce11" office:value-type="string">
            <text:p>7а</text:p>
          </table:table-cell>
          <table:table-cell table:style-name="ce18"/>
          <table:table-cell table:style-name="ce11" office:value-type="string">
            <text:p>7б</text:p>
          </table:table-cell>
          <table:table-cell table:style-name="ce18"/>
          <table:table-cell table:style-name="ce11" office:value-type="string">
            <text:p>8а</text:p>
          </table:table-cell>
          <table:table-cell table:style-name="ce18"/>
          <table:table-cell table:style-name="ce11" office:value-type="string">
            <text:p>8б</text:p>
          </table:table-cell>
          <table:table-cell table:style-name="ce18"/>
          <table:table-cell table:style-name="ce39" office:value-type="string">
            <text:p>9а</text:p>
          </table:table-cell>
          <table:table-cell table:style-name="ce18"/>
          <table:table-cell table:style-name="ce44"/>
          <table:table-cell table:style-name="ce34"/>
          <table:table-cell table:style-name="ce44"/>
          <table:table-cell table:style-name="ce18"/>
          <table:table-cell table:number-columns-repeated="999"/>
        </table:table-row>
        <table:table-row table:style-name="ro1">
          <table:table-cell table:style-name="ce2" office:value-type="string" table:number-columns-spanned="1" table:number-rows-spanned="8">
            <text:p>четверг</text:p>
          </table:table-cell>
          <table:table-cell table:style-name="ce1" office:value-type="float" office:value="1">
            <text:p>1</text:p>
          </table:table-cell>
          <table:table-cell table:style-name="ce9" office:value-type="string">
            <text:p>ИВТ/Нем. <text:s text:c="3"/>(Надеждина О.И.)</text:p>
          </table:table-cell>
          <table:table-cell table:style-name="ce16" office:value-type="string">
            <text:p>4.10.</text:p>
          </table:table-cell>
          <table:table-cell table:style-name="ce9" office:value-type="string">
            <text:p>Математика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Математика</text:p>
          </table:table-cell>
          <table:table-cell table:style-name="ce16" office:value-type="string">
            <text:p>3.4.</text:p>
          </table:table-cell>
          <table:table-cell table:style-name="ce8" office:value-type="string">
            <text:p>История</text:p>
          </table:table-cell>
          <table:table-cell table:style-name="ce16" office:value-type="string">
            <text:p>4.9.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9" office:value-type="string">
            <text:p>Русский</text:p>
          </table:table-cell>
          <table:table-cell table:style-name="ce23" office:value-type="string">
            <text:p>4.1.</text:p>
          </table:table-cell>
          <table:table-cell table:style-name="ce9" office:value-type="string">
            <text:p>Биология</text:p>
          </table:table-cell>
          <table:table-cell table:style-name="ce17" office:value-type="string">
            <text:p>5.3.</text:p>
          </table:table-cell>
          <table:table-cell table:style-name="ce9" office:value-type="string">
            <text:p>Русский</text:p>
          </table:table-cell>
          <table:table-cell table:style-name="ce33" office:value-type="string">
            <text:p>4.2.</text:p>
          </table:table-cell>
          <table:table-cell table:style-name="ce9" office:value-type="string">
            <text:p>Физика</text:p>
          </table:table-cell>
          <table:table-cell table:style-name="ce16" office:value-type="string">
            <text:p>5.6.</text:p>
          </table:table-cell>
          <table:table-cell table:style-name="ce9" office:value-type="string">
            <text:p>Алгебра</text:p>
          </table:table-cell>
          <table:table-cell table:style-name="ce16" office:value-type="string">
            <text:p>3.1.</text:p>
          </table:table-cell>
          <table:table-cell table:style-name="ce9" office:value-type="string">
            <text:p>Лит/ Тех перевод</text:p>
          </table:table-cell>
          <table:table-cell table:style-name="ce17"/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2">
            <text:p>2</text:p>
          </table:table-cell>
          <table:table-cell table:style-name="ce9" office:value-type="string">
            <text:p>ИВТ/Нем. <text:s text:c="3"/>(Лехкун В.Н.)</text:p>
          </table:table-cell>
          <table:table-cell table:style-name="ce16" office:value-type="string">
            <text:p>1.1.</text:p>
          </table:table-cell>
          <table:table-cell table:style-name="ce8" office:value-type="string">
            <text:p>История</text:p>
          </table:table-cell>
          <table:table-cell table:style-name="ce16" office:value-type="string">
            <text:p>4.9.</text:p>
          </table:table-cell>
          <table:table-cell table:style-name="ce9" office:value-type="string">
            <text:p>Русский</text:p>
          </table:table-cell>
          <table:table-cell table:style-name="ce23" office:value-type="string">
            <text:p>4.1.</text:p>
          </table:table-cell>
          <table:table-cell table:style-name="ce9" office:value-type="string">
            <text:p>Математика</text:p>
          </table:table-cell>
          <table:table-cell table:style-name="ce16" office:value-type="string">
            <text:p>3.4.</text:p>
          </table:table-cell>
          <table:table-cell table:style-name="ce9" office:value-type="string">
            <text:p>Биология</text:p>
          </table:table-cell>
          <table:table-cell table:style-name="ce17" office:value-type="string">
            <text:p>5.3.</text:p>
          </table:table-cell>
          <table:table-cell table:style-name="ce9" office:value-type="string">
            <text:p>Физика</text:p>
          </table:table-cell>
          <table:table-cell table:style-name="ce37" office:value-type="string">
            <text:p>5.6.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9" office:value-type="string">
            <text:p>Немецкий</text:p>
          </table:table-cell>
          <table:table-cell table:style-name="ce17" office:value-type="string">
            <text:p>4.10 <text:s/>3.10</text:p>
          </table:table-cell>
          <table:table-cell table:style-name="ce9" office:value-type="string">
            <text:p>Алгебра</text:p>
          </table:table-cell>
          <table:table-cell table:style-name="ce16" office:value-type="string">
            <text:p>3.1.</text:p>
          </table:table-cell>
          <table:table-cell table:style-name="ce9" office:value-type="string">
            <text:p>Обществознание</text:p>
          </table:table-cell>
          <table:table-cell table:style-name="ce16" office:value-type="string">
            <text:p>4.5.</text:p>
          </table:table-cell>
          <table:table-cell table:style-name="ce9" office:value-type="string">
            <text:p>Литература</text:p>
          </table:table-cell>
          <table:table-cell table:style-name="ce16" office:value-type="string">
            <text:p>3.10. 4.8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3">
            <text:p>3</text:p>
          </table:table-cell>
          <table:table-cell table:style-name="ce9" office:value-type="string">
            <text:p>Математика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Биология</text:p>
          </table:table-cell>
          <table:table-cell table:style-name="ce17" office:value-type="string">
            <text:p>5.3.</text:p>
          </table:table-cell>
          <table:table-cell table:style-name="ce8" office:value-type="string">
            <text:p>История</text:p>
          </table:table-cell>
          <table:table-cell table:style-name="ce16" office:value-type="string">
            <text:p>4.9.</text:p>
          </table:table-cell>
          <table:table-cell table:style-name="ce21" office:value-type="string">
            <text:p>ИВТ/Англ. яз. <text:s/>(Новикова Е.К.) </text:p>
          </table:table-cell>
          <table:table-cell table:style-name="ce17" office:value-type="string">
            <text:p>3.5 <text:s/>3.2</text:p>
          </table:table-cell>
          <table:table-cell table:style-name="ce8" office:value-type="string">
            <text:p>История</text:p>
          </table:table-cell>
          <table:table-cell table:style-name="ce16" office:value-type="string">
            <text:p>4.5.</text:p>
          </table:table-cell>
          <table:table-cell table:style-name="ce9" office:value-type="string">
            <text:p>Русский</text:p>
          </table:table-cell>
          <table:table-cell table:style-name="ce23" office:value-type="string">
            <text:p>4.1.</text:p>
          </table:table-cell>
          <table:table-cell table:style-name="ce9" office:value-type="string">
            <text:p>Алгебра</text:p>
          </table:table-cell>
          <table:table-cell table:style-name="ce17" office:value-type="string">
            <text:p>3.4.</text:p>
          </table:table-cell>
          <table:table-cell table:style-name="ce9" office:value-type="string">
            <text:p>Литература</text:p>
          </table:table-cell>
          <table:table-cell table:style-name="ce17" office:value-type="string">
            <text:p>4.2.</text:p>
          </table:table-cell>
          <table:table-cell table:style-name="ce8" office:value-type="string">
            <text:p>Немецкий</text:p>
          </table:table-cell>
          <table:table-cell table:style-name="ce17" office:value-type="string">
            <text:p>1.1. <text:s/>4.10</text:p>
          </table:table-cell>
          <table:table-cell table:style-name="ce9" office:value-type="string">
            <text:p>Физика</text:p>
          </table:table-cell>
          <table:table-cell table:style-name="ce16" office:value-type="string">
            <text:p>5.6.</text:p>
          </table:table-cell>
          <table:table-cell table:style-name="ce9" office:value-type="string">
            <text:p>Лингва/ <text:s text:c="11"/>МХК англ.</text:p>
          </table:table-cell>
          <table:table-cell table:style-name="ce17" office:value-type="string">
            <text:p>4.2.</text:p>
          </table:table-cell>
          <table:table-cell table:number-columns-repeated="999"/>
        </table:table-row>
        <table:table-row table:style-name="ro2">
          <table:covered-table-cell table:style-name="ce3"/>
          <table:table-cell table:style-name="ce1" office:value-type="float" office:value="4">
            <text:p>4</text:p>
          </table:table-cell>
          <table:table-cell table:style-name="ce9" office:value-type="string">
            <text:p>Биология</text:p>
          </table:table-cell>
          <table:table-cell table:style-name="ce17" office:value-type="string">
            <text:p>5.3.</text:p>
          </table:table-cell>
          <table:table-cell table:style-name="ce9" office:value-type="string">
            <text:p>Математика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Математика</text:p>
          </table:table-cell>
          <table:table-cell table:style-name="ce16" office:value-type="string">
            <text:p>4.3.</text:p>
          </table:table-cell>
          <table:table-cell table:style-name="ce9" office:value-type="string">
            <text:p>ИВТ/Англ. яз. <text:span text:style-name="T2">(Филиппова Т.В.)</text:span></text:p>
          </table:table-cell>
          <table:table-cell table:style-name="ce17" office:value-type="string">
            <text:p>3.5а <text:s/>3.2</text:p>
          </table:table-cell>
          <table:table-cell table:style-name="ce9" office:value-type="string">
            <text:p>Русский</text:p>
          </table:table-cell>
          <table:table-cell table:style-name="ce23" office:value-type="string">
            <text:p>4.1.</text:p>
          </table:table-cell>
          <table:table-cell table:style-name="ce35" office:value-type="string">
            <text:p>Алгебра</text:p>
          </table:table-cell>
          <table:table-cell table:style-name="ce16" office:value-type="string">
            <text:p>3.1.</text:p>
          </table:table-cell>
          <table:table-cell table:style-name="ce9" office:value-type="string">
            <text:p>Немецкий</text:p>
          </table:table-cell>
          <table:table-cell table:style-name="ce17" office:value-type="string">
            <text:p>4.10 <text:s/>4.3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8" office:value-type="string">
            <text:p>История</text:p>
          </table:table-cell>
          <table:table-cell table:style-name="ce16" office:value-type="string">
            <text:p>4.5.</text:p>
          </table:table-cell>
          <table:table-cell table:style-name="ce9" office:value-type="string">
            <text:p>ОБЖ </text:p>
          </table:table-cell>
          <table:table-cell table:style-name="ce16" office:value-type="string">
            <text:p>4.9.</text:p>
          </table:table-cell>
          <table:table-cell table:style-name="ce9" office:value-type="string">
            <text:p>Литература</text:p>
          </table:table-cell>
          <table:table-cell table:style-name="ce17" office:value-type="string">
            <text:p>Лингва/ <text:s text:c="11"/>МХК англ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5">
            <text:p>5</text:p>
          </table:table-cell>
          <table:table-cell table:style-name="ce9" office:value-type="string">
            <text:p>Математика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ИВТ/Нем. <text:s text:c="3"/>(Трусова С.И.)</text:p>
          </table:table-cell>
          <table:table-cell table:style-name="ce16" office:value-type="string">
            <text:p>3.10.</text:p>
          </table:table-cell>
          <table:table-cell table:style-name="ce9" office:value-type="string">
            <text:p>Литература</text:p>
          </table:table-cell>
          <table:table-cell table:style-name="ce23" office:value-type="string">
            <text:p>4.1.</text:p>
          </table:table-cell>
          <table:table-cell table:style-name="ce9" office:value-type="string">
            <text:p>Математика</text:p>
          </table:table-cell>
          <table:table-cell table:style-name="ce16" office:value-type="string">
            <text:p>3.4.</text:p>
          </table:table-cell>
          <table:table-cell table:style-name="ce9" office:value-type="string">
            <text:p>Алгебра</text:p>
          </table:table-cell>
          <table:table-cell table:style-name="ce16" office:value-type="string">
            <text:p>3.1.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9" office:value-type="string">
            <text:p>Русский</text:p>
          </table:table-cell>
          <table:table-cell table:style-name="ce33" office:value-type="string">
            <text:p>4.2.</text:p>
          </table:table-cell>
          <table:table-cell table:style-name="ce9" office:value-type="string">
            <text:p>Биология</text:p>
          </table:table-cell>
          <table:table-cell table:style-name="ce17" office:value-type="string">
            <text:p>5.3.</text:p>
          </table:table-cell>
          <table:table-cell table:style-name="ce8" office:value-type="string">
            <text:p>Немецкий</text:p>
          </table:table-cell>
          <table:table-cell table:style-name="ce17" office:value-type="string">
            <text:p>1.1. <text:s/>4.10</text:p>
          </table:table-cell>
          <table:table-cell table:style-name="ce9" office:value-type="string">
            <text:p>Обществознание</text:p>
          </table:table-cell>
          <table:table-cell table:style-name="ce16" office:value-type="string">
            <text:p>4.5.</text:p>
          </table:table-cell>
          <table:table-cell table:style-name="ce8" office:value-type="string">
            <text:p>Физкультура</text:p>
          </table:table-cell>
          <table:table-cell table:style-name="ce17" office:value-type="string">
            <text:p>4.2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6">
            <text:p>6</text:p>
          </table:table-cell>
          <table:table-cell table:style-name="ce8" office:value-type="string">
            <text:p>История</text:p>
          </table:table-cell>
          <table:table-cell table:style-name="ce16" office:value-type="string">
            <text:p>4.9.</text:p>
          </table:table-cell>
          <table:table-cell table:style-name="ce9" office:value-type="string">
            <text:p>ИВТ/Нем. <text:s text:c="3"/>(Лехкун В.Н.)</text:p>
          </table:table-cell>
          <table:table-cell table:style-name="ce16" office:value-type="string">
            <text:p>1.1.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25"/>
          <table:table-cell table:style-name="ce30"/>
          <table:table-cell table:style-name="ce9" office:value-type="string">
            <text:p>Русский</text:p>
          </table:table-cell>
          <table:table-cell table:style-name="ce23" office:value-type="string">
            <text:p>4.1.</text:p>
          </table:table-cell>
          <table:table-cell table:style-name="ce9" office:value-type="string">
            <text:p>Биология</text:p>
          </table:table-cell>
          <table:table-cell table:style-name="ce17" office:value-type="string">
            <text:p>5.3.</text:p>
          </table:table-cell>
          <table:table-cell table:style-name="ce9" office:value-type="string">
            <text:p>Литература</text:p>
          </table:table-cell>
          <table:table-cell table:style-name="ce17" office:value-type="string">
            <text:p>4.2.</text:p>
          </table:table-cell>
          <table:table-cell table:style-name="ce9" office:value-type="string">
            <text:p>Алгебра</text:p>
          </table:table-cell>
          <table:table-cell table:style-name="ce17" office:value-type="string">
            <text:p>3.4.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8" office:value-type="string">
            <text:p>Немецкий</text:p>
          </table:table-cell>
          <table:table-cell table:style-name="ce17" office:value-type="string">
            <text:p>4.8. <text:s/>4.10</text:p>
          </table:table-cell>
          <table:table-cell table:style-name="ce9" office:value-type="string">
            <text:p>Обществознание</text:p>
          </table:table-cell>
          <table:table-cell table:style-name="ce17"/>
          <table:table-cell table:number-columns-repeated="999"/>
        </table:table-row>
        <table:table-row table:style-name="ro1">
          <table:covered-table-cell table:style-name="ce3"/>
          <table:table-cell table:style-name="ce1"/>
          <table:table-cell table:style-name="ce13"/>
          <table:table-cell table:style-name="ce20"/>
          <table:table-cell table:style-name="ce9"/>
          <table:table-cell table:style-name="ce16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6"/>
          <table:table-cell table:style-name="ce9" office:value-type="string">
            <text:p>МХК</text:p>
          </table:table-cell>
          <table:table-cell table:style-name="ce17" office:value-type="string">
            <text:p>4.1.</text:p>
          </table:table-cell>
          <table:table-cell table:style-name="ce38" office:value-type="string">
            <text:p>ПСО(15.93; 29.03)</text:p>
          </table:table-cell>
          <table:table-cell table:style-name="ce17"/>
          <table:table-cell table:style-name="ce38" office:value-type="string">
            <text:p>ПСО(01.03; 22.03; 05.04)</text:p>
          </table:table-cell>
          <table:table-cell table:style-name="ce17"/>
          <table:table-cell table:style-name="ce8" office:value-type="string">
            <text:p>Физкультура</text:p>
          </table:table-cell>
          <table:table-cell table:style-name="ce16"/>
          <table:table-cell table:style-name="ce25"/>
          <table:table-cell table:style-name="ce30"/>
          <table:table-cell table:style-name="ce13"/>
          <table:table-cell table:style-name="ce16" office:value-type="string">
            <text:p>4.5.</text:p>
          </table:table-cell>
          <table:table-cell table:number-columns-repeated="999"/>
        </table:table-row>
        <table:table-row table:style-name="ro1">
          <table:covered-table-cell table:style-name="ce2"/>
          <table:table-cell table:style-name="ce6" office:value-type="float" office:value="7">
            <text:p>7</text:p>
          </table:table-cell>
          <table:table-cell table:style-name="ce11" office:value-type="string">
            <text:p>5а</text:p>
          </table:table-cell>
          <table:table-cell table:style-name="ce18"/>
          <table:table-cell table:style-name="ce11" office:value-type="string">
            <text:p>5б</text:p>
          </table:table-cell>
          <table:table-cell table:style-name="ce18"/>
          <table:table-cell table:style-name="ce11" office:value-type="string">
            <text:p>6а</text:p>
          </table:table-cell>
          <table:table-cell table:style-name="ce18"/>
          <table:table-cell table:style-name="ce11" office:value-type="string">
            <text:p>6б</text:p>
          </table:table-cell>
          <table:table-cell table:style-name="ce18"/>
          <table:table-cell table:style-name="ce11" office:value-type="string">
            <text:p>7а</text:p>
          </table:table-cell>
          <table:table-cell table:style-name="ce18"/>
          <table:table-cell table:style-name="ce11" office:value-type="string">
            <text:p>7б</text:p>
          </table:table-cell>
          <table:table-cell table:style-name="ce19"/>
          <table:table-cell table:style-name="ce11" office:value-type="string">
            <text:p>8а</text:p>
          </table:table-cell>
          <table:table-cell table:style-name="ce34" office:value-type="string">
            <text:p>4.3.</text:p>
          </table:table-cell>
          <table:table-cell table:style-name="ce11" office:value-type="string">
            <text:p>8б</text:p>
          </table:table-cell>
          <table:table-cell table:style-name="ce34" office:value-type="string">
            <text:p>4.3.</text:p>
          </table:table-cell>
          <table:table-cell table:style-name="ce11" office:value-type="string">
            <text:p>9а</text:p>
          </table:table-cell>
          <table:table-cell table:style-name="ce18"/>
          <table:table-cell table:style-name="ce43" office:value-type="string">
            <text:p>Алгебра <text:s/>(консультация)</text:p>
          </table:table-cell>
          <table:table-cell table:style-name="ce34" office:value-type="string">
            <text:p>3.1.</text:p>
          </table:table-cell>
          <table:table-cell table:style-name="ce31" office:value-type="string">
            <text:p>Русский <text:s/>(консультация)</text:p>
          </table:table-cell>
          <table:table-cell table:style-name="ce18" office:value-type="string">
            <text:p>4.2.</text:p>
          </table:table-cell>
          <table:table-cell table:number-columns-repeated="999"/>
        </table:table-row>
        <table:table-row table:style-name="ro1">
          <table:table-cell table:style-name="ce2" office:value-type="string" table:number-columns-spanned="1" table:number-rows-spanned="8">
            <text:p>пятница</text:p>
          </table:table-cell>
          <table:table-cell table:style-name="ce1" office:value-type="float" office:value="1">
            <text:p>1</text:p>
          </table:table-cell>
          <table:table-cell table:style-name="ce9" office:value-type="string">
            <text:p>Классный час</text:p>
          </table:table-cell>
          <table:table-cell table:style-name="ce16" office:value-type="string">
            <text:p>5.6.</text:p>
          </table:table-cell>
          <table:table-cell table:style-name="ce9" office:value-type="string">
            <text:p>Классный час</text:p>
          </table:table-cell>
          <table:table-cell table:style-name="ce17" office:value-type="string">
            <text:p>4.9.</text:p>
          </table:table-cell>
          <table:table-cell table:style-name="ce9" office:value-type="string">
            <text:p>Классный час</text:p>
          </table:table-cell>
          <table:table-cell table:style-name="ce17" office:value-type="string">
            <text:p>4.2.</text:p>
          </table:table-cell>
          <table:table-cell table:style-name="ce26" office:value-type="string">
            <text:p>Классный час</text:p>
          </table:table-cell>
          <table:table-cell table:style-name="ce16" office:value-type="string">
            <text:p>4.4.</text:p>
          </table:table-cell>
          <table:table-cell table:style-name="ce26" office:value-type="string">
            <text:p>Классный час</text:p>
          </table:table-cell>
          <table:table-cell table:style-name="ce16" office:value-type="string">
            <text:p>5.5.</text:p>
          </table:table-cell>
          <table:table-cell table:style-name="ce9" office:value-type="string">
            <text:p>Классный час</text:p>
          </table:table-cell>
          <table:table-cell table:style-name="ce17" office:value-type="string">
            <text:p>3.4.</text:p>
          </table:table-cell>
          <table:table-cell table:style-name="ce9" office:value-type="string">
            <text:p>Классный час</text:p>
          </table:table-cell>
          <table:table-cell table:style-name="ce17" office:value-type="string">
            <text:p>4.1.</text:p>
          </table:table-cell>
          <table:table-cell table:style-name="ce9" office:value-type="string">
            <text:p>Классный час</text:p>
          </table:table-cell>
          <table:table-cell table:style-name="ce17" office:value-type="string">
            <text:p>4.5.</text:p>
          </table:table-cell>
          <table:table-cell table:style-name="ce9" office:value-type="string">
            <text:p>Классный час</text:p>
          </table:table-cell>
          <table:table-cell table:style-name="ce17" office:value-type="string">
            <text:p>3.1. </text:p>
          </table:table-cell>
          <table:table-cell table:style-name="ce9" office:value-type="string">
            <text:p>Классный час</text:p>
          </table:table-cell>
          <table:table-cell table:style-name="ce16" office:value-type="string">
            <text:p>3.2.</text:p>
          </table:table-cell>
          <table:table-cell table:style-name="ce9" office:value-type="string">
            <text:p>Классный час</text:p>
          </table:table-cell>
          <table:table-cell table:style-name="ce54"/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2">
            <text:p>2</text:p>
          </table:table-cell>
          <table:table-cell table:style-name="ce9" office:value-type="string">
            <text:p>Немецкий</text:p>
          </table:table-cell>
          <table:table-cell table:style-name="ce17" office:value-type="string">
            <text:p>4.10 1.1</text:p>
          </table:table-cell>
          <table:table-cell table:style-name="ce8" office:value-type="string">
            <text:p>Русский</text:p>
          </table:table-cell>
          <table:table-cell table:style-name="ce17" office:value-type="string">
            <text:p>4.9.</text:p>
          </table:table-cell>
          <table:table-cell table:style-name="ce9" office:value-type="string">
            <text:p>Русский</text:p>
          </table:table-cell>
          <table:table-cell table:style-name="ce16" office:value-type="string">
            <text:p>4.2.</text:p>
          </table:table-cell>
          <table:table-cell table:style-name="ce9" office:value-type="string">
            <text:p>Математика</text:p>
          </table:table-cell>
          <table:table-cell table:style-name="ce16" office:value-type="string">
            <text:p>3.4.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9" office:value-type="string">
            <text:p>Немецкий</text:p>
          </table:table-cell>
          <table:table-cell table:style-name="ce17" office:value-type="string">
            <text:p>4.8а 3.10</text:p>
          </table:table-cell>
          <table:table-cell table:style-name="ce9" office:value-type="string">
            <text:p>География</text:p>
          </table:table-cell>
          <table:table-cell table:style-name="ce16" office:value-type="string">
            <text:p>4.3.</text:p>
          </table:table-cell>
          <table:table-cell table:style-name="ce9" office:value-type="string">
            <text:p>Химия</text:p>
          </table:table-cell>
          <table:table-cell table:style-name="ce16" office:value-type="string">
            <text:p>5.5.</text:p>
          </table:table-cell>
          <table:table-cell table:style-name="ce9" office:value-type="string">
            <text:p>Теория вероятности</text:p>
          </table:table-cell>
          <table:table-cell table:style-name="ce16" office:value-type="string">
            <text:p>3.1.</text:p>
          </table:table-cell>
          <table:table-cell table:style-name="ce9" office:value-type="string">
            <text:p>История</text:p>
          </table:table-cell>
          <table:table-cell table:style-name="ce16" office:value-type="string">
            <text:p>4.5.</text:p>
          </table:table-cell>
          <table:table-cell table:style-name="ce9" office:value-type="string">
            <text:p>Биология</text:p>
          </table:table-cell>
          <table:table-cell table:style-name="ce54" office:value-type="string">
            <text:p>5.3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3">
            <text:p>3</text:p>
          </table:table-cell>
          <table:table-cell table:style-name="ce8" office:value-type="string">
            <text:p>Русский</text:p>
          </table:table-cell>
          <table:table-cell table:style-name="ce17" office:value-type="string">
            <text:p>4.9.</text:p>
          </table:table-cell>
          <table:table-cell table:style-name="ce9" office:value-type="string">
            <text:p>Биология</text:p>
          </table:table-cell>
          <table:table-cell table:style-name="ce17" office:value-type="string">
            <text:p>5.3.</text:p>
          </table:table-cell>
          <table:table-cell table:style-name="ce9" office:value-type="string">
            <text:p>Русский</text:p>
          </table:table-cell>
          <table:table-cell table:style-name="ce16" office:value-type="string">
            <text:p>4.2.</text:p>
          </table:table-cell>
          <table:table-cell table:style-name="ce9" office:value-type="string">
            <text:p>Русский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Немецкий</text:p>
          </table:table-cell>
          <table:table-cell table:style-name="ce17" office:value-type="string">
            <text:p>4.8а 1.1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9" office:value-type="string">
            <text:p>История</text:p>
          </table:table-cell>
          <table:table-cell table:style-name="ce16" office:value-type="string">
            <text:p>4.5.</text:p>
          </table:table-cell>
          <table:table-cell table:style-name="ce9" office:value-type="string">
            <text:p>География</text:p>
          </table:table-cell>
          <table:table-cell table:style-name="ce16" office:value-type="string">
            <text:p>4.3.</text:p>
          </table:table-cell>
          <table:table-cell table:style-name="ce9" office:value-type="string">
            <text:p>ИВТ/МХК </text:p>
          </table:table-cell>
          <table:table-cell table:style-name="ce17" office:value-type="string">
            <text:p>4.10 3.2</text:p>
          </table:table-cell>
          <table:table-cell table:style-name="ce9" office:value-type="string">
            <text:p>Геометрия</text:p>
          </table:table-cell>
          <table:table-cell table:style-name="ce16" office:value-type="string">
            <text:p>3.1.</text:p>
          </table:table-cell>
          <table:table-cell table:style-name="ce9" office:value-type="string">
            <text:p>Алгебра</text:p>
          </table:table-cell>
          <table:table-cell table:style-name="ce17" office:value-type="string">
            <text:p>5.3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4">
            <text:p>4</text:p>
          </table:table-cell>
          <table:table-cell table:style-name="ce9" office:value-type="string">
            <text:p>Биология</text:p>
          </table:table-cell>
          <table:table-cell table:style-name="ce17" office:value-type="string">
            <text:p>5.3.</text:p>
          </table:table-cell>
          <table:table-cell table:style-name="ce8" office:value-type="string">
            <text:p>Литература</text:p>
          </table:table-cell>
          <table:table-cell table:style-name="ce17" office:value-type="string">
            <text:p>4.9.</text:p>
          </table:table-cell>
          <table:table-cell table:style-name="ce9" office:value-type="string">
            <text:p>Немецкий </text:p>
          </table:table-cell>
          <table:table-cell table:style-name="ce17" office:value-type="string">
            <text:p>3.10 <text:s/>4.8а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9" office:value-type="string">
            <text:p>Литература</text:p>
          </table:table-cell>
          <table:table-cell table:style-name="ce23" office:value-type="string">
            <text:p>4.2.</text:p>
          </table:table-cell>
          <table:table-cell table:style-name="ce9" office:value-type="string">
            <text:p>География</text:p>
          </table:table-cell>
          <table:table-cell table:style-name="ce16" office:value-type="string">
            <text:p>4.3.</text:p>
          </table:table-cell>
          <table:table-cell table:style-name="ce9" office:value-type="string">
            <text:p>Химия</text:p>
          </table:table-cell>
          <table:table-cell table:style-name="ce16" office:value-type="string">
            <text:p>5.5.</text:p>
          </table:table-cell>
          <table:table-cell table:style-name="ce9" office:value-type="string">
            <text:p>Алгебра</text:p>
          </table:table-cell>
          <table:table-cell table:style-name="ce16" office:value-type="string">
            <text:p>3.4.</text:p>
          </table:table-cell>
          <table:table-cell table:style-name="ce9" office:value-type="string">
            <text:p>ИВТ/МХК </text:p>
          </table:table-cell>
          <table:table-cell table:style-name="ce17" office:value-type="string">
            <text:p>4.10 3.2</text:p>
          </table:table-cell>
          <table:table-cell table:style-name="ce9" office:value-type="string">
            <text:p>Литература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Обществознание</text:p>
          </table:table-cell>
          <table:table-cell table:style-name="ce16" office:value-type="string">
            <text:p>3.4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5">
            <text:p>5</text:p>
          </table:table-cell>
          <table:table-cell table:style-name="ce8" office:value-type="string">
            <text:p>Литература</text:p>
          </table:table-cell>
          <table:table-cell table:style-name="ce17" office:value-type="string">
            <text:p>4.9.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9" office:value-type="string">
            <text:p>Математика</text:p>
          </table:table-cell>
          <table:table-cell table:style-name="ce16" office:value-type="string">
            <text:p>3.4.</text:p>
          </table:table-cell>
          <table:table-cell table:style-name="ce9" office:value-type="string">
            <text:p>Немецкий </text:p>
          </table:table-cell>
          <table:table-cell table:style-name="ce17" office:value-type="string">
            <text:p>4.8. 3.10 <text:s/>4.8а</text:p>
          </table:table-cell>
          <table:table-cell table:style-name="ce9" office:value-type="string">
            <text:p>Геометрия</text:p>
          </table:table-cell>
          <table:table-cell table:style-name="ce16" office:value-type="string">
            <text:p>3.1.</text:p>
          </table:table-cell>
          <table:table-cell table:style-name="ce9" office:value-type="string">
            <text:p>Литература</text:p>
          </table:table-cell>
          <table:table-cell table:style-name="ce23" office:value-type="string">
            <text:p>4.2.</text:p>
          </table:table-cell>
          <table:table-cell table:style-name="ce9" office:value-type="string">
            <text:p>Немецкий</text:p>
          </table:table-cell>
          <table:table-cell table:style-name="ce16" office:value-type="string">
            <text:p>4.10 <text:s/>4.1</text:p>
          </table:table-cell>
          <table:table-cell table:style-name="ce9" office:value-type="string">
            <text:p>История</text:p>
          </table:table-cell>
          <table:table-cell table:style-name="ce16" office:value-type="string">
            <text:p>4.5.</text:p>
          </table:table-cell>
          <table:table-cell table:style-name="ce9" office:value-type="string">
            <text:p>Русский</text:p>
          </table:table-cell>
          <table:table-cell table:style-name="ce33" office:value-type="string">
            <text:p>4.4.</text:p>
          </table:table-cell>
          <table:table-cell table:style-name="ce9" office:value-type="string">
            <text:p>Биология</text:p>
          </table:table-cell>
          <table:table-cell table:style-name="ce17" office:value-type="string">
            <text:p>5.3.</text:p>
          </table:table-cell>
          <table:table-cell table:style-name="ce9" office:value-type="string">
            <text:p>ИВТ/Нем. <text:s text:c="3"/>(Лехкун В.Н.)</text:p>
          </table:table-cell>
          <table:table-cell table:style-name="ce16" office:value-type="string">
            <text:p>4.5.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6">
            <text:p>6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9" office:value-type="string">
            <text:p>Немецкий</text:p>
          </table:table-cell>
          <table:table-cell table:style-name="ce17" office:value-type="string">
            <text:p>3.10 1.1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9" office:value-type="string">
            <text:p>Литература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МХК</text:p>
          </table:table-cell>
          <table:table-cell table:style-name="ce17" office:value-type="string">
            <text:p>4.2.</text:p>
          </table:table-cell>
          <table:table-cell table:style-name="ce9" office:value-type="string">
            <text:p>Геометрия</text:p>
          </table:table-cell>
          <table:table-cell table:style-name="ce16" office:value-type="string">
            <text:p>3.1.</text:p>
          </table:table-cell>
          <table:table-cell table:style-name="ce9" office:value-type="string">
            <text:p>Алгебра</text:p>
          </table:table-cell>
          <table:table-cell table:style-name="ce16" office:value-type="string">
            <text:p>3.4.</text:p>
          </table:table-cell>
          <table:table-cell table:style-name="ce9" office:value-type="string">
            <text:p>Немецкий</text:p>
          </table:table-cell>
          <table:table-cell table:style-name="ce17" office:value-type="string">
            <text:p>4.10 <text:s/>3.10</text:p>
          </table:table-cell>
          <table:table-cell table:style-name="ce9" office:value-type="string">
            <text:p>История</text:p>
          </table:table-cell>
          <table:table-cell table:style-name="ce16" office:value-type="string">
            <text:p>4.5.</text:p>
          </table:table-cell>
          <table:table-cell table:style-name="ce9" office:value-type="string">
            <text:p>География</text:p>
          </table:table-cell>
          <table:table-cell table:style-name="ce16" office:value-type="string">
            <text:p>4.3.</text:p>
          </table:table-cell>
          <table:table-cell table:style-name="ce9" office:value-type="string">
            <text:p>ИВТ/Нем. (Лавринович С.Л.)</text:p>
          </table:table-cell>
          <table:table-cell table:style-name="ce17" office:value-type="string">
            <text:p>1.1 3.2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"/>
          <table:table-cell table:style-name="ce9"/>
          <table:table-cell table:style-name="ce17"/>
          <table:table-cell table:style-name="ce9"/>
          <table:table-cell table:style-name="ce17"/>
          <table:table-cell table:style-name="ce8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8"/>
          <table:table-cell table:style-name="ce16"/>
          <table:table-cell table:style-name="ce8"/>
          <table:table-cell table:style-name="ce33"/>
          <table:table-cell table:style-name="ce9"/>
          <table:table-cell table:style-name="ce17"/>
          <table:table-cell table:style-name="ce9"/>
          <table:table-cell table:style-name="ce16"/>
          <table:table-cell table:style-name="ce8" office:value-type="string">
            <text:p>Физкультура</text:p>
          </table:table-cell>
          <table:table-cell table:style-name="ce17"/>
          <table:table-cell table:style-name="ce9" office:value-type="string">
            <text:p>ОБЖ </text:p>
          </table:table-cell>
          <table:table-cell table:style-name="ce17" office:value-type="string">
            <text:p>4.8а 3.2</text:p>
          </table:table-cell>
          <table:table-cell table:number-columns-repeated="999"/>
        </table:table-row>
        <table:table-row table:style-name="ro1">
          <table:covered-table-cell table:style-name="ce2"/>
          <table:table-cell table:style-name="ce6" office:value-type="float" office:value="7">
            <text:p>7</text:p>
          </table:table-cell>
          <table:table-cell table:style-name="ce11" office:value-type="string">
            <text:p>5а</text:p>
          </table:table-cell>
          <table:table-cell table:style-name="ce18"/>
          <table:table-cell table:style-name="ce11" office:value-type="string">
            <text:p>5б</text:p>
          </table:table-cell>
          <table:table-cell table:style-name="ce18"/>
          <table:table-cell table:style-name="ce11" office:value-type="string">
            <text:p>6а</text:p>
          </table:table-cell>
          <table:table-cell table:style-name="ce18"/>
          <table:table-cell table:style-name="ce11" office:value-type="string">
            <text:p>6б</text:p>
          </table:table-cell>
          <table:table-cell table:style-name="ce18"/>
          <table:table-cell table:style-name="ce11" office:value-type="string">
            <text:p>7а</text:p>
          </table:table-cell>
          <table:table-cell table:style-name="ce18"/>
          <table:table-cell table:style-name="ce11" office:value-type="string">
            <text:p>7б</text:p>
          </table:table-cell>
          <table:table-cell table:style-name="ce18"/>
          <table:table-cell table:style-name="ce39" office:value-type="string">
            <text:p>8а</text:p>
          </table:table-cell>
          <table:table-cell table:style-name="ce18"/>
          <table:table-cell table:style-name="ce40" office:value-type="string">
            <text:p>8б</text:p>
          </table:table-cell>
          <table:table-cell table:style-name="ce18"/>
          <table:table-cell table:style-name="ce43" office:value-type="string">
            <text:p>Алгебра <text:s/>(консультация)</text:p>
          </table:table-cell>
          <table:table-cell table:style-name="ce34" office:value-type="string">
            <text:p>3.1.</text:p>
          </table:table-cell>
          <table:table-cell table:style-name="ce41" office:value-type="float" office:value="10">
            <text:p>10</text:p>
          </table:table-cell>
          <table:table-cell table:style-name="ce18"/>
          <table:table-cell table:style-name="ce11" office:value-type="float" office:value="11">
            <text:p>11</text:p>
          </table:table-cell>
          <table:table-cell table:style-name="ce34" office:value-type="string">
            <text:p>5.3.</text:p>
          </table:table-cell>
          <table:table-cell table:number-columns-repeated="999"/>
        </table:table-row>
        <table:table-row table:style-name="ro1">
          <table:table-cell table:style-name="ce2" office:value-type="string" table:number-columns-spanned="1" table:number-rows-spanned="7">
            <text:p>суббота</text:p>
          </table:table-cell>
          <table:table-cell table:style-name="ce1" office:value-type="float" office:value="1">
            <text:p>1</text:p>
          </table:table-cell>
          <table:table-cell table:style-name="ce9" office:value-type="string">
            <text:p>Музыка </text:p>
          </table:table-cell>
          <table:table-cell table:style-name="ce17" office:value-type="string">
            <text:p>5.1.</text:p>
          </table:table-cell>
          <table:table-cell table:style-name="ce8" office:value-type="string">
            <text:p>Русский</text:p>
          </table:table-cell>
          <table:table-cell table:style-name="ce17" office:value-type="string">
            <text:p>4.9.</text:p>
          </table:table-cell>
          <table:table-cell table:style-name="ce9" office:value-type="string">
            <text:p>Технология</text:p>
          </table:table-cell>
          <table:table-cell table:style-name="ce17" office:value-type="string">
            <text:p>2.8./ <text:s text:c="4"/>маст.</text:p>
          </table:table-cell>
          <table:table-cell table:style-name="ce9" office:value-type="string">
            <text:p>Русский</text:p>
          </table:table-cell>
          <table:table-cell table:style-name="ce16" office:value-type="string">
            <text:p>4.4.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9" office:value-type="string">
            <text:p>Геометрия</text:p>
          </table:table-cell>
          <table:table-cell table:style-name="ce16" office:value-type="string">
            <text:p>3.4.</text:p>
          </table:table-cell>
          <table:table-cell table:style-name="ce26" office:value-type="string">
            <text:p>Обществознание</text:p>
          </table:table-cell>
          <table:table-cell table:style-name="ce16" office:value-type="string">
            <text:p>4.5.</text:p>
          </table:table-cell>
          <table:table-cell table:style-name="ce8" office:value-type="string">
            <text:p>Немецкий</text:p>
          </table:table-cell>
          <table:table-cell table:style-name="ce17" office:value-type="string">
            <text:p>1.1. <text:s/>4.10</text:p>
          </table:table-cell>
          <table:table-cell table:style-name="ce9" office:value-type="string">
            <text:p>Геометрия</text:p>
          </table:table-cell>
          <table:table-cell table:style-name="ce16" office:value-type="string">
            <text:p>3.1.</text:p>
          </table:table-cell>
          <table:table-cell table:style-name="ce8"/>
          <table:table-cell table:style-name="ce17"/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2">
            <text:p>2</text:p>
          </table:table-cell>
          <table:table-cell table:style-name="ce8" office:value-type="string">
            <text:p>Русский</text:p>
          </table:table-cell>
          <table:table-cell table:style-name="ce17" office:value-type="string">
            <text:p>4.9.</text:p>
          </table:table-cell>
          <table:table-cell table:style-name="ce9" office:value-type="string">
            <text:p>Музыка </text:p>
          </table:table-cell>
          <table:table-cell table:style-name="ce17" office:value-type="string">
            <text:p>5.1.</text:p>
          </table:table-cell>
          <table:table-cell table:style-name="ce9" office:value-type="string">
            <text:p>Технология</text:p>
          </table:table-cell>
          <table:table-cell table:style-name="ce17" office:value-type="string">
            <text:p>2.8./ <text:s text:c="4"/>маст.</text:p>
          </table:table-cell>
          <table:table-cell table:style-name="ce9" office:value-type="string">
            <text:p>Русский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26" office:value-type="string">
            <text:p>Обществознание</text:p>
          </table:table-cell>
          <table:table-cell table:style-name="ce16" office:value-type="string">
            <text:p>4.5.</text:p>
          </table:table-cell>
          <table:table-cell table:style-name="ce9" office:value-type="string">
            <text:p>Теория вероятности</text:p>
          </table:table-cell>
          <table:table-cell table:style-name="ce16" office:value-type="string">
            <text:p>3.4.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9" office:value-type="string">
            <text:p>Геометрия</text:p>
          </table:table-cell>
          <table:table-cell table:style-name="ce16" office:value-type="string">
            <text:p>3.1.</text:p>
          </table:table-cell>
          <table:table-cell table:style-name="ce8" office:value-type="string">
            <text:p>Немецкий</text:p>
          </table:table-cell>
          <table:table-cell table:style-name="ce17" office:value-type="string">
            <text:p>1.1. <text:s/>4.10</text:p>
          </table:table-cell>
          <table:table-cell table:style-name="ce9"/>
          <table:table-cell table:style-name="ce17"/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3">
            <text:p>3</text:p>
          </table:table-cell>
          <table:table-cell table:style-name="ce9" office:value-type="string">
            <text:p>Немецкий</text:p>
          </table:table-cell>
          <table:table-cell table:style-name="ce17" office:value-type="string">
            <text:p>4.10 1.1</text:p>
          </table:table-cell>
          <table:table-cell table:style-name="ce8" office:value-type="string">
            <text:p>Русский</text:p>
          </table:table-cell>
          <table:table-cell table:style-name="ce17" office:value-type="string">
            <text:p>4.9.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9" office:value-type="string">
            <text:p>Технология</text:p>
          </table:table-cell>
          <table:table-cell table:style-name="ce17" office:value-type="string">
            <text:p>2.8./ <text:s text:c="4"/>маст.</text:p>
          </table:table-cell>
          <table:table-cell table:style-name="ce9" office:value-type="string">
            <text:p>Теория вероятности</text:p>
          </table:table-cell>
          <table:table-cell table:style-name="ce16" office:value-type="string">
            <text:p>3.1.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21" office:value-type="string">
            <text:p>Обществознание</text:p>
          </table:table-cell>
          <table:table-cell table:style-name="ce16" office:value-type="string">
            <text:p>4.5.</text:p>
          </table:table-cell>
          <table:table-cell table:style-name="ce9" office:value-type="string">
            <text:p>Геометрия</text:p>
          </table:table-cell>
          <table:table-cell table:style-name="ce16" office:value-type="string">
            <text:p>3.4.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9" office:value-type="string">
            <text:p>Литература</text:p>
          </table:table-cell>
          <table:table-cell table:style-name="ce16" office:value-type="string">
            <text:p>4.4.</text:p>
          </table:table-cell>
          <table:table-cell table:style-name="ce9"/>
          <table:table-cell table:style-name="ce16"/>
          <table:table-cell table:number-columns-repeated="999"/>
        </table:table-row>
        <table:table-row table:style-name="ro1">
          <table:covered-table-cell table:style-name="ce3"/>
          <table:table-cell table:style-name="ce1" office:value-type="float" office:value="4">
            <text:p>4</text:p>
          </table:table-cell>
          <table:table-cell table:style-name="ce8" office:value-type="string">
            <text:p>Русский</text:p>
          </table:table-cell>
          <table:table-cell table:style-name="ce17" office:value-type="string">
            <text:p>4.9.</text:p>
          </table:table-cell>
          <table:table-cell table:style-name="ce9" office:value-type="string">
            <text:p>Нем. <text:s text:c="3"/>(Лехкун В.Н.)</text:p>
          </table:table-cell>
          <table:table-cell table:style-name="ce17" office:value-type="string">
            <text:p><text:s/>1.1</text:p>
          </table:table-cell>
          <table:table-cell table:style-name="ce8"/>
          <table:table-cell table:style-name="ce16"/>
          <table:table-cell table:style-name="ce9" office:value-type="string">
            <text:p>Технология</text:p>
          </table:table-cell>
          <table:table-cell table:style-name="ce17" office:value-type="string">
            <text:p>2.8./ <text:s text:c="4"/>маст.</text:p>
          </table:table-cell>
          <table:table-cell table:style-name="ce26" office:value-type="string">
            <text:p>Обществознание</text:p>
          </table:table-cell>
          <table:table-cell table:style-name="ce16" office:value-type="string">
            <text:p>4.5.</text:p>
          </table:table-cell>
          <table:table-cell table:style-name="ce9" office:value-type="string">
            <text:p>Теория вероятности</text:p>
          </table:table-cell>
          <table:table-cell table:style-name="ce16" office:value-type="string">
            <text:p>3.1.</text:p>
          </table:table-cell>
          <table:table-cell table:style-name="ce8" office:value-type="string">
            <text:p>Физкультура</text:p>
          </table:table-cell>
          <table:table-cell table:style-name="ce17"/>
          <table:table-cell table:style-name="ce9" office:value-type="string">
            <text:p>Теория вероятности</text:p>
          </table:table-cell>
          <table:table-cell table:style-name="ce16" office:value-type="string">
            <text:p>3.4.</text:p>
          </table:table-cell>
          <table:table-cell table:style-name="ce9" office:value-type="string">
            <text:p>Литература</text:p>
          </table:table-cell>
          <table:table-cell table:style-name="ce16" office:value-type="string">
            <text:p>4.4.</text:p>
          </table:table-cell>
          <table:table-cell table:style-name="ce9" office:value-type="string">
            <text:p>Английский</text:p>
          </table:table-cell>
          <table:table-cell table:style-name="ce16" office:value-type="string">
            <text:p>3.5. 3.5а</text:p>
          </table:table-cell>
          <table:table-cell table:style-name="ce9"/>
          <table:table-cell table:style-name="ce16"/>
          <table:table-cell table:number-columns-repeated="999"/>
        </table:table-row>
        <table:table-row table:style-name="ro1">
          <table:covered-table-cell table:style-name="ce3"/>
          <table:table-cell table:style-name="ce1"/>
          <table:table-cell table:style-name="ce8"/>
          <table:table-cell table:style-name="ce17"/>
          <table:table-cell table:style-name="ce9"/>
          <table:table-cell table:style-name="ce17"/>
          <table:table-cell table:style-name="ce8"/>
          <table:table-cell table:style-name="ce16"/>
          <table:table-cell table:style-name="ce9"/>
          <table:table-cell table:style-name="ce17"/>
          <table:table-cell table:style-name="ce26"/>
          <table:table-cell table:style-name="ce16"/>
          <table:table-cell table:style-name="ce9"/>
          <table:table-cell table:style-name="ce16"/>
          <table:table-cell table:style-name="ce8"/>
          <table:table-cell table:style-name="ce17"/>
          <table:table-cell table:style-name="ce9"/>
          <table:table-cell table:style-name="ce16"/>
          <table:table-cell table:style-name="ce26" office:value-type="string">
            <text:p>Обществознание</text:p>
          </table:table-cell>
          <table:table-cell table:style-name="ce16" office:value-type="string">
            <text:p>4.5.</text:p>
          </table:table-cell>
          <table:table-cell table:style-name="ce8" office:value-type="string">
            <text:p>Физкультура</text:p>
          </table:table-cell>
          <table:table-cell table:style-name="ce16"/>
          <table:table-cell table:style-name="ce9"/>
          <table:table-cell table:style-name="ce16"/>
          <table:table-cell table:number-columns-repeated="999"/>
        </table:table-row>
        <table:table-row table:style-name="ro1">
          <table:covered-table-cell table:style-name="ce3"/>
          <table:table-cell table:style-name="ce1"/>
          <table:table-cell table:style-name="ce8"/>
          <table:table-cell table:style-name="ce17"/>
          <table:table-cell table:style-name="ce9"/>
          <table:table-cell table:style-name="ce17"/>
          <table:table-cell table:style-name="ce8"/>
          <table:table-cell table:style-name="ce16"/>
          <table:table-cell table:style-name="ce9"/>
          <table:table-cell table:style-name="ce17"/>
          <table:table-cell table:style-name="ce26"/>
          <table:table-cell table:style-name="ce16"/>
          <table:table-cell table:style-name="ce9"/>
          <table:table-cell table:style-name="ce16"/>
          <table:table-cell table:style-name="ce8"/>
          <table:table-cell table:style-name="ce17"/>
          <table:table-cell table:style-name="ce9"/>
          <table:table-cell table:style-name="ce16"/>
          <table:table-cell table:style-name="ce26"/>
          <table:table-cell table:style-name="ce16"/>
          <table:table-cell table:style-name="ce8"/>
          <table:table-cell table:style-name="ce16"/>
          <table:table-cell table:style-name="ce9"/>
          <table:table-cell table:style-name="ce16"/>
          <table:table-cell table:number-columns-repeated="999"/>
        </table:table-row>
        <table:table-row table:style-name="ro1">
          <table:covered-table-cell table:style-name="ce2"/>
          <table:table-cell table:style-name="ce6" office:value-type="float" office:value="5">
            <text:p>5</text:p>
          </table:table-cell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32"/>
          <table:table-cell table:style-name="ce34" office:value-type="string">
            <text:p>4.5.</text:p>
          </table:table-cell>
          <table:table-cell table:style-name="ce11"/>
          <table:table-cell table:style-name="ce19"/>
          <table:table-cell table:style-name="ce11"/>
          <table:table-cell table:style-name="ce34"/>
          <table:table-cell table:style-name="ce41"/>
          <table:table-cell table:style-name="ce18"/>
          <table:table-cell table:style-name="ce44"/>
          <table:table-cell table:style-name="ce46"/>
          <table:table-cell table:style-name="ce31" office:value-type="string">
            <text:p>Русский <text:s/>(консультация)</text:p>
          </table:table-cell>
          <table:table-cell table:style-name="ce18"/>
          <table:table-cell table:style-name="ce11"/>
          <table:table-cell table:style-name="ce34"/>
          <table:table-cell table:number-columns-repeated="999"/>
        </table:table-row>
        <table:table-row table:style-name="ro3" table:number-rows-repeated="104852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Лист1_4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5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4">
          <table:table-cell office:value-type="string">
            <text:p>Пн</text:p>
          </table:table-cell>
          <table:table-cell office:value-type="float" office:value="1">
            <text:p>1</text:p>
          </table:table-cell>
          <table:table-cell office:value-type="string">
            <text:p>5а</text:p>
          </table:table-cell>
          <table:table-cell office:value-type="string">
            <text:p>Пн-1-5а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Пн</text:p>
          </table:table-cell>
          <table:table-cell office:value-type="float" office:value="2">
            <text:p>2</text:p>
          </table:table-cell>
          <table:table-cell office:value-type="string">
            <text:p>5а</text:p>
          </table:table-cell>
          <table:table-cell office:value-type="string">
            <text:p>Пн-2-5а</text:p>
          </table:table-cell>
          <table:table-cell office:value-type="string">
            <text:p>История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3">
            <text:p>3</text:p>
          </table:table-cell>
          <table:table-cell office:value-type="string">
            <text:p>5а</text:p>
          </table:table-cell>
          <table:table-cell office:value-type="string">
            <text:p>Пн-3-5а</text:p>
          </table:table-cell>
          <table:table-cell office:value-type="string">
            <text:p>Математика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4">
            <text:p>4</text:p>
          </table:table-cell>
          <table:table-cell office:value-type="string">
            <text:p>5а</text:p>
          </table:table-cell>
          <table:table-cell office:value-type="string">
            <text:p>Пн-4-5а</text:p>
          </table:table-cell>
          <table:table-cell office:value-type="string">
            <text:p>ИЗО</text:p>
          </table:table-cell>
          <table:table-cell office:value-type="string">
            <text:p>4.1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5">
            <text:p>5</text:p>
          </table:table-cell>
          <table:table-cell office:value-type="string">
            <text:p>5а</text:p>
          </table:table-cell>
          <table:table-cell office:value-type="string">
            <text:p>Пн-5-5а</text:p>
          </table:table-cell>
          <table:table-cell office:value-type="string">
            <text:p>Математика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6">
            <text:p>6</text:p>
          </table:table-cell>
          <table:table-cell office:value-type="string">
            <text:p>5а</text:p>
          </table:table-cell>
          <table:table-cell office:value-type="string">
            <text:p>Пн-6-5а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7">
            <text:p>7</text:p>
          </table:table-cell>
          <table:table-cell office:value-type="string">
            <text:p>5а</text:p>
          </table:table-cell>
          <table:table-cell office:value-type="string">
            <text:p>Пн-7-5а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8">
            <text:p>8</text:p>
          </table:table-cell>
          <table:table-cell office:value-type="string">
            <text:p>5а</text:p>
          </table:table-cell>
          <table:table-cell office:value-type="string">
            <text:p>Пн-8-5а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9">
            <text:p>9</text:p>
          </table:table-cell>
          <table:table-cell office:value-type="string">
            <text:p>5а</text:p>
          </table:table-cell>
          <table:table-cell office:value-type="string">
            <text:p>Пн-9-5а</text:p>
          </table:table-cell>
          <table:table-cell table:number-columns-repeated="2"/>
        </table:table-row>
        <table:table-row table:style-name="ro5">
          <table:table-cell office:value-type="string">
            <text:p>Вт</text:p>
          </table:table-cell>
          <table:table-cell office:value-type="float" office:value="1">
            <text:p>1</text:p>
          </table:table-cell>
          <table:table-cell office:value-type="string">
            <text:p>5а</text:p>
          </table:table-cell>
          <table:table-cell office:value-type="string">
            <text:p>Вт-1-5а</text:p>
          </table:table-cell>
          <table:table-cell office:value-type="string">
            <text:p>Русский</text:p>
          </table:table-cell>
          <table:table-cell office:value-type="string">
            <text:p>4.9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2">
            <text:p>2</text:p>
          </table:table-cell>
          <table:table-cell office:value-type="string">
            <text:p>5а</text:p>
          </table:table-cell>
          <table:table-cell office:value-type="string">
            <text:p>Вт-2-5а</text:p>
          </table:table-cell>
          <table:table-cell office:value-type="string">
            <text:p>Математика</text:p>
          </table:table-cell>
          <table:table-cell office:value-type="string">
            <text:p><text:s/>4.5.</text:p>
          </table:table-cell>
        </table:table-row>
        <table:table-row table:style-name="ro4">
          <table:table-cell office:value-type="string">
            <text:p>Вт</text:p>
          </table:table-cell>
          <table:table-cell office:value-type="float" office:value="3">
            <text:p>3</text:p>
          </table:table-cell>
          <table:table-cell office:value-type="string">
            <text:p>5а</text:p>
          </table:table-cell>
          <table:table-cell office:value-type="string">
            <text:p>Вт-3-5а</text:p>
          </table:table-cell>
          <table:table-cell office:value-type="string">
            <text:p>Технология</text:p>
          </table:table-cell>
          <table:table-cell office:value-type="string">
            <text:p>2.8./ маст.</text:p>
          </table:table-cell>
        </table:table-row>
        <table:table-row table:style-name="ro4">
          <table:table-cell office:value-type="string">
            <text:p>Вт</text:p>
          </table:table-cell>
          <table:table-cell office:value-type="float" office:value="4">
            <text:p>4</text:p>
          </table:table-cell>
          <table:table-cell office:value-type="string">
            <text:p>5а</text:p>
          </table:table-cell>
          <table:table-cell office:value-type="string">
            <text:p>Вт-4-5а</text:p>
          </table:table-cell>
          <table:table-cell office:value-type="string">
            <text:p>Технология</text:p>
          </table:table-cell>
          <table:table-cell office:value-type="string">
            <text:p>2.8./ маст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5">
            <text:p>5</text:p>
          </table:table-cell>
          <table:table-cell office:value-type="string">
            <text:p>5а</text:p>
          </table:table-cell>
          <table:table-cell office:value-type="string">
            <text:p>Вт-5-5а</text:p>
          </table:table-cell>
          <table:table-cell office:value-type="string">
            <text:p>Литература</text:p>
          </table:table-cell>
          <table:table-cell office:value-type="string">
            <text:p>4.9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6">
            <text:p>6</text:p>
          </table:table-cell>
          <table:table-cell office:value-type="string">
            <text:p>5а</text:p>
          </table:table-cell>
          <table:table-cell office:value-type="string">
            <text:p>Вт-6-5а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7">
            <text:p>7</text:p>
          </table:table-cell>
          <table:table-cell office:value-type="string">
            <text:p>5а</text:p>
          </table:table-cell>
          <table:table-cell office:value-type="string">
            <text:p>Вт-7-5а</text:p>
          </table:table-cell>
          <table:table-cell table:number-columns-repeated="2"/>
        </table:table-row>
        <table:table-row table:style-name="ro5">
          <table:table-cell office:value-type="string">
            <text:p>Вт</text:p>
          </table:table-cell>
          <table:table-cell office:value-type="float" office:value="8">
            <text:p>8</text:p>
          </table:table-cell>
          <table:table-cell office:value-type="string">
            <text:p>5а</text:p>
          </table:table-cell>
          <table:table-cell office:value-type="string">
            <text:p>Вт-8-5а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1">
            <text:p>1</text:p>
          </table:table-cell>
          <table:table-cell office:value-type="string">
            <text:p>5а</text:p>
          </table:table-cell>
          <table:table-cell office:value-type="string">
            <text:p>Ср-1-5а</text:p>
          </table:table-cell>
          <table:table-cell office:value-type="string">
            <text:p>Немецкий</text:p>
          </table:table-cell>
          <table:table-cell office:value-type="string">
            <text:p>4.10 1.1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2">
            <text:p>2</text:p>
          </table:table-cell>
          <table:table-cell office:value-type="string">
            <text:p>5а</text:p>
          </table:table-cell>
          <table:table-cell office:value-type="string">
            <text:p>Ср-2-5а</text:p>
          </table:table-cell>
          <table:table-cell office:value-type="string">
            <text:p>Русский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3">
            <text:p>3</text:p>
          </table:table-cell>
          <table:table-cell office:value-type="string">
            <text:p>5а</text:p>
          </table:table-cell>
          <table:table-cell office:value-type="string">
            <text:p>Ср-3-5а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Ср</text:p>
          </table:table-cell>
          <table:table-cell office:value-type="float" office:value="4">
            <text:p>4</text:p>
          </table:table-cell>
          <table:table-cell office:value-type="string">
            <text:p>5а</text:p>
          </table:table-cell>
          <table:table-cell office:value-type="string">
            <text:p>Ср-4-5а</text:p>
          </table:table-cell>
          <table:table-cell office:value-type="string">
            <text:p>Русский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5">
            <text:p>5</text:p>
          </table:table-cell>
          <table:table-cell office:value-type="string">
            <text:p>5а</text:p>
          </table:table-cell>
          <table:table-cell office:value-type="string">
            <text:p>Ср-5-5а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6">
            <text:p>6</text:p>
          </table:table-cell>
          <table:table-cell office:value-type="string">
            <text:p>5а</text:p>
          </table:table-cell>
          <table:table-cell office:value-type="string">
            <text:p>Ср-6-5а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7">
            <text:p>7</text:p>
          </table:table-cell>
          <table:table-cell office:value-type="string">
            <text:p>5а</text:p>
          </table:table-cell>
          <table:table-cell office:value-type="string">
            <text:p>Ср-7-5а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8">
            <text:p>8</text:p>
          </table:table-cell>
          <table:table-cell office:value-type="string">
            <text:p>5а</text:p>
          </table:table-cell>
          <table:table-cell office:value-type="string">
            <text:p>Ср-8-5а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9">
            <text:p>9</text:p>
          </table:table-cell>
          <table:table-cell office:value-type="string">
            <text:p>5а</text:p>
          </table:table-cell>
          <table:table-cell office:value-type="string">
            <text:p>Ср-9-5а</text:p>
          </table:table-cell>
          <table:table-cell table:number-columns-repeated="2"/>
        </table:table-row>
        <table:table-row table:style-name="ro4">
          <table:table-cell office:value-type="string">
            <text:p>Чт</text:p>
          </table:table-cell>
          <table:table-cell office:value-type="float" office:value="1">
            <text:p>1</text:p>
          </table:table-cell>
          <table:table-cell office:value-type="string">
            <text:p>5а</text:p>
          </table:table-cell>
          <table:table-cell office:value-type="string">
            <text:p>Чт-1-5а</text:p>
          </table:table-cell>
          <table:table-cell office:value-type="string">
            <text:p>ИВТ/Нем. (Надеждина О.И.)</text:p>
          </table:table-cell>
          <table:table-cell office:value-type="string">
            <text:p>4.10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2">
            <text:p>2</text:p>
          </table:table-cell>
          <table:table-cell office:value-type="string">
            <text:p>5а</text:p>
          </table:table-cell>
          <table:table-cell office:value-type="string">
            <text:p>Чт-2-5а</text:p>
          </table:table-cell>
          <table:table-cell office:value-type="string">
            <text:p>ИВТ/Нем. (Лехкун В.Н.)</text:p>
          </table:table-cell>
          <table:table-cell office:value-type="string">
            <text:p>1.1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3">
            <text:p>3</text:p>
          </table:table-cell>
          <table:table-cell office:value-type="string">
            <text:p>5а</text:p>
          </table:table-cell>
          <table:table-cell office:value-type="string">
            <text:p>Чт-3-5а</text:p>
          </table:table-cell>
          <table:table-cell office:value-type="string">
            <text:p>Математика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4">
            <text:p>4</text:p>
          </table:table-cell>
          <table:table-cell office:value-type="string">
            <text:p>5а</text:p>
          </table:table-cell>
          <table:table-cell office:value-type="string">
            <text:p>Чт-4-5а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5">
            <text:p>5</text:p>
          </table:table-cell>
          <table:table-cell office:value-type="string">
            <text:p>5а</text:p>
          </table:table-cell>
          <table:table-cell office:value-type="string">
            <text:p>Чт-5-5а</text:p>
          </table:table-cell>
          <table:table-cell office:value-type="string">
            <text:p>Математика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6">
            <text:p>6</text:p>
          </table:table-cell>
          <table:table-cell office:value-type="string">
            <text:p>5а</text:p>
          </table:table-cell>
          <table:table-cell office:value-type="string">
            <text:p>Чт-6-5а</text:p>
          </table:table-cell>
          <table:table-cell office:value-type="string">
            <text:p>История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7">
            <text:p>7</text:p>
          </table:table-cell>
          <table:table-cell office:value-type="string">
            <text:p>5а</text:p>
          </table:table-cell>
          <table:table-cell office:value-type="string">
            <text:p>Чт-7-5а</text:p>
          </table:table-cell>
          <table:table-cell table:number-columns-repeated="2"/>
        </table:table-row>
        <table:table-row table:style-name="ro4">
          <table:table-cell office:value-type="string">
            <text:p>Чт</text:p>
          </table:table-cell>
          <table:table-cell office:value-type="string">
            <text:p>8</text:p>
          </table:table-cell>
          <table:table-cell office:value-type="string">
            <text:p>5а</text:p>
          </table:table-cell>
          <table:table-cell office:value-type="string">
            <text:p>Чт-8-5а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1">
            <text:p>1</text:p>
          </table:table-cell>
          <table:table-cell office:value-type="string">
            <text:p>5а</text:p>
          </table:table-cell>
          <table:table-cell office:value-type="string">
            <text:p>Пт-1-5а</text:p>
          </table:table-cell>
          <table:table-cell office:value-type="string">
            <text:p>Классный час</text:p>
          </table:table-cell>
          <table:table-cell office:value-type="string">
            <text:p>5.6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2">
            <text:p>2</text:p>
          </table:table-cell>
          <table:table-cell office:value-type="string">
            <text:p>5а</text:p>
          </table:table-cell>
          <table:table-cell office:value-type="string">
            <text:p>Пт-2-5а</text:p>
          </table:table-cell>
          <table:table-cell office:value-type="string">
            <text:p>Немецкий</text:p>
          </table:table-cell>
          <table:table-cell office:value-type="string">
            <text:p>4.10 1.1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3">
            <text:p>3</text:p>
          </table:table-cell>
          <table:table-cell office:value-type="string">
            <text:p>5а</text:p>
          </table:table-cell>
          <table:table-cell office:value-type="string">
            <text:p>Пт-3-5а</text:p>
          </table:table-cell>
          <table:table-cell office:value-type="string">
            <text:p>Русский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4">
            <text:p>4</text:p>
          </table:table-cell>
          <table:table-cell office:value-type="string">
            <text:p>5а</text:p>
          </table:table-cell>
          <table:table-cell office:value-type="string">
            <text:p>Пт-4-5а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5">
            <text:p>5</text:p>
          </table:table-cell>
          <table:table-cell office:value-type="string">
            <text:p>5а</text:p>
          </table:table-cell>
          <table:table-cell office:value-type="string">
            <text:p>Пт-5-5а</text:p>
          </table:table-cell>
          <table:table-cell office:value-type="string">
            <text:p>Литература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6">
            <text:p>6</text:p>
          </table:table-cell>
          <table:table-cell office:value-type="string">
            <text:p>5а</text:p>
          </table:table-cell>
          <table:table-cell office:value-type="string">
            <text:p>Пт-6-5а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Пт</text:p>
          </table:table-cell>
          <table:table-cell office:value-type="float" office:value="7">
            <text:p>7</text:p>
          </table:table-cell>
          <table:table-cell office:value-type="string">
            <text:p>5а</text:p>
          </table:table-cell>
          <table:table-cell office:value-type="string">
            <text:p>Пт-7-5а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8">
            <text:p>8</text:p>
          </table:table-cell>
          <table:table-cell office:value-type="string">
            <text:p>5а</text:p>
          </table:table-cell>
          <table:table-cell office:value-type="string">
            <text:p>Пт-8-5а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1">
            <text:p>1</text:p>
          </table:table-cell>
          <table:table-cell office:value-type="string">
            <text:p>5а</text:p>
          </table:table-cell>
          <table:table-cell office:value-type="string">
            <text:p>Сб-1-5а</text:p>
          </table:table-cell>
          <table:table-cell office:value-type="string">
            <text:p>Музыка </text:p>
          </table:table-cell>
          <table:table-cell office:value-type="string">
            <text:p>5.1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2">
            <text:p>2</text:p>
          </table:table-cell>
          <table:table-cell office:value-type="string">
            <text:p>5а</text:p>
          </table:table-cell>
          <table:table-cell office:value-type="string">
            <text:p>Сб-2-5а</text:p>
          </table:table-cell>
          <table:table-cell office:value-type="string">
            <text:p>Русский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3">
            <text:p>3</text:p>
          </table:table-cell>
          <table:table-cell office:value-type="string">
            <text:p>5а</text:p>
          </table:table-cell>
          <table:table-cell office:value-type="string">
            <text:p>Сб-3-5а</text:p>
          </table:table-cell>
          <table:table-cell office:value-type="string">
            <text:p>Немецкий</text:p>
          </table:table-cell>
          <table:table-cell office:value-type="string">
            <text:p>4.10 1.1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4">
            <text:p>4</text:p>
          </table:table-cell>
          <table:table-cell office:value-type="string">
            <text:p>5а</text:p>
          </table:table-cell>
          <table:table-cell office:value-type="string">
            <text:p>Сб-4-5а</text:p>
          </table:table-cell>
          <table:table-cell office:value-type="string">
            <text:p>Русский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5">
            <text:p>5</text:p>
          </table:table-cell>
          <table:table-cell office:value-type="string">
            <text:p>5а</text:p>
          </table:table-cell>
          <table:table-cell office:value-type="string">
            <text:p>Сб-5-5а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6">
            <text:p>6</text:p>
          </table:table-cell>
          <table:table-cell office:value-type="string">
            <text:p>5а</text:p>
          </table:table-cell>
          <table:table-cell office:value-type="string">
            <text:p>Сб-6-5а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7">
            <text:p>7</text:p>
          </table:table-cell>
          <table:table-cell office:value-type="string">
            <text:p>5а</text:p>
          </table:table-cell>
          <table:table-cell office:value-type="string">
            <text:p>Сб-7-5а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1">
            <text:p>1</text:p>
          </table:table-cell>
          <table:table-cell office:value-type="string">
            <text:p>5б</text:p>
          </table:table-cell>
          <table:table-cell office:value-type="string">
            <text:p>Пн-1-5б</text:p>
          </table:table-cell>
          <table:table-cell office:value-type="string">
            <text:p>История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2">
            <text:p>2</text:p>
          </table:table-cell>
          <table:table-cell office:value-type="string">
            <text:p>5б</text:p>
          </table:table-cell>
          <table:table-cell office:value-type="string">
            <text:p>Пн-2-5б</text:p>
          </table:table-cell>
          <table:table-cell office:value-type="string">
            <text:p>Математика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3">
            <text:p>3</text:p>
          </table:table-cell>
          <table:table-cell office:value-type="string">
            <text:p>5б</text:p>
          </table:table-cell>
          <table:table-cell office:value-type="string">
            <text:p>Пн-3-5б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Пн</text:p>
          </table:table-cell>
          <table:table-cell office:value-type="float" office:value="4">
            <text:p>4</text:p>
          </table:table-cell>
          <table:table-cell office:value-type="string">
            <text:p>5б</text:p>
          </table:table-cell>
          <table:table-cell office:value-type="string">
            <text:p>Пн-4-5б</text:p>
          </table:table-cell>
          <table:table-cell office:value-type="string">
            <text:p>Математика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5">
            <text:p>5</text:p>
          </table:table-cell>
          <table:table-cell office:value-type="string">
            <text:p>5б</text:p>
          </table:table-cell>
          <table:table-cell office:value-type="string">
            <text:p>Пн-5-5б</text:p>
          </table:table-cell>
          <table:table-cell office:value-type="string">
            <text:p>ИЗО</text:p>
          </table:table-cell>
          <table:table-cell office:value-type="string">
            <text:p>4.1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6">
            <text:p>6</text:p>
          </table:table-cell>
          <table:table-cell office:value-type="string">
            <text:p>5б</text:p>
          </table:table-cell>
          <table:table-cell office:value-type="string">
            <text:p>Пн-6-5б</text:p>
          </table:table-cell>
          <table:table-cell office:value-type="string">
            <text:p>Немецкий (Трусова С.И.)/--</text:p>
          </table:table-cell>
          <table:table-cell office:value-type="string">
            <text:p>3.10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7">
            <text:p>7</text:p>
          </table:table-cell>
          <table:table-cell office:value-type="string">
            <text:p>5б</text:p>
          </table:table-cell>
          <table:table-cell office:value-type="string">
            <text:p>Пн-7-5б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8">
            <text:p>8</text:p>
          </table:table-cell>
          <table:table-cell office:value-type="string">
            <text:p>5б</text:p>
          </table:table-cell>
          <table:table-cell office:value-type="string">
            <text:p>Пн-8-5б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9">
            <text:p>9</text:p>
          </table:table-cell>
          <table:table-cell office:value-type="string">
            <text:p>5б</text:p>
          </table:table-cell>
          <table:table-cell office:value-type="string">
            <text:p>Пн-9-5б</text:p>
          </table:table-cell>
          <table:table-cell table:number-columns-repeated="2"/>
        </table:table-row>
        <table:table-row table:style-name="ro5">
          <table:table-cell office:value-type="string">
            <text:p>Вт</text:p>
          </table:table-cell>
          <table:table-cell office:value-type="float" office:value="1">
            <text:p>1</text:p>
          </table:table-cell>
          <table:table-cell office:value-type="string">
            <text:p>5б</text:p>
          </table:table-cell>
          <table:table-cell office:value-type="string">
            <text:p>Вт-1-5б</text:p>
          </table:table-cell>
          <table:table-cell office:value-type="string">
            <text:p>Математика</text:p>
          </table:table-cell>
          <table:table-cell office:value-type="string">
            <text:p><text:s/>4.5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2">
            <text:p>2</text:p>
          </table:table-cell>
          <table:table-cell office:value-type="string">
            <text:p>5б</text:p>
          </table:table-cell>
          <table:table-cell office:value-type="string">
            <text:p>Вт-2-5б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3">
            <text:p>3</text:p>
          </table:table-cell>
          <table:table-cell office:value-type="string">
            <text:p>5б</text:p>
          </table:table-cell>
          <table:table-cell office:value-type="string">
            <text:p>Вт-3-5б</text:p>
          </table:table-cell>
          <table:table-cell office:value-type="string">
            <text:p>Русский</text:p>
          </table:table-cell>
          <table:table-cell office:value-type="string">
            <text:p>4.9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4">
            <text:p>4</text:p>
          </table:table-cell>
          <table:table-cell office:value-type="string">
            <text:p>5б</text:p>
          </table:table-cell>
          <table:table-cell office:value-type="string">
            <text:p>Вт-4-5б</text:p>
          </table:table-cell>
          <table:table-cell office:value-type="string">
            <text:p>Литература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Вт</text:p>
          </table:table-cell>
          <table:table-cell office:value-type="float" office:value="5">
            <text:p>5</text:p>
          </table:table-cell>
          <table:table-cell office:value-type="string">
            <text:p>5б</text:p>
          </table:table-cell>
          <table:table-cell office:value-type="string">
            <text:p>Вт-5-5б</text:p>
          </table:table-cell>
          <table:table-cell office:value-type="string">
            <text:p>Технология</text:p>
          </table:table-cell>
          <table:table-cell office:value-type="string">
            <text:p>2.8./ маст.</text:p>
          </table:table-cell>
        </table:table-row>
        <table:table-row table:style-name="ro4">
          <table:table-cell office:value-type="string">
            <text:p>Вт</text:p>
          </table:table-cell>
          <table:table-cell office:value-type="float" office:value="6">
            <text:p>6</text:p>
          </table:table-cell>
          <table:table-cell office:value-type="string">
            <text:p>5б</text:p>
          </table:table-cell>
          <table:table-cell office:value-type="string">
            <text:p>Вт-6-5б</text:p>
          </table:table-cell>
          <table:table-cell office:value-type="string">
            <text:p>Технология</text:p>
          </table:table-cell>
          <table:table-cell office:value-type="string">
            <text:p>2.8./ маст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7">
            <text:p>7</text:p>
          </table:table-cell>
          <table:table-cell office:value-type="string">
            <text:p>5б</text:p>
          </table:table-cell>
          <table:table-cell office:value-type="string">
            <text:p>Вт-7-5б</text:p>
          </table:table-cell>
          <table:table-cell table:number-columns-repeated="2"/>
        </table:table-row>
        <table:table-row table:style-name="ro5">
          <table:table-cell office:value-type="string">
            <text:p>Вт</text:p>
          </table:table-cell>
          <table:table-cell office:value-type="float" office:value="8">
            <text:p>8</text:p>
          </table:table-cell>
          <table:table-cell office:value-type="string">
            <text:p>5б</text:p>
          </table:table-cell>
          <table:table-cell office:value-type="string">
            <text:p>Вт-8-5б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1">
            <text:p>1</text:p>
          </table:table-cell>
          <table:table-cell office:value-type="string">
            <text:p>5б</text:p>
          </table:table-cell>
          <table:table-cell office:value-type="string">
            <text:p>Ср-1-5б</text:p>
          </table:table-cell>
          <table:table-cell office:value-type="string">
            <text:p>Русский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2">
            <text:p>2</text:p>
          </table:table-cell>
          <table:table-cell office:value-type="string">
            <text:p>5б</text:p>
          </table:table-cell>
          <table:table-cell office:value-type="string">
            <text:p>Ср-2-5б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Ср</text:p>
          </table:table-cell>
          <table:table-cell office:value-type="float" office:value="3">
            <text:p>3</text:p>
          </table:table-cell>
          <table:table-cell office:value-type="string">
            <text:p>5б</text:p>
          </table:table-cell>
          <table:table-cell office:value-type="string">
            <text:p>Ср-3-5б</text:p>
          </table:table-cell>
          <table:table-cell office:value-type="string">
            <text:p>Русский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4">
            <text:p>4</text:p>
          </table:table-cell>
          <table:table-cell office:value-type="string">
            <text:p>5б</text:p>
          </table:table-cell>
          <table:table-cell office:value-type="string">
            <text:p>Ср-4-5б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5">
            <text:p>5</text:p>
          </table:table-cell>
          <table:table-cell office:value-type="string">
            <text:p>5б</text:p>
          </table:table-cell>
          <table:table-cell office:value-type="string">
            <text:p>Ср-5-5б</text:p>
          </table:table-cell>
          <table:table-cell office:value-type="string">
            <text:p>Немецкий</text:p>
          </table:table-cell>
          <table:table-cell office:value-type="string">
            <text:p>3.10 1.1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6">
            <text:p>6</text:p>
          </table:table-cell>
          <table:table-cell office:value-type="string">
            <text:p>5б</text:p>
          </table:table-cell>
          <table:table-cell office:value-type="string">
            <text:p>Ср-6-5б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7">
            <text:p>7</text:p>
          </table:table-cell>
          <table:table-cell office:value-type="string">
            <text:p>5б</text:p>
          </table:table-cell>
          <table:table-cell office:value-type="string">
            <text:p>Ср-7-5б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8">
            <text:p>8</text:p>
          </table:table-cell>
          <table:table-cell office:value-type="string">
            <text:p>5б</text:p>
          </table:table-cell>
          <table:table-cell office:value-type="string">
            <text:p>Ср-8-5б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9">
            <text:p>9</text:p>
          </table:table-cell>
          <table:table-cell office:value-type="string">
            <text:p>5б</text:p>
          </table:table-cell>
          <table:table-cell office:value-type="string">
            <text:p>Ср-9-5б</text:p>
          </table:table-cell>
          <table:table-cell table:number-columns-repeated="2"/>
        </table:table-row>
        <table:table-row table:style-name="ro4">
          <table:table-cell office:value-type="string">
            <text:p>Чт</text:p>
          </table:table-cell>
          <table:table-cell office:value-type="float" office:value="1">
            <text:p>1</text:p>
          </table:table-cell>
          <table:table-cell office:value-type="string">
            <text:p>5б</text:p>
          </table:table-cell>
          <table:table-cell office:value-type="string">
            <text:p>Чт-1-5б</text:p>
          </table:table-cell>
          <table:table-cell office:value-type="string">
            <text:p>Математика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2">
            <text:p>2</text:p>
          </table:table-cell>
          <table:table-cell office:value-type="string">
            <text:p>5б</text:p>
          </table:table-cell>
          <table:table-cell office:value-type="string">
            <text:p>Чт-2-5б</text:p>
          </table:table-cell>
          <table:table-cell office:value-type="string">
            <text:p>История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3">
            <text:p>3</text:p>
          </table:table-cell>
          <table:table-cell office:value-type="string">
            <text:p>5б</text:p>
          </table:table-cell>
          <table:table-cell office:value-type="string">
            <text:p>Чт-3-5б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4">
            <text:p>4</text:p>
          </table:table-cell>
          <table:table-cell office:value-type="string">
            <text:p>5б</text:p>
          </table:table-cell>
          <table:table-cell office:value-type="string">
            <text:p>Чт-4-5б</text:p>
          </table:table-cell>
          <table:table-cell office:value-type="string">
            <text:p>Математика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5">
            <text:p>5</text:p>
          </table:table-cell>
          <table:table-cell office:value-type="string">
            <text:p>5б</text:p>
          </table:table-cell>
          <table:table-cell office:value-type="string">
            <text:p>Чт-5-5б</text:p>
          </table:table-cell>
          <table:table-cell office:value-type="string">
            <text:p>ИВТ/Нем. (Трусова С.И.)</text:p>
          </table:table-cell>
          <table:table-cell office:value-type="string">
            <text:p>3.10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6">
            <text:p>6</text:p>
          </table:table-cell>
          <table:table-cell office:value-type="string">
            <text:p>5б</text:p>
          </table:table-cell>
          <table:table-cell office:value-type="string">
            <text:p>Чт-6-5б</text:p>
          </table:table-cell>
          <table:table-cell office:value-type="string">
            <text:p>ИВТ/Нем. (Лехкун В.Н.)</text:p>
          </table:table-cell>
          <table:table-cell office:value-type="string">
            <text:p>1.1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7">
            <text:p>7</text:p>
          </table:table-cell>
          <table:table-cell office:value-type="string">
            <text:p>5б</text:p>
          </table:table-cell>
          <table:table-cell office:value-type="string">
            <text:p>Чт-7-5б</text:p>
          </table:table-cell>
          <table:table-cell table:number-columns-repeated="2"/>
        </table:table-row>
        <table:table-row table:style-name="ro4">
          <table:table-cell office:value-type="string">
            <text:p>Чт</text:p>
          </table:table-cell>
          <table:table-cell office:value-type="string">
            <text:p>8</text:p>
          </table:table-cell>
          <table:table-cell office:value-type="string">
            <text:p>5б</text:p>
          </table:table-cell>
          <table:table-cell office:value-type="string">
            <text:p>Чт-8-5б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1">
            <text:p>1</text:p>
          </table:table-cell>
          <table:table-cell office:value-type="string">
            <text:p>5б</text:p>
          </table:table-cell>
          <table:table-cell office:value-type="string">
            <text:p>Пт-1-5б</text:p>
          </table:table-cell>
          <table:table-cell office:value-type="string">
            <text:p>Классный час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2">
            <text:p>2</text:p>
          </table:table-cell>
          <table:table-cell office:value-type="string">
            <text:p>5б</text:p>
          </table:table-cell>
          <table:table-cell office:value-type="string">
            <text:p>Пт-2-5б</text:p>
          </table:table-cell>
          <table:table-cell office:value-type="string">
            <text:p>Русский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3">
            <text:p>3</text:p>
          </table:table-cell>
          <table:table-cell office:value-type="string">
            <text:p>5б</text:p>
          </table:table-cell>
          <table:table-cell office:value-type="string">
            <text:p>Пт-3-5б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4">
            <text:p>4</text:p>
          </table:table-cell>
          <table:table-cell office:value-type="string">
            <text:p>5б</text:p>
          </table:table-cell>
          <table:table-cell office:value-type="string">
            <text:p>Пт-4-5б</text:p>
          </table:table-cell>
          <table:table-cell office:value-type="string">
            <text:p>Литература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5">
            <text:p>5</text:p>
          </table:table-cell>
          <table:table-cell office:value-type="string">
            <text:p>5б</text:p>
          </table:table-cell>
          <table:table-cell office:value-type="string">
            <text:p>Пт-5-5б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Пт</text:p>
          </table:table-cell>
          <table:table-cell office:value-type="float" office:value="6">
            <text:p>6</text:p>
          </table:table-cell>
          <table:table-cell office:value-type="string">
            <text:p>5б</text:p>
          </table:table-cell>
          <table:table-cell office:value-type="string">
            <text:p>Пт-6-5б</text:p>
          </table:table-cell>
          <table:table-cell office:value-type="string">
            <text:p>Немецкий</text:p>
          </table:table-cell>
          <table:table-cell office:value-type="string">
            <text:p>3.10 1.1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7">
            <text:p>7</text:p>
          </table:table-cell>
          <table:table-cell office:value-type="string">
            <text:p>5б</text:p>
          </table:table-cell>
          <table:table-cell office:value-type="string">
            <text:p>Пт-7-5б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8">
            <text:p>8</text:p>
          </table:table-cell>
          <table:table-cell office:value-type="string">
            <text:p>5б</text:p>
          </table:table-cell>
          <table:table-cell office:value-type="string">
            <text:p>Пт-8-5б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1">
            <text:p>1</text:p>
          </table:table-cell>
          <table:table-cell office:value-type="string">
            <text:p>5б</text:p>
          </table:table-cell>
          <table:table-cell office:value-type="string">
            <text:p>Сб-1-5б</text:p>
          </table:table-cell>
          <table:table-cell office:value-type="string">
            <text:p>Русский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2">
            <text:p>2</text:p>
          </table:table-cell>
          <table:table-cell office:value-type="string">
            <text:p>5б</text:p>
          </table:table-cell>
          <table:table-cell office:value-type="string">
            <text:p>Сб-2-5б</text:p>
          </table:table-cell>
          <table:table-cell office:value-type="string">
            <text:p>Музыка </text:p>
          </table:table-cell>
          <table:table-cell office:value-type="string">
            <text:p>5.1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3">
            <text:p>3</text:p>
          </table:table-cell>
          <table:table-cell office:value-type="string">
            <text:p>5б</text:p>
          </table:table-cell>
          <table:table-cell office:value-type="string">
            <text:p>Сб-3-5б</text:p>
          </table:table-cell>
          <table:table-cell office:value-type="string">
            <text:p>Русский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4">
            <text:p>4</text:p>
          </table:table-cell>
          <table:table-cell office:value-type="string">
            <text:p>5б</text:p>
          </table:table-cell>
          <table:table-cell office:value-type="string">
            <text:p>Сб-4-5б</text:p>
          </table:table-cell>
          <table:table-cell office:value-type="string">
            <text:p>Нем. (Лехкун В.Н.)</text:p>
          </table:table-cell>
          <table:table-cell office:value-type="string">
            <text:p><text:s/>1.1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5">
            <text:p>5</text:p>
          </table:table-cell>
          <table:table-cell office:value-type="string">
            <text:p>5б</text:p>
          </table:table-cell>
          <table:table-cell office:value-type="string">
            <text:p>Сб-5-5б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6">
            <text:p>6</text:p>
          </table:table-cell>
          <table:table-cell office:value-type="string">
            <text:p>5б</text:p>
          </table:table-cell>
          <table:table-cell office:value-type="string">
            <text:p>Сб-6-5б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7">
            <text:p>7</text:p>
          </table:table-cell>
          <table:table-cell office:value-type="string">
            <text:p>5б</text:p>
          </table:table-cell>
          <table:table-cell office:value-type="string">
            <text:p>Сб-7-5б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1">
            <text:p>1</text:p>
          </table:table-cell>
          <table:table-cell office:value-type="string">
            <text:p>6а</text:p>
          </table:table-cell>
          <table:table-cell office:value-type="string">
            <text:p>Пн-1-6а</text:p>
          </table:table-cell>
          <table:table-cell office:value-type="string">
            <text:p>Немецкий </text:p>
          </table:table-cell>
          <table:table-cell office:value-type="string">
            <text:p>3.10 4.8а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2">
            <text:p>2</text:p>
          </table:table-cell>
          <table:table-cell office:value-type="string">
            <text:p>6а</text:p>
          </table:table-cell>
          <table:table-cell office:value-type="string">
            <text:p>Пн-2-6а</text:p>
          </table:table-cell>
          <table:table-cell office:value-type="string">
            <text:p>ИЗО</text:p>
          </table:table-cell>
          <table:table-cell office:value-type="string">
            <text:p>4.1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3">
            <text:p>3</text:p>
          </table:table-cell>
          <table:table-cell office:value-type="string">
            <text:p>6а</text:p>
          </table:table-cell>
          <table:table-cell office:value-type="string">
            <text:p>Пн-3-6а</text:p>
          </table:table-cell>
          <table:table-cell office:value-type="string">
            <text:p>Немецкий </text:p>
          </table:table-cell>
          <table:table-cell office:value-type="string">
            <text:p>3.10 4.8а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4">
            <text:p>4</text:p>
          </table:table-cell>
          <table:table-cell office:value-type="string">
            <text:p>6а</text:p>
          </table:table-cell>
          <table:table-cell office:value-type="string">
            <text:p>Пн-4-6а</text:p>
          </table:table-cell>
          <table:table-cell office:value-type="string">
            <text:p>История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5">
            <text:p>5</text:p>
          </table:table-cell>
          <table:table-cell office:value-type="string">
            <text:p>6а</text:p>
          </table:table-cell>
          <table:table-cell office:value-type="string">
            <text:p>Пн-5-6а</text:p>
          </table:table-cell>
          <table:table-cell office:value-type="string">
            <text:p>Обществознание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6">
            <text:p>6</text:p>
          </table:table-cell>
          <table:table-cell office:value-type="string">
            <text:p>6а</text:p>
          </table:table-cell>
          <table:table-cell office:value-type="string">
            <text:p>Пн-6-6а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Пн</text:p>
          </table:table-cell>
          <table:table-cell office:value-type="float" office:value="7">
            <text:p>7</text:p>
          </table:table-cell>
          <table:table-cell office:value-type="string">
            <text:p>6а</text:p>
          </table:table-cell>
          <table:table-cell office:value-type="string">
            <text:p>Пн-7-6а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8">
            <text:p>8</text:p>
          </table:table-cell>
          <table:table-cell office:value-type="string">
            <text:p>6а</text:p>
          </table:table-cell>
          <table:table-cell office:value-type="string">
            <text:p>Пн-8-6а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9">
            <text:p>9</text:p>
          </table:table-cell>
          <table:table-cell office:value-type="string">
            <text:p>6а</text:p>
          </table:table-cell>
          <table:table-cell office:value-type="string">
            <text:p>Пн-9-6а</text:p>
          </table:table-cell>
          <table:table-cell table:number-columns-repeated="2"/>
        </table:table-row>
        <table:table-row table:style-name="ro5">
          <table:table-cell office:value-type="string">
            <text:p>Вт</text:p>
          </table:table-cell>
          <table:table-cell office:value-type="float" office:value="1">
            <text:p>1</text:p>
          </table:table-cell>
          <table:table-cell office:value-type="string">
            <text:p>6а</text:p>
          </table:table-cell>
          <table:table-cell office:value-type="string">
            <text:p>Вт-1-6а</text:p>
          </table:table-cell>
          <table:table-cell office:value-type="string">
            <text:p>Русский</text:p>
          </table:table-cell>
          <table:table-cell office:value-type="string">
            <text:p>4.1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2">
            <text:p>2</text:p>
          </table:table-cell>
          <table:table-cell office:value-type="string">
            <text:p>6а</text:p>
          </table:table-cell>
          <table:table-cell office:value-type="string">
            <text:p>Вт-2-6а</text:p>
          </table:table-cell>
          <table:table-cell office:value-type="string">
            <text:p>Математика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Вт</text:p>
          </table:table-cell>
          <table:table-cell office:value-type="float" office:value="3">
            <text:p>3</text:p>
          </table:table-cell>
          <table:table-cell office:value-type="string">
            <text:p>6а</text:p>
          </table:table-cell>
          <table:table-cell office:value-type="string">
            <text:p>Вт-3-6а</text:p>
          </table:table-cell>
          <table:table-cell office:value-type="string">
            <text:p>ИВТ/Англ. яз.(Новикова Е.К.) </text:p>
          </table:table-cell>
          <table:table-cell office:value-type="string">
            <text:p>3.5 3.2</text:p>
          </table:table-cell>
        </table:table-row>
        <table:table-row table:style-name="ro4">
          <table:table-cell office:value-type="string">
            <text:p>Вт</text:p>
          </table:table-cell>
          <table:table-cell office:value-type="float" office:value="4">
            <text:p>4</text:p>
          </table:table-cell>
          <table:table-cell office:value-type="string">
            <text:p>6а</text:p>
          </table:table-cell>
          <table:table-cell office:value-type="string">
            <text:p>Вт-4-6а</text:p>
          </table:table-cell>
          <table:table-cell office:value-type="string">
            <text:p>ИВТ/Англ. яз.(Филиппова Т.В.) </text:p>
          </table:table-cell>
          <table:table-cell office:value-type="string">
            <text:p>3.5а 3.2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5">
            <text:p>5</text:p>
          </table:table-cell>
          <table:table-cell office:value-type="string">
            <text:p>6а</text:p>
          </table:table-cell>
          <table:table-cell office:value-type="string">
            <text:p>Вт-5-6а</text:p>
          </table:table-cell>
          <table:table-cell office:value-type="string">
            <text:p>Музыка</text:p>
          </table:table-cell>
          <table:table-cell office:value-type="string">
            <text:p>5.1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6">
            <text:p>6</text:p>
          </table:table-cell>
          <table:table-cell office:value-type="string">
            <text:p>6а</text:p>
          </table:table-cell>
          <table:table-cell office:value-type="string">
            <text:p>Вт-6-6а</text:p>
          </table:table-cell>
          <table:table-cell office:value-type="string">
            <text:p>Литература</text:p>
          </table:table-cell>
          <table:table-cell office:value-type="string">
            <text:p>4.1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7">
            <text:p>7</text:p>
          </table:table-cell>
          <table:table-cell office:value-type="string">
            <text:p>6а</text:p>
          </table:table-cell>
          <table:table-cell office:value-type="string">
            <text:p>Вт-7-6а</text:p>
          </table:table-cell>
          <table:table-cell table:number-columns-repeated="2"/>
        </table:table-row>
        <table:table-row table:style-name="ro5">
          <table:table-cell office:value-type="string">
            <text:p>Вт</text:p>
          </table:table-cell>
          <table:table-cell office:value-type="float" office:value="8">
            <text:p>8</text:p>
          </table:table-cell>
          <table:table-cell office:value-type="string">
            <text:p>6а</text:p>
          </table:table-cell>
          <table:table-cell office:value-type="string">
            <text:p>Вт-8-6а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1">
            <text:p>1</text:p>
          </table:table-cell>
          <table:table-cell office:value-type="string">
            <text:p>6а</text:p>
          </table:table-cell>
          <table:table-cell office:value-type="string">
            <text:p>Ср-1-6а</text:p>
          </table:table-cell>
          <table:table-cell office:value-type="string">
            <text:p>Математика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2">
            <text:p>2</text:p>
          </table:table-cell>
          <table:table-cell office:value-type="string">
            <text:p>6а</text:p>
          </table:table-cell>
          <table:table-cell office:value-type="string">
            <text:p>Ср-2-6а</text:p>
          </table:table-cell>
          <table:table-cell office:value-type="string">
            <text:p>Русский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3">
            <text:p>3</text:p>
          </table:table-cell>
          <table:table-cell office:value-type="string">
            <text:p>6а</text:p>
          </table:table-cell>
          <table:table-cell office:value-type="string">
            <text:p>Ср-3-6а</text:p>
          </table:table-cell>
          <table:table-cell office:value-type="string">
            <text:p>Немецкий </text:p>
          </table:table-cell>
          <table:table-cell office:value-type="string">
            <text:p>3.10 4.8а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4">
            <text:p>4</text:p>
          </table:table-cell>
          <table:table-cell office:value-type="string">
            <text:p>6а</text:p>
          </table:table-cell>
          <table:table-cell office:value-type="string">
            <text:p>Ср-4-6а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5">
            <text:p>5</text:p>
          </table:table-cell>
          <table:table-cell office:value-type="string">
            <text:p>6а</text:p>
          </table:table-cell>
          <table:table-cell office:value-type="string">
            <text:p>Ср-5-6а</text:p>
          </table:table-cell>
          <table:table-cell office:value-type="string">
            <text:p>Русский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6">
            <text:p>6</text:p>
          </table:table-cell>
          <table:table-cell office:value-type="string">
            <text:p>6а</text:p>
          </table:table-cell>
          <table:table-cell office:value-type="string">
            <text:p>Ср-6-6а</text:p>
          </table:table-cell>
          <table:table-cell office:value-type="string">
            <text:p>География</text:p>
          </table:table-cell>
          <table:table-cell office:value-type="string">
            <text:p>4.3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7">
            <text:p>7</text:p>
          </table:table-cell>
          <table:table-cell office:value-type="string">
            <text:p>6а</text:p>
          </table:table-cell>
          <table:table-cell office:value-type="string">
            <text:p>Ср-7-6а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8">
            <text:p>8</text:p>
          </table:table-cell>
          <table:table-cell office:value-type="string">
            <text:p>6а</text:p>
          </table:table-cell>
          <table:table-cell office:value-type="string">
            <text:p>Ср-8-6а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9">
            <text:p>9</text:p>
          </table:table-cell>
          <table:table-cell office:value-type="string">
            <text:p>6а</text:p>
          </table:table-cell>
          <table:table-cell office:value-type="string">
            <text:p>Ср-9-6а</text:p>
          </table:table-cell>
          <table:table-cell table:number-columns-repeated="2"/>
        </table:table-row>
        <table:table-row table:style-name="ro4">
          <table:table-cell office:value-type="string">
            <text:p>Чт</text:p>
          </table:table-cell>
          <table:table-cell office:value-type="float" office:value="1">
            <text:p>1</text:p>
          </table:table-cell>
          <table:table-cell office:value-type="string">
            <text:p>6а</text:p>
          </table:table-cell>
          <table:table-cell office:value-type="string">
            <text:p>Чт-1-6а</text:p>
          </table:table-cell>
          <table:table-cell office:value-type="string">
            <text:p>Математика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2">
            <text:p>2</text:p>
          </table:table-cell>
          <table:table-cell office:value-type="string">
            <text:p>6а</text:p>
          </table:table-cell>
          <table:table-cell office:value-type="string">
            <text:p>Чт-2-6а</text:p>
          </table:table-cell>
          <table:table-cell office:value-type="string">
            <text:p>Русский</text:p>
          </table:table-cell>
          <table:table-cell office:value-type="string">
            <text:p>4.1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3">
            <text:p>3</text:p>
          </table:table-cell>
          <table:table-cell office:value-type="string">
            <text:p>6а</text:p>
          </table:table-cell>
          <table:table-cell office:value-type="string">
            <text:p>Чт-3-6а</text:p>
          </table:table-cell>
          <table:table-cell office:value-type="string">
            <text:p>История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4">
            <text:p>4</text:p>
          </table:table-cell>
          <table:table-cell office:value-type="string">
            <text:p>6а</text:p>
          </table:table-cell>
          <table:table-cell office:value-type="string">
            <text:p>Чт-4-6а</text:p>
          </table:table-cell>
          <table:table-cell office:value-type="string">
            <text:p>Математика</text:p>
          </table:table-cell>
          <table:table-cell office:value-type="string">
            <text:p>4.3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5">
            <text:p>5</text:p>
          </table:table-cell>
          <table:table-cell office:value-type="string">
            <text:p>6а</text:p>
          </table:table-cell>
          <table:table-cell office:value-type="string">
            <text:p>Чт-5-6а</text:p>
          </table:table-cell>
          <table:table-cell office:value-type="string">
            <text:p>Литература</text:p>
          </table:table-cell>
          <table:table-cell office:value-type="string">
            <text:p>4.1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6">
            <text:p>6</text:p>
          </table:table-cell>
          <table:table-cell office:value-type="string">
            <text:p>6а</text:p>
          </table:table-cell>
          <table:table-cell office:value-type="string">
            <text:p>Чт-6-6а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Чт</text:p>
          </table:table-cell>
          <table:table-cell office:value-type="float" office:value="7">
            <text:p>7</text:p>
          </table:table-cell>
          <table:table-cell office:value-type="string">
            <text:p>6а</text:p>
          </table:table-cell>
          <table:table-cell office:value-type="string">
            <text:p>Чт-7-6а</text:p>
          </table:table-cell>
          <table:table-cell table:number-columns-repeated="2"/>
        </table:table-row>
        <table:table-row table:style-name="ro4">
          <table:table-cell office:value-type="string">
            <text:p>Чт</text:p>
          </table:table-cell>
          <table:table-cell office:value-type="string">
            <text:p>8</text:p>
          </table:table-cell>
          <table:table-cell office:value-type="string">
            <text:p>6а</text:p>
          </table:table-cell>
          <table:table-cell office:value-type="string">
            <text:p>Чт-8-6а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1">
            <text:p>1</text:p>
          </table:table-cell>
          <table:table-cell office:value-type="string">
            <text:p>6а</text:p>
          </table:table-cell>
          <table:table-cell office:value-type="string">
            <text:p>Пт-1-6а</text:p>
          </table:table-cell>
          <table:table-cell office:value-type="string">
            <text:p>Классный час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2">
            <text:p>2</text:p>
          </table:table-cell>
          <table:table-cell office:value-type="string">
            <text:p>6а</text:p>
          </table:table-cell>
          <table:table-cell office:value-type="string">
            <text:p>Пт-2-6а</text:p>
          </table:table-cell>
          <table:table-cell office:value-type="string">
            <text:p>Русский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3">
            <text:p>3</text:p>
          </table:table-cell>
          <table:table-cell office:value-type="string">
            <text:p>6а</text:p>
          </table:table-cell>
          <table:table-cell office:value-type="string">
            <text:p>Пт-3-6а</text:p>
          </table:table-cell>
          <table:table-cell office:value-type="string">
            <text:p>Русский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4">
            <text:p>4</text:p>
          </table:table-cell>
          <table:table-cell office:value-type="string">
            <text:p>6а</text:p>
          </table:table-cell>
          <table:table-cell office:value-type="string">
            <text:p>Пт-4-6а</text:p>
          </table:table-cell>
          <table:table-cell office:value-type="string">
            <text:p>Немецкий </text:p>
          </table:table-cell>
          <table:table-cell office:value-type="string">
            <text:p>3.10 4.8а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5">
            <text:p>5</text:p>
          </table:table-cell>
          <table:table-cell office:value-type="string">
            <text:p>6а</text:p>
          </table:table-cell>
          <table:table-cell office:value-type="string">
            <text:p>Пт-5-6а</text:p>
          </table:table-cell>
          <table:table-cell office:value-type="string">
            <text:p>Математика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6">
            <text:p>6</text:p>
          </table:table-cell>
          <table:table-cell office:value-type="string">
            <text:p>6а</text:p>
          </table:table-cell>
          <table:table-cell office:value-type="string">
            <text:p>Пт-6-6а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Пт</text:p>
          </table:table-cell>
          <table:table-cell office:value-type="float" office:value="7">
            <text:p>7</text:p>
          </table:table-cell>
          <table:table-cell office:value-type="string">
            <text:p>6а</text:p>
          </table:table-cell>
          <table:table-cell office:value-type="string">
            <text:p>Пт-7-6а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8">
            <text:p>8</text:p>
          </table:table-cell>
          <table:table-cell office:value-type="string">
            <text:p>6а</text:p>
          </table:table-cell>
          <table:table-cell office:value-type="string">
            <text:p>Пт-8-6а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1">
            <text:p>1</text:p>
          </table:table-cell>
          <table:table-cell office:value-type="string">
            <text:p>6а</text:p>
          </table:table-cell>
          <table:table-cell office:value-type="string">
            <text:p>Сб-1-6а</text:p>
          </table:table-cell>
          <table:table-cell office:value-type="string">
            <text:p>Технология</text:p>
          </table:table-cell>
          <table:table-cell office:value-type="string">
            <text:p>2.8./ маст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2">
            <text:p>2</text:p>
          </table:table-cell>
          <table:table-cell office:value-type="string">
            <text:p>6а</text:p>
          </table:table-cell>
          <table:table-cell office:value-type="string">
            <text:p>Сб-2-6а</text:p>
          </table:table-cell>
          <table:table-cell office:value-type="string">
            <text:p>Технология</text:p>
          </table:table-cell>
          <table:table-cell office:value-type="string">
            <text:p>2.8./ маст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3">
            <text:p>3</text:p>
          </table:table-cell>
          <table:table-cell office:value-type="string">
            <text:p>6а</text:p>
          </table:table-cell>
          <table:table-cell office:value-type="string">
            <text:p>Сб-3-6а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4">
            <text:p>4</text:p>
          </table:table-cell>
          <table:table-cell office:value-type="string">
            <text:p>6а</text:p>
          </table:table-cell>
          <table:table-cell office:value-type="string">
            <text:p>Сб-4-6а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5">
            <text:p>5</text:p>
          </table:table-cell>
          <table:table-cell office:value-type="string">
            <text:p>6а</text:p>
          </table:table-cell>
          <table:table-cell office:value-type="string">
            <text:p>Сб-5-6а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6">
            <text:p>6</text:p>
          </table:table-cell>
          <table:table-cell office:value-type="string">
            <text:p>6а</text:p>
          </table:table-cell>
          <table:table-cell office:value-type="string">
            <text:p>Сб-6-6а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7">
            <text:p>7</text:p>
          </table:table-cell>
          <table:table-cell office:value-type="string">
            <text:p>6а</text:p>
          </table:table-cell>
          <table:table-cell office:value-type="string">
            <text:p>Сб-7-6а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1">
            <text:p>1</text:p>
          </table:table-cell>
          <table:table-cell office:value-type="string">
            <text:p>6б</text:p>
          </table:table-cell>
          <table:table-cell office:value-type="string">
            <text:p>Пн-1-6б</text:p>
          </table:table-cell>
          <table:table-cell office:value-type="string">
            <text:p>ИЗО</text:p>
          </table:table-cell>
          <table:table-cell office:value-type="string">
            <text:p>4.1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2">
            <text:p>2</text:p>
          </table:table-cell>
          <table:table-cell office:value-type="string">
            <text:p>6б</text:p>
          </table:table-cell>
          <table:table-cell office:value-type="string">
            <text:p>Пн-2-6б</text:p>
          </table:table-cell>
          <table:table-cell office:value-type="string">
            <text:p>Немецкий </text:p>
          </table:table-cell>
          <table:table-cell office:value-type="string">
            <text:p>4.8. 3.10 4.8а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3">
            <text:p>3</text:p>
          </table:table-cell>
          <table:table-cell office:value-type="string">
            <text:p>6б</text:p>
          </table:table-cell>
          <table:table-cell office:value-type="string">
            <text:p>Пн-3-6б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4">
            <text:p>4</text:p>
          </table:table-cell>
          <table:table-cell office:value-type="string">
            <text:p>6б</text:p>
          </table:table-cell>
          <table:table-cell office:value-type="string">
            <text:p>Пн-4-6б</text:p>
          </table:table-cell>
          <table:table-cell office:value-type="string">
            <text:p>Немецкий </text:p>
          </table:table-cell>
          <table:table-cell office:value-type="string">
            <text:p>4.8. 3.10 4.8а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5">
            <text:p>5</text:p>
          </table:table-cell>
          <table:table-cell office:value-type="string">
            <text:p>6б</text:p>
          </table:table-cell>
          <table:table-cell office:value-type="string">
            <text:p>Пн-5-6б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Пн</text:p>
          </table:table-cell>
          <table:table-cell office:value-type="float" office:value="6">
            <text:p>6</text:p>
          </table:table-cell>
          <table:table-cell office:value-type="string">
            <text:p>6б</text:p>
          </table:table-cell>
          <table:table-cell office:value-type="string">
            <text:p>Пн-6-6б</text:p>
          </table:table-cell>
          <table:table-cell office:value-type="string">
            <text:p>История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7">
            <text:p>7</text:p>
          </table:table-cell>
          <table:table-cell office:value-type="string">
            <text:p>6б</text:p>
          </table:table-cell>
          <table:table-cell office:value-type="string">
            <text:p>Пн-7-6б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8">
            <text:p>8</text:p>
          </table:table-cell>
          <table:table-cell office:value-type="string">
            <text:p>6б</text:p>
          </table:table-cell>
          <table:table-cell office:value-type="string">
            <text:p>Пн-8-6б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9">
            <text:p>9</text:p>
          </table:table-cell>
          <table:table-cell office:value-type="string">
            <text:p>6б</text:p>
          </table:table-cell>
          <table:table-cell office:value-type="string">
            <text:p>Пн-9-6б</text:p>
          </table:table-cell>
          <table:table-cell table:number-columns-repeated="2"/>
        </table:table-row>
        <table:table-row table:style-name="ro5">
          <table:table-cell office:value-type="string">
            <text:p>Вт</text:p>
          </table:table-cell>
          <table:table-cell office:value-type="float" office:value="1">
            <text:p>1</text:p>
          </table:table-cell>
          <table:table-cell office:value-type="string">
            <text:p>6б</text:p>
          </table:table-cell>
          <table:table-cell office:value-type="string">
            <text:p>Вт-1-6б</text:p>
          </table:table-cell>
          <table:table-cell office:value-type="string">
            <text:p>Русский</text:p>
          </table:table-cell>
          <table:table-cell office:value-type="string">
            <text:p>4.4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2">
            <text:p>2</text:p>
          </table:table-cell>
          <table:table-cell office:value-type="string">
            <text:p>6б</text:p>
          </table:table-cell>
          <table:table-cell office:value-type="string">
            <text:p>Вт-2-6б</text:p>
          </table:table-cell>
          <table:table-cell office:value-type="string">
            <text:p>Музыка</text:p>
          </table:table-cell>
          <table:table-cell office:value-type="string">
            <text:p>5.1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3">
            <text:p>3</text:p>
          </table:table-cell>
          <table:table-cell office:value-type="string">
            <text:p>6б</text:p>
          </table:table-cell>
          <table:table-cell office:value-type="string">
            <text:p>Вт-3-6б</text:p>
          </table:table-cell>
          <table:table-cell office:value-type="string">
            <text:p>Математика</text:p>
          </table:table-cell>
          <table:table-cell office:value-type="string">
            <text:p>3.4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4">
            <text:p>4</text:p>
          </table:table-cell>
          <table:table-cell office:value-type="string">
            <text:p>6б</text:p>
          </table:table-cell>
          <table:table-cell office:value-type="string">
            <text:p>Вт-4-6б</text:p>
          </table:table-cell>
          <table:table-cell office:value-type="string">
            <text:p>Литература</text:p>
          </table:table-cell>
          <table:table-cell office:value-type="string">
            <text:p>4.4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5">
            <text:p>5</text:p>
          </table:table-cell>
          <table:table-cell office:value-type="string">
            <text:p>6б</text:p>
          </table:table-cell>
          <table:table-cell office:value-type="string">
            <text:p>Вт-5-6б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6">
            <text:p>6</text:p>
          </table:table-cell>
          <table:table-cell office:value-type="string">
            <text:p>6б</text:p>
          </table:table-cell>
          <table:table-cell office:value-type="string">
            <text:p>Вт-6-6б</text:p>
          </table:table-cell>
          <table:table-cell office:value-type="string">
            <text:p>Обществознание</text:p>
          </table:table-cell>
          <table:table-cell office:value-type="string">
            <text:p>4.9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7">
            <text:p>7</text:p>
          </table:table-cell>
          <table:table-cell office:value-type="string">
            <text:p>6б</text:p>
          </table:table-cell>
          <table:table-cell office:value-type="string">
            <text:p>Вт-7-6б</text:p>
          </table:table-cell>
          <table:table-cell table:number-columns-repeated="2"/>
        </table:table-row>
        <table:table-row table:style-name="ro5">
          <table:table-cell office:value-type="string">
            <text:p>Вт</text:p>
          </table:table-cell>
          <table:table-cell office:value-type="float" office:value="8">
            <text:p>8</text:p>
          </table:table-cell>
          <table:table-cell office:value-type="string">
            <text:p>6б</text:p>
          </table:table-cell>
          <table:table-cell office:value-type="string">
            <text:p>Вт-8-6б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1">
            <text:p>1</text:p>
          </table:table-cell>
          <table:table-cell office:value-type="string">
            <text:p>6б</text:p>
          </table:table-cell>
          <table:table-cell office:value-type="string">
            <text:p>Ср-1-6б</text:p>
          </table:table-cell>
          <table:table-cell office:value-type="string">
            <text:p>Русский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2">
            <text:p>2</text:p>
          </table:table-cell>
          <table:table-cell office:value-type="string">
            <text:p>6б</text:p>
          </table:table-cell>
          <table:table-cell office:value-type="string">
            <text:p>Ср-2-6б</text:p>
          </table:table-cell>
          <table:table-cell office:value-type="string">
            <text:p>Русский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3">
            <text:p>3</text:p>
          </table:table-cell>
          <table:table-cell office:value-type="string">
            <text:p>6б</text:p>
          </table:table-cell>
          <table:table-cell office:value-type="string">
            <text:p>Ср-3-6б</text:p>
          </table:table-cell>
          <table:table-cell office:value-type="string">
            <text:p>География</text:p>
          </table:table-cell>
          <table:table-cell office:value-type="string">
            <text:p>4.3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4">
            <text:p>4</text:p>
          </table:table-cell>
          <table:table-cell office:value-type="string">
            <text:p>6б</text:p>
          </table:table-cell>
          <table:table-cell office:value-type="string">
            <text:p>Ср-4-6б</text:p>
          </table:table-cell>
          <table:table-cell office:value-type="string">
            <text:p>Немецкий </text:p>
          </table:table-cell>
          <table:table-cell office:value-type="string">
            <text:p>4.8. 3.10 4.8а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5">
            <text:p>5</text:p>
          </table:table-cell>
          <table:table-cell office:value-type="string">
            <text:p>6б</text:p>
          </table:table-cell>
          <table:table-cell office:value-type="string">
            <text:p>Ср-5-6б</text:p>
          </table:table-cell>
          <table:table-cell office:value-type="string">
            <text:p>Математика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6">
            <text:p>6</text:p>
          </table:table-cell>
          <table:table-cell office:value-type="string">
            <text:p>6б</text:p>
          </table:table-cell>
          <table:table-cell office:value-type="string">
            <text:p>Ср-6-6б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Ср</text:p>
          </table:table-cell>
          <table:table-cell office:value-type="float" office:value="7">
            <text:p>7</text:p>
          </table:table-cell>
          <table:table-cell office:value-type="string">
            <text:p>6б</text:p>
          </table:table-cell>
          <table:table-cell office:value-type="string">
            <text:p>Ср-7-6б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8">
            <text:p>8</text:p>
          </table:table-cell>
          <table:table-cell office:value-type="string">
            <text:p>6б</text:p>
          </table:table-cell>
          <table:table-cell office:value-type="string">
            <text:p>Ср-8-6б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9">
            <text:p>9</text:p>
          </table:table-cell>
          <table:table-cell office:value-type="string">
            <text:p>6б</text:p>
          </table:table-cell>
          <table:table-cell office:value-type="string">
            <text:p>Ср-9-6б</text:p>
          </table:table-cell>
          <table:table-cell table:number-columns-repeated="2"/>
        </table:table-row>
        <table:table-row table:style-name="ro4">
          <table:table-cell office:value-type="string">
            <text:p>Чт</text:p>
          </table:table-cell>
          <table:table-cell office:value-type="float" office:value="1">
            <text:p>1</text:p>
          </table:table-cell>
          <table:table-cell office:value-type="string">
            <text:p>6б</text:p>
          </table:table-cell>
          <table:table-cell office:value-type="string">
            <text:p>Чт-1-6б</text:p>
          </table:table-cell>
          <table:table-cell office:value-type="string">
            <text:p>История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2">
            <text:p>2</text:p>
          </table:table-cell>
          <table:table-cell office:value-type="string">
            <text:p>6б</text:p>
          </table:table-cell>
          <table:table-cell office:value-type="string">
            <text:p>Чт-2-6б</text:p>
          </table:table-cell>
          <table:table-cell office:value-type="string">
            <text:p>Математика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3">
            <text:p>3</text:p>
          </table:table-cell>
          <table:table-cell office:value-type="string">
            <text:p>6б</text:p>
          </table:table-cell>
          <table:table-cell office:value-type="string">
            <text:p>Чт-3-6б</text:p>
          </table:table-cell>
          <table:table-cell office:value-type="string">
            <text:p>ИВТ/Англ. яз. (Новикова Е.К.) </text:p>
          </table:table-cell>
          <table:table-cell office:value-type="string">
            <text:p>3.5 3.2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4">
            <text:p>4</text:p>
          </table:table-cell>
          <table:table-cell office:value-type="string">
            <text:p>6б</text:p>
          </table:table-cell>
          <table:table-cell office:value-type="string">
            <text:p>Чт-4-6б</text:p>
          </table:table-cell>
          <table:table-cell office:value-type="string">
            <text:p>ИВТ/Англ. яз. (Филиппова Т.В.)</text:p>
          </table:table-cell>
          <table:table-cell office:value-type="string">
            <text:p>3.5а 3.2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5">
            <text:p>5</text:p>
          </table:table-cell>
          <table:table-cell office:value-type="string">
            <text:p>6б</text:p>
          </table:table-cell>
          <table:table-cell office:value-type="string">
            <text:p>Чт-5-6б</text:p>
          </table:table-cell>
          <table:table-cell office:value-type="string">
            <text:p>Математика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6">
            <text:p>6</text:p>
          </table:table-cell>
          <table:table-cell office:value-type="string">
            <text:p>6б</text:p>
          </table:table-cell>
          <table:table-cell office:value-type="string">
            <text:p>Чт-6-6б</text:p>
          </table:table-cell>
          <table:table-cell table:number-columns-repeated="2"/>
        </table:table-row>
        <table:table-row table:style-name="ro4">
          <table:table-cell office:value-type="string">
            <text:p>Чт</text:p>
          </table:table-cell>
          <table:table-cell office:value-type="float" office:value="7">
            <text:p>7</text:p>
          </table:table-cell>
          <table:table-cell office:value-type="string">
            <text:p>6б</text:p>
          </table:table-cell>
          <table:table-cell office:value-type="string">
            <text:p>Чт-7-6б</text:p>
          </table:table-cell>
          <table:table-cell table:number-columns-repeated="2"/>
        </table:table-row>
        <table:table-row table:style-name="ro4">
          <table:table-cell office:value-type="string">
            <text:p>Чт</text:p>
          </table:table-cell>
          <table:table-cell office:value-type="string">
            <text:p>8</text:p>
          </table:table-cell>
          <table:table-cell office:value-type="string">
            <text:p>6б</text:p>
          </table:table-cell>
          <table:table-cell office:value-type="string">
            <text:p>Чт-8-6б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1">
            <text:p>1</text:p>
          </table:table-cell>
          <table:table-cell office:value-type="string">
            <text:p>6б</text:p>
          </table:table-cell>
          <table:table-cell office:value-type="string">
            <text:p>Пт-1-6б</text:p>
          </table:table-cell>
          <table:table-cell office:value-type="string">
            <text:p>Классный час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2">
            <text:p>2</text:p>
          </table:table-cell>
          <table:table-cell office:value-type="string">
            <text:p>6б</text:p>
          </table:table-cell>
          <table:table-cell office:value-type="string">
            <text:p>Пт-2-6б</text:p>
          </table:table-cell>
          <table:table-cell office:value-type="string">
            <text:p>Математика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3">
            <text:p>3</text:p>
          </table:table-cell>
          <table:table-cell office:value-type="string">
            <text:p>6б</text:p>
          </table:table-cell>
          <table:table-cell office:value-type="string">
            <text:p>Пт-3-6б</text:p>
          </table:table-cell>
          <table:table-cell office:value-type="string">
            <text:p>Русский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4">
            <text:p>4</text:p>
          </table:table-cell>
          <table:table-cell office:value-type="string">
            <text:p>6б</text:p>
          </table:table-cell>
          <table:table-cell office:value-type="string">
            <text:p>Пт-4-6б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Пт</text:p>
          </table:table-cell>
          <table:table-cell office:value-type="float" office:value="5">
            <text:p>5</text:p>
          </table:table-cell>
          <table:table-cell office:value-type="string">
            <text:p>6б</text:p>
          </table:table-cell>
          <table:table-cell office:value-type="string">
            <text:p>Пт-5-6б</text:p>
          </table:table-cell>
          <table:table-cell office:value-type="string">
            <text:p>Немецкий </text:p>
          </table:table-cell>
          <table:table-cell office:value-type="string">
            <text:p>4.8. 3.10 4.8а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6">
            <text:p>6</text:p>
          </table:table-cell>
          <table:table-cell office:value-type="string">
            <text:p>6б</text:p>
          </table:table-cell>
          <table:table-cell office:value-type="string">
            <text:p>Пт-6-6б</text:p>
          </table:table-cell>
          <table:table-cell office:value-type="string">
            <text:p>Литература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7">
            <text:p>7</text:p>
          </table:table-cell>
          <table:table-cell office:value-type="string">
            <text:p>6б</text:p>
          </table:table-cell>
          <table:table-cell office:value-type="string">
            <text:p>Пт-7-6б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8">
            <text:p>8</text:p>
          </table:table-cell>
          <table:table-cell office:value-type="string">
            <text:p>6б</text:p>
          </table:table-cell>
          <table:table-cell office:value-type="string">
            <text:p>Пт-8-6б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1">
            <text:p>1</text:p>
          </table:table-cell>
          <table:table-cell office:value-type="string">
            <text:p>6б</text:p>
          </table:table-cell>
          <table:table-cell office:value-type="string">
            <text:p>Сб-1-6б</text:p>
          </table:table-cell>
          <table:table-cell office:value-type="string">
            <text:p>Русский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2">
            <text:p>2</text:p>
          </table:table-cell>
          <table:table-cell office:value-type="string">
            <text:p>6б</text:p>
          </table:table-cell>
          <table:table-cell office:value-type="string">
            <text:p>Сб-2-6б</text:p>
          </table:table-cell>
          <table:table-cell office:value-type="string">
            <text:p>Русский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3">
            <text:p>3</text:p>
          </table:table-cell>
          <table:table-cell office:value-type="string">
            <text:p>6б</text:p>
          </table:table-cell>
          <table:table-cell office:value-type="string">
            <text:p>Сб-3-6б</text:p>
          </table:table-cell>
          <table:table-cell office:value-type="string">
            <text:p>Технология</text:p>
          </table:table-cell>
          <table:table-cell office:value-type="string">
            <text:p>2.8./ маст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4">
            <text:p>4</text:p>
          </table:table-cell>
          <table:table-cell office:value-type="string">
            <text:p>6б</text:p>
          </table:table-cell>
          <table:table-cell office:value-type="string">
            <text:p>Сб-4-6б</text:p>
          </table:table-cell>
          <table:table-cell office:value-type="string">
            <text:p>Технология</text:p>
          </table:table-cell>
          <table:table-cell office:value-type="string">
            <text:p>2.8./ маст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5">
            <text:p>5</text:p>
          </table:table-cell>
          <table:table-cell office:value-type="string">
            <text:p>6б</text:p>
          </table:table-cell>
          <table:table-cell office:value-type="string">
            <text:p>Сб-5-6б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6">
            <text:p>6</text:p>
          </table:table-cell>
          <table:table-cell office:value-type="string">
            <text:p>6б</text:p>
          </table:table-cell>
          <table:table-cell office:value-type="string">
            <text:p>Сб-6-6б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7">
            <text:p>7</text:p>
          </table:table-cell>
          <table:table-cell office:value-type="string">
            <text:p>6б</text:p>
          </table:table-cell>
          <table:table-cell office:value-type="string">
            <text:p>Сб-7-6б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1">
            <text:p>1</text:p>
          </table:table-cell>
          <table:table-cell office:value-type="string">
            <text:p>7а</text:p>
          </table:table-cell>
          <table:table-cell office:value-type="string">
            <text:p>Пн-1-7а</text:p>
          </table:table-cell>
          <table:table-cell office:value-type="string">
            <text:p>Технология</text:p>
          </table:table-cell>
          <table:table-cell office:value-type="string">
            <text:p>2.8./ маст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2">
            <text:p>2</text:p>
          </table:table-cell>
          <table:table-cell office:value-type="string">
            <text:p>7а</text:p>
          </table:table-cell>
          <table:table-cell office:value-type="string">
            <text:p>Пн-2-7а</text:p>
          </table:table-cell>
          <table:table-cell office:value-type="string">
            <text:p>Технология</text:p>
          </table:table-cell>
          <table:table-cell office:value-type="string">
            <text:p>2.8./ маст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3">
            <text:p>3</text:p>
          </table:table-cell>
          <table:table-cell office:value-type="string">
            <text:p>7а</text:p>
          </table:table-cell>
          <table:table-cell office:value-type="string">
            <text:p>Пн-3-7а</text:p>
          </table:table-cell>
          <table:table-cell office:value-type="string">
            <text:p>История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4">
            <text:p>4</text:p>
          </table:table-cell>
          <table:table-cell office:value-type="string">
            <text:p>7а</text:p>
          </table:table-cell>
          <table:table-cell office:value-type="string">
            <text:p>Пн-4-7а</text:p>
          </table:table-cell>
          <table:table-cell office:value-type="string">
            <text:p>Физика</text:p>
          </table:table-cell>
          <table:table-cell office:value-type="string">
            <text:p>5.6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5">
            <text:p>5</text:p>
          </table:table-cell>
          <table:table-cell office:value-type="string">
            <text:p>7а</text:p>
          </table:table-cell>
          <table:table-cell office:value-type="string">
            <text:p>Пн-5-7а</text:p>
          </table:table-cell>
          <table:table-cell office:value-type="string">
            <text:p>География</text:p>
          </table:table-cell>
          <table:table-cell office:value-type="string">
            <text:p>4.3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6">
            <text:p>6</text:p>
          </table:table-cell>
          <table:table-cell office:value-type="string">
            <text:p>7а</text:p>
          </table:table-cell>
          <table:table-cell office:value-type="string">
            <text:p>Пн-6-7а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7">
            <text:p>7</text:p>
          </table:table-cell>
          <table:table-cell office:value-type="string">
            <text:p>7а</text:p>
          </table:table-cell>
          <table:table-cell office:value-type="string">
            <text:p>Пн-7-7а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8">
            <text:p>8</text:p>
          </table:table-cell>
          <table:table-cell office:value-type="string">
            <text:p>7а</text:p>
          </table:table-cell>
          <table:table-cell office:value-type="string">
            <text:p>Пн-8-7а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9">
            <text:p>9</text:p>
          </table:table-cell>
          <table:table-cell office:value-type="string">
            <text:p>7а</text:p>
          </table:table-cell>
          <table:table-cell office:value-type="string">
            <text:p>Пн-9-7а</text:p>
          </table:table-cell>
          <table:table-cell table:number-columns-repeated="2"/>
        </table:table-row>
        <table:table-row table:style-name="ro5">
          <table:table-cell office:value-type="string">
            <text:p>Вт</text:p>
          </table:table-cell>
          <table:table-cell office:value-type="float" office:value="1">
            <text:p>1</text:p>
          </table:table-cell>
          <table:table-cell office:value-type="string">
            <text:p>7а</text:p>
          </table:table-cell>
          <table:table-cell office:value-type="string">
            <text:p>Вт-1-7а</text:p>
          </table:table-cell>
          <table:table-cell office:value-type="string">
            <text:p>Физика</text:p>
          </table:table-cell>
          <table:table-cell office:value-type="string">
            <text:p>5.6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2">
            <text:p>2</text:p>
          </table:table-cell>
          <table:table-cell office:value-type="string">
            <text:p>7а</text:p>
          </table:table-cell>
          <table:table-cell office:value-type="string">
            <text:p>Вт-2-7а</text:p>
          </table:table-cell>
          <table:table-cell office:value-type="string">
            <text:p>Русский</text:p>
          </table:table-cell>
          <table:table-cell office:value-type="string">
            <text:p>4.1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3">
            <text:p>3</text:p>
          </table:table-cell>
          <table:table-cell office:value-type="string">
            <text:p>7а</text:p>
          </table:table-cell>
          <table:table-cell office:value-type="string">
            <text:p>Вт-3-7а</text:p>
          </table:table-cell>
          <table:table-cell office:value-type="string">
            <text:p>Алгебра</text:p>
          </table:table-cell>
          <table:table-cell office:value-type="string">
            <text:p>3.1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4">
            <text:p>4</text:p>
          </table:table-cell>
          <table:table-cell office:value-type="string">
            <text:p>7а</text:p>
          </table:table-cell>
          <table:table-cell office:value-type="string">
            <text:p>Вт-4-7а</text:p>
          </table:table-cell>
          <table:table-cell office:value-type="string">
            <text:p>Литература</text:p>
          </table:table-cell>
          <table:table-cell office:value-type="string">
            <text:p>4.1.</text:p>
          </table:table-cell>
        </table:table-row>
        <table:table-row table:style-name="ro4">
          <table:table-cell office:value-type="string">
            <text:p>Вт</text:p>
          </table:table-cell>
          <table:table-cell office:value-type="float" office:value="5">
            <text:p>5</text:p>
          </table:table-cell>
          <table:table-cell office:value-type="string">
            <text:p>7а</text:p>
          </table:table-cell>
          <table:table-cell office:value-type="string">
            <text:p>Вт-5-7а</text:p>
          </table:table-cell>
          <table:table-cell office:value-type="string">
            <text:p>ИВТ/Нем. (Лехкун В.Н.)</text:p>
          </table:table-cell>
          <table:table-cell office:value-type="string">
            <text:p>1.1.</text:p>
          </table:table-cell>
        </table:table-row>
        <table:table-row table:style-name="ro4">
          <table:table-cell office:value-type="string">
            <text:p>Вт</text:p>
          </table:table-cell>
          <table:table-cell office:value-type="float" office:value="6">
            <text:p>6</text:p>
          </table:table-cell>
          <table:table-cell office:value-type="string">
            <text:p>7а</text:p>
          </table:table-cell>
          <table:table-cell office:value-type="string">
            <text:p>Вт-6-7а</text:p>
          </table:table-cell>
          <table:table-cell office:value-type="string">
            <text:p>ИВТ/Нем. (Трусова С.И.)</text:p>
          </table:table-cell>
          <table:table-cell office:value-type="string">
            <text:p>3.10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7">
            <text:p>7</text:p>
          </table:table-cell>
          <table:table-cell office:value-type="string">
            <text:p>7а</text:p>
          </table:table-cell>
          <table:table-cell office:value-type="string">
            <text:p>Вт-7-7а</text:p>
          </table:table-cell>
          <table:table-cell table:number-columns-repeated="2"/>
        </table:table-row>
        <table:table-row table:style-name="ro5">
          <table:table-cell office:value-type="string">
            <text:p>Вт</text:p>
          </table:table-cell>
          <table:table-cell office:value-type="float" office:value="8">
            <text:p>8</text:p>
          </table:table-cell>
          <table:table-cell office:value-type="string">
            <text:p>7а</text:p>
          </table:table-cell>
          <table:table-cell office:value-type="string">
            <text:p>Вт-8-7а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1">
            <text:p>1</text:p>
          </table:table-cell>
          <table:table-cell office:value-type="string">
            <text:p>7а</text:p>
          </table:table-cell>
          <table:table-cell office:value-type="string">
            <text:p>Ср-1-7а</text:p>
          </table:table-cell>
          <table:table-cell office:value-type="string">
            <text:p>Русский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2">
            <text:p>2</text:p>
          </table:table-cell>
          <table:table-cell office:value-type="string">
            <text:p>7а</text:p>
          </table:table-cell>
          <table:table-cell office:value-type="string">
            <text:p>Ср-2-7а</text:p>
          </table:table-cell>
          <table:table-cell office:value-type="string">
            <text:p>Немецкий</text:p>
          </table:table-cell>
          <table:table-cell office:value-type="string">
            <text:p>4.8а 1.1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3">
            <text:p>3</text:p>
          </table:table-cell>
          <table:table-cell office:value-type="string">
            <text:p>7а</text:p>
          </table:table-cell>
          <table:table-cell office:value-type="string">
            <text:p>Ср-3-7а</text:p>
          </table:table-cell>
          <table:table-cell office:value-type="string">
            <text:p>Алгебра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4">
            <text:p>4</text:p>
          </table:table-cell>
          <table:table-cell office:value-type="string">
            <text:p>7а</text:p>
          </table:table-cell>
          <table:table-cell office:value-type="string">
            <text:p>Ср-4-7а</text:p>
          </table:table-cell>
          <table:table-cell office:value-type="string">
            <text:p>География</text:p>
          </table:table-cell>
          <table:table-cell office:value-type="string">
            <text:p>4.3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5">
            <text:p>5</text:p>
          </table:table-cell>
          <table:table-cell office:value-type="string">
            <text:p>7а</text:p>
          </table:table-cell>
          <table:table-cell office:value-type="string">
            <text:p>Ср-5-7а</text:p>
          </table:table-cell>
          <table:table-cell office:value-type="string">
            <text:p>Геометрия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6">
            <text:p>6</text:p>
          </table:table-cell>
          <table:table-cell office:value-type="string">
            <text:p>7а</text:p>
          </table:table-cell>
          <table:table-cell office:value-type="string">
            <text:p>Ср-6-7а</text:p>
          </table:table-cell>
          <table:table-cell office:value-type="string">
            <text:p>Немецкий</text:p>
          </table:table-cell>
          <table:table-cell office:value-type="string">
            <text:p>4.8а 1.1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7">
            <text:p>7</text:p>
          </table:table-cell>
          <table:table-cell office:value-type="string">
            <text:p>7а</text:p>
          </table:table-cell>
          <table:table-cell office:value-type="string">
            <text:p>Ср-7-7а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Ср</text:p>
          </table:table-cell>
          <table:table-cell office:value-type="float" office:value="8">
            <text:p>8</text:p>
          </table:table-cell>
          <table:table-cell office:value-type="string">
            <text:p>7а</text:p>
          </table:table-cell>
          <table:table-cell office:value-type="string">
            <text:p>Ср-8-7а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9">
            <text:p>9</text:p>
          </table:table-cell>
          <table:table-cell office:value-type="string">
            <text:p>7а</text:p>
          </table:table-cell>
          <table:table-cell office:value-type="string">
            <text:p>Ср-9-7а</text:p>
          </table:table-cell>
          <table:table-cell table:number-columns-repeated="2"/>
        </table:table-row>
        <table:table-row table:style-name="ro4">
          <table:table-cell office:value-type="string">
            <text:p>Чт</text:p>
          </table:table-cell>
          <table:table-cell office:value-type="float" office:value="1">
            <text:p>1</text:p>
          </table:table-cell>
          <table:table-cell office:value-type="string">
            <text:p>7а</text:p>
          </table:table-cell>
          <table:table-cell office:value-type="string">
            <text:p>Чт-1-7а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2">
            <text:p>2</text:p>
          </table:table-cell>
          <table:table-cell office:value-type="string">
            <text:p>7а</text:p>
          </table:table-cell>
          <table:table-cell office:value-type="string">
            <text:p>Чт-2-7а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3">
            <text:p>3</text:p>
          </table:table-cell>
          <table:table-cell office:value-type="string">
            <text:p>7а</text:p>
          </table:table-cell>
          <table:table-cell office:value-type="string">
            <text:p>Чт-3-7а</text:p>
          </table:table-cell>
          <table:table-cell office:value-type="string">
            <text:p>История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4">
            <text:p>4</text:p>
          </table:table-cell>
          <table:table-cell office:value-type="string">
            <text:p>7а</text:p>
          </table:table-cell>
          <table:table-cell office:value-type="string">
            <text:p>Чт-4-7а</text:p>
          </table:table-cell>
          <table:table-cell office:value-type="string">
            <text:p>Русский</text:p>
          </table:table-cell>
          <table:table-cell office:value-type="string">
            <text:p>4.1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5">
            <text:p>5</text:p>
          </table:table-cell>
          <table:table-cell office:value-type="string">
            <text:p>7а</text:p>
          </table:table-cell>
          <table:table-cell office:value-type="string">
            <text:p>Чт-5-7а</text:p>
          </table:table-cell>
          <table:table-cell office:value-type="string">
            <text:p>Алгебра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6">
            <text:p>6</text:p>
          </table:table-cell>
          <table:table-cell office:value-type="string">
            <text:p>7а</text:p>
          </table:table-cell>
          <table:table-cell office:value-type="string">
            <text:p>Чт-6-7а</text:p>
          </table:table-cell>
          <table:table-cell office:value-type="string">
            <text:p>Русский</text:p>
          </table:table-cell>
          <table:table-cell office:value-type="string">
            <text:p>4.1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7">
            <text:p>7</text:p>
          </table:table-cell>
          <table:table-cell office:value-type="string">
            <text:p>7а</text:p>
          </table:table-cell>
          <table:table-cell office:value-type="string">
            <text:p>Чт-7-7а</text:p>
          </table:table-cell>
          <table:table-cell table:number-columns-repeated="2"/>
        </table:table-row>
        <table:table-row table:style-name="ro4">
          <table:table-cell office:value-type="string">
            <text:p>Чт</text:p>
          </table:table-cell>
          <table:table-cell office:value-type="string">
            <text:p>8</text:p>
          </table:table-cell>
          <table:table-cell office:value-type="string">
            <text:p>7а</text:p>
          </table:table-cell>
          <table:table-cell office:value-type="string">
            <text:p>Чт-8-7а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1">
            <text:p>1</text:p>
          </table:table-cell>
          <table:table-cell office:value-type="string">
            <text:p>7а</text:p>
          </table:table-cell>
          <table:table-cell office:value-type="string">
            <text:p>Пт-1-7а</text:p>
          </table:table-cell>
          <table:table-cell office:value-type="string">
            <text:p>Классный час</text:p>
          </table:table-cell>
          <table:table-cell office:value-type="string">
            <text:p>5.5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2">
            <text:p>2</text:p>
          </table:table-cell>
          <table:table-cell office:value-type="string">
            <text:p>7а</text:p>
          </table:table-cell>
          <table:table-cell office:value-type="string">
            <text:p>Пт-2-7а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Пт</text:p>
          </table:table-cell>
          <table:table-cell office:value-type="float" office:value="3">
            <text:p>3</text:p>
          </table:table-cell>
          <table:table-cell office:value-type="string">
            <text:p>7а</text:p>
          </table:table-cell>
          <table:table-cell office:value-type="string">
            <text:p>Пт-3-7а</text:p>
          </table:table-cell>
          <table:table-cell office:value-type="string">
            <text:p>Немецкий</text:p>
          </table:table-cell>
          <table:table-cell office:value-type="string">
            <text:p>4.8а 1.1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4">
            <text:p>4</text:p>
          </table:table-cell>
          <table:table-cell office:value-type="string">
            <text:p>7а</text:p>
          </table:table-cell>
          <table:table-cell office:value-type="string">
            <text:p>Пт-4-7а</text:p>
          </table:table-cell>
          <table:table-cell office:value-type="string">
            <text:p>Литература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5">
            <text:p>5</text:p>
          </table:table-cell>
          <table:table-cell office:value-type="string">
            <text:p>7а</text:p>
          </table:table-cell>
          <table:table-cell office:value-type="string">
            <text:p>Пт-5-7а</text:p>
          </table:table-cell>
          <table:table-cell office:value-type="string">
            <text:p>Геометрия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6">
            <text:p>6</text:p>
          </table:table-cell>
          <table:table-cell office:value-type="string">
            <text:p>7а</text:p>
          </table:table-cell>
          <table:table-cell office:value-type="string">
            <text:p>Пт-6-7а</text:p>
          </table:table-cell>
          <table:table-cell office:value-type="string">
            <text:p>МХК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7">
            <text:p>7</text:p>
          </table:table-cell>
          <table:table-cell office:value-type="string">
            <text:p>7а</text:p>
          </table:table-cell>
          <table:table-cell office:value-type="string">
            <text:p>Пт-7-7а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8">
            <text:p>8</text:p>
          </table:table-cell>
          <table:table-cell office:value-type="string">
            <text:p>7а</text:p>
          </table:table-cell>
          <table:table-cell office:value-type="string">
            <text:p>Пт-8-7а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1">
            <text:p>1</text:p>
          </table:table-cell>
          <table:table-cell office:value-type="string">
            <text:p>7а</text:p>
          </table:table-cell>
          <table:table-cell office:value-type="string">
            <text:p>Сб-1-7а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Сб</text:p>
          </table:table-cell>
          <table:table-cell office:value-type="float" office:value="2">
            <text:p>2</text:p>
          </table:table-cell>
          <table:table-cell office:value-type="string">
            <text:p>7а</text:p>
          </table:table-cell>
          <table:table-cell office:value-type="string">
            <text:p>Сб-2-7а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3">
            <text:p>3</text:p>
          </table:table-cell>
          <table:table-cell office:value-type="string">
            <text:p>7а</text:p>
          </table:table-cell>
          <table:table-cell office:value-type="string">
            <text:p>Сб-3-7а</text:p>
          </table:table-cell>
          <table:table-cell office:value-type="string">
            <text:p>Теория вероятности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4">
            <text:p>4</text:p>
          </table:table-cell>
          <table:table-cell office:value-type="string">
            <text:p>7а</text:p>
          </table:table-cell>
          <table:table-cell office:value-type="string">
            <text:p>Сб-4-7а</text:p>
          </table:table-cell>
          <table:table-cell office:value-type="string">
            <text:p>Обществознание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5">
            <text:p>5</text:p>
          </table:table-cell>
          <table:table-cell office:value-type="string">
            <text:p>7а</text:p>
          </table:table-cell>
          <table:table-cell office:value-type="string">
            <text:p>Сб-5-7а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6">
            <text:p>6</text:p>
          </table:table-cell>
          <table:table-cell office:value-type="string">
            <text:p>7а</text:p>
          </table:table-cell>
          <table:table-cell office:value-type="string">
            <text:p>Сб-6-7а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7">
            <text:p>7</text:p>
          </table:table-cell>
          <table:table-cell office:value-type="string">
            <text:p>7а</text:p>
          </table:table-cell>
          <table:table-cell office:value-type="string">
            <text:p>Сб-7-7а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1">
            <text:p>1</text:p>
          </table:table-cell>
          <table:table-cell office:value-type="string">
            <text:p>7б</text:p>
          </table:table-cell>
          <table:table-cell office:value-type="string">
            <text:p>Пн-1-7б</text:p>
          </table:table-cell>
          <table:table-cell office:value-type="string">
            <text:p>География</text:p>
          </table:table-cell>
          <table:table-cell office:value-type="string">
            <text:p>4.3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2">
            <text:p>2</text:p>
          </table:table-cell>
          <table:table-cell office:value-type="string">
            <text:p>7б</text:p>
          </table:table-cell>
          <table:table-cell office:value-type="string">
            <text:p>Пн-2-7б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3">
            <text:p>3</text:p>
          </table:table-cell>
          <table:table-cell office:value-type="string">
            <text:p>7б</text:p>
          </table:table-cell>
          <table:table-cell office:value-type="string">
            <text:p>Пн-3-7б</text:p>
          </table:table-cell>
          <table:table-cell office:value-type="string">
            <text:p>Технология</text:p>
          </table:table-cell>
          <table:table-cell office:value-type="string">
            <text:p>2.8./ маст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4">
            <text:p>4</text:p>
          </table:table-cell>
          <table:table-cell office:value-type="string">
            <text:p>7б</text:p>
          </table:table-cell>
          <table:table-cell office:value-type="string">
            <text:p>Пн-4-7б</text:p>
          </table:table-cell>
          <table:table-cell office:value-type="string">
            <text:p>Технология</text:p>
          </table:table-cell>
          <table:table-cell office:value-type="string">
            <text:p>2.8./ маст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5">
            <text:p>5</text:p>
          </table:table-cell>
          <table:table-cell office:value-type="string">
            <text:p>7б</text:p>
          </table:table-cell>
          <table:table-cell office:value-type="string">
            <text:p>Пн-5-7б</text:p>
          </table:table-cell>
          <table:table-cell office:value-type="string">
            <text:p>Немецкий</text:p>
          </table:table-cell>
          <table:table-cell office:value-type="string">
            <text:p>4.8а 3.10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6">
            <text:p>6</text:p>
          </table:table-cell>
          <table:table-cell office:value-type="string">
            <text:p>7б</text:p>
          </table:table-cell>
          <table:table-cell office:value-type="string">
            <text:p>Пн-6-7б</text:p>
          </table:table-cell>
          <table:table-cell office:value-type="string">
            <text:p>История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7">
            <text:p>7</text:p>
          </table:table-cell>
          <table:table-cell office:value-type="string">
            <text:p>7б</text:p>
          </table:table-cell>
          <table:table-cell office:value-type="string">
            <text:p>Пн-7-7б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8">
            <text:p>8</text:p>
          </table:table-cell>
          <table:table-cell office:value-type="string">
            <text:p>7б</text:p>
          </table:table-cell>
          <table:table-cell office:value-type="string">
            <text:p>Пн-8-7б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9">
            <text:p>9</text:p>
          </table:table-cell>
          <table:table-cell office:value-type="string">
            <text:p>7б</text:p>
          </table:table-cell>
          <table:table-cell office:value-type="string">
            <text:p>Пн-9-7б</text:p>
          </table:table-cell>
          <table:table-cell table:number-columns-repeated="2"/>
        </table:table-row>
        <table:table-row table:style-name="ro4">
          <table:table-cell office:value-type="string">
            <text:p>Вт</text:p>
          </table:table-cell>
          <table:table-cell office:value-type="float" office:value="1">
            <text:p>1</text:p>
          </table:table-cell>
          <table:table-cell office:value-type="string">
            <text:p>7б</text:p>
          </table:table-cell>
          <table:table-cell office:value-type="string">
            <text:p>Вт-1-7б</text:p>
          </table:table-cell>
          <table:table-cell office:value-type="string">
            <text:p>ИВТ/Нем. (Лехкун В.Н.)</text:p>
          </table:table-cell>
          <table:table-cell office:value-type="string">
            <text:p>1.1.</text:p>
          </table:table-cell>
        </table:table-row>
        <table:table-row table:style-name="ro4">
          <table:table-cell office:value-type="string">
            <text:p>Вт</text:p>
          </table:table-cell>
          <table:table-cell office:value-type="float" office:value="2">
            <text:p>2</text:p>
          </table:table-cell>
          <table:table-cell office:value-type="string">
            <text:p>7б</text:p>
          </table:table-cell>
          <table:table-cell office:value-type="string">
            <text:p>Вт-2-7б</text:p>
          </table:table-cell>
          <table:table-cell office:value-type="string">
            <text:p>ИВТ/Нем. (Трусова С.И.)</text:p>
          </table:table-cell>
          <table:table-cell office:value-type="string">
            <text:p>3.10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3">
            <text:p>3</text:p>
          </table:table-cell>
          <table:table-cell office:value-type="string">
            <text:p>7б</text:p>
          </table:table-cell>
          <table:table-cell office:value-type="string">
            <text:p>Вт-3-7б</text:p>
          </table:table-cell>
          <table:table-cell office:value-type="string">
            <text:p>Русский</text:p>
          </table:table-cell>
          <table:table-cell office:value-type="string">
            <text:p>4.1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4">
            <text:p>4</text:p>
          </table:table-cell>
          <table:table-cell office:value-type="string">
            <text:p>7б</text:p>
          </table:table-cell>
          <table:table-cell office:value-type="string">
            <text:p>Вт-4-7б</text:p>
          </table:table-cell>
          <table:table-cell office:value-type="string">
            <text:p>Физика</text:p>
          </table:table-cell>
          <table:table-cell office:value-type="string">
            <text:p>5.6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5">
            <text:p>5</text:p>
          </table:table-cell>
          <table:table-cell office:value-type="string">
            <text:p>7б</text:p>
          </table:table-cell>
          <table:table-cell office:value-type="string">
            <text:p>Вт-5-7б</text:p>
          </table:table-cell>
          <table:table-cell office:value-type="string">
            <text:p>Литература</text:p>
          </table:table-cell>
          <table:table-cell office:value-type="string">
            <text:p>4.1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6">
            <text:p>6</text:p>
          </table:table-cell>
          <table:table-cell office:value-type="string">
            <text:p>7б</text:p>
          </table:table-cell>
          <table:table-cell office:value-type="string">
            <text:p>Вт-6-7б</text:p>
          </table:table-cell>
          <table:table-cell office:value-type="string">
            <text:p>Алгебра</text:p>
          </table:table-cell>
          <table:table-cell office:value-type="string">
            <text:p>3.1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7">
            <text:p>7</text:p>
          </table:table-cell>
          <table:table-cell office:value-type="string">
            <text:p>7б</text:p>
          </table:table-cell>
          <table:table-cell office:value-type="string">
            <text:p>Вт-7-7б</text:p>
          </table:table-cell>
          <table:table-cell table:number-columns-repeated="2"/>
        </table:table-row>
        <table:table-row table:style-name="ro5">
          <table:table-cell office:value-type="string">
            <text:p>Вт</text:p>
          </table:table-cell>
          <table:table-cell office:value-type="float" office:value="8">
            <text:p>8</text:p>
          </table:table-cell>
          <table:table-cell office:value-type="string">
            <text:p>7б</text:p>
          </table:table-cell>
          <table:table-cell office:value-type="string">
            <text:p>Вт-8-7б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1">
            <text:p>1</text:p>
          </table:table-cell>
          <table:table-cell office:value-type="string">
            <text:p>7б</text:p>
          </table:table-cell>
          <table:table-cell office:value-type="string">
            <text:p>Ср-1-7б</text:p>
          </table:table-cell>
          <table:table-cell office:value-type="string">
            <text:p>Немецкий</text:p>
          </table:table-cell>
          <table:table-cell office:value-type="string">
            <text:p>4.8а 3.10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2">
            <text:p>2</text:p>
          </table:table-cell>
          <table:table-cell office:value-type="string">
            <text:p>7б</text:p>
          </table:table-cell>
          <table:table-cell office:value-type="string">
            <text:p>Ср-2-7б</text:p>
          </table:table-cell>
          <table:table-cell office:value-type="string">
            <text:p>Алгебра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3">
            <text:p>3</text:p>
          </table:table-cell>
          <table:table-cell office:value-type="string">
            <text:p>7б</text:p>
          </table:table-cell>
          <table:table-cell office:value-type="string">
            <text:p>Ср-3-7б</text:p>
          </table:table-cell>
          <table:table-cell office:value-type="string">
            <text:p>История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4">
            <text:p>4</text:p>
          </table:table-cell>
          <table:table-cell office:value-type="string">
            <text:p>7б</text:p>
          </table:table-cell>
          <table:table-cell office:value-type="string">
            <text:p>Ср-4-7б</text:p>
          </table:table-cell>
          <table:table-cell office:value-type="string">
            <text:p>Русский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5">
            <text:p>5</text:p>
          </table:table-cell>
          <table:table-cell office:value-type="string">
            <text:p>7б</text:p>
          </table:table-cell>
          <table:table-cell office:value-type="string">
            <text:p>Ср-5-7б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Ср</text:p>
          </table:table-cell>
          <table:table-cell office:value-type="float" office:value="6">
            <text:p>6</text:p>
          </table:table-cell>
          <table:table-cell office:value-type="string">
            <text:p>7б</text:p>
          </table:table-cell>
          <table:table-cell office:value-type="string">
            <text:p>Ср-6-7б</text:p>
          </table:table-cell>
          <table:table-cell office:value-type="string">
            <text:p>Геометрия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7">
            <text:p>7</text:p>
          </table:table-cell>
          <table:table-cell office:value-type="string">
            <text:p>7б</text:p>
          </table:table-cell>
          <table:table-cell office:value-type="string">
            <text:p>Ср-7-7б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8">
            <text:p>8</text:p>
          </table:table-cell>
          <table:table-cell office:value-type="string">
            <text:p>7б</text:p>
          </table:table-cell>
          <table:table-cell office:value-type="string">
            <text:p>Ср-8-7б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9">
            <text:p>9</text:p>
          </table:table-cell>
          <table:table-cell office:value-type="string">
            <text:p>7б</text:p>
          </table:table-cell>
          <table:table-cell office:value-type="string">
            <text:p>Ср-9-7б</text:p>
          </table:table-cell>
          <table:table-cell table:number-columns-repeated="2"/>
        </table:table-row>
        <table:table-row table:style-name="ro4">
          <table:table-cell office:value-type="string">
            <text:p>Чт</text:p>
          </table:table-cell>
          <table:table-cell office:value-type="float" office:value="1">
            <text:p>1</text:p>
          </table:table-cell>
          <table:table-cell office:value-type="string">
            <text:p>7б</text:p>
          </table:table-cell>
          <table:table-cell office:value-type="string">
            <text:p>Чт-1-7б</text:p>
          </table:table-cell>
          <table:table-cell office:value-type="string">
            <text:p>Русский</text:p>
          </table:table-cell>
          <table:table-cell office:value-type="string">
            <text:p>4.1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2">
            <text:p>2</text:p>
          </table:table-cell>
          <table:table-cell office:value-type="string">
            <text:p>7б</text:p>
          </table:table-cell>
          <table:table-cell office:value-type="string">
            <text:p>Чт-2-7б</text:p>
          </table:table-cell>
          <table:table-cell office:value-type="string">
            <text:p>Физика</text:p>
          </table:table-cell>
          <table:table-cell office:value-type="string">
            <text:p>5.6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3">
            <text:p>3</text:p>
          </table:table-cell>
          <table:table-cell office:value-type="string">
            <text:p>7б</text:p>
          </table:table-cell>
          <table:table-cell office:value-type="string">
            <text:p>Чт-3-7б</text:p>
          </table:table-cell>
          <table:table-cell office:value-type="string">
            <text:p>Русский</text:p>
          </table:table-cell>
          <table:table-cell office:value-type="string">
            <text:p>4.1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4">
            <text:p>4</text:p>
          </table:table-cell>
          <table:table-cell office:value-type="string">
            <text:p>7б</text:p>
          </table:table-cell>
          <table:table-cell office:value-type="string">
            <text:p>Чт-4-7б</text:p>
          </table:table-cell>
          <table:table-cell office:value-type="string">
            <text:p>Алгебра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5">
            <text:p>5</text:p>
          </table:table-cell>
          <table:table-cell office:value-type="string">
            <text:p>7б</text:p>
          </table:table-cell>
          <table:table-cell office:value-type="string">
            <text:p>Чт-5-7б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6">
            <text:p>6</text:p>
          </table:table-cell>
          <table:table-cell office:value-type="string">
            <text:p>7б</text:p>
          </table:table-cell>
          <table:table-cell office:value-type="string">
            <text:p>Чт-6-7б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7">
            <text:p>7</text:p>
          </table:table-cell>
          <table:table-cell office:value-type="string">
            <text:p>7б</text:p>
          </table:table-cell>
          <table:table-cell office:value-type="string">
            <text:p>Чт-7-7б</text:p>
          </table:table-cell>
          <table:table-cell office:value-type="string">
            <text:p>МХК</text:p>
          </table:table-cell>
          <table:table-cell office:value-type="string">
            <text:p>4.1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string">
            <text:p>8</text:p>
          </table:table-cell>
          <table:table-cell office:value-type="string">
            <text:p>7б</text:p>
          </table:table-cell>
          <table:table-cell office:value-type="string">
            <text:p>Чт-8-7б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1">
            <text:p>1</text:p>
          </table:table-cell>
          <table:table-cell office:value-type="string">
            <text:p>7б</text:p>
          </table:table-cell>
          <table:table-cell office:value-type="string">
            <text:p>Пт-1-7б</text:p>
          </table:table-cell>
          <table:table-cell office:value-type="string">
            <text:p>Классный час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2">
            <text:p>2</text:p>
          </table:table-cell>
          <table:table-cell office:value-type="string">
            <text:p>7б</text:p>
          </table:table-cell>
          <table:table-cell office:value-type="string">
            <text:p>Пт-2-7б</text:p>
          </table:table-cell>
          <table:table-cell office:value-type="string">
            <text:p>Немецкий</text:p>
          </table:table-cell>
          <table:table-cell office:value-type="string">
            <text:p>4.8а 3.10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3">
            <text:p>3</text:p>
          </table:table-cell>
          <table:table-cell office:value-type="string">
            <text:p>7б</text:p>
          </table:table-cell>
          <table:table-cell office:value-type="string">
            <text:p>Пт-3-7б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Пт</text:p>
          </table:table-cell>
          <table:table-cell office:value-type="float" office:value="4">
            <text:p>4</text:p>
          </table:table-cell>
          <table:table-cell office:value-type="string">
            <text:p>7б</text:p>
          </table:table-cell>
          <table:table-cell office:value-type="string">
            <text:p>Пт-4-7б</text:p>
          </table:table-cell>
          <table:table-cell office:value-type="string">
            <text:p>География</text:p>
          </table:table-cell>
          <table:table-cell office:value-type="string">
            <text:p>4.3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5">
            <text:p>5</text:p>
          </table:table-cell>
          <table:table-cell office:value-type="string">
            <text:p>7б</text:p>
          </table:table-cell>
          <table:table-cell office:value-type="string">
            <text:p>Пт-5-7б</text:p>
          </table:table-cell>
          <table:table-cell office:value-type="string">
            <text:p>Литература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6">
            <text:p>6</text:p>
          </table:table-cell>
          <table:table-cell office:value-type="string">
            <text:p>7б</text:p>
          </table:table-cell>
          <table:table-cell office:value-type="string">
            <text:p>Пт-6-7б</text:p>
          </table:table-cell>
          <table:table-cell office:value-type="string">
            <text:p>Геометрия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7">
            <text:p>7</text:p>
          </table:table-cell>
          <table:table-cell office:value-type="string">
            <text:p>7б</text:p>
          </table:table-cell>
          <table:table-cell office:value-type="string">
            <text:p>Пт-7-7б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8">
            <text:p>8</text:p>
          </table:table-cell>
          <table:table-cell office:value-type="string">
            <text:p>7б</text:p>
          </table:table-cell>
          <table:table-cell office:value-type="string">
            <text:p>Пт-8-7б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1">
            <text:p>1</text:p>
          </table:table-cell>
          <table:table-cell office:value-type="string">
            <text:p>7б</text:p>
          </table:table-cell>
          <table:table-cell office:value-type="string">
            <text:p>Сб-1-7б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2">
            <text:p>2</text:p>
          </table:table-cell>
          <table:table-cell office:value-type="string">
            <text:p>7б</text:p>
          </table:table-cell>
          <table:table-cell office:value-type="string">
            <text:p>Сб-2-7б</text:p>
          </table:table-cell>
          <table:table-cell office:value-type="string">
            <text:p>Обществознание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3">
            <text:p>3</text:p>
          </table:table-cell>
          <table:table-cell office:value-type="string">
            <text:p>7б</text:p>
          </table:table-cell>
          <table:table-cell office:value-type="string">
            <text:p>Сб-3-7б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Сб</text:p>
          </table:table-cell>
          <table:table-cell office:value-type="float" office:value="4">
            <text:p>4</text:p>
          </table:table-cell>
          <table:table-cell office:value-type="string">
            <text:p>7б</text:p>
          </table:table-cell>
          <table:table-cell office:value-type="string">
            <text:p>Сб-4-7б</text:p>
          </table:table-cell>
          <table:table-cell office:value-type="string">
            <text:p>Теория вероятности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5">
            <text:p>5</text:p>
          </table:table-cell>
          <table:table-cell office:value-type="string">
            <text:p>7б</text:p>
          </table:table-cell>
          <table:table-cell office:value-type="string">
            <text:p>Сб-5-7б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6">
            <text:p>6</text:p>
          </table:table-cell>
          <table:table-cell office:value-type="string">
            <text:p>7б</text:p>
          </table:table-cell>
          <table:table-cell office:value-type="string">
            <text:p>Сб-6-7б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7">
            <text:p>7</text:p>
          </table:table-cell>
          <table:table-cell office:value-type="string">
            <text:p>7б</text:p>
          </table:table-cell>
          <table:table-cell office:value-type="string">
            <text:p>Сб-7-7б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1">
            <text:p>1</text:p>
          </table:table-cell>
          <table:table-cell office:value-type="string">
            <text:p>8а</text:p>
          </table:table-cell>
          <table:table-cell office:value-type="string">
            <text:p>Пн-1-8а</text:p>
          </table:table-cell>
          <table:table-cell office:value-type="string">
            <text:p>Русский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2">
            <text:p>2</text:p>
          </table:table-cell>
          <table:table-cell office:value-type="string">
            <text:p>8а</text:p>
          </table:table-cell>
          <table:table-cell office:value-type="string">
            <text:p>Пн-2-8а</text:p>
          </table:table-cell>
          <table:table-cell office:value-type="string">
            <text:p>Физика</text:p>
          </table:table-cell>
          <table:table-cell office:value-type="string">
            <text:p>5.6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3">
            <text:p>3</text:p>
          </table:table-cell>
          <table:table-cell office:value-type="string">
            <text:p>8а</text:p>
          </table:table-cell>
          <table:table-cell office:value-type="string">
            <text:p>Пн-3-8а</text:p>
          </table:table-cell>
          <table:table-cell office:value-type="string">
            <text:p>Черчение</text:p>
          </table:table-cell>
          <table:table-cell office:value-type="string">
            <text:p>4.1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4">
            <text:p>4</text:p>
          </table:table-cell>
          <table:table-cell office:value-type="string">
            <text:p>8а</text:p>
          </table:table-cell>
          <table:table-cell office:value-type="string">
            <text:p>Пн-4-8а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Пн</text:p>
          </table:table-cell>
          <table:table-cell office:value-type="float" office:value="5">
            <text:p>5</text:p>
          </table:table-cell>
          <table:table-cell office:value-type="string">
            <text:p>8а</text:p>
          </table:table-cell>
          <table:table-cell office:value-type="string">
            <text:p>Пн-5-8а</text:p>
          </table:table-cell>
          <table:table-cell office:value-type="string">
            <text:p>МХК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6">
            <text:p>6</text:p>
          </table:table-cell>
          <table:table-cell office:value-type="string">
            <text:p>8а</text:p>
          </table:table-cell>
          <table:table-cell office:value-type="string">
            <text:p>Пн-6-8а</text:p>
          </table:table-cell>
          <table:table-cell office:value-type="string">
            <text:p>Химия</text:p>
          </table:table-cell>
          <table:table-cell office:value-type="string">
            <text:p>5.5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7">
            <text:p>7</text:p>
          </table:table-cell>
          <table:table-cell office:value-type="string">
            <text:p>8а</text:p>
          </table:table-cell>
          <table:table-cell office:value-type="string">
            <text:p>Пн-7-8а</text:p>
          </table:table-cell>
          <table:table-cell office:value-type="string">
            <text:p>ОБЖ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8">
            <text:p>8</text:p>
          </table:table-cell>
          <table:table-cell office:value-type="string">
            <text:p>8а</text:p>
          </table:table-cell>
          <table:table-cell office:value-type="string">
            <text:p>Пн-8-8а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9">
            <text:p>9</text:p>
          </table:table-cell>
          <table:table-cell office:value-type="string">
            <text:p>8а</text:p>
          </table:table-cell>
          <table:table-cell office:value-type="string">
            <text:p>Пн-9-8а</text:p>
          </table:table-cell>
          <table:table-cell table:number-columns-repeated="2"/>
        </table:table-row>
        <table:table-row table:style-name="ro5">
          <table:table-cell office:value-type="string">
            <text:p>Вт</text:p>
          </table:table-cell>
          <table:table-cell office:value-type="float" office:value="1">
            <text:p>1</text:p>
          </table:table-cell>
          <table:table-cell office:value-type="string">
            <text:p>8а</text:p>
          </table:table-cell>
          <table:table-cell office:value-type="string">
            <text:p>Вт-1-8а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2">
            <text:p>2</text:p>
          </table:table-cell>
          <table:table-cell office:value-type="string">
            <text:p>8а</text:p>
          </table:table-cell>
          <table:table-cell office:value-type="string">
            <text:p>Вт-2-8а</text:p>
          </table:table-cell>
          <table:table-cell office:value-type="string">
            <text:p>Немецкий</text:p>
          </table:table-cell>
          <table:table-cell office:value-type="string">
            <text:p>4.10 4.3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3">
            <text:p>3</text:p>
          </table:table-cell>
          <table:table-cell office:value-type="string">
            <text:p>8а</text:p>
          </table:table-cell>
          <table:table-cell office:value-type="string">
            <text:p>Вт-3-8а</text:p>
          </table:table-cell>
          <table:table-cell office:value-type="string">
            <text:p>Физика</text:p>
          </table:table-cell>
          <table:table-cell office:value-type="string">
            <text:p>5.6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4">
            <text:p>4</text:p>
          </table:table-cell>
          <table:table-cell office:value-type="string">
            <text:p>8а</text:p>
          </table:table-cell>
          <table:table-cell office:value-type="string">
            <text:p>Вт-4-8а</text:p>
          </table:table-cell>
          <table:table-cell office:value-type="string">
            <text:p>Русский</text:p>
          </table:table-cell>
          <table:table-cell office:value-type="string">
            <text:p>4.2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5">
            <text:p>5</text:p>
          </table:table-cell>
          <table:table-cell office:value-type="string">
            <text:p>8а</text:p>
          </table:table-cell>
          <table:table-cell office:value-type="string">
            <text:p>Вт-5-8а</text:p>
          </table:table-cell>
          <table:table-cell office:value-type="string">
            <text:p>Алгебра</text:p>
          </table:table-cell>
          <table:table-cell office:value-type="string">
            <text:p>3.4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6">
            <text:p>6</text:p>
          </table:table-cell>
          <table:table-cell office:value-type="string">
            <text:p>8а</text:p>
          </table:table-cell>
          <table:table-cell office:value-type="string">
            <text:p>Вт-6-8а</text:p>
          </table:table-cell>
          <table:table-cell office:value-type="string">
            <text:p>Литература</text:p>
          </table:table-cell>
          <table:table-cell office:value-type="string">
            <text:p>4.2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7">
            <text:p>7</text:p>
          </table:table-cell>
          <table:table-cell office:value-type="string">
            <text:p>8а</text:p>
          </table:table-cell>
          <table:table-cell office:value-type="string">
            <text:p>Вт-7-8а</text:p>
          </table:table-cell>
          <table:table-cell table:number-columns-repeated="2"/>
        </table:table-row>
        <table:table-row table:style-name="ro5">
          <table:table-cell office:value-type="string">
            <text:p>Вт</text:p>
          </table:table-cell>
          <table:table-cell office:value-type="float" office:value="8">
            <text:p>8</text:p>
          </table:table-cell>
          <table:table-cell office:value-type="string">
            <text:p>8а</text:p>
          </table:table-cell>
          <table:table-cell office:value-type="string">
            <text:p>Вт-8-8а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1">
            <text:p>1</text:p>
          </table:table-cell>
          <table:table-cell office:value-type="string">
            <text:p>8а</text:p>
          </table:table-cell>
          <table:table-cell office:value-type="string">
            <text:p>Ср-1-8а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Ср</text:p>
          </table:table-cell>
          <table:table-cell office:value-type="float" office:value="2">
            <text:p>2</text:p>
          </table:table-cell>
          <table:table-cell office:value-type="string">
            <text:p>8а</text:p>
          </table:table-cell>
          <table:table-cell office:value-type="string">
            <text:p>Ср-2-8а</text:p>
          </table:table-cell>
          <table:table-cell office:value-type="string">
            <text:p>История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3">
            <text:p>3</text:p>
          </table:table-cell>
          <table:table-cell office:value-type="string">
            <text:p>8а</text:p>
          </table:table-cell>
          <table:table-cell office:value-type="string">
            <text:p>Ср-3-8а</text:p>
          </table:table-cell>
          <table:table-cell office:value-type="string">
            <text:p>ИВТ/Нем. (НадеждинаО.И .)</text:p>
          </table:table-cell>
          <table:table-cell office:value-type="string">
            <text:p>4.10 3.2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4">
            <text:p>4</text:p>
          </table:table-cell>
          <table:table-cell office:value-type="string">
            <text:p>8а</text:p>
          </table:table-cell>
          <table:table-cell office:value-type="string">
            <text:p>Ср-4-8а</text:p>
          </table:table-cell>
          <table:table-cell office:value-type="string">
            <text:p>ИВТ/Нем. (Архипенкова И.А.)</text:p>
          </table:table-cell>
          <table:table-cell office:value-type="string">
            <text:p>4.1 3.2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5">
            <text:p>5</text:p>
          </table:table-cell>
          <table:table-cell office:value-type="string">
            <text:p>8а</text:p>
          </table:table-cell>
          <table:table-cell office:value-type="string">
            <text:p>Ср-5-8а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6">
            <text:p>6</text:p>
          </table:table-cell>
          <table:table-cell office:value-type="string">
            <text:p>8а</text:p>
          </table:table-cell>
          <table:table-cell office:value-type="string">
            <text:p>Ср-6-8а</text:p>
          </table:table-cell>
          <table:table-cell office:value-type="string">
            <text:p>Геометрия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7">
            <text:p>7</text:p>
          </table:table-cell>
          <table:table-cell office:value-type="string">
            <text:p>8а</text:p>
          </table:table-cell>
          <table:table-cell office:value-type="string">
            <text:p>Ср-7-8а</text:p>
          </table:table-cell>
          <table:table-cell office:value-type="string">
            <text:p>География</text:p>
          </table:table-cell>
          <table:table-cell office:value-type="string">
            <text:p>4.3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8">
            <text:p>8</text:p>
          </table:table-cell>
          <table:table-cell office:value-type="string">
            <text:p>8а</text:p>
          </table:table-cell>
          <table:table-cell office:value-type="string">
            <text:p>Ср-8-8а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9">
            <text:p>9</text:p>
          </table:table-cell>
          <table:table-cell office:value-type="string">
            <text:p>8а</text:p>
          </table:table-cell>
          <table:table-cell office:value-type="string">
            <text:p>Ср-9-8а</text:p>
          </table:table-cell>
          <table:table-cell table:number-columns-repeated="2"/>
        </table:table-row>
        <table:table-row table:style-name="ro4">
          <table:table-cell office:value-type="string">
            <text:p>Чт</text:p>
          </table:table-cell>
          <table:table-cell office:value-type="float" office:value="1">
            <text:p>1</text:p>
          </table:table-cell>
          <table:table-cell office:value-type="string">
            <text:p>8а</text:p>
          </table:table-cell>
          <table:table-cell office:value-type="string">
            <text:p>Чт-1-8а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2">
            <text:p>2</text:p>
          </table:table-cell>
          <table:table-cell office:value-type="string">
            <text:p>8а</text:p>
          </table:table-cell>
          <table:table-cell office:value-type="string">
            <text:p>Чт-2-8а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3">
            <text:p>3</text:p>
          </table:table-cell>
          <table:table-cell office:value-type="string">
            <text:p>8а</text:p>
          </table:table-cell>
          <table:table-cell office:value-type="string">
            <text:p>Чт-3-8а</text:p>
          </table:table-cell>
          <table:table-cell office:value-type="string">
            <text:p>Алгебра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4">
            <text:p>4</text:p>
          </table:table-cell>
          <table:table-cell office:value-type="string">
            <text:p>8а</text:p>
          </table:table-cell>
          <table:table-cell office:value-type="string">
            <text:p>Чт-4-8а</text:p>
          </table:table-cell>
          <table:table-cell office:value-type="string">
            <text:p>Немецкий</text:p>
          </table:table-cell>
          <table:table-cell office:value-type="string">
            <text:p>4.10 4.3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5">
            <text:p>5</text:p>
          </table:table-cell>
          <table:table-cell office:value-type="string">
            <text:p>8а</text:p>
          </table:table-cell>
          <table:table-cell office:value-type="string">
            <text:p>Чт-5-8а</text:p>
          </table:table-cell>
          <table:table-cell office:value-type="string">
            <text:p>Русский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6">
            <text:p>6</text:p>
          </table:table-cell>
          <table:table-cell office:value-type="string">
            <text:p>8а</text:p>
          </table:table-cell>
          <table:table-cell office:value-type="string">
            <text:p>Чт-6-8а</text:p>
          </table:table-cell>
          <table:table-cell office:value-type="string">
            <text:p>Литература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7">
            <text:p>7</text:p>
          </table:table-cell>
          <table:table-cell office:value-type="string">
            <text:p>8а</text:p>
          </table:table-cell>
          <table:table-cell office:value-type="string">
            <text:p>Чт-7-8а</text:p>
          </table:table-cell>
          <table:table-cell office:value-type="string">
            <text:p>ПСО(15.93; 29.03)</text:p>
          </table:table-cell>
          <table:table-cell/>
        </table:table-row>
        <table:table-row table:style-name="ro4">
          <table:table-cell office:value-type="string">
            <text:p>Чт</text:p>
          </table:table-cell>
          <table:table-cell office:value-type="string">
            <text:p>8</text:p>
          </table:table-cell>
          <table:table-cell office:value-type="string">
            <text:p>8а</text:p>
          </table:table-cell>
          <table:table-cell office:value-type="string">
            <text:p>Чт-8-8а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1">
            <text:p>1</text:p>
          </table:table-cell>
          <table:table-cell office:value-type="string">
            <text:p>8а</text:p>
          </table:table-cell>
          <table:table-cell office:value-type="string">
            <text:p>Пт-1-8а</text:p>
          </table:table-cell>
          <table:table-cell office:value-type="string">
            <text:p>Классный час</text:p>
          </table:table-cell>
          <table:table-cell office:value-type="string">
            <text:p>4.1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2">
            <text:p>2</text:p>
          </table:table-cell>
          <table:table-cell office:value-type="string">
            <text:p>8а</text:p>
          </table:table-cell>
          <table:table-cell office:value-type="string">
            <text:p>Пт-2-8а</text:p>
          </table:table-cell>
          <table:table-cell office:value-type="string">
            <text:p>География</text:p>
          </table:table-cell>
          <table:table-cell office:value-type="string">
            <text:p>4.3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3">
            <text:p>3</text:p>
          </table:table-cell>
          <table:table-cell office:value-type="string">
            <text:p>8а</text:p>
          </table:table-cell>
          <table:table-cell office:value-type="string">
            <text:p>Пт-3-8а</text:p>
          </table:table-cell>
          <table:table-cell office:value-type="string">
            <text:p>История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4">
            <text:p>4</text:p>
          </table:table-cell>
          <table:table-cell office:value-type="string">
            <text:p>8а</text:p>
          </table:table-cell>
          <table:table-cell office:value-type="string">
            <text:p>Пт-4-8а</text:p>
          </table:table-cell>
          <table:table-cell office:value-type="string">
            <text:p>Химия</text:p>
          </table:table-cell>
          <table:table-cell office:value-type="string">
            <text:p>5.5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5">
            <text:p>5</text:p>
          </table:table-cell>
          <table:table-cell office:value-type="string">
            <text:p>8а</text:p>
          </table:table-cell>
          <table:table-cell office:value-type="string">
            <text:p>Пт-5-8а</text:p>
          </table:table-cell>
          <table:table-cell office:value-type="string">
            <text:p>Немецкий</text:p>
          </table:table-cell>
          <table:table-cell office:value-type="string">
            <text:p>4.10 4.1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6">
            <text:p>6</text:p>
          </table:table-cell>
          <table:table-cell office:value-type="string">
            <text:p>8а</text:p>
          </table:table-cell>
          <table:table-cell office:value-type="string">
            <text:p>Пт-6-8а</text:p>
          </table:table-cell>
          <table:table-cell office:value-type="string">
            <text:p>Алгебра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7">
            <text:p>7</text:p>
          </table:table-cell>
          <table:table-cell office:value-type="string">
            <text:p>8а</text:p>
          </table:table-cell>
          <table:table-cell office:value-type="string">
            <text:p>Пт-7-8а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8">
            <text:p>8</text:p>
          </table:table-cell>
          <table:table-cell office:value-type="string">
            <text:p>8а</text:p>
          </table:table-cell>
          <table:table-cell office:value-type="string">
            <text:p>Пт-8-8а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1">
            <text:p>1</text:p>
          </table:table-cell>
          <table:table-cell office:value-type="string">
            <text:p>8а</text:p>
          </table:table-cell>
          <table:table-cell office:value-type="string">
            <text:p>Сб-1-8а</text:p>
          </table:table-cell>
          <table:table-cell office:value-type="string">
            <text:p>Геометрия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2">
            <text:p>2</text:p>
          </table:table-cell>
          <table:table-cell office:value-type="string">
            <text:p>8а</text:p>
          </table:table-cell>
          <table:table-cell office:value-type="string">
            <text:p>Сб-2-8а</text:p>
          </table:table-cell>
          <table:table-cell office:value-type="string">
            <text:p>Теория вероятности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3">
            <text:p>3</text:p>
          </table:table-cell>
          <table:table-cell office:value-type="string">
            <text:p>8а</text:p>
          </table:table-cell>
          <table:table-cell office:value-type="string">
            <text:p>Сб-3-8а</text:p>
          </table:table-cell>
          <table:table-cell office:value-type="string">
            <text:p>Обществознание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4">
            <text:p>4</text:p>
          </table:table-cell>
          <table:table-cell office:value-type="string">
            <text:p>8а</text:p>
          </table:table-cell>
          <table:table-cell office:value-type="string">
            <text:p>Сб-4-8а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Сб</text:p>
          </table:table-cell>
          <table:table-cell office:value-type="float" office:value="5">
            <text:p>5</text:p>
          </table:table-cell>
          <table:table-cell office:value-type="string">
            <text:p>8а</text:p>
          </table:table-cell>
          <table:table-cell office:value-type="string">
            <text:p>Сб-5-8а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6">
            <text:p>6</text:p>
          </table:table-cell>
          <table:table-cell office:value-type="string">
            <text:p>8а</text:p>
          </table:table-cell>
          <table:table-cell office:value-type="string">
            <text:p>Сб-6-8а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7">
            <text:p>7</text:p>
          </table:table-cell>
          <table:table-cell office:value-type="string">
            <text:p>8а</text:p>
          </table:table-cell>
          <table:table-cell office:value-type="string">
            <text:p>Сб-7-8а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1">
            <text:p>1</text:p>
          </table:table-cell>
          <table:table-cell office:value-type="string">
            <text:p>8б</text:p>
          </table:table-cell>
          <table:table-cell office:value-type="string">
            <text:p>Пн-1-8б</text:p>
          </table:table-cell>
          <table:table-cell office:value-type="string">
            <text:p>Физика</text:p>
          </table:table-cell>
          <table:table-cell office:value-type="string">
            <text:p>5.6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2">
            <text:p>2</text:p>
          </table:table-cell>
          <table:table-cell office:value-type="string">
            <text:p>8б</text:p>
          </table:table-cell>
          <table:table-cell office:value-type="string">
            <text:p>Пн-2-8б</text:p>
          </table:table-cell>
          <table:table-cell office:value-type="string">
            <text:p>Русский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3">
            <text:p>3</text:p>
          </table:table-cell>
          <table:table-cell office:value-type="string">
            <text:p>8б</text:p>
          </table:table-cell>
          <table:table-cell office:value-type="string">
            <text:p>Пн-3-8б</text:p>
          </table:table-cell>
          <table:table-cell office:value-type="string">
            <text:p>География</text:p>
          </table:table-cell>
          <table:table-cell office:value-type="string">
            <text:p>4.3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4">
            <text:p>4</text:p>
          </table:table-cell>
          <table:table-cell office:value-type="string">
            <text:p>8б</text:p>
          </table:table-cell>
          <table:table-cell office:value-type="string">
            <text:p>Пн-4-8б</text:p>
          </table:table-cell>
          <table:table-cell office:value-type="string">
            <text:p>Химия</text:p>
          </table:table-cell>
          <table:table-cell office:value-type="string">
            <text:p>5.5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5">
            <text:p>5</text:p>
          </table:table-cell>
          <table:table-cell office:value-type="string">
            <text:p>8б</text:p>
          </table:table-cell>
          <table:table-cell office:value-type="string">
            <text:p>Пн-5-8б</text:p>
          </table:table-cell>
          <table:table-cell office:value-type="string">
            <text:p>Черчение</text:p>
          </table:table-cell>
          <table:table-cell office:value-type="string">
            <text:p>5.6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6">
            <text:p>6</text:p>
          </table:table-cell>
          <table:table-cell office:value-type="string">
            <text:p>8б</text:p>
          </table:table-cell>
          <table:table-cell office:value-type="string">
            <text:p>Пн-6-8б</text:p>
          </table:table-cell>
          <table:table-cell office:value-type="string">
            <text:p>МХК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7">
            <text:p>7</text:p>
          </table:table-cell>
          <table:table-cell office:value-type="string">
            <text:p>8б</text:p>
          </table:table-cell>
          <table:table-cell office:value-type="string">
            <text:p>Пн-7-8б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Пн</text:p>
          </table:table-cell>
          <table:table-cell office:value-type="float" office:value="8">
            <text:p>8</text:p>
          </table:table-cell>
          <table:table-cell office:value-type="string">
            <text:p>8б</text:p>
          </table:table-cell>
          <table:table-cell office:value-type="string">
            <text:p>Пн-8-8б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9">
            <text:p>9</text:p>
          </table:table-cell>
          <table:table-cell office:value-type="string">
            <text:p>8б</text:p>
          </table:table-cell>
          <table:table-cell office:value-type="string">
            <text:p>Пн-9-8б</text:p>
          </table:table-cell>
          <table:table-cell table:number-columns-repeated="2"/>
        </table:table-row>
        <table:table-row table:style-name="ro5">
          <table:table-cell office:value-type="string">
            <text:p>Вт</text:p>
          </table:table-cell>
          <table:table-cell office:value-type="float" office:value="1">
            <text:p>1</text:p>
          </table:table-cell>
          <table:table-cell office:value-type="string">
            <text:p>8б</text:p>
          </table:table-cell>
          <table:table-cell office:value-type="string">
            <text:p>Вт-1-8б</text:p>
          </table:table-cell>
          <table:table-cell office:value-type="string">
            <text:p>Русский</text:p>
          </table:table-cell>
          <table:table-cell office:value-type="string">
            <text:p>4.2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2">
            <text:p>2</text:p>
          </table:table-cell>
          <table:table-cell office:value-type="string">
            <text:p>8б</text:p>
          </table:table-cell>
          <table:table-cell office:value-type="string">
            <text:p>Вт-2-8б</text:p>
          </table:table-cell>
          <table:table-cell office:value-type="string">
            <text:p>Физика</text:p>
          </table:table-cell>
          <table:table-cell office:value-type="string">
            <text:p>5.6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3">
            <text:p>3</text:p>
          </table:table-cell>
          <table:table-cell office:value-type="string">
            <text:p>8б</text:p>
          </table:table-cell>
          <table:table-cell office:value-type="string">
            <text:p>Вт-3-8б</text:p>
          </table:table-cell>
          <table:table-cell office:value-type="string">
            <text:p>Немецкий</text:p>
          </table:table-cell>
          <table:table-cell office:value-type="string">
            <text:p>4.10 3.10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4">
            <text:p>4</text:p>
          </table:table-cell>
          <table:table-cell office:value-type="string">
            <text:p>8б</text:p>
          </table:table-cell>
          <table:table-cell office:value-type="string">
            <text:p>Вт-4-8б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5">
            <text:p>5</text:p>
          </table:table-cell>
          <table:table-cell office:value-type="string">
            <text:p>8б</text:p>
          </table:table-cell>
          <table:table-cell office:value-type="string">
            <text:p>Вт-5-8б</text:p>
          </table:table-cell>
          <table:table-cell office:value-type="string">
            <text:p>Литература</text:p>
          </table:table-cell>
          <table:table-cell office:value-type="string">
            <text:p>4.2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6">
            <text:p>6</text:p>
          </table:table-cell>
          <table:table-cell office:value-type="string">
            <text:p>8б</text:p>
          </table:table-cell>
          <table:table-cell office:value-type="string">
            <text:p>Вт-6-8б</text:p>
          </table:table-cell>
          <table:table-cell office:value-type="string">
            <text:p>Алгебра</text:p>
          </table:table-cell>
          <table:table-cell office:value-type="string">
            <text:p>3.4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7">
            <text:p>7</text:p>
          </table:table-cell>
          <table:table-cell office:value-type="string">
            <text:p>8б</text:p>
          </table:table-cell>
          <table:table-cell office:value-type="string">
            <text:p>Вт-7-8б</text:p>
          </table:table-cell>
          <table:table-cell office:value-type="string">
            <text:p>ОБЖ</text:p>
          </table:table-cell>
          <table:table-cell office:value-type="string">
            <text:p>4.5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8">
            <text:p>8</text:p>
          </table:table-cell>
          <table:table-cell office:value-type="string">
            <text:p>8б</text:p>
          </table:table-cell>
          <table:table-cell office:value-type="string">
            <text:p>Вт-8-8б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1">
            <text:p>1</text:p>
          </table:table-cell>
          <table:table-cell office:value-type="string">
            <text:p>8б</text:p>
          </table:table-cell>
          <table:table-cell office:value-type="string">
            <text:p>Ср-1-8б</text:p>
          </table:table-cell>
          <table:table-cell office:value-type="string">
            <text:p>История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2">
            <text:p>2</text:p>
          </table:table-cell>
          <table:table-cell office:value-type="string">
            <text:p>8б</text:p>
          </table:table-cell>
          <table:table-cell office:value-type="string">
            <text:p>Ср-2-8б</text:p>
          </table:table-cell>
          <table:table-cell office:value-type="string">
            <text:p>Геометрия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3">
            <text:p>3</text:p>
          </table:table-cell>
          <table:table-cell office:value-type="string">
            <text:p>8б</text:p>
          </table:table-cell>
          <table:table-cell office:value-type="string">
            <text:p>Ср-3-8б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4">
            <text:p>4</text:p>
          </table:table-cell>
          <table:table-cell office:value-type="string">
            <text:p>8б</text:p>
          </table:table-cell>
          <table:table-cell office:value-type="string">
            <text:p>Ср-4-8б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Ср</text:p>
          </table:table-cell>
          <table:table-cell office:value-type="float" office:value="5">
            <text:p>5</text:p>
          </table:table-cell>
          <table:table-cell office:value-type="string">
            <text:p>8б</text:p>
          </table:table-cell>
          <table:table-cell office:value-type="string">
            <text:p>Ср-5-8б</text:p>
          </table:table-cell>
          <table:table-cell office:value-type="string">
            <text:p>ИВТ/Нем. (НадеждинаО.И .)</text:p>
          </table:table-cell>
          <table:table-cell office:value-type="string">
            <text:p>4.10 3.2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6">
            <text:p>6</text:p>
          </table:table-cell>
          <table:table-cell office:value-type="string">
            <text:p>8б</text:p>
          </table:table-cell>
          <table:table-cell office:value-type="string">
            <text:p>Ср-6-8б</text:p>
          </table:table-cell>
          <table:table-cell office:value-type="string">
            <text:p>ИВТ/Нем. (Трусова С.И. .)</text:p>
          </table:table-cell>
          <table:table-cell office:value-type="string">
            <text:p>3.10 3.2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7">
            <text:p>7</text:p>
          </table:table-cell>
          <table:table-cell office:value-type="string">
            <text:p>8б</text:p>
          </table:table-cell>
          <table:table-cell office:value-type="string">
            <text:p>Ср-7-8б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8">
            <text:p>8</text:p>
          </table:table-cell>
          <table:table-cell office:value-type="string">
            <text:p>8б</text:p>
          </table:table-cell>
          <table:table-cell office:value-type="string">
            <text:p>Ср-8-8б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9">
            <text:p>9</text:p>
          </table:table-cell>
          <table:table-cell office:value-type="string">
            <text:p>8б</text:p>
          </table:table-cell>
          <table:table-cell office:value-type="string">
            <text:p>Ср-9-8б</text:p>
          </table:table-cell>
          <table:table-cell table:number-columns-repeated="2"/>
        </table:table-row>
        <table:table-row table:style-name="ro4">
          <table:table-cell office:value-type="string">
            <text:p>Чт</text:p>
          </table:table-cell>
          <table:table-cell office:value-type="float" office:value="1">
            <text:p>1</text:p>
          </table:table-cell>
          <table:table-cell office:value-type="string">
            <text:p>8б</text:p>
          </table:table-cell>
          <table:table-cell office:value-type="string">
            <text:p>Чт-1-8б</text:p>
          </table:table-cell>
          <table:table-cell office:value-type="string">
            <text:p>Русский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2">
            <text:p>2</text:p>
          </table:table-cell>
          <table:table-cell office:value-type="string">
            <text:p>8б</text:p>
          </table:table-cell>
          <table:table-cell office:value-type="string">
            <text:p>Чт-2-8б</text:p>
          </table:table-cell>
          <table:table-cell office:value-type="string">
            <text:p>Немецкий</text:p>
          </table:table-cell>
          <table:table-cell office:value-type="string">
            <text:p>4.10 3.10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3">
            <text:p>3</text:p>
          </table:table-cell>
          <table:table-cell office:value-type="string">
            <text:p>8б</text:p>
          </table:table-cell>
          <table:table-cell office:value-type="string">
            <text:p>Чт-3-8б</text:p>
          </table:table-cell>
          <table:table-cell office:value-type="string">
            <text:p>Литература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4">
            <text:p>4</text:p>
          </table:table-cell>
          <table:table-cell office:value-type="string">
            <text:p>8б</text:p>
          </table:table-cell>
          <table:table-cell office:value-type="string">
            <text:p>Чт-4-8б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5">
            <text:p>5</text:p>
          </table:table-cell>
          <table:table-cell office:value-type="string">
            <text:p>8б</text:p>
          </table:table-cell>
          <table:table-cell office:value-type="string">
            <text:p>Чт-5-8б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6">
            <text:p>6</text:p>
          </table:table-cell>
          <table:table-cell office:value-type="string">
            <text:p>8б</text:p>
          </table:table-cell>
          <table:table-cell office:value-type="string">
            <text:p>Чт-6-8б</text:p>
          </table:table-cell>
          <table:table-cell office:value-type="string">
            <text:p>Алгебра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7">
            <text:p>7</text:p>
          </table:table-cell>
          <table:table-cell office:value-type="string">
            <text:p>8б</text:p>
          </table:table-cell>
          <table:table-cell office:value-type="string">
            <text:p>Чт-7-8б</text:p>
          </table:table-cell>
          <table:table-cell office:value-type="string">
            <text:p>ПСО(01.03; 22.03; 05.04)</text:p>
          </table:table-cell>
          <table:table-cell/>
        </table:table-row>
        <table:table-row table:style-name="ro4">
          <table:table-cell office:value-type="string">
            <text:p>Чт</text:p>
          </table:table-cell>
          <table:table-cell office:value-type="string">
            <text:p>8</text:p>
          </table:table-cell>
          <table:table-cell office:value-type="string">
            <text:p>8б</text:p>
          </table:table-cell>
          <table:table-cell office:value-type="string">
            <text:p>Чт-8-8б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1">
            <text:p>1</text:p>
          </table:table-cell>
          <table:table-cell office:value-type="string">
            <text:p>8б</text:p>
          </table:table-cell>
          <table:table-cell office:value-type="string">
            <text:p>Пт-1-8б</text:p>
          </table:table-cell>
          <table:table-cell office:value-type="string">
            <text:p>Классный час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2">
            <text:p>2</text:p>
          </table:table-cell>
          <table:table-cell office:value-type="string">
            <text:p>8б</text:p>
          </table:table-cell>
          <table:table-cell office:value-type="string">
            <text:p>Пт-2-8б</text:p>
          </table:table-cell>
          <table:table-cell office:value-type="string">
            <text:p>Химия</text:p>
          </table:table-cell>
          <table:table-cell office:value-type="string">
            <text:p>5.5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3">
            <text:p>3</text:p>
          </table:table-cell>
          <table:table-cell office:value-type="string">
            <text:p>8б</text:p>
          </table:table-cell>
          <table:table-cell office:value-type="string">
            <text:p>Пт-3-8б</text:p>
          </table:table-cell>
          <table:table-cell office:value-type="string">
            <text:p>География</text:p>
          </table:table-cell>
          <table:table-cell office:value-type="string">
            <text:p>4.3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4">
            <text:p>4</text:p>
          </table:table-cell>
          <table:table-cell office:value-type="string">
            <text:p>8б</text:p>
          </table:table-cell>
          <table:table-cell office:value-type="string">
            <text:p>Пт-4-8б</text:p>
          </table:table-cell>
          <table:table-cell office:value-type="string">
            <text:p>Алгебра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5">
            <text:p>5</text:p>
          </table:table-cell>
          <table:table-cell office:value-type="string">
            <text:p>8б</text:p>
          </table:table-cell>
          <table:table-cell office:value-type="string">
            <text:p>Пт-5-8б</text:p>
          </table:table-cell>
          <table:table-cell office:value-type="string">
            <text:p>История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6">
            <text:p>6</text:p>
          </table:table-cell>
          <table:table-cell office:value-type="string">
            <text:p>8б</text:p>
          </table:table-cell>
          <table:table-cell office:value-type="string">
            <text:p>Пт-6-8б</text:p>
          </table:table-cell>
          <table:table-cell office:value-type="string">
            <text:p>Немецкий</text:p>
          </table:table-cell>
          <table:table-cell office:value-type="string">
            <text:p>4.10 3.10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7">
            <text:p>7</text:p>
          </table:table-cell>
          <table:table-cell office:value-type="string">
            <text:p>8б</text:p>
          </table:table-cell>
          <table:table-cell office:value-type="string">
            <text:p>Пт-7-8б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8">
            <text:p>8</text:p>
          </table:table-cell>
          <table:table-cell office:value-type="string">
            <text:p>8б</text:p>
          </table:table-cell>
          <table:table-cell office:value-type="string">
            <text:p>Пт-8-8б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1">
            <text:p>1</text:p>
          </table:table-cell>
          <table:table-cell office:value-type="string">
            <text:p>8б</text:p>
          </table:table-cell>
          <table:table-cell office:value-type="string">
            <text:p>Сб-1-8б</text:p>
          </table:table-cell>
          <table:table-cell office:value-type="string">
            <text:p>Обществознание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2">
            <text:p>2</text:p>
          </table:table-cell>
          <table:table-cell office:value-type="string">
            <text:p>8б</text:p>
          </table:table-cell>
          <table:table-cell office:value-type="string">
            <text:p>Сб-2-8б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Сб</text:p>
          </table:table-cell>
          <table:table-cell office:value-type="float" office:value="3">
            <text:p>3</text:p>
          </table:table-cell>
          <table:table-cell office:value-type="string">
            <text:p>8б</text:p>
          </table:table-cell>
          <table:table-cell office:value-type="string">
            <text:p>Сб-3-8б</text:p>
          </table:table-cell>
          <table:table-cell office:value-type="string">
            <text:p>Геометрия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4">
            <text:p>4</text:p>
          </table:table-cell>
          <table:table-cell office:value-type="string">
            <text:p>8б</text:p>
          </table:table-cell>
          <table:table-cell office:value-type="string">
            <text:p>Сб-4-8б</text:p>
          </table:table-cell>
          <table:table-cell office:value-type="string">
            <text:p>Теория вероятности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5">
            <text:p>5</text:p>
          </table:table-cell>
          <table:table-cell office:value-type="string">
            <text:p>8б</text:p>
          </table:table-cell>
          <table:table-cell office:value-type="string">
            <text:p>Сб-5-8б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6">
            <text:p>6</text:p>
          </table:table-cell>
          <table:table-cell office:value-type="string">
            <text:p>8б</text:p>
          </table:table-cell>
          <table:table-cell office:value-type="string">
            <text:p>Сб-6-8б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7">
            <text:p>7</text:p>
          </table:table-cell>
          <table:table-cell office:value-type="string">
            <text:p>8б</text:p>
          </table:table-cell>
          <table:table-cell office:value-type="string">
            <text:p>Сб-7-8б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Пн-1-9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Пн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Пн-2-9</text:p>
          </table:table-cell>
          <table:table-cell office:value-type="string">
            <text:p>География</text:p>
          </table:table-cell>
          <table:table-cell office:value-type="string">
            <text:p>4.3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Пн-3-9</text:p>
          </table:table-cell>
          <table:table-cell office:value-type="string">
            <text:p>Химия</text:p>
          </table:table-cell>
          <table:table-cell office:value-type="string">
            <text:p>5.5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Пн-4-9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Пн-5-9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Пн-6-9</text:p>
          </table:table-cell>
          <table:table-cell office:value-type="string">
            <text:p>Физика</text:p>
          </table:table-cell>
          <table:table-cell office:value-type="string">
            <text:p>5.6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Пн-7-9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Пн-8-9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Пн-9-9</text:p>
          </table:table-cell>
          <table:table-cell table:number-columns-repeated="2"/>
        </table:table-row>
        <table:table-row table:style-name="ro5">
          <table:table-cell office:value-type="string">
            <text:p>Вт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Вт-1-9</text:p>
          </table:table-cell>
          <table:table-cell office:value-type="string">
            <text:p>Алгебра</text:p>
          </table:table-cell>
          <table:table-cell office:value-type="string">
            <text:p>3.1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Вт-2-9</text:p>
          </table:table-cell>
          <table:table-cell office:value-type="string">
            <text:p>Алгебра</text:p>
          </table:table-cell>
          <table:table-cell office:value-type="string">
            <text:p>3.1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Вт-3-9</text:p>
          </table:table-cell>
          <table:table-cell office:value-type="string">
            <text:p>Русский</text:p>
          </table:table-cell>
          <table:table-cell office:value-type="string">
            <text:p>4.4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Вт-4-9</text:p>
          </table:table-cell>
          <table:table-cell office:value-type="string">
            <text:p>Гиды /DSD</text:p>
          </table:table-cell>
          <table:table-cell office:value-type="string">
            <text:p><text:s/>1.1 4.8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Вт-5-9</text:p>
          </table:table-cell>
          <table:table-cell office:value-type="string">
            <text:p>Деловой нем. /DSD</text:p>
          </table:table-cell>
          <table:table-cell office:value-type="string">
            <text:p><text:s/>4.10 4.8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Вт-6-9</text:p>
          </table:table-cell>
          <table:table-cell office:value-type="string">
            <text:p>Литература</text:p>
          </table:table-cell>
          <table:table-cell office:value-type="string">
            <text:p>4.4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Вт-7-9</text:p>
          </table:table-cell>
          <table:table-cell/>
          <table:table-cell office:value-type="string">
            <text:p>4.4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Вт-8-9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Ср-1-9</text:p>
          </table:table-cell>
          <table:table-cell office:value-type="string">
            <text:p>Геометрия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Ср-2-9</text:p>
          </table:table-cell>
          <table:table-cell office:value-type="string">
            <text:p>Химия</text:p>
          </table:table-cell>
          <table:table-cell office:value-type="string">
            <text:p>5.5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Ср-3-9</text:p>
          </table:table-cell>
          <table:table-cell office:value-type="string">
            <text:p>Литература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Ср-4-9</text:p>
          </table:table-cell>
          <table:table-cell office:value-type="string">
            <text:p>Немецкий</text:p>
          </table:table-cell>
          <table:table-cell office:value-type="string">
            <text:p>1.1. 4.10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Ср-5-9</text:p>
          </table:table-cell>
          <table:table-cell office:value-type="string">
            <text:p>География</text:p>
          </table:table-cell>
          <table:table-cell office:value-type="string">
            <text:p>4.3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Ср-6-9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Ср-7-9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Ср-8-9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Ср-9-9</text:p>
          </table:table-cell>
          <table:table-cell table:number-columns-repeated="2"/>
        </table:table-row>
        <table:table-row table:style-name="ro4">
          <table:table-cell office:value-type="string">
            <text:p>Чт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Чт-1-9</text:p>
          </table:table-cell>
          <table:table-cell office:value-type="string">
            <text:p>Физика</text:p>
          </table:table-cell>
          <table:table-cell office:value-type="string">
            <text:p>5.6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Чт-2-9</text:p>
          </table:table-cell>
          <table:table-cell office:value-type="string">
            <text:p>Алгебра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Чт-3-9</text:p>
          </table:table-cell>
          <table:table-cell office:value-type="string">
            <text:p>Немецкий</text:p>
          </table:table-cell>
          <table:table-cell office:value-type="string">
            <text:p>1.1. 4.10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Чт-4-9</text:p>
          </table:table-cell>
          <table:table-cell office:value-type="string">
            <text:p>История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Чт-5-9</text:p>
          </table:table-cell>
          <table:table-cell office:value-type="string">
            <text:p>Немецкий</text:p>
          </table:table-cell>
          <table:table-cell office:value-type="string">
            <text:p>1.1. 4.10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Чт-6-9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Чт-7-9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Чт</text:p>
          </table:table-cell>
          <table:table-cell office:value-type="string">
            <text:p>8</text:p>
          </table:table-cell>
          <table:table-cell office:value-type="float" office:value="9">
            <text:p>9</text:p>
          </table:table-cell>
          <table:table-cell office:value-type="string">
            <text:p>Чт-8-9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Пт-1-9</text:p>
          </table:table-cell>
          <table:table-cell office:value-type="string">
            <text:p>Классный час</text:p>
          </table:table-cell>
          <table:table-cell office:value-type="string">
            <text:p>3.1. 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Пт-2-9</text:p>
          </table:table-cell>
          <table:table-cell office:value-type="string">
            <text:p>Теория вероятности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Пт-3-9</text:p>
          </table:table-cell>
          <table:table-cell office:value-type="string">
            <text:p>ИВТ/МХК </text:p>
          </table:table-cell>
          <table:table-cell office:value-type="string">
            <text:p>4.10 3.2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Пт-4-9</text:p>
          </table:table-cell>
          <table:table-cell office:value-type="string">
            <text:p>ИВТ/МХК </text:p>
          </table:table-cell>
          <table:table-cell office:value-type="string">
            <text:p>4.10 3.2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Пт-5-9</text:p>
          </table:table-cell>
          <table:table-cell office:value-type="string">
            <text:p>Русский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Пт-6-9</text:p>
          </table:table-cell>
          <table:table-cell office:value-type="string">
            <text:p>История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Пт-7-9</text:p>
          </table:table-cell>
          <table:table-cell table:number-columns-repeated="2"/>
        </table:table-row>
        <table:table-row table:style-name="ro4">
          <table:table-cell office:value-type="string">
            <text:p>Пт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Пт-8-9</text:p>
          </table:table-cell>
          <table:table-cell office:value-type="string">
            <text:p>Алгебра (консультация)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Сб-1-9</text:p>
          </table:table-cell>
          <table:table-cell office:value-type="string">
            <text:p>Немецкий</text:p>
          </table:table-cell>
          <table:table-cell office:value-type="string">
            <text:p>1.1. 4.10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Сб-2-9</text:p>
          </table:table-cell>
          <table:table-cell office:value-type="string">
            <text:p>Геометрия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Сб-3-9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Сб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Сб-4-9</text:p>
          </table:table-cell>
          <table:table-cell office:value-type="string">
            <text:p>Литература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Сб-5-9</text:p>
          </table:table-cell>
          <table:table-cell office:value-type="string">
            <text:p>Обществознание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Сб-6-9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Сб-7-9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Пн-1-10</text:p>
          </table:table-cell>
          <table:table-cell office:value-type="string">
            <text:p>ОБЖ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Пн-2-10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Пн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Пн-3-10</text:p>
          </table:table-cell>
          <table:table-cell office:value-type="string">
            <text:p>Физика</text:p>
          </table:table-cell>
          <table:table-cell office:value-type="string">
            <text:p>5.6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Пн-4-10</text:p>
          </table:table-cell>
          <table:table-cell office:value-type="string">
            <text:p>История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Пн-5-10</text:p>
          </table:table-cell>
          <table:table-cell office:value-type="string">
            <text:p>История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Пн-6-10</text:p>
          </table:table-cell>
          <table:table-cell office:value-type="string">
            <text:p>География</text:p>
          </table:table-cell>
          <table:table-cell office:value-type="string">
            <text:p>4.3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Пн-7-10</text:p>
          </table:table-cell>
          <table:table-cell office:value-type="string">
            <text:p>DSD</text:p>
          </table:table-cell>
          <table:table-cell office:value-type="string">
            <text:p>4.8. 4.5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Пн-8-10</text:p>
          </table:table-cell>
          <table:table-cell office:value-type="string">
            <text:p>DSD </text:p>
          </table:table-cell>
          <table:table-cell/>
        </table:table-row>
        <table:table-row table:style-name="ro4">
          <table:table-cell office:value-type="string">
            <text:p>Пн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Пн-9-10</text:p>
          </table:table-cell>
          <table:table-cell office:value-type="string">
            <text:p><text:s/>Обществознание, история(консульт.)</text:p>
          </table:table-cell>
          <table:table-cell office:value-type="string">
            <text:p>4.8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Вт-1-10</text:p>
          </table:table-cell>
          <table:table-cell office:value-type="string">
            <text:p>Немецкий</text:p>
          </table:table-cell>
          <table:table-cell office:value-type="string">
            <text:p>4.8. 4.10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Вт-2-10</text:p>
          </table:table-cell>
          <table:table-cell office:value-type="string">
            <text:p>Литература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Вт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Вт-3-10</text:p>
          </table:table-cell>
          <table:table-cell office:value-type="string">
            <text:p>Лингва/ МХК англ.</text:p>
          </table:table-cell>
          <table:table-cell office:value-type="string">
            <text:p>3.5а. 4.8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Вт-4-10</text:p>
          </table:table-cell>
          <table:table-cell office:value-type="string">
            <text:p>Алгебра</text:p>
          </table:table-cell>
          <table:table-cell office:value-type="string">
            <text:p>3.1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Вт-5-10</text:p>
          </table:table-cell>
          <table:table-cell office:value-type="string">
            <text:p>Алгебра</text:p>
          </table:table-cell>
          <table:table-cell office:value-type="string">
            <text:p>3.1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Вт-6-10</text:p>
          </table:table-cell>
          <table:table-cell office:value-type="string">
            <text:p>Экономика</text:p>
          </table:table-cell>
          <table:table-cell office:value-type="string">
            <text:p>4.5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Вт-7-10</text:p>
          </table:table-cell>
          <table:table-cell office:value-type="string">
            <text:p>DSD</text:p>
          </table:table-cell>
          <table:table-cell office:value-type="string">
            <text:p>4.8. 3.1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Вт-8-10</text:p>
          </table:table-cell>
          <table:table-cell office:value-type="string">
            <text:p>DSD</text:p>
          </table:table-cell>
          <table:table-cell office:value-type="string">
            <text:p>4.8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Ср-1-10</text:p>
          </table:table-cell>
          <table:table-cell office:value-type="string">
            <text:p>ИВТ/Нем. (КругловаЕ.А.)</text:p>
          </table:table-cell>
          <table:table-cell office:value-type="string">
            <text:p>4.8. 3.2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Ср-2-10</text:p>
          </table:table-cell>
          <table:table-cell office:value-type="string">
            <text:p>ИВТ/Нем. (НадеждинаО.И .)</text:p>
          </table:table-cell>
          <table:table-cell office:value-type="string">
            <text:p>3.2. 4.10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Ср-3-10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Ср-4-10</text:p>
          </table:table-cell>
          <table:table-cell office:value-type="string">
            <text:p>Химия</text:p>
          </table:table-cell>
          <table:table-cell office:value-type="string">
            <text:p>5.5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Ср-5-10</text:p>
          </table:table-cell>
          <table:table-cell office:value-type="string">
            <text:p>Русский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Ср-6-10</text:p>
          </table:table-cell>
          <table:table-cell office:value-type="string">
            <text:p>Литература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Ср-7-10</text:p>
          </table:table-cell>
          <table:table-cell office:value-type="string">
            <text:p>Лит/ Тех перевод</text:p>
          </table:table-cell>
          <table:table-cell office:value-type="string">
            <text:p>3.10. 4.8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Ср-8-10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Ср-9-10</text:p>
          </table:table-cell>
          <table:table-cell office:value-type="string">
            <text:p>Биология/ химия (консультация)</text:p>
          </table:table-cell>
          <table:table-cell/>
        </table:table-row>
        <table:table-row table:style-name="ro4">
          <table:table-cell office:value-type="string">
            <text:p>Чт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Чт-1-10</text:p>
          </table:table-cell>
          <table:table-cell office:value-type="string">
            <text:p>Алгебра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Чт-2-10</text:p>
          </table:table-cell>
          <table:table-cell office:value-type="string">
            <text:p>Обществознание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Чт-3-10</text:p>
          </table:table-cell>
          <table:table-cell office:value-type="string">
            <text:p>Физика</text:p>
          </table:table-cell>
          <table:table-cell office:value-type="string">
            <text:p>5.6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Чт-4-10</text:p>
          </table:table-cell>
          <table:table-cell office:value-type="string">
            <text:p>ОБЖ </text:p>
          </table:table-cell>
          <table:table-cell office:value-type="string">
            <text:p>4.9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Чт-5-10</text:p>
          </table:table-cell>
          <table:table-cell office:value-type="string">
            <text:p>Обществознание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Чт-6-10</text:p>
          </table:table-cell>
          <table:table-cell office:value-type="string">
            <text:p>Немецкий</text:p>
          </table:table-cell>
          <table:table-cell office:value-type="string">
            <text:p>4.8. 4.10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Чт-7-10</text:p>
          </table:table-cell>
          <table:table-cell table:number-columns-repeated="2"/>
        </table:table-row>
        <table:table-row table:style-name="ro4">
          <table:table-cell office:value-type="string">
            <text:p>Чт</text:p>
          </table:table-cell>
          <table:table-cell office:value-type="string">
            <text:p>8</text:p>
          </table:table-cell>
          <table:table-cell office:value-type="float" office:value="10">
            <text:p>10</text:p>
          </table:table-cell>
          <table:table-cell office:value-type="string">
            <text:p>Чт-8-10</text:p>
          </table:table-cell>
          <table:table-cell office:value-type="string">
            <text:p>Алгебра (консультация)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Пт-1-10</text:p>
          </table:table-cell>
          <table:table-cell office:value-type="string">
            <text:p>Классный час</text:p>
          </table:table-cell>
          <table:table-cell office:value-type="string">
            <text:p>3.2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Пт-2-10</text:p>
          </table:table-cell>
          <table:table-cell office:value-type="string">
            <text:p>История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Пт-3-10</text:p>
          </table:table-cell>
          <table:table-cell office:value-type="string">
            <text:p>Геометрия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Пт-4-10</text:p>
          </table:table-cell>
          <table:table-cell office:value-type="string">
            <text:p>Литература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Пт-5-10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Пт-6-10</text:p>
          </table:table-cell>
          <table:table-cell office:value-type="string">
            <text:p>География</text:p>
          </table:table-cell>
          <table:table-cell office:value-type="string">
            <text:p>4.3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Пт-7-10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Пт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Пт-8-10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Сб-1-10</text:p>
          </table:table-cell>
          <table:table-cell office:value-type="string">
            <text:p>Геометрия</text:p>
          </table:table-cell>
          <table:table-cell office:value-type="string">
            <text:p>3.1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Сб-2-10</text:p>
          </table:table-cell>
          <table:table-cell office:value-type="string">
            <text:p>Немецкий</text:p>
          </table:table-cell>
          <table:table-cell office:value-type="string">
            <text:p>1.1. 4.10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Сб-3-10</text:p>
          </table:table-cell>
          <table:table-cell office:value-type="string">
            <text:p>Литература</text:p>
          </table:table-cell>
          <table:table-cell office:value-type="string">
            <text:p>4.4.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Сб-4-10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4">
          <table:table-cell office:value-type="string">
            <text:p>Сб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Сб-5-10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Сб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Сб-6-10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Сб-7-10</text:p>
          </table:table-cell>
          <table:table-cell office:value-type="string">
            <text:p>Русский (консультация)</text:p>
          </table:table-cell>
          <table:table-cell/>
        </table:table-row>
        <table:table-row table:style-name="ro4">
          <table:table-cell office:value-type="string">
            <text:p>Пн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Пн-1-11</text:p>
          </table:table-cell>
          <table:table-cell office:value-type="string">
            <text:p>История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Пн-2-11</text:p>
          </table:table-cell>
          <table:table-cell office:value-type="string">
            <text:p>История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Пн-3-11</text:p>
          </table:table-cell>
          <table:table-cell office:value-type="string">
            <text:p>Русский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Пн-4-11</text:p>
          </table:table-cell>
          <table:table-cell office:value-type="string">
            <text:p>Русский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Пн-5-11</text:p>
          </table:table-cell>
          <table:table-cell office:value-type="string">
            <text:p>Физкультура</text:p>
          </table:table-cell>
          <table:table-cell/>
        </table:table-row>
        <table:table-row table:style-name="ro4">
          <table:table-cell office:value-type="string">
            <text:p>Пн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Пн-6-11</text:p>
          </table:table-cell>
          <table:table-cell office:value-type="string">
            <text:p>Немецкий</text:p>
          </table:table-cell>
          <table:table-cell office:value-type="string">
            <text:p>4.8. 4.8а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Пн-7-11</text:p>
          </table:table-cell>
          <table:table-cell office:value-type="string">
            <text:p>Немецкий</text:p>
          </table:table-cell>
          <table:table-cell office:value-type="string">
            <text:p>4.8. 4.8а</text:p>
          </table:table-cell>
        </table:table-row>
        <table:table-row table:style-name="ro4">
          <table:table-cell office:value-type="string">
            <text:p>Пн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Пн-8-11</text:p>
          </table:table-cell>
          <table:table-cell table:number-columns-repeated="2"/>
        </table:table-row>
        <table:table-row table:style-name="ro4">
          <table:table-cell office:value-type="string">
            <text:p>Пн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Пн-9-11</text:p>
          </table:table-cell>
          <table:table-cell office:value-type="string">
            <text:p>Немецкий /Физика(консультация)</text:p>
          </table:table-cell>
          <table:table-cell/>
        </table:table-row>
        <table:table-row table:style-name="ro5">
          <table:table-cell office:value-type="string">
            <text:p>Вт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Вт-1-11</text:p>
          </table:table-cell>
          <table:table-cell office:value-type="string">
            <text:p>Алгебра</text:p>
          </table:table-cell>
          <table:table-cell office:value-type="string">
            <text:p>4.8. 4.8а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Вт-2-11</text:p>
          </table:table-cell>
          <table:table-cell office:value-type="string">
            <text:p>Литература</text:p>
          </table:table-cell>
          <table:table-cell office:value-type="string">
            <text:p>3.4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Вт-3-11</text:p>
          </table:table-cell>
          <table:table-cell office:value-type="string">
            <text:p>Экономика</text:p>
          </table:table-cell>
          <table:table-cell office:value-type="string">
            <text:p>4.2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Вт-4-11</text:p>
          </table:table-cell>
          <table:table-cell office:value-type="string">
            <text:p>Алгебра</text:p>
          </table:table-cell>
          <table:table-cell office:value-type="string">
            <text:p>4.5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Вт-5-11</text:p>
          </table:table-cell>
          <table:table-cell office:value-type="string">
            <text:p>Физика</text:p>
          </table:table-cell>
          <table:table-cell office:value-type="string">
            <text:p>3.4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Вт-6-11</text:p>
          </table:table-cell>
          <table:table-cell office:value-type="string">
            <text:p>Физика</text:p>
          </table:table-cell>
          <table:table-cell office:value-type="string">
            <text:p>5.6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Вт-7-11</text:p>
          </table:table-cell>
          <table:table-cell office:value-type="string">
            <text:p>Физкультура</text:p>
          </table:table-cell>
          <table:table-cell office:value-type="string">
            <text:p>5.6.</text:p>
          </table:table-cell>
        </table:table-row>
        <table:table-row table:style-name="ro5">
          <table:table-cell office:value-type="string">
            <text:p>Вт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Вт-8-11</text:p>
          </table:table-cell>
          <table:table-cell table:number-columns-repeated="2"/>
        </table:table-row>
        <table:table-row table:style-name="ro4">
          <table:table-cell office:value-type="string">
            <text:p>Ср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Ср-1-11</text:p>
          </table:table-cell>
          <table:table-cell office:value-type="string">
            <text:p>Английский</text:p>
          </table:table-cell>
          <table:table-cell/>
        </table:table-row>
        <table:table-row table:style-name="ro4">
          <table:table-cell office:value-type="string">
            <text:p>Ср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Ср-2-11</text:p>
          </table:table-cell>
          <table:table-cell office:value-type="string">
            <text:p>Английский</text:p>
          </table:table-cell>
          <table:table-cell office:value-type="string">
            <text:p>3.5. 3.5а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Ср-3-11</text:p>
          </table:table-cell>
          <table:table-cell office:value-type="string">
            <text:p>Геометрия</text:p>
          </table:table-cell>
          <table:table-cell office:value-type="string">
            <text:p>3.5. 3.5а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Ср-4-11</text:p>
          </table:table-cell>
          <table:table-cell office:value-type="string">
            <text:p>Геометрия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Ср-5-11</text:p>
          </table:table-cell>
          <table:table-cell office:value-type="string">
            <text:p>Немецкий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Ср-6-11</text:p>
          </table:table-cell>
          <table:table-cell office:value-type="string">
            <text:p>Химия</text:p>
          </table:table-cell>
          <table:table-cell office:value-type="string">
            <text:p>4.8. 4.8а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Ср-7-11</text:p>
          </table:table-cell>
          <table:table-cell/>
          <table:table-cell office:value-type="string">
            <text:p>5.5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Ср-8-11</text:p>
          </table:table-cell>
          <table:table-cell office:value-type="string">
            <text:p>Алгебра (консультация)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Ср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Ср-9-11</text:p>
          </table:table-cell>
          <table:table-cell office:value-type="string">
            <text:p>ИВТ/Общ.(конс.)</text:p>
          </table:table-cell>
          <table:table-cell/>
        </table:table-row>
        <table:table-row table:style-name="ro4">
          <table:table-cell office:value-type="string">
            <text:p>Чт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Чт-1-11</text:p>
          </table:table-cell>
          <table:table-cell office:value-type="string">
            <text:p>Лит/ Тех перевод</text:p>
          </table:table-cell>
          <table:table-cell/>
        </table:table-row>
        <table:table-row table:style-name="ro4">
          <table:table-cell office:value-type="string">
            <text:p>Чт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Чт-2-11</text:p>
          </table:table-cell>
          <table:table-cell office:value-type="string">
            <text:p>Литература</text:p>
          </table:table-cell>
          <table:table-cell office:value-type="string">
            <text:p>3.10. 4.8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Чт-3-11</text:p>
          </table:table-cell>
          <table:table-cell office:value-type="string">
            <text:p>Лингва/ МХК англ.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Чт-4-11</text:p>
          </table:table-cell>
          <table:table-cell office:value-type="string">
            <text:p>Литература</text:p>
          </table:table-cell>
          <table:table-cell office:value-type="string">
            <text:p>Лингва/ МХК англ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Чт-5-11</text:p>
          </table:table-cell>
          <table:table-cell office:value-type="string">
            <text:p>Физкультура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Чт-6-11</text:p>
          </table:table-cell>
          <table:table-cell office:value-type="string">
            <text:p>Обществознание</text:p>
          </table:table-cell>
          <table:table-cell/>
        </table:table-row>
        <table:table-row table:style-name="ro4">
          <table:table-cell office:value-type="string">
            <text:p>Чт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Чт-7-11</text:p>
          </table:table-cell>
          <table:table-cell/>
          <table:table-cell office:value-type="string">
            <text:p>4.5.</text:p>
          </table:table-cell>
        </table:table-row>
        <table:table-row table:style-name="ro4">
          <table:table-cell office:value-type="string">
            <text:p>Чт</text:p>
          </table:table-cell>
          <table:table-cell office:value-type="string">
            <text:p>8</text:p>
          </table:table-cell>
          <table:table-cell office:value-type="float" office:value="11">
            <text:p>11</text:p>
          </table:table-cell>
          <table:table-cell office:value-type="string">
            <text:p>Чт-8-11</text:p>
          </table:table-cell>
          <table:table-cell office:value-type="string">
            <text:p>Русский (консультация)</text:p>
          </table:table-cell>
          <table:table-cell office:value-type="string">
            <text:p>4.2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Пт-1-11</text:p>
          </table:table-cell>
          <table:table-cell office:value-type="string">
            <text:p>Классный час</text:p>
          </table:table-cell>
          <table:table-cell/>
        </table:table-row>
        <table:table-row table:style-name="ro4">
          <table:table-cell office:value-type="string">
            <text:p>Пт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Пт-2-11</text:p>
          </table:table-cell>
          <table:table-cell office:value-type="string">
            <text:p>Биология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Пт-3-11</text:p>
          </table:table-cell>
          <table:table-cell office:value-type="string">
            <text:p>Алгебра</text:p>
          </table:table-cell>
          <table:table-cell office:value-type="string">
            <text:p>5.3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Пт-4-11</text:p>
          </table:table-cell>
          <table:table-cell office:value-type="string">
            <text:p>Обществознание</text:p>
          </table:table-cell>
          <table:table-cell office:value-type="string">
            <text:p>3.4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Пт-5-11</text:p>
          </table:table-cell>
          <table:table-cell office:value-type="string">
            <text:p>ИВТ/Нем. (Лехкун В.Н.)</text:p>
          </table:table-cell>
          <table:table-cell office:value-type="string">
            <text:p>4.5.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Пт-6-11</text:p>
          </table:table-cell>
          <table:table-cell office:value-type="string">
            <text:p>ИВТ/Нем. (Лавринович С.Л.)</text:p>
          </table:table-cell>
          <table:table-cell office:value-type="string">
            <text:p>1.1 3.2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Пт-7-11</text:p>
          </table:table-cell>
          <table:table-cell office:value-type="string">
            <text:p>ОБЖ </text:p>
          </table:table-cell>
          <table:table-cell office:value-type="string">
            <text:p>4.8а 3.2</text:p>
          </table:table-cell>
        </table:table-row>
        <table:table-row table:style-name="ro4">
          <table:table-cell office:value-type="string">
            <text:p>Пт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Пт-8-11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Сб-1-11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Сб-2-11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Сб-3-11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Сб-4-11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Сб-5-11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Сб-6-11</text:p>
          </table:table-cell>
          <table:table-cell table:number-columns-repeated="2"/>
        </table:table-row>
        <table:table-row table:style-name="ro4">
          <table:table-cell office:value-type="string">
            <text:p>Сб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Сб-7-11</text:p>
          </table:table-cell>
          <table:table-cell table:number-columns-repeated="2"/>
        </table:table-row>
        <table:table-row table:style-name="ro4" table:number-rows-repeated="104803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Лист1_3" table:style-name="ta2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ce59"/>
        <table:table-column table:style-name="co26" table:default-cell-style-name="ce61"/>
        <table:table-column table:style-name="co27" table:number-columns-repeated="2" table:default-cell-style-name="ce61"/>
        <table:table-column table:style-name="co28" table:default-cell-style-name="ce65"/>
        <table:table-column table:style-name="co29" table:default-cell-style-name="ce61"/>
        <table:table-column table:style-name="co17" table:default-cell-style-name="Default"/>
        <table:table-column table:style-name="co17" table:visibility="collapse" table:default-cell-style-name="Default"/>
        <table:table-column table:style-name="co17" table:number-columns-repeated="1014" table:default-cell-style-name="Default"/>
        <table:table-row table:style-name="ro5">
          <table:table-cell office:value-type="string">
            <text:p>***</text:p>
          </table:table-cell>
          <table:table-cell office:value-type="string">
            <text:p>ФИО</text:p>
          </table:table-cell>
          <table:table-cell office:value-type="string">
            <text:p>Д.Н.</text:p>
          </table:table-cell>
          <table:table-cell office:value-type="string">
            <text:p>№ДН</text:p>
          </table:table-cell>
          <table:table-cell office:value-type="string">
            <text:p>Урок</text:p>
          </table:table-cell>
          <table:table-cell office:value-type="string">
            <text:p>Класс</text:p>
          </table:table-cell>
          <table:table-cell office:value-type="string">
            <text:p>Кабинет</text:p>
          </table:table-cell>
          <table:table-cell office:value-type="string">
            <text:p>Прим</text:p>
          </table:table-cell>
          <table:table-cell office:value-type="string">
            <text:p>***</text:p>
          </table:table-cell>
          <table:table-cell table:number-columns-repeated="1014"/>
        </table:table-row>
        <table:table-row table:style-name="ro4" table:visibility="filter">
          <table:table-cell table:formula="of:=VLOOKUP([.I2];[Лист1_4.$D$1:.$F$539];2;1=2)" office:value-type="string" office:string-value="Русский">
            <text:p>Русский</text:p>
          </table:table-cell>
          <table:table-cell office:value-type="string">
            <text:p>Арефьева Э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8а</text:p>
          </table:table-cell>
          <table:table-cell office:value-type="string">
            <text:p>4.2</text:p>
          </table:table-cell>
          <table:table-cell/>
          <table:table-cell office:value-type="string">
            <text:p>Пн-1-8а</text:p>
          </table:table-cell>
          <table:table-cell table:number-columns-repeated="1014"/>
        </table:table-row>
        <table:table-row table:style-name="ro4" table:visibility="filter">
          <table:table-cell table:formula="of:=VLOOKUP([.I3];[Лист1_4.$D$1:.$F$539];2;1=2)" office:value-type="string" office:string-value="Физика">
            <text:p>Физика</text:p>
          </table:table-cell>
          <table:table-cell office:value-type="string">
            <text:p>Арефьева Э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8б</text:p>
          </table:table-cell>
          <table:table-cell office:value-type="string">
            <text:p>4.2</text:p>
          </table:table-cell>
          <table:table-cell/>
          <table:table-cell office:value-type="string">
            <text:p>Пн-1-8б</text:p>
          </table:table-cell>
          <table:table-cell table:number-columns-repeated="1014"/>
        </table:table-row>
        <table:table-row table:style-name="ro4" table:visibility="filter">
          <table:table-cell table:formula="of:=VLOOKUP([.I4];[Лист1_4.$D$1:.$F$539];2;1=2)" office:value-type="string" office:string-value="Физика">
            <text:p>Физика</text:p>
          </table:table-cell>
          <table:table-cell office:value-type="string">
            <text:p>Арефьева Э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8б</text:p>
          </table:table-cell>
          <table:table-cell office:value-type="string">
            <text:p>4.2</text:p>
          </table:table-cell>
          <table:table-cell/>
          <table:table-cell office:value-type="string">
            <text:p>Пн-1-8б</text:p>
          </table:table-cell>
          <table:table-cell table:number-columns-repeated="1014"/>
        </table:table-row>
        <table:table-row table:style-name="ro4" table:visibility="filter">
          <table:table-cell table:formula="of:=VLOOKUP([.I5];[Лист1_4.$D$1:.$F$539];2;1=2)" office:value-type="string" office:string-value="Физика">
            <text:p>Физика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8б</text:p>
          </table:table-cell>
          <table:table-cell office:value-type="string">
            <text:p>4.4</text:p>
          </table:table-cell>
          <table:table-cell/>
          <table:table-cell office:value-type="string">
            <text:p>Пн-1-8б</text:p>
          </table:table-cell>
          <table:table-cell table:number-columns-repeated="1014"/>
        </table:table-row>
        <table:table-row table:style-name="ro4" table:visibility="filter">
          <table:table-cell table:formula="of:=VLOOKUP([.I6];[Лист1_4.$D$1:.$F$539];2;1=2)" office:value-type="string" office:string-value="ИЗО">
            <text:p>ИЗО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6б</text:p>
          </table:table-cell>
          <table:table-cell office:value-type="string">
            <text:p>4.4</text:p>
          </table:table-cell>
          <table:table-cell/>
          <table:table-cell office:value-type="string">
            <text:p>Пн-1-6б</text:p>
          </table:table-cell>
          <table:table-cell table:number-columns-repeated="1014"/>
        </table:table-row>
        <table:table-row table:style-name="ro4" table:visibility="filter">
          <table:table-cell table:formula="of:=VLOOKUP([.I7];[Лист1_4.$D$1:.$F$539];2;1=2)" office:value-type="string" office:string-value="ИЗО">
            <text:p>ИЗО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6б</text:p>
          </table:table-cell>
          <table:table-cell office:value-type="string">
            <text:p>4.4</text:p>
          </table:table-cell>
          <table:table-cell/>
          <table:table-cell office:value-type="string">
            <text:p>Пн-1-6б</text:p>
          </table:table-cell>
          <table:table-cell table:number-columns-repeated="1014"/>
        </table:table-row>
        <table:table-row table:style-name="ro4" table:visibility="filter">
          <table:table-cell table:formula="of:=VLOOKUP([.I8];[Лист1_4.$D$1:.$F$539];2;1=2)" office:value-type="float" office:value="0">
            <text:p>#Н/Д</text:p>
          </table:table-cell>
          <table:table-cell office:value-type="string">
            <text:p>Егорова О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м</text:p>
          </table:table-cell>
          <table:table-cell office:value-type="string">
            <text:p>2.4</text:p>
          </table:table-cell>
          <table:table-cell/>
          <table:table-cell office:value-type="string">
            <text:p>Пн-1-м</text:p>
          </table:table-cell>
          <table:table-cell table:number-columns-repeated="1014"/>
        </table:table-row>
        <table:table-row table:style-name="ro4" table:visibility="filter">
          <table:table-cell table:formula="of:=VLOOKUP([.I9];[Лист1_4.$D$1:.$F$539];2;1=2)" office:value-type="string" office:string-value="ИЗО">
            <text:p>ИЗО</text:p>
          </table:table-cell>
          <table:table-cell office:value-type="string">
            <text:p>Зайцева Н.И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6" office:value-type="string">
            <text:p>6б</text:p>
          </table:table-cell>
          <table:table-cell office:value-type="string">
            <text:p>4.1</text:p>
          </table:table-cell>
          <table:table-cell/>
          <table:table-cell office:value-type="string">
            <text:p>Пн-1-6б</text:p>
          </table:table-cell>
          <table:table-cell table:number-columns-repeated="1014"/>
        </table:table-row>
        <table:table-row table:style-name="ro4" table:visibility="filter">
          <table:table-cell table:formula="of:=VLOOKUP([.I10];[Лист1_4.$D$1:.$F$539];2;1=2)" office:value-type="string" office:string-value="Физкультура">
            <text:p>Физкультура</text:p>
          </table:table-cell>
          <table:table-cell office:value-type="string">
            <text:p>Коконен А.Н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6" office:value-type="float" office:value="9">
            <text:p>9</text:p>
          </table:table-cell>
          <table:table-cell office:value-type="string">
            <text:p>С/З</text:p>
          </table:table-cell>
          <table:table-cell/>
          <table:table-cell office:value-type="string">
            <text:p>Пн-1-9</text:p>
          </table:table-cell>
          <table:table-cell table:number-columns-repeated="1014"/>
        </table:table-row>
        <table:table-row table:style-name="ro4" table:visibility="filter">
          <table:table-cell table:formula="of:=VLOOKUP([.I11];[Лист1_4.$D$1:.$F$539];2;1=2)" office:value-type="string" office:string-value="История">
            <text:p>История</text:p>
          </table:table-cell>
          <table:table-cell office:value-type="string">
            <text:p>Колпенская Т.В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Пн-1-11</text:p>
          </table:table-cell>
          <table:table-cell table:number-columns-repeated="1014"/>
        </table:table-row>
        <table:table-row table:style-name="ro4" table:visibility="filter">
          <table:table-cell table:formula="of:=VLOOKUP([.I12];[Лист1_4.$D$1:.$F$539];2;1=2)" office:value-type="string" office:string-value="Физика">
            <text:p>Физика</text:p>
          </table:table-cell>
          <table:table-cell office:value-type="string">
            <text:p>Кучина Т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6" office:value-type="string">
            <text:p>8б</text:p>
          </table:table-cell>
          <table:table-cell office:value-type="string">
            <text:p>5.6</text:p>
          </table:table-cell>
          <table:table-cell/>
          <table:table-cell office:value-type="string">
            <text:p>Пн-1-8б</text:p>
          </table:table-cell>
          <table:table-cell table:number-columns-repeated="1014"/>
        </table:table-row>
        <table:table-row table:style-name="ro4" table:visibility="filter">
          <table:table-cell table:formula="of:=VLOOKUP([.I13];[Лист1_4.$D$1:.$F$539];2;1=2)" office:value-type="string" office:string-value="Немецкий ">
            <text:p>Немецкий </text:p>
          </table:table-cell>
          <table:table-cell office:value-type="string">
            <text:p>Лавринович СЛ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6" office:value-type="string">
            <text:p>6а</text:p>
          </table:table-cell>
          <table:table-cell office:value-type="string">
            <text:p>4.8а</text:p>
          </table:table-cell>
          <table:table-cell/>
          <table:table-cell office:value-type="string">
            <text:p>Пн-1-6а</text:p>
          </table:table-cell>
          <table:table-cell table:number-columns-repeated="1014"/>
        </table:table-row>
        <table:table-row table:style-name="ro4" table:visibility="filter">
          <table:table-cell table:formula="of:=VLOOKUP([.I14];[Лист1_4.$D$1:.$F$539];2;1=2)" office:value-type="string" office:string-value="География">
            <text:p>География</text:p>
          </table:table-cell>
          <table:table-cell office:value-type="string">
            <text:p>Назарова Л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6" office:value-type="string">
            <text:p>7б</text:p>
          </table:table-cell>
          <table:table-cell office:value-type="string">
            <text:p>4.3</text:p>
          </table:table-cell>
          <table:table-cell/>
          <table:table-cell office:value-type="string">
            <text:p>Пн-1-7б</text:p>
          </table:table-cell>
          <table:table-cell table:number-columns-repeated="1014"/>
        </table:table-row>
        <table:table-row table:style-name="ro4" table:visibility="filter">
          <table:table-cell table:formula="of:=VLOOKUP([.I15];[Лист1_4.$D$1:.$F$539];2;1=2)" office:value-type="string" office:string-value="Технология">
            <text:p>Технология</text:p>
          </table:table-cell>
          <table:table-cell office:value-type="string">
            <text:p>Новикова В.М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6" office:value-type="string">
            <text:p>7а</text:p>
          </table:table-cell>
          <table:table-cell office:value-type="string">
            <text:p>2.8</text:p>
          </table:table-cell>
          <table:table-cell/>
          <table:table-cell office:value-type="string">
            <text:p>Пн-1-7а</text:p>
          </table:table-cell>
          <table:table-cell table:number-columns-repeated="1014"/>
        </table:table-row>
        <table:table-row table:style-name="ro4" table:visibility="filter">
          <table:table-cell table:formula="of:=VLOOKUP([.I16];[Лист1_4.$D$1:.$F$539];2;1=2)" office:value-type="float" office:value="0">
            <text:p>#Н/Д</text:p>
          </table:table-cell>
          <table:table-cell office:value-type="string">
            <text:p>Передерий О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6" office:value-type="string">
            <text:p>2а</text:p>
          </table:table-cell>
          <table:table-cell office:value-type="string">
            <text:p>5.1</text:p>
          </table:table-cell>
          <table:table-cell/>
          <table:table-cell office:value-type="string">
            <text:p>Пн-1-2а</text:p>
          </table:table-cell>
          <table:table-cell table:number-columns-repeated="1014"/>
        </table:table-row>
        <table:table-row table:style-name="ro4" table:visibility="filter">
          <table:table-cell table:formula="of:=VLOOKUP([.I17];[Лист1_4.$D$1:.$F$539];2;1=2)" office:value-type="string" office:string-value="История">
            <text:p>История</text:p>
          </table:table-cell>
          <table:table-cell office:value-type="string">
            <text:p>СмородиноваИ.Б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6" office:value-type="string">
            <text:p>5б</text:p>
          </table:table-cell>
          <table:table-cell office:value-type="string">
            <text:p>4.9</text:p>
          </table:table-cell>
          <table:table-cell/>
          <table:table-cell office:value-type="string">
            <text:p>Пн-1-5б</text:p>
          </table:table-cell>
          <table:table-cell table:number-columns-repeated="1014"/>
        </table:table-row>
        <table:table-row table:style-name="ro4" table:visibility="filter">
          <table:table-cell table:formula="of:=VLOOKUP([.I18];[Лист1_4.$D$1:.$F$539];2;1=2)" office:value-type="string" office:string-value="ОБЖ">
            <text:p>ОБЖ</text:p>
          </table:table-cell>
          <table:table-cell office:value-type="string">
            <text:p>Снежко А.В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6" office:value-type="float" office:value="10">
            <text:p>10</text:p>
          </table:table-cell>
          <table:table-cell office:value-type="string">
            <text:p>4.4</text:p>
          </table:table-cell>
          <table:table-cell/>
          <table:table-cell table:style-name="ce71" office:value-type="string">
            <text:p>Пн-1-10</text:p>
          </table:table-cell>
          <table:table-cell table:style-name="ce71" table:number-columns-repeated="1014"/>
        </table:table-row>
        <table:table-row table:style-name="ro4">
          <table:table-cell table:formula="of:=VLOOKUP([.I19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6" office:value-type="string">
            <text:p>5а</text:p>
          </table:table-cell>
          <table:table-cell office:value-type="string">
            <text:p>С/З</text:p>
          </table:table-cell>
          <table:table-cell/>
          <table:table-cell office:value-type="string">
            <text:p>Пн-1-5а</text:p>
          </table:table-cell>
          <table:table-cell table:number-columns-repeated="1014"/>
        </table:table-row>
        <table:table-row table:style-name="ro4" table:visibility="filter">
          <table:table-cell table:formula="of:=VLOOKUP([.I20];[Лист1_4.$D$1:.$F$539];2;1=2)" office:value-type="string" office:string-value="Немецкий ">
            <text:p>Немецкий </text:p>
          </table:table-cell>
          <table:table-cell office:value-type="string">
            <text:p>Трусова С.И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6" office:value-type="string">
            <text:p>6а</text:p>
          </table:table-cell>
          <table:table-cell office:value-type="string">
            <text:p>3.10</text:p>
          </table:table-cell>
          <table:table-cell/>
          <table:table-cell office:value-type="string">
            <text:p>Пн-1-6а</text:p>
          </table:table-cell>
          <table:table-cell table:number-columns-repeated="1014"/>
        </table:table-row>
        <table:table-row table:style-name="ro4" table:visibility="filter">
          <table:table-cell table:formula="of:=VLOOKUP([.I21];[Лист1_4.$D$1:.$F$539];2;1=2)" office:value-type="string" office:string-value="Технология">
            <text:p>Технология</text:p>
          </table:table-cell>
          <table:table-cell office:value-type="string">
            <text:p>Устинкин В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6" office:value-type="string">
            <text:p>7а</text:p>
          </table:table-cell>
          <table:table-cell office:value-type="string">
            <text:p>маст</text:p>
          </table:table-cell>
          <table:table-cell/>
          <table:table-cell office:value-type="string">
            <text:p>Пн-1-7а</text:p>
          </table:table-cell>
          <table:table-cell table:number-columns-repeated="1014"/>
        </table:table-row>
        <table:table-row table:style-name="ro4" table:visibility="filter">
          <table:table-cell table:formula="of:=VLOOKUP([.I22];[Лист1_4.$D$1:.$F$539];2;1=2)" office:value-type="string" office:string-value="Немецкий ">
            <text:p>Немецкий 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6а</text:p>
          </table:table-cell>
          <table:table-cell office:value-type="string">
            <text:p>4.1</text:p>
          </table:table-cell>
          <table:table-cell/>
          <table:table-cell office:value-type="string">
            <text:p>Пн-1-6а</text:p>
          </table:table-cell>
          <table:table-cell table:number-columns-repeated="1014"/>
        </table:table-row>
        <table:table-row table:style-name="ro4" table:visibility="filter">
          <table:table-cell table:formula="of:=VLOOKUP([.I23];[Лист1_4.$D$1:.$F$539];2;1=2)" office:value-type="string" office:string-value="Технология">
            <text:p>Технология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7а</text:p>
          </table:table-cell>
          <table:table-cell office:value-type="string">
            <text:p>4.2</text:p>
          </table:table-cell>
          <table:table-cell/>
          <table:table-cell office:value-type="string">
            <text:p>Пн-1-7а</text:p>
          </table:table-cell>
          <table:table-cell table:number-columns-repeated="1014"/>
        </table:table-row>
        <table:table-row table:style-name="ro4" table:visibility="filter">
          <table:table-cell table:formula="of:=VLOOKUP([.I24];[Лист1_4.$D$1:.$F$539];2;1=2)" office:value-type="string" office:string-value="География">
            <text:p>География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7б</text:p>
          </table:table-cell>
          <table:table-cell office:value-type="string">
            <text:p>4.1</text:p>
          </table:table-cell>
          <table:table-cell/>
          <table:table-cell office:value-type="string">
            <text:p>Пн-1-7б</text:p>
          </table:table-cell>
          <table:table-cell table:number-columns-repeated="1014"/>
        </table:table-row>
        <table:table-row table:style-name="ro4" table:visibility="filter">
          <table:table-cell table:formula="of:=VLOOKUP([.I25];[Лист1_4.$D$1:.$F$539];2;1=2)" office:value-type="string" office:string-value="История">
            <text:p>История</text:p>
          </table:table-cell>
          <table:table-cell office:value-type="string">
            <text:p>Арефьева Э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4.2</text:p>
          </table:table-cell>
          <table:table-cell/>
          <table:table-cell office:value-type="string">
            <text:p>Пн-2-11</text:p>
          </table:table-cell>
          <table:table-cell table:number-columns-repeated="1014"/>
        </table:table-row>
        <table:table-row table:style-name="ro4" table:visibility="filter">
          <table:table-cell table:formula="of:=VLOOKUP([.I26];[Лист1_4.$D$1:.$F$539];2;1=2)" office:value-type="string" office:string-value="История">
            <text:p>История</text:p>
          </table:table-cell>
          <table:table-cell office:value-type="string">
            <text:p>Арефьева Э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4.2</text:p>
          </table:table-cell>
          <table:table-cell/>
          <table:table-cell office:value-type="string">
            <text:p>Пн-2-11</text:p>
          </table:table-cell>
          <table:table-cell table:number-columns-repeated="1014"/>
        </table:table-row>
        <table:table-row table:style-name="ro4" table:visibility="filter">
          <table:table-cell table:formula="of:=VLOOKUP([.I27];[Лист1_4.$D$1:.$F$539];2;1=2)" office:value-type="string" office:string-value="История">
            <text:p>История</text:p>
          </table:table-cell>
          <table:table-cell office:value-type="string">
            <text:p>Арефьева Э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4.2</text:p>
          </table:table-cell>
          <table:table-cell/>
          <table:table-cell office:value-type="string">
            <text:p>Пн-2-11</text:p>
          </table:table-cell>
          <table:table-cell table:number-columns-repeated="1014"/>
        </table:table-row>
        <table:table-row table:style-name="ro4" table:visibility="filter">
          <table:table-cell table:formula="of:=VLOOKUP([.I28];[Лист1_4.$D$1:.$F$539];2;1=2)" office:value-type="string" office:string-value="Физкультура">
            <text:p>Физкультура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4.4</text:p>
          </table:table-cell>
          <table:table-cell/>
          <table:table-cell office:value-type="string">
            <text:p>Пн-2-10</text:p>
          </table:table-cell>
          <table:table-cell table:number-columns-repeated="1014"/>
        </table:table-row>
        <table:table-row table:style-name="ro4" table:visibility="filter">
          <table:table-cell table:formula="of:=VLOOKUP([.I29];[Лист1_4.$D$1:.$F$539];2;1=2)" office:value-type="string" office:string-value="Немецкий ">
            <text:p>Немецкий 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6б</text:p>
          </table:table-cell>
          <table:table-cell office:value-type="string">
            <text:p>4.4</text:p>
          </table:table-cell>
          <table:table-cell/>
          <table:table-cell office:value-type="string">
            <text:p>Пн-2-6б</text:p>
          </table:table-cell>
          <table:table-cell table:number-columns-repeated="1014"/>
        </table:table-row>
        <table:table-row table:style-name="ro4" table:visibility="filter">
          <table:table-cell table:formula="of:=VLOOKUP([.I30];[Лист1_4.$D$1:.$F$539];2;1=2)" office:value-type="string" office:string-value="Немецкий ">
            <text:p>Немецкий 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6б</text:p>
          </table:table-cell>
          <table:table-cell office:value-type="string">
            <text:p>4.4</text:p>
          </table:table-cell>
          <table:table-cell/>
          <table:table-cell office:value-type="string">
            <text:p>Пн-2-6б</text:p>
          </table:table-cell>
          <table:table-cell table:number-columns-repeated="1014"/>
        </table:table-row>
        <table:table-row table:style-name="ro4" table:visibility="filter">
          <table:table-cell table:formula="of:=VLOOKUP([.I31];[Лист1_4.$D$1:.$F$539];2;1=2)" office:value-type="string" office:string-value="ИЗО">
            <text:p>ИЗО</text:p>
          </table:table-cell>
          <table:table-cell office:value-type="string">
            <text:p>Зайцева Н.И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6" office:value-type="string">
            <text:p>6а</text:p>
          </table:table-cell>
          <table:table-cell office:value-type="string">
            <text:p>4.1</text:p>
          </table:table-cell>
          <table:table-cell/>
          <table:table-cell office:value-type="string">
            <text:p>Пн-2-6а</text:p>
          </table:table-cell>
          <table:table-cell table:number-columns-repeated="1014"/>
        </table:table-row>
        <table:table-row table:style-name="ro4" table:visibility="filter">
          <table:table-cell table:formula="of:=VLOOKUP([.I32];[Лист1_4.$D$1:.$F$539];2;1=2)" office:value-type="string" office:string-value="Физкультура">
            <text:p>Физкультура</text:p>
          </table:table-cell>
          <table:table-cell office:value-type="string">
            <text:p>Коконен А.Н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6" office:value-type="float" office:value="10">
            <text:p>10</text:p>
          </table:table-cell>
          <table:table-cell office:value-type="string">
            <text:p>С/З</text:p>
          </table:table-cell>
          <table:table-cell/>
          <table:table-cell office:value-type="string">
            <text:p>Пн-2-10</text:p>
          </table:table-cell>
          <table:table-cell table:number-columns-repeated="1014"/>
        </table:table-row>
        <table:table-row table:style-name="ro4" table:visibility="filter">
          <table:table-cell table:formula="of:=VLOOKUP([.I33];[Лист1_4.$D$1:.$F$539];2;1=2)" office:value-type="string" office:string-value="История">
            <text:p>История</text:p>
          </table:table-cell>
          <table:table-cell office:value-type="string">
            <text:p>Колпенская Т.В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Пн-2-11</text:p>
          </table:table-cell>
          <table:table-cell table:number-columns-repeated="1014"/>
        </table:table-row>
        <table:table-row table:style-name="ro4" table:visibility="filter">
          <table:table-cell table:formula="of:=VLOOKUP([.I34];[Лист1_4.$D$1:.$F$539];2;1=2)" office:value-type="string" office:string-value="Немецкий ">
            <text:p>Немецкий </text:p>
          </table:table-cell>
          <table:table-cell office:value-type="string">
            <text:p>Круглов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6б</text:p>
          </table:table-cell>
          <table:table-cell office:value-type="string">
            <text:p>4.8</text:p>
          </table:table-cell>
          <table:table-cell/>
          <table:table-cell office:value-type="string">
            <text:p>Пн-2-6б</text:p>
          </table:table-cell>
          <table:table-cell table:number-columns-repeated="1014"/>
        </table:table-row>
        <table:table-row table:style-name="ro4" table:visibility="filter">
          <table:table-cell table:formula="of:=VLOOKUP([.I35];[Лист1_4.$D$1:.$F$539];2;1=2)" office:value-type="string" office:string-value="Физика">
            <text:p>Физика</text:p>
          </table:table-cell>
          <table:table-cell office:value-type="string">
            <text:p>Кучина Т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6" office:value-type="string">
            <text:p>8а</text:p>
          </table:table-cell>
          <table:table-cell office:value-type="string">
            <text:p>5.6</text:p>
          </table:table-cell>
          <table:table-cell/>
          <table:table-cell office:value-type="string">
            <text:p>Пн-2-8а</text:p>
          </table:table-cell>
          <table:table-cell table:number-columns-repeated="1014"/>
        </table:table-row>
        <table:table-row table:style-name="ro4" table:visibility="filter">
          <table:table-cell table:formula="of:=VLOOKUP([.I36];[Лист1_4.$D$1:.$F$539];2;1=2)" office:value-type="string" office:string-value="Немецкий ">
            <text:p>Немецкий </text:p>
          </table:table-cell>
          <table:table-cell office:value-type="string">
            <text:p>Лавринович СЛ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6" office:value-type="string">
            <text:p>6б</text:p>
          </table:table-cell>
          <table:table-cell office:value-type="string">
            <text:p>4.8а</text:p>
          </table:table-cell>
          <table:table-cell/>
          <table:table-cell office:value-type="string">
            <text:p>Пн-2-6б</text:p>
          </table:table-cell>
          <table:table-cell table:number-columns-repeated="1014"/>
        </table:table-row>
        <table:table-row table:style-name="ro4" table:visibility="filter">
          <table:table-cell table:formula="of:=VLOOKUP([.I37];[Лист1_4.$D$1:.$F$539];2;1=2)" office:value-type="float" office:value="0">
            <text:p>#Н/Д</text:p>
          </table:table-cell>
          <table:table-cell office:value-type="string">
            <text:p>Лиморенко Р.М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м</text:p>
          </table:table-cell>
          <table:table-cell office:value-type="string">
            <text:p>2.9</text:p>
          </table:table-cell>
          <table:table-cell/>
          <table:table-cell table:style-name="ce71" office:value-type="string">
            <text:p>Пн-2-м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38];[Лист1_4.$D$1:.$F$539];2;1=2)" office:value-type="string" office:string-value="Математика">
            <text:p>Математика</text:p>
          </table:table-cell>
          <table:table-cell office:value-type="string">
            <text:p>Луковников А.Е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5б</text:p>
          </table:table-cell>
          <table:table-cell office:value-type="string">
            <text:p>4.4</text:p>
          </table:table-cell>
          <table:table-cell/>
          <table:table-cell office:value-type="string">
            <text:p>Пн-2-5б</text:p>
          </table:table-cell>
          <table:table-cell table:number-columns-repeated="1014"/>
        </table:table-row>
        <table:table-row table:style-name="ro4" table:visibility="filter">
          <table:table-cell table:formula="of:=VLOOKUP([.I39];[Лист1_4.$D$1:.$F$539];2;1=2)" office:value-type="string" office:string-value="География">
            <text:p>География</text:p>
          </table:table-cell>
          <table:table-cell office:value-type="string">
            <text:p>Назарова Л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6" office:value-type="float" office:value="9">
            <text:p>9</text:p>
          </table:table-cell>
          <table:table-cell office:value-type="string">
            <text:p>4.3</text:p>
          </table:table-cell>
          <table:table-cell/>
          <table:table-cell office:value-type="string">
            <text:p>Пн-2-9</text:p>
          </table:table-cell>
          <table:table-cell table:number-columns-repeated="1014"/>
        </table:table-row>
        <table:table-row table:style-name="ro4" table:visibility="filter">
          <table:table-cell table:formula="of:=VLOOKUP([.I40];[Лист1_4.$D$1:.$F$539];2;1=2)" office:value-type="string" office:string-value="Технология">
            <text:p>Технология</text:p>
          </table:table-cell>
          <table:table-cell office:value-type="string">
            <text:p>Новикова В.М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6" office:value-type="string">
            <text:p>7а</text:p>
          </table:table-cell>
          <table:table-cell office:value-type="string">
            <text:p>2.8</text:p>
          </table:table-cell>
          <table:table-cell/>
          <table:table-cell office:value-type="string">
            <text:p>Пн-2-7а</text:p>
          </table:table-cell>
          <table:table-cell table:number-columns-repeated="1014"/>
        </table:table-row>
        <table:table-row table:style-name="ro4" table:visibility="filter">
          <table:table-cell table:formula="of:=VLOOKUP([.I41];[Лист1_4.$D$1:.$F$539];2;1=2)" office:value-type="float" office:value="0">
            <text:p>#Н/Д</text:p>
          </table:table-cell>
          <table:table-cell office:value-type="string">
            <text:p>Передерий О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6" office:value-type="string">
            <text:p>3б</text:p>
          </table:table-cell>
          <table:table-cell office:value-type="string">
            <text:p>5.1</text:p>
          </table:table-cell>
          <table:table-cell/>
          <table:table-cell office:value-type="string">
            <text:p>Пн-2-3б</text:p>
          </table:table-cell>
          <table:table-cell table:number-columns-repeated="1014"/>
        </table:table-row>
        <table:table-row table:style-name="ro4">
          <table:table-cell table:formula="of:=VLOOKUP([.I42];[Лист1_4.$D$1:.$F$539];2;1=2)" office:value-type="string" office:string-value="История">
            <text:p>История</text:p>
          </table:table-cell>
          <table:table-cell office:value-type="string">
            <text:p>СмородиноваИ.Б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6" office:value-type="string">
            <text:p>5а</text:p>
          </table:table-cell>
          <table:table-cell office:value-type="string">
            <text:p>4.9</text:p>
          </table:table-cell>
          <table:table-cell/>
          <table:table-cell office:value-type="string">
            <text:p>Пн-2-5а</text:p>
          </table:table-cell>
          <table:table-cell table:number-columns-repeated="1014"/>
        </table:table-row>
        <table:table-row table:style-name="ro4" table:visibility="filter">
          <table:table-cell table:formula="of:=VLOOKUP([.I43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6" office:value-type="string">
            <text:p>7б</text:p>
          </table:table-cell>
          <table:table-cell office:value-type="string">
            <text:p>5.3</text:p>
          </table:table-cell>
          <table:table-cell/>
          <table:table-cell office:value-type="string">
            <text:p>Пн-2-7б</text:p>
          </table:table-cell>
          <table:table-cell table:number-columns-repeated="1014"/>
        </table:table-row>
        <table:table-row table:style-name="ro4" table:visibility="filter">
          <table:table-cell table:formula="of:=VLOOKUP([.I44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6" office:value-type="float" office:value="10">
            <text:p>10</text:p>
          </table:table-cell>
          <table:table-cell office:value-type="string">
            <text:p>С/З</text:p>
          </table:table-cell>
          <table:table-cell/>
          <table:table-cell office:value-type="string">
            <text:p>Пн-2-10</text:p>
          </table:table-cell>
          <table:table-cell table:number-columns-repeated="1014"/>
        </table:table-row>
        <table:table-row table:style-name="ro4" table:visibility="filter">
          <table:table-cell table:formula="of:=VLOOKUP([.I45];[Лист1_4.$D$1:.$F$539];2;1=2)" office:value-type="string" office:string-value="Немецкий ">
            <text:p>Немецкий </text:p>
          </table:table-cell>
          <table:table-cell office:value-type="string">
            <text:p>Трусова С.И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6" office:value-type="string">
            <text:p>6б</text:p>
          </table:table-cell>
          <table:table-cell office:value-type="string">
            <text:p>3.10</text:p>
          </table:table-cell>
          <table:table-cell/>
          <table:table-cell office:value-type="string">
            <text:p>Пн-2-6б</text:p>
          </table:table-cell>
          <table:table-cell table:number-columns-repeated="1014"/>
        </table:table-row>
        <table:table-row table:style-name="ro4" table:visibility="filter">
          <table:table-cell table:formula="of:=VLOOKUP([.I46];[Лист1_4.$D$1:.$F$539];2;1=2)" office:value-type="string" office:string-value="Технология">
            <text:p>Технология</text:p>
          </table:table-cell>
          <table:table-cell office:value-type="string">
            <text:p>Устинкин В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6" office:value-type="string">
            <text:p>7а</text:p>
          </table:table-cell>
          <table:table-cell office:value-type="string">
            <text:p>маст</text:p>
          </table:table-cell>
          <table:table-cell/>
          <table:table-cell office:value-type="string">
            <text:p>Пн-2-7а</text:p>
          </table:table-cell>
          <table:table-cell table:number-columns-repeated="1014"/>
        </table:table-row>
        <table:table-row table:style-name="ro4" table:visibility="filter">
          <table:table-cell table:formula="of:=VLOOKUP([.I47];[Лист1_4.$D$1:.$F$539];2;1=2)" office:value-type="string" office:string-value="Технология">
            <text:p>Технология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7а</text:p>
          </table:table-cell>
          <table:table-cell office:value-type="string">
            <text:p>4.1</text:p>
          </table:table-cell>
          <table:table-cell/>
          <table:table-cell office:value-type="string">
            <text:p>Пн-2-7а</text:p>
          </table:table-cell>
          <table:table-cell table:number-columns-repeated="1014"/>
        </table:table-row>
        <table:table-row table:style-name="ro4" table:visibility="filter">
          <table:table-cell table:formula="of:=VLOOKUP([.I48];[Лист1_4.$D$1:.$F$539];2;1=2)" office:value-type="string" office:string-value="ИЗО">
            <text:p>ИЗО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6а</text:p>
          </table:table-cell>
          <table:table-cell office:value-type="string">
            <text:p>4.2</text:p>
          </table:table-cell>
          <table:table-cell/>
          <table:table-cell office:value-type="string">
            <text:p>Пн-2-6а</text:p>
          </table:table-cell>
          <table:table-cell table:number-columns-repeated="1014"/>
        </table:table-row>
        <table:table-row table:style-name="ro4" table:visibility="filter">
          <table:table-cell table:formula="of:=VLOOKUP([.I49];[Лист1_4.$D$1:.$F$539];2;1=2)" office:value-type="string" office:string-value="ИЗО">
            <text:p>ИЗО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6а</text:p>
          </table:table-cell>
          <table:table-cell office:value-type="string">
            <text:p>4.1</text:p>
          </table:table-cell>
          <table:table-cell/>
          <table:table-cell office:value-type="string">
            <text:p>Пн-2-6а</text:p>
          </table:table-cell>
          <table:table-cell table:number-columns-repeated="1014"/>
        </table:table-row>
        <table:table-row table:style-name="ro4" table:visibility="filter">
          <table:table-cell table:formula="of:=VLOOKUP([.I50];[Лист1_4.$D$1:.$F$539];2;1=2)" office:value-type="string" office:string-value="ИЗО">
            <text:p>ИЗО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6а</text:p>
          </table:table-cell>
          <table:table-cell office:value-type="string">
            <text:p>4.2</text:p>
          </table:table-cell>
          <table:table-cell/>
          <table:table-cell office:value-type="string">
            <text:p>Пн-2-6а</text:p>
          </table:table-cell>
          <table:table-cell table:number-columns-repeated="1014"/>
        </table:table-row>
        <table:table-row table:style-name="ro4" table:visibility="filter">
          <table:table-cell table:formula="of:=VLOOKUP([.I51];[Лист1_4.$D$1:.$F$539];2;1=2)" office:value-type="string" office:string-value="Русский">
            <text:p>Русский</text:p>
          </table:table-cell>
          <table:table-cell office:value-type="string">
            <text:p>Арефьева Э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4.2</text:p>
          </table:table-cell>
          <table:table-cell/>
          <table:table-cell office:value-type="string">
            <text:p>Пн-3-11</text:p>
          </table:table-cell>
          <table:table-cell table:number-columns-repeated="1014"/>
        </table:table-row>
        <table:table-row table:style-name="ro4" table:visibility="filter">
          <table:table-cell table:formula="of:=VLOOKUP([.I52];[Лист1_4.$D$1:.$F$539];2;1=2)" office:value-type="string" office:string-value="География">
            <text:p>География</text:p>
          </table:table-cell>
          <table:table-cell office:value-type="string">
            <text:p>Арефьева Э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б</text:p>
          </table:table-cell>
          <table:table-cell office:value-type="string">
            <text:p>4.2</text:p>
          </table:table-cell>
          <table:table-cell/>
          <table:table-cell office:value-type="string">
            <text:p>Пн-3-8б</text:p>
          </table:table-cell>
          <table:table-cell table:number-columns-repeated="1014"/>
        </table:table-row>
        <table:table-row table:style-name="ro4" table:visibility="filter">
          <table:table-cell table:formula="of:=VLOOKUP([.I53];[Лист1_4.$D$1:.$F$539];2;1=2)" office:value-type="string" office:string-value="Химия">
            <text:p>Химия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4.4</text:p>
          </table:table-cell>
          <table:table-cell/>
          <table:table-cell office:value-type="string">
            <text:p>Пн-3-9</text:p>
          </table:table-cell>
          <table:table-cell table:number-columns-repeated="1014"/>
        </table:table-row>
        <table:table-row table:style-name="ro4" table:visibility="filter">
          <table:table-cell table:formula="of:=VLOOKUP([.I54];[Лист1_4.$D$1:.$F$539];2;1=2)" office:value-type="string" office:string-value="Химия">
            <text:p>Химия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4.4</text:p>
          </table:table-cell>
          <table:table-cell/>
          <table:table-cell office:value-type="string">
            <text:p>Пн-3-9</text:p>
          </table:table-cell>
          <table:table-cell table:number-columns-repeated="1014"/>
        </table:table-row>
        <table:table-row table:style-name="ro4" table:visibility="filter">
          <table:table-cell table:formula="of:=VLOOKUP([.I55];[Лист1_4.$D$1:.$F$539];2;1=2)" office:value-type="string" office:string-value="Биология">
            <text:p>Биология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6б</text:p>
          </table:table-cell>
          <table:table-cell office:value-type="string">
            <text:p>4.4</text:p>
          </table:table-cell>
          <table:table-cell/>
          <table:table-cell office:value-type="string">
            <text:p>Пн-3-6б</text:p>
          </table:table-cell>
          <table:table-cell table:number-columns-repeated="1014"/>
        </table:table-row>
        <table:table-row table:style-name="ro4" table:visibility="filter">
          <table:table-cell table:formula="of:=VLOOKUP([.I56];[Лист1_4.$D$1:.$F$539];2;1=2)" office:value-type="string" office:string-value="Физика">
            <text:p>Физика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4.4</text:p>
          </table:table-cell>
          <table:table-cell/>
          <table:table-cell office:value-type="string">
            <text:p>Пн-3-10</text:p>
          </table:table-cell>
          <table:table-cell table:number-columns-repeated="1014"/>
        </table:table-row>
        <table:table-row table:style-name="ro4" table:visibility="filter">
          <table:table-cell table:formula="of:=VLOOKUP([.I57];[Лист1_4.$D$1:.$F$539];2;1=2)" office:value-type="string" office:string-value="Черчение">
            <text:p>Черчение</text:p>
          </table:table-cell>
          <table:table-cell office:value-type="string">
            <text:p>Зайцева Н.И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6" office:value-type="string">
            <text:p>8а</text:p>
          </table:table-cell>
          <table:table-cell office:value-type="string">
            <text:p>4.1</text:p>
          </table:table-cell>
          <table:table-cell/>
          <table:table-cell office:value-type="string">
            <text:p>Пн-3-8а</text:p>
          </table:table-cell>
          <table:table-cell table:number-columns-repeated="1014"/>
        </table:table-row>
        <table:table-row table:style-name="ro4" table:visibility="filter">
          <table:table-cell table:formula="of:=VLOOKUP([.I58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6" office:value-type="string">
            <text:p>3а</text:p>
          </table:table-cell>
          <table:table-cell office:value-type="string">
            <text:p>С/З</text:p>
          </table:table-cell>
          <table:table-cell/>
          <table:table-cell office:value-type="string">
            <text:p>Пн-3-3а</text:p>
          </table:table-cell>
          <table:table-cell table:number-columns-repeated="1014"/>
        </table:table-row>
        <table:table-row table:style-name="ro4" table:visibility="filter">
          <table:table-cell table:formula="of:=VLOOKUP([.I59];[Лист1_4.$D$1:.$F$539];2;1=2)" office:value-type="string" office:string-value="История">
            <text:p>История</text:p>
          </table:table-cell>
          <table:table-cell office:value-type="string">
            <text:p>Колпенская Т.В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7а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Пн-3-7а</text:p>
          </table:table-cell>
          <table:table-cell table:number-columns-repeated="1014"/>
        </table:table-row>
        <table:table-row table:style-name="ro4" table:visibility="filter">
          <table:table-cell table:formula="of:=VLOOKUP([.I60];[Лист1_4.$D$1:.$F$539];2;1=2)" office:value-type="string" office:string-value="Физика">
            <text:p>Физика</text:p>
          </table:table-cell>
          <table:table-cell office:value-type="string">
            <text:p>Кучина Т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6" office:value-type="float" office:value="10">
            <text:p>10</text:p>
          </table:table-cell>
          <table:table-cell office:value-type="string">
            <text:p>5.6</text:p>
          </table:table-cell>
          <table:table-cell/>
          <table:table-cell office:value-type="string">
            <text:p>Пн-3-10</text:p>
          </table:table-cell>
          <table:table-cell table:number-columns-repeated="1014"/>
        </table:table-row>
        <table:table-row table:style-name="ro4" table:visibility="filter">
          <table:table-cell table:formula="of:=VLOOKUP([.I61];[Лист1_4.$D$1:.$F$539];2;1=2)" office:value-type="string" office:string-value="Немецкий ">
            <text:p>Немецкий </text:p>
          </table:table-cell>
          <table:table-cell office:value-type="string">
            <text:p>Лавринович СЛ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6" office:value-type="string">
            <text:p>6а</text:p>
          </table:table-cell>
          <table:table-cell office:value-type="string">
            <text:p>4.8а</text:p>
          </table:table-cell>
          <table:table-cell/>
          <table:table-cell office:value-type="string">
            <text:p>Пн-3-6а</text:p>
          </table:table-cell>
          <table:table-cell table:number-columns-repeated="1014"/>
        </table:table-row>
        <table:table-row table:style-name="ro4">
          <table:table-cell table:formula="of:=VLOOKUP([.I62];[Лист1_4.$D$1:.$F$539];2;1=2)" office:value-type="string" office:string-value="Математика">
            <text:p>Математика</text:p>
          </table:table-cell>
          <table:table-cell office:value-type="string">
            <text:p>Луковников А.Е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5а</text:p>
          </table:table-cell>
          <table:table-cell office:value-type="string">
            <text:p>4.4</text:p>
          </table:table-cell>
          <table:table-cell/>
          <table:table-cell office:value-type="string">
            <text:p>Пн-3-5а</text:p>
          </table:table-cell>
          <table:table-cell table:number-columns-repeated="1014"/>
        </table:table-row>
        <table:table-row table:style-name="ro4" table:visibility="filter">
          <table:table-cell table:formula="of:=VLOOKUP([.I63];[Лист1_4.$D$1:.$F$539];2;1=2)" office:value-type="string" office:string-value="География">
            <text:p>География</text:p>
          </table:table-cell>
          <table:table-cell office:value-type="string">
            <text:p>Назарова Л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6" office:value-type="string">
            <text:p>8б</text:p>
          </table:table-cell>
          <table:table-cell office:value-type="string">
            <text:p>4.3</text:p>
          </table:table-cell>
          <table:table-cell/>
          <table:table-cell office:value-type="string">
            <text:p>Пн-3-8б</text:p>
          </table:table-cell>
          <table:table-cell table:number-columns-repeated="1014"/>
        </table:table-row>
        <table:table-row table:style-name="ro4" table:visibility="filter">
          <table:table-cell table:formula="of:=VLOOKUP([.I64];[Лист1_4.$D$1:.$F$539];2;1=2)" office:value-type="string" office:string-value="Технология">
            <text:p>Технология</text:p>
          </table:table-cell>
          <table:table-cell office:value-type="string">
            <text:p>Новикова В.М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6" office:value-type="string">
            <text:p>7б</text:p>
          </table:table-cell>
          <table:table-cell office:value-type="string">
            <text:p>2.8</text:p>
          </table:table-cell>
          <table:table-cell/>
          <table:table-cell office:value-type="string">
            <text:p>Пн-3-7б</text:p>
          </table:table-cell>
          <table:table-cell table:number-columns-repeated="1014"/>
        </table:table-row>
        <table:table-row table:style-name="ro4" table:visibility="filter">
          <table:table-cell table:formula="of:=VLOOKUP([.I65];[Лист1_4.$D$1:.$F$539];2;1=2)" office:value-type="float" office:value="0">
            <text:p>#Н/Д</text:p>
          </table:table-cell>
          <table:table-cell office:value-type="string">
            <text:p>Передерий О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6" office:value-type="string">
            <text:p>1б</text:p>
          </table:table-cell>
          <table:table-cell office:value-type="string">
            <text:p>5.1</text:p>
          </table:table-cell>
          <table:table-cell/>
          <table:table-cell office:value-type="string">
            <text:p>Пн-3-1б</text:p>
          </table:table-cell>
          <table:table-cell table:number-columns-repeated="1014"/>
        </table:table-row>
        <table:table-row table:style-name="ro4" table:visibility="filter">
          <table:table-cell table:formula="of:=VLOOKUP([.I66];[Лист1_4.$D$1:.$F$539];2;1=2)" office:value-type="float" office:value="0">
            <text:p>#Н/Д</text:p>
          </table:table-cell>
          <table:table-cell office:value-type="string">
            <text:p>Потехина И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м</text:p>
          </table:table-cell>
          <table:table-cell office:value-type="string">
            <text:p>3.7</text:p>
          </table:table-cell>
          <table:table-cell/>
          <table:table-cell office:value-type="string">
            <text:p>Пн-3-м</text:p>
          </table:table-cell>
          <table:table-cell table:number-columns-repeated="1014"/>
        </table:table-row>
        <table:table-row table:style-name="ro4" table:visibility="filter">
          <table:table-cell table:formula="of:=VLOOKUP([.I67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6" office:value-type="string">
            <text:p>6б</text:p>
          </table:table-cell>
          <table:table-cell office:value-type="string">
            <text:p>5.3</text:p>
          </table:table-cell>
          <table:table-cell/>
          <table:table-cell office:value-type="string">
            <text:p>Пн-3-6б</text:p>
          </table:table-cell>
          <table:table-cell table:number-columns-repeated="1014"/>
        </table:table-row>
        <table:table-row table:style-name="ro4" table:visibility="filter">
          <table:table-cell table:formula="of:=VLOOKUP([.I68];[Лист1_4.$D$1:.$F$539];2;1=2)" office:value-type="string" office:string-value="Химия">
            <text:p>Химия</text:p>
          </table:table-cell>
          <table:table-cell office:value-type="string">
            <text:p>Сотова Т.Ю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6" office:value-type="float" office:value="9">
            <text:p>9</text:p>
          </table:table-cell>
          <table:table-cell office:value-type="string">
            <text:p>5.5</text:p>
          </table:table-cell>
          <table:table-cell/>
          <table:table-cell office:value-type="string">
            <text:p>Пн-3-9</text:p>
          </table:table-cell>
          <table:table-cell table:number-columns-repeated="1014"/>
        </table:table-row>
        <table:table-row table:style-name="ro4" table:visibility="filter">
          <table:table-cell table:formula="of:=VLOOKUP([.I69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6" office:value-type="string">
            <text:p>5б</text:p>
          </table:table-cell>
          <table:table-cell office:value-type="string">
            <text:p>С/З</text:p>
          </table:table-cell>
          <table:table-cell/>
          <table:table-cell office:value-type="string">
            <text:p>Пн-3-5б</text:p>
          </table:table-cell>
          <table:table-cell table:number-columns-repeated="1014"/>
        </table:table-row>
        <table:table-row table:style-name="ro4" table:visibility="filter">
          <table:table-cell table:formula="of:=VLOOKUP([.I70];[Лист1_4.$D$1:.$F$539];2;1=2)" office:value-type="string" office:string-value="Немецкий ">
            <text:p>Немецкий </text:p>
          </table:table-cell>
          <table:table-cell office:value-type="string">
            <text:p>Трусова С.И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6" office:value-type="string">
            <text:p>6а</text:p>
          </table:table-cell>
          <table:table-cell office:value-type="string">
            <text:p>3.10</text:p>
          </table:table-cell>
          <table:table-cell/>
          <table:table-cell office:value-type="string">
            <text:p>Пн-3-6а</text:p>
          </table:table-cell>
          <table:table-cell table:number-columns-repeated="1014"/>
        </table:table-row>
        <table:table-row table:style-name="ro4" table:visibility="filter">
          <table:table-cell table:formula="of:=VLOOKUP([.I71];[Лист1_4.$D$1:.$F$539];2;1=2)" office:value-type="string" office:string-value="Технология">
            <text:p>Технология</text:p>
          </table:table-cell>
          <table:table-cell office:value-type="string">
            <text:p>Устинкин В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6" office:value-type="string">
            <text:p>7б</text:p>
          </table:table-cell>
          <table:table-cell office:value-type="string">
            <text:p>маст</text:p>
          </table:table-cell>
          <table:table-cell/>
          <table:table-cell table:style-name="ce71" office:value-type="string">
            <text:p>Пн-3-7б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72];[Лист1_4.$D$1:.$F$539];2;1=2)" office:value-type="float" office:value="0">
            <text:p>#Н/Д</text:p>
          </table:table-cell>
          <table:table-cell office:value-type="string">
            <text:p>Федулова Е.Л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ф</text:p>
          </table:table-cell>
          <table:table-cell office:value-type="string">
            <text:p>2.2</text:p>
          </table:table-cell>
          <table:table-cell/>
          <table:table-cell office:value-type="string">
            <text:p>Пн-3-ф</text:p>
          </table:table-cell>
          <table:table-cell table:number-columns-repeated="1014"/>
        </table:table-row>
        <table:table-row table:style-name="ro4" table:visibility="filter">
          <table:table-cell table:formula="of:=VLOOKUP([.I73];[Лист1_4.$D$1:.$F$539];2;1=2)" office:value-type="string" office:string-value="Технология">
            <text:p>Технология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7б</text:p>
          </table:table-cell>
          <table:table-cell office:value-type="string">
            <text:p>4.1</text:p>
          </table:table-cell>
          <table:table-cell/>
          <table:table-cell office:value-type="string">
            <text:p>Пн-3-7б</text:p>
          </table:table-cell>
          <table:table-cell table:number-columns-repeated="1014"/>
        </table:table-row>
        <table:table-row table:style-name="ro4" table:visibility="filter">
          <table:table-cell table:formula="of:=VLOOKUP([.I74];[Лист1_4.$D$1:.$F$539];2;1=2)" office:value-type="string" office:string-value="Технология">
            <text:p>Технология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7б</text:p>
          </table:table-cell>
          <table:table-cell office:value-type="string">
            <text:p>4.1</text:p>
          </table:table-cell>
          <table:table-cell/>
          <table:table-cell office:value-type="string">
            <text:p>Пн-3-7б</text:p>
          </table:table-cell>
          <table:table-cell table:number-columns-repeated="1014"/>
        </table:table-row>
        <table:table-row table:style-name="ro4" table:visibility="filter">
          <table:table-cell table:formula="of:=VLOOKUP([.I75];[Лист1_4.$D$1:.$F$539];2;1=2)" office:value-type="string" office:string-value="Немецкий ">
            <text:p>Немецкий 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6а</text:p>
          </table:table-cell>
          <table:table-cell office:value-type="string">
            <text:p>4.2</text:p>
          </table:table-cell>
          <table:table-cell/>
          <table:table-cell office:value-type="string">
            <text:p>Пн-3-6а</text:p>
          </table:table-cell>
          <table:table-cell table:number-columns-repeated="1014"/>
        </table:table-row>
        <table:table-row table:style-name="ro4" table:visibility="filter">
          <table:table-cell table:formula="of:=VLOOKUP([.I76];[Лист1_4.$D$1:.$F$539];2;1=2)" office:value-type="string" office:string-value="Физкультура">
            <text:p>Физкультура</text:p>
          </table:table-cell>
          <table:table-cell office:value-type="string">
            <text:p>Арефьева Э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8а</text:p>
          </table:table-cell>
          <table:table-cell office:value-type="string">
            <text:p>4.2</text:p>
          </table:table-cell>
          <table:table-cell/>
          <table:table-cell table:style-name="ce71" office:value-type="string">
            <text:p>Пн-4-8а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77];[Лист1_4.$D$1:.$F$539];2;1=2)" office:value-type="string" office:string-value="Физкультура">
            <text:p>Физкультура</text:p>
          </table:table-cell>
          <table:table-cell office:value-type="string">
            <text:p>Арефьева Э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8а</text:p>
          </table:table-cell>
          <table:table-cell office:value-type="string">
            <text:p>4.2</text:p>
          </table:table-cell>
          <table:table-cell/>
          <table:table-cell office:value-type="string">
            <text:p>Пн-4-8а</text:p>
          </table:table-cell>
          <table:table-cell table:number-columns-repeated="1014"/>
        </table:table-row>
        <table:table-row table:style-name="ro4" table:visibility="filter">
          <table:table-cell table:formula="of:=VLOOKUP([.I78];[Лист1_4.$D$1:.$F$539];2;1=2)" office:value-type="string" office:string-value="Русский">
            <text:p>Русский</text:p>
          </table:table-cell>
          <table:table-cell office:value-type="string">
            <text:p>Арефьева Э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4.2</text:p>
          </table:table-cell>
          <table:table-cell/>
          <table:table-cell office:value-type="string">
            <text:p>Пн-4-11</text:p>
          </table:table-cell>
          <table:table-cell table:number-columns-repeated="1014"/>
        </table:table-row>
        <table:table-row table:style-name="ro4" table:visibility="filter">
          <table:table-cell table:formula="of:=VLOOKUP([.I79];[Лист1_4.$D$1:.$F$539];2;1=2)" office:value-type="string" office:string-value="Немецкий ">
            <text:p>Немецкий 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6б</text:p>
          </table:table-cell>
          <table:table-cell office:value-type="string">
            <text:p>4.4</text:p>
          </table:table-cell>
          <table:table-cell/>
          <table:table-cell office:value-type="string">
            <text:p>Пн-4-6б</text:p>
          </table:table-cell>
          <table:table-cell table:number-columns-repeated="1014"/>
        </table:table-row>
        <table:table-row table:style-name="ro4" table:visibility="filter">
          <table:table-cell table:formula="of:=VLOOKUP([.I80];[Лист1_4.$D$1:.$F$539];2;1=2)" office:value-type="string" office:string-value="История">
            <text:p>История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4.4</text:p>
          </table:table-cell>
          <table:table-cell/>
          <table:table-cell office:value-type="string">
            <text:p>Пн-4-10</text:p>
          </table:table-cell>
          <table:table-cell table:number-columns-repeated="1014"/>
        </table:table-row>
        <table:table-row table:style-name="ro4" table:visibility="filter">
          <table:table-cell table:formula="of:=VLOOKUP([.I81];[Лист1_4.$D$1:.$F$539];2;1=2)" office:value-type="string" office:string-value="Биология">
            <text:p>Биология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4.4</text:p>
          </table:table-cell>
          <table:table-cell/>
          <table:table-cell office:value-type="string">
            <text:p>Пн-4-9</text:p>
          </table:table-cell>
          <table:table-cell table:number-columns-repeated="1014"/>
        </table:table-row>
        <table:table-row table:style-name="ro4">
          <table:table-cell table:formula="of:=VLOOKUP([.I82];[Лист1_4.$D$1:.$F$539];2;1=2)" office:value-type="string" office:string-value="ИЗО">
            <text:p>ИЗО</text:p>
          </table:table-cell>
          <table:table-cell office:value-type="string">
            <text:p>Зайцева Н.И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6" office:value-type="string">
            <text:p>5а</text:p>
          </table:table-cell>
          <table:table-cell office:value-type="string">
            <text:p>4.1</text:p>
          </table:table-cell>
          <table:table-cell/>
          <table:table-cell office:value-type="string">
            <text:p>Пн-4-5а</text:p>
          </table:table-cell>
          <table:table-cell table:number-columns-repeated="1014"/>
        </table:table-row>
        <table:table-row table:style-name="ro4" table:visibility="filter">
          <table:table-cell table:formula="of:=VLOOKUP([.I83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6" office:value-type="string">
            <text:p>4б</text:p>
          </table:table-cell>
          <table:table-cell office:value-type="string">
            <text:p>С/З</text:p>
          </table:table-cell>
          <table:table-cell/>
          <table:table-cell office:value-type="string">
            <text:p>Пн-4-4б</text:p>
          </table:table-cell>
          <table:table-cell table:number-columns-repeated="1014"/>
        </table:table-row>
        <table:table-row table:style-name="ro4" table:visibility="filter">
          <table:table-cell table:formula="of:=VLOOKUP([.I84];[Лист1_4.$D$1:.$F$539];2;1=2)" office:value-type="string" office:string-value="История">
            <text:p>История</text:p>
          </table:table-cell>
          <table:table-cell office:value-type="string">
            <text:p>Колпенская Т.В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Пн-4-10</text:p>
          </table:table-cell>
          <table:table-cell table:number-columns-repeated="1014"/>
        </table:table-row>
        <table:table-row table:style-name="ro4" table:visibility="filter">
          <table:table-cell table:formula="of:=VLOOKUP([.I85];[Лист1_4.$D$1:.$F$539];2;1=2)" office:value-type="string" office:string-value="Немецкий ">
            <text:p>Немецкий </text:p>
          </table:table-cell>
          <table:table-cell office:value-type="string">
            <text:p>Круглов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6б</text:p>
          </table:table-cell>
          <table:table-cell office:value-type="string">
            <text:p>4.8</text:p>
          </table:table-cell>
          <table:table-cell/>
          <table:table-cell office:value-type="string">
            <text:p>Пн-4-6б</text:p>
          </table:table-cell>
          <table:table-cell table:number-columns-repeated="1014"/>
        </table:table-row>
        <table:table-row table:style-name="ro4" table:visibility="filter">
          <table:table-cell table:formula="of:=VLOOKUP([.I86];[Лист1_4.$D$1:.$F$539];2;1=2)" office:value-type="string" office:string-value="Физика">
            <text:p>Физика</text:p>
          </table:table-cell>
          <table:table-cell office:value-type="string">
            <text:p>Кучина Т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6" office:value-type="string">
            <text:p>7а</text:p>
          </table:table-cell>
          <table:table-cell office:value-type="string">
            <text:p>5.6</text:p>
          </table:table-cell>
          <table:table-cell/>
          <table:table-cell office:value-type="string">
            <text:p>Пн-4-7а</text:p>
          </table:table-cell>
          <table:table-cell table:number-columns-repeated="1014"/>
        </table:table-row>
        <table:table-row table:style-name="ro4" table:visibility="filter">
          <table:table-cell table:formula="of:=VLOOKUP([.I87];[Лист1_4.$D$1:.$F$539];2;1=2)" office:value-type="string" office:string-value="Немецкий ">
            <text:p>Немецкий </text:p>
          </table:table-cell>
          <table:table-cell office:value-type="string">
            <text:p>Лавринович СЛ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6" office:value-type="string">
            <text:p>6б</text:p>
          </table:table-cell>
          <table:table-cell office:value-type="string">
            <text:p>4.8а</text:p>
          </table:table-cell>
          <table:table-cell/>
          <table:table-cell office:value-type="string">
            <text:p>Пн-4-6б</text:p>
          </table:table-cell>
          <table:table-cell table:number-columns-repeated="1014"/>
        </table:table-row>
        <table:table-row table:style-name="ro4" table:visibility="filter">
          <table:table-cell table:formula="of:=VLOOKUP([.I88];[Лист1_4.$D$1:.$F$539];2;1=2)" office:value-type="string" office:string-value="Математика">
            <text:p>Математика</text:p>
          </table:table-cell>
          <table:table-cell office:value-type="string">
            <text:p>Луковников А.Е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5б</text:p>
          </table:table-cell>
          <table:table-cell office:value-type="string">
            <text:p>4.4</text:p>
          </table:table-cell>
          <table:table-cell/>
          <table:table-cell office:value-type="string">
            <text:p>Пн-4-5б</text:p>
          </table:table-cell>
          <table:table-cell table:number-columns-repeated="1014"/>
        </table:table-row>
        <table:table-row table:style-name="ro4" table:visibility="filter">
          <table:table-cell table:formula="of:=VLOOKUP([.I89];[Лист1_4.$D$1:.$F$539];2;1=2)" office:value-type="float" office:value="0">
            <text:p>#Н/Д</text:p>
          </table:table-cell>
          <table:table-cell office:value-type="string">
            <text:p>Маругина И.В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м</text:p>
          </table:table-cell>
          <table:table-cell office:value-type="string">
            <text:p>3.8</text:p>
          </table:table-cell>
          <table:table-cell/>
          <table:table-cell office:value-type="string">
            <text:p>Пн-4-м</text:p>
          </table:table-cell>
          <table:table-cell table:number-columns-repeated="1014"/>
        </table:table-row>
        <table:table-row table:style-name="ro4" table:visibility="filter">
          <table:table-cell table:formula="of:=VLOOKUP([.I90];[Лист1_4.$D$1:.$F$539];2;1=2)" office:value-type="string" office:string-value="Технология">
            <text:p>Технология</text:p>
          </table:table-cell>
          <table:table-cell office:value-type="string">
            <text:p>Новикова В.М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6" office:value-type="string">
            <text:p>7б</text:p>
          </table:table-cell>
          <table:table-cell office:value-type="string">
            <text:p>2.8</text:p>
          </table:table-cell>
          <table:table-cell/>
          <table:table-cell office:value-type="string">
            <text:p>Пн-4-7б</text:p>
          </table:table-cell>
          <table:table-cell table:number-columns-repeated="1014"/>
        </table:table-row>
        <table:table-row table:style-name="ro4" table:visibility="filter">
          <table:table-cell table:formula="of:=VLOOKUP([.I91];[Лист1_4.$D$1:.$F$539];2;1=2)" office:value-type="float" office:value="0">
            <text:p>#Н/Д</text:p>
          </table:table-cell>
          <table:table-cell office:value-type="string">
            <text:p>Передерий О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6" office:value-type="string">
            <text:p>1а</text:p>
          </table:table-cell>
          <table:table-cell office:value-type="string">
            <text:p>5.1</text:p>
          </table:table-cell>
          <table:table-cell/>
          <table:table-cell office:value-type="string">
            <text:p>Пн-4-1а</text:p>
          </table:table-cell>
          <table:table-cell table:number-columns-repeated="1014"/>
        </table:table-row>
        <table:table-row table:style-name="ro4" table:visibility="filter">
          <table:table-cell table:formula="of:=VLOOKUP([.I92];[Лист1_4.$D$1:.$F$539];2;1=2)" office:value-type="string" office:string-value="История">
            <text:p>История</text:p>
          </table:table-cell>
          <table:table-cell office:value-type="string">
            <text:p>СмородиноваИ.Б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6" office:value-type="string">
            <text:p>6а</text:p>
          </table:table-cell>
          <table:table-cell office:value-type="string">
            <text:p>4.9</text:p>
          </table:table-cell>
          <table:table-cell/>
          <table:table-cell office:value-type="string">
            <text:p>Пн-4-6а</text:p>
          </table:table-cell>
          <table:table-cell table:number-columns-repeated="1014"/>
        </table:table-row>
        <table:table-row table:style-name="ro4" table:visibility="filter">
          <table:table-cell table:formula="of:=VLOOKUP([.I93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6" office:value-type="float" office:value="9">
            <text:p>9</text:p>
          </table:table-cell>
          <table:table-cell office:value-type="string">
            <text:p>5.3</text:p>
          </table:table-cell>
          <table:table-cell/>
          <table:table-cell office:value-type="string">
            <text:p>Пн-4-9</text:p>
          </table:table-cell>
          <table:table-cell table:number-columns-repeated="1014"/>
        </table:table-row>
        <table:table-row table:style-name="ro4" table:visibility="filter">
          <table:table-cell table:formula="of:=VLOOKUP([.I94];[Лист1_4.$D$1:.$F$539];2;1=2)" office:value-type="string" office:string-value="Химия">
            <text:p>Химия</text:p>
          </table:table-cell>
          <table:table-cell office:value-type="string">
            <text:p>Сотова Т.Ю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6" office:value-type="string">
            <text:p>8б</text:p>
          </table:table-cell>
          <table:table-cell office:value-type="string">
            <text:p>5.5</text:p>
          </table:table-cell>
          <table:table-cell/>
          <table:table-cell office:value-type="string">
            <text:p>Пн-4-8б</text:p>
          </table:table-cell>
          <table:table-cell table:number-columns-repeated="1014"/>
        </table:table-row>
        <table:table-row table:style-name="ro4" table:visibility="filter">
          <table:table-cell table:formula="of:=VLOOKUP([.I95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6" office:value-type="string">
            <text:p>8а</text:p>
          </table:table-cell>
          <table:table-cell office:value-type="string">
            <text:p>С/З</text:p>
          </table:table-cell>
          <table:table-cell/>
          <table:table-cell office:value-type="string">
            <text:p>Пн-4-8а</text:p>
          </table:table-cell>
          <table:table-cell table:number-columns-repeated="1014"/>
        </table:table-row>
        <table:table-row table:style-name="ro4" table:visibility="filter">
          <table:table-cell table:formula="of:=VLOOKUP([.I96];[Лист1_4.$D$1:.$F$539];2;1=2)" office:value-type="string" office:string-value="Немецкий ">
            <text:p>Немецкий </text:p>
          </table:table-cell>
          <table:table-cell office:value-type="string">
            <text:p>Трусова С.И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6" office:value-type="string">
            <text:p>6б</text:p>
          </table:table-cell>
          <table:table-cell office:value-type="string">
            <text:p>3.10</text:p>
          </table:table-cell>
          <table:table-cell/>
          <table:table-cell office:value-type="string">
            <text:p>Пн-4-6б</text:p>
          </table:table-cell>
          <table:table-cell table:number-columns-repeated="1014"/>
        </table:table-row>
        <table:table-row table:style-name="ro4" table:visibility="filter">
          <table:table-cell table:formula="of:=VLOOKUP([.I97];[Лист1_4.$D$1:.$F$539];2;1=2)" office:value-type="string" office:string-value="Технология">
            <text:p>Технология</text:p>
          </table:table-cell>
          <table:table-cell office:value-type="string">
            <text:p>Устинкин В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6" office:value-type="string">
            <text:p>7б</text:p>
          </table:table-cell>
          <table:table-cell office:value-type="string">
            <text:p>маст</text:p>
          </table:table-cell>
          <table:table-cell/>
          <table:table-cell office:value-type="string">
            <text:p>Пн-4-7б</text:p>
          </table:table-cell>
          <table:table-cell table:number-columns-repeated="1014"/>
        </table:table-row>
        <table:table-row table:style-name="ro4" table:visibility="filter">
          <table:table-cell table:formula="of:=VLOOKUP([.I98];[Лист1_4.$D$1:.$F$539];2;1=2)" office:value-type="float" office:value="0">
            <text:p>#Н/Д</text:p>
          </table:table-cell>
          <table:table-cell office:value-type="string">
            <text:p>Федулова Е.Л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ф</text:p>
          </table:table-cell>
          <table:table-cell office:value-type="string">
            <text:p>2.2</text:p>
          </table:table-cell>
          <table:table-cell/>
          <table:table-cell office:value-type="string">
            <text:p>Пн-4-ф</text:p>
          </table:table-cell>
          <table:table-cell table:number-columns-repeated="1014"/>
        </table:table-row>
        <table:table-row table:style-name="ro4" table:visibility="filter">
          <table:table-cell table:formula="of:=VLOOKUP([.I99];[Лист1_4.$D$1:.$F$539];2;1=2)" office:value-type="string" office:string-value="Физика">
            <text:p>Физика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7а</text:p>
          </table:table-cell>
          <table:table-cell office:value-type="string">
            <text:p>4.1</text:p>
          </table:table-cell>
          <table:table-cell/>
          <table:table-cell table:style-name="ce71" office:value-type="string">
            <text:p>Пн-4-7а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100];[Лист1_4.$D$1:.$F$539];2;1=2)" office:value-type="string" office:string-value="Технология">
            <text:p>Технология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7б</text:p>
          </table:table-cell>
          <table:table-cell office:value-type="string">
            <text:p>4.2</text:p>
          </table:table-cell>
          <table:table-cell/>
          <table:table-cell office:value-type="string">
            <text:p>Пн-4-7б</text:p>
          </table:table-cell>
          <table:table-cell table:number-columns-repeated="1014"/>
        </table:table-row>
        <table:table-row table:style-name="ro4" table:visibility="filter">
          <table:table-cell table:formula="of:=VLOOKUP([.I101];[Лист1_4.$D$1:.$F$539];2;1=2)" office:value-type="string" office:string-value="Физика">
            <text:p>Физика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7а</text:p>
          </table:table-cell>
          <table:table-cell office:value-type="string">
            <text:p>4.1</text:p>
          </table:table-cell>
          <table:table-cell/>
          <table:table-cell office:value-type="string">
            <text:p>Пн-4-7а</text:p>
          </table:table-cell>
          <table:table-cell table:number-columns-repeated="1014"/>
        </table:table-row>
        <table:table-row table:style-name="ro4" table:visibility="filter">
          <table:table-cell table:formula="of:=VLOOKUP([.I102];[Лист1_4.$D$1:.$F$539];2;1=2)" office:value-type="string" office:string-value="Физика">
            <text:p>Физика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7а</text:p>
          </table:table-cell>
          <table:table-cell office:value-type="string">
            <text:p>4.2</text:p>
          </table:table-cell>
          <table:table-cell/>
          <table:table-cell office:value-type="string">
            <text:p>Пн-4-7а</text:p>
          </table:table-cell>
          <table:table-cell table:number-columns-repeated="1014"/>
        </table:table-row>
        <table:table-row table:style-name="ro4" table:visibility="filter">
          <table:table-cell table:formula="of:=VLOOKUP([.I103];[Лист1_4.$D$1:.$F$539];2;1=2)" office:value-type="string" office:string-value="Черчение">
            <text:p>Черчение</text:p>
          </table:table-cell>
          <table:table-cell office:value-type="string">
            <text:p>Арефьева Э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8б</text:p>
          </table:table-cell>
          <table:table-cell office:value-type="string">
            <text:p>4.2</text:p>
          </table:table-cell>
          <table:table-cell/>
          <table:table-cell office:value-type="string">
            <text:p>Пн-5-8б</text:p>
          </table:table-cell>
          <table:table-cell table:number-columns-repeated="1014"/>
        </table:table-row>
        <table:table-row table:style-name="ro4" table:visibility="filter">
          <table:table-cell table:formula="of:=VLOOKUP([.I104];[Лист1_4.$D$1:.$F$539];2;1=2)" office:value-type="string" office:string-value="Черчение">
            <text:p>Черчение</text:p>
          </table:table-cell>
          <table:table-cell office:value-type="string">
            <text:p>Арефьева Э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8б</text:p>
          </table:table-cell>
          <table:table-cell office:value-type="string">
            <text:p>4.2</text:p>
          </table:table-cell>
          <table:table-cell/>
          <table:table-cell office:value-type="string">
            <text:p>Пн-5-8б</text:p>
          </table:table-cell>
          <table:table-cell table:number-columns-repeated="1014"/>
        </table:table-row>
        <table:table-row table:style-name="ro4" table:visibility="filter">
          <table:table-cell table:formula="of:=VLOOKUP([.I105];[Лист1_4.$D$1:.$F$539];2;1=2)" office:value-type="string" office:string-value="МХК">
            <text:p>МХК</text:p>
          </table:table-cell>
          <table:table-cell office:value-type="string">
            <text:p>Арефьева Э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8а</text:p>
          </table:table-cell>
          <table:table-cell office:value-type="string">
            <text:p>4.2</text:p>
          </table:table-cell>
          <table:table-cell/>
          <table:table-cell office:value-type="string">
            <text:p>Пн-5-8а</text:p>
          </table:table-cell>
          <table:table-cell table:number-columns-repeated="1014"/>
        </table:table-row>
        <table:table-row table:style-name="ro4" table:visibility="filter">
          <table:table-cell table:formula="of:=VLOOKUP([.I106];[Лист1_4.$D$1:.$F$539];2;1=2)" office:value-type="string" office:string-value="История">
            <text:p>История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4.4</text:p>
          </table:table-cell>
          <table:table-cell/>
          <table:table-cell office:value-type="string">
            <text:p>Пн-5-10</text:p>
          </table:table-cell>
          <table:table-cell table:number-columns-repeated="1014"/>
        </table:table-row>
        <table:table-row table:style-name="ro4" table:visibility="filter">
          <table:table-cell table:formula="of:=VLOOKUP([.I107];[Лист1_4.$D$1:.$F$539];2;1=2)" office:value-type="string" office:string-value="Биология">
            <text:p>Биология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4.4</text:p>
          </table:table-cell>
          <table:table-cell/>
          <table:table-cell office:value-type="string">
            <text:p>Пн-5-9</text:p>
          </table:table-cell>
          <table:table-cell table:number-columns-repeated="1014"/>
        </table:table-row>
        <table:table-row table:style-name="ro4" table:visibility="filter">
          <table:table-cell table:formula="of:=VLOOKUP([.I108];[Лист1_4.$D$1:.$F$539];2;1=2)" office:value-type="string" office:string-value="ИЗО">
            <text:p>ИЗО</text:p>
          </table:table-cell>
          <table:table-cell office:value-type="string">
            <text:p>Зайцева Н.И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6" office:value-type="string">
            <text:p>5б</text:p>
          </table:table-cell>
          <table:table-cell office:value-type="string">
            <text:p>4.1</text:p>
          </table:table-cell>
          <table:table-cell/>
          <table:table-cell office:value-type="string">
            <text:p>Пн-5-5б</text:p>
          </table:table-cell>
          <table:table-cell table:number-columns-repeated="1014"/>
        </table:table-row>
        <table:table-row table:style-name="ro4" table:visibility="filter">
          <table:table-cell table:formula="of:=VLOOKUP([.I109];[Лист1_4.$D$1:.$F$539];2;1=2)" office:value-type="string" office:string-value="Физкультура">
            <text:p>Физкультура</text:p>
          </table:table-cell>
          <table:table-cell office:value-type="string">
            <text:p>Коконен А.Н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6" office:value-type="float" office:value="11">
            <text:p>11</text:p>
          </table:table-cell>
          <table:table-cell office:value-type="string">
            <text:p>С/З</text:p>
          </table:table-cell>
          <table:table-cell/>
          <table:table-cell office:value-type="string">
            <text:p>Пн-5-11</text:p>
          </table:table-cell>
          <table:table-cell table:number-columns-repeated="1014"/>
        </table:table-row>
        <table:table-row table:style-name="ro4" table:visibility="filter">
          <table:table-cell table:formula="of:=VLOOKUP([.I110];[Лист1_4.$D$1:.$F$539];2;1=2)" office:value-type="string" office:string-value="История">
            <text:p>История</text:p>
          </table:table-cell>
          <table:table-cell office:value-type="string">
            <text:p>Колпенская Т.В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Пн-5-10</text:p>
          </table:table-cell>
          <table:table-cell table:number-columns-repeated="1014"/>
        </table:table-row>
        <table:table-row table:style-name="ro4" table:visibility="filter">
          <table:table-cell table:formula="of:=VLOOKUP([.I111];[Лист1_4.$D$1:.$F$539];2;1=2)" office:value-type="string" office:string-value="Черчение">
            <text:p>Черчение</text:p>
          </table:table-cell>
          <table:table-cell office:value-type="string">
            <text:p>Кучина Т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6" office:value-type="string">
            <text:p>8б</text:p>
          </table:table-cell>
          <table:table-cell office:value-type="string">
            <text:p>5.6</text:p>
          </table:table-cell>
          <table:table-cell/>
          <table:table-cell office:value-type="string">
            <text:p>Пн-5-8б</text:p>
          </table:table-cell>
          <table:table-cell table:number-columns-repeated="1014"/>
        </table:table-row>
        <table:table-row table:style-name="ro4" table:visibility="filter">
          <table:table-cell table:formula="of:=VLOOKUP([.I112];[Лист1_4.$D$1:.$F$539];2;1=2)" office:value-type="string" office:string-value="Немецкий">
            <text:p>Немецкий</text:p>
          </table:table-cell>
          <table:table-cell office:value-type="string">
            <text:p>Лавринович СЛ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6" office:value-type="string">
            <text:p>7б</text:p>
          </table:table-cell>
          <table:table-cell office:value-type="string">
            <text:p>4.8а</text:p>
          </table:table-cell>
          <table:table-cell/>
          <table:table-cell office:value-type="string">
            <text:p>Пн-5-7б</text:p>
          </table:table-cell>
          <table:table-cell table:number-columns-repeated="1014"/>
        </table:table-row>
        <table:table-row table:style-name="ro4">
          <table:table-cell table:formula="of:=VLOOKUP([.I113];[Лист1_4.$D$1:.$F$539];2;1=2)" office:value-type="string" office:string-value="Математика">
            <text:p>Математика</text:p>
          </table:table-cell>
          <table:table-cell office:value-type="string">
            <text:p>Луковников А.Е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5а</text:p>
          </table:table-cell>
          <table:table-cell office:value-type="string">
            <text:p>4.4</text:p>
          </table:table-cell>
          <table:table-cell/>
          <table:table-cell office:value-type="string">
            <text:p>Пн-5-5а</text:p>
          </table:table-cell>
          <table:table-cell table:number-columns-repeated="1014"/>
        </table:table-row>
        <table:table-row table:style-name="ro4" table:visibility="filter">
          <table:table-cell table:formula="of:=VLOOKUP([.I114];[Лист1_4.$D$1:.$F$539];2;1=2)" office:value-type="string" office:string-value="География">
            <text:p>География</text:p>
          </table:table-cell>
          <table:table-cell office:value-type="string">
            <text:p>Назарова Л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6" office:value-type="string">
            <text:p>7а</text:p>
          </table:table-cell>
          <table:table-cell office:value-type="string">
            <text:p>4.3</text:p>
          </table:table-cell>
          <table:table-cell/>
          <table:table-cell office:value-type="string">
            <text:p>Пн-5-7а</text:p>
          </table:table-cell>
          <table:table-cell table:number-columns-repeated="1014"/>
        </table:table-row>
        <table:table-row table:style-name="ro4" table:visibility="filter">
          <table:table-cell table:formula="of:=VLOOKUP([.I115];[Лист1_4.$D$1:.$F$539];2;1=2)" office:value-type="float" office:value="0">
            <text:p>#Н/Д</text:p>
          </table:table-cell>
          <table:table-cell office:value-type="string">
            <text:p>Передерий О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6" office:value-type="string">
            <text:p>2б</text:p>
          </table:table-cell>
          <table:table-cell office:value-type="string">
            <text:p>5.1</text:p>
          </table:table-cell>
          <table:table-cell/>
          <table:table-cell office:value-type="string">
            <text:p>Пн-5-2б</text:p>
          </table:table-cell>
          <table:table-cell table:number-columns-repeated="1014"/>
        </table:table-row>
        <table:table-row table:style-name="ro4" table:visibility="filter">
          <table:table-cell table:formula="of:=VLOOKUP([.I116];[Лист1_4.$D$1:.$F$539];2;1=2)" office:value-type="string" office:string-value="Обществознание">
            <text:p>Обществознание</text:p>
          </table:table-cell>
          <table:table-cell office:value-type="string">
            <text:p>СмородиноваИ.Б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6" office:value-type="string">
            <text:p>6а</text:p>
          </table:table-cell>
          <table:table-cell office:value-type="string">
            <text:p>4.9</text:p>
          </table:table-cell>
          <table:table-cell/>
          <table:table-cell office:value-type="string">
            <text:p>Пн-5-6а</text:p>
          </table:table-cell>
          <table:table-cell table:number-columns-repeated="1014"/>
        </table:table-row>
        <table:table-row table:style-name="ro4" table:visibility="filter">
          <table:table-cell table:formula="of:=VLOOKUP([.I117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6" office:value-type="float" office:value="9">
            <text:p>9</text:p>
          </table:table-cell>
          <table:table-cell office:value-type="string">
            <text:p>5.3</text:p>
          </table:table-cell>
          <table:table-cell/>
          <table:table-cell office:value-type="string">
            <text:p>Пн-5-9</text:p>
          </table:table-cell>
          <table:table-cell table:number-columns-repeated="1014"/>
        </table:table-row>
        <table:table-row table:style-name="ro4" table:visibility="filter">
          <table:table-cell table:formula="of:=VLOOKUP([.I118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6" office:value-type="string">
            <text:p>6б</text:p>
          </table:table-cell>
          <table:table-cell office:value-type="string">
            <text:p>С/З</text:p>
          </table:table-cell>
          <table:table-cell/>
          <table:table-cell office:value-type="string">
            <text:p>Пн-5-6б</text:p>
          </table:table-cell>
          <table:table-cell table:number-columns-repeated="1014"/>
        </table:table-row>
        <table:table-row table:style-name="ro4" table:visibility="filter">
          <table:table-cell table:formula="of:=VLOOKUP([.I119];[Лист1_4.$D$1:.$F$539];2;1=2)" office:value-type="string" office:string-value="Немецкий">
            <text:p>Немецкий</text:p>
          </table:table-cell>
          <table:table-cell office:value-type="string">
            <text:p>Трусова С.И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6" office:value-type="string">
            <text:p>7б</text:p>
          </table:table-cell>
          <table:table-cell office:value-type="string">
            <text:p>3.10</text:p>
          </table:table-cell>
          <table:table-cell/>
          <table:table-cell office:value-type="string">
            <text:p>Пн-5-7б</text:p>
          </table:table-cell>
          <table:table-cell table:number-columns-repeated="1014"/>
        </table:table-row>
        <table:table-row table:style-name="ro4" table:visibility="filter">
          <table:table-cell table:formula="of:=VLOOKUP([.I120];[Лист1_4.$D$1:.$F$539];2;1=2)" office:value-type="string" office:string-value="Немецкий">
            <text:p>Немецкий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7б</text:p>
          </table:table-cell>
          <table:table-cell office:value-type="string">
            <text:p>4.1</text:p>
          </table:table-cell>
          <table:table-cell/>
          <table:table-cell office:value-type="string">
            <text:p>Пн-5-7б</text:p>
          </table:table-cell>
          <table:table-cell table:number-columns-repeated="1014"/>
        </table:table-row>
        <table:table-row table:style-name="ro4" table:visibility="filter">
          <table:table-cell table:formula="of:=VLOOKUP([.I121];[Лист1_4.$D$1:.$F$539];2;1=2)" office:value-type="string" office:string-value="Обществознание">
            <text:p>Обществознание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6а</text:p>
          </table:table-cell>
          <table:table-cell office:value-type="string">
            <text:p>4.2</text:p>
          </table:table-cell>
          <table:table-cell/>
          <table:table-cell office:value-type="string">
            <text:p>Пн-5-6а</text:p>
          </table:table-cell>
          <table:table-cell table:number-columns-repeated="1014"/>
        </table:table-row>
        <table:table-row table:style-name="ro4" table:visibility="filter">
          <table:table-cell table:formula="of:=VLOOKUP([.I122];[Лист1_4.$D$1:.$F$539];2;1=2)" office:value-type="string" office:string-value="Обществознание">
            <text:p>Обществознание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6а</text:p>
          </table:table-cell>
          <table:table-cell office:value-type="string">
            <text:p>4.1</text:p>
          </table:table-cell>
          <table:table-cell/>
          <table:table-cell office:value-type="string">
            <text:p>Пн-5-6а</text:p>
          </table:table-cell>
          <table:table-cell table:number-columns-repeated="1014"/>
        </table:table-row>
        <table:table-row table:style-name="ro4" table:visibility="filter">
          <table:table-cell table:formula="of:=VLOOKUP([.I123];[Лист1_4.$D$1:.$F$539];2;1=2)" office:value-type="string" office:string-value="Немецкий">
            <text:p>Немецкий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7б</text:p>
          </table:table-cell>
          <table:table-cell office:value-type="string">
            <text:p>4.2</text:p>
          </table:table-cell>
          <table:table-cell/>
          <table:table-cell office:value-type="string">
            <text:p>Пн-5-7б</text:p>
          </table:table-cell>
          <table:table-cell table:number-columns-repeated="1014"/>
        </table:table-row>
        <table:table-row table:style-name="ro4" table:visibility="filter">
          <table:table-cell table:formula="of:=VLOOKUP([.I124];[Лист1_4.$D$1:.$F$539];2;1=2)" office:value-type="float" office:value="0">
            <text:p>#Н/Д</text:p>
          </table:table-cell>
          <table:table-cell office:value-type="string">
            <text:p>Чумак О.И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м</text:p>
          </table:table-cell>
          <table:table-cell office:value-type="string">
            <text:p>2.5</text:p>
          </table:table-cell>
          <table:table-cell/>
          <table:table-cell office:value-type="string">
            <text:p>Пн-5-м</text:p>
          </table:table-cell>
          <table:table-cell table:number-columns-repeated="1014"/>
        </table:table-row>
        <table:table-row table:style-name="ro4" table:visibility="filter">
          <table:table-cell table:formula="of:=VLOOKUP([.I125];[Лист1_4.$D$1:.$F$539];2;1=2)" office:value-type="string" office:string-value="Химия">
            <text:p>Химия</text:p>
          </table:table-cell>
          <table:table-cell office:value-type="string">
            <text:p>Арефьева Э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8а</text:p>
          </table:table-cell>
          <table:table-cell office:value-type="string">
            <text:p>4.2</text:p>
          </table:table-cell>
          <table:table-cell/>
          <table:table-cell office:value-type="string">
            <text:p>Пн-6-8а</text:p>
          </table:table-cell>
          <table:table-cell table:number-columns-repeated="1014"/>
        </table:table-row>
        <table:table-row table:style-name="ro4" table:visibility="filter">
          <table:table-cell table:formula="of:=VLOOKUP([.I126];[Лист1_4.$D$1:.$F$539];2;1=2)" office:value-type="string" office:string-value="Химия">
            <text:p>Химия</text:p>
          </table:table-cell>
          <table:table-cell office:value-type="string">
            <text:p>Арефьева Э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8а</text:p>
          </table:table-cell>
          <table:table-cell office:value-type="string">
            <text:p>4.2</text:p>
          </table:table-cell>
          <table:table-cell/>
          <table:table-cell office:value-type="string">
            <text:p>Пн-6-8а</text:p>
          </table:table-cell>
          <table:table-cell table:number-columns-repeated="1014"/>
        </table:table-row>
        <table:table-row table:style-name="ro4" table:visibility="filter">
          <table:table-cell table:formula="of:=VLOOKUP([.I127];[Лист1_4.$D$1:.$F$539];2;1=2)" office:value-type="string" office:string-value="Физика">
            <text:p>Физика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4.4</text:p>
          </table:table-cell>
          <table:table-cell/>
          <table:table-cell office:value-type="string">
            <text:p>Пн-6-9</text:p>
          </table:table-cell>
          <table:table-cell table:number-columns-repeated="1014"/>
        </table:table-row>
        <table:table-row table:style-name="ro4" table:visibility="filter">
          <table:table-cell table:formula="of:=VLOOKUP([.I128];[Лист1_4.$D$1:.$F$539];2;1=2)" office:value-type="string" office:string-value="География">
            <text:p>География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4.4</text:p>
          </table:table-cell>
          <table:table-cell/>
          <table:table-cell office:value-type="string">
            <text:p>Пн-6-10</text:p>
          </table:table-cell>
          <table:table-cell table:number-columns-repeated="1014"/>
        </table:table-row>
        <table:table-row table:style-name="ro4" table:visibility="filter">
          <table:table-cell table:formula="of:=VLOOKUP([.I129];[Лист1_4.$D$1:.$F$539];2;1=2)" office:value-type="string" office:string-value="История">
            <text:p>История</text:p>
          </table:table-cell>
          <table:table-cell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6б</text:p>
          </table:table-cell>
          <table:table-cell office:value-type="string">
            <text:p>4.4</text:p>
          </table:table-cell>
          <table:table-cell/>
          <table:table-cell office:value-type="string">
            <text:p>Пн-6-6б</text:p>
          </table:table-cell>
          <table:table-cell table:number-columns-repeated="1014"/>
        </table:table-row>
        <table:table-row table:style-name="ro4" table:visibility="filter">
          <table:table-cell table:formula="of:=VLOOKUP([.I130];[Лист1_4.$D$1:.$F$539];2;1=2)" office:value-type="string" office:string-value="Физкультура">
            <text:p>Физкультура</text:p>
          </table:table-cell>
          <table:table-cell office:value-type="string">
            <text:p>Коконен А.Н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66" office:value-type="string">
            <text:p>6а</text:p>
          </table:table-cell>
          <table:table-cell office:value-type="string">
            <text:p>С/З</text:p>
          </table:table-cell>
          <table:table-cell/>
          <table:table-cell table:style-name="ce71" office:value-type="string">
            <text:p>Пн-6-6а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131];[Лист1_4.$D$1:.$F$539];2;1=2)" office:value-type="string" office:string-value="История">
            <text:p>История</text:p>
          </table:table-cell>
          <table:table-cell office:value-type="string">
            <text:p>Колпенская Т.В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7б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Пн-6-7б</text:p>
          </table:table-cell>
          <table:table-cell table:number-columns-repeated="1014"/>
        </table:table-row>
        <table:table-row table:style-name="ro4" table:visibility="filter">
          <table:table-cell table:formula="of:=VLOOKUP([.I132];[Лист1_4.$D$1:.$F$539];2;1=2)" office:value-type="string" office:string-value="Немецкий">
            <text:p>Немецкий</text:p>
          </table:table-cell>
          <table:table-cell office:value-type="string">
            <text:p>Круглов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4.8</text:p>
          </table:table-cell>
          <table:table-cell/>
          <table:table-cell office:value-type="string">
            <text:p>Пн-6-11</text:p>
          </table:table-cell>
          <table:table-cell table:number-columns-repeated="1014"/>
        </table:table-row>
        <table:table-row table:style-name="ro4" table:visibility="filter">
          <table:table-cell table:formula="of:=VLOOKUP([.I133];[Лист1_4.$D$1:.$F$539];2;1=2)" office:value-type="string" office:string-value="Физика">
            <text:p>Физика</text:p>
          </table:table-cell>
          <table:table-cell office:value-type="string">
            <text:p>Кучина Т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66" office:value-type="float" office:value="9">
            <text:p>9</text:p>
          </table:table-cell>
          <table:table-cell office:value-type="string">
            <text:p>5.6</text:p>
          </table:table-cell>
          <table:table-cell/>
          <table:table-cell office:value-type="string">
            <text:p>Пн-6-9</text:p>
          </table:table-cell>
          <table:table-cell table:number-columns-repeated="1014"/>
        </table:table-row>
        <table:table-row table:style-name="ro4" table:visibility="filter">
          <table:table-cell table:formula="of:=VLOOKUP([.I134];[Лист1_4.$D$1:.$F$539];2;1=2)" office:value-type="string" office:string-value="Немецкий">
            <text:p>Немецкий</text:p>
          </table:table-cell>
          <table:table-cell office:value-type="string">
            <text:p>Лавринович СЛ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66" office:value-type="float" office:value="11">
            <text:p>11</text:p>
          </table:table-cell>
          <table:table-cell office:value-type="string">
            <text:p>4.8а</text:p>
          </table:table-cell>
          <table:table-cell/>
          <table:table-cell office:value-type="string">
            <text:p>Пн-6-11</text:p>
          </table:table-cell>
          <table:table-cell table:number-columns-repeated="1014"/>
        </table:table-row>
        <table:table-row table:style-name="ro4" table:visibility="filter">
          <table:table-cell table:formula="of:=VLOOKUP([.I135];[Лист1_4.$D$1:.$F$539];2;1=2)" office:value-type="string" office:string-value="География">
            <text:p>География</text:p>
          </table:table-cell>
          <table:table-cell office:value-type="string">
            <text:p>Назарова Л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66" office:value-type="float" office:value="10">
            <text:p>10</text:p>
          </table:table-cell>
          <table:table-cell office:value-type="string">
            <text:p>4.3</text:p>
          </table:table-cell>
          <table:table-cell/>
          <table:table-cell office:value-type="string">
            <text:p>Пн-6-10</text:p>
          </table:table-cell>
          <table:table-cell table:number-columns-repeated="1014"/>
        </table:table-row>
        <table:table-row table:style-name="ro4" table:visibility="filter">
          <table:table-cell table:formula="of:=VLOOKUP([.I136];[Лист1_4.$D$1:.$F$539];2;1=2)" office:value-type="string" office:string-value="История">
            <text:p>История</text:p>
          </table:table-cell>
          <table:table-cell office:value-type="string">
            <text:p>СмородиноваИ.Б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66" office:value-type="string">
            <text:p>6б</text:p>
          </table:table-cell>
          <table:table-cell office:value-type="string">
            <text:p>4.9</text:p>
          </table:table-cell>
          <table:table-cell/>
          <table:table-cell table:style-name="ce71" office:value-type="string">
            <text:p>Пн-6-6б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137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66" office:value-type="string">
            <text:p>7а</text:p>
          </table:table-cell>
          <table:table-cell office:value-type="string">
            <text:p>5.3</text:p>
          </table:table-cell>
          <table:table-cell/>
          <table:table-cell office:value-type="string">
            <text:p>Пн-6-7а</text:p>
          </table:table-cell>
          <table:table-cell table:number-columns-repeated="1014"/>
        </table:table-row>
        <table:table-row table:style-name="ro4" table:visibility="filter">
          <table:table-cell table:formula="of:=VLOOKUP([.I138];[Лист1_4.$D$1:.$F$539];2;1=2)" office:value-type="string" office:string-value="Химия">
            <text:p>Химия</text:p>
          </table:table-cell>
          <table:table-cell office:value-type="string">
            <text:p>Сотова Т.Ю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66" office:value-type="string">
            <text:p>8а</text:p>
          </table:table-cell>
          <table:table-cell office:value-type="string">
            <text:p>5.5</text:p>
          </table:table-cell>
          <table:table-cell/>
          <table:table-cell office:value-type="string">
            <text:p>Пн-6-8а</text:p>
          </table:table-cell>
          <table:table-cell table:number-columns-repeated="1014"/>
        </table:table-row>
        <table:table-row table:style-name="ro4" table:visibility="filter">
          <table:table-cell table:formula="of:=VLOOKUP([.I139];[Лист1_4.$D$1:.$F$539];2;1=2)" office:value-type="string" office:string-value="Немецкий (Трусова С.И.)/--">
            <text:p>Немецкий (Трусова С.И.)/--</text:p>
          </table:table-cell>
          <table:table-cell office:value-type="string">
            <text:p>Трусова С.И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66" office:value-type="string">
            <text:p>5б</text:p>
          </table:table-cell>
          <table:table-cell office:value-type="string">
            <text:p>3.10</text:p>
          </table:table-cell>
          <table:table-cell/>
          <table:table-cell office:value-type="string">
            <text:p>Пн-6-5б</text:p>
          </table:table-cell>
          <table:table-cell table:number-columns-repeated="1014"/>
        </table:table-row>
        <table:table-row table:style-name="ro4" table:visibility="filter">
          <table:table-cell table:formula="of:=VLOOKUP([.I140];[Лист1_4.$D$1:.$F$539];2;1=2)" office:value-type="string" office:string-value="Физкультура">
            <text:p>Физкультура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6а</text:p>
          </table:table-cell>
          <table:table-cell office:value-type="string">
            <text:p>4.1</text:p>
          </table:table-cell>
          <table:table-cell/>
          <table:table-cell office:value-type="string">
            <text:p>Пн-6-6а</text:p>
          </table:table-cell>
          <table:table-cell table:number-columns-repeated="1014"/>
        </table:table-row>
        <table:table-row table:style-name="ro4" table:visibility="filter">
          <table:table-cell table:formula="of:=VLOOKUP([.I141];[Лист1_4.$D$1:.$F$539];2;1=2)" office:value-type="string" office:string-value="Биология">
            <text:p>Биология</text:p>
          </table:table-cell>
          <table:table-cell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7а</text:p>
          </table:table-cell>
          <table:table-cell office:value-type="string">
            <text:p>4.1</text:p>
          </table:table-cell>
          <table:table-cell/>
          <table:table-cell office:value-type="string">
            <text:p>Пн-6-7а</text:p>
          </table:table-cell>
          <table:table-cell table:number-columns-repeated="1014"/>
        </table:table-row>
        <table:table-row table:style-name="ro4" table:visibility="filter">
          <table:table-cell table:formula="of:=VLOOKUP([.I142];[Лист1_4.$D$1:.$F$539];2;1=2)" office:value-type="string" office:string-value="Биология">
            <text:p>Биология</text:p>
          </table:table-cell>
          <table:table-cell table:style-name="ce60"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table:style-name="ce62" office:value-type="float" office:value="6">
            <text:p>6</text:p>
          </table:table-cell>
          <table:table-cell table:style-name="ce67" office:value-type="string">
            <text:p>7а</text:p>
          </table:table-cell>
          <table:table-cell table:style-name="ce62" office:value-type="string">
            <text:p>4.2</text:p>
          </table:table-cell>
          <table:table-cell table:style-name="ce71" office:value-type="string">
            <text:p>М</text:p>
          </table:table-cell>
          <table:table-cell office:value-type="string">
            <text:p>Пн-6-7а</text:p>
          </table:table-cell>
          <table:table-cell table:number-columns-repeated="1014"/>
        </table:table-row>
        <table:table-row table:style-name="ro4" table:visibility="filter">
          <table:table-cell table:formula="of:=VLOOKUP([.I143];[Лист1_4.$D$1:.$F$539];2;1=2)" office:value-type="string" office:string-value="DSD">
            <text:p>DSD</text:p>
          </table:table-cell>
          <table:table-cell table:style-name="ce60" office:value-type="string">
            <text:p>Баркин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table:style-name="ce62" office:value-type="float" office:value="7">
            <text:p>7</text:p>
          </table:table-cell>
          <table:table-cell table:style-name="ce67" office:value-type="float" office:value="10">
            <text:p>10</text:p>
          </table:table-cell>
          <table:table-cell table:style-name="ce62" office:value-type="string">
            <text:p>4.4</text:p>
          </table:table-cell>
          <table:table-cell table:style-name="ce71" office:value-type="string">
            <text:p>К</text:p>
          </table:table-cell>
          <table:table-cell office:value-type="string">
            <text:p>Пн-7-10</text:p>
          </table:table-cell>
          <table:table-cell table:number-columns-repeated="1014"/>
        </table:table-row>
        <table:table-row table:style-name="ro4" table:visibility="filter">
          <table:table-cell table:formula="of:=VLOOKUP([.I144];[Лист1_4.$D$1:.$F$539];2;1=2)" office:value-type="string" office:string-value="DSD">
            <text:p>DSD</text:p>
          </table:table-cell>
          <table:table-cell office:value-type="string">
            <text:p>Беттхер 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4.10</text:p>
          </table:table-cell>
          <table:table-cell/>
          <table:table-cell office:value-type="string">
            <text:p>Пн-7-10</text:p>
          </table:table-cell>
          <table:table-cell table:number-columns-repeated="1014"/>
        </table:table-row>
        <table:table-row table:style-name="ro4" table:visibility="filter">
          <table:table-cell table:formula="of:=VLOOKUP([.I145];[Лист1_4.$D$1:.$F$539];2;1=2)" office:value-type="string" office:string-value="Немецкий">
            <text:p>Немецкий</text:p>
          </table:table-cell>
          <table:table-cell office:value-type="string">
            <text:p>Круглова Е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4.8</text:p>
          </table:table-cell>
          <table:table-cell/>
          <table:table-cell office:value-type="string">
            <text:p>Пн-7-11</text:p>
          </table:table-cell>
          <table:table-cell table:number-columns-repeated="1014"/>
        </table:table-row>
        <table:table-row table:style-name="ro4" table:visibility="filter">
          <table:table-cell table:formula="of:=VLOOKUP([.I146];[Лист1_4.$D$1:.$F$539];2;1=2)" office:value-type="string" office:string-value="Немецкий">
            <text:p>Немецкий</text:p>
          </table:table-cell>
          <table:table-cell office:value-type="string">
            <text:p>Лавринович СЛ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66" office:value-type="float" office:value="11">
            <text:p>11</text:p>
          </table:table-cell>
          <table:table-cell office:value-type="string">
            <text:p>4.8а</text:p>
          </table:table-cell>
          <table:table-cell/>
          <table:table-cell office:value-type="string">
            <text:p>Пн-7-11</text:p>
          </table:table-cell>
          <table:table-cell table:number-columns-repeated="1014"/>
        </table:table-row>
        <table:table-row table:style-name="ro4" table:visibility="filter">
          <table:table-cell table:formula="of:=VLOOKUP([.I147];[Лист1_4.$D$1:.$F$539];2;1=2)" office:value-type="string" office:string-value="ОБЖ">
            <text:p>ОБЖ</text:p>
          </table:table-cell>
          <table:table-cell office:value-type="string">
            <text:p>Снежко А.В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66" office:value-type="string">
            <text:p>8а</text:p>
          </table:table-cell>
          <table:table-cell office:value-type="string">
            <text:p>4.4</text:p>
          </table:table-cell>
          <table:table-cell/>
          <table:table-cell office:value-type="string">
            <text:p>Пн-7-8а</text:p>
          </table:table-cell>
          <table:table-cell table:number-columns-repeated="1014"/>
        </table:table-row>
        <table:table-row table:style-name="ro4" table:visibility="filter">
          <table:table-cell table:formula="of:=VLOOKUP([.I148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66" office:value-type="string">
            <text:p>8б</text:p>
          </table:table-cell>
          <table:table-cell office:value-type="string">
            <text:p>С/З</text:p>
          </table:table-cell>
          <table:table-cell/>
          <table:table-cell office:value-type="string">
            <text:p>Пн-7-8б</text:p>
          </table:table-cell>
          <table:table-cell table:number-columns-repeated="1014"/>
        </table:table-row>
        <table:table-row table:style-name="ro4" table:visibility="filter">
          <table:table-cell table:formula="of:=VLOOKUP([.I149];[Лист1_4.$D$1:.$F$539];2;1=2)" office:value-type="float" office:value="0">
            <text:p/>
          </table:table-cell>
          <table:table-cell table:style-name="ce60" office:value-type="string">
            <text:p>Хазанзун Н.Я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table:style-name="ce62" office:value-type="float" office:value="7">
            <text:p>7</text:p>
          </table:table-cell>
          <table:table-cell table:style-name="ce67" office:value-type="string">
            <text:p>7б</text:p>
          </table:table-cell>
          <table:table-cell table:style-name="ce62" office:value-type="string">
            <text:p>4.1</text:p>
          </table:table-cell>
          <table:table-cell table:style-name="ce71" office:value-type="string">
            <text:p>М</text:p>
          </table:table-cell>
          <table:table-cell office:value-type="string">
            <text:p>Пн-7-7б</text:p>
          </table:table-cell>
          <table:table-cell table:number-columns-repeated="1014"/>
        </table:table-row>
        <table:table-row table:style-name="ro4" table:visibility="filter">
          <table:table-cell table:formula="of:=VLOOKUP([.I150];[Лист1_4.$D$1:.$F$539];2;1=2)" office:value-type="float" office:value="0">
            <text:p/>
          </table:table-cell>
          <table:table-cell table:style-name="ce60" office:value-type="string">
            <text:p>Арефьева Э.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table:style-name="ce62" office:value-type="float" office:value="8">
            <text:p>8</text:p>
          </table:table-cell>
          <table:table-cell table:style-name="ce67" office:value-type="float" office:value="11">
            <text:p>11</text:p>
          </table:table-cell>
          <table:table-cell table:style-name="ce62" office:value-type="string">
            <text:p>4.2</text:p>
          </table:table-cell>
          <table:table-cell table:style-name="ce71" office:value-type="string">
            <text:p>К</text:p>
          </table:table-cell>
          <table:table-cell office:value-type="string">
            <text:p>Пн-8-11</text:p>
          </table:table-cell>
          <table:table-cell table:number-columns-repeated="1014"/>
        </table:table-row>
        <table:table-row table:style-name="ro4" table:visibility="filter">
          <table:table-cell table:formula="of:=VLOOKUP([.I151];[Лист1_4.$D$1:.$F$539];2;1=2)" office:value-type="string" office:string-value="DSD ">
            <text:p>DSD </text:p>
          </table:table-cell>
          <table:table-cell office:value-type="string">
            <text:p>Беттхер А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4.10</text:p>
          </table:table-cell>
          <table:table-cell/>
          <table:table-cell office:value-type="string">
            <text:p>Пн-8-10</text:p>
          </table:table-cell>
          <table:table-cell table:number-columns-repeated="1014"/>
        </table:table-row>
        <table:table-row table:style-name="ro4" table:visibility="filter">
          <table:table-cell table:formula="of:=VLOOKUP([.I152];[Лист1_4.$D$1:.$F$539];2;1=2)" office:value-type="string" office:string-value=" Обществознание, история(консульт.)">
            <text:p><text:s/>Обществознание, история(консульт.)</text:p>
          </table:table-cell>
          <table:table-cell office:value-type="string">
            <text:p>Колпенская Т.В.</text:p>
          </table:table-cell>
          <table:table-cell office:value-type="string">
            <text:p>Пн</text:p>
          </table:table-cell>
          <table:table-cell table:style-name="ce6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0</text:p>
          </table:table-cell>
          <table:table-cell table:style-name="ce69" office:value-type="date" office:date-value="1900-01-03T12:00:00">
            <text:p>03.01.00</text:p>
          </table:table-cell>
          <table:table-cell table:style-name="ce63" office:value-type="string">
            <text:p>к общ/ист</text:p>
          </table:table-cell>
          <table:table-cell office:value-type="string">
            <text:p>Пн-9-10</text:p>
          </table:table-cell>
          <table:table-cell table:number-columns-repeated="1014"/>
        </table:table-row>
        <table:table-row table:style-name="ro4" table:visibility="filter">
          <table:table-cell table:formula="of:=VLOOKUP([.I153];[Лист1_4.$D$1:.$F$539];2;1=2)" office:value-type="string" office:string-value="Немецкий /Физика(консультация)">
            <text:p>Немецкий /Физика(консультация)</text:p>
          </table:table-cell>
          <table:table-cell table:style-name="ce60" office:value-type="string">
            <text:p>Кучина Т.А.</text:p>
          </table:table-cell>
          <table:table-cell table:style-name="ce62" office:value-type="string">
            <text:p>Пн</text:p>
          </table:table-cell>
          <table:table-cell table:style-name="ce64" office:value-type="float" office:value="1">
            <text:p>1</text:p>
          </table:table-cell>
          <table:table-cell table:style-name="ce62" office:value-type="float" office:value="9">
            <text:p>9</text:p>
          </table:table-cell>
          <table:table-cell table:style-name="ce68" office:value-type="float" office:value="11">
            <text:p>11</text:p>
          </table:table-cell>
          <table:table-cell table:style-name="ce62" office:value-type="string">
            <text:p>5.6</text:p>
          </table:table-cell>
          <table:table-cell table:style-name="ce71" office:value-type="string">
            <text:p>К</text:p>
          </table:table-cell>
          <table:table-cell table:style-name="ce71" office:value-type="string">
            <text:p>Пн-9-11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154];[Лист1_4.$D$1:.$F$539];2;1=2)" office:value-type="string" office:string-value="Немецкий /Физика(консультация)">
            <text:p>Немецкий /Физика(консультация)</text:p>
          </table:table-cell>
          <table:table-cell table:style-name="ce60" office:value-type="string">
            <text:p>Лавринович СЛ.</text:p>
          </table:table-cell>
          <table:table-cell table:style-name="ce62" office:value-type="string">
            <text:p>Пн</text:p>
          </table:table-cell>
          <table:table-cell table:style-name="ce64" office:value-type="float" office:value="1">
            <text:p>1</text:p>
          </table:table-cell>
          <table:table-cell table:style-name="ce62" office:value-type="float" office:value="9">
            <text:p>9</text:p>
          </table:table-cell>
          <table:table-cell table:style-name="ce68" office:value-type="float" office:value="11">
            <text:p>11</text:p>
          </table:table-cell>
          <table:table-cell table:style-name="ce62" office:value-type="string">
            <text:p>4.8а</text:p>
          </table:table-cell>
          <table:table-cell table:style-name="ce71" office:value-type="string">
            <text:p>К</text:p>
          </table:table-cell>
          <table:table-cell office:value-type="string">
            <text:p>Пн-9-11</text:p>
          </table:table-cell>
          <table:table-cell table:number-columns-repeated="1014"/>
        </table:table-row>
        <table:table-row table:style-name="ro4" table:visibility="filter">
          <table:table-cell table:formula="of:=VLOOKUP([.I155];[Лист1_4.$D$1:.$F$539];2;1=2)" office:value-type="float" office:value="0">
            <text:p>#Н/Д</text:p>
          </table:table-cell>
          <table:table-cell office:value-type="string">
            <text:p>Касяненко О.В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м</text:p>
          </table:table-cell>
          <table:table-cell office:value-type="string">
            <text:p>2.1</text:p>
          </table:table-cell>
          <table:table-cell/>
          <table:table-cell office:value-type="string">
            <text:p>Вт-1-м</text:p>
          </table:table-cell>
          <table:table-cell table:number-columns-repeated="1014"/>
        </table:table-row>
        <table:table-row table:style-name="ro4" table:visibility="filter">
          <table:table-cell table:formula="of:=VLOOKUP([.I156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6" office:value-type="string">
            <text:p>3а</text:p>
          </table:table-cell>
          <table:table-cell office:value-type="string">
            <text:p>2.10</text:p>
          </table:table-cell>
          <table:table-cell/>
          <table:table-cell office:value-type="string">
            <text:p>Вт-1-3а</text:p>
          </table:table-cell>
          <table:table-cell table:number-columns-repeated="1014"/>
        </table:table-row>
        <table:table-row table:style-name="ro4" table:visibility="filter">
          <table:table-cell table:formula="of:=VLOOKUP([.I157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6" office:value-type="string">
            <text:p>1б</text:p>
          </table:table-cell>
          <table:table-cell office:value-type="string">
            <text:p>С/З</text:p>
          </table:table-cell>
          <table:table-cell/>
          <table:table-cell office:value-type="string">
            <text:p>Вт-1-1б</text:p>
          </table:table-cell>
          <table:table-cell table:number-columns-repeated="1014"/>
        </table:table-row>
        <table:table-row table:style-name="ro4" table:visibility="filter">
          <table:table-cell table:formula="of:=VLOOKUP([.I158];[Лист1_4.$D$1:.$F$539];2;1=2)" office:value-type="float" office:value="0">
            <text:p>#Н/Д</text:p>
          </table:table-cell>
          <table:table-cell office:value-type="string">
            <text:p>Коржавина В.Б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6" office:value-type="string">
            <text:p>3а</text:p>
          </table:table-cell>
          <table:table-cell office:value-type="string">
            <text:p>4.8а</text:p>
          </table:table-cell>
          <table:table-cell/>
          <table:table-cell office:value-type="string">
            <text:p>Вт-1-3а</text:p>
          </table:table-cell>
          <table:table-cell table:number-columns-repeated="1014"/>
        </table:table-row>
        <table:table-row table:style-name="ro4" table:visibility="filter">
          <table:table-cell table:formula="of:=VLOOKUP([.I159];[Лист1_4.$D$1:.$F$539];2;1=2)" office:value-type="string" office:string-value="Немецкий">
            <text:p>Немецкий</text:p>
          </table:table-cell>
          <table:table-cell office:value-type="string">
            <text:p>Круглова Е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4.8</text:p>
          </table:table-cell>
          <table:table-cell/>
          <table:table-cell office:value-type="string">
            <text:p>Вт-1-10</text:p>
          </table:table-cell>
          <table:table-cell table:number-columns-repeated="1014"/>
        </table:table-row>
        <table:table-row table:style-name="ro4" table:visibility="filter">
          <table:table-cell table:formula="of:=VLOOKUP([.I160];[Лист1_4.$D$1:.$F$539];2;1=2)" office:value-type="string" office:string-value="ИВТ/Нем. (Лехкун В.Н.)">
            <text:p>ИВТ/Нем. (Лехкун В.Н.)</text:p>
          </table:table-cell>
          <table:table-cell office:value-type="string">
            <text:p>Курнышёва Е.В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7б</text:p>
          </table:table-cell>
          <table:table-cell office:value-type="string">
            <text:p>3.2</text:p>
          </table:table-cell>
          <table:table-cell/>
          <table:table-cell office:value-type="string">
            <text:p>Вт-1-7б</text:p>
          </table:table-cell>
          <table:table-cell table:number-columns-repeated="1014"/>
        </table:table-row>
        <table:table-row table:style-name="ro4" table:visibility="filter">
          <table:table-cell table:formula="of:=VLOOKUP([.I161];[Лист1_4.$D$1:.$F$539];2;1=2)" office:value-type="string" office:string-value="Физика">
            <text:p>Физика</text:p>
          </table:table-cell>
          <table:table-cell office:value-type="string">
            <text:p>Кучина Т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6" office:value-type="string">
            <text:p>7а</text:p>
          </table:table-cell>
          <table:table-cell office:value-type="string">
            <text:p>5.6</text:p>
          </table:table-cell>
          <table:table-cell/>
          <table:table-cell office:value-type="string">
            <text:p>Вт-1-7а</text:p>
          </table:table-cell>
          <table:table-cell table:number-columns-repeated="1014"/>
        </table:table-row>
        <table:table-row table:style-name="ro4" table:visibility="filter">
          <table:table-cell table:formula="of:=VLOOKUP([.I162];[Лист1_4.$D$1:.$F$539];2;1=2)" office:value-type="string" office:string-value="ИВТ/Нем. (Лехкун В.Н.)">
            <text:p>ИВТ/Нем. (Лехкун В.Н.)</text:p>
          </table:table-cell>
          <table:table-cell office:value-type="string">
            <text:p>Лехкун В.Н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6" office:value-type="string">
            <text:p>7б</text:p>
          </table:table-cell>
          <table:table-cell office:value-type="string">
            <text:p>1.1</text:p>
          </table:table-cell>
          <table:table-cell/>
          <table:table-cell office:value-type="string">
            <text:p>Вт-1-7б</text:p>
          </table:table-cell>
          <table:table-cell table:number-columns-repeated="1014"/>
        </table:table-row>
        <table:table-row table:style-name="ro4" table:visibility="filter">
          <table:table-cell table:formula="of:=VLOOKUP([.I163];[Лист1_4.$D$1:.$F$539];2;1=2)" office:value-type="string" office:string-value="Математика">
            <text:p>Математика</text:p>
          </table:table-cell>
          <table:table-cell office:value-type="string">
            <text:p>Луковников А.Е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б</text:p>
          </table:table-cell>
          <table:table-cell office:value-type="string">
            <text:p>4.5</text:p>
          </table:table-cell>
          <table:table-cell/>
          <table:table-cell office:value-type="string">
            <text:p>Вт-1-5б</text:p>
          </table:table-cell>
          <table:table-cell table:number-columns-repeated="1014"/>
        </table:table-row>
        <table:table-row table:style-name="ro4" table:visibility="filter">
          <table:table-cell table:formula="of:=VLOOKUP([.I164];[Лист1_4.$D$1:.$F$539];2;1=2)" office:value-type="string" office:string-value="Немецкий">
            <text:p>Немецкий</text:p>
          </table:table-cell>
          <table:table-cell office:value-type="string">
            <text:p>Надеждина О.И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4.10</text:p>
          </table:table-cell>
          <table:table-cell/>
          <table:table-cell office:value-type="string">
            <text:p>Вт-1-10</text:p>
          </table:table-cell>
          <table:table-cell table:number-columns-repeated="1014"/>
        </table:table-row>
        <table:table-row table:style-name="ro4" table:visibility="filter">
          <table:table-cell table:formula="of:=VLOOKUP([.I165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8а</text:p>
          </table:table-cell>
          <table:table-cell office:value-type="string">
            <text:p>3.5</text:p>
          </table:table-cell>
          <table:table-cell/>
          <table:table-cell office:value-type="string">
            <text:p>Вт-1-8а</text:p>
          </table:table-cell>
          <table:table-cell table:number-columns-repeated="1014"/>
        </table:table-row>
        <table:table-row table:style-name="ro4" table:visibility="filter">
          <table:table-cell table:formula="of:=VLOOKUP([.I166];[Лист1_4.$D$1:.$F$539];2;1=2)" office:value-type="float" office:value="0">
            <text:p>#Н/Д</text:p>
          </table:table-cell>
          <table:table-cell office:value-type="string">
            <text:p>Передерий О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6" office:value-type="string">
            <text:p>4а</text:p>
          </table:table-cell>
          <table:table-cell office:value-type="string">
            <text:p>5.1</text:p>
          </table:table-cell>
          <table:table-cell/>
          <table:table-cell office:value-type="string">
            <text:p>Вт-1-4а</text:p>
          </table:table-cell>
          <table:table-cell table:number-columns-repeated="1014"/>
        </table:table-row>
        <table:table-row table:style-name="ro4" table:visibility="filter">
          <table:table-cell table:formula="of:=VLOOKUP([.I167];[Лист1_4.$D$1:.$F$539];2;1=2)" office:value-type="float" office:value="0">
            <text:p>#Н/Д</text:p>
          </table:table-cell>
          <table:table-cell office:value-type="string">
            <text:p>Потехина И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ф</text:p>
          </table:table-cell>
          <table:table-cell office:value-type="string">
            <text:p>3.7</text:p>
          </table:table-cell>
          <table:table-cell/>
          <table:table-cell office:value-type="string">
            <text:p>Вт-1-ф</text:p>
          </table:table-cell>
          <table:table-cell table:number-columns-repeated="1014"/>
        </table:table-row>
        <table:table-row table:style-name="ro4" table:visibility="filter">
          <table:table-cell table:formula="of:=VLOOKUP([.I168];[Лист1_4.$D$1:.$F$539];2;1=2)" office:value-type="string" office:string-value="Алгебра">
            <text:p>Алгебра</text:p>
          </table:table-cell>
          <table:table-cell office:value-type="string">
            <text:p>Потрашова Н.Б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3.4</text:p>
          </table:table-cell>
          <table:table-cell/>
          <table:table-cell office:value-type="string">
            <text:p>Вт-1-11</text:p>
          </table:table-cell>
          <table:table-cell table:number-columns-repeated="1014"/>
        </table:table-row>
        <table:table-row table:style-name="ro4" table:visibility="filter">
          <table:table-cell table:formula="of:=VLOOKUP([.I169];[Лист1_4.$D$1:.$F$539];2;1=2)" office:value-type="float" office:value="0">
            <text:p>#Н/Д</text:p>
          </table:table-cell>
          <table:table-cell office:value-type="string">
            <text:p>Федулова Е.Л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н</text:p>
          </table:table-cell>
          <table:table-cell office:value-type="string">
            <text:p>2.2</text:p>
          </table:table-cell>
          <table:table-cell/>
          <table:table-cell office:value-type="string">
            <text:p>Вт-1-н</text:p>
          </table:table-cell>
          <table:table-cell table:number-columns-repeated="1014"/>
        </table:table-row>
        <table:table-row table:style-name="ro4" table:visibility="filter">
          <table:table-cell table:formula="of:=VLOOKUP([.I170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8а</text:p>
          </table:table-cell>
          <table:table-cell office:value-type="string">
            <text:p>3.5а</text:p>
          </table:table-cell>
          <table:table-cell/>
          <table:table-cell office:value-type="string">
            <text:p>Вт-1-8а</text:p>
          </table:table-cell>
          <table:table-cell table:number-columns-repeated="1014"/>
        </table:table-row>
        <table:table-row table:style-name="ro4" table:visibility="filter">
          <table:table-cell table:formula="of:=VLOOKUP([.I171];[Лист1_4.$D$1:.$F$539];2;1=2)" office:value-type="string" office:string-value="Алгебра">
            <text:p>Алгебра</text:p>
          </table:table-cell>
          <table:table-cell office:value-type="string">
            <text:p>Ходжабагян И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3.1</text:p>
          </table:table-cell>
          <table:table-cell/>
          <table:table-cell office:value-type="string">
            <text:p>Вт-1-9</text:p>
          </table:table-cell>
          <table:table-cell table:number-columns-repeated="1014"/>
        </table:table-row>
        <table:table-row table:style-name="ro4">
          <table:table-cell table:formula="of:=VLOOKUP([.I172];[Лист1_4.$D$1:.$F$539];2;1=2)" office:value-type="string" office:string-value="Русский">
            <text:p>Русский</text:p>
          </table:table-cell>
          <table:table-cell office:value-type="string">
            <text:p>Прудникова А.В.</text:p>
          </table:table-cell>
          <table:table-cell table:style-name="Default" office:value-type="string">
            <text:p>Вт</text:p>
          </table:table-cell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а</text:p>
          </table:table-cell>
          <table:table-cell office:value-type="string">
            <text:p>4.9</text:p>
          </table:table-cell>
          <table:table-cell/>
          <table:table-cell office:value-type="string">
            <text:p>Вт-1-5а</text:p>
          </table:table-cell>
          <table:table-cell table:number-columns-repeated="1014"/>
        </table:table-row>
        <table:table-row table:style-name="ro4" table:visibility="filter">
          <table:table-cell table:formula="of:=VLOOKUP([.I173];[Лист1_4.$D$1:.$F$539];2;1=2)" office:value-type="string" office:string-value="Немецкий">
            <text:p>Немецкий</text:p>
          </table:table-cell>
          <table:table-cell office:value-type="string">
            <text:p>Архипенкова И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8а</text:p>
          </table:table-cell>
          <table:table-cell office:value-type="string">
            <text:p>4.3</text:p>
          </table:table-cell>
          <table:table-cell/>
          <table:table-cell office:value-type="string">
            <text:p>Вт-2-8а</text:p>
          </table:table-cell>
          <table:table-cell table:number-columns-repeated="1014"/>
        </table:table-row>
        <table:table-row table:style-name="ro4" table:visibility="filter">
          <table:table-cell table:formula="of:=VLOOKUP([.I174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66" office:value-type="string">
            <text:p>3б</text:p>
          </table:table-cell>
          <table:table-cell office:value-type="string">
            <text:p>2.10</text:p>
          </table:table-cell>
          <table:table-cell/>
          <table:table-cell office:value-type="string">
            <text:p>Вт-2-3б</text:p>
          </table:table-cell>
          <table:table-cell table:number-columns-repeated="1014"/>
        </table:table-row>
        <table:table-row table:style-name="ro4" table:visibility="filter">
          <table:table-cell table:formula="of:=VLOOKUP([.I175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66" office:value-type="string">
            <text:p>1а</text:p>
          </table:table-cell>
          <table:table-cell office:value-type="string">
            <text:p>С/З</text:p>
          </table:table-cell>
          <table:table-cell/>
          <table:table-cell table:style-name="ce71" office:value-type="string">
            <text:p>Вт-2-1а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176];[Лист1_4.$D$1:.$F$539];2;1=2)" office:value-type="float" office:value="0">
            <text:p>#Н/Д</text:p>
          </table:table-cell>
          <table:table-cell office:value-type="string">
            <text:p>Коржавина В.Б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66" office:value-type="string">
            <text:p>3б</text:p>
          </table:table-cell>
          <table:table-cell office:value-type="string">
            <text:p>4.8а</text:p>
          </table:table-cell>
          <table:table-cell/>
          <table:table-cell office:value-type="string">
            <text:p>Вт-2-3б</text:p>
          </table:table-cell>
          <table:table-cell table:number-columns-repeated="1014"/>
        </table:table-row>
        <table:table-row table:style-name="ro4" table:visibility="filter">
          <table:table-cell table:formula="of:=VLOOKUP([.I177];[Лист1_4.$D$1:.$F$539];2;1=2)" office:value-type="string" office:string-value="ИВТ/Нем. (Трусова С.И.)">
            <text:p>ИВТ/Нем. (Трусова С.И.)</text:p>
          </table:table-cell>
          <table:table-cell office:value-type="string">
            <text:p>Курнышёва Е.В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7б</text:p>
          </table:table-cell>
          <table:table-cell office:value-type="string">
            <text:p>3.2</text:p>
          </table:table-cell>
          <table:table-cell/>
          <table:table-cell office:value-type="string">
            <text:p>Вт-2-7б</text:p>
          </table:table-cell>
          <table:table-cell table:number-columns-repeated="1014"/>
        </table:table-row>
        <table:table-row table:style-name="ro4" table:visibility="filter">
          <table:table-cell table:formula="of:=VLOOKUP([.I178];[Лист1_4.$D$1:.$F$539];2;1=2)" office:value-type="string" office:string-value="Физика">
            <text:p>Физика</text:p>
          </table:table-cell>
          <table:table-cell office:value-type="string">
            <text:p>Кучина Т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66" office:value-type="string">
            <text:p>8б</text:p>
          </table:table-cell>
          <table:table-cell office:value-type="string">
            <text:p>5.6</text:p>
          </table:table-cell>
          <table:table-cell/>
          <table:table-cell office:value-type="string">
            <text:p>Вт-2-8б</text:p>
          </table:table-cell>
          <table:table-cell table:number-columns-repeated="1014"/>
        </table:table-row>
        <table:table-row table:style-name="ro4" table:visibility="filter">
          <table:table-cell table:formula="of:=VLOOKUP([.I179];[Лист1_4.$D$1:.$F$539];2;1=2)" office:value-type="float" office:value="0">
            <text:p>#Н/Д</text:p>
          </table:table-cell>
          <table:table-cell office:value-type="string">
            <text:p>Лиморенко Р.М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н</text:p>
          </table:table-cell>
          <table:table-cell office:value-type="string">
            <text:p>2.9</text:p>
          </table:table-cell>
          <table:table-cell/>
          <table:table-cell office:value-type="string">
            <text:p>Вт-2-н</text:p>
          </table:table-cell>
          <table:table-cell table:number-columns-repeated="1014"/>
        </table:table-row>
        <table:table-row table:style-name="ro4">
          <table:table-cell table:formula="of:=VLOOKUP([.I180];[Лист1_4.$D$1:.$F$539];2;1=2)" office:value-type="string" office:string-value="Математика">
            <text:p>Математика</text:p>
          </table:table-cell>
          <table:table-cell office:value-type="string">
            <text:p>Луковников А.Е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5а</text:p>
          </table:table-cell>
          <table:table-cell office:value-type="string">
            <text:p>4.5</text:p>
          </table:table-cell>
          <table:table-cell/>
          <table:table-cell office:value-type="string">
            <text:p>Вт-2-5а</text:p>
          </table:table-cell>
          <table:table-cell table:number-columns-repeated="1014"/>
        </table:table-row>
        <table:table-row table:style-name="ro4" table:visibility="filter">
          <table:table-cell table:formula="of:=VLOOKUP([.I181];[Лист1_4.$D$1:.$F$539];2;1=2)" office:value-type="float" office:value="0">
            <text:p>#Н/Д</text:p>
          </table:table-cell>
          <table:table-cell office:value-type="string">
            <text:p>Маругина И.В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ф</text:p>
          </table:table-cell>
          <table:table-cell office:value-type="string">
            <text:p>3.8</text:p>
          </table:table-cell>
          <table:table-cell/>
          <table:table-cell office:value-type="string">
            <text:p>Вт-2-ф</text:p>
          </table:table-cell>
          <table:table-cell table:number-columns-repeated="1014"/>
        </table:table-row>
        <table:table-row table:style-name="ro4" table:visibility="filter">
          <table:table-cell table:formula="of:=VLOOKUP([.I182];[Лист1_4.$D$1:.$F$539];2;1=2)" office:value-type="string" office:string-value="Немецкий">
            <text:p>Немецкий</text:p>
          </table:table-cell>
          <table:table-cell office:value-type="string">
            <text:p>Надеждина О.И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8а</text:p>
          </table:table-cell>
          <table:table-cell office:value-type="string">
            <text:p>4.10</text:p>
          </table:table-cell>
          <table:table-cell/>
          <table:table-cell office:value-type="string">
            <text:p>Вт-2-8а</text:p>
          </table:table-cell>
          <table:table-cell table:number-columns-repeated="1014"/>
        </table:table-row>
        <table:table-row table:style-name="ro4" table:visibility="filter">
          <table:table-cell table:formula="of:=VLOOKUP([.I183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5б</text:p>
          </table:table-cell>
          <table:table-cell office:value-type="string">
            <text:p>3.5</text:p>
          </table:table-cell>
          <table:table-cell/>
          <table:table-cell office:value-type="string">
            <text:p>Вт-2-5б</text:p>
          </table:table-cell>
          <table:table-cell table:number-columns-repeated="1014"/>
        </table:table-row>
        <table:table-row table:style-name="ro4" table:visibility="filter">
          <table:table-cell table:formula="of:=VLOOKUP([.I184];[Лист1_4.$D$1:.$F$539];2;1=2)" office:value-type="string" office:string-value="Музыка">
            <text:p>Музыка</text:p>
          </table:table-cell>
          <table:table-cell office:value-type="string">
            <text:p>Передерий О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66" office:value-type="string">
            <text:p>6б</text:p>
          </table:table-cell>
          <table:table-cell office:value-type="string">
            <text:p>5.1</text:p>
          </table:table-cell>
          <table:table-cell/>
          <table:table-cell office:value-type="string">
            <text:p>Вт-2-6б</text:p>
          </table:table-cell>
          <table:table-cell table:number-columns-repeated="1014"/>
        </table:table-row>
        <table:table-row table:style-name="ro4" table:visibility="filter">
          <table:table-cell table:formula="of:=VLOOKUP([.I185];[Лист1_4.$D$1:.$F$539];2;1=2)" office:value-type="string" office:string-value="Математика">
            <text:p>Математика</text:p>
          </table:table-cell>
          <table:table-cell office:value-type="string">
            <text:p>Потрашова Н.Б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6а</text:p>
          </table:table-cell>
          <table:table-cell office:value-type="string">
            <text:p>3.4</text:p>
          </table:table-cell>
          <table:table-cell/>
          <table:table-cell office:value-type="string">
            <text:p>Вт-2-6а</text:p>
          </table:table-cell>
          <table:table-cell table:number-columns-repeated="1014"/>
        </table:table-row>
        <table:table-row table:style-name="ro4" table:visibility="filter">
          <table:table-cell table:formula="of:=VLOOKUP([.I186];[Лист1_4.$D$1:.$F$539];2;1=2)" office:value-type="string" office:string-value="ИВТ/Нем. (Трусова С.И.)">
            <text:p>ИВТ/Нем. (Трусова С.И.)</text:p>
          </table:table-cell>
          <table:table-cell office:value-type="string">
            <text:p>Трусова С.И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66" office:value-type="string">
            <text:p>7б</text:p>
          </table:table-cell>
          <table:table-cell office:value-type="string">
            <text:p>3.10</text:p>
          </table:table-cell>
          <table:table-cell/>
          <table:table-cell office:value-type="string">
            <text:p>Вт-2-7б</text:p>
          </table:table-cell>
          <table:table-cell table:number-columns-repeated="1014"/>
        </table:table-row>
        <table:table-row table:style-name="ro4" table:visibility="filter">
          <table:table-cell table:formula="of:=VLOOKUP([.I187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5б</text:p>
          </table:table-cell>
          <table:table-cell office:value-type="string">
            <text:p>3.5а</text:p>
          </table:table-cell>
          <table:table-cell/>
          <table:table-cell office:value-type="string">
            <text:p>Вт-2-5б</text:p>
          </table:table-cell>
          <table:table-cell table:number-columns-repeated="1014"/>
        </table:table-row>
        <table:table-row table:style-name="ro4" table:visibility="filter">
          <table:table-cell table:formula="of:=VLOOKUP([.I188];[Лист1_4.$D$1:.$F$539];2;1=2)" office:value-type="string" office:string-value="Алгебра">
            <text:p>Алгебра</text:p>
          </table:table-cell>
          <table:table-cell office:value-type="string">
            <text:p>Ходжабагян И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3.1</text:p>
          </table:table-cell>
          <table:table-cell/>
          <table:table-cell office:value-type="string">
            <text:p>Вт-2-9</text:p>
          </table:table-cell>
          <table:table-cell table:number-columns-repeated="1014"/>
        </table:table-row>
        <table:table-row table:style-name="ro4" table:visibility="filter">
          <table:table-cell table:formula="of:=VLOOKUP([.I189];[Лист1_4.$D$1:.$F$539];2;1=2)" office:value-type="float" office:value="0">
            <text:p>#Н/Д</text:p>
          </table:table-cell>
          <table:table-cell office:value-type="string">
            <text:p>Архипенкова И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а</text:p>
          </table:table-cell>
          <table:table-cell office:value-type="string">
            <text:p>4.3</text:p>
          </table:table-cell>
          <table:table-cell/>
          <table:table-cell office:value-type="string">
            <text:p>Вт-3-2а</text:p>
          </table:table-cell>
          <table:table-cell table:number-columns-repeated="1014"/>
        </table:table-row>
        <table:table-row table:style-name="ro4" table:visibility="filter">
          <table:table-cell table:formula="of:=VLOOKUP([.I190];[Лист1_4.$D$1:.$F$539];2;1=2)" office:value-type="string" office:string-value="Экономика">
            <text:p>Экономика</text:p>
          </table:table-cell>
          <table:table-cell office:value-type="string">
            <text:p>Беттхер 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4.10</text:p>
          </table:table-cell>
          <table:table-cell/>
          <table:table-cell office:value-type="string">
            <text:p>Вт-3-11</text:p>
          </table:table-cell>
          <table:table-cell table:number-columns-repeated="1014"/>
        </table:table-row>
        <table:table-row table:style-name="ro4" table:visibility="filter">
          <table:table-cell table:formula="of:=VLOOKUP([.I191];[Лист1_4.$D$1:.$F$539];2;1=2)" office:value-type="float" office:value="0">
            <text:p>#Н/Д</text:p>
          </table:table-cell>
          <table:table-cell office:value-type="string">
            <text:p>Егорова О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н</text:p>
          </table:table-cell>
          <table:table-cell office:value-type="string">
            <text:p>2.4</text:p>
          </table:table-cell>
          <table:table-cell/>
          <table:table-cell office:value-type="string">
            <text:p>Вт-3-н</text:p>
          </table:table-cell>
          <table:table-cell table:number-columns-repeated="1014"/>
        </table:table-row>
        <table:table-row table:style-name="ro4" table:visibility="filter">
          <table:table-cell table:formula="of:=VLOOKUP([.I192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66" office:value-type="string">
            <text:p>3б</text:p>
          </table:table-cell>
          <table:table-cell office:value-type="string">
            <text:p>С/З</text:p>
          </table:table-cell>
          <table:table-cell/>
          <table:table-cell office:value-type="string">
            <text:p>Вт-3-3б</text:p>
          </table:table-cell>
          <table:table-cell table:number-columns-repeated="1014"/>
        </table:table-row>
        <table:table-row table:style-name="ro4" table:visibility="filter">
          <table:table-cell table:formula="of:=VLOOKUP([.I193];[Лист1_4.$D$1:.$F$539];2;1=2)" office:value-type="float" office:value="0">
            <text:p>#Н/Д</text:p>
          </table:table-cell>
          <table:table-cell office:value-type="string">
            <text:p>Коржавина В.Б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66" office:value-type="string">
            <text:p>2а</text:p>
          </table:table-cell>
          <table:table-cell office:value-type="string">
            <text:p>4.8а</text:p>
          </table:table-cell>
          <table:table-cell/>
          <table:table-cell office:value-type="string">
            <text:p>Вт-3-2а</text:p>
          </table:table-cell>
          <table:table-cell table:number-columns-repeated="1014"/>
        </table:table-row>
        <table:table-row table:style-name="ro4" table:visibility="filter">
          <table:table-cell table:formula="of:=VLOOKUP([.I194];[Лист1_4.$D$1:.$F$539];2;1=2)" office:value-type="string" office:string-value="Лингва/ МХК англ.">
            <text:p>Лингва/ МХК англ.</text:p>
          </table:table-cell>
          <table:table-cell table:style-name="ce60" office:value-type="string">
            <text:p>Круглова Е.А.</text:p>
          </table:table-cell>
          <table:table-cell table:style-name="ce62" office:value-type="string">
            <text:p>Вт</text:p>
          </table:table-cell>
          <table:table-cell table:style-name="ce64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7" office:value-type="string">
            <text:p>10</text:p>
          </table:table-cell>
          <table:table-cell table:style-name="ce62" office:value-type="string">
            <text:p>4.8</text:p>
          </table:table-cell>
          <table:table-cell table:style-name="ce71" office:value-type="string">
            <text:p>Л</text:p>
          </table:table-cell>
          <table:table-cell office:value-type="string">
            <text:p>Вт-3-10</text:p>
          </table:table-cell>
          <table:table-cell table:number-columns-repeated="1014"/>
        </table:table-row>
        <table:table-row table:style-name="ro4" table:visibility="filter">
          <table:table-cell table:formula="of:=VLOOKUP([.I195];[Лист1_4.$D$1:.$F$539];2;1=2)" office:value-type="string" office:string-value="ИВТ/Англ. яз.(Новикова Е.К.) ">
            <text:p>ИВТ/Англ. яз.(Новикова Е.К.) </text:p>
          </table:table-cell>
          <table:table-cell office:value-type="string">
            <text:p>Курнышёва Е.В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6а</text:p>
          </table:table-cell>
          <table:table-cell office:value-type="string">
            <text:p>3.2</text:p>
          </table:table-cell>
          <table:table-cell/>
          <table:table-cell office:value-type="string">
            <text:p>Вт-3-6а</text:p>
          </table:table-cell>
          <table:table-cell table:number-columns-repeated="1014"/>
        </table:table-row>
        <table:table-row table:style-name="ro4" table:visibility="filter">
          <table:table-cell table:formula="of:=VLOOKUP([.I196];[Лист1_4.$D$1:.$F$539];2;1=2)" office:value-type="string" office:string-value="Физика">
            <text:p>Физика</text:p>
          </table:table-cell>
          <table:table-cell office:value-type="string">
            <text:p>Кучина Т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66" office:value-type="string">
            <text:p>8а</text:p>
          </table:table-cell>
          <table:table-cell office:value-type="string">
            <text:p>5.6</text:p>
          </table:table-cell>
          <table:table-cell/>
          <table:table-cell office:value-type="string">
            <text:p>Вт-3-8а</text:p>
          </table:table-cell>
          <table:table-cell table:number-columns-repeated="1014"/>
        </table:table-row>
        <table:table-row table:style-name="ro4" table:visibility="filter">
          <table:table-cell table:formula="of:=VLOOKUP([.I197];[Лист1_4.$D$1:.$F$539];2;1=2)" office:value-type="float" office:value="0">
            <text:p>#Н/Д</text:p>
          </table:table-cell>
          <table:table-cell office:value-type="string">
            <text:p>Лехкун В.Н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66" office:value-type="string">
            <text:p>2а</text:p>
          </table:table-cell>
          <table:table-cell office:value-type="string">
            <text:p>1.1</text:p>
          </table:table-cell>
          <table:table-cell/>
          <table:table-cell office:value-type="string">
            <text:p>Вт-3-2а</text:p>
          </table:table-cell>
          <table:table-cell table:number-columns-repeated="1014"/>
        </table:table-row>
        <table:table-row table:style-name="ro4" table:visibility="filter">
          <table:table-cell table:formula="of:=VLOOKUP([.I198];[Лист1_4.$D$1:.$F$539];2;1=2)" office:value-type="float" office:value="0">
            <text:p>#Н/Д</text:p>
          </table:table-cell>
          <table:table-cell office:value-type="string">
            <text:p>Лиморенко Р.М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ф</text:p>
          </table:table-cell>
          <table:table-cell office:value-type="string">
            <text:p>2.9</text:p>
          </table:table-cell>
          <table:table-cell/>
          <table:table-cell office:value-type="string">
            <text:p>Вт-3-ф</text:p>
          </table:table-cell>
          <table:table-cell table:number-columns-repeated="1014"/>
        </table:table-row>
        <table:table-row table:style-name="ro4" table:visibility="filter">
          <table:table-cell table:formula="of:=VLOOKUP([.I199];[Лист1_4.$D$1:.$F$539];2;1=2)" office:value-type="string" office:string-value="Немецкий">
            <text:p>Немецкий</text:p>
          </table:table-cell>
          <table:table-cell office:value-type="string">
            <text:p>Надеждина О.И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8б</text:p>
          </table:table-cell>
          <table:table-cell office:value-type="string">
            <text:p>4.10</text:p>
          </table:table-cell>
          <table:table-cell/>
          <table:table-cell office:value-type="string">
            <text:p>Вт-3-8б</text:p>
          </table:table-cell>
          <table:table-cell table:number-columns-repeated="1014"/>
        </table:table-row>
        <table:table-row table:style-name="ro4">
          <table:table-cell table:formula="of:=VLOOKUP([.I200];[Лист1_4.$D$1:.$F$539];2;1=2)" office:value-type="string" office:string-value="Технология">
            <text:p>Технология</text:p>
          </table:table-cell>
          <table:table-cell office:value-type="string">
            <text:p>Новикова В.М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66" office:value-type="string">
            <text:p>5а</text:p>
          </table:table-cell>
          <table:table-cell office:value-type="string">
            <text:p>2.8</text:p>
          </table:table-cell>
          <table:table-cell/>
          <table:table-cell office:value-type="string">
            <text:p>Вт-3-5а</text:p>
          </table:table-cell>
          <table:table-cell table:number-columns-repeated="1014"/>
        </table:table-row>
        <table:table-row table:style-name="ro4" table:visibility="filter">
          <table:table-cell table:formula="of:=VLOOKUP([.I201];[Лист1_4.$D$1:.$F$539];2;1=2)" office:value-type="string" office:string-value="ИВТ/Англ. яз.(Новикова Е.К.) ">
            <text:p>ИВТ/Англ. яз.(Новикова Е.К.) </text:p>
          </table:table-cell>
          <table:table-cell office:value-type="string">
            <text:p>Новикова Е.К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6а</text:p>
          </table:table-cell>
          <table:table-cell office:value-type="string">
            <text:p>3.5</text:p>
          </table:table-cell>
          <table:table-cell/>
          <table:table-cell office:value-type="string">
            <text:p>Вт-3-6а</text:p>
          </table:table-cell>
          <table:table-cell table:number-columns-repeated="1014"/>
        </table:table-row>
        <table:table-row table:style-name="ro4" table:visibility="filter">
          <table:table-cell table:formula="of:=VLOOKUP([.I202];[Лист1_4.$D$1:.$F$539];2;1=2)" office:value-type="string" office:string-value="Математика">
            <text:p>Математика</text:p>
          </table:table-cell>
          <table:table-cell office:value-type="string">
            <text:p>Потрашова Н.Б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6б</text:p>
          </table:table-cell>
          <table:table-cell office:value-type="string">
            <text:p>3.4</text:p>
          </table:table-cell>
          <table:table-cell/>
          <table:table-cell office:value-type="string">
            <text:p>Вт-3-6б</text:p>
          </table:table-cell>
          <table:table-cell table:number-columns-repeated="1014"/>
        </table:table-row>
        <table:table-row table:style-name="ro4" table:visibility="filter">
          <table:table-cell table:formula="of:=VLOOKUP([.I203];[Лист1_4.$D$1:.$F$539];2;1=2)" office:value-type="string" office:string-value="Немецкий">
            <text:p>Немецкий</text:p>
          </table:table-cell>
          <table:table-cell office:value-type="string">
            <text:p>Трусова С.И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66" office:value-type="string">
            <text:p>8б</text:p>
          </table:table-cell>
          <table:table-cell office:value-type="string">
            <text:p>3.10</text:p>
          </table:table-cell>
          <table:table-cell/>
          <table:table-cell office:value-type="string">
            <text:p>Вт-3-8б</text:p>
          </table:table-cell>
          <table:table-cell table:number-columns-repeated="1014"/>
        </table:table-row>
        <table:table-row table:style-name="ro4">
          <table:table-cell table:formula="of:=VLOOKUP([.I204];[Лист1_4.$D$1:.$F$539];2;1=2)" office:value-type="string" office:string-value="Технология">
            <text:p>Технология</text:p>
          </table:table-cell>
          <table:table-cell office:value-type="string">
            <text:p>Устинкин В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66" office:value-type="string">
            <text:p>5а</text:p>
          </table:table-cell>
          <table:table-cell office:value-type="string">
            <text:p>маст</text:p>
          </table:table-cell>
          <table:table-cell/>
          <table:table-cell office:value-type="string">
            <text:p>Вт-3-5а</text:p>
          </table:table-cell>
          <table:table-cell table:number-columns-repeated="1014"/>
        </table:table-row>
        <table:table-row table:style-name="ro4" table:visibility="filter">
          <table:table-cell table:formula="of:=VLOOKUP([.I205];[Лист1_4.$D$1:.$F$539];2;1=2)" office:value-type="string" office:string-value="Лингва/ МХК англ.">
            <text:p>Лингва/ МХК англ.</text:p>
          </table:table-cell>
          <table:table-cell table:style-name="ce60" office:value-type="string">
            <text:p>Филиппова Т.В.</text:p>
          </table:table-cell>
          <table:table-cell table:style-name="ce62" office:value-type="string">
            <text:p>Вт</text:p>
          </table:table-cell>
          <table:table-cell table:style-name="ce64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7" office:value-type="string">
            <text:p>10</text:p>
          </table:table-cell>
          <table:table-cell table:style-name="ce62" office:value-type="string">
            <text:p>3.5а</text:p>
          </table:table-cell>
          <table:table-cell table:style-name="ce71" office:value-type="string">
            <text:p>М</text:p>
          </table:table-cell>
          <table:table-cell office:value-type="string">
            <text:p>Вт-3-10</text:p>
          </table:table-cell>
          <table:table-cell table:number-columns-repeated="1014"/>
        </table:table-row>
        <table:table-row table:style-name="ro4" table:visibility="filter">
          <table:table-cell table:formula="of:=VLOOKUP([.I206];[Лист1_4.$D$1:.$F$539];2;1=2)" office:value-type="string" office:string-value="Алгебра">
            <text:p>Алгебра</text:p>
          </table:table-cell>
          <table:table-cell office:value-type="string">
            <text:p>Ходжабагян И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7а</text:p>
          </table:table-cell>
          <table:table-cell office:value-type="string">
            <text:p>3.1</text:p>
          </table:table-cell>
          <table:table-cell/>
          <table:table-cell office:value-type="string">
            <text:p>Вт-3-7а</text:p>
          </table:table-cell>
          <table:table-cell table:number-columns-repeated="1014"/>
        </table:table-row>
        <table:table-row table:style-name="ro4" table:visibility="filter">
          <table:table-cell table:formula="of:=VLOOKUP([.I207];[Лист1_4.$D$1:.$F$539];2;1=2)" office:value-type="string" office:string-value="Русский">
            <text:p>Русский</text:p>
          </table:table-cell>
          <table:table-cell office:value-type="string">
            <text:p>Прудникова А.В.</text:p>
          </table:table-cell>
          <table:table-cell table:style-name="Default" office:value-type="string">
            <text:p>Вт</text:p>
          </table:table-cell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5б</text:p>
          </table:table-cell>
          <table:table-cell office:value-type="string">
            <text:p>4.9</text:p>
          </table:table-cell>
          <table:table-cell/>
          <table:table-cell office:value-type="string">
            <text:p>Вт-3-5б</text:p>
          </table:table-cell>
          <table:table-cell table:number-columns-repeated="1014"/>
        </table:table-row>
        <table:table-row table:style-name="ro4" table:visibility="filter">
          <table:table-cell table:formula="of:=VLOOKUP([.I208];[Лист1_4.$D$1:.$F$539];2;1=2)" office:value-type="float" office:value="0">
            <text:p>#Н/Д</text:p>
          </table:table-cell>
          <table:table-cell office:value-type="string">
            <text:p>Архипенкова И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б</text:p>
          </table:table-cell>
          <table:table-cell office:value-type="string">
            <text:p>4.3</text:p>
          </table:table-cell>
          <table:table-cell/>
          <table:table-cell office:value-type="string">
            <text:p>Вт-4-2б</text:p>
          </table:table-cell>
          <table:table-cell table:number-columns-repeated="1014"/>
        </table:table-row>
        <table:table-row table:style-name="ro4" table:visibility="filter">
          <table:table-cell table:formula="of:=VLOOKUP([.I209];[Лист1_4.$D$1:.$F$539];2;1=2)" office:value-type="string" office:string-value="Гиды /DSD">
            <text:p>Гиды /DSD</text:p>
          </table:table-cell>
          <table:table-cell office:value-type="string">
            <text:p>Беттхер 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4.10</text:p>
          </table:table-cell>
          <table:table-cell/>
          <table:table-cell office:value-type="string">
            <text:p>Вт-4-9</text:p>
          </table:table-cell>
          <table:table-cell table:number-columns-repeated="1014"/>
        </table:table-row>
        <table:table-row table:style-name="ro4" table:visibility="filter">
          <table:table-cell table:formula="of:=VLOOKUP([.I210];[Лист1_4.$D$1:.$F$539];2;1=2)" office:value-type="float" office:value="0">
            <text:p>#Н/Д</text:p>
          </table:table-cell>
          <table:table-cell office:value-type="string">
            <text:p>Егорова О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ф</text:p>
          </table:table-cell>
          <table:table-cell office:value-type="string">
            <text:p>2.4</text:p>
          </table:table-cell>
          <table:table-cell/>
          <table:table-cell office:value-type="string">
            <text:p>Вт-4-ф</text:p>
          </table:table-cell>
          <table:table-cell table:number-columns-repeated="1014"/>
        </table:table-row>
        <table:table-row table:style-name="ro4" table:visibility="filter">
          <table:table-cell table:formula="of:=VLOOKUP([.I211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66" office:value-type="string">
            <text:p>2а</text:p>
          </table:table-cell>
          <table:table-cell office:value-type="string">
            <text:p>С/З</text:p>
          </table:table-cell>
          <table:table-cell/>
          <table:table-cell office:value-type="string">
            <text:p>Вт-4-2а</text:p>
          </table:table-cell>
          <table:table-cell table:number-columns-repeated="1014"/>
        </table:table-row>
        <table:table-row table:style-name="ro4" table:visibility="filter">
          <table:table-cell table:formula="of:=VLOOKUP([.I212];[Лист1_4.$D$1:.$F$539];2;1=2)" office:value-type="float" office:value="0">
            <text:p>#Н/Д</text:p>
          </table:table-cell>
          <table:table-cell office:value-type="string">
            <text:p>Коржавина В.Б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66" office:value-type="string">
            <text:p>2б</text:p>
          </table:table-cell>
          <table:table-cell office:value-type="string">
            <text:p>4.8а</text:p>
          </table:table-cell>
          <table:table-cell/>
          <table:table-cell office:value-type="string">
            <text:p>Вт-4-2б</text:p>
          </table:table-cell>
          <table:table-cell table:number-columns-repeated="1014"/>
        </table:table-row>
        <table:table-row table:style-name="ro4" table:visibility="filter">
          <table:table-cell table:formula="of:=VLOOKUP([.I213];[Лист1_4.$D$1:.$F$539];2;1=2)" office:value-type="string" office:string-value="ИВТ/Англ. яз.(Филиппова Т.В.) ">
            <text:p>ИВТ/Англ. яз.(Филиппова Т.В.) </text:p>
          </table:table-cell>
          <table:table-cell office:value-type="string">
            <text:p>Курнышёва Е.В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6а</text:p>
          </table:table-cell>
          <table:table-cell office:value-type="string">
            <text:p>3.2</text:p>
          </table:table-cell>
          <table:table-cell/>
          <table:table-cell office:value-type="string">
            <text:p>Вт-4-6а</text:p>
          </table:table-cell>
          <table:table-cell table:number-columns-repeated="1014"/>
        </table:table-row>
        <table:table-row table:style-name="ro4" table:visibility="filter">
          <table:table-cell table:formula="of:=VLOOKUP([.I214];[Лист1_4.$D$1:.$F$539];2;1=2)" office:value-type="string" office:string-value="Физика">
            <text:p>Физика</text:p>
          </table:table-cell>
          <table:table-cell office:value-type="string">
            <text:p>Кучина Т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66" office:value-type="string">
            <text:p>7б</text:p>
          </table:table-cell>
          <table:table-cell office:value-type="string">
            <text:p>5.6</text:p>
          </table:table-cell>
          <table:table-cell/>
          <table:table-cell office:value-type="string">
            <text:p>Вт-4-7б</text:p>
          </table:table-cell>
          <table:table-cell table:number-columns-repeated="1014"/>
        </table:table-row>
        <table:table-row table:style-name="ro4" table:visibility="filter">
          <table:table-cell table:formula="of:=VLOOKUP([.I215];[Лист1_4.$D$1:.$F$539];2;1=2)" office:value-type="string" office:string-value="Гиды /DSD">
            <text:p>Гиды /DSD</text:p>
          </table:table-cell>
          <table:table-cell office:value-type="string">
            <text:p>Лехкун В.Н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66" office:value-type="float" office:value="9">
            <text:p>9</text:p>
          </table:table-cell>
          <table:table-cell office:value-type="string">
            <text:p>1.1</text:p>
          </table:table-cell>
          <table:table-cell/>
          <table:table-cell office:value-type="string">
            <text:p>Вт-4-9</text:p>
          </table:table-cell>
          <table:table-cell table:number-columns-repeated="1014"/>
        </table:table-row>
        <table:table-row table:style-name="ro4" table:visibility="filter">
          <table:table-cell table:formula="of:=VLOOKUP([.I216];[Лист1_4.$D$1:.$F$539];2;1=2)" office:value-type="float" office:value="0">
            <text:p>#Н/Д</text:p>
          </table:table-cell>
          <table:table-cell office:value-type="string">
            <text:p>Лиморенко Р.М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ф</text:p>
          </table:table-cell>
          <table:table-cell office:value-type="string">
            <text:p>2.9</text:p>
          </table:table-cell>
          <table:table-cell/>
          <table:table-cell office:value-type="string">
            <text:p>Вт-4-ф</text:p>
          </table:table-cell>
          <table:table-cell table:number-columns-repeated="1014"/>
        </table:table-row>
        <table:table-row table:style-name="ro4">
          <table:table-cell table:formula="of:=VLOOKUP([.I217];[Лист1_4.$D$1:.$F$539];2;1=2)" office:value-type="string" office:string-value="Технология">
            <text:p>Технология</text:p>
          </table:table-cell>
          <table:table-cell office:value-type="string">
            <text:p>Новикова В.М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66" office:value-type="string">
            <text:p>5а</text:p>
          </table:table-cell>
          <table:table-cell office:value-type="string">
            <text:p>2.8</text:p>
          </table:table-cell>
          <table:table-cell/>
          <table:table-cell office:value-type="string">
            <text:p>Вт-4-5а</text:p>
          </table:table-cell>
          <table:table-cell table:number-columns-repeated="1014"/>
        </table:table-row>
        <table:table-row table:style-name="ro4" table:visibility="filter">
          <table:table-cell table:formula="of:=VLOOKUP([.I218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8б</text:p>
          </table:table-cell>
          <table:table-cell office:value-type="string">
            <text:p>3.5</text:p>
          </table:table-cell>
          <table:table-cell/>
          <table:table-cell office:value-type="string">
            <text:p>Вт-4-8б</text:p>
          </table:table-cell>
          <table:table-cell table:number-columns-repeated="1014"/>
        </table:table-row>
        <table:table-row table:style-name="ro4" table:visibility="filter">
          <table:table-cell table:formula="of:=VLOOKUP([.I219];[Лист1_4.$D$1:.$F$539];2;1=2)" office:value-type="float" office:value="0">
            <text:p>#Н/Д</text:p>
          </table:table-cell>
          <table:table-cell office:value-type="string">
            <text:p>Передерий О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66" office:value-type="string">
            <text:p>3а</text:p>
          </table:table-cell>
          <table:table-cell office:value-type="string">
            <text:p>5.1</text:p>
          </table:table-cell>
          <table:table-cell/>
          <table:table-cell office:value-type="string">
            <text:p>Вт-4-3а</text:p>
          </table:table-cell>
          <table:table-cell table:number-columns-repeated="1014"/>
        </table:table-row>
        <table:table-row table:style-name="ro4" table:visibility="filter">
          <table:table-cell table:formula="of:=VLOOKUP([.I220];[Лист1_4.$D$1:.$F$539];2;1=2)" office:value-type="string" office:string-value="Алгебра">
            <text:p>Алгебра</text:p>
          </table:table-cell>
          <table:table-cell office:value-type="string">
            <text:p>Потрашова Н.Б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3.4</text:p>
          </table:table-cell>
          <table:table-cell/>
          <table:table-cell office:value-type="string">
            <text:p>Вт-4-11</text:p>
          </table:table-cell>
          <table:table-cell table:number-columns-repeated="1014"/>
        </table:table-row>
        <table:table-row table:style-name="ro4">
          <table:table-cell table:formula="of:=VLOOKUP([.I221];[Лист1_4.$D$1:.$F$539];2;1=2)" office:value-type="string" office:string-value="Технология">
            <text:p>Технология</text:p>
          </table:table-cell>
          <table:table-cell office:value-type="string">
            <text:p>Устинкин В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66" office:value-type="string">
            <text:p>5а</text:p>
          </table:table-cell>
          <table:table-cell office:value-type="string">
            <text:p>маст</text:p>
          </table:table-cell>
          <table:table-cell/>
          <table:table-cell office:value-type="string">
            <text:p>Вт-4-5а</text:p>
          </table:table-cell>
          <table:table-cell table:number-columns-repeated="1014"/>
        </table:table-row>
        <table:table-row table:style-name="ro4" table:visibility="filter">
          <table:table-cell table:formula="of:=VLOOKUP([.I222];[Лист1_4.$D$1:.$F$539];2;1=2)" office:value-type="float" office:value="0">
            <text:p>#Н/Д</text:p>
          </table:table-cell>
          <table:table-cell office:value-type="string">
            <text:p>Федулова Е.Л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м</text:p>
          </table:table-cell>
          <table:table-cell office:value-type="string">
            <text:p>2.2</text:p>
          </table:table-cell>
          <table:table-cell/>
          <table:table-cell table:style-name="ce71" office:value-type="string">
            <text:p>Вт-4-м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223];[Лист1_4.$D$1:.$F$539];2;1=2)" office:value-type="string" office:string-value="ИВТ/Англ. яз.(Филиппова Т.В.) ">
            <text:p>ИВТ/Англ. яз.(Филиппова Т.В.) </text:p>
          </table:table-cell>
          <table:table-cell office:value-type="string">
            <text:p>Филиппова Т.В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6а</text:p>
          </table:table-cell>
          <table:table-cell office:value-type="string">
            <text:p>3.5а</text:p>
          </table:table-cell>
          <table:table-cell/>
          <table:table-cell office:value-type="string">
            <text:p>Вт-4-6а</text:p>
          </table:table-cell>
          <table:table-cell table:number-columns-repeated="1014"/>
        </table:table-row>
        <table:table-row table:style-name="ro4" table:visibility="filter">
          <table:table-cell table:formula="of:=VLOOKUP([.I224];[Лист1_4.$D$1:.$F$539];2;1=2)" office:value-type="string" office:string-value="Алгебра">
            <text:p>Алгебра</text:p>
          </table:table-cell>
          <table:table-cell office:value-type="string">
            <text:p>Ходжабагян И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3.1</text:p>
          </table:table-cell>
          <table:table-cell/>
          <table:table-cell office:value-type="string">
            <text:p>Вт-4-10</text:p>
          </table:table-cell>
          <table:table-cell table:number-columns-repeated="1014"/>
        </table:table-row>
        <table:table-row table:style-name="ro4" table:visibility="filter">
          <table:table-cell table:formula="of:=VLOOKUP([.I225];[Лист1_4.$D$1:.$F$539];2;1=2)" office:value-type="float" office:value="0">
            <text:p>#Н/Д</text:p>
          </table:table-cell>
          <table:table-cell office:value-type="string">
            <text:p>Чумак О.И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н</text:p>
          </table:table-cell>
          <table:table-cell office:value-type="string">
            <text:p>2.5</text:p>
          </table:table-cell>
          <table:table-cell/>
          <table:table-cell office:value-type="string">
            <text:p>Вт-4-н</text:p>
          </table:table-cell>
          <table:table-cell table:number-columns-repeated="1014"/>
        </table:table-row>
        <table:table-row table:style-name="ro4" table:visibility="filter">
          <table:table-cell table:formula="of:=VLOOKUP([.I226];[Лист1_4.$D$1:.$F$539];2;1=2)" office:value-type="string" office:string-value="Литература">
            <text:p>Литература</text:p>
          </table:table-cell>
          <table:table-cell office:value-type="string">
            <text:p>Прудникова А.В.</text:p>
          </table:table-cell>
          <table:table-cell table:style-name="Default" office:value-type="string">
            <text:p>Вт</text:p>
          </table:table-cell>
          <table:table-cell table:style-name="Default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б</text:p>
          </table:table-cell>
          <table:table-cell office:value-type="string">
            <text:p>4.9</text:p>
          </table:table-cell>
          <table:table-cell/>
          <table:table-cell office:value-type="string">
            <text:p>Вт-4-5б</text:p>
          </table:table-cell>
          <table:table-cell table:number-columns-repeated="1014"/>
        </table:table-row>
        <table:table-row table:style-name="ro4" table:visibility="filter">
          <table:table-cell table:formula="of:=VLOOKUP([.I227];[Лист1_4.$D$1:.$F$539];2;1=2)" office:value-type="float" office:value="0">
            <text:p>#Н/Д</text:p>
          </table:table-cell>
          <table:table-cell office:value-type="string">
            <text:p>Архипенкова И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1а</text:p>
          </table:table-cell>
          <table:table-cell office:value-type="string">
            <text:p>4.3</text:p>
          </table:table-cell>
          <table:table-cell/>
          <table:table-cell office:value-type="string">
            <text:p>Вт-5-1а</text:p>
          </table:table-cell>
          <table:table-cell table:number-columns-repeated="1014"/>
        </table:table-row>
        <table:table-row table:style-name="ro4" table:visibility="filter">
          <table:table-cell table:formula="of:=VLOOKUP([.I228];[Лист1_4.$D$1:.$F$539];2;1=2)" office:value-type="string" office:string-value="Деловой нем. /DSD">
            <text:p>Деловой нем. /DSD</text:p>
          </table:table-cell>
          <table:table-cell office:value-type="string">
            <text:p>Беттхер 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4.10</text:p>
          </table:table-cell>
          <table:table-cell/>
          <table:table-cell office:value-type="string">
            <text:p>Вт-5-9</text:p>
          </table:table-cell>
          <table:table-cell table:number-columns-repeated="1014"/>
        </table:table-row>
        <table:table-row table:style-name="ro4" table:visibility="filter">
          <table:table-cell table:formula="of:=VLOOKUP([.I229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66" office:value-type="string">
            <text:p>1а</text:p>
          </table:table-cell>
          <table:table-cell office:value-type="string">
            <text:p>2.10</text:p>
          </table:table-cell>
          <table:table-cell/>
          <table:table-cell office:value-type="string">
            <text:p>Вт-5-1а</text:p>
          </table:table-cell>
          <table:table-cell table:number-columns-repeated="1014"/>
        </table:table-row>
        <table:table-row table:style-name="ro4" table:visibility="filter">
          <table:table-cell table:formula="of:=VLOOKUP([.I230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66" office:value-type="string">
            <text:p>2б</text:p>
          </table:table-cell>
          <table:table-cell office:value-type="string">
            <text:p>С/З</text:p>
          </table:table-cell>
          <table:table-cell/>
          <table:table-cell office:value-type="string">
            <text:p>Вт-5-2б</text:p>
          </table:table-cell>
          <table:table-cell table:number-columns-repeated="1014"/>
        </table:table-row>
        <table:table-row table:style-name="ro4" table:visibility="filter">
          <table:table-cell table:formula="of:=VLOOKUP([.I231];[Лист1_4.$D$1:.$F$539];2;1=2)" office:value-type="string" office:string-value="ИВТ/Нем. (Лехкун В.Н.)">
            <text:p>ИВТ/Нем. (Лехкун В.Н.)</text:p>
          </table:table-cell>
          <table:table-cell office:value-type="string">
            <text:p>Курнышёва Е.В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7а</text:p>
          </table:table-cell>
          <table:table-cell office:value-type="string">
            <text:p>3.2</text:p>
          </table:table-cell>
          <table:table-cell/>
          <table:table-cell office:value-type="string">
            <text:p>Вт-5-7а</text:p>
          </table:table-cell>
          <table:table-cell table:number-columns-repeated="1014"/>
        </table:table-row>
        <table:table-row table:style-name="ro4" table:visibility="filter">
          <table:table-cell table:formula="of:=VLOOKUP([.I232];[Лист1_4.$D$1:.$F$539];2;1=2)" office:value-type="string" office:string-value="Физика">
            <text:p>Физика</text:p>
          </table:table-cell>
          <table:table-cell office:value-type="string">
            <text:p>Кучина Т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66" office:value-type="float" office:value="11">
            <text:p>11</text:p>
          </table:table-cell>
          <table:table-cell office:value-type="string">
            <text:p>5.6</text:p>
          </table:table-cell>
          <table:table-cell/>
          <table:table-cell office:value-type="string">
            <text:p>Вт-5-11</text:p>
          </table:table-cell>
          <table:table-cell table:number-columns-repeated="1014"/>
        </table:table-row>
        <table:table-row table:style-name="ro4" table:visibility="filter">
          <table:table-cell table:formula="of:=VLOOKUP([.I233];[Лист1_4.$D$1:.$F$539];2;1=2)" office:value-type="string" office:string-value="ИВТ/Нем. (Лехкун В.Н.)">
            <text:p>ИВТ/Нем. (Лехкун В.Н.)</text:p>
          </table:table-cell>
          <table:table-cell office:value-type="string">
            <text:p>Лехкун В.Н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66" office:value-type="string">
            <text:p>7а</text:p>
          </table:table-cell>
          <table:table-cell office:value-type="string">
            <text:p>1.1</text:p>
          </table:table-cell>
          <table:table-cell/>
          <table:table-cell office:value-type="string">
            <text:p>Вт-5-7а</text:p>
          </table:table-cell>
          <table:table-cell table:number-columns-repeated="1014"/>
        </table:table-row>
        <table:table-row table:style-name="ro4" table:visibility="filter">
          <table:table-cell table:formula="of:=VLOOKUP([.I234];[Лист1_4.$D$1:.$F$539];2;1=2)" office:value-type="float" office:value="0">
            <text:p>#Н/Д</text:p>
          </table:table-cell>
          <table:table-cell office:value-type="string">
            <text:p>Маругина И.В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н</text:p>
          </table:table-cell>
          <table:table-cell office:value-type="string">
            <text:p>3.8</text:p>
          </table:table-cell>
          <table:table-cell/>
          <table:table-cell office:value-type="string">
            <text:p>Вт-5-н</text:p>
          </table:table-cell>
          <table:table-cell table:number-columns-repeated="1014"/>
        </table:table-row>
        <table:table-row table:style-name="ro4" table:visibility="filter">
          <table:table-cell table:formula="of:=VLOOKUP([.I235];[Лист1_4.$D$1:.$F$539];2;1=2)" office:value-type="string" office:string-value="Деловой нем. /DSD">
            <text:p>Деловой нем. /DSD</text:p>
          </table:table-cell>
          <table:table-cell office:value-type="string">
            <text:p>Надеждина О.И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4.10</text:p>
          </table:table-cell>
          <table:table-cell/>
          <table:table-cell office:value-type="string">
            <text:p>Вт-5-9</text:p>
          </table:table-cell>
          <table:table-cell table:number-columns-repeated="1014"/>
        </table:table-row>
        <table:table-row table:style-name="ro4" table:visibility="filter">
          <table:table-cell table:formula="of:=VLOOKUP([.I236];[Лист1_4.$D$1:.$F$539];2;1=2)" office:value-type="string" office:string-value="Технология">
            <text:p>Технология</text:p>
          </table:table-cell>
          <table:table-cell office:value-type="string">
            <text:p>Новикова В.М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66" office:value-type="string">
            <text:p>5б</text:p>
          </table:table-cell>
          <table:table-cell office:value-type="string">
            <text:p>2.8</text:p>
          </table:table-cell>
          <table:table-cell/>
          <table:table-cell office:value-type="string">
            <text:p>Вт-5-5б</text:p>
          </table:table-cell>
          <table:table-cell table:number-columns-repeated="1014"/>
        </table:table-row>
        <table:table-row table:style-name="ro4" table:visibility="filter">
          <table:table-cell table:formula="of:=VLOOKUP([.I237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6б</text:p>
          </table:table-cell>
          <table:table-cell office:value-type="string">
            <text:p>3.5</text:p>
          </table:table-cell>
          <table:table-cell/>
          <table:table-cell office:value-type="string">
            <text:p>Вт-5-6б</text:p>
          </table:table-cell>
          <table:table-cell table:number-columns-repeated="1014"/>
        </table:table-row>
        <table:table-row table:style-name="ro4" table:visibility="filter">
          <table:table-cell table:formula="of:=VLOOKUP([.I238];[Лист1_4.$D$1:.$F$539];2;1=2)" office:value-type="string" office:string-value="Музыка">
            <text:p>Музыка</text:p>
          </table:table-cell>
          <table:table-cell office:value-type="string">
            <text:p>Передерий О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66" office:value-type="string">
            <text:p>6а</text:p>
          </table:table-cell>
          <table:table-cell office:value-type="string">
            <text:p>5.1</text:p>
          </table:table-cell>
          <table:table-cell/>
          <table:table-cell table:style-name="ce71" office:value-type="string">
            <text:p>Вт-5-6а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239];[Лист1_4.$D$1:.$F$539];2;1=2)" office:value-type="string" office:string-value="Алгебра">
            <text:p>Алгебра</text:p>
          </table:table-cell>
          <table:table-cell office:value-type="string">
            <text:p>Потрашова Н.Б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8а</text:p>
          </table:table-cell>
          <table:table-cell office:value-type="string">
            <text:p>3.4</text:p>
          </table:table-cell>
          <table:table-cell/>
          <table:table-cell office:value-type="string">
            <text:p>Вт-5-8а</text:p>
          </table:table-cell>
          <table:table-cell table:number-columns-repeated="1014"/>
        </table:table-row>
        <table:table-row table:style-name="ro4" table:visibility="filter">
          <table:table-cell table:formula="of:=VLOOKUP([.I240];[Лист1_4.$D$1:.$F$539];2;1=2)" office:value-type="string" office:string-value="Технология">
            <text:p>Технология</text:p>
          </table:table-cell>
          <table:table-cell office:value-type="string">
            <text:p>Устинкин В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66" office:value-type="string">
            <text:p>5б</text:p>
          </table:table-cell>
          <table:table-cell office:value-type="string">
            <text:p>маст</text:p>
          </table:table-cell>
          <table:table-cell/>
          <table:table-cell office:value-type="string">
            <text:p>Вт-5-5б</text:p>
          </table:table-cell>
          <table:table-cell table:number-columns-repeated="1014"/>
        </table:table-row>
        <table:table-row table:style-name="ro4" table:visibility="filter">
          <table:table-cell table:formula="of:=VLOOKUP([.I241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6б</text:p>
          </table:table-cell>
          <table:table-cell office:value-type="string">
            <text:p>3.5а</text:p>
          </table:table-cell>
          <table:table-cell/>
          <table:table-cell office:value-type="string">
            <text:p>Вт-5-6б</text:p>
          </table:table-cell>
          <table:table-cell table:number-columns-repeated="1014"/>
        </table:table-row>
        <table:table-row table:style-name="ro4" table:visibility="filter">
          <table:table-cell table:formula="of:=VLOOKUP([.I242];[Лист1_4.$D$1:.$F$539];2;1=2)" office:value-type="string" office:string-value="Алгебра">
            <text:p>Алгебра</text:p>
          </table:table-cell>
          <table:table-cell office:value-type="string">
            <text:p>Ходжабагян И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3.1</text:p>
          </table:table-cell>
          <table:table-cell/>
          <table:table-cell office:value-type="string">
            <text:p>Вт-5-10</text:p>
          </table:table-cell>
          <table:table-cell table:number-columns-repeated="1014"/>
        </table:table-row>
        <table:table-row table:style-name="ro4" table:visibility="filter">
          <table:table-cell table:formula="of:=VLOOKUP([.I243];[Лист1_4.$D$1:.$F$539];2;1=2)" office:value-type="float" office:value="0">
            <text:p>#Н/Д</text:p>
          </table:table-cell>
          <table:table-cell office:value-type="string">
            <text:p>Чумак О.И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ф</text:p>
          </table:table-cell>
          <table:table-cell office:value-type="string">
            <text:p>2.5</text:p>
          </table:table-cell>
          <table:table-cell/>
          <table:table-cell office:value-type="string">
            <text:p>Вт-5-ф</text:p>
          </table:table-cell>
          <table:table-cell table:number-columns-repeated="1014"/>
        </table:table-row>
        <table:table-row table:style-name="ro4">
          <table:table-cell table:formula="of:=VLOOKUP([.I244];[Лист1_4.$D$1:.$F$539];2;1=2)" office:value-type="string" office:string-value="Литература">
            <text:p>Литература</text:p>
          </table:table-cell>
          <table:table-cell office:value-type="string">
            <text:p>Прудникова А.В.</text:p>
          </table:table-cell>
          <table:table-cell table:style-name="Default" office:value-type="string">
            <text:p>Вт</text:p>
          </table:table-cell>
          <table:table-cell table:style-name="Default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5а</text:p>
          </table:table-cell>
          <table:table-cell office:value-type="string">
            <text:p>4.9</text:p>
          </table:table-cell>
          <table:table-cell/>
          <table:table-cell office:value-type="string">
            <text:p>Вт-5-5а</text:p>
          </table:table-cell>
          <table:table-cell table:number-columns-repeated="1014"/>
        </table:table-row>
        <table:table-row table:style-name="ro4" table:visibility="filter">
          <table:table-cell table:formula="of:=VLOOKUP([.I245];[Лист1_4.$D$1:.$F$539];2;1=2)" office:value-type="string" office:string-value="Экономика">
            <text:p>Экономика</text:p>
          </table:table-cell>
          <table:table-cell office:value-type="string">
            <text:p>Беттхер 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4.10</text:p>
          </table:table-cell>
          <table:table-cell/>
          <table:table-cell office:value-type="string">
            <text:p>Вт-6-10</text:p>
          </table:table-cell>
          <table:table-cell table:number-columns-repeated="1014"/>
        </table:table-row>
        <table:table-row table:style-name="ro4" table:visibility="filter">
          <table:table-cell table:formula="of:=VLOOKUP([.I246];[Лист1_4.$D$1:.$F$539];2;1=2)" office:value-type="string" office:string-value="ИВТ/Нем. (Трусова С.И.)">
            <text:p>ИВТ/Нем. (Трусова С.И.)</text:p>
          </table:table-cell>
          <table:table-cell office:value-type="string">
            <text:p>Курнышёва Е.В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7а</text:p>
          </table:table-cell>
          <table:table-cell office:value-type="string">
            <text:p>3.2</text:p>
          </table:table-cell>
          <table:table-cell/>
          <table:table-cell office:value-type="string">
            <text:p>Вт-6-7а</text:p>
          </table:table-cell>
          <table:table-cell table:number-columns-repeated="1014"/>
        </table:table-row>
        <table:table-row table:style-name="ro4" table:visibility="filter">
          <table:table-cell table:formula="of:=VLOOKUP([.I247];[Лист1_4.$D$1:.$F$539];2;1=2)" office:value-type="string" office:string-value="Физика">
            <text:p>Физика</text:p>
          </table:table-cell>
          <table:table-cell office:value-type="string">
            <text:p>Кучина Т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66" office:value-type="float" office:value="11">
            <text:p>11</text:p>
          </table:table-cell>
          <table:table-cell office:value-type="string">
            <text:p>5.6</text:p>
          </table:table-cell>
          <table:table-cell/>
          <table:table-cell office:value-type="string">
            <text:p>Вт-6-11</text:p>
          </table:table-cell>
          <table:table-cell table:number-columns-repeated="1014"/>
        </table:table-row>
        <table:table-row table:style-name="ro4" table:visibility="filter">
          <table:table-cell table:formula="of:=VLOOKUP([.I248];[Лист1_4.$D$1:.$F$539];2;1=2)" office:value-type="string" office:string-value="Технология">
            <text:p>Технология</text:p>
          </table:table-cell>
          <table:table-cell office:value-type="string">
            <text:p>Новикова В.М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66" office:value-type="string">
            <text:p>5б</text:p>
          </table:table-cell>
          <table:table-cell office:value-type="string">
            <text:p>2.8</text:p>
          </table:table-cell>
          <table:table-cell/>
          <table:table-cell office:value-type="string">
            <text:p>Вт-6-5б</text:p>
          </table:table-cell>
          <table:table-cell table:number-columns-repeated="1014"/>
        </table:table-row>
        <table:table-row table:style-name="ro4">
          <table:table-cell table:formula="of:=VLOOKUP([.I249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5а</text:p>
          </table:table-cell>
          <table:table-cell office:value-type="string">
            <text:p>3.5</text:p>
          </table:table-cell>
          <table:table-cell/>
          <table:table-cell office:value-type="string">
            <text:p>Вт-6-5а</text:p>
          </table:table-cell>
          <table:table-cell table:number-columns-repeated="1014"/>
        </table:table-row>
        <table:table-row table:style-name="ro4" table:visibility="filter">
          <table:table-cell table:formula="of:=VLOOKUP([.I250];[Лист1_4.$D$1:.$F$539];2;1=2)" office:value-type="string" office:string-value="Алгебра">
            <text:p>Алгебра</text:p>
          </table:table-cell>
          <table:table-cell office:value-type="string">
            <text:p>Потрашова Н.Б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8б</text:p>
          </table:table-cell>
          <table:table-cell office:value-type="string">
            <text:p>3.4</text:p>
          </table:table-cell>
          <table:table-cell/>
          <table:table-cell table:style-name="ce71" office:value-type="string">
            <text:p>Вт-6-8б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251];[Лист1_4.$D$1:.$F$539];2;1=2)" office:value-type="string" office:string-value="Обществознание">
            <text:p>Обществознание</text:p>
          </table:table-cell>
          <table:table-cell office:value-type="string">
            <text:p>СмородиноваИ.Б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66" office:value-type="string">
            <text:p>6б</text:p>
          </table:table-cell>
          <table:table-cell office:value-type="string">
            <text:p>4.9</text:p>
          </table:table-cell>
          <table:table-cell/>
          <table:table-cell office:value-type="string">
            <text:p>Вт-6-6б</text:p>
          </table:table-cell>
          <table:table-cell table:number-columns-repeated="1014"/>
        </table:table-row>
        <table:table-row table:style-name="ro4" table:visibility="filter">
          <table:table-cell table:formula="of:=VLOOKUP([.I252];[Лист1_4.$D$1:.$F$539];2;1=2)" office:value-type="string" office:string-value="ИВТ/Нем. (Трусова С.И.)">
            <text:p>ИВТ/Нем. (Трусова С.И.)</text:p>
          </table:table-cell>
          <table:table-cell office:value-type="string">
            <text:p>Трусова С.И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66" office:value-type="string">
            <text:p>7а</text:p>
          </table:table-cell>
          <table:table-cell office:value-type="string">
            <text:p>3.10</text:p>
          </table:table-cell>
          <table:table-cell/>
          <table:table-cell office:value-type="string">
            <text:p>Вт-6-7а</text:p>
          </table:table-cell>
          <table:table-cell table:number-columns-repeated="1014"/>
        </table:table-row>
        <table:table-row table:style-name="ro4" table:visibility="filter">
          <table:table-cell table:formula="of:=VLOOKUP([.I253];[Лист1_4.$D$1:.$F$539];2;1=2)" office:value-type="string" office:string-value="Технология">
            <text:p>Технология</text:p>
          </table:table-cell>
          <table:table-cell office:value-type="string">
            <text:p>Устинкин В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66" office:value-type="string">
            <text:p>5б</text:p>
          </table:table-cell>
          <table:table-cell office:value-type="string">
            <text:p>маст</text:p>
          </table:table-cell>
          <table:table-cell/>
          <table:table-cell office:value-type="string">
            <text:p>Вт-6-5б</text:p>
          </table:table-cell>
          <table:table-cell table:number-columns-repeated="1014"/>
        </table:table-row>
        <table:table-row table:style-name="ro4">
          <table:table-cell table:formula="of:=VLOOKUP([.I254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5а</text:p>
          </table:table-cell>
          <table:table-cell office:value-type="string">
            <text:p>3.5а</text:p>
          </table:table-cell>
          <table:table-cell/>
          <table:table-cell office:value-type="string">
            <text:p>Вт-6-5а</text:p>
          </table:table-cell>
          <table:table-cell table:number-columns-repeated="1014"/>
        </table:table-row>
        <table:table-row table:style-name="ro4" table:visibility="filter">
          <table:table-cell table:formula="of:=VLOOKUP([.I255];[Лист1_4.$D$1:.$F$539];2;1=2)" office:value-type="string" office:string-value="Алгебра">
            <text:p>Алгебра</text:p>
          </table:table-cell>
          <table:table-cell office:value-type="string">
            <text:p>Ходжабагян И.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7б</text:p>
          </table:table-cell>
          <table:table-cell office:value-type="string">
            <text:p>3.1</text:p>
          </table:table-cell>
          <table:table-cell/>
          <table:table-cell office:value-type="string">
            <text:p>Вт-6-7б</text:p>
          </table:table-cell>
          <table:table-cell table:number-columns-repeated="1014"/>
        </table:table-row>
        <table:table-row table:style-name="ro4" table:visibility="filter">
          <table:table-cell table:formula="of:=VLOOKUP([.I256];[Лист1_4.$D$1:.$F$539];2;1=2)" office:value-type="string" office:string-value="DSD">
            <text:p>DSD</text:p>
          </table:table-cell>
          <table:table-cell office:value-type="string">
            <text:p>Беттхер 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4.10</text:p>
          </table:table-cell>
          <table:table-cell/>
          <table:table-cell office:value-type="string">
            <text:p>Вт-7-10</text:p>
          </table:table-cell>
          <table:table-cell table:number-columns-repeated="1014"/>
        </table:table-row>
        <table:table-row table:style-name="ro4" table:visibility="filter">
          <table:table-cell table:formula="of:=VLOOKUP([.I257];[Лист1_4.$D$1:.$F$539];2;1=2)" office:value-type="string" office:string-value="Физкультура">
            <text:p>Физкультура</text:p>
          </table:table-cell>
          <table:table-cell office:value-type="string">
            <text:p>Коконен А.Н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66" office:value-type="float" office:value="11">
            <text:p>11</text:p>
          </table:table-cell>
          <table:table-cell office:value-type="string">
            <text:p>С/З</text:p>
          </table:table-cell>
          <table:table-cell/>
          <table:table-cell office:value-type="string">
            <text:p>Вт-7-11</text:p>
          </table:table-cell>
          <table:table-cell table:number-columns-repeated="1014"/>
        </table:table-row>
        <table:table-row table:style-name="ro4" table:visibility="filter">
          <table:table-cell table:formula="of:=VLOOKUP([.I258];[Лист1_4.$D$1:.$F$539];2;1=2)" office:value-type="string" office:string-value="ОБЖ">
            <text:p>ОБЖ</text:p>
          </table:table-cell>
          <table:table-cell office:value-type="string">
            <text:p>Снежко А.В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66" office:value-type="string">
            <text:p>8б</text:p>
          </table:table-cell>
          <table:table-cell office:value-type="string">
            <text:p>4.5</text:p>
          </table:table-cell>
          <table:table-cell/>
          <table:table-cell office:value-type="string">
            <text:p>Вт-7-8б</text:p>
          </table:table-cell>
          <table:table-cell table:number-columns-repeated="1014"/>
        </table:table-row>
        <table:table-row table:style-name="ro4" table:visibility="filter">
          <table:table-cell table:formula="of:=VLOOKUP([.I259];[Лист1_4.$D$1:.$F$539];2;1=2)" office:value-type="string" office:string-value="DSD">
            <text:p>DSD</text:p>
          </table:table-cell>
          <table:table-cell office:value-type="string">
            <text:p>Беттхер А.</text:p>
          </table:table-cell>
          <table:table-cell office:value-type="string">
            <text:p>Вт</text:p>
          </table:table-cell>
          <table:table-cell table:style-name="ce6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4.10</text:p>
          </table:table-cell>
          <table:table-cell/>
          <table:table-cell office:value-type="string">
            <text:p>Вт-8-10</text:p>
          </table:table-cell>
          <table:table-cell table:number-columns-repeated="1014"/>
        </table:table-row>
        <table:table-row table:style-name="ro4" table:visibility="filter">
          <table:table-cell table:formula="of:=VLOOKUP([.I260];[Лист1_4.$D$1:.$F$539];2;1=2)" office:value-type="float" office:value="0">
            <text:p>#Н/Д</text:p>
          </table:table-cell>
          <table:table-cell office:value-type="string">
            <text:p>Архипенкова И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4а</text:p>
          </table:table-cell>
          <table:table-cell office:value-type="string">
            <text:p>4.1</text:p>
          </table:table-cell>
          <table:table-cell/>
          <table:table-cell office:value-type="string">
            <text:p>Ср-1-4а</text:p>
          </table:table-cell>
          <table:table-cell table:number-columns-repeated="1014"/>
        </table:table-row>
        <table:table-row table:style-name="ro4" table:visibility="filter">
          <table:table-cell table:formula="of:=VLOOKUP([.I261];[Лист1_4.$D$1:.$F$539];2;1=2)" office:value-type="float" office:value="0">
            <text:p>#Н/Д</text:p>
          </table:table-cell>
          <table:table-cell office:value-type="string">
            <text:p>Касяненко О.В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н</text:p>
          </table:table-cell>
          <table:table-cell office:value-type="string">
            <text:p>2.1</text:p>
          </table:table-cell>
          <table:table-cell/>
          <table:table-cell office:value-type="string">
            <text:p>Ср-1-н</text:p>
          </table:table-cell>
          <table:table-cell table:number-columns-repeated="1014"/>
        </table:table-row>
        <table:table-row table:style-name="ro4" table:visibility="filter">
          <table:table-cell table:formula="of:=VLOOKUP([.I262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6" office:value-type="string">
            <text:p>4а</text:p>
          </table:table-cell>
          <table:table-cell office:value-type="string">
            <text:p>2.10</text:p>
          </table:table-cell>
          <table:table-cell/>
          <table:table-cell office:value-type="string">
            <text:p>Ср-1-4а</text:p>
          </table:table-cell>
          <table:table-cell table:number-columns-repeated="1014"/>
        </table:table-row>
        <table:table-row table:style-name="ro4" table:visibility="filter">
          <table:table-cell table:formula="of:=VLOOKUP([.I263];[Лист1_4.$D$1:.$F$539];2;1=2)" office:value-type="string" office:string-value="История">
            <text:p>История</text:p>
          </table:table-cell>
          <table:table-cell office:value-type="string">
            <text:p>Колпенская Т.В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8б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Ср-1-8б</text:p>
          </table:table-cell>
          <table:table-cell table:number-columns-repeated="1014"/>
        </table:table-row>
        <table:table-row table:style-name="ro4" table:visibility="filter">
          <table:table-cell table:formula="of:=VLOOKUP([.I264];[Лист1_4.$D$1:.$F$539];2;1=2)" office:value-type="string" office:string-value="ИВТ/Нем. (КругловаЕ.А.)">
            <text:p>ИВТ/Нем. (КругловаЕ.А.)</text:p>
          </table:table-cell>
          <table:table-cell office:value-type="string">
            <text:p>Круглова Е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4.8</text:p>
          </table:table-cell>
          <table:table-cell/>
          <table:table-cell office:value-type="string">
            <text:p>Ср-1-10</text:p>
          </table:table-cell>
          <table:table-cell table:number-columns-repeated="1014"/>
        </table:table-row>
        <table:table-row table:style-name="ro4" table:visibility="filter">
          <table:table-cell table:formula="of:=VLOOKUP([.I265];[Лист1_4.$D$1:.$F$539];2;1=2)" office:value-type="string" office:string-value="ИВТ/Нем. (КругловаЕ.А.)">
            <text:p>ИВТ/Нем. (КругловаЕ.А.)</text:p>
          </table:table-cell>
          <table:table-cell office:value-type="string">
            <text:p>Курнышёва Е.В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3.2</text:p>
          </table:table-cell>
          <table:table-cell/>
          <table:table-cell office:value-type="string">
            <text:p>Ср-1-10</text:p>
          </table:table-cell>
          <table:table-cell table:number-columns-repeated="1014"/>
        </table:table-row>
        <table:table-row table:style-name="ro4" table:visibility="filter">
          <table:table-cell table:formula="of:=VLOOKUP([.I266];[Лист1_4.$D$1:.$F$539];2;1=2)" office:value-type="string" office:string-value="Немецкий">
            <text:p>Немецкий</text:p>
          </table:table-cell>
          <table:table-cell office:value-type="string">
            <text:p>Лавринович СЛ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7б</text:p>
          </table:table-cell>
          <table:table-cell office:value-type="string">
            <text:p>4.8а</text:p>
          </table:table-cell>
          <table:table-cell/>
          <table:table-cell office:value-type="string">
            <text:p>Ср-1-7б</text:p>
          </table:table-cell>
          <table:table-cell table:number-columns-repeated="1014"/>
        </table:table-row>
        <table:table-row table:style-name="ro4">
          <table:table-cell table:formula="of:=VLOOKUP([.I267];[Лист1_4.$D$1:.$F$539];2;1=2)" office:value-type="string" office:string-value="Немецкий">
            <text:p>Немецкий</text:p>
          </table:table-cell>
          <table:table-cell office:value-type="string">
            <text:p>Лехкун В.Н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6" office:value-type="string">
            <text:p>5а</text:p>
          </table:table-cell>
          <table:table-cell office:value-type="string">
            <text:p>1.1</text:p>
          </table:table-cell>
          <table:table-cell/>
          <table:table-cell office:value-type="string">
            <text:p>Ср-1-5а</text:p>
          </table:table-cell>
          <table:table-cell table:number-columns-repeated="1014"/>
        </table:table-row>
        <table:table-row table:style-name="ro4">
          <table:table-cell table:formula="of:=VLOOKUP([.I268];[Лист1_4.$D$1:.$F$539];2;1=2)" office:value-type="string" office:string-value="Немецкий">
            <text:p>Немецкий</text:p>
          </table:table-cell>
          <table:table-cell office:value-type="string">
            <text:p>Надеждина О.И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а</text:p>
          </table:table-cell>
          <table:table-cell office:value-type="string">
            <text:p>4.10</text:p>
          </table:table-cell>
          <table:table-cell/>
          <table:table-cell office:value-type="string">
            <text:p>Ср-1-5а</text:p>
          </table:table-cell>
          <table:table-cell table:number-columns-repeated="1014"/>
        </table:table-row>
        <table:table-row table:style-name="ro4" table:visibility="filter">
          <table:table-cell table:formula="of:=VLOOKUP([.I269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3.5</text:p>
          </table:table-cell>
          <table:table-cell/>
          <table:table-cell office:value-type="string">
            <text:p>Ср-1-11</text:p>
          </table:table-cell>
          <table:table-cell table:number-columns-repeated="1014"/>
        </table:table-row>
        <table:table-row table:style-name="ro4" table:visibility="filter">
          <table:table-cell table:formula="of:=VLOOKUP([.I270];[Лист1_4.$D$1:.$F$539];2;1=2)" office:value-type="string" office:string-value="Математика">
            <text:p>Математика</text:p>
          </table:table-cell>
          <table:table-cell office:value-type="string">
            <text:p>Потрашова Н.Б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6а</text:p>
          </table:table-cell>
          <table:table-cell office:value-type="string">
            <text:p>3.4</text:p>
          </table:table-cell>
          <table:table-cell/>
          <table:table-cell office:value-type="string">
            <text:p>Ср-1-6а</text:p>
          </table:table-cell>
          <table:table-cell table:number-columns-repeated="1014"/>
        </table:table-row>
        <table:table-row table:style-name="ro4" table:visibility="filter">
          <table:table-cell table:formula="of:=VLOOKUP([.I271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6" office:value-type="string">
            <text:p>8а</text:p>
          </table:table-cell>
          <table:table-cell office:value-type="string">
            <text:p>С/З</text:p>
          </table:table-cell>
          <table:table-cell/>
          <table:table-cell office:value-type="string">
            <text:p>Ср-1-8а</text:p>
          </table:table-cell>
          <table:table-cell table:number-columns-repeated="1014"/>
        </table:table-row>
        <table:table-row table:style-name="ro4" table:visibility="filter">
          <table:table-cell table:formula="of:=VLOOKUP([.I272];[Лист1_4.$D$1:.$F$539];2;1=2)" office:value-type="string" office:string-value="Немецкий">
            <text:p>Немецкий</text:p>
          </table:table-cell>
          <table:table-cell office:value-type="string">
            <text:p>Трусова С.И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6" office:value-type="string">
            <text:p>7б</text:p>
          </table:table-cell>
          <table:table-cell office:value-type="string">
            <text:p>3.10</text:p>
          </table:table-cell>
          <table:table-cell/>
          <table:table-cell office:value-type="string">
            <text:p>Ср-1-7б</text:p>
          </table:table-cell>
          <table:table-cell table:number-columns-repeated="1014"/>
        </table:table-row>
        <table:table-row table:style-name="ro4" table:visibility="filter">
          <table:table-cell table:formula="of:=VLOOKUP([.I273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3.5а</text:p>
          </table:table-cell>
          <table:table-cell/>
          <table:table-cell office:value-type="string">
            <text:p>Ср-1-11</text:p>
          </table:table-cell>
          <table:table-cell table:number-columns-repeated="1014"/>
        </table:table-row>
        <table:table-row table:style-name="ro4" table:visibility="filter">
          <table:table-cell table:formula="of:=VLOOKUP([.I274];[Лист1_4.$D$1:.$F$539];2;1=2)" office:value-type="string" office:string-value="Геометрия">
            <text:p>Геометрия</text:p>
          </table:table-cell>
          <table:table-cell office:value-type="string">
            <text:p>Ходжабагян И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3.1</text:p>
          </table:table-cell>
          <table:table-cell/>
          <table:table-cell office:value-type="string">
            <text:p>Ср-1-9</text:p>
          </table:table-cell>
          <table:table-cell table:number-columns-repeated="1014"/>
        </table:table-row>
        <table:table-row table:style-name="ro4" table:visibility="filter">
          <table:table-cell table:formula="of:=VLOOKUP([.I275];[Лист1_4.$D$1:.$F$539];2;1=2)" office:value-type="string" office:string-value="Русский">
            <text:p>Русский</text:p>
          </table:table-cell>
          <table:table-cell office:value-type="string">
            <text:p>Прудникова А.В.</text:p>
          </table:table-cell>
          <table:table-cell table:style-name="Default" office:value-type="string">
            <text:p>Ср</text:p>
          </table:table-cell>
          <table:table-cell table:style-name="Default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б</text:p>
          </table:table-cell>
          <table:table-cell office:value-type="string">
            <text:p>4.9</text:p>
          </table:table-cell>
          <table:table-cell/>
          <table:table-cell office:value-type="string">
            <text:p>Ср-1-5б</text:p>
          </table:table-cell>
          <table:table-cell table:number-columns-repeated="1014"/>
        </table:table-row>
        <table:table-row table:style-name="ro4" table:visibility="filter">
          <table:table-cell table:formula="of:=VLOOKUP([.I276];[Лист1_4.$D$1:.$F$539];2;1=2)" office:value-type="float" office:value="0">
            <text:p>#Н/Д</text:p>
          </table:table-cell>
          <table:table-cell office:value-type="string">
            <text:p>Архипенкова И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б</text:p>
          </table:table-cell>
          <table:table-cell office:value-type="string">
            <text:p>4.1</text:p>
          </table:table-cell>
          <table:table-cell/>
          <table:table-cell office:value-type="string">
            <text:p>Ср-2-4б</text:p>
          </table:table-cell>
          <table:table-cell table:number-columns-repeated="1014"/>
        </table:table-row>
        <table:table-row table:style-name="ro4" table:visibility="filter">
          <table:table-cell table:formula="of:=VLOOKUP([.I277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6" office:value-type="string">
            <text:p>4б</text:p>
          </table:table-cell>
          <table:table-cell office:value-type="string">
            <text:p>2.10</text:p>
          </table:table-cell>
          <table:table-cell/>
          <table:table-cell office:value-type="string">
            <text:p>Ср-2-4б</text:p>
          </table:table-cell>
          <table:table-cell table:number-columns-repeated="1014"/>
        </table:table-row>
        <table:table-row table:style-name="ro4" table:visibility="filter">
          <table:table-cell table:formula="of:=VLOOKUP([.I278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6" office:value-type="string">
            <text:p>1б</text:p>
          </table:table-cell>
          <table:table-cell office:value-type="string">
            <text:p>С/З</text:p>
          </table:table-cell>
          <table:table-cell/>
          <table:table-cell office:value-type="string">
            <text:p>Ср-2-1б</text:p>
          </table:table-cell>
          <table:table-cell table:number-columns-repeated="1014"/>
        </table:table-row>
        <table:table-row table:style-name="ro4" table:visibility="filter">
          <table:table-cell table:formula="of:=VLOOKUP([.I279];[Лист1_4.$D$1:.$F$539];2;1=2)" office:value-type="string" office:string-value="История">
            <text:p>История</text:p>
          </table:table-cell>
          <table:table-cell office:value-type="string">
            <text:p>Колпенская Т.В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8а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Ср-2-8а</text:p>
          </table:table-cell>
          <table:table-cell table:number-columns-repeated="1014"/>
        </table:table-row>
        <table:table-row table:style-name="ro4" table:visibility="filter">
          <table:table-cell table:formula="of:=VLOOKUP([.I280];[Лист1_4.$D$1:.$F$539];2;1=2)" office:value-type="string" office:string-value="ИВТ/Нем. (НадеждинаО.И .)">
            <text:p>ИВТ/Нем. (НадеждинаО.И .)</text:p>
          </table:table-cell>
          <table:table-cell office:value-type="string">
            <text:p>Курнышёва Е.В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3.2</text:p>
          </table:table-cell>
          <table:table-cell/>
          <table:table-cell office:value-type="string">
            <text:p>Ср-2-10</text:p>
          </table:table-cell>
          <table:table-cell table:number-columns-repeated="1014"/>
        </table:table-row>
        <table:table-row table:style-name="ro4" table:visibility="filter">
          <table:table-cell table:formula="of:=VLOOKUP([.I281];[Лист1_4.$D$1:.$F$539];2;1=2)" office:value-type="string" office:string-value="Немецкий">
            <text:p>Немецкий</text:p>
          </table:table-cell>
          <table:table-cell office:value-type="string">
            <text:p>Лавринович СЛ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7а</text:p>
          </table:table-cell>
          <table:table-cell office:value-type="string">
            <text:p>4.8а</text:p>
          </table:table-cell>
          <table:table-cell/>
          <table:table-cell office:value-type="string">
            <text:p>Ср-2-7а</text:p>
          </table:table-cell>
          <table:table-cell table:number-columns-repeated="1014"/>
        </table:table-row>
        <table:table-row table:style-name="ro4" table:visibility="filter">
          <table:table-cell table:formula="of:=VLOOKUP([.I282];[Лист1_4.$D$1:.$F$539];2;1=2)" office:value-type="string" office:string-value="Немецкий">
            <text:p>Немецкий</text:p>
          </table:table-cell>
          <table:table-cell office:value-type="string">
            <text:p>Лехкун В.Н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6" office:value-type="string">
            <text:p>7а</text:p>
          </table:table-cell>
          <table:table-cell office:value-type="string">
            <text:p>1.1</text:p>
          </table:table-cell>
          <table:table-cell/>
          <table:table-cell office:value-type="string">
            <text:p>Ср-2-7а</text:p>
          </table:table-cell>
          <table:table-cell table:number-columns-repeated="1014"/>
        </table:table-row>
        <table:table-row table:style-name="ro4" table:visibility="filter">
          <table:table-cell table:formula="of:=VLOOKUP([.I283];[Лист1_4.$D$1:.$F$539];2;1=2)" office:value-type="string" office:string-value="ИВТ/Нем. (НадеждинаО.И .)">
            <text:p>ИВТ/Нем. (НадеждинаО.И .)</text:p>
          </table:table-cell>
          <table:table-cell office:value-type="string">
            <text:p>Надеждина О.И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4.10</text:p>
          </table:table-cell>
          <table:table-cell/>
          <table:table-cell office:value-type="string">
            <text:p>Ср-2-10</text:p>
          </table:table-cell>
          <table:table-cell table:number-columns-repeated="1014"/>
        </table:table-row>
        <table:table-row table:style-name="ro4" table:visibility="filter">
          <table:table-cell table:formula="of:=VLOOKUP([.I284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3.5</text:p>
          </table:table-cell>
          <table:table-cell/>
          <table:table-cell office:value-type="string">
            <text:p>Ср-2-11</text:p>
          </table:table-cell>
          <table:table-cell table:number-columns-repeated="1014"/>
        </table:table-row>
        <table:table-row table:style-name="ro4" table:visibility="filter">
          <table:table-cell table:formula="of:=VLOOKUP([.I285];[Лист1_4.$D$1:.$F$539];2;1=2)" office:value-type="float" office:value="0">
            <text:p>#Н/Д</text:p>
          </table:table-cell>
          <table:table-cell office:value-type="string">
            <text:p>Перкова М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н</text:p>
          </table:table-cell>
          <table:table-cell office:value-type="string">
            <text:p>2.3</text:p>
          </table:table-cell>
          <table:table-cell/>
          <table:table-cell office:value-type="string">
            <text:p>Ср-2-н</text:p>
          </table:table-cell>
          <table:table-cell table:number-columns-repeated="1014"/>
        </table:table-row>
        <table:table-row table:style-name="ro4" table:visibility="filter">
          <table:table-cell table:formula="of:=VLOOKUP([.I286];[Лист1_4.$D$1:.$F$539];2;1=2)" office:value-type="float" office:value="0">
            <text:p>#Н/Д</text:p>
          </table:table-cell>
          <table:table-cell office:value-type="string">
            <text:p>Потехина И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ф</text:p>
          </table:table-cell>
          <table:table-cell office:value-type="string">
            <text:p>3.7</text:p>
          </table:table-cell>
          <table:table-cell/>
          <table:table-cell office:value-type="string">
            <text:p>Ср-2-ф</text:p>
          </table:table-cell>
          <table:table-cell table:number-columns-repeated="1014"/>
        </table:table-row>
        <table:table-row table:style-name="ro4" table:visibility="filter">
          <table:table-cell table:formula="of:=VLOOKUP([.I287];[Лист1_4.$D$1:.$F$539];2;1=2)" office:value-type="string" office:string-value="Геометрия">
            <text:p>Геометрия</text:p>
          </table:table-cell>
          <table:table-cell office:value-type="string">
            <text:p>Потрашова Н.Б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8б</text:p>
          </table:table-cell>
          <table:table-cell office:value-type="string">
            <text:p>3.4</text:p>
          </table:table-cell>
          <table:table-cell/>
          <table:table-cell office:value-type="string">
            <text:p>Ср-2-8б</text:p>
          </table:table-cell>
          <table:table-cell table:number-columns-repeated="1014"/>
        </table:table-row>
        <table:table-row table:style-name="ro4" table:visibility="filter">
          <table:table-cell table:formula="of:=VLOOKUP([.I288];[Лист1_4.$D$1:.$F$539];2;1=2)" office:value-type="string" office:string-value="Химия">
            <text:p>Химия</text:p>
          </table:table-cell>
          <table:table-cell office:value-type="string">
            <text:p>Сотова Т.Ю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6" office:value-type="float" office:value="9">
            <text:p>9</text:p>
          </table:table-cell>
          <table:table-cell office:value-type="string">
            <text:p>5.5</text:p>
          </table:table-cell>
          <table:table-cell/>
          <table:table-cell office:value-type="string">
            <text:p>Ср-2-9</text:p>
          </table:table-cell>
          <table:table-cell table:number-columns-repeated="1014"/>
        </table:table-row>
        <table:table-row table:style-name="ro4" table:visibility="filter">
          <table:table-cell table:formula="of:=VLOOKUP([.I289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6" office:value-type="string">
            <text:p>5б</text:p>
          </table:table-cell>
          <table:table-cell office:value-type="string">
            <text:p>С/З</text:p>
          </table:table-cell>
          <table:table-cell/>
          <table:table-cell office:value-type="string">
            <text:p>Ср-2-5б</text:p>
          </table:table-cell>
          <table:table-cell table:number-columns-repeated="1014"/>
        </table:table-row>
        <table:table-row table:style-name="ro4" table:visibility="filter">
          <table:table-cell table:formula="of:=VLOOKUP([.I290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3.5а</text:p>
          </table:table-cell>
          <table:table-cell/>
          <table:table-cell office:value-type="string">
            <text:p>Ср-2-11</text:p>
          </table:table-cell>
          <table:table-cell table:number-columns-repeated="1014"/>
        </table:table-row>
        <table:table-row table:style-name="ro4" table:visibility="filter">
          <table:table-cell table:formula="of:=VLOOKUP([.I291];[Лист1_4.$D$1:.$F$539];2;1=2)" office:value-type="string" office:string-value="Немецкий">
            <text:p>Немецкий</text:p>
          </table:table-cell>
          <table:table-cell office:value-type="string">
            <text:p>Ходжабагян И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7а</text:p>
          </table:table-cell>
          <table:table-cell office:value-type="string">
            <text:p>3.1</text:p>
          </table:table-cell>
          <table:table-cell/>
          <table:table-cell office:value-type="string">
            <text:p>Ср-2-7а</text:p>
          </table:table-cell>
          <table:table-cell table:number-columns-repeated="1014"/>
        </table:table-row>
        <table:table-row table:style-name="ro4">
          <table:table-cell table:formula="of:=VLOOKUP([.I292];[Лист1_4.$D$1:.$F$539];2;1=2)" office:value-type="string" office:string-value="Русский">
            <text:p>Русский</text:p>
          </table:table-cell>
          <table:table-cell office:value-type="string">
            <text:p>Прудникова А.В.</text:p>
          </table:table-cell>
          <table:table-cell table:style-name="Default" office:value-type="string">
            <text:p>Ср</text:p>
          </table:table-cell>
          <table:table-cell table:style-name="Default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5а</text:p>
          </table:table-cell>
          <table:table-cell office:value-type="string">
            <text:p>4.9</text:p>
          </table:table-cell>
          <table:table-cell/>
          <table:table-cell office:value-type="string">
            <text:p>Ср-2-5а</text:p>
          </table:table-cell>
          <table:table-cell table:number-columns-repeated="1014"/>
        </table:table-row>
        <table:table-row table:style-name="ro4" table:visibility="filter">
          <table:table-cell table:formula="of:=VLOOKUP([.I293];[Лист1_4.$D$1:.$F$539];2;1=2)" office:value-type="float" office:value="0">
            <text:p>#Н/Д</text:p>
          </table:table-cell>
          <table:table-cell office:value-type="string">
            <text:p>Архипенкова И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2б</text:p>
          </table:table-cell>
          <table:table-cell office:value-type="string">
            <text:p>4.1</text:p>
          </table:table-cell>
          <table:table-cell/>
          <table:table-cell office:value-type="string">
            <text:p>Ср-3-2б</text:p>
          </table:table-cell>
          <table:table-cell table:number-columns-repeated="1014"/>
        </table:table-row>
        <table:table-row table:style-name="ro4" table:visibility="filter">
          <table:table-cell table:formula="of:=VLOOKUP([.I294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66" office:value-type="string">
            <text:p>4б</text:p>
          </table:table-cell>
          <table:table-cell office:value-type="string">
            <text:p>С/З</text:p>
          </table:table-cell>
          <table:table-cell/>
          <table:table-cell office:value-type="string">
            <text:p>Ср-3-4б</text:p>
          </table:table-cell>
          <table:table-cell table:number-columns-repeated="1014"/>
        </table:table-row>
        <table:table-row table:style-name="ro4" table:visibility="filter">
          <table:table-cell table:formula="of:=VLOOKUP([.I295];[Лист1_4.$D$1:.$F$539];2;1=2)" office:value-type="string" office:string-value="История">
            <text:p>История</text:p>
          </table:table-cell>
          <table:table-cell office:value-type="string">
            <text:p>Колпенская Т.В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7б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Ср-3-7б</text:p>
          </table:table-cell>
          <table:table-cell table:number-columns-repeated="1014"/>
        </table:table-row>
        <table:table-row table:style-name="ro4" table:visibility="filter">
          <table:table-cell table:formula="of:=VLOOKUP([.I296];[Лист1_4.$D$1:.$F$539];2;1=2)" office:value-type="float" office:value="0">
            <text:p>#Н/Д</text:p>
          </table:table-cell>
          <table:table-cell office:value-type="string">
            <text:p>Коржавина В.Б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66" office:value-type="string">
            <text:p>2б</text:p>
          </table:table-cell>
          <table:table-cell office:value-type="string">
            <text:p>Н.Ш.</text:p>
          </table:table-cell>
          <table:table-cell/>
          <table:table-cell office:value-type="string">
            <text:p>Ср-3-2б</text:p>
          </table:table-cell>
          <table:table-cell table:number-columns-repeated="1014"/>
        </table:table-row>
        <table:table-row table:style-name="ro4" table:visibility="filter">
          <table:table-cell table:formula="of:=VLOOKUP([.I297];[Лист1_4.$D$1:.$F$539];2;1=2)" office:value-type="string" office:string-value="ИВТ/Нем. (НадеждинаО.И .)">
            <text:p>ИВТ/Нем. (НадеждинаО.И .)</text:p>
          </table:table-cell>
          <table:table-cell office:value-type="string">
            <text:p>Курнышёва Е.В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8а</text:p>
          </table:table-cell>
          <table:table-cell office:value-type="string">
            <text:p>3.2</text:p>
          </table:table-cell>
          <table:table-cell/>
          <table:table-cell office:value-type="string">
            <text:p>Ср-3-8а</text:p>
          </table:table-cell>
          <table:table-cell table:number-columns-repeated="1014"/>
        </table:table-row>
        <table:table-row table:style-name="ro4" table:visibility="filter">
          <table:table-cell table:formula="of:=VLOOKUP([.I298];[Лист1_4.$D$1:.$F$539];2;1=2)" office:value-type="string" office:string-value="Немецкий ">
            <text:p>Немецкий </text:p>
          </table:table-cell>
          <table:table-cell office:value-type="string">
            <text:p>Лавринович СЛ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6а</text:p>
          </table:table-cell>
          <table:table-cell office:value-type="string">
            <text:p>4.8а</text:p>
          </table:table-cell>
          <table:table-cell/>
          <table:table-cell office:value-type="string">
            <text:p>Ср-3-6а</text:p>
          </table:table-cell>
          <table:table-cell table:number-columns-repeated="1014"/>
        </table:table-row>
        <table:table-row table:style-name="ro4" table:visibility="filter">
          <table:table-cell table:formula="of:=VLOOKUP([.I299];[Лист1_4.$D$1:.$F$539];2;1=2)" office:value-type="string" office:string-value="ИВТ/Нем. (НадеждинаО.И .)">
            <text:p>ИВТ/Нем. (НадеждинаО.И .)</text:p>
          </table:table-cell>
          <table:table-cell office:value-type="string">
            <text:p>Надеждина О.И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8а</text:p>
          </table:table-cell>
          <table:table-cell office:value-type="string">
            <text:p>4.10</text:p>
          </table:table-cell>
          <table:table-cell/>
          <table:table-cell office:value-type="string">
            <text:p>Ср-3-8а</text:p>
          </table:table-cell>
          <table:table-cell table:number-columns-repeated="1014"/>
        </table:table-row>
        <table:table-row table:style-name="ro4" table:visibility="filter">
          <table:table-cell table:formula="of:=VLOOKUP([.I300];[Лист1_4.$D$1:.$F$539];2;1=2)" office:value-type="string" office:string-value="География">
            <text:p>География</text:p>
          </table:table-cell>
          <table:table-cell office:value-type="string">
            <text:p>Назарова Л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66" office:value-type="string">
            <text:p>6б</text:p>
          </table:table-cell>
          <table:table-cell office:value-type="string">
            <text:p>4.3</text:p>
          </table:table-cell>
          <table:table-cell/>
          <table:table-cell office:value-type="string">
            <text:p>Ср-3-6б</text:p>
          </table:table-cell>
          <table:table-cell table:number-columns-repeated="1014"/>
        </table:table-row>
        <table:table-row table:style-name="ro4" table:visibility="filter">
          <table:table-cell table:formula="of:=VLOOKUP([.I301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3.5</text:p>
          </table:table-cell>
          <table:table-cell/>
          <table:table-cell office:value-type="string">
            <text:p>Ср-3-10</text:p>
          </table:table-cell>
          <table:table-cell table:number-columns-repeated="1014"/>
        </table:table-row>
        <table:table-row table:style-name="ro4" table:visibility="filter">
          <table:table-cell table:formula="of:=VLOOKUP([.I302];[Лист1_4.$D$1:.$F$539];2;1=2)" office:value-type="float" office:value="0">
            <text:p>#Н/Д</text:p>
          </table:table-cell>
          <table:table-cell office:value-type="string">
            <text:p>Перкова М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ф</text:p>
          </table:table-cell>
          <table:table-cell office:value-type="string">
            <text:p>2.3</text:p>
          </table:table-cell>
          <table:table-cell/>
          <table:table-cell office:value-type="string">
            <text:p>Ср-3-ф</text:p>
          </table:table-cell>
          <table:table-cell table:number-columns-repeated="1014"/>
        </table:table-row>
        <table:table-row table:style-name="ro4" table:visibility="filter">
          <table:table-cell table:formula="of:=VLOOKUP([.I303];[Лист1_4.$D$1:.$F$539];2;1=2)" office:value-type="string" office:string-value="Геометрия">
            <text:p>Геометрия</text:p>
          </table:table-cell>
          <table:table-cell office:value-type="string">
            <text:p>Потрашова Н.Б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3.4</text:p>
          </table:table-cell>
          <table:table-cell/>
          <table:table-cell office:value-type="string">
            <text:p>Ср-3-11</text:p>
          </table:table-cell>
          <table:table-cell table:number-columns-repeated="1014"/>
        </table:table-row>
        <table:table-row table:style-name="ro4" table:visibility="filter">
          <table:table-cell table:formula="of:=VLOOKUP([.I304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66" office:value-type="string">
            <text:p>8б</text:p>
          </table:table-cell>
          <table:table-cell office:value-type="string">
            <text:p>5.3</text:p>
          </table:table-cell>
          <table:table-cell/>
          <table:table-cell office:value-type="string">
            <text:p>Ср-3-8б</text:p>
          </table:table-cell>
          <table:table-cell table:number-columns-repeated="1014"/>
        </table:table-row>
        <table:table-row table:style-name="ro4">
          <table:table-cell table:formula="of:=VLOOKUP([.I305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66" office:value-type="string">
            <text:p>5а</text:p>
          </table:table-cell>
          <table:table-cell office:value-type="string">
            <text:p>С/З</text:p>
          </table:table-cell>
          <table:table-cell/>
          <table:table-cell office:value-type="string">
            <text:p>Ср-3-5а</text:p>
          </table:table-cell>
          <table:table-cell table:number-columns-repeated="1014"/>
        </table:table-row>
        <table:table-row table:style-name="ro4" table:visibility="filter">
          <table:table-cell table:formula="of:=VLOOKUP([.I306];[Лист1_4.$D$1:.$F$539];2;1=2)" office:value-type="string" office:string-value="Немецкий ">
            <text:p>Немецкий </text:p>
          </table:table-cell>
          <table:table-cell office:value-type="string">
            <text:p>Трусова С.И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66" office:value-type="string">
            <text:p>6а</text:p>
          </table:table-cell>
          <table:table-cell office:value-type="string">
            <text:p>3.10</text:p>
          </table:table-cell>
          <table:table-cell/>
          <table:table-cell office:value-type="string">
            <text:p>Ср-3-6а</text:p>
          </table:table-cell>
          <table:table-cell table:number-columns-repeated="1014"/>
        </table:table-row>
        <table:table-row table:style-name="ro4" table:visibility="filter">
          <table:table-cell table:formula="of:=VLOOKUP([.I307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3.5а</text:p>
          </table:table-cell>
          <table:table-cell/>
          <table:table-cell office:value-type="string">
            <text:p>Ср-3-10</text:p>
          </table:table-cell>
          <table:table-cell table:number-columns-repeated="1014"/>
        </table:table-row>
        <table:table-row table:style-name="ro4" table:visibility="filter">
          <table:table-cell table:formula="of:=VLOOKUP([.I308];[Лист1_4.$D$1:.$F$539];2;1=2)" office:value-type="string" office:string-value="История">
            <text:p>История</text:p>
          </table:table-cell>
          <table:table-cell office:value-type="string">
            <text:p>Ходжабагян И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7б</text:p>
          </table:table-cell>
          <table:table-cell office:value-type="string">
            <text:p>3.1</text:p>
          </table:table-cell>
          <table:table-cell/>
          <table:table-cell office:value-type="string">
            <text:p>Ср-3-7б</text:p>
          </table:table-cell>
          <table:table-cell table:number-columns-repeated="1014"/>
        </table:table-row>
        <table:table-row table:style-name="ro4" table:visibility="filter">
          <table:table-cell table:formula="of:=VLOOKUP([.I309];[Лист1_4.$D$1:.$F$539];2;1=2)" office:value-type="float" office:value="0">
            <text:p>#Н/Д</text:p>
          </table:table-cell>
          <table:table-cell office:value-type="string">
            <text:p>Чумак О.И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н</text:p>
          </table:table-cell>
          <table:table-cell office:value-type="string">
            <text:p>2.5</text:p>
          </table:table-cell>
          <table:table-cell/>
          <table:table-cell office:value-type="string">
            <text:p>Ср-3-н</text:p>
          </table:table-cell>
          <table:table-cell table:number-columns-repeated="1014"/>
        </table:table-row>
        <table:table-row table:style-name="ro4" table:visibility="filter">
          <table:table-cell table:formula="of:=VLOOKUP([.I310];[Лист1_4.$D$1:.$F$539];2;1=2)" office:value-type="string" office:string-value="Русский">
            <text:p>Русский</text:p>
          </table:table-cell>
          <table:table-cell office:value-type="string">
            <text:p>Прудникова А.В.</text:p>
          </table:table-cell>
          <table:table-cell table:style-name="Default" office:value-type="string">
            <text:p>Ср</text:p>
          </table:table-cell>
          <table:table-cell table:style-name="Default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5б</text:p>
          </table:table-cell>
          <table:table-cell office:value-type="string">
            <text:p>4.9</text:p>
          </table:table-cell>
          <table:table-cell/>
          <table:table-cell office:value-type="string">
            <text:p>Ср-3-5б</text:p>
          </table:table-cell>
          <table:table-cell table:number-columns-repeated="1014"/>
        </table:table-row>
        <table:table-row table:style-name="ro4" table:visibility="filter">
          <table:table-cell table:formula="of:=VLOOKUP([.I311];[Лист1_4.$D$1:.$F$539];2;1=2)" office:value-type="string" office:string-value="ИВТ/Нем. (Архипенкова И.А.)">
            <text:p>ИВТ/Нем. (Архипенкова И.А.)</text:p>
          </table:table-cell>
          <table:table-cell office:value-type="string">
            <text:p>Архипенкова И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8а</text:p>
          </table:table-cell>
          <table:table-cell office:value-type="string">
            <text:p>4.1</text:p>
          </table:table-cell>
          <table:table-cell/>
          <table:table-cell office:value-type="string">
            <text:p>Ср-4-8а</text:p>
          </table:table-cell>
          <table:table-cell table:number-columns-repeated="1014"/>
        </table:table-row>
        <table:table-row table:style-name="ro4" table:visibility="filter">
          <table:table-cell table:formula="of:=VLOOKUP([.I312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6" office:value-type="string">
            <text:p>3а</text:p>
          </table:table-cell>
          <table:table-cell office:value-type="string">
            <text:p>2.10</text:p>
          </table:table-cell>
          <table:table-cell/>
          <table:table-cell office:value-type="string">
            <text:p>Ср-4-3а</text:p>
          </table:table-cell>
          <table:table-cell table:number-columns-repeated="1014"/>
        </table:table-row>
        <table:table-row table:style-name="ro4" table:visibility="filter">
          <table:table-cell table:formula="of:=VLOOKUP([.I313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6" office:value-type="string">
            <text:p>1а</text:p>
          </table:table-cell>
          <table:table-cell office:value-type="string">
            <text:p>С/З</text:p>
          </table:table-cell>
          <table:table-cell/>
          <table:table-cell office:value-type="string">
            <text:p>Ср-4-1а</text:p>
          </table:table-cell>
          <table:table-cell table:number-columns-repeated="1014"/>
        </table:table-row>
        <table:table-row table:style-name="ro4" table:visibility="filter">
          <table:table-cell table:formula="of:=VLOOKUP([.I314];[Лист1_4.$D$1:.$F$539];2;1=2)" office:value-type="float" office:value="0">
            <text:p>#Н/Д</text:p>
          </table:table-cell>
          <table:table-cell office:value-type="string">
            <text:p>Коржавина В.Б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6" office:value-type="string">
            <text:p>3а</text:p>
          </table:table-cell>
          <table:table-cell office:value-type="string">
            <text:p>Н.Ш.</text:p>
          </table:table-cell>
          <table:table-cell/>
          <table:table-cell office:value-type="string">
            <text:p>Ср-4-3а</text:p>
          </table:table-cell>
          <table:table-cell table:number-columns-repeated="1014"/>
        </table:table-row>
        <table:table-row table:style-name="ro4" table:visibility="filter">
          <table:table-cell table:formula="of:=VLOOKUP([.I315];[Лист1_4.$D$1:.$F$539];2;1=2)" office:value-type="string" office:string-value="Немецкий ">
            <text:p>Немецкий </text:p>
          </table:table-cell>
          <table:table-cell office:value-type="string">
            <text:p>Круглова Е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6б</text:p>
          </table:table-cell>
          <table:table-cell office:value-type="string">
            <text:p>4.8</text:p>
          </table:table-cell>
          <table:table-cell/>
          <table:table-cell office:value-type="string">
            <text:p>Ср-4-6б</text:p>
          </table:table-cell>
          <table:table-cell table:number-columns-repeated="1014"/>
        </table:table-row>
        <table:table-row table:style-name="ro4" table:visibility="filter">
          <table:table-cell table:formula="of:=VLOOKUP([.I316];[Лист1_4.$D$1:.$F$539];2;1=2)" office:value-type="string" office:string-value="ИВТ/Нем. (Архипенкова И.А.)">
            <text:p>ИВТ/Нем. (Архипенкова И.А.)</text:p>
          </table:table-cell>
          <table:table-cell office:value-type="string">
            <text:p>Курнышёва Е.В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8а</text:p>
          </table:table-cell>
          <table:table-cell office:value-type="string">
            <text:p>3.2</text:p>
          </table:table-cell>
          <table:table-cell/>
          <table:table-cell office:value-type="string">
            <text:p>Ср-4-8а</text:p>
          </table:table-cell>
          <table:table-cell table:number-columns-repeated="1014"/>
        </table:table-row>
        <table:table-row table:style-name="ro4" table:visibility="filter">
          <table:table-cell table:formula="of:=VLOOKUP([.I317];[Лист1_4.$D$1:.$F$539];2;1=2)" office:value-type="string" office:string-value="Немецкий ">
            <text:p>Немецкий </text:p>
          </table:table-cell>
          <table:table-cell office:value-type="string">
            <text:p>Лавринович СЛ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6б</text:p>
          </table:table-cell>
          <table:table-cell office:value-type="string">
            <text:p>4.8а</text:p>
          </table:table-cell>
          <table:table-cell/>
          <table:table-cell office:value-type="string">
            <text:p>Ср-4-6б</text:p>
          </table:table-cell>
          <table:table-cell table:number-columns-repeated="1014"/>
        </table:table-row>
        <table:table-row table:style-name="ro4" table:visibility="filter">
          <table:table-cell table:formula="of:=VLOOKUP([.I318];[Лист1_4.$D$1:.$F$539];2;1=2)" office:value-type="string" office:string-value="Немецкий">
            <text:p>Немецкий</text:p>
          </table:table-cell>
          <table:table-cell office:value-type="string">
            <text:p>Лехкун В.Н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6" office:value-type="float" office:value="9">
            <text:p>9</text:p>
          </table:table-cell>
          <table:table-cell office:value-type="string">
            <text:p>1.1</text:p>
          </table:table-cell>
          <table:table-cell/>
          <table:table-cell office:value-type="string">
            <text:p>Ср-4-9</text:p>
          </table:table-cell>
          <table:table-cell table:number-columns-repeated="1014"/>
        </table:table-row>
        <table:table-row table:style-name="ro4" table:visibility="filter">
          <table:table-cell table:formula="of:=VLOOKUP([.I319];[Лист1_4.$D$1:.$F$539];2;1=2)" office:value-type="float" office:value="0">
            <text:p>#Н/Д</text:p>
          </table:table-cell>
          <table:table-cell office:value-type="string">
            <text:p>Маругина И.В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ф</text:p>
          </table:table-cell>
          <table:table-cell office:value-type="string">
            <text:p>3.8</text:p>
          </table:table-cell>
          <table:table-cell/>
          <table:table-cell office:value-type="string">
            <text:p>Ср-4-ф</text:p>
          </table:table-cell>
          <table:table-cell table:number-columns-repeated="1014"/>
        </table:table-row>
        <table:table-row table:style-name="ro4" table:visibility="filter">
          <table:table-cell table:formula="of:=VLOOKUP([.I320];[Лист1_4.$D$1:.$F$539];2;1=2)" office:value-type="string" office:string-value="Немецкий">
            <text:p>Немецкий</text:p>
          </table:table-cell>
          <table:table-cell office:value-type="string">
            <text:p>Надеждина О.И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4.10</text:p>
          </table:table-cell>
          <table:table-cell/>
          <table:table-cell office:value-type="string">
            <text:p>Ср-4-9</text:p>
          </table:table-cell>
          <table:table-cell table:number-columns-repeated="1014"/>
        </table:table-row>
        <table:table-row table:style-name="ro4" table:visibility="filter">
          <table:table-cell table:formula="of:=VLOOKUP([.I321];[Лист1_4.$D$1:.$F$539];2;1=2)" office:value-type="string" office:string-value="География">
            <text:p>География</text:p>
          </table:table-cell>
          <table:table-cell office:value-type="string">
            <text:p>Назарова Л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6" office:value-type="string">
            <text:p>7а</text:p>
          </table:table-cell>
          <table:table-cell office:value-type="string">
            <text:p>4.3</text:p>
          </table:table-cell>
          <table:table-cell/>
          <table:table-cell office:value-type="string">
            <text:p>Ср-4-7а</text:p>
          </table:table-cell>
          <table:table-cell table:number-columns-repeated="1014"/>
        </table:table-row>
        <table:table-row table:style-name="ro4" table:visibility="filter">
          <table:table-cell table:formula="of:=VLOOKUP([.I322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б</text:p>
          </table:table-cell>
          <table:table-cell office:value-type="string">
            <text:p>3.5</text:p>
          </table:table-cell>
          <table:table-cell/>
          <table:table-cell office:value-type="string">
            <text:p>Ср-4-5б</text:p>
          </table:table-cell>
          <table:table-cell table:number-columns-repeated="1014"/>
        </table:table-row>
        <table:table-row table:style-name="ro4" table:visibility="filter">
          <table:table-cell table:formula="of:=VLOOKUP([.I323];[Лист1_4.$D$1:.$F$539];2;1=2)" office:value-type="float" office:value="0">
            <text:p>#Н/Д</text:p>
          </table:table-cell>
          <table:table-cell office:value-type="string">
            <text:p>Перкова М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ф</text:p>
          </table:table-cell>
          <table:table-cell office:value-type="string">
            <text:p>2.3</text:p>
          </table:table-cell>
          <table:table-cell/>
          <table:table-cell office:value-type="string">
            <text:p>Ср-4-ф</text:p>
          </table:table-cell>
          <table:table-cell table:number-columns-repeated="1014"/>
        </table:table-row>
        <table:table-row table:style-name="ro4" table:visibility="filter">
          <table:table-cell table:formula="of:=VLOOKUP([.I324];[Лист1_4.$D$1:.$F$539];2;1=2)" office:value-type="string" office:string-value="Геометрия">
            <text:p>Геометрия</text:p>
          </table:table-cell>
          <table:table-cell office:value-type="string">
            <text:p>Потрашова Н.Б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3.4</text:p>
          </table:table-cell>
          <table:table-cell/>
          <table:table-cell office:value-type="string">
            <text:p>Ср-4-11</text:p>
          </table:table-cell>
          <table:table-cell table:number-columns-repeated="1014"/>
        </table:table-row>
        <table:table-row table:style-name="ro4" table:visibility="filter">
          <table:table-cell table:formula="of:=VLOOKUP([.I325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6" office:value-type="string">
            <text:p>6а</text:p>
          </table:table-cell>
          <table:table-cell office:value-type="string">
            <text:p>5.3</text:p>
          </table:table-cell>
          <table:table-cell/>
          <table:table-cell office:value-type="string">
            <text:p>Ср-4-6а</text:p>
          </table:table-cell>
          <table:table-cell table:number-columns-repeated="1014"/>
        </table:table-row>
        <table:table-row table:style-name="ro4" table:visibility="filter">
          <table:table-cell table:formula="of:=VLOOKUP([.I326];[Лист1_4.$D$1:.$F$539];2;1=2)" office:value-type="string" office:string-value="Химия">
            <text:p>Химия</text:p>
          </table:table-cell>
          <table:table-cell office:value-type="string">
            <text:p>Сотова Т.Ю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6" office:value-type="float" office:value="10">
            <text:p>10</text:p>
          </table:table-cell>
          <table:table-cell office:value-type="string">
            <text:p>5.5</text:p>
          </table:table-cell>
          <table:table-cell/>
          <table:table-cell office:value-type="string">
            <text:p>Ср-4-10</text:p>
          </table:table-cell>
          <table:table-cell table:number-columns-repeated="1014"/>
        </table:table-row>
        <table:table-row table:style-name="ro4" table:visibility="filter">
          <table:table-cell table:formula="of:=VLOOKUP([.I327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6" office:value-type="string">
            <text:p>8б</text:p>
          </table:table-cell>
          <table:table-cell office:value-type="string">
            <text:p>С/З</text:p>
          </table:table-cell>
          <table:table-cell/>
          <table:table-cell office:value-type="string">
            <text:p>Ср-4-8б</text:p>
          </table:table-cell>
          <table:table-cell table:number-columns-repeated="1014"/>
        </table:table-row>
        <table:table-row table:style-name="ro4" table:visibility="filter">
          <table:table-cell table:formula="of:=VLOOKUP([.I328];[Лист1_4.$D$1:.$F$539];2;1=2)" office:value-type="string" office:string-value="Немецкий ">
            <text:p>Немецкий </text:p>
          </table:table-cell>
          <table:table-cell office:value-type="string">
            <text:p>Трусова С.И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6" office:value-type="string">
            <text:p>6б</text:p>
          </table:table-cell>
          <table:table-cell office:value-type="string">
            <text:p>3.10</text:p>
          </table:table-cell>
          <table:table-cell/>
          <table:table-cell office:value-type="string">
            <text:p>Ср-4-6б</text:p>
          </table:table-cell>
          <table:table-cell table:number-columns-repeated="1014"/>
        </table:table-row>
        <table:table-row table:style-name="ro4" table:visibility="filter">
          <table:table-cell table:formula="of:=VLOOKUP([.I329];[Лист1_4.$D$1:.$F$539];2;1=2)" office:value-type="float" office:value="0">
            <text:p>#Н/Д</text:p>
          </table:table-cell>
          <table:table-cell office:value-type="string">
            <text:p>Федулова Е.Л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н</text:p>
          </table:table-cell>
          <table:table-cell office:value-type="string">
            <text:p>2.2</text:p>
          </table:table-cell>
          <table:table-cell/>
          <table:table-cell office:value-type="string">
            <text:p>Ср-4-н</text:p>
          </table:table-cell>
          <table:table-cell table:number-columns-repeated="1014"/>
        </table:table-row>
        <table:table-row table:style-name="ro4" table:visibility="filter">
          <table:table-cell table:formula="of:=VLOOKUP([.I330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б</text:p>
          </table:table-cell>
          <table:table-cell office:value-type="string">
            <text:p>3.5а</text:p>
          </table:table-cell>
          <table:table-cell/>
          <table:table-cell office:value-type="string">
            <text:p>Ср-4-5б</text:p>
          </table:table-cell>
          <table:table-cell table:number-columns-repeated="1014"/>
        </table:table-row>
        <table:table-row table:style-name="ro4">
          <table:table-cell table:formula="of:=VLOOKUP([.I331];[Лист1_4.$D$1:.$F$539];2;1=2)" office:value-type="string" office:string-value="Русский">
            <text:p>Русский</text:p>
          </table:table-cell>
          <table:table-cell office:value-type="string">
            <text:p>Прудникова А.В.</text:p>
          </table:table-cell>
          <table:table-cell table:style-name="Default" office:value-type="string">
            <text:p>Ср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а</text:p>
          </table:table-cell>
          <table:table-cell office:value-type="string">
            <text:p>4.9</text:p>
          </table:table-cell>
          <table:table-cell/>
          <table:table-cell office:value-type="string">
            <text:p>Ср-4-5а</text:p>
          </table:table-cell>
          <table:table-cell table:number-columns-repeated="1014"/>
        </table:table-row>
        <table:table-row table:style-name="ro4" table:visibility="filter">
          <table:table-cell table:formula="of:=VLOOKUP([.I332];[Лист1_4.$D$1:.$F$539];2;1=2)" office:value-type="float" office:value="0">
            <text:p>#Н/Д</text:p>
          </table:table-cell>
          <table:table-cell office:value-type="string">
            <text:p>Архипенкова И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1б</text:p>
          </table:table-cell>
          <table:table-cell office:value-type="string">
            <text:p>4.1</text:p>
          </table:table-cell>
          <table:table-cell/>
          <table:table-cell office:value-type="string">
            <text:p>Ср-5-1б</text:p>
          </table:table-cell>
          <table:table-cell table:number-columns-repeated="1014"/>
        </table:table-row>
        <table:table-row table:style-name="ro4" table:visibility="filter">
          <table:table-cell table:formula="of:=VLOOKUP([.I333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66" office:value-type="string">
            <text:p>3б</text:p>
          </table:table-cell>
          <table:table-cell office:value-type="string">
            <text:p>2.10</text:p>
          </table:table-cell>
          <table:table-cell/>
          <table:table-cell office:value-type="string">
            <text:p>Ср-5-3б</text:p>
          </table:table-cell>
          <table:table-cell table:number-columns-repeated="1014"/>
        </table:table-row>
        <table:table-row table:style-name="ro4" table:visibility="filter">
          <table:table-cell table:formula="of:=VLOOKUP([.I334];[Лист1_4.$D$1:.$F$539];2;1=2)" office:value-type="float" office:value="0">
            <text:p>#Н/Д</text:p>
          </table:table-cell>
          <table:table-cell office:value-type="string">
            <text:p>Коржавина В.Б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66" office:value-type="string">
            <text:p>3б</text:p>
          </table:table-cell>
          <table:table-cell office:value-type="string">
            <text:p>Н.Ш.</text:p>
          </table:table-cell>
          <table:table-cell/>
          <table:table-cell office:value-type="string">
            <text:p>Ср-5-3б</text:p>
          </table:table-cell>
          <table:table-cell table:number-columns-repeated="1014"/>
        </table:table-row>
        <table:table-row table:style-name="ro4" table:visibility="filter">
          <table:table-cell table:formula="of:=VLOOKUP([.I335];[Лист1_4.$D$1:.$F$539];2;1=2)" office:value-type="string" office:string-value="Немецкий">
            <text:p>Немецкий</text:p>
          </table:table-cell>
          <table:table-cell office:value-type="string">
            <text:p>Круглова Е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4.8</text:p>
          </table:table-cell>
          <table:table-cell/>
          <table:table-cell office:value-type="string">
            <text:p>Ср-5-11</text:p>
          </table:table-cell>
          <table:table-cell table:number-columns-repeated="1014"/>
        </table:table-row>
        <table:table-row table:style-name="ro4" table:visibility="filter">
          <table:table-cell table:formula="of:=VLOOKUP([.I336];[Лист1_4.$D$1:.$F$539];2;1=2)" office:value-type="string" office:string-value="ИВТ/Нем. (НадеждинаО.И .)">
            <text:p>ИВТ/Нем. (НадеждинаО.И .)</text:p>
          </table:table-cell>
          <table:table-cell office:value-type="string">
            <text:p>Курнышёва Е.В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8б</text:p>
          </table:table-cell>
          <table:table-cell office:value-type="string">
            <text:p>3.2</text:p>
          </table:table-cell>
          <table:table-cell/>
          <table:table-cell office:value-type="string">
            <text:p>Ср-5-8б</text:p>
          </table:table-cell>
          <table:table-cell table:number-columns-repeated="1014"/>
        </table:table-row>
        <table:table-row table:style-name="ro4" table:visibility="filter">
          <table:table-cell table:formula="of:=VLOOKUP([.I337];[Лист1_4.$D$1:.$F$539];2;1=2)" office:value-type="string" office:string-value="Немецкий">
            <text:p>Немецкий</text:p>
          </table:table-cell>
          <table:table-cell office:value-type="string">
            <text:p>Лавринович СЛ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4.8а</text:p>
          </table:table-cell>
          <table:table-cell/>
          <table:table-cell office:value-type="string">
            <text:p>Ср-5-11</text:p>
          </table:table-cell>
          <table:table-cell table:number-columns-repeated="1014"/>
        </table:table-row>
        <table:table-row table:style-name="ro4" table:visibility="filter">
          <table:table-cell table:formula="of:=VLOOKUP([.I338];[Лист1_4.$D$1:.$F$539];2;1=2)" office:value-type="string" office:string-value="Немецкий">
            <text:p>Немецкий</text:p>
          </table:table-cell>
          <table:table-cell office:value-type="string">
            <text:p>Лехкун В.Н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66" office:value-type="string">
            <text:p>5б</text:p>
          </table:table-cell>
          <table:table-cell office:value-type="string">
            <text:p>1.1</text:p>
          </table:table-cell>
          <table:table-cell/>
          <table:table-cell office:value-type="string">
            <text:p>Ср-5-5б</text:p>
          </table:table-cell>
          <table:table-cell table:number-columns-repeated="1014"/>
        </table:table-row>
        <table:table-row table:style-name="ro4" table:visibility="filter">
          <table:table-cell table:formula="of:=VLOOKUP([.I339];[Лист1_4.$D$1:.$F$539];2;1=2)" office:value-type="float" office:value="0">
            <text:p>#Н/Д</text:p>
          </table:table-cell>
          <table:table-cell office:value-type="string">
            <text:p>Лиморенко Р.М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н</text:p>
          </table:table-cell>
          <table:table-cell office:value-type="string">
            <text:p>2.9</text:p>
          </table:table-cell>
          <table:table-cell/>
          <table:table-cell office:value-type="string">
            <text:p>Ср-5-н</text:p>
          </table:table-cell>
          <table:table-cell table:number-columns-repeated="1014"/>
        </table:table-row>
        <table:table-row table:style-name="ro4" table:visibility="filter">
          <table:table-cell table:formula="of:=VLOOKUP([.I340];[Лист1_4.$D$1:.$F$539];2;1=2)" office:value-type="string" office:string-value="ИВТ/Нем. (НадеждинаО.И .)">
            <text:p>ИВТ/Нем. (НадеждинаО.И .)</text:p>
          </table:table-cell>
          <table:table-cell office:value-type="string">
            <text:p>Надеждина О.И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8б</text:p>
          </table:table-cell>
          <table:table-cell office:value-type="string">
            <text:p>4.10</text:p>
          </table:table-cell>
          <table:table-cell/>
          <table:table-cell office:value-type="string">
            <text:p>Ср-5-8б</text:p>
          </table:table-cell>
          <table:table-cell table:number-columns-repeated="1014"/>
        </table:table-row>
        <table:table-row table:style-name="ro4" table:visibility="filter">
          <table:table-cell table:formula="of:=VLOOKUP([.I341];[Лист1_4.$D$1:.$F$539];2;1=2)" office:value-type="string" office:string-value="География">
            <text:p>География</text:p>
          </table:table-cell>
          <table:table-cell office:value-type="string">
            <text:p>Назарова Л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66" office:value-type="float" office:value="9">
            <text:p>9</text:p>
          </table:table-cell>
          <table:table-cell office:value-type="string">
            <text:p>4.3</text:p>
          </table:table-cell>
          <table:table-cell/>
          <table:table-cell office:value-type="string">
            <text:p>Ср-5-9</text:p>
          </table:table-cell>
          <table:table-cell table:number-columns-repeated="1014"/>
        </table:table-row>
        <table:table-row table:style-name="ro4">
          <table:table-cell table:formula="of:=VLOOKUP([.I342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5а</text:p>
          </table:table-cell>
          <table:table-cell office:value-type="string">
            <text:p>3.5</text:p>
          </table:table-cell>
          <table:table-cell/>
          <table:table-cell office:value-type="string">
            <text:p>Ср-5-5а</text:p>
          </table:table-cell>
          <table:table-cell table:number-columns-repeated="1014"/>
        </table:table-row>
        <table:table-row table:style-name="ro4" table:visibility="filter">
          <table:table-cell table:formula="of:=VLOOKUP([.I343];[Лист1_4.$D$1:.$F$539];2;1=2)" office:value-type="string" office:string-value="Математика">
            <text:p>Математика</text:p>
          </table:table-cell>
          <table:table-cell office:value-type="string">
            <text:p>Потрашова Н.Б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6б</text:p>
          </table:table-cell>
          <table:table-cell office:value-type="string">
            <text:p>3.4</text:p>
          </table:table-cell>
          <table:table-cell/>
          <table:table-cell office:value-type="string">
            <text:p>Ср-5-6б</text:p>
          </table:table-cell>
          <table:table-cell table:number-columns-repeated="1014"/>
        </table:table-row>
        <table:table-row table:style-name="ro4" table:visibility="filter">
          <table:table-cell table:formula="of:=VLOOKUP([.I344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66" office:value-type="string">
            <text:p>8а</text:p>
          </table:table-cell>
          <table:table-cell office:value-type="string">
            <text:p>5.3</text:p>
          </table:table-cell>
          <table:table-cell/>
          <table:table-cell office:value-type="string">
            <text:p>Ср-5-8а</text:p>
          </table:table-cell>
          <table:table-cell table:number-columns-repeated="1014"/>
        </table:table-row>
        <table:table-row table:style-name="ro4" table:visibility="filter">
          <table:table-cell table:formula="of:=VLOOKUP([.I345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66" office:value-type="string">
            <text:p>7б</text:p>
          </table:table-cell>
          <table:table-cell office:value-type="string">
            <text:p>С/З</text:p>
          </table:table-cell>
          <table:table-cell/>
          <table:table-cell office:value-type="string">
            <text:p>Ср-5-7б</text:p>
          </table:table-cell>
          <table:table-cell table:number-columns-repeated="1014"/>
        </table:table-row>
        <table:table-row table:style-name="ro4" table:visibility="filter">
          <table:table-cell table:formula="of:=VLOOKUP([.I346];[Лист1_4.$D$1:.$F$539];2;1=2)" office:value-type="string" office:string-value="Немецкий">
            <text:p>Немецкий</text:p>
          </table:table-cell>
          <table:table-cell office:value-type="string">
            <text:p>Трусова С.И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66" office:value-type="string">
            <text:p>5б</text:p>
          </table:table-cell>
          <table:table-cell office:value-type="string">
            <text:p>3.10</text:p>
          </table:table-cell>
          <table:table-cell/>
          <table:table-cell office:value-type="string">
            <text:p>Ср-5-5б</text:p>
          </table:table-cell>
          <table:table-cell table:number-columns-repeated="1014"/>
        </table:table-row>
        <table:table-row table:style-name="ro4">
          <table:table-cell table:formula="of:=VLOOKUP([.I347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5а</text:p>
          </table:table-cell>
          <table:table-cell office:value-type="string">
            <text:p>3.5а</text:p>
          </table:table-cell>
          <table:table-cell/>
          <table:table-cell office:value-type="string">
            <text:p>Ср-5-5а</text:p>
          </table:table-cell>
          <table:table-cell table:number-columns-repeated="1014"/>
        </table:table-row>
        <table:table-row table:style-name="ro4" table:visibility="filter">
          <table:table-cell table:formula="of:=VLOOKUP([.I348];[Лист1_4.$D$1:.$F$539];2;1=2)" office:value-type="string" office:string-value="Геометрия">
            <text:p>Геометрия</text:p>
          </table:table-cell>
          <table:table-cell office:value-type="string">
            <text:p>Ходжабагян И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7а</text:p>
          </table:table-cell>
          <table:table-cell office:value-type="string">
            <text:p>3.1</text:p>
          </table:table-cell>
          <table:table-cell/>
          <table:table-cell office:value-type="string">
            <text:p>Ср-5-7а</text:p>
          </table:table-cell>
          <table:table-cell table:number-columns-repeated="1014"/>
        </table:table-row>
        <table:table-row table:style-name="ro4" table:visibility="filter">
          <table:table-cell table:formula="of:=VLOOKUP([.I349];[Лист1_4.$D$1:.$F$539];2;1=2)" office:value-type="string" office:string-value="ИВТ/Нем. (Трусова С.И. .)">
            <text:p>ИВТ/Нем. (Трусова С.И. .)</text:p>
          </table:table-cell>
          <table:table-cell office:value-type="string">
            <text:p>Курнышёва Е.В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8б</text:p>
          </table:table-cell>
          <table:table-cell office:value-type="string">
            <text:p>3.2</text:p>
          </table:table-cell>
          <table:table-cell/>
          <table:table-cell office:value-type="string">
            <text:p>Ср-6-8б</text:p>
          </table:table-cell>
          <table:table-cell table:number-columns-repeated="1014"/>
        </table:table-row>
        <table:table-row table:style-name="ro4" table:visibility="filter">
          <table:table-cell table:formula="of:=VLOOKUP([.I350];[Лист1_4.$D$1:.$F$539];2;1=2)" office:value-type="string" office:string-value="Немецкий">
            <text:p>Немецкий</text:p>
          </table:table-cell>
          <table:table-cell office:value-type="string">
            <text:p>Лавринович СЛ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7а</text:p>
          </table:table-cell>
          <table:table-cell office:value-type="string">
            <text:p>4.8а</text:p>
          </table:table-cell>
          <table:table-cell/>
          <table:table-cell office:value-type="string">
            <text:p>Ср-6-7а</text:p>
          </table:table-cell>
          <table:table-cell table:number-columns-repeated="1014"/>
        </table:table-row>
        <table:table-row table:style-name="ro4" table:visibility="filter">
          <table:table-cell table:formula="of:=VLOOKUP([.I351];[Лист1_4.$D$1:.$F$539];2;1=2)" office:value-type="string" office:string-value="Немецкий">
            <text:p>Немецкий</text:p>
          </table:table-cell>
          <table:table-cell office:value-type="string">
            <text:p>Лехкун В.Н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66" office:value-type="string">
            <text:p>7а</text:p>
          </table:table-cell>
          <table:table-cell office:value-type="string">
            <text:p>1.1</text:p>
          </table:table-cell>
          <table:table-cell/>
          <table:table-cell office:value-type="string">
            <text:p>Ср-6-7а</text:p>
          </table:table-cell>
          <table:table-cell table:number-columns-repeated="1014"/>
        </table:table-row>
        <table:table-row table:style-name="ro4" table:visibility="filter">
          <table:table-cell table:formula="of:=VLOOKUP([.I352];[Лист1_4.$D$1:.$F$539];2;1=2)" office:value-type="string" office:string-value="География">
            <text:p>География</text:p>
          </table:table-cell>
          <table:table-cell office:value-type="string">
            <text:p>Назарова Л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66" office:value-type="string">
            <text:p>6а</text:p>
          </table:table-cell>
          <table:table-cell office:value-type="string">
            <text:p>4.3</text:p>
          </table:table-cell>
          <table:table-cell/>
          <table:table-cell office:value-type="string">
            <text:p>Ср-6-6а</text:p>
          </table:table-cell>
          <table:table-cell table:number-columns-repeated="1014"/>
        </table:table-row>
        <table:table-row table:style-name="ro4" table:visibility="filter">
          <table:table-cell table:formula="of:=VLOOKUP([.I353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3.5</text:p>
          </table:table-cell>
          <table:table-cell/>
          <table:table-cell office:value-type="string">
            <text:p>Ср-6-9</text:p>
          </table:table-cell>
          <table:table-cell table:number-columns-repeated="1014"/>
        </table:table-row>
        <table:table-row table:style-name="ro4" table:visibility="filter">
          <table:table-cell table:formula="of:=VLOOKUP([.I354];[Лист1_4.$D$1:.$F$539];2;1=2)" office:value-type="string" office:string-value="Геометрия">
            <text:p>Геометрия</text:p>
          </table:table-cell>
          <table:table-cell office:value-type="string">
            <text:p>Потрашова Н.Б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8а</text:p>
          </table:table-cell>
          <table:table-cell office:value-type="string">
            <text:p>3.4</text:p>
          </table:table-cell>
          <table:table-cell/>
          <table:table-cell office:value-type="string">
            <text:p>Ср-6-8а</text:p>
          </table:table-cell>
          <table:table-cell table:number-columns-repeated="1014"/>
        </table:table-row>
        <table:table-row table:style-name="ro4" table:visibility="filter">
          <table:table-cell table:formula="of:=VLOOKUP([.I355];[Лист1_4.$D$1:.$F$539];2;1=2)" office:value-type="string" office:string-value="Химия">
            <text:p>Химия</text:p>
          </table:table-cell>
          <table:table-cell office:value-type="string">
            <text:p>Сотова Т.Ю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66" office:value-type="float" office:value="11">
            <text:p>11</text:p>
          </table:table-cell>
          <table:table-cell office:value-type="string">
            <text:p>5.5</text:p>
          </table:table-cell>
          <table:table-cell/>
          <table:table-cell office:value-type="string">
            <text:p>Ср-6-11</text:p>
          </table:table-cell>
          <table:table-cell table:number-columns-repeated="1014"/>
        </table:table-row>
        <table:table-row table:style-name="ro4" table:visibility="filter">
          <table:table-cell table:formula="of:=VLOOKUP([.I356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66" office:value-type="string">
            <text:p>6б</text:p>
          </table:table-cell>
          <table:table-cell office:value-type="string">
            <text:p>С/З</text:p>
          </table:table-cell>
          <table:table-cell/>
          <table:table-cell office:value-type="string">
            <text:p>Ср-6-6б</text:p>
          </table:table-cell>
          <table:table-cell table:number-columns-repeated="1014"/>
        </table:table-row>
        <table:table-row table:style-name="ro4" table:visibility="filter">
          <table:table-cell table:formula="of:=VLOOKUP([.I357];[Лист1_4.$D$1:.$F$539];2;1=2)" office:value-type="string" office:string-value="ИВТ/Нем. (Трусова С.И. .)">
            <text:p>ИВТ/Нем. (Трусова С.И. .)</text:p>
          </table:table-cell>
          <table:table-cell office:value-type="string">
            <text:p>Трусова С.И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66" office:value-type="string">
            <text:p>8б</text:p>
          </table:table-cell>
          <table:table-cell office:value-type="string">
            <text:p>3.10</text:p>
          </table:table-cell>
          <table:table-cell/>
          <table:table-cell office:value-type="string">
            <text:p>Ср-6-8б</text:p>
          </table:table-cell>
          <table:table-cell table:number-columns-repeated="1014"/>
        </table:table-row>
        <table:table-row table:style-name="ro4" table:visibility="filter">
          <table:table-cell table:formula="of:=VLOOKUP([.I358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3.5а</text:p>
          </table:table-cell>
          <table:table-cell/>
          <table:table-cell office:value-type="string">
            <text:p>Ср-6-9</text:p>
          </table:table-cell>
          <table:table-cell table:number-columns-repeated="1014"/>
        </table:table-row>
        <table:table-row table:style-name="ro4" table:visibility="filter">
          <table:table-cell table:formula="of:=VLOOKUP([.I359];[Лист1_4.$D$1:.$F$539];2;1=2)" office:value-type="string" office:string-value="Геометрия">
            <text:p>Геометрия</text:p>
          </table:table-cell>
          <table:table-cell office:value-type="string">
            <text:p>Ходжабагян И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7б</text:p>
          </table:table-cell>
          <table:table-cell office:value-type="string">
            <text:p>3.1</text:p>
          </table:table-cell>
          <table:table-cell/>
          <table:table-cell office:value-type="string">
            <text:p>Ср-6-7б</text:p>
          </table:table-cell>
          <table:table-cell table:number-columns-repeated="1014"/>
        </table:table-row>
        <table:table-row table:style-name="ro4" table:visibility="filter">
          <table:table-cell table:formula="of:=VLOOKUP([.I360];[Лист1_4.$D$1:.$F$539];2;1=2)" office:value-type="string" office:string-value="Лит/ Тех перевод">
            <text:p>Лит/ Тех перевод</text:p>
          </table:table-cell>
          <table:table-cell table:style-name="ce60" office:value-type="string">
            <text:p>Круглова Е.А.</text:p>
          </table:table-cell>
          <table:table-cell table:style-name="ce62" office:value-type="string">
            <text:p>Ср</text:p>
          </table:table-cell>
          <table:table-cell table:style-name="ce64" office:value-type="float" office:value="3">
            <text:p>3</text:p>
          </table:table-cell>
          <table:table-cell table:style-name="ce62" office:value-type="float" office:value="7">
            <text:p>7</text:p>
          </table:table-cell>
          <table:table-cell table:style-name="ce67" office:value-type="string">
            <text:p>10</text:p>
          </table:table-cell>
          <table:table-cell table:style-name="ce62" office:value-type="string">
            <text:p>4.8</text:p>
          </table:table-cell>
          <table:table-cell table:style-name="ce71" office:value-type="string">
            <text:p>П</text:p>
          </table:table-cell>
          <table:table-cell office:value-type="string">
            <text:p>Ср-7-10</text:p>
          </table:table-cell>
          <table:table-cell table:number-columns-repeated="1014"/>
        </table:table-row>
        <table:table-row table:style-name="ro4" table:visibility="filter">
          <table:table-cell table:formula="of:=VLOOKUP([.I361];[Лист1_4.$D$1:.$F$539];2;1=2)" office:value-type="string" office:string-value="География">
            <text:p>География</text:p>
          </table:table-cell>
          <table:table-cell office:value-type="string">
            <text:p>Назарова Л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66" office:value-type="string">
            <text:p>8а</text:p>
          </table:table-cell>
          <table:table-cell office:value-type="string">
            <text:p>4.3</text:p>
          </table:table-cell>
          <table:table-cell/>
          <table:table-cell office:value-type="string">
            <text:p>Ср-7-8а</text:p>
          </table:table-cell>
          <table:table-cell table:number-columns-repeated="1014"/>
        </table:table-row>
        <table:table-row table:style-name="ro4" table:visibility="filter">
          <table:table-cell table:formula="of:=VLOOKUP([.I362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Ср</text:p>
          </table:table-cell>
          <table:table-cell table:style-name="ce63"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66" office:value-type="string">
            <text:p>7а</text:p>
          </table:table-cell>
          <table:table-cell office:value-type="string">
            <text:p>С/З</text:p>
          </table:table-cell>
          <table:table-cell/>
          <table:table-cell office:value-type="string">
            <text:p>Ср-7-7а</text:p>
          </table:table-cell>
          <table:table-cell table:number-columns-repeated="1014"/>
        </table:table-row>
        <table:table-row table:style-name="ro4" table:visibility="filter">
          <table:table-cell table:formula="of:=VLOOKUP([.I363];[Лист1_4.$D$1:.$F$539];2;1=2)" office:value-type="string" office:string-value="Лит/ Тех перевод">
            <text:p>Лит/ Тех перевод</text:p>
          </table:table-cell>
          <table:table-cell table:style-name="ce60" office:value-type="string">
            <text:p>Трусова С.И.</text:p>
          </table:table-cell>
          <table:table-cell table:style-name="ce62" office:value-type="string">
            <text:p>Ср</text:p>
          </table:table-cell>
          <table:table-cell table:style-name="ce64" office:value-type="float" office:value="3">
            <text:p>3</text:p>
          </table:table-cell>
          <table:table-cell table:style-name="ce62" office:value-type="float" office:value="7">
            <text:p>7</text:p>
          </table:table-cell>
          <table:table-cell table:style-name="ce68" office:value-type="float" office:value="10">
            <text:p>10</text:p>
          </table:table-cell>
          <table:table-cell table:style-name="ce62" office:value-type="string">
            <text:p>3.10</text:p>
          </table:table-cell>
          <table:table-cell table:style-name="ce71" office:value-type="string">
            <text:p>П</text:p>
          </table:table-cell>
          <table:table-cell office:value-type="string">
            <text:p>Ср-7-10</text:p>
          </table:table-cell>
          <table:table-cell table:number-columns-repeated="1014"/>
        </table:table-row>
        <table:table-row table:style-name="ro4" table:visibility="filter">
          <table:table-cell table:formula="of:=VLOOKUP([.I364];[Лист1_4.$D$1:.$F$539];2;1=2)" office:value-type="string" office:string-value="Алгебра (консультация)">
            <text:p>Алгебра (консультация)</text:p>
          </table:table-cell>
          <table:table-cell office:value-type="string">
            <text:p>Потрашова Н.Б.</text:p>
          </table:table-cell>
          <table:table-cell table:style-name="ce62" office:value-type="string">
            <text:p>Ср</text:p>
          </table:table-cell>
          <table:table-cell table:style-name="ce64" office:value-type="float" office:value="3">
            <text:p>3</text:p>
          </table:table-cell>
          <table:table-cell table:style-name="ce62" office:value-type="float" office:value="8">
            <text:p>8</text:p>
          </table:table-cell>
          <table:table-cell table:style-name="ce67" office:value-type="string">
            <text:p>11</text:p>
          </table:table-cell>
          <table:table-cell table:style-name="ce62" office:value-type="string">
            <text:p>3.4</text:p>
          </table:table-cell>
          <table:table-cell table:style-name="ce71" office:value-type="string">
            <text:p>К</text:p>
          </table:table-cell>
          <table:table-cell office:value-type="string">
            <text:p>Ср-8-11</text:p>
          </table:table-cell>
          <table:table-cell table:number-columns-repeated="1014"/>
        </table:table-row>
        <table:table-row table:style-name="ro4" table:visibility="filter">
          <table:table-cell table:formula="of:=VLOOKUP([.I365];[Лист1_4.$D$1:.$F$539];2;1=2)" office:value-type="string" office:string-value="ИВТ/Общ.(конс.)">
            <text:p>ИВТ/Общ.(конс.)</text:p>
          </table:table-cell>
          <table:table-cell table:style-name="ce60" office:value-type="string">
            <text:p>Колпенская Т.В.</text:p>
          </table:table-cell>
          <table:table-cell table:style-name="ce62" office:value-type="string">
            <text:p>Ср</text:p>
          </table:table-cell>
          <table:table-cell table:style-name="ce64" office:value-type="float" office:value="3">
            <text:p>3</text:p>
          </table:table-cell>
          <table:table-cell table:style-name="ce62" office:value-type="float" office:value="9">
            <text:p>9</text:p>
          </table:table-cell>
          <table:table-cell table:style-name="ce68" office:value-type="float" office:value="11">
            <text:p>11</text:p>
          </table:table-cell>
          <table:table-cell table:style-name="ce70" office:value-type="date" office:date-value="1900-01-03T12:00:00">
            <text:p>03.01.00</text:p>
          </table:table-cell>
          <table:table-cell table:style-name="ce71" office:value-type="string">
            <text:p>К</text:p>
          </table:table-cell>
          <table:table-cell office:value-type="string">
            <text:p>Ср-9-11</text:p>
          </table:table-cell>
          <table:table-cell table:number-columns-repeated="1014"/>
        </table:table-row>
        <table:table-row table:style-name="ro4" table:visibility="filter">
          <table:table-cell table:formula="of:=VLOOKUP([.I366];[Лист1_4.$D$1:.$F$539];2;1=2)" office:value-type="string" office:string-value="ИВТ/Общ.(конс.)">
            <text:p>ИВТ/Общ.(конс.)</text:p>
          </table:table-cell>
          <table:table-cell table:style-name="ce60" office:value-type="string">
            <text:p>Курнышёва Е.В.</text:p>
          </table:table-cell>
          <table:table-cell table:style-name="ce62" office:value-type="string">
            <text:p>Ср</text:p>
          </table:table-cell>
          <table:table-cell table:style-name="ce64" office:value-type="float" office:value="3">
            <text:p>3</text:p>
          </table:table-cell>
          <table:table-cell table:style-name="ce62" office:value-type="float" office:value="9">
            <text:p>9</text:p>
          </table:table-cell>
          <table:table-cell table:style-name="ce67" office:value-type="string">
            <text:p>11</text:p>
          </table:table-cell>
          <table:table-cell table:style-name="ce62" office:value-type="string">
            <text:p>3.2</text:p>
          </table:table-cell>
          <table:table-cell table:style-name="ce71" office:value-type="string">
            <text:p>К</text:p>
          </table:table-cell>
          <table:table-cell office:value-type="string">
            <text:p>Ср-9-11</text:p>
          </table:table-cell>
          <table:table-cell table:number-columns-repeated="1014"/>
        </table:table-row>
        <table:table-row table:style-name="ro4" table:visibility="filter">
          <table:table-cell table:formula="of:=VLOOKUP([.I367];[Лист1_4.$D$1:.$F$539];2;1=2)" office:value-type="string" office:string-value="Биология/ химия (консультация)">
            <text:p>Биология/ химия (консультация)</text:p>
          </table:table-cell>
          <table:table-cell table:style-name="ce60" office:value-type="string">
            <text:p>Солощенко В.С.</text:p>
          </table:table-cell>
          <table:table-cell table:style-name="ce62" office:value-type="string">
            <text:p>Ср</text:p>
          </table:table-cell>
          <table:table-cell table:style-name="ce64" office:value-type="float" office:value="3">
            <text:p>3</text:p>
          </table:table-cell>
          <table:table-cell table:style-name="ce62" office:value-type="float" office:value="9">
            <text:p>9</text:p>
          </table:table-cell>
          <table:table-cell table:style-name="ce68" office:value-type="string">
            <text:p>10</text:p>
          </table:table-cell>
          <table:table-cell table:style-name="ce62" office:value-type="string">
            <text:p>5.3</text:p>
          </table:table-cell>
          <table:table-cell table:style-name="ce71" office:value-type="string">
            <text:p>К</text:p>
          </table:table-cell>
          <table:table-cell office:value-type="string">
            <text:p>Ср-9-10</text:p>
          </table:table-cell>
          <table:table-cell table:number-columns-repeated="1014"/>
        </table:table-row>
        <table:table-row table:style-name="ro4" table:visibility="filter">
          <table:table-cell table:formula="of:=VLOOKUP([.I368];[Лист1_4.$D$1:.$F$539];2;1=2)" office:value-type="string" office:string-value="Биология/ химия (консультация)">
            <text:p>Биология/ химия (консультация)</text:p>
          </table:table-cell>
          <table:table-cell table:style-name="ce60" office:value-type="string">
            <text:p>Сотова Т.Ю.</text:p>
          </table:table-cell>
          <table:table-cell table:style-name="ce62" office:value-type="string">
            <text:p>Ср</text:p>
          </table:table-cell>
          <table:table-cell table:style-name="ce64" office:value-type="float" office:value="3">
            <text:p>3</text:p>
          </table:table-cell>
          <table:table-cell table:style-name="ce62" office:value-type="float" office:value="9">
            <text:p>9</text:p>
          </table:table-cell>
          <table:table-cell table:style-name="ce68" office:value-type="string">
            <text:p>10</text:p>
          </table:table-cell>
          <table:table-cell table:style-name="ce62" office:value-type="string">
            <text:p>5.5</text:p>
          </table:table-cell>
          <table:table-cell table:style-name="ce71" office:value-type="string">
            <text:p>к/--</text:p>
          </table:table-cell>
          <table:table-cell office:value-type="string">
            <text:p>Ср-9-10</text:p>
          </table:table-cell>
          <table:table-cell table:number-columns-repeated="1014"/>
        </table:table-row>
        <table:table-row table:style-name="ro4" table:visibility="filter">
          <table:table-cell table:formula="of:=VLOOKUP([.I369];[Лист1_4.$D$1:.$F$539];2;1=2)" office:value-type="float" office:value="0">
            <text:p>#Н/Д</text:p>
          </table:table-cell>
          <table:table-cell office:value-type="string">
            <text:p>Архипенкова И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а</text:p>
          </table:table-cell>
          <table:table-cell office:value-type="string">
            <text:p>4.3</text:p>
          </table:table-cell>
          <table:table-cell/>
          <table:table-cell office:value-type="string">
            <text:p>Чт-1-2а</text:p>
          </table:table-cell>
          <table:table-cell table:number-columns-repeated="1014"/>
        </table:table-row>
        <table:table-row table:style-name="ro4" table:visibility="filter">
          <table:table-cell table:formula="of:=VLOOKUP([.I370];[Лист1_4.$D$1:.$F$539];2;1=2)" office:value-type="float" office:value="0">
            <text:p>#Н/Д</text:p>
          </table:table-cell>
          <table:table-cell office:value-type="string">
            <text:p>Егорова О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н</text:p>
          </table:table-cell>
          <table:table-cell office:value-type="string">
            <text:p>2.4</text:p>
          </table:table-cell>
          <table:table-cell/>
          <table:table-cell office:value-type="string">
            <text:p>Чт-1-н</text:p>
          </table:table-cell>
          <table:table-cell table:number-columns-repeated="1014"/>
        </table:table-row>
        <table:table-row table:style-name="ro4" table:visibility="filter">
          <table:table-cell table:formula="of:=VLOOKUP([.I371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6" office:value-type="string">
            <text:p>2б</text:p>
          </table:table-cell>
          <table:table-cell office:value-type="string">
            <text:p>С/З</text:p>
          </table:table-cell>
          <table:table-cell/>
          <table:table-cell office:value-type="string">
            <text:p>Чт-1-2б</text:p>
          </table:table-cell>
          <table:table-cell table:number-columns-repeated="1014"/>
        </table:table-row>
        <table:table-row table:style-name="ro4" table:visibility="filter">
          <table:table-cell table:formula="of:=VLOOKUP([.I372];[Лист1_4.$D$1:.$F$539];2;1=2)" office:value-type="float" office:value="0">
            <text:p>#Н/Д</text:p>
          </table:table-cell>
          <table:table-cell office:value-type="string">
            <text:p>Коржавина В.Б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6" office:value-type="string">
            <text:p>2а</text:p>
          </table:table-cell>
          <table:table-cell office:value-type="string">
            <text:p>Н.Ш.</text:p>
          </table:table-cell>
          <table:table-cell/>
          <table:table-cell office:value-type="string">
            <text:p>Чт-1-2а</text:p>
          </table:table-cell>
          <table:table-cell table:number-columns-repeated="1014"/>
        </table:table-row>
        <table:table-row table:style-name="ro4" table:visibility="filter">
          <table:table-cell table:formula="of:=VLOOKUP([.I373];[Лист1_4.$D$1:.$F$539];2;1=2)" office:value-type="string" office:string-value="Лит/ Тех перевод">
            <text:p>Лит/ Тех перевод</text:p>
          </table:table-cell>
          <table:table-cell table:style-name="ce60" office:value-type="string">
            <text:p>Круглова Е.А.</text:p>
          </table:table-cell>
          <table:table-cell table:style-name="ce62" office:value-type="string">
            <text:p>Чт</text:p>
          </table:table-cell>
          <table:table-cell table:style-name="ce64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7" office:value-type="string">
            <text:p>11</text:p>
          </table:table-cell>
          <table:table-cell table:style-name="ce62" office:value-type="string">
            <text:p>4.8</text:p>
          </table:table-cell>
          <table:table-cell table:style-name="ce71" office:value-type="string">
            <text:p>П</text:p>
          </table:table-cell>
          <table:table-cell office:value-type="string">
            <text:p>Чт-1-11</text:p>
          </table:table-cell>
          <table:table-cell table:number-columns-repeated="1014"/>
        </table:table-row>
        <table:table-row table:style-name="ro4">
          <table:table-cell table:formula="of:=VLOOKUP([.I374];[Лист1_4.$D$1:.$F$539];2;1=2)" office:value-type="string" office:string-value="ИВТ/Нем. (Надеждина О.И.)">
            <text:p>ИВТ/Нем. (Надеждина О.И.)</text:p>
          </table:table-cell>
          <table:table-cell office:value-type="string">
            <text:p>Курнышёва Е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5а</text:p>
          </table:table-cell>
          <table:table-cell office:value-type="string">
            <text:p>3.2</text:p>
          </table:table-cell>
          <table:table-cell/>
          <table:table-cell office:value-type="string">
            <text:p>Чт-1-5а</text:p>
          </table:table-cell>
          <table:table-cell table:number-columns-repeated="1014"/>
        </table:table-row>
        <table:table-row table:style-name="ro4" table:visibility="filter">
          <table:table-cell table:formula="of:=VLOOKUP([.I375];[Лист1_4.$D$1:.$F$539];2;1=2)" office:value-type="string" office:string-value="Физика">
            <text:p>Физика</text:p>
          </table:table-cell>
          <table:table-cell office:value-type="string">
            <text:p>Кучина Т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6" office:value-type="float" office:value="9">
            <text:p>9</text:p>
          </table:table-cell>
          <table:table-cell office:value-type="string">
            <text:p>5.6</text:p>
          </table:table-cell>
          <table:table-cell/>
          <table:table-cell office:value-type="string">
            <text:p>Чт-1-9</text:p>
          </table:table-cell>
          <table:table-cell table:number-columns-repeated="1014"/>
        </table:table-row>
        <table:table-row table:style-name="ro4" table:visibility="filter">
          <table:table-cell table:formula="of:=VLOOKUP([.I376];[Лист1_4.$D$1:.$F$539];2;1=2)" office:value-type="float" office:value="0">
            <text:p>#Н/Д</text:p>
          </table:table-cell>
          <table:table-cell office:value-type="string">
            <text:p>Лехкун В.Н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6" office:value-type="string">
            <text:p>2а</text:p>
          </table:table-cell>
          <table:table-cell office:value-type="string">
            <text:p>1.1</text:p>
          </table:table-cell>
          <table:table-cell/>
          <table:table-cell office:value-type="string">
            <text:p>Чт-1-2а</text:p>
          </table:table-cell>
          <table:table-cell table:number-columns-repeated="1014"/>
        </table:table-row>
        <table:table-row table:style-name="ro4" table:visibility="filter">
          <table:table-cell table:formula="of:=VLOOKUP([.I377];[Лист1_4.$D$1:.$F$539];2;1=2)" office:value-type="string" office:string-value="Математика">
            <text:p>Математика</text:p>
          </table:table-cell>
          <table:table-cell office:value-type="string">
            <text:p>Луковников А.Е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5б</text:p>
          </table:table-cell>
          <table:table-cell office:value-type="string">
            <text:p>4.4</text:p>
          </table:table-cell>
          <table:table-cell/>
          <table:table-cell office:value-type="string">
            <text:p>Чт-1-5б</text:p>
          </table:table-cell>
          <table:table-cell table:number-columns-repeated="1014"/>
        </table:table-row>
        <table:table-row table:style-name="ro4">
          <table:table-cell table:formula="of:=VLOOKUP([.I378];[Лист1_4.$D$1:.$F$539];2;1=2)" office:value-type="string" office:string-value="ИВТ/Нем. (Надеждина О.И.)">
            <text:p>ИВТ/Нем. (Надеждина О.И.)</text:p>
          </table:table-cell>
          <table:table-cell office:value-type="string">
            <text:p>Надеждина О.И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5а</text:p>
          </table:table-cell>
          <table:table-cell office:value-type="string">
            <text:p>4.10</text:p>
          </table:table-cell>
          <table:table-cell/>
          <table:table-cell office:value-type="string">
            <text:p>Чт-1-5а</text:p>
          </table:table-cell>
          <table:table-cell table:number-columns-repeated="1014"/>
        </table:table-row>
        <table:table-row table:style-name="ro4" table:visibility="filter">
          <table:table-cell table:formula="of:=VLOOKUP([.I379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7а</text:p>
          </table:table-cell>
          <table:table-cell office:value-type="string">
            <text:p>3.5</text:p>
          </table:table-cell>
          <table:table-cell/>
          <table:table-cell office:value-type="string">
            <text:p>Чт-1-7а</text:p>
          </table:table-cell>
          <table:table-cell table:number-columns-repeated="1014"/>
        </table:table-row>
        <table:table-row table:style-name="ro4" table:visibility="filter">
          <table:table-cell table:formula="of:=VLOOKUP([.I380];[Лист1_4.$D$1:.$F$539];2;1=2)" office:value-type="string" office:string-value="Математика">
            <text:p>Математика</text:p>
          </table:table-cell>
          <table:table-cell office:value-type="string">
            <text:p>Потрашова Н.Б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6а</text:p>
          </table:table-cell>
          <table:table-cell office:value-type="string">
            <text:p>3.4</text:p>
          </table:table-cell>
          <table:table-cell/>
          <table:table-cell office:value-type="string">
            <text:p>Чт-1-6а</text:p>
          </table:table-cell>
          <table:table-cell table:number-columns-repeated="1014"/>
        </table:table-row>
        <table:table-row table:style-name="ro4" table:visibility="filter">
          <table:table-cell table:formula="of:=VLOOKUP([.I381];[Лист1_4.$D$1:.$F$539];2;1=2)" office:value-type="string" office:string-value="История">
            <text:p>История</text:p>
          </table:table-cell>
          <table:table-cell office:value-type="string">
            <text:p>СмородиноваИ.Б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6" office:value-type="string">
            <text:p>6б</text:p>
          </table:table-cell>
          <table:table-cell office:value-type="string">
            <text:p>4.9</text:p>
          </table:table-cell>
          <table:table-cell/>
          <table:table-cell office:value-type="string">
            <text:p>Чт-1-6б</text:p>
          </table:table-cell>
          <table:table-cell table:number-columns-repeated="1014"/>
        </table:table-row>
        <table:table-row table:style-name="ro4" table:visibility="filter">
          <table:table-cell table:formula="of:=VLOOKUP([.I382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6" office:value-type="string">
            <text:p>8а</text:p>
          </table:table-cell>
          <table:table-cell office:value-type="string">
            <text:p>5.3</text:p>
          </table:table-cell>
          <table:table-cell/>
          <table:table-cell office:value-type="string">
            <text:p>Чт-1-8а</text:p>
          </table:table-cell>
          <table:table-cell table:number-columns-repeated="1014"/>
        </table:table-row>
        <table:table-row table:style-name="ro4" table:visibility="filter">
          <table:table-cell table:formula="of:=VLOOKUP([.I383];[Лист1_4.$D$1:.$F$539];2;1=2)" office:value-type="string" office:string-value="Лит/ Тех перевод">
            <text:p>Лит/ Тех перевод</text:p>
          </table:table-cell>
          <table:table-cell table:style-name="ce60" office:value-type="string">
            <text:p>Трусова С.И.</text:p>
          </table:table-cell>
          <table:table-cell table:style-name="ce62" office:value-type="string">
            <text:p>Чт</text:p>
          </table:table-cell>
          <table:table-cell table:style-name="ce64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8" office:value-type="float" office:value="11">
            <text:p>11</text:p>
          </table:table-cell>
          <table:table-cell table:style-name="ce62" office:value-type="string">
            <text:p>3.10</text:p>
          </table:table-cell>
          <table:table-cell table:style-name="ce71" office:value-type="string">
            <text:p>П</text:p>
          </table:table-cell>
          <table:table-cell office:value-type="string">
            <text:p>Чт-1-11</text:p>
          </table:table-cell>
          <table:table-cell table:number-columns-repeated="1014"/>
        </table:table-row>
        <table:table-row table:style-name="ro4" table:visibility="filter">
          <table:table-cell table:formula="of:=VLOOKUP([.I384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7а</text:p>
          </table:table-cell>
          <table:table-cell office:value-type="string">
            <text:p>3.5а</text:p>
          </table:table-cell>
          <table:table-cell/>
          <table:table-cell office:value-type="string">
            <text:p>Чт-1-7а</text:p>
          </table:table-cell>
          <table:table-cell table:number-columns-repeated="1014"/>
        </table:table-row>
        <table:table-row table:style-name="ro4" table:visibility="filter">
          <table:table-cell table:formula="of:=VLOOKUP([.I385];[Лист1_4.$D$1:.$F$539];2;1=2)" office:value-type="string" office:string-value="Алгебра">
            <text:p>Алгебра</text:p>
          </table:table-cell>
          <table:table-cell office:value-type="string">
            <text:p>Ходжабагян И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3.1</text:p>
          </table:table-cell>
          <table:table-cell/>
          <table:table-cell office:value-type="string">
            <text:p>Чт-1-10</text:p>
          </table:table-cell>
          <table:table-cell table:number-columns-repeated="1014"/>
        </table:table-row>
        <table:table-row table:style-name="ro4" table:visibility="filter">
          <table:table-cell table:formula="of:=VLOOKUP([.I386];[Лист1_4.$D$1:.$F$539];2;1=2)" office:value-type="float" office:value="0">
            <text:p>#Н/Д</text:p>
          </table:table-cell>
          <table:table-cell office:value-type="string">
            <text:p>Чумак О.И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ф</text:p>
          </table:table-cell>
          <table:table-cell office:value-type="string">
            <text:p>2.5</text:p>
          </table:table-cell>
          <table:table-cell/>
          <table:table-cell office:value-type="string">
            <text:p>Чт-1-ф</text:p>
          </table:table-cell>
          <table:table-cell table:number-columns-repeated="1014"/>
        </table:table-row>
        <table:table-row table:style-name="ro4" table:visibility="filter">
          <table:table-cell table:formula="of:=VLOOKUP([.I387];[Лист1_4.$D$1:.$F$539];2;1=2)" office:value-type="float" office:value="0">
            <text:p>#Н/Д</text:p>
          </table:table-cell>
          <table:table-cell office:value-type="string">
            <text:p>Архипенкова И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4б</text:p>
          </table:table-cell>
          <table:table-cell office:value-type="string">
            <text:p>4.3</text:p>
          </table:table-cell>
          <table:table-cell/>
          <table:table-cell office:value-type="string">
            <text:p>Чт-2-4б</text:p>
          </table:table-cell>
          <table:table-cell table:number-columns-repeated="1014"/>
        </table:table-row>
        <table:table-row table:style-name="ro4" table:visibility="filter">
          <table:table-cell table:formula="of:=VLOOKUP([.I388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66" office:value-type="string">
            <text:p>4б</text:p>
          </table:table-cell>
          <table:table-cell office:value-type="string">
            <text:p>2.10</text:p>
          </table:table-cell>
          <table:table-cell/>
          <table:table-cell office:value-type="string">
            <text:p>Чт-2-4б</text:p>
          </table:table-cell>
          <table:table-cell table:number-columns-repeated="1014"/>
        </table:table-row>
        <table:table-row table:style-name="ro4" table:visibility="filter">
          <table:table-cell table:formula="of:=VLOOKUP([.I389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66" office:value-type="string">
            <text:p>1а</text:p>
          </table:table-cell>
          <table:table-cell office:value-type="string">
            <text:p>С/З</text:p>
          </table:table-cell>
          <table:table-cell/>
          <table:table-cell office:value-type="string">
            <text:p>Чт-2-1а</text:p>
          </table:table-cell>
          <table:table-cell table:number-columns-repeated="1014"/>
        </table:table-row>
        <table:table-row table:style-name="ro4" table:visibility="filter">
          <table:table-cell table:formula="of:=VLOOKUP([.I390];[Лист1_4.$D$1:.$F$539];2;1=2)" office:value-type="string" office:string-value="Обществознание">
            <text:p>Обществознание</text:p>
          </table:table-cell>
          <table:table-cell office:value-type="string">
            <text:p>Колпенская Т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66" office:value-type="float" office:value="10">
            <text:p>10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Чт-2-10</text:p>
          </table:table-cell>
          <table:table-cell table:number-columns-repeated="1014"/>
        </table:table-row>
        <table:table-row table:style-name="ro4">
          <table:table-cell table:formula="of:=VLOOKUP([.I391];[Лист1_4.$D$1:.$F$539];2;1=2)" office:value-type="string" office:string-value="ИВТ/Нем. (Лехкун В.Н.)">
            <text:p>ИВТ/Нем. (Лехкун В.Н.)</text:p>
          </table:table-cell>
          <table:table-cell office:value-type="string">
            <text:p>Курнышёва Е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5а</text:p>
          </table:table-cell>
          <table:table-cell office:value-type="string">
            <text:p>3.2</text:p>
          </table:table-cell>
          <table:table-cell/>
          <table:table-cell office:value-type="string">
            <text:p>Чт-2-5а</text:p>
          </table:table-cell>
          <table:table-cell table:number-columns-repeated="1014"/>
        </table:table-row>
        <table:table-row table:style-name="ro4" table:visibility="filter">
          <table:table-cell table:formula="of:=VLOOKUP([.I392];[Лист1_4.$D$1:.$F$539];2;1=2)" office:value-type="string" office:string-value="Физика">
            <text:p>Физика</text:p>
          </table:table-cell>
          <table:table-cell office:value-type="string">
            <text:p>Кучина Т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66" office:value-type="string">
            <text:p>7б</text:p>
          </table:table-cell>
          <table:table-cell office:value-type="string">
            <text:p>5.6</text:p>
          </table:table-cell>
          <table:table-cell/>
          <table:table-cell office:value-type="string">
            <text:p>Чт-2-7б</text:p>
          </table:table-cell>
          <table:table-cell table:number-columns-repeated="1014"/>
        </table:table-row>
        <table:table-row table:style-name="ro4">
          <table:table-cell table:formula="of:=VLOOKUP([.I393];[Лист1_4.$D$1:.$F$539];2;1=2)" office:value-type="string" office:string-value="ИВТ/Нем. (Лехкун В.Н.)">
            <text:p>ИВТ/Нем. (Лехкун В.Н.)</text:p>
          </table:table-cell>
          <table:table-cell office:value-type="string">
            <text:p>Лехкун В.Н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66" office:value-type="string">
            <text:p>5а</text:p>
          </table:table-cell>
          <table:table-cell office:value-type="string">
            <text:p>1.1</text:p>
          </table:table-cell>
          <table:table-cell/>
          <table:table-cell office:value-type="string">
            <text:p>Чт-2-5а</text:p>
          </table:table-cell>
          <table:table-cell table:number-columns-repeated="1014"/>
        </table:table-row>
        <table:table-row table:style-name="ro4" table:visibility="filter">
          <table:table-cell table:formula="of:=VLOOKUP([.I394];[Лист1_4.$D$1:.$F$539];2;1=2)" office:value-type="float" office:value="0">
            <text:p>#Н/Д</text:p>
          </table:table-cell>
          <table:table-cell office:value-type="string">
            <text:p>Маругина И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ф</text:p>
          </table:table-cell>
          <table:table-cell office:value-type="string">
            <text:p>3.8</text:p>
          </table:table-cell>
          <table:table-cell/>
          <table:table-cell office:value-type="string">
            <text:p>Чт-2-ф</text:p>
          </table:table-cell>
          <table:table-cell table:number-columns-repeated="1014"/>
        </table:table-row>
        <table:table-row table:style-name="ro4" table:visibility="filter">
          <table:table-cell table:formula="of:=VLOOKUP([.I395];[Лист1_4.$D$1:.$F$539];2;1=2)" office:value-type="string" office:string-value="Немецкий">
            <text:p>Немецкий</text:p>
          </table:table-cell>
          <table:table-cell office:value-type="string">
            <text:p>Надеждина О.И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8б</text:p>
          </table:table-cell>
          <table:table-cell office:value-type="string">
            <text:p>4.10</text:p>
          </table:table-cell>
          <table:table-cell/>
          <table:table-cell office:value-type="string">
            <text:p>Чт-2-8б</text:p>
          </table:table-cell>
          <table:table-cell table:number-columns-repeated="1014"/>
        </table:table-row>
        <table:table-row table:style-name="ro4" table:visibility="filter">
          <table:table-cell table:formula="of:=VLOOKUP([.I396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8а</text:p>
          </table:table-cell>
          <table:table-cell office:value-type="string">
            <text:p>3.5</text:p>
          </table:table-cell>
          <table:table-cell/>
          <table:table-cell table:style-name="ce71" office:value-type="string">
            <text:p>Чт-2-8а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397];[Лист1_4.$D$1:.$F$539];2;1=2)" office:value-type="float" office:value="0">
            <text:p>#Н/Д</text:p>
          </table:table-cell>
          <table:table-cell office:value-type="string">
            <text:p>Перкова М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</text:p>
          </table:table-cell>
          <table:table-cell office:value-type="string">
            <text:p>2.3</text:p>
          </table:table-cell>
          <table:table-cell/>
          <table:table-cell table:style-name="ce71" office:value-type="string">
            <text:p>Чт-2-н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398];[Лист1_4.$D$1:.$F$539];2;1=2)" office:value-type="string" office:string-value="Математика">
            <text:p>Математика</text:p>
          </table:table-cell>
          <table:table-cell office:value-type="string">
            <text:p>Потрашова Н.Б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6б</text:p>
          </table:table-cell>
          <table:table-cell office:value-type="string">
            <text:p>3.4</text:p>
          </table:table-cell>
          <table:table-cell/>
          <table:table-cell office:value-type="string">
            <text:p>Чт-2-6б</text:p>
          </table:table-cell>
          <table:table-cell table:number-columns-repeated="1014"/>
        </table:table-row>
        <table:table-row table:style-name="ro4" table:visibility="filter">
          <table:table-cell table:formula="of:=VLOOKUP([.I399];[Лист1_4.$D$1:.$F$539];2;1=2)" office:value-type="string" office:string-value="История">
            <text:p>История</text:p>
          </table:table-cell>
          <table:table-cell office:value-type="string">
            <text:p>СмородиноваИ.Б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66" office:value-type="string">
            <text:p>5б</text:p>
          </table:table-cell>
          <table:table-cell office:value-type="string">
            <text:p>4.9</text:p>
          </table:table-cell>
          <table:table-cell/>
          <table:table-cell office:value-type="string">
            <text:p>Чт-2-5б</text:p>
          </table:table-cell>
          <table:table-cell table:number-columns-repeated="1014"/>
        </table:table-row>
        <table:table-row table:style-name="ro4" table:visibility="filter">
          <table:table-cell table:formula="of:=VLOOKUP([.I400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66" office:value-type="string">
            <text:p>7а</text:p>
          </table:table-cell>
          <table:table-cell office:value-type="string">
            <text:p>5.3</text:p>
          </table:table-cell>
          <table:table-cell/>
          <table:table-cell office:value-type="string">
            <text:p>Чт-2-7а</text:p>
          </table:table-cell>
          <table:table-cell table:number-columns-repeated="1014"/>
        </table:table-row>
        <table:table-row table:style-name="ro4" table:visibility="filter">
          <table:table-cell table:formula="of:=VLOOKUP([.I401];[Лист1_4.$D$1:.$F$539];2;1=2)" office:value-type="string" office:string-value="Немецкий">
            <text:p>Немецкий</text:p>
          </table:table-cell>
          <table:table-cell office:value-type="string">
            <text:p>Трусова С.И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66" office:value-type="string">
            <text:p>8б</text:p>
          </table:table-cell>
          <table:table-cell office:value-type="string">
            <text:p>3.10</text:p>
          </table:table-cell>
          <table:table-cell/>
          <table:table-cell office:value-type="string">
            <text:p>Чт-2-8б</text:p>
          </table:table-cell>
          <table:table-cell table:number-columns-repeated="1014"/>
        </table:table-row>
        <table:table-row table:style-name="ro4" table:visibility="filter">
          <table:table-cell table:formula="of:=VLOOKUP([.I402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8а</text:p>
          </table:table-cell>
          <table:table-cell office:value-type="string">
            <text:p>3.5а</text:p>
          </table:table-cell>
          <table:table-cell/>
          <table:table-cell office:value-type="string">
            <text:p>Чт-2-8а</text:p>
          </table:table-cell>
          <table:table-cell table:number-columns-repeated="1014"/>
        </table:table-row>
        <table:table-row table:style-name="ro4" table:visibility="filter">
          <table:table-cell table:formula="of:=VLOOKUP([.I403];[Лист1_4.$D$1:.$F$539];2;1=2)" office:value-type="string" office:string-value="Алгебра">
            <text:p>Алгебра</text:p>
          </table:table-cell>
          <table:table-cell office:value-type="string">
            <text:p>Ходжабагян И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3.1</text:p>
          </table:table-cell>
          <table:table-cell/>
          <table:table-cell office:value-type="string">
            <text:p>Чт-2-9</text:p>
          </table:table-cell>
          <table:table-cell table:number-columns-repeated="1014"/>
        </table:table-row>
        <table:table-row table:style-name="ro4" table:visibility="filter">
          <table:table-cell table:formula="of:=VLOOKUP([.I404];[Лист1_4.$D$1:.$F$539];2;1=2)" office:value-type="float" office:value="0">
            <text:p>#Н/Д</text:p>
          </table:table-cell>
          <table:table-cell office:value-type="string">
            <text:p>Архипенкова И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4а</text:p>
          </table:table-cell>
          <table:table-cell office:value-type="string">
            <text:p>4.3</text:p>
          </table:table-cell>
          <table:table-cell/>
          <table:table-cell office:value-type="string">
            <text:p>Чт-3-4а</text:p>
          </table:table-cell>
          <table:table-cell table:number-columns-repeated="1014"/>
        </table:table-row>
        <table:table-row table:style-name="ro4" table:visibility="filter">
          <table:table-cell table:formula="of:=VLOOKUP([.I405];[Лист1_4.$D$1:.$F$539];2;1=2)" office:value-type="float" office:value="0">
            <text:p>#Н/Д</text:p>
          </table:table-cell>
          <table:table-cell office:value-type="string">
            <text:p>Егорова О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ф</text:p>
          </table:table-cell>
          <table:table-cell office:value-type="string">
            <text:p>2.4</text:p>
          </table:table-cell>
          <table:table-cell/>
          <table:table-cell office:value-type="string">
            <text:p>Чт-3-ф</text:p>
          </table:table-cell>
          <table:table-cell table:number-columns-repeated="1014"/>
        </table:table-row>
        <table:table-row table:style-name="ro4" table:visibility="filter">
          <table:table-cell table:formula="of:=VLOOKUP([.I406];[Лист1_4.$D$1:.$F$539];2;1=2)" office:value-type="float" office:value="0">
            <text:p>#Н/Д</text:p>
          </table:table-cell>
          <table:table-cell office:value-type="string">
            <text:p>Касяненко О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н</text:p>
          </table:table-cell>
          <table:table-cell office:value-type="string">
            <text:p>2.1</text:p>
          </table:table-cell>
          <table:table-cell/>
          <table:table-cell office:value-type="string">
            <text:p>Чт-3-н</text:p>
          </table:table-cell>
          <table:table-cell table:number-columns-repeated="1014"/>
        </table:table-row>
        <table:table-row table:style-name="ro4" table:visibility="filter">
          <table:table-cell table:formula="of:=VLOOKUP([.I407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66" office:value-type="string">
            <text:p>4а</text:p>
          </table:table-cell>
          <table:table-cell office:value-type="string">
            <text:p>2.10</text:p>
          </table:table-cell>
          <table:table-cell/>
          <table:table-cell office:value-type="string">
            <text:p>Чт-3-4а</text:p>
          </table:table-cell>
          <table:table-cell table:number-columns-repeated="1014"/>
        </table:table-row>
        <table:table-row table:style-name="ro4" table:visibility="filter">
          <table:table-cell table:formula="of:=VLOOKUP([.I408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66" office:value-type="string">
            <text:p>2а</text:p>
          </table:table-cell>
          <table:table-cell office:value-type="string">
            <text:p>С/З</text:p>
          </table:table-cell>
          <table:table-cell/>
          <table:table-cell office:value-type="string">
            <text:p>Чт-3-2а</text:p>
          </table:table-cell>
          <table:table-cell table:number-columns-repeated="1014"/>
        </table:table-row>
        <table:table-row table:style-name="ro4" table:visibility="filter">
          <table:table-cell table:formula="of:=VLOOKUP([.I409];[Лист1_4.$D$1:.$F$539];2;1=2)" office:value-type="string" office:string-value="История">
            <text:p>История</text:p>
          </table:table-cell>
          <table:table-cell office:value-type="string">
            <text:p>Колпенская Т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66" office:value-type="string">
            <text:p>7а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Чт-3-7а</text:p>
          </table:table-cell>
          <table:table-cell table:number-columns-repeated="1014"/>
        </table:table-row>
        <table:table-row table:style-name="ro4" table:visibility="filter">
          <table:table-cell table:formula="of:=VLOOKUP([.I410];[Лист1_4.$D$1:.$F$539];2;1=2)" office:value-type="string" office:string-value="Лингва/ МХК англ.">
            <text:p>Лингва/ МХК англ.</text:p>
          </table:table-cell>
          <table:table-cell table:style-name="ce60" office:value-type="string">
            <text:p>Круглова Е.А.</text:p>
          </table:table-cell>
          <table:table-cell table:style-name="ce62" office:value-type="string">
            <text:p>Чт</text:p>
          </table:table-cell>
          <table:table-cell table:style-name="ce64" office:value-type="float" office:value="4">
            <text:p>4</text:p>
          </table:table-cell>
          <table:table-cell table:style-name="ce62" office:value-type="float" office:value="3">
            <text:p>3</text:p>
          </table:table-cell>
          <table:table-cell table:style-name="ce67" office:value-type="string">
            <text:p>11</text:p>
          </table:table-cell>
          <table:table-cell table:style-name="ce62" office:value-type="string">
            <text:p>4.8</text:p>
          </table:table-cell>
          <table:table-cell table:style-name="ce71" office:value-type="string">
            <text:p>Л</text:p>
          </table:table-cell>
          <table:table-cell office:value-type="string">
            <text:p>Чт-3-11</text:p>
          </table:table-cell>
          <table:table-cell table:number-columns-repeated="1014"/>
        </table:table-row>
        <table:table-row table:style-name="ro4" table:visibility="filter">
          <table:table-cell table:formula="of:=VLOOKUP([.I411];[Лист1_4.$D$1:.$F$539];2;1=2)" office:value-type="string" office:string-value="ИВТ/Англ. яз. (Новикова Е.К.) ">
            <text:p>ИВТ/Англ. яз. (Новикова Е.К.) </text:p>
          </table:table-cell>
          <table:table-cell office:value-type="string">
            <text:p>Курнышёва Е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6б</text:p>
          </table:table-cell>
          <table:table-cell office:value-type="string">
            <text:p>3.2</text:p>
          </table:table-cell>
          <table:table-cell/>
          <table:table-cell office:value-type="string">
            <text:p>Чт-3-6б</text:p>
          </table:table-cell>
          <table:table-cell table:number-columns-repeated="1014"/>
        </table:table-row>
        <table:table-row table:style-name="ro4" table:visibility="filter">
          <table:table-cell table:formula="of:=VLOOKUP([.I412];[Лист1_4.$D$1:.$F$539];2;1=2)" office:value-type="string" office:string-value="Физика">
            <text:p>Физика</text:p>
          </table:table-cell>
          <table:table-cell office:value-type="string">
            <text:p>Кучина Т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66" office:value-type="float" office:value="10">
            <text:p>10</text:p>
          </table:table-cell>
          <table:table-cell office:value-type="string">
            <text:p>5.6</text:p>
          </table:table-cell>
          <table:table-cell/>
          <table:table-cell office:value-type="string">
            <text:p>Чт-3-10</text:p>
          </table:table-cell>
          <table:table-cell table:number-columns-repeated="1014"/>
        </table:table-row>
        <table:table-row table:style-name="ro4" table:visibility="filter">
          <table:table-cell table:formula="of:=VLOOKUP([.I413];[Лист1_4.$D$1:.$F$539];2;1=2)" office:value-type="string" office:string-value="Немецкий">
            <text:p>Немецкий</text:p>
          </table:table-cell>
          <table:table-cell office:value-type="string">
            <text:p>Лехкун В.Н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66" office:value-type="float" office:value="9">
            <text:p>9</text:p>
          </table:table-cell>
          <table:table-cell office:value-type="string">
            <text:p>1.1</text:p>
          </table:table-cell>
          <table:table-cell/>
          <table:table-cell office:value-type="string">
            <text:p>Чт-3-9</text:p>
          </table:table-cell>
          <table:table-cell table:number-columns-repeated="1014"/>
        </table:table-row>
        <table:table-row table:style-name="ro4">
          <table:table-cell table:formula="of:=VLOOKUP([.I414];[Лист1_4.$D$1:.$F$539];2;1=2)" office:value-type="string" office:string-value="Математика">
            <text:p>Математика</text:p>
          </table:table-cell>
          <table:table-cell office:value-type="string">
            <text:p>Луковников А.Е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5а</text:p>
          </table:table-cell>
          <table:table-cell office:value-type="string">
            <text:p>4.4</text:p>
          </table:table-cell>
          <table:table-cell/>
          <table:table-cell office:value-type="string">
            <text:p>Чт-3-5а</text:p>
          </table:table-cell>
          <table:table-cell table:number-columns-repeated="1014"/>
        </table:table-row>
        <table:table-row table:style-name="ro4" table:visibility="filter">
          <table:table-cell table:formula="of:=VLOOKUP([.I415];[Лист1_4.$D$1:.$F$539];2;1=2)" office:value-type="string" office:string-value="Немецкий">
            <text:p>Немецкий</text:p>
          </table:table-cell>
          <table:table-cell office:value-type="string">
            <text:p>Надеждина О.И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4.10</text:p>
          </table:table-cell>
          <table:table-cell/>
          <table:table-cell office:value-type="string">
            <text:p>Чт-3-9</text:p>
          </table:table-cell>
          <table:table-cell table:number-columns-repeated="1014"/>
        </table:table-row>
        <table:table-row table:style-name="ro4" table:visibility="filter">
          <table:table-cell table:formula="of:=VLOOKUP([.I416];[Лист1_4.$D$1:.$F$539];2;1=2)" office:value-type="string" office:string-value="ИВТ/Англ. яз. (Новикова Е.К.) ">
            <text:p>ИВТ/Англ. яз. (Новикова Е.К.) </text:p>
          </table:table-cell>
          <table:table-cell office:value-type="string">
            <text:p>Новикова Е.К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6б</text:p>
          </table:table-cell>
          <table:table-cell office:value-type="string">
            <text:p>3.5</text:p>
          </table:table-cell>
          <table:table-cell/>
          <table:table-cell office:value-type="string">
            <text:p>Чт-3-6б</text:p>
          </table:table-cell>
          <table:table-cell table:number-columns-repeated="1014"/>
        </table:table-row>
        <table:table-row table:style-name="ro4" table:visibility="filter">
          <table:table-cell table:formula="of:=VLOOKUP([.I417];[Лист1_4.$D$1:.$F$539];2;1=2)" office:value-type="string" office:string-value="Алгебра">
            <text:p>Алгебра</text:p>
          </table:table-cell>
          <table:table-cell office:value-type="string">
            <text:p>Потрашова Н.Б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8а</text:p>
          </table:table-cell>
          <table:table-cell office:value-type="string">
            <text:p>3.4</text:p>
          </table:table-cell>
          <table:table-cell/>
          <table:table-cell office:value-type="string">
            <text:p>Чт-3-8а</text:p>
          </table:table-cell>
          <table:table-cell table:number-columns-repeated="1014"/>
        </table:table-row>
        <table:table-row table:style-name="ro4" table:visibility="filter">
          <table:table-cell table:formula="of:=VLOOKUP([.I418];[Лист1_4.$D$1:.$F$539];2;1=2)" office:value-type="string" office:string-value="История">
            <text:p>История</text:p>
          </table:table-cell>
          <table:table-cell office:value-type="string">
            <text:p>СмородиноваИ.Б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66" office:value-type="string">
            <text:p>6а</text:p>
          </table:table-cell>
          <table:table-cell office:value-type="string">
            <text:p>4.9</text:p>
          </table:table-cell>
          <table:table-cell/>
          <table:table-cell office:value-type="string">
            <text:p>Чт-3-6а</text:p>
          </table:table-cell>
          <table:table-cell table:number-columns-repeated="1014"/>
        </table:table-row>
        <table:table-row table:style-name="ro4" table:visibility="filter">
          <table:table-cell table:formula="of:=VLOOKUP([.I419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66" office:value-type="string">
            <text:p>5б</text:p>
          </table:table-cell>
          <table:table-cell office:value-type="string">
            <text:p>5.3</text:p>
          </table:table-cell>
          <table:table-cell/>
          <table:table-cell office:value-type="string">
            <text:p>Чт-3-5б</text:p>
          </table:table-cell>
          <table:table-cell table:number-columns-repeated="1014"/>
        </table:table-row>
        <table:table-row table:style-name="ro4" table:visibility="filter">
          <table:table-cell table:formula="of:=VLOOKUP([.I420];[Лист1_4.$D$1:.$F$539];2;1=2)" office:value-type="string" office:string-value="Лингва/ МХК англ.">
            <text:p>Лингва/ МХК англ.</text:p>
          </table:table-cell>
          <table:table-cell table:style-name="ce60" office:value-type="string">
            <text:p>Филиппова Т.В.</text:p>
          </table:table-cell>
          <table:table-cell table:style-name="ce62" office:value-type="string">
            <text:p>Чт</text:p>
          </table:table-cell>
          <table:table-cell table:style-name="ce64" office:value-type="float" office:value="4">
            <text:p>4</text:p>
          </table:table-cell>
          <table:table-cell table:style-name="ce62" office:value-type="float" office:value="3">
            <text:p>3</text:p>
          </table:table-cell>
          <table:table-cell table:style-name="ce67" office:value-type="string">
            <text:p>11</text:p>
          </table:table-cell>
          <table:table-cell table:style-name="ce62" office:value-type="string">
            <text:p>3.5а</text:p>
          </table:table-cell>
          <table:table-cell table:style-name="ce71" office:value-type="string">
            <text:p>М</text:p>
          </table:table-cell>
          <table:table-cell office:value-type="string">
            <text:p>Чт-3-11</text:p>
          </table:table-cell>
          <table:table-cell table:number-columns-repeated="1014"/>
        </table:table-row>
        <table:table-row table:style-name="ro4" table:visibility="filter">
          <table:table-cell table:formula="of:=VLOOKUP([.I421];[Лист1_4.$D$1:.$F$539];2;1=2)" office:value-type="string" office:string-value="Немецкий">
            <text:p>Немецкий</text:p>
          </table:table-cell>
          <table:table-cell office:value-type="string">
            <text:p>Архипенкова И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8а</text:p>
          </table:table-cell>
          <table:table-cell office:value-type="string">
            <text:p>4.3</text:p>
          </table:table-cell>
          <table:table-cell/>
          <table:table-cell office:value-type="string">
            <text:p>Чт-4-8а</text:p>
          </table:table-cell>
          <table:table-cell table:number-columns-repeated="1014"/>
        </table:table-row>
        <table:table-row table:style-name="ro4" table:visibility="filter">
          <table:table-cell table:formula="of:=VLOOKUP([.I422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66" office:value-type="string">
            <text:p>3б</text:p>
          </table:table-cell>
          <table:table-cell office:value-type="string">
            <text:p>2.10</text:p>
          </table:table-cell>
          <table:table-cell/>
          <table:table-cell office:value-type="string">
            <text:p>Чт-4-3б</text:p>
          </table:table-cell>
          <table:table-cell table:number-columns-repeated="1014"/>
        </table:table-row>
        <table:table-row table:style-name="ro4" table:visibility="filter">
          <table:table-cell table:formula="of:=VLOOKUP([.I423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66" office:value-type="string">
            <text:p>1б</text:p>
          </table:table-cell>
          <table:table-cell office:value-type="string">
            <text:p>С/З</text:p>
          </table:table-cell>
          <table:table-cell/>
          <table:table-cell office:value-type="string">
            <text:p>Чт-4-1б</text:p>
          </table:table-cell>
          <table:table-cell table:number-columns-repeated="1014"/>
        </table:table-row>
        <table:table-row table:style-name="ro4" table:visibility="filter">
          <table:table-cell table:formula="of:=VLOOKUP([.I424];[Лист1_4.$D$1:.$F$539];2;1=2)" office:value-type="string" office:string-value="История">
            <text:p>История</text:p>
          </table:table-cell>
          <table:table-cell office:value-type="string">
            <text:p>Колпенская Т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66" office:value-type="float" office:value="9">
            <text:p>9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Чт-4-9</text:p>
          </table:table-cell>
          <table:table-cell table:number-columns-repeated="1014"/>
        </table:table-row>
        <table:table-row table:style-name="ro4" table:visibility="filter">
          <table:table-cell table:formula="of:=VLOOKUP([.I425];[Лист1_4.$D$1:.$F$539];2;1=2)" office:value-type="float" office:value="0">
            <text:p>#Н/Д</text:p>
          </table:table-cell>
          <table:table-cell office:value-type="string">
            <text:p>Коржавина В.Б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66" office:value-type="string">
            <text:p>3б</text:p>
          </table:table-cell>
          <table:table-cell office:value-type="string">
            <text:p>Н.Ш.</text:p>
          </table:table-cell>
          <table:table-cell/>
          <table:table-cell office:value-type="string">
            <text:p>Чт-4-3б</text:p>
          </table:table-cell>
          <table:table-cell table:number-columns-repeated="1014"/>
        </table:table-row>
        <table:table-row table:style-name="ro4" table:visibility="filter">
          <table:table-cell table:formula="of:=VLOOKUP([.I426];[Лист1_4.$D$1:.$F$539];2;1=2)" office:value-type="string" office:string-value="ИВТ/Англ. яз. (Филиппова Т.В.)">
            <text:p>ИВТ/Англ. яз. (Филиппова Т.В.)</text:p>
          </table:table-cell>
          <table:table-cell office:value-type="string">
            <text:p>Курнышёва Е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6б</text:p>
          </table:table-cell>
          <table:table-cell office:value-type="string">
            <text:p>3.2</text:p>
          </table:table-cell>
          <table:table-cell/>
          <table:table-cell office:value-type="string">
            <text:p>Чт-4-6б</text:p>
          </table:table-cell>
          <table:table-cell table:number-columns-repeated="1014"/>
        </table:table-row>
        <table:table-row table:style-name="ro4" table:visibility="filter">
          <table:table-cell table:formula="of:=VLOOKUP([.I427];[Лист1_4.$D$1:.$F$539];2;1=2)" office:value-type="float" office:value="0">
            <text:p>#Н/Д</text:p>
          </table:table-cell>
          <table:table-cell office:value-type="string">
            <text:p>Лиморенко Р.М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н</text:p>
          </table:table-cell>
          <table:table-cell office:value-type="string">
            <text:p>2.9</text:p>
          </table:table-cell>
          <table:table-cell/>
          <table:table-cell office:value-type="string">
            <text:p>Чт-4-н</text:p>
          </table:table-cell>
          <table:table-cell table:number-columns-repeated="1014"/>
        </table:table-row>
        <table:table-row table:style-name="ro4" table:visibility="filter">
          <table:table-cell table:formula="of:=VLOOKUP([.I428];[Лист1_4.$D$1:.$F$539];2;1=2)" office:value-type="string" office:string-value="Математика">
            <text:p>Математика</text:p>
          </table:table-cell>
          <table:table-cell office:value-type="string">
            <text:p>Луковников А.Е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5б</text:p>
          </table:table-cell>
          <table:table-cell office:value-type="string">
            <text:p>4.4</text:p>
          </table:table-cell>
          <table:table-cell/>
          <table:table-cell office:value-type="string">
            <text:p>Чт-4-5б</text:p>
          </table:table-cell>
          <table:table-cell table:number-columns-repeated="1014"/>
        </table:table-row>
        <table:table-row table:style-name="ro4" table:visibility="filter">
          <table:table-cell table:formula="of:=VLOOKUP([.I429];[Лист1_4.$D$1:.$F$539];2;1=2)" office:value-type="string" office:string-value="Немецкий">
            <text:p>Немецкий</text:p>
          </table:table-cell>
          <table:table-cell office:value-type="string">
            <text:p>Надеждина О.И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8а</text:p>
          </table:table-cell>
          <table:table-cell office:value-type="string">
            <text:p>4.10</text:p>
          </table:table-cell>
          <table:table-cell/>
          <table:table-cell office:value-type="string">
            <text:p>Чт-4-8а</text:p>
          </table:table-cell>
          <table:table-cell table:number-columns-repeated="1014"/>
        </table:table-row>
        <table:table-row table:style-name="ro4" table:visibility="filter">
          <table:table-cell table:formula="of:=VLOOKUP([.I430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8б</text:p>
          </table:table-cell>
          <table:table-cell office:value-type="string">
            <text:p>3.5</text:p>
          </table:table-cell>
          <table:table-cell/>
          <table:table-cell office:value-type="string">
            <text:p>Чт-4-8б</text:p>
          </table:table-cell>
          <table:table-cell table:number-columns-repeated="1014"/>
        </table:table-row>
        <table:table-row table:style-name="ro4" table:visibility="filter">
          <table:table-cell table:formula="of:=VLOOKUP([.I431];[Лист1_4.$D$1:.$F$539];2;1=2)" office:value-type="float" office:value="0">
            <text:p>#Н/Д</text:p>
          </table:table-cell>
          <table:table-cell office:value-type="string">
            <text:p>Потехина И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ф</text:p>
          </table:table-cell>
          <table:table-cell office:value-type="string">
            <text:p>3.7</text:p>
          </table:table-cell>
          <table:table-cell/>
          <table:table-cell office:value-type="string">
            <text:p>Чт-4-ф</text:p>
          </table:table-cell>
          <table:table-cell table:number-columns-repeated="1014"/>
        </table:table-row>
        <table:table-row table:style-name="ro4" table:visibility="filter">
          <table:table-cell table:formula="of:=VLOOKUP([.I432];[Лист1_4.$D$1:.$F$539];2;1=2)" office:value-type="string" office:string-value="Математика">
            <text:p>Математика</text:p>
          </table:table-cell>
          <table:table-cell office:value-type="string">
            <text:p>Потрашова Н.Б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6а</text:p>
          </table:table-cell>
          <table:table-cell office:value-type="string">
            <text:p>3.4</text:p>
          </table:table-cell>
          <table:table-cell/>
          <table:table-cell table:style-name="ce71" office:value-type="string">
            <text:p>Чт-4-6а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433];[Лист1_4.$D$1:.$F$539];2;1=2)" office:value-type="string" office:string-value="ОБЖ ">
            <text:p>ОБЖ </text:p>
          </table:table-cell>
          <table:table-cell office:value-type="string">
            <text:p>Снежко А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66" office:value-type="float" office:value="10">
            <text:p>10</text:p>
          </table:table-cell>
          <table:table-cell office:value-type="string">
            <text:p>4.9</text:p>
          </table:table-cell>
          <table:table-cell/>
          <table:table-cell office:value-type="string">
            <text:p>Чт-4-10</text:p>
          </table:table-cell>
          <table:table-cell table:number-columns-repeated="1014"/>
        </table:table-row>
        <table:table-row table:style-name="ro4">
          <table:table-cell table:formula="of:=VLOOKUP([.I434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66" office:value-type="string">
            <text:p>5а</text:p>
          </table:table-cell>
          <table:table-cell office:value-type="string">
            <text:p>5.3</text:p>
          </table:table-cell>
          <table:table-cell/>
          <table:table-cell office:value-type="string">
            <text:p>Чт-4-5а</text:p>
          </table:table-cell>
          <table:table-cell table:number-columns-repeated="1014"/>
        </table:table-row>
        <table:table-row table:style-name="ro4" table:visibility="filter">
          <table:table-cell table:formula="of:=VLOOKUP([.I435];[Лист1_4.$D$1:.$F$539];2;1=2)" office:value-type="string" office:string-value="ИВТ/Англ. яз. (Филиппова Т.В.)">
            <text:p>ИВТ/Англ. яз. (Филиппова Т.В.)</text:p>
          </table:table-cell>
          <table:table-cell office:value-type="string">
            <text:p>Филиппова Т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6б</text:p>
          </table:table-cell>
          <table:table-cell office:value-type="string">
            <text:p>3.5а</text:p>
          </table:table-cell>
          <table:table-cell/>
          <table:table-cell office:value-type="string">
            <text:p>Чт-4-6б</text:p>
          </table:table-cell>
          <table:table-cell table:number-columns-repeated="1014"/>
        </table:table-row>
        <table:table-row table:style-name="ro4" table:visibility="filter">
          <table:table-cell table:formula="of:=VLOOKUP([.I436];[Лист1_4.$D$1:.$F$539];2;1=2)" office:value-type="string" office:string-value="Алгебра">
            <text:p>Алгебра</text:p>
          </table:table-cell>
          <table:table-cell office:value-type="string">
            <text:p>Ходжабагян И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7б</text:p>
          </table:table-cell>
          <table:table-cell office:value-type="string">
            <text:p>3.1</text:p>
          </table:table-cell>
          <table:table-cell/>
          <table:table-cell office:value-type="string">
            <text:p>Чт-4-7б</text:p>
          </table:table-cell>
          <table:table-cell table:number-columns-repeated="1014"/>
        </table:table-row>
        <table:table-row table:style-name="ro4" table:visibility="filter">
          <table:table-cell table:formula="of:=VLOOKUP([.I437];[Лист1_4.$D$1:.$F$539];2;1=2)" office:value-type="float" office:value="0">
            <text:p>#Н/Д</text:p>
          </table:table-cell>
          <table:table-cell office:value-type="string">
            <text:p>Архипенкова И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2б</text:p>
          </table:table-cell>
          <table:table-cell office:value-type="string">
            <text:p>4.3</text:p>
          </table:table-cell>
          <table:table-cell/>
          <table:table-cell office:value-type="string">
            <text:p>Чт-5-2б</text:p>
          </table:table-cell>
          <table:table-cell table:number-columns-repeated="1014"/>
        </table:table-row>
        <table:table-row table:style-name="ro4" table:visibility="filter">
          <table:table-cell table:formula="of:=VLOOKUP([.I438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6" office:value-type="string">
            <text:p>1б</text:p>
          </table:table-cell>
          <table:table-cell office:value-type="string">
            <text:p>2.10</text:p>
          </table:table-cell>
          <table:table-cell/>
          <table:table-cell office:value-type="string">
            <text:p>Чт-5-1б</text:p>
          </table:table-cell>
          <table:table-cell table:number-columns-repeated="1014"/>
        </table:table-row>
        <table:table-row table:style-name="ro4" table:visibility="filter">
          <table:table-cell table:formula="of:=VLOOKUP([.I439];[Лист1_4.$D$1:.$F$539];2;1=2)" office:value-type="string" office:string-value="Физкультура">
            <text:p>Физкультура</text:p>
          </table:table-cell>
          <table:table-cell office:value-type="string">
            <text:p>Коконен А.Н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6" office:value-type="float" office:value="11">
            <text:p>11</text:p>
          </table:table-cell>
          <table:table-cell office:value-type="string">
            <text:p>С/З</text:p>
          </table:table-cell>
          <table:table-cell/>
          <table:table-cell office:value-type="string">
            <text:p>Чт-5-11</text:p>
          </table:table-cell>
          <table:table-cell table:number-columns-repeated="1014"/>
        </table:table-row>
        <table:table-row table:style-name="ro4" table:visibility="filter">
          <table:table-cell table:formula="of:=VLOOKUP([.I440];[Лист1_4.$D$1:.$F$539];2;1=2)" office:value-type="string" office:string-value="Обществознание">
            <text:p>Обществознание</text:p>
          </table:table-cell>
          <table:table-cell office:value-type="string">
            <text:p>Колпенская Т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6" office:value-type="float" office:value="10">
            <text:p>10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Чт-5-10</text:p>
          </table:table-cell>
          <table:table-cell table:number-columns-repeated="1014"/>
        </table:table-row>
        <table:table-row table:style-name="ro4" table:visibility="filter">
          <table:table-cell table:formula="of:=VLOOKUP([.I441];[Лист1_4.$D$1:.$F$539];2;1=2)" office:value-type="float" office:value="0">
            <text:p>#Н/Д</text:p>
          </table:table-cell>
          <table:table-cell office:value-type="string">
            <text:p>Коржавина В.Б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6" office:value-type="string">
            <text:p>2б</text:p>
          </table:table-cell>
          <table:table-cell office:value-type="string">
            <text:p>Н.Ш.</text:p>
          </table:table-cell>
          <table:table-cell/>
          <table:table-cell office:value-type="string">
            <text:p>Чт-5-2б</text:p>
          </table:table-cell>
          <table:table-cell table:number-columns-repeated="1014"/>
        </table:table-row>
        <table:table-row table:style-name="ro4" table:visibility="filter">
          <table:table-cell table:formula="of:=VLOOKUP([.I442];[Лист1_4.$D$1:.$F$539];2;1=2)" office:value-type="string" office:string-value="ИВТ/Нем. (Трусова С.И.)">
            <text:p>ИВТ/Нем. (Трусова С.И.)</text:p>
          </table:table-cell>
          <table:table-cell office:value-type="string">
            <text:p>Курнышёва Е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5б</text:p>
          </table:table-cell>
          <table:table-cell office:value-type="string">
            <text:p>3.2</text:p>
          </table:table-cell>
          <table:table-cell/>
          <table:table-cell office:value-type="string">
            <text:p>Чт-5-5б</text:p>
          </table:table-cell>
          <table:table-cell table:number-columns-repeated="1014"/>
        </table:table-row>
        <table:table-row table:style-name="ro4" table:visibility="filter">
          <table:table-cell table:formula="of:=VLOOKUP([.I443];[Лист1_4.$D$1:.$F$539];2;1=2)" office:value-type="string" office:string-value="Немецкий">
            <text:p>Немецкий</text:p>
          </table:table-cell>
          <table:table-cell office:value-type="string">
            <text:p>Лехкун В.Н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6" office:value-type="float" office:value="9">
            <text:p>9</text:p>
          </table:table-cell>
          <table:table-cell office:value-type="string">
            <text:p>1.1</text:p>
          </table:table-cell>
          <table:table-cell/>
          <table:table-cell office:value-type="string">
            <text:p>Чт-5-9</text:p>
          </table:table-cell>
          <table:table-cell table:number-columns-repeated="1014"/>
        </table:table-row>
        <table:table-row table:style-name="ro4">
          <table:table-cell table:formula="of:=VLOOKUP([.I444];[Лист1_4.$D$1:.$F$539];2;1=2)" office:value-type="string" office:string-value="Математика">
            <text:p>Математика</text:p>
          </table:table-cell>
          <table:table-cell office:value-type="string">
            <text:p>Луковников А.Е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5а</text:p>
          </table:table-cell>
          <table:table-cell office:value-type="string">
            <text:p>4.4</text:p>
          </table:table-cell>
          <table:table-cell/>
          <table:table-cell office:value-type="string">
            <text:p>Чт-5-5а</text:p>
          </table:table-cell>
          <table:table-cell table:number-columns-repeated="1014"/>
        </table:table-row>
        <table:table-row table:style-name="ro4" table:visibility="filter">
          <table:table-cell table:formula="of:=VLOOKUP([.I445];[Лист1_4.$D$1:.$F$539];2;1=2)" office:value-type="string" office:string-value="Немецкий">
            <text:p>Немецкий</text:p>
          </table:table-cell>
          <table:table-cell office:value-type="string">
            <text:p>Надеждина О.И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4.10</text:p>
          </table:table-cell>
          <table:table-cell/>
          <table:table-cell office:value-type="string">
            <text:p>Чт-5-9</text:p>
          </table:table-cell>
          <table:table-cell table:number-columns-repeated="1014"/>
        </table:table-row>
        <table:table-row table:style-name="ro4" table:visibility="filter">
          <table:table-cell table:formula="of:=VLOOKUP([.I446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7б</text:p>
          </table:table-cell>
          <table:table-cell office:value-type="string">
            <text:p>3.5</text:p>
          </table:table-cell>
          <table:table-cell/>
          <table:table-cell office:value-type="string">
            <text:p>Чт-5-7б</text:p>
          </table:table-cell>
          <table:table-cell table:number-columns-repeated="1014"/>
        </table:table-row>
        <table:table-row table:style-name="ro4" table:visibility="filter">
          <table:table-cell table:formula="of:=VLOOKUP([.I447];[Лист1_4.$D$1:.$F$539];2;1=2)" office:value-type="float" office:value="0">
            <text:p>#Н/Д</text:p>
          </table:table-cell>
          <table:table-cell office:value-type="string">
            <text:p>Потехина И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н</text:p>
          </table:table-cell>
          <table:table-cell office:value-type="string">
            <text:p>3.7</text:p>
          </table:table-cell>
          <table:table-cell/>
          <table:table-cell office:value-type="string">
            <text:p>Чт-5-н</text:p>
          </table:table-cell>
          <table:table-cell table:number-columns-repeated="1014"/>
        </table:table-row>
        <table:table-row table:style-name="ro4" table:visibility="filter">
          <table:table-cell table:formula="of:=VLOOKUP([.I448];[Лист1_4.$D$1:.$F$539];2;1=2)" office:value-type="string" office:string-value="Математика">
            <text:p>Математика</text:p>
          </table:table-cell>
          <table:table-cell office:value-type="string">
            <text:p>Потрашова Н.Б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6б</text:p>
          </table:table-cell>
          <table:table-cell office:value-type="string">
            <text:p>3.4</text:p>
          </table:table-cell>
          <table:table-cell/>
          <table:table-cell office:value-type="string">
            <text:p>Чт-5-6б</text:p>
          </table:table-cell>
          <table:table-cell table:number-columns-repeated="1014"/>
        </table:table-row>
        <table:table-row table:style-name="ro4" table:visibility="filter">
          <table:table-cell table:formula="of:=VLOOKUP([.I449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6" office:value-type="string">
            <text:p>8б</text:p>
          </table:table-cell>
          <table:table-cell office:value-type="string">
            <text:p>5.3</text:p>
          </table:table-cell>
          <table:table-cell/>
          <table:table-cell office:value-type="string">
            <text:p>Чт-5-8б</text:p>
          </table:table-cell>
          <table:table-cell table:number-columns-repeated="1014"/>
        </table:table-row>
        <table:table-row table:style-name="ro4" table:visibility="filter">
          <table:table-cell table:formula="of:=VLOOKUP([.I450];[Лист1_4.$D$1:.$F$539];2;1=2)" office:value-type="string" office:string-value="ИВТ/Нем. (Трусова С.И.)">
            <text:p>ИВТ/Нем. (Трусова С.И.)</text:p>
          </table:table-cell>
          <table:table-cell office:value-type="string">
            <text:p>Трусова С.И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6" office:value-type="string">
            <text:p>5б</text:p>
          </table:table-cell>
          <table:table-cell office:value-type="string">
            <text:p>3.10</text:p>
          </table:table-cell>
          <table:table-cell/>
          <table:table-cell table:style-name="ce71" office:value-type="string">
            <text:p>Чт-5-5б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451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7б</text:p>
          </table:table-cell>
          <table:table-cell office:value-type="string">
            <text:p>3.5а</text:p>
          </table:table-cell>
          <table:table-cell/>
          <table:table-cell office:value-type="string">
            <text:p>Чт-5-7б</text:p>
          </table:table-cell>
          <table:table-cell table:number-columns-repeated="1014"/>
        </table:table-row>
        <table:table-row table:style-name="ro4" table:visibility="filter">
          <table:table-cell table:formula="of:=VLOOKUP([.I452];[Лист1_4.$D$1:.$F$539];2;1=2)" office:value-type="string" office:string-value="Алгебра">
            <text:p>Алгебра</text:p>
          </table:table-cell>
          <table:table-cell office:value-type="string">
            <text:p>Ходжабагян И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7а</text:p>
          </table:table-cell>
          <table:table-cell office:value-type="string">
            <text:p>3.1</text:p>
          </table:table-cell>
          <table:table-cell/>
          <table:table-cell office:value-type="string">
            <text:p>Чт-5-7а</text:p>
          </table:table-cell>
          <table:table-cell table:number-columns-repeated="1014"/>
        </table:table-row>
        <table:table-row table:style-name="ro4" table:visibility="filter">
          <table:table-cell table:formula="of:=VLOOKUP([.I453];[Лист1_4.$D$1:.$F$539];2;1=2)" office:value-type="float" office:value="0">
            <text:p>#Н/Д</text:p>
          </table:table-cell>
          <table:table-cell office:value-type="string">
            <text:p>Чумак О.И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н</text:p>
          </table:table-cell>
          <table:table-cell office:value-type="string">
            <text:p>2.5</text:p>
          </table:table-cell>
          <table:table-cell/>
          <table:table-cell office:value-type="string">
            <text:p>Чт-5-н</text:p>
          </table:table-cell>
          <table:table-cell table:number-columns-repeated="1014"/>
        </table:table-row>
        <table:table-row table:style-name="ro4" table:visibility="filter">
          <table:table-cell table:formula="of:=VLOOKUP([.I454];[Лист1_4.$D$1:.$F$539];2;1=2)" office:value-type="string" office:string-value="Физкультура">
            <text:p>Физкультура</text:p>
          </table:table-cell>
          <table:table-cell office:value-type="string">
            <text:p>Коконен А.Н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66" office:value-type="string">
            <text:p>6а</text:p>
          </table:table-cell>
          <table:table-cell office:value-type="string">
            <text:p>С/З</text:p>
          </table:table-cell>
          <table:table-cell/>
          <table:table-cell table:style-name="ce71" office:value-type="string">
            <text:p>Чт-6-6а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455];[Лист1_4.$D$1:.$F$539];2;1=2)" office:value-type="string" office:string-value="Обществознание">
            <text:p>Обществознание</text:p>
          </table:table-cell>
          <table:table-cell office:value-type="string">
            <text:p>Колпенская Т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66" office:value-type="float" office:value="11">
            <text:p>11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table:style-name="ce71" office:value-type="string">
            <text:p>Чт-6-11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456];[Лист1_4.$D$1:.$F$539];2;1=2)" office:value-type="string" office:string-value="Немецкий">
            <text:p>Немецкий</text:p>
          </table:table-cell>
          <table:table-cell office:value-type="string">
            <text:p>Круглова Е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4.8</text:p>
          </table:table-cell>
          <table:table-cell/>
          <table:table-cell table:style-name="ce71" office:value-type="string">
            <text:p>Чт-6-10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457];[Лист1_4.$D$1:.$F$539];2;1=2)" office:value-type="string" office:string-value="ИВТ/Нем. (Лехкун В.Н.)">
            <text:p>ИВТ/Нем. (Лехкун В.Н.)</text:p>
          </table:table-cell>
          <table:table-cell office:value-type="string">
            <text:p>Курнышёва Е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5б</text:p>
          </table:table-cell>
          <table:table-cell office:value-type="string">
            <text:p>3.2</text:p>
          </table:table-cell>
          <table:table-cell/>
          <table:table-cell office:value-type="string">
            <text:p>Чт-6-5б</text:p>
          </table:table-cell>
          <table:table-cell table:number-columns-repeated="1014"/>
        </table:table-row>
        <table:table-row table:style-name="ro4" table:visibility="filter">
          <table:table-cell table:formula="of:=VLOOKUP([.I458];[Лист1_4.$D$1:.$F$539];2;1=2)" office:value-type="string" office:string-value="ИВТ/Нем. (Лехкун В.Н.)">
            <text:p>ИВТ/Нем. (Лехкун В.Н.)</text:p>
          </table:table-cell>
          <table:table-cell office:value-type="string">
            <text:p>Лехкун В.Н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66" office:value-type="string">
            <text:p>5б</text:p>
          </table:table-cell>
          <table:table-cell office:value-type="string">
            <text:p>1.1</text:p>
          </table:table-cell>
          <table:table-cell/>
          <table:table-cell office:value-type="string">
            <text:p>Чт-6-5б</text:p>
          </table:table-cell>
          <table:table-cell table:number-columns-repeated="1014"/>
        </table:table-row>
        <table:table-row table:style-name="ro4" table:visibility="filter">
          <table:table-cell table:formula="of:=VLOOKUP([.I459];[Лист1_4.$D$1:.$F$539];2;1=2)" office:value-type="string" office:string-value="Немецкий">
            <text:p>Немецкий</text:p>
          </table:table-cell>
          <table:table-cell office:value-type="string">
            <text:p>Надеждина О.И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4.10</text:p>
          </table:table-cell>
          <table:table-cell/>
          <table:table-cell office:value-type="string">
            <text:p>Чт-6-10</text:p>
          </table:table-cell>
          <table:table-cell table:number-columns-repeated="1014"/>
        </table:table-row>
        <table:table-row table:style-name="ro4" table:visibility="filter">
          <table:table-cell table:formula="of:=VLOOKUP([.I460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3.5</text:p>
          </table:table-cell>
          <table:table-cell/>
          <table:table-cell office:value-type="string">
            <text:p>Чт-6-9</text:p>
          </table:table-cell>
          <table:table-cell table:number-columns-repeated="1014"/>
        </table:table-row>
        <table:table-row table:style-name="ro4" table:visibility="filter">
          <table:table-cell table:formula="of:=VLOOKUP([.I461];[Лист1_4.$D$1:.$F$539];2;1=2)" office:value-type="string" office:string-value="Алгебра">
            <text:p>Алгебра</text:p>
          </table:table-cell>
          <table:table-cell office:value-type="string">
            <text:p>Потрашова Н.Б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8б</text:p>
          </table:table-cell>
          <table:table-cell office:value-type="string">
            <text:p>3.4</text:p>
          </table:table-cell>
          <table:table-cell/>
          <table:table-cell office:value-type="string">
            <text:p>Чт-6-8б</text:p>
          </table:table-cell>
          <table:table-cell table:number-columns-repeated="1014"/>
        </table:table-row>
        <table:table-row table:style-name="ro4">
          <table:table-cell table:formula="of:=VLOOKUP([.I462];[Лист1_4.$D$1:.$F$539];2;1=2)" office:value-type="string" office:string-value="История">
            <text:p>История</text:p>
          </table:table-cell>
          <table:table-cell office:value-type="string">
            <text:p>СмородиноваИ.Б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66" office:value-type="string">
            <text:p>5а</text:p>
          </table:table-cell>
          <table:table-cell office:value-type="string">
            <text:p>4.9</text:p>
          </table:table-cell>
          <table:table-cell/>
          <table:table-cell office:value-type="string">
            <text:p>Чт-6-5а</text:p>
          </table:table-cell>
          <table:table-cell table:number-columns-repeated="1014"/>
        </table:table-row>
        <table:table-row table:style-name="ro4" table:visibility="filter">
          <table:table-cell table:formula="of:=VLOOKUP([.I463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66" office:value-type="string">
            <text:p>7б</text:p>
          </table:table-cell>
          <table:table-cell office:value-type="string">
            <text:p>5.3</text:p>
          </table:table-cell>
          <table:table-cell/>
          <table:table-cell office:value-type="string">
            <text:p>Чт-6-7б</text:p>
          </table:table-cell>
          <table:table-cell table:number-columns-repeated="1014"/>
        </table:table-row>
        <table:table-row table:style-name="ro4" table:visibility="filter">
          <table:table-cell table:formula="of:=VLOOKUP([.I464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3.5а</text:p>
          </table:table-cell>
          <table:table-cell/>
          <table:table-cell office:value-type="string">
            <text:p>Чт-6-9</text:p>
          </table:table-cell>
          <table:table-cell table:number-columns-repeated="1014"/>
        </table:table-row>
        <table:table-row table:style-name="ro4" table:visibility="filter">
          <table:table-cell table:formula="of:=VLOOKUP([.I465];[Лист1_4.$D$1:.$F$539];2;1=2)" office:value-type="string" office:string-value="Физкультура">
            <text:p>Физкультура</text:p>
          </table:table-cell>
          <table:table-cell office:value-type="string">
            <text:p>Коконен А.Н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66" office:value-type="float" office:value="9">
            <text:p>9</text:p>
          </table:table-cell>
          <table:table-cell office:value-type="string">
            <text:p>С/З</text:p>
          </table:table-cell>
          <table:table-cell/>
          <table:table-cell office:value-type="string">
            <text:p>Чт-7-9</text:p>
          </table:table-cell>
          <table:table-cell table:number-columns-repeated="1014"/>
        </table:table-row>
        <table:table-row table:style-name="ro4" table:visibility="filter">
          <table:table-cell table:formula="of:=VLOOKUP([.I466];[Лист1_4.$D$1:.$F$539];2;1=2)" office:value-type="float" office:value="0">
            <text:p>#Н/Д</text:p>
          </table:table-cell>
          <table:table-cell office:value-type="string">
            <text:p>Сапронова О.А.</text:p>
          </table:table-cell>
          <table:table-cell office:value-type="string">
            <text:p>Чт</text:p>
          </table:table-cell>
          <table:table-cell table:style-name="ce63"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66" office:value-type="string">
            <text:p>8а/8б</text:p>
          </table:table-cell>
          <table:table-cell table:style-name="ce69" office:value-type="date" office:date-value="1900-01-03T21:36:00">
            <text:p>03.01.00</text:p>
          </table:table-cell>
          <table:table-cell/>
          <table:table-cell office:value-type="string">
            <text:p>Чт-7-8а/8б</text:p>
          </table:table-cell>
          <table:table-cell table:number-columns-repeated="1014"/>
        </table:table-row>
        <table:table-row table:style-name="ro4" table:visibility="filter">
          <table:table-cell table:formula="of:=VLOOKUP([.I467];[Лист1_4.$D$1:.$F$539];2;1=2)" office:value-type="string" office:string-value="Алгебра (консультация)">
            <text:p>Алгебра (консультация)</text:p>
          </table:table-cell>
          <table:table-cell table:style-name="ce60" office:value-type="string">
            <text:p>Ходжабагян И.А.</text:p>
          </table:table-cell>
          <table:table-cell table:style-name="ce62" office:value-type="string">
            <text:p>Чт</text:p>
          </table:table-cell>
          <table:table-cell table:style-name="ce64" office:value-type="float" office:value="4">
            <text:p>4</text:p>
          </table:table-cell>
          <table:table-cell table:style-name="ce62" office:value-type="float" office:value="8">
            <text:p>8</text:p>
          </table:table-cell>
          <table:table-cell table:style-name="ce67" office:value-type="string">
            <text:p>10</text:p>
          </table:table-cell>
          <table:table-cell table:style-name="ce62" office:value-type="string">
            <text:p>3.1</text:p>
          </table:table-cell>
          <table:table-cell table:style-name="ce71" office:value-type="string">
            <text:p>К</text:p>
          </table:table-cell>
          <table:table-cell office:value-type="string">
            <text:p>Чт-8-10</text:p>
          </table:table-cell>
          <table:table-cell table:number-columns-repeated="1014"/>
        </table:table-row>
        <table:table-row table:style-name="ro4" table:visibility="filter">
          <table:table-cell table:formula="of:=VLOOKUP([.I468];[Лист1_4.$D$1:.$F$539];2;1=2)" office:value-type="string" office:string-value="Классный час">
            <text:p>Классный час</text:p>
          </table:table-cell>
          <table:table-cell office:value-type="string">
            <text:p>Архипенкова И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8а</text:p>
          </table:table-cell>
          <table:table-cell office:value-type="string">
            <text:p>4.1</text:p>
          </table:table-cell>
          <table:table-cell/>
          <table:table-cell office:value-type="string">
            <text:p>Пт-1-8а</text:p>
          </table:table-cell>
          <table:table-cell table:number-columns-repeated="1014"/>
        </table:table-row>
        <table:table-row table:style-name="ro4" table:visibility="filter">
          <table:table-cell table:formula="of:=VLOOKUP([.I469];[Лист1_4.$D$1:.$F$539];2;1=2)" office:value-type="float" office:value="0">
            <text:p>#Н/Д</text:p>
          </table:table-cell>
          <table:table-cell office:value-type="string">
            <text:p>Егорова О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А</text:p>
          </table:table-cell>
          <table:table-cell office:value-type="string">
            <text:p>2.4</text:p>
          </table:table-cell>
          <table:table-cell/>
          <table:table-cell office:value-type="string">
            <text:p>Пт-1-2А</text:p>
          </table:table-cell>
          <table:table-cell table:number-columns-repeated="1014"/>
        </table:table-row>
        <table:table-row table:style-name="ro4" table:visibility="filter">
          <table:table-cell table:formula="of:=VLOOKUP([.I470];[Лист1_4.$D$1:.$F$539];2;1=2)" office:value-type="float" office:value="0">
            <text:p>#Н/Д</text:p>
          </table:table-cell>
          <table:table-cell office:value-type="string">
            <text:p>Касяненко О.В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4А</text:p>
          </table:table-cell>
          <table:table-cell office:value-type="string">
            <text:p>2.1</text:p>
          </table:table-cell>
          <table:table-cell/>
          <table:table-cell office:value-type="string">
            <text:p>Пт-1-4А</text:p>
          </table:table-cell>
          <table:table-cell table:number-columns-repeated="1014"/>
        </table:table-row>
        <table:table-row table:style-name="ro4" table:visibility="filter">
          <table:table-cell table:formula="of:=VLOOKUP([.I471];[Лист1_4.$D$1:.$F$539];2;1=2)" office:value-type="string" office:string-value="Классный час">
            <text:p>Классный час</text:p>
          </table:table-cell>
          <table:table-cell office:value-type="string">
            <text:p>Колпенская Т.В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66" office:value-type="string">
            <text:p>8Б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Пт-1-8Б</text:p>
          </table:table-cell>
          <table:table-cell table:number-columns-repeated="1014"/>
        </table:table-row>
        <table:table-row table:style-name="ro4" table:visibility="filter">
          <table:table-cell table:formula="of:=VLOOKUP([.I472];[Лист1_4.$D$1:.$F$539];2;1=2)" office:value-type="string" office:string-value="Классный час">
            <text:p>Классный час</text:p>
          </table:table-cell>
          <table:table-cell office:value-type="string">
            <text:p>Круглова Е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6б</text:p>
          </table:table-cell>
          <table:table-cell office:value-type="string">
            <text:p>4.3</text:p>
          </table:table-cell>
          <table:table-cell/>
          <table:table-cell office:value-type="string">
            <text:p>Пт-1-6б</text:p>
          </table:table-cell>
          <table:table-cell table:number-columns-repeated="1014"/>
        </table:table-row>
        <table:table-row table:style-name="ro4" table:visibility="filter">
          <table:table-cell table:formula="of:=VLOOKUP([.I473];[Лист1_4.$D$1:.$F$539];2;1=2)" office:value-type="string" office:string-value="Классный час">
            <text:p>Классный час</text:p>
          </table:table-cell>
          <table:table-cell office:value-type="string">
            <text:p>Курнышёва Е.В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3.2</text:p>
          </table:table-cell>
          <table:table-cell/>
          <table:table-cell office:value-type="string">
            <text:p>Пт-1-10</text:p>
          </table:table-cell>
          <table:table-cell table:number-columns-repeated="1014"/>
        </table:table-row>
        <table:table-row table:style-name="ro4" table:visibility="filter">
          <table:table-cell table:formula="of:=VLOOKUP([.I474];[Лист1_4.$D$1:.$F$539];2;1=2)" office:value-type="string" office:string-value="Классный час">
            <text:p>Классный час</text:p>
          </table:table-cell>
          <table:table-cell office:value-type="string">
            <text:p>Лавринович СЛ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6а</text:p>
          </table:table-cell>
          <table:table-cell office:value-type="string">
            <text:p>4.2</text:p>
          </table:table-cell>
          <table:table-cell/>
          <table:table-cell office:value-type="string">
            <text:p>Пт-1-6а</text:p>
          </table:table-cell>
          <table:table-cell table:number-columns-repeated="1014"/>
        </table:table-row>
        <table:table-row table:style-name="ro4" table:visibility="filter">
          <table:table-cell table:formula="of:=VLOOKUP([.I475];[Лист1_4.$D$1:.$F$539];2;1=2)" office:value-type="float" office:value="0">
            <text:p>#Н/Д</text:p>
          </table:table-cell>
          <table:table-cell office:value-type="string">
            <text:p>Лиморенко Р.М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3Б</text:p>
          </table:table-cell>
          <table:table-cell office:value-type="string">
            <text:p>2.9</text:p>
          </table:table-cell>
          <table:table-cell/>
          <table:table-cell office:value-type="string">
            <text:p>Пт-1-3Б</text:p>
          </table:table-cell>
          <table:table-cell table:number-columns-repeated="1014"/>
        </table:table-row>
        <table:table-row table:style-name="ro4" table:visibility="filter">
          <table:table-cell table:formula="of:=VLOOKUP([.I476];[Лист1_4.$D$1:.$F$539];2;1=2)" office:value-type="float" office:value="0">
            <text:p>#Н/Д</text:p>
          </table:table-cell>
          <table:table-cell office:value-type="string">
            <text:p>Маругина И.В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А</text:p>
          </table:table-cell>
          <table:table-cell office:value-type="string">
            <text:p>3.8</text:p>
          </table:table-cell>
          <table:table-cell/>
          <table:table-cell office:value-type="string">
            <text:p>Пт-1-1А</text:p>
          </table:table-cell>
          <table:table-cell table:number-columns-repeated="1014"/>
        </table:table-row>
        <table:table-row table:style-name="ro4">
          <table:table-cell table:formula="of:=VLOOKUP([.I477];[Лист1_4.$D$1:.$F$539];2;1=2)" office:value-type="string" office:string-value="Классный час">
            <text:p>Классный час</text:p>
          </table:table-cell>
          <table:table-cell office:value-type="string">
            <text:p>Надеждина О.И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5а</text:p>
          </table:table-cell>
          <table:table-cell office:value-type="string">
            <text:p>4.4</text:p>
          </table:table-cell>
          <table:table-cell/>
          <table:table-cell office:value-type="string">
            <text:p>Пт-1-5а</text:p>
          </table:table-cell>
          <table:table-cell table:number-columns-repeated="1014"/>
        </table:table-row>
        <table:table-row table:style-name="ro4" table:visibility="filter">
          <table:table-cell table:formula="of:=VLOOKUP([.I478];[Лист1_4.$D$1:.$F$539];2;1=2)" office:value-type="float" office:value="0">
            <text:p>#Н/Д</text:p>
          </table:table-cell>
          <table:table-cell office:value-type="string">
            <text:p>Перкова М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4Б</text:p>
          </table:table-cell>
          <table:table-cell office:value-type="string">
            <text:p>2.3</text:p>
          </table:table-cell>
          <table:table-cell/>
          <table:table-cell office:value-type="string">
            <text:p>Пт-1-4Б</text:p>
          </table:table-cell>
          <table:table-cell table:number-columns-repeated="1014"/>
        </table:table-row>
        <table:table-row table:style-name="ro4" table:visibility="filter">
          <table:table-cell table:formula="of:=VLOOKUP([.I479];[Лист1_4.$D$1:.$F$539];2;1=2)" office:value-type="float" office:value="0">
            <text:p>#Н/Д</text:p>
          </table:table-cell>
          <table:table-cell office:value-type="string">
            <text:p>Потехина И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Б</text:p>
          </table:table-cell>
          <table:table-cell office:value-type="string">
            <text:p>3.7</text:p>
          </table:table-cell>
          <table:table-cell/>
          <table:table-cell office:value-type="string">
            <text:p>Пт-1-1Б</text:p>
          </table:table-cell>
          <table:table-cell table:number-columns-repeated="1014"/>
        </table:table-row>
        <table:table-row table:style-name="ro4" table:visibility="filter">
          <table:table-cell table:formula="of:=VLOOKUP([.I480];[Лист1_4.$D$1:.$F$539];2;1=2)" office:value-type="string" office:string-value="Классный час">
            <text:p>Классный час</text:p>
          </table:table-cell>
          <table:table-cell office:value-type="string">
            <text:p>Солощенко В.С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66" office:value-type="float" office:value="11">
            <text:p>11</text:p>
          </table:table-cell>
          <table:table-cell office:value-type="string">
            <text:p>5.3</text:p>
          </table:table-cell>
          <table:table-cell/>
          <table:table-cell office:value-type="string">
            <text:p>Пт-1-11</text:p>
          </table:table-cell>
          <table:table-cell table:number-columns-repeated="1014"/>
        </table:table-row>
        <table:table-row table:style-name="ro4" table:visibility="filter">
          <table:table-cell table:formula="of:=VLOOKUP([.I481];[Лист1_4.$D$1:.$F$539];2;1=2)" office:value-type="string" office:string-value="Классный час">
            <text:p>Классный час</text:p>
          </table:table-cell>
          <table:table-cell office:value-type="string">
            <text:p>Сотова Т.Ю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66" office:value-type="string">
            <text:p>7А</text:p>
          </table:table-cell>
          <table:table-cell office:value-type="string">
            <text:p>5.5</text:p>
          </table:table-cell>
          <table:table-cell/>
          <table:table-cell office:value-type="string">
            <text:p>Пт-1-7А</text:p>
          </table:table-cell>
          <table:table-cell table:number-columns-repeated="1014"/>
        </table:table-row>
        <table:table-row table:style-name="ro4" table:visibility="filter">
          <table:table-cell table:formula="of:=VLOOKUP([.I482];[Лист1_4.$D$1:.$F$539];2;1=2)" office:value-type="string" office:string-value="Классный час">
            <text:p>Классный час</text:p>
          </table:table-cell>
          <table:table-cell office:value-type="string">
            <text:p>Трусова С.И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66" office:value-type="string">
            <text:p>7б</text:p>
          </table:table-cell>
          <table:table-cell office:value-type="string">
            <text:p>3.4</text:p>
          </table:table-cell>
          <table:table-cell/>
          <table:table-cell office:value-type="string">
            <text:p>Пт-1-7б</text:p>
          </table:table-cell>
          <table:table-cell table:number-columns-repeated="1014"/>
        </table:table-row>
        <table:table-row table:style-name="ro4" table:visibility="filter">
          <table:table-cell table:formula="of:=VLOOKUP([.I483];[Лист1_4.$D$1:.$F$539];2;1=2)" office:value-type="float" office:value="0">
            <text:p>#Н/Д</text:p>
          </table:table-cell>
          <table:table-cell office:value-type="string">
            <text:p>Федулова Е.Л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3А</text:p>
          </table:table-cell>
          <table:table-cell office:value-type="string">
            <text:p>2.2</text:p>
          </table:table-cell>
          <table:table-cell/>
          <table:table-cell office:value-type="string">
            <text:p>Пт-1-3А</text:p>
          </table:table-cell>
          <table:table-cell table:number-columns-repeated="1014"/>
        </table:table-row>
        <table:table-row table:style-name="ro4" table:visibility="filter">
          <table:table-cell table:formula="of:=VLOOKUP([.I484];[Лист1_4.$D$1:.$F$539];2;1=2)" office:value-type="float" office:value="0">
            <text:p>#Н/Д</text:p>
          </table:table-cell>
          <table:table-cell office:value-type="string">
            <text:p>Ходжабагян И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9а</text:p>
          </table:table-cell>
          <table:table-cell office:value-type="string">
            <text:p>3.1</text:p>
          </table:table-cell>
          <table:table-cell/>
          <table:table-cell office:value-type="string">
            <text:p>Пт-1-9а</text:p>
          </table:table-cell>
          <table:table-cell table:number-columns-repeated="1014"/>
        </table:table-row>
        <table:table-row table:style-name="ro4" table:visibility="filter">
          <table:table-cell table:formula="of:=VLOOKUP([.I485];[Лист1_4.$D$1:.$F$539];2;1=2)" office:value-type="float" office:value="0">
            <text:p>#Н/Д</text:p>
          </table:table-cell>
          <table:table-cell office:value-type="string">
            <text:p>Чумак О.И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Б</text:p>
          </table:table-cell>
          <table:table-cell office:value-type="string">
            <text:p>2.5</text:p>
          </table:table-cell>
          <table:table-cell/>
          <table:table-cell office:value-type="string">
            <text:p>Пт-1-2Б</text:p>
          </table:table-cell>
          <table:table-cell table:number-columns-repeated="1014"/>
        </table:table-row>
        <table:table-row table:style-name="ro4" table:visibility="filter">
          <table:table-cell table:formula="of:=VLOOKUP([.I486];[Лист1_4.$D$1:.$F$539];2;1=2)" office:value-type="string" office:string-value="Классный час">
            <text:p>Классный час</text:p>
          </table:table-cell>
          <table:table-cell office:value-type="string">
            <text:p>Прудникова А.В.</text:p>
          </table:table-cell>
          <table:table-cell table:style-name="Default" office:value-type="string">
            <text:p>Пт</text:p>
          </table:table-cell>
          <table:table-cell table:style-name="Default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5Б</text:p>
          </table:table-cell>
          <table:table-cell office:value-type="string">
            <text:p>4.9</text:p>
          </table:table-cell>
          <table:table-cell/>
          <table:table-cell office:value-type="string">
            <text:p>Пт-1-5Б</text:p>
          </table:table-cell>
          <table:table-cell table:number-columns-repeated="1014"/>
        </table:table-row>
        <table:table-row table:style-name="ro4" table:visibility="filter">
          <table:table-cell table:formula="of:=VLOOKUP([.I487];[Лист1_4.$D$1:.$F$539];2;1=2)" office:value-type="float" office:value="0">
            <text:p>#Н/Д</text:p>
          </table:table-cell>
          <table:table-cell office:value-type="string">
            <text:p>Архипенкова И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4а</text:p>
          </table:table-cell>
          <table:table-cell office:value-type="string">
            <text:p>4.1</text:p>
          </table:table-cell>
          <table:table-cell/>
          <table:table-cell office:value-type="string">
            <text:p>Пт-2-4а</text:p>
          </table:table-cell>
          <table:table-cell table:number-columns-repeated="1014"/>
        </table:table-row>
        <table:table-row table:style-name="ro4" table:visibility="filter">
          <table:table-cell table:formula="of:=VLOOKUP([.I488];[Лист1_4.$D$1:.$F$539];2;1=2)" office:value-type="float" office:value="0">
            <text:p>#Н/Д</text:p>
          </table:table-cell>
          <table:table-cell office:value-type="string">
            <text:p>Касяненко О.В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н</text:p>
          </table:table-cell>
          <table:table-cell office:value-type="string">
            <text:p>2.1</text:p>
          </table:table-cell>
          <table:table-cell/>
          <table:table-cell office:value-type="string">
            <text:p>Пт-2-н</text:p>
          </table:table-cell>
          <table:table-cell table:number-columns-repeated="1014"/>
        </table:table-row>
        <table:table-row table:style-name="ro4" table:visibility="filter">
          <table:table-cell table:formula="of:=VLOOKUP([.I489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66" office:value-type="string">
            <text:p>4а</text:p>
          </table:table-cell>
          <table:table-cell office:value-type="string">
            <text:p>2.10</text:p>
          </table:table-cell>
          <table:table-cell/>
          <table:table-cell office:value-type="string">
            <text:p>Пт-2-4а</text:p>
          </table:table-cell>
          <table:table-cell table:number-columns-repeated="1014"/>
        </table:table-row>
        <table:table-row table:style-name="ro4" table:visibility="filter">
          <table:table-cell table:formula="of:=VLOOKUP([.I490];[Лист1_4.$D$1:.$F$539];2;1=2)" office:value-type="string" office:string-value="История">
            <text:p>История</text:p>
          </table:table-cell>
          <table:table-cell office:value-type="string">
            <text:p>Колпенская Т.В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66" office:value-type="float" office:value="10">
            <text:p>10</text:p>
          </table:table-cell>
          <table:table-cell table:style-name="ce63" office:value-type="float" office:value="3.1">
            <text:p>3,1</text:p>
          </table:table-cell>
          <table:table-cell/>
          <table:table-cell office:value-type="string">
            <text:p>Пт-2-10</text:p>
          </table:table-cell>
          <table:table-cell table:number-columns-repeated="1014"/>
        </table:table-row>
        <table:table-row table:style-name="ro4" table:visibility="filter">
          <table:table-cell table:formula="of:=VLOOKUP([.I491];[Лист1_4.$D$1:.$F$539];2;1=2)" office:value-type="string" office:string-value="Немецкий">
            <text:p>Немецкий</text:p>
          </table:table-cell>
          <table:table-cell office:value-type="string">
            <text:p>Лавринович СЛ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7б</text:p>
          </table:table-cell>
          <table:table-cell office:value-type="string">
            <text:p>4.8а</text:p>
          </table:table-cell>
          <table:table-cell/>
          <table:table-cell office:value-type="string">
            <text:p>Пт-2-7б</text:p>
          </table:table-cell>
          <table:table-cell table:number-columns-repeated="1014"/>
        </table:table-row>
        <table:table-row table:style-name="ro4">
          <table:table-cell table:formula="of:=VLOOKUP([.I492];[Лист1_4.$D$1:.$F$539];2;1=2)" office:value-type="string" office:string-value="Немецкий">
            <text:p>Немецкий</text:p>
          </table:table-cell>
          <table:table-cell office:value-type="string">
            <text:p>Лехкун В.Н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66" office:value-type="string">
            <text:p>5а</text:p>
          </table:table-cell>
          <table:table-cell office:value-type="string">
            <text:p>1.1</text:p>
          </table:table-cell>
          <table:table-cell/>
          <table:table-cell office:value-type="string">
            <text:p>Пт-2-5а</text:p>
          </table:table-cell>
          <table:table-cell table:number-columns-repeated="1014"/>
        </table:table-row>
        <table:table-row table:style-name="ro4">
          <table:table-cell table:formula="of:=VLOOKUP([.I493];[Лист1_4.$D$1:.$F$539];2;1=2)" office:value-type="string" office:string-value="Немецкий">
            <text:p>Немецкий</text:p>
          </table:table-cell>
          <table:table-cell office:value-type="string">
            <text:p>Надеждина О.И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5а</text:p>
          </table:table-cell>
          <table:table-cell office:value-type="string">
            <text:p>4.10</text:p>
          </table:table-cell>
          <table:table-cell/>
          <table:table-cell office:value-type="string">
            <text:p>Пт-2-5а</text:p>
          </table:table-cell>
          <table:table-cell table:number-columns-repeated="1014"/>
        </table:table-row>
        <table:table-row table:style-name="ro4" table:visibility="filter">
          <table:table-cell table:formula="of:=VLOOKUP([.I494];[Лист1_4.$D$1:.$F$539];2;1=2)" office:value-type="string" office:string-value="География">
            <text:p>География</text:p>
          </table:table-cell>
          <table:table-cell office:value-type="string">
            <text:p>Назарова Л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66" office:value-type="string">
            <text:p>8а</text:p>
          </table:table-cell>
          <table:table-cell office:value-type="string">
            <text:p>4.4</text:p>
          </table:table-cell>
          <table:table-cell/>
          <table:table-cell office:value-type="string">
            <text:p>Пт-2-8а</text:p>
          </table:table-cell>
          <table:table-cell table:number-columns-repeated="1014"/>
        </table:table-row>
        <table:table-row table:style-name="ro4" table:visibility="filter">
          <table:table-cell table:formula="of:=VLOOKUP([.I495];[Лист1_4.$D$1:.$F$539];2;1=2)" office:value-type="string" office:string-value="Математика">
            <text:p>Математика</text:p>
          </table:table-cell>
          <table:table-cell office:value-type="string">
            <text:p>Потрашова Н.Б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6б</text:p>
          </table:table-cell>
          <table:table-cell office:value-type="string">
            <text:p>3.4</text:p>
          </table:table-cell>
          <table:table-cell/>
          <table:table-cell office:value-type="string">
            <text:p>Пт-2-6б</text:p>
          </table:table-cell>
          <table:table-cell table:number-columns-repeated="1014"/>
        </table:table-row>
        <table:table-row table:style-name="ro4" table:visibility="filter">
          <table:table-cell table:formula="of:=VLOOKUP([.I496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66" office:value-type="float" office:value="11">
            <text:p>11</text:p>
          </table:table-cell>
          <table:table-cell office:value-type="string">
            <text:p>5.3</text:p>
          </table:table-cell>
          <table:table-cell/>
          <table:table-cell office:value-type="string">
            <text:p>Пт-2-11</text:p>
          </table:table-cell>
          <table:table-cell table:number-columns-repeated="1014"/>
        </table:table-row>
        <table:table-row table:style-name="ro4" table:visibility="filter">
          <table:table-cell table:formula="of:=VLOOKUP([.I497];[Лист1_4.$D$1:.$F$539];2;1=2)" office:value-type="string" office:string-value="Химия">
            <text:p>Химия</text:p>
          </table:table-cell>
          <table:table-cell office:value-type="string">
            <text:p>Сотова Т.Ю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66" office:value-type="string">
            <text:p>8б</text:p>
          </table:table-cell>
          <table:table-cell office:value-type="string">
            <text:p>5.5</text:p>
          </table:table-cell>
          <table:table-cell/>
          <table:table-cell office:value-type="string">
            <text:p>Пт-2-8б</text:p>
          </table:table-cell>
          <table:table-cell table:number-columns-repeated="1014"/>
        </table:table-row>
        <table:table-row table:style-name="ro4" table:visibility="filter">
          <table:table-cell table:formula="of:=VLOOKUP([.I498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66" office:value-type="string">
            <text:p>7а</text:p>
          </table:table-cell>
          <table:table-cell office:value-type="string">
            <text:p>С/З</text:p>
          </table:table-cell>
          <table:table-cell/>
          <table:table-cell office:value-type="string">
            <text:p>Пт-2-7а</text:p>
          </table:table-cell>
          <table:table-cell table:number-columns-repeated="1014"/>
        </table:table-row>
        <table:table-row table:style-name="ro4" table:visibility="filter">
          <table:table-cell table:formula="of:=VLOOKUP([.I499];[Лист1_4.$D$1:.$F$539];2;1=2)" office:value-type="string" office:string-value="Немецкий">
            <text:p>Немецкий</text:p>
          </table:table-cell>
          <table:table-cell office:value-type="string">
            <text:p>Трусова С.И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66" office:value-type="string">
            <text:p>7б</text:p>
          </table:table-cell>
          <table:table-cell office:value-type="string">
            <text:p>3.10</text:p>
          </table:table-cell>
          <table:table-cell/>
          <table:table-cell office:value-type="string">
            <text:p>Пт-2-7б</text:p>
          </table:table-cell>
          <table:table-cell table:number-columns-repeated="1014"/>
        </table:table-row>
        <table:table-row table:style-name="ro4" table:visibility="filter">
          <table:table-cell table:formula="of:=VLOOKUP([.I500];[Лист1_4.$D$1:.$F$539];2;1=2)" office:value-type="string" office:string-value="Теория вероятности">
            <text:p>Теория вероятности</text:p>
          </table:table-cell>
          <table:table-cell office:value-type="string">
            <text:p>Ходжабагян И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3.1</text:p>
          </table:table-cell>
          <table:table-cell/>
          <table:table-cell office:value-type="string">
            <text:p>Пт-2-9</text:p>
          </table:table-cell>
          <table:table-cell table:number-columns-repeated="1014"/>
        </table:table-row>
        <table:table-row table:style-name="ro4" table:visibility="filter">
          <table:table-cell table:formula="of:=VLOOKUP([.I501];[Лист1_4.$D$1:.$F$539];2;1=2)" office:value-type="string" office:string-value="Русский">
            <text:p>Русский</text:p>
          </table:table-cell>
          <table:table-cell office:value-type="string">
            <text:p>Прудникова А.В.</text:p>
          </table:table-cell>
          <table:table-cell table:style-name="Default" office:value-type="string">
            <text:p>Пт</text:p>
          </table:table-cell>
          <table:table-cell table:style-name="Default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5б</text:p>
          </table:table-cell>
          <table:table-cell office:value-type="string">
            <text:p>4.9</text:p>
          </table:table-cell>
          <table:table-cell/>
          <table:table-cell office:value-type="string">
            <text:p>Пт-2-5б</text:p>
          </table:table-cell>
          <table:table-cell table:number-columns-repeated="1014"/>
        </table:table-row>
        <table:table-row table:style-name="ro4" table:visibility="filter">
          <table:table-cell table:formula="of:=VLOOKUP([.I502];[Лист1_4.$D$1:.$F$539];2;1=2)" office:value-type="float" office:value="0">
            <text:p>#Н/Д</text:p>
          </table:table-cell>
          <table:table-cell office:value-type="string">
            <text:p>Архипенкова И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4б</text:p>
          </table:table-cell>
          <table:table-cell office:value-type="string">
            <text:p>4.1</text:p>
          </table:table-cell>
          <table:table-cell/>
          <table:table-cell office:value-type="string">
            <text:p>Пт-3-4б</text:p>
          </table:table-cell>
          <table:table-cell table:number-columns-repeated="1014"/>
        </table:table-row>
        <table:table-row table:style-name="ro4" table:visibility="filter">
          <table:table-cell table:formula="of:=VLOOKUP([.I503];[Лист1_4.$D$1:.$F$539];2;1=2)" office:value-type="float" office:value="0">
            <text:p>#Н/Д</text:p>
          </table:table-cell>
          <table:table-cell office:value-type="string">
            <text:p>Касяненко О.В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ф</text:p>
          </table:table-cell>
          <table:table-cell office:value-type="string">
            <text:p>2.1</text:p>
          </table:table-cell>
          <table:table-cell/>
          <table:table-cell office:value-type="string">
            <text:p>Пт-3-ф</text:p>
          </table:table-cell>
          <table:table-cell table:number-columns-repeated="1014"/>
        </table:table-row>
        <table:table-row table:style-name="ro4" table:visibility="filter">
          <table:table-cell table:formula="of:=VLOOKUP([.I504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66" office:value-type="string">
            <text:p>4б</text:p>
          </table:table-cell>
          <table:table-cell office:value-type="string">
            <text:p>2.10</text:p>
          </table:table-cell>
          <table:table-cell/>
          <table:table-cell office:value-type="string">
            <text:p>Пт-3-4б</text:p>
          </table:table-cell>
          <table:table-cell table:number-columns-repeated="1014"/>
        </table:table-row>
        <table:table-row table:style-name="ro4" table:visibility="filter">
          <table:table-cell table:formula="of:=VLOOKUP([.I505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66" office:value-type="string">
            <text:p>4а</text:p>
          </table:table-cell>
          <table:table-cell office:value-type="string">
            <text:p>С/З</text:p>
          </table:table-cell>
          <table:table-cell/>
          <table:table-cell office:value-type="string">
            <text:p>Пт-3-4а</text:p>
          </table:table-cell>
          <table:table-cell table:number-columns-repeated="1014"/>
        </table:table-row>
        <table:table-row table:style-name="ro4" table:visibility="filter">
          <table:table-cell table:formula="of:=VLOOKUP([.I506];[Лист1_4.$D$1:.$F$539];2;1=2)" office:value-type="string" office:string-value="История">
            <text:p>История</text:p>
          </table:table-cell>
          <table:table-cell office:value-type="string">
            <text:p>Колпенская Т.В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66" office:value-type="string">
            <text:p>8а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Пт-3-8а</text:p>
          </table:table-cell>
          <table:table-cell table:number-columns-repeated="1014"/>
        </table:table-row>
        <table:table-row table:style-name="ro4" table:visibility="filter">
          <table:table-cell table:formula="of:=VLOOKUP([.I507];[Лист1_4.$D$1:.$F$539];2;1=2)" office:value-type="string" office:string-value="ИВТ/МХК ">
            <text:p>ИВТ/МХК </text:p>
          </table:table-cell>
          <table:table-cell office:value-type="string">
            <text:p>Курнышёва Е.В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3.2</text:p>
          </table:table-cell>
          <table:table-cell/>
          <table:table-cell office:value-type="string">
            <text:p>Пт-3-9</text:p>
          </table:table-cell>
          <table:table-cell table:number-columns-repeated="1014"/>
        </table:table-row>
        <table:table-row table:style-name="ro4" table:visibility="filter">
          <table:table-cell table:formula="of:=VLOOKUP([.I508];[Лист1_4.$D$1:.$F$539];2;1=2)" office:value-type="string" office:string-value="Немецкий">
            <text:p>Немецкий</text:p>
          </table:table-cell>
          <table:table-cell office:value-type="string">
            <text:p>Лавринович СЛ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7а</text:p>
          </table:table-cell>
          <table:table-cell office:value-type="string">
            <text:p>4.8а</text:p>
          </table:table-cell>
          <table:table-cell/>
          <table:table-cell office:value-type="string">
            <text:p>Пт-3-7а</text:p>
          </table:table-cell>
          <table:table-cell table:number-columns-repeated="1014"/>
        </table:table-row>
        <table:table-row table:style-name="ro4" table:visibility="filter">
          <table:table-cell table:formula="of:=VLOOKUP([.I509];[Лист1_4.$D$1:.$F$539];2;1=2)" office:value-type="string" office:string-value="Немецкий">
            <text:p>Немецкий</text:p>
          </table:table-cell>
          <table:table-cell office:value-type="string">
            <text:p>Лехкун В.Н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66" office:value-type="string">
            <text:p>7а</text:p>
          </table:table-cell>
          <table:table-cell office:value-type="string">
            <text:p>1.1</text:p>
          </table:table-cell>
          <table:table-cell/>
          <table:table-cell office:value-type="string">
            <text:p>Пт-3-7а</text:p>
          </table:table-cell>
          <table:table-cell table:number-columns-repeated="1014"/>
        </table:table-row>
        <table:table-row table:style-name="ro4" table:visibility="filter">
          <table:table-cell table:formula="of:=VLOOKUP([.I510];[Лист1_4.$D$1:.$F$539];2;1=2)" office:value-type="string" office:string-value="ИВТ/МХК ">
            <text:p>ИВТ/МХК </text:p>
          </table:table-cell>
          <table:table-cell office:value-type="string">
            <text:p>Надеждина О.И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4.10</text:p>
          </table:table-cell>
          <table:table-cell/>
          <table:table-cell office:value-type="string">
            <text:p>Пт-3-9</text:p>
          </table:table-cell>
          <table:table-cell table:number-columns-repeated="1014"/>
        </table:table-row>
        <table:table-row table:style-name="ro4" table:visibility="filter">
          <table:table-cell table:formula="of:=VLOOKUP([.I511];[Лист1_4.$D$1:.$F$539];2;1=2)" office:value-type="string" office:string-value="География">
            <text:p>География</text:p>
          </table:table-cell>
          <table:table-cell office:value-type="string">
            <text:p>Назарова Л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66" office:value-type="string">
            <text:p>8б</text:p>
          </table:table-cell>
          <table:table-cell office:value-type="string">
            <text:p>4.4</text:p>
          </table:table-cell>
          <table:table-cell/>
          <table:table-cell office:value-type="string">
            <text:p>Пт-3-8б</text:p>
          </table:table-cell>
          <table:table-cell table:number-columns-repeated="1014"/>
        </table:table-row>
        <table:table-row table:style-name="ro4" table:visibility="filter">
          <table:table-cell table:formula="of:=VLOOKUP([.I512];[Лист1_4.$D$1:.$F$539];2;1=2)" office:value-type="float" office:value="0">
            <text:p>#Н/Д</text:p>
          </table:table-cell>
          <table:table-cell office:value-type="string">
            <text:p>Перкова М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н</text:p>
          </table:table-cell>
          <table:table-cell office:value-type="string">
            <text:p>2.3</text:p>
          </table:table-cell>
          <table:table-cell/>
          <table:table-cell office:value-type="string">
            <text:p>Пт-3-н</text:p>
          </table:table-cell>
          <table:table-cell table:number-columns-repeated="1014"/>
        </table:table-row>
        <table:table-row table:style-name="ro4" table:visibility="filter">
          <table:table-cell table:formula="of:=VLOOKUP([.I513];[Лист1_4.$D$1:.$F$539];2;1=2)" office:value-type="string" office:string-value="Алгебра">
            <text:p>Алгебра</text:p>
          </table:table-cell>
          <table:table-cell office:value-type="string">
            <text:p>Потрашова Н.Б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3.4</text:p>
          </table:table-cell>
          <table:table-cell/>
          <table:table-cell office:value-type="string">
            <text:p>Пт-3-11</text:p>
          </table:table-cell>
          <table:table-cell table:number-columns-repeated="1014"/>
        </table:table-row>
        <table:table-row table:style-name="ro4" table:visibility="filter">
          <table:table-cell table:formula="of:=VLOOKUP([.I514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66" office:value-type="string">
            <text:p>5б</text:p>
          </table:table-cell>
          <table:table-cell office:value-type="string">
            <text:p>5.3</text:p>
          </table:table-cell>
          <table:table-cell/>
          <table:table-cell office:value-type="string">
            <text:p>Пт-3-5б</text:p>
          </table:table-cell>
          <table:table-cell table:number-columns-repeated="1014"/>
        </table:table-row>
        <table:table-row table:style-name="ro4" table:visibility="filter">
          <table:table-cell table:formula="of:=VLOOKUP([.I515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66" office:value-type="string">
            <text:p>7б</text:p>
          </table:table-cell>
          <table:table-cell office:value-type="string">
            <text:p>С/З</text:p>
          </table:table-cell>
          <table:table-cell/>
          <table:table-cell office:value-type="string">
            <text:p>Пт-3-7б</text:p>
          </table:table-cell>
          <table:table-cell table:number-columns-repeated="1014"/>
        </table:table-row>
        <table:table-row table:style-name="ro4" table:visibility="filter">
          <table:table-cell table:formula="of:=VLOOKUP([.I516];[Лист1_4.$D$1:.$F$539];2;1=2)" office:value-type="string" office:string-value="Геометрия">
            <text:p>Геометрия</text:p>
          </table:table-cell>
          <table:table-cell office:value-type="string">
            <text:p>Ходжабагян И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3.1</text:p>
          </table:table-cell>
          <table:table-cell/>
          <table:table-cell office:value-type="string">
            <text:p>Пт-3-10</text:p>
          </table:table-cell>
          <table:table-cell table:number-columns-repeated="1014"/>
        </table:table-row>
        <table:table-row table:style-name="ro4">
          <table:table-cell table:formula="of:=VLOOKUP([.I517];[Лист1_4.$D$1:.$F$539];2;1=2)" office:value-type="string" office:string-value="Русский">
            <text:p>Русский</text:p>
          </table:table-cell>
          <table:table-cell office:value-type="string">
            <text:p>Прудникова А.В.</text:p>
          </table:table-cell>
          <table:table-cell table:style-name="Default" office:value-type="string">
            <text:p>Пт</text:p>
          </table:table-cell>
          <table:table-cell table:style-name="Default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5а</text:p>
          </table:table-cell>
          <table:table-cell office:value-type="string">
            <text:p>4.9</text:p>
          </table:table-cell>
          <table:table-cell/>
          <table:table-cell office:value-type="string">
            <text:p>Пт-3-5а</text:p>
          </table:table-cell>
          <table:table-cell table:number-columns-repeated="1014"/>
        </table:table-row>
        <table:table-row table:style-name="ro4" table:visibility="filter">
          <table:table-cell table:formula="of:=VLOOKUP([.I518];[Лист1_4.$D$1:.$F$539];2;1=2)" office:value-type="float" office:value="0">
            <text:p>#Н/Д</text:p>
          </table:table-cell>
          <table:table-cell office:value-type="string">
            <text:p>Архипенкова И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2а</text:p>
          </table:table-cell>
          <table:table-cell office:value-type="string">
            <text:p>4.1</text:p>
          </table:table-cell>
          <table:table-cell/>
          <table:table-cell office:value-type="string">
            <text:p>Пт-4-2а</text:p>
          </table:table-cell>
          <table:table-cell table:number-columns-repeated="1014"/>
        </table:table-row>
        <table:table-row table:style-name="ro4" table:visibility="filter">
          <table:table-cell table:formula="of:=VLOOKUP([.I519];[Лист1_4.$D$1:.$F$539];2;1=2)" office:value-type="float" office:value="0">
            <text:p>#Н/Д</text:p>
          </table:table-cell>
          <table:table-cell office:value-type="string">
            <text:p>Егорова О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н</text:p>
          </table:table-cell>
          <table:table-cell office:value-type="string">
            <text:p>2.4</text:p>
          </table:table-cell>
          <table:table-cell/>
          <table:table-cell office:value-type="string">
            <text:p>Пт-4-н</text:p>
          </table:table-cell>
          <table:table-cell table:number-columns-repeated="1014"/>
        </table:table-row>
        <table:table-row table:style-name="ro4" table:visibility="filter">
          <table:table-cell table:formula="of:=VLOOKUP([.I520];[Лист1_4.$D$1:.$F$539];2;1=2)" office:value-type="float" office:value="0">
            <text:p>#Н/Д</text:p>
          </table:table-cell>
          <table:table-cell office:value-type="string">
            <text:p>Касяненко О.В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ф</text:p>
          </table:table-cell>
          <table:table-cell office:value-type="string">
            <text:p>2.1</text:p>
          </table:table-cell>
          <table:table-cell/>
          <table:table-cell office:value-type="string">
            <text:p>Пт-4-ф</text:p>
          </table:table-cell>
          <table:table-cell table:number-columns-repeated="1014"/>
        </table:table-row>
        <table:table-row table:style-name="ro4" table:visibility="filter">
          <table:table-cell table:formula="of:=VLOOKUP([.I521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66" office:value-type="string">
            <text:p>2б</text:p>
          </table:table-cell>
          <table:table-cell office:value-type="string">
            <text:p>С/З</text:p>
          </table:table-cell>
          <table:table-cell/>
          <table:table-cell office:value-type="string">
            <text:p>Пт-4-2б</text:p>
          </table:table-cell>
          <table:table-cell table:number-columns-repeated="1014"/>
        </table:table-row>
        <table:table-row table:style-name="ro4" table:visibility="filter">
          <table:table-cell table:formula="of:=VLOOKUP([.I522];[Лист1_4.$D$1:.$F$539];2;1=2)" office:value-type="string" office:string-value="Обществознание">
            <text:p>Обществознание</text:p>
          </table:table-cell>
          <table:table-cell office:value-type="string">
            <text:p>Колпенская Т.В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66" office:value-type="float" office:value="11">
            <text:p>11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Пт-4-11</text:p>
          </table:table-cell>
          <table:table-cell table:number-columns-repeated="1014"/>
        </table:table-row>
        <table:table-row table:style-name="ro4" table:visibility="filter">
          <table:table-cell table:formula="of:=VLOOKUP([.I523];[Лист1_4.$D$1:.$F$539];2;1=2)" office:value-type="float" office:value="0">
            <text:p>#Н/Д</text:p>
          </table:table-cell>
          <table:table-cell office:value-type="string">
            <text:p>Коржавина В.Б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66" office:value-type="string">
            <text:p>2а</text:p>
          </table:table-cell>
          <table:table-cell office:value-type="string">
            <text:p>3.5</text:p>
          </table:table-cell>
          <table:table-cell/>
          <table:table-cell office:value-type="string">
            <text:p>Пт-4-2а</text:p>
          </table:table-cell>
          <table:table-cell table:number-columns-repeated="1014"/>
        </table:table-row>
        <table:table-row table:style-name="ro4" table:visibility="filter">
          <table:table-cell table:formula="of:=VLOOKUP([.I524];[Лист1_4.$D$1:.$F$539];2;1=2)" office:value-type="string" office:string-value="ИВТ/МХК ">
            <text:p>ИВТ/МХК </text:p>
          </table:table-cell>
          <table:table-cell office:value-type="string">
            <text:p>Курнышёва Е.В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3.2</text:p>
          </table:table-cell>
          <table:table-cell/>
          <table:table-cell office:value-type="string">
            <text:p>Пт-4-9</text:p>
          </table:table-cell>
          <table:table-cell table:number-columns-repeated="1014"/>
        </table:table-row>
        <table:table-row table:style-name="ro4" table:visibility="filter">
          <table:table-cell table:formula="of:=VLOOKUP([.I525];[Лист1_4.$D$1:.$F$539];2;1=2)" office:value-type="string" office:string-value="Немецкий ">
            <text:p>Немецкий </text:p>
          </table:table-cell>
          <table:table-cell office:value-type="string">
            <text:p>Лавринович СЛ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6а</text:p>
          </table:table-cell>
          <table:table-cell office:value-type="string">
            <text:p>4.8а</text:p>
          </table:table-cell>
          <table:table-cell/>
          <table:table-cell office:value-type="string">
            <text:p>Пт-4-6а</text:p>
          </table:table-cell>
          <table:table-cell table:number-columns-repeated="1014"/>
        </table:table-row>
        <table:table-row table:style-name="ro4" table:visibility="filter">
          <table:table-cell table:formula="of:=VLOOKUP([.I526];[Лист1_4.$D$1:.$F$539];2;1=2)" office:value-type="float" office:value="0">
            <text:p>#Н/Д</text:p>
          </table:table-cell>
          <table:table-cell office:value-type="string">
            <text:p>Лехкун В.Н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66" office:value-type="string">
            <text:p>2а</text:p>
          </table:table-cell>
          <table:table-cell office:value-type="string">
            <text:p>1.1</text:p>
          </table:table-cell>
          <table:table-cell/>
          <table:table-cell office:value-type="string">
            <text:p>Пт-4-2а</text:p>
          </table:table-cell>
          <table:table-cell table:number-columns-repeated="1014"/>
        </table:table-row>
        <table:table-row table:style-name="ro4" table:visibility="filter">
          <table:table-cell table:formula="of:=VLOOKUP([.I527];[Лист1_4.$D$1:.$F$539];2;1=2)" office:value-type="string" office:string-value="ИВТ/МХК ">
            <text:p>ИВТ/МХК </text:p>
          </table:table-cell>
          <table:table-cell office:value-type="string">
            <text:p>Надеждина О.И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4.10</text:p>
          </table:table-cell>
          <table:table-cell/>
          <table:table-cell office:value-type="string">
            <text:p>Пт-4-9</text:p>
          </table:table-cell>
          <table:table-cell table:number-columns-repeated="1014"/>
        </table:table-row>
        <table:table-row table:style-name="ro4" table:visibility="filter">
          <table:table-cell table:formula="of:=VLOOKUP([.I528];[Лист1_4.$D$1:.$F$539];2;1=2)" office:value-type="string" office:string-value="География">
            <text:p>География</text:p>
          </table:table-cell>
          <table:table-cell office:value-type="string">
            <text:p>Назарова Л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66" office:value-type="string">
            <text:p>7б</text:p>
          </table:table-cell>
          <table:table-cell office:value-type="string">
            <text:p>4.4</text:p>
          </table:table-cell>
          <table:table-cell/>
          <table:table-cell office:value-type="string">
            <text:p>Пт-4-7б</text:p>
          </table:table-cell>
          <table:table-cell table:number-columns-repeated="1014"/>
        </table:table-row>
        <table:table-row table:style-name="ro4" table:visibility="filter">
          <table:table-cell table:formula="of:=VLOOKUP([.I529];[Лист1_4.$D$1:.$F$539];2;1=2)" office:value-type="string" office:string-value="Алгебра">
            <text:p>Алгебра</text:p>
          </table:table-cell>
          <table:table-cell office:value-type="string">
            <text:p>Потрашова Н.Б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8б</text:p>
          </table:table-cell>
          <table:table-cell office:value-type="string">
            <text:p>3.4</text:p>
          </table:table-cell>
          <table:table-cell/>
          <table:table-cell office:value-type="string">
            <text:p>Пт-4-8б</text:p>
          </table:table-cell>
          <table:table-cell table:number-columns-repeated="1014"/>
        </table:table-row>
        <table:table-row table:style-name="ro4">
          <table:table-cell table:formula="of:=VLOOKUP([.I530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66" office:value-type="string">
            <text:p>5а</text:p>
          </table:table-cell>
          <table:table-cell office:value-type="string">
            <text:p>5.3</text:p>
          </table:table-cell>
          <table:table-cell/>
          <table:table-cell office:value-type="string">
            <text:p>Пт-4-5а</text:p>
          </table:table-cell>
          <table:table-cell table:number-columns-repeated="1014"/>
        </table:table-row>
        <table:table-row table:style-name="ro4" table:visibility="filter">
          <table:table-cell table:formula="of:=VLOOKUP([.I531];[Лист1_4.$D$1:.$F$539];2;1=2)" office:value-type="string" office:string-value="Химия">
            <text:p>Химия</text:p>
          </table:table-cell>
          <table:table-cell office:value-type="string">
            <text:p>Сотова Т.Ю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66" office:value-type="string">
            <text:p>8а</text:p>
          </table:table-cell>
          <table:table-cell office:value-type="string">
            <text:p>5.5</text:p>
          </table:table-cell>
          <table:table-cell/>
          <table:table-cell office:value-type="string">
            <text:p>Пт-4-8а</text:p>
          </table:table-cell>
          <table:table-cell table:number-columns-repeated="1014"/>
        </table:table-row>
        <table:table-row table:style-name="ro4" table:visibility="filter">
          <table:table-cell table:formula="of:=VLOOKUP([.I532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66" office:value-type="string">
            <text:p>6б</text:p>
          </table:table-cell>
          <table:table-cell office:value-type="string">
            <text:p>С/З</text:p>
          </table:table-cell>
          <table:table-cell/>
          <table:table-cell office:value-type="string">
            <text:p>Пт-4-6б</text:p>
          </table:table-cell>
          <table:table-cell table:number-columns-repeated="1014"/>
        </table:table-row>
        <table:table-row table:style-name="ro4" table:visibility="filter">
          <table:table-cell table:formula="of:=VLOOKUP([.I533];[Лист1_4.$D$1:.$F$539];2;1=2)" office:value-type="string" office:string-value="Немецкий ">
            <text:p>Немецкий </text:p>
          </table:table-cell>
          <table:table-cell office:value-type="string">
            <text:p>Трусова С.И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66" office:value-type="string">
            <text:p>6а</text:p>
          </table:table-cell>
          <table:table-cell office:value-type="string">
            <text:p>3.10</text:p>
          </table:table-cell>
          <table:table-cell/>
          <table:table-cell office:value-type="string">
            <text:p>Пт-4-6а</text:p>
          </table:table-cell>
          <table:table-cell table:number-columns-repeated="1014"/>
        </table:table-row>
        <table:table-row table:style-name="ro4" table:visibility="filter">
          <table:table-cell table:formula="of:=VLOOKUP([.I534];[Лист1_4.$D$1:.$F$539];2;1=2)" office:value-type="float" office:value="0">
            <text:p>#Н/Д</text:p>
          </table:table-cell>
          <table:table-cell office:value-type="string">
            <text:p>Чумак О.И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ф</text:p>
          </table:table-cell>
          <table:table-cell office:value-type="string">
            <text:p>2.5</text:p>
          </table:table-cell>
          <table:table-cell/>
          <table:table-cell office:value-type="string">
            <text:p>Пт-4-ф</text:p>
          </table:table-cell>
          <table:table-cell table:number-columns-repeated="1014"/>
        </table:table-row>
        <table:table-row table:style-name="ro4" table:visibility="filter">
          <table:table-cell table:formula="of:=VLOOKUP([.I535];[Лист1_4.$D$1:.$F$539];2;1=2)" office:value-type="string" office:string-value="Литература">
            <text:p>Литература</text:p>
          </table:table-cell>
          <table:table-cell office:value-type="string">
            <text:p>Прудникова А.В.</text:p>
          </table:table-cell>
          <table:table-cell table:style-name="Default" office:value-type="string">
            <text:p>Пт</text:p>
          </table:table-cell>
          <table:table-cell table:style-name="Default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5б</text:p>
          </table:table-cell>
          <table:table-cell office:value-type="string">
            <text:p>4.9</text:p>
          </table:table-cell>
          <table:table-cell/>
          <table:table-cell office:value-type="string">
            <text:p>Пт-4-5б</text:p>
          </table:table-cell>
          <table:table-cell table:number-columns-repeated="1014"/>
        </table:table-row>
        <table:table-row table:style-name="ro4" table:visibility="filter">
          <table:table-cell table:formula="of:=VLOOKUP([.I536];[Лист1_4.$D$1:.$F$539];2;1=2)" office:value-type="string" office:string-value="Немецкий">
            <text:p>Немецкий</text:p>
          </table:table-cell>
          <table:table-cell office:value-type="string">
            <text:p>Архипенкова И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8а</text:p>
          </table:table-cell>
          <table:table-cell office:value-type="string">
            <text:p>4.1</text:p>
          </table:table-cell>
          <table:table-cell/>
          <table:table-cell office:value-type="string">
            <text:p>Пт-5-8а</text:p>
          </table:table-cell>
          <table:table-cell table:number-columns-repeated="1014"/>
        </table:table-row>
        <table:table-row table:style-name="ro4" table:visibility="filter">
          <table:table-cell table:formula="of:=VLOOKUP([.I537];[Лист1_4.$D$1:.$F$539];2;1=2)" office:value-type="float" office:value="0">
            <text:p>#Н/Д</text:p>
          </table:table-cell>
          <table:table-cell office:value-type="string">
            <text:p>Егорова О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ф</text:p>
          </table:table-cell>
          <table:table-cell office:value-type="string">
            <text:p>2.4</text:p>
          </table:table-cell>
          <table:table-cell/>
          <table:table-cell office:value-type="string">
            <text:p>Пт-5-ф</text:p>
          </table:table-cell>
          <table:table-cell table:number-columns-repeated="1014"/>
        </table:table-row>
        <table:table-row table:style-name="ro4" table:visibility="filter">
          <table:table-cell table:formula="of:=VLOOKUP([.I538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66" office:value-type="string">
            <text:p>3а</text:p>
          </table:table-cell>
          <table:table-cell office:value-type="string">
            <text:p>2.10</text:p>
          </table:table-cell>
          <table:table-cell/>
          <table:table-cell table:style-name="ce71" office:value-type="string">
            <text:p>Пт-5-3а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539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66" office:value-type="string">
            <text:p>2а</text:p>
          </table:table-cell>
          <table:table-cell office:value-type="string">
            <text:p>С/З</text:p>
          </table:table-cell>
          <table:table-cell/>
          <table:table-cell office:value-type="string">
            <text:p>Пт-5-2а</text:p>
          </table:table-cell>
          <table:table-cell table:number-columns-repeated="1014"/>
        </table:table-row>
        <table:table-row table:style-name="ro4" table:visibility="filter">
          <table:table-cell table:formula="of:=VLOOKUP([.I540];[Лист1_4.$D$1:.$F$539];2;1=2)" office:value-type="string" office:string-value="История">
            <text:p>История</text:p>
          </table:table-cell>
          <table:table-cell office:value-type="string">
            <text:p>Колпенская Т.В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66" office:value-type="string">
            <text:p>8б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Пт-5-8б</text:p>
          </table:table-cell>
          <table:table-cell table:number-columns-repeated="1014"/>
        </table:table-row>
        <table:table-row table:style-name="ro4" table:visibility="filter">
          <table:table-cell table:formula="of:=VLOOKUP([.I541];[Лист1_4.$D$1:.$F$539];2;1=2)" office:value-type="float" office:value="0">
            <text:p>#Н/Д</text:p>
          </table:table-cell>
          <table:table-cell office:value-type="string">
            <text:p>Коржавина В.Б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66" office:value-type="string">
            <text:p>3а</text:p>
          </table:table-cell>
          <table:table-cell office:value-type="string">
            <text:p>3.5</text:p>
          </table:table-cell>
          <table:table-cell/>
          <table:table-cell office:value-type="string">
            <text:p>Пт-5-3а</text:p>
          </table:table-cell>
          <table:table-cell table:number-columns-repeated="1014"/>
        </table:table-row>
        <table:table-row table:style-name="ro4" table:visibility="filter">
          <table:table-cell table:formula="of:=VLOOKUP([.I542];[Лист1_4.$D$1:.$F$539];2;1=2)" office:value-type="string" office:string-value="Немецкий ">
            <text:p>Немецкий </text:p>
          </table:table-cell>
          <table:table-cell office:value-type="string">
            <text:p>Круглова Е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6б</text:p>
          </table:table-cell>
          <table:table-cell office:value-type="string">
            <text:p>4.8</text:p>
          </table:table-cell>
          <table:table-cell/>
          <table:table-cell office:value-type="string">
            <text:p>Пт-5-6б</text:p>
          </table:table-cell>
          <table:table-cell table:number-columns-repeated="1014"/>
        </table:table-row>
        <table:table-row table:style-name="ro4" table:visibility="filter">
          <table:table-cell table:formula="of:=VLOOKUP([.I543];[Лист1_4.$D$1:.$F$539];2;1=2)" office:value-type="string" office:string-value="ИВТ/Нем. (Лехкун В.Н.)">
            <text:p>ИВТ/Нем. (Лехкун В.Н.)</text:p>
          </table:table-cell>
          <table:table-cell office:value-type="string">
            <text:p>Курнышёва Е.В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3.2</text:p>
          </table:table-cell>
          <table:table-cell/>
          <table:table-cell office:value-type="string">
            <text:p>Пт-5-11</text:p>
          </table:table-cell>
          <table:table-cell table:number-columns-repeated="1014"/>
        </table:table-row>
        <table:table-row table:style-name="ro4" table:visibility="filter">
          <table:table-cell table:formula="of:=VLOOKUP([.I544];[Лист1_4.$D$1:.$F$539];2;1=2)" office:value-type="string" office:string-value="Немецкий ">
            <text:p>Немецкий </text:p>
          </table:table-cell>
          <table:table-cell office:value-type="string">
            <text:p>Лавринович СЛ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6б</text:p>
          </table:table-cell>
          <table:table-cell office:value-type="string">
            <text:p>4.8а</text:p>
          </table:table-cell>
          <table:table-cell/>
          <table:table-cell office:value-type="string">
            <text:p>Пт-5-6б</text:p>
          </table:table-cell>
          <table:table-cell table:number-columns-repeated="1014"/>
        </table:table-row>
        <table:table-row table:style-name="ro4" table:visibility="filter">
          <table:table-cell table:formula="of:=VLOOKUP([.I545];[Лист1_4.$D$1:.$F$539];2;1=2)" office:value-type="string" office:string-value="ИВТ/Нем. (Лехкун В.Н.)">
            <text:p>ИВТ/Нем. (Лехкун В.Н.)</text:p>
          </table:table-cell>
          <table:table-cell office:value-type="string">
            <text:p>Лехкун В.Н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66" office:value-type="float" office:value="11">
            <text:p>11</text:p>
          </table:table-cell>
          <table:table-cell office:value-type="string">
            <text:p>1.1</text:p>
          </table:table-cell>
          <table:table-cell/>
          <table:table-cell office:value-type="string">
            <text:p>Пт-5-11</text:p>
          </table:table-cell>
          <table:table-cell table:number-columns-repeated="1014"/>
        </table:table-row>
        <table:table-row table:style-name="ro4" table:visibility="filter">
          <table:table-cell table:formula="of:=VLOOKUP([.I546];[Лист1_4.$D$1:.$F$539];2;1=2)" office:value-type="string" office:string-value="Немецкий">
            <text:p>Немецкий</text:p>
          </table:table-cell>
          <table:table-cell office:value-type="string">
            <text:p>Надеждина О.И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8а</text:p>
          </table:table-cell>
          <table:table-cell office:value-type="string">
            <text:p>4.10</text:p>
          </table:table-cell>
          <table:table-cell/>
          <table:table-cell office:value-type="string">
            <text:p>Пт-5-8а</text:p>
          </table:table-cell>
          <table:table-cell table:number-columns-repeated="1014"/>
        </table:table-row>
        <table:table-row table:style-name="ro4" table:visibility="filter">
          <table:table-cell table:formula="of:=VLOOKUP([.I547];[Лист1_4.$D$1:.$F$539];2;1=2)" office:value-type="string" office:string-value="Биология">
            <text:p>Биология</text:p>
          </table:table-cell>
          <table:table-cell office:value-type="string">
            <text:p>Назарова Л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66" office:value-type="float" office:value="10">
            <text:p>10</text:p>
          </table:table-cell>
          <table:table-cell office:value-type="string">
            <text:p>4.4</text:p>
          </table:table-cell>
          <table:table-cell/>
          <table:table-cell office:value-type="string">
            <text:p>Пт-5-10</text:p>
          </table:table-cell>
          <table:table-cell table:number-columns-repeated="1014"/>
        </table:table-row>
        <table:table-row table:style-name="ro4" table:visibility="filter">
          <table:table-cell table:formula="of:=VLOOKUP([.I548];[Лист1_4.$D$1:.$F$539];2;1=2)" office:value-type="string" office:string-value="Математика">
            <text:p>Математика</text:p>
          </table:table-cell>
          <table:table-cell office:value-type="string">
            <text:p>Потрашова Н.Б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6а</text:p>
          </table:table-cell>
          <table:table-cell office:value-type="string">
            <text:p>3.4</text:p>
          </table:table-cell>
          <table:table-cell/>
          <table:table-cell office:value-type="string">
            <text:p>Пт-5-6а</text:p>
          </table:table-cell>
          <table:table-cell table:number-columns-repeated="1014"/>
        </table:table-row>
        <table:table-row table:style-name="ro4" table:visibility="filter">
          <table:table-cell table:formula="of:=VLOOKUP([.I549];[Лист1_4.$D$1:.$F$539];2;1=2)" office:value-type="string" office:string-value="Биология">
            <text:p>Биология</text:p>
          </table:table-cell>
          <table:table-cell office:value-type="string">
            <text:p>Солощенко В.С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66" office:value-type="float" office:value="10">
            <text:p>10</text:p>
          </table:table-cell>
          <table:table-cell office:value-type="string">
            <text:p>5.3</text:p>
          </table:table-cell>
          <table:table-cell/>
          <table:table-cell office:value-type="string">
            <text:p>Пт-5-10</text:p>
          </table:table-cell>
          <table:table-cell table:number-columns-repeated="1014"/>
        </table:table-row>
        <table:table-row table:style-name="ro4" table:visibility="filter">
          <table:table-cell table:formula="of:=VLOOKUP([.I550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66" office:value-type="string">
            <text:p>5б</text:p>
          </table:table-cell>
          <table:table-cell office:value-type="string">
            <text:p>С/З</text:p>
          </table:table-cell>
          <table:table-cell/>
          <table:table-cell table:style-name="ce71" office:value-type="string">
            <text:p>Пт-5-5б</text:p>
          </table:table-cell>
          <table:table-cell table:style-name="ce71" table:number-columns-repeated="1014"/>
        </table:table-row>
        <table:table-row table:style-name="ro4" table:visibility="filter">
          <table:table-cell table:formula="of:=VLOOKUP([.I551];[Лист1_4.$D$1:.$F$539];2;1=2)" office:value-type="string" office:string-value="Немецкий ">
            <text:p>Немецкий </text:p>
          </table:table-cell>
          <table:table-cell office:value-type="string">
            <text:p>Трусова С.И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66" office:value-type="string">
            <text:p>6б</text:p>
          </table:table-cell>
          <table:table-cell office:value-type="string">
            <text:p>3.10</text:p>
          </table:table-cell>
          <table:table-cell/>
          <table:table-cell office:value-type="string">
            <text:p>Пт-5-6б</text:p>
          </table:table-cell>
          <table:table-cell table:number-columns-repeated="1014"/>
        </table:table-row>
        <table:table-row table:style-name="ro4" table:visibility="filter">
          <table:table-cell table:formula="of:=VLOOKUP([.I552];[Лист1_4.$D$1:.$F$539];2;1=2)" office:value-type="float" office:value="0">
            <text:p>#Н/Д</text:p>
          </table:table-cell>
          <table:table-cell office:value-type="string">
            <text:p>Федулова Е.Л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н</text:p>
          </table:table-cell>
          <table:table-cell office:value-type="string">
            <text:p>2.2</text:p>
          </table:table-cell>
          <table:table-cell/>
          <table:table-cell office:value-type="string">
            <text:p>Пт-5-н</text:p>
          </table:table-cell>
          <table:table-cell table:number-columns-repeated="1014"/>
        </table:table-row>
        <table:table-row table:style-name="ro4" table:visibility="filter">
          <table:table-cell table:formula="of:=VLOOKUP([.I553];[Лист1_4.$D$1:.$F$539];2;1=2)" office:value-type="string" office:string-value="Геометрия">
            <text:p>Геометрия</text:p>
          </table:table-cell>
          <table:table-cell office:value-type="string">
            <text:p>Ходжабагян И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7а</text:p>
          </table:table-cell>
          <table:table-cell office:value-type="string">
            <text:p>3.1</text:p>
          </table:table-cell>
          <table:table-cell/>
          <table:table-cell office:value-type="string">
            <text:p>Пт-5-7а</text:p>
          </table:table-cell>
          <table:table-cell table:number-columns-repeated="1014"/>
        </table:table-row>
        <table:table-row table:style-name="ro4">
          <table:table-cell table:formula="of:=VLOOKUP([.I554];[Лист1_4.$D$1:.$F$539];2;1=2)" office:value-type="string" office:string-value="Литература">
            <text:p>Литература</text:p>
          </table:table-cell>
          <table:table-cell office:value-type="string">
            <text:p>Прудникова А.В.</text:p>
          </table:table-cell>
          <table:table-cell table:style-name="Default" office:value-type="string">
            <text:p>Пт</text:p>
          </table:table-cell>
          <table:table-cell table:style-name="Default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5а</text:p>
          </table:table-cell>
          <table:table-cell office:value-type="string">
            <text:p>4.9</text:p>
          </table:table-cell>
          <table:table-cell/>
          <table:table-cell office:value-type="string">
            <text:p>Пт-5-5а</text:p>
          </table:table-cell>
          <table:table-cell table:number-columns-repeated="1014"/>
        </table:table-row>
        <table:table-row table:style-name="ro4" table:visibility="filter">
          <table:table-cell table:formula="of:=VLOOKUP([.I555];[Лист1_4.$D$1:.$F$539];2;1=2)" office:value-type="string" office:string-value="Физкультура">
            <text:p>Физкультура</text:p>
          </table:table-cell>
          <table:table-cell office:value-type="string">
            <text:p>Коконен А.Н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66" office:value-type="string">
            <text:p>6а</text:p>
          </table:table-cell>
          <table:table-cell office:value-type="string">
            <text:p>С/З</text:p>
          </table:table-cell>
          <table:table-cell/>
          <table:table-cell office:value-type="string">
            <text:p>Пт-6-6а</text:p>
          </table:table-cell>
          <table:table-cell table:number-columns-repeated="1014"/>
        </table:table-row>
        <table:table-row table:style-name="ro4" table:visibility="filter">
          <table:table-cell table:formula="of:=VLOOKUP([.I556];[Лист1_4.$D$1:.$F$539];2;1=2)" office:value-type="string" office:string-value="История">
            <text:p>История</text:p>
          </table:table-cell>
          <table:table-cell office:value-type="string">
            <text:p>Колпенская Т.В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66" office:value-type="float" office:value="9">
            <text:p>9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Пт-6-9</text:p>
          </table:table-cell>
          <table:table-cell table:number-columns-repeated="1014"/>
        </table:table-row>
        <table:table-row table:style-name="ro4" table:visibility="filter">
          <table:table-cell table:formula="of:=VLOOKUP([.I557];[Лист1_4.$D$1:.$F$539];2;1=2)" office:value-type="string" office:string-value="Немецкий">
            <text:p>Немецкий</text:p>
          </table:table-cell>
          <table:table-cell office:value-type="string">
            <text:p>Круглова Е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8б</text:p>
          </table:table-cell>
          <table:table-cell office:value-type="string">
            <text:p>4.8</text:p>
          </table:table-cell>
          <table:table-cell/>
          <table:table-cell office:value-type="string">
            <text:p>Пт-6-8б</text:p>
          </table:table-cell>
          <table:table-cell table:number-columns-repeated="1014"/>
        </table:table-row>
        <table:table-row table:style-name="ro4" table:visibility="filter">
          <table:table-cell table:formula="of:=VLOOKUP([.I558];[Лист1_4.$D$1:.$F$539];2;1=2)" office:value-type="string" office:string-value="ИВТ/Нем. (Лавринович С.Л.)">
            <text:p>ИВТ/Нем. (Лавринович С.Л.)</text:p>
          </table:table-cell>
          <table:table-cell office:value-type="string">
            <text:p>Курнышёва Е.В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3.2</text:p>
          </table:table-cell>
          <table:table-cell/>
          <table:table-cell office:value-type="string">
            <text:p>Пт-6-11</text:p>
          </table:table-cell>
          <table:table-cell table:number-columns-repeated="1014"/>
        </table:table-row>
        <table:table-row table:style-name="ro4" table:visibility="filter">
          <table:table-cell table:formula="of:=VLOOKUP([.I559];[Лист1_4.$D$1:.$F$539];2;1=2)" office:value-type="string" office:string-value="ИВТ/Нем. (Лавринович С.Л.)">
            <text:p>ИВТ/Нем. (Лавринович С.Л.)</text:p>
          </table:table-cell>
          <table:table-cell office:value-type="string">
            <text:p>Лавринович СЛ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4.8а</text:p>
          </table:table-cell>
          <table:table-cell/>
          <table:table-cell office:value-type="string">
            <text:p>Пт-6-11</text:p>
          </table:table-cell>
          <table:table-cell table:number-columns-repeated="1014"/>
        </table:table-row>
        <table:table-row table:style-name="ro4" table:visibility="filter">
          <table:table-cell table:formula="of:=VLOOKUP([.I560];[Лист1_4.$D$1:.$F$539];2;1=2)" office:value-type="string" office:string-value="Немецкий">
            <text:p>Немецкий</text:p>
          </table:table-cell>
          <table:table-cell office:value-type="string">
            <text:p>Лехкун В.Н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66" office:value-type="string">
            <text:p>5б</text:p>
          </table:table-cell>
          <table:table-cell office:value-type="string">
            <text:p>1.1</text:p>
          </table:table-cell>
          <table:table-cell/>
          <table:table-cell office:value-type="string">
            <text:p>Пт-6-5б</text:p>
          </table:table-cell>
          <table:table-cell table:number-columns-repeated="1014"/>
        </table:table-row>
        <table:table-row table:style-name="ro4" table:visibility="filter">
          <table:table-cell table:formula="of:=VLOOKUP([.I561];[Лист1_4.$D$1:.$F$539];2;1=2)" office:value-type="string" office:string-value="Немецкий">
            <text:p>Немецкий</text:p>
          </table:table-cell>
          <table:table-cell office:value-type="string">
            <text:p>Надеждина О.И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8б</text:p>
          </table:table-cell>
          <table:table-cell office:value-type="string">
            <text:p>4.10</text:p>
          </table:table-cell>
          <table:table-cell/>
          <table:table-cell office:value-type="string">
            <text:p>Пт-6-8б</text:p>
          </table:table-cell>
          <table:table-cell table:number-columns-repeated="1014"/>
        </table:table-row>
        <table:table-row table:style-name="ro4" table:visibility="filter">
          <table:table-cell table:formula="of:=VLOOKUP([.I562];[Лист1_4.$D$1:.$F$539];2;1=2)" office:value-type="string" office:string-value="Алгебра">
            <text:p>Алгебра</text:p>
          </table:table-cell>
          <table:table-cell office:value-type="string">
            <text:p>Потрашова Н.Б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8а</text:p>
          </table:table-cell>
          <table:table-cell office:value-type="string">
            <text:p>3.4</text:p>
          </table:table-cell>
          <table:table-cell/>
          <table:table-cell office:value-type="string">
            <text:p>Пт-6-8а</text:p>
          </table:table-cell>
          <table:table-cell table:number-columns-repeated="1014"/>
        </table:table-row>
        <table:table-row table:style-name="ro4">
          <table:table-cell table:formula="of:=VLOOKUP([.I563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66" office:value-type="string">
            <text:p>5а</text:p>
          </table:table-cell>
          <table:table-cell office:value-type="string">
            <text:p>С/З</text:p>
          </table:table-cell>
          <table:table-cell/>
          <table:table-cell office:value-type="string">
            <text:p>Пт-6-5а</text:p>
          </table:table-cell>
          <table:table-cell table:number-columns-repeated="1014"/>
        </table:table-row>
        <table:table-row table:style-name="ro4" table:visibility="filter">
          <table:table-cell table:formula="of:=VLOOKUP([.I564];[Лист1_4.$D$1:.$F$539];2;1=2)" office:value-type="string" office:string-value="Немецкий">
            <text:p>Немецкий</text:p>
          </table:table-cell>
          <table:table-cell office:value-type="string">
            <text:p>Трусова С.И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66" office:value-type="string">
            <text:p>5б</text:p>
          </table:table-cell>
          <table:table-cell office:value-type="string">
            <text:p>3.10</text:p>
          </table:table-cell>
          <table:table-cell/>
          <table:table-cell office:value-type="string">
            <text:p>Пт-6-5б</text:p>
          </table:table-cell>
          <table:table-cell table:number-columns-repeated="1014"/>
        </table:table-row>
        <table:table-row table:style-name="ro4" table:visibility="filter">
          <table:table-cell table:formula="of:=VLOOKUP([.I565];[Лист1_4.$D$1:.$F$539];2;1=2)" office:value-type="string" office:string-value="Геометрия">
            <text:p>Геометрия</text:p>
          </table:table-cell>
          <table:table-cell office:value-type="string">
            <text:p>Ходжабагян И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7б</text:p>
          </table:table-cell>
          <table:table-cell office:value-type="string">
            <text:p>3.1</text:p>
          </table:table-cell>
          <table:table-cell/>
          <table:table-cell office:value-type="string">
            <text:p>Пт-6-7б</text:p>
          </table:table-cell>
          <table:table-cell table:number-columns-repeated="1014"/>
        </table:table-row>
        <table:table-row table:style-name="ro4" table:visibility="filter">
          <table:table-cell table:formula="of:=VLOOKUP([.I566];[Лист1_4.$D$1:.$F$539];2;1=2)" office:value-type="string" office:string-value="Физкультура">
            <text:p>Физкультура</text:p>
          </table:table-cell>
          <table:table-cell office:value-type="string">
            <text:p>Коконен А.Н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66" office:value-type="float" office:value="10">
            <text:p>10</text:p>
          </table:table-cell>
          <table:table-cell office:value-type="string">
            <text:p>С/З</text:p>
          </table:table-cell>
          <table:table-cell/>
          <table:table-cell office:value-type="string">
            <text:p>Пт-7-10</text:p>
          </table:table-cell>
          <table:table-cell table:number-columns-repeated="1014"/>
        </table:table-row>
        <table:table-row table:style-name="ro4" table:visibility="filter">
          <table:table-cell table:formula="of:=VLOOKUP([.I567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66" office:value-type="float" office:value="10">
            <text:p>10</text:p>
          </table:table-cell>
          <table:table-cell office:value-type="string">
            <text:p>С/З</text:p>
          </table:table-cell>
          <table:table-cell/>
          <table:table-cell office:value-type="string">
            <text:p>Пт-7-10</text:p>
          </table:table-cell>
          <table:table-cell table:number-columns-repeated="1014"/>
        </table:table-row>
        <table:table-row table:style-name="ro4" table:visibility="filter">
          <table:table-cell table:formula="of:=VLOOKUP([.I568];[Лист1_4.$D$1:.$F$539];2;1=2)" office:value-type="string" office:string-value="Алгебра (консультация)">
            <text:p>Алгебра (консультация)</text:p>
          </table:table-cell>
          <table:table-cell table:style-name="ce60" office:value-type="string">
            <text:p>Ходжабагян И.А.</text:p>
          </table:table-cell>
          <table:table-cell office:value-type="string">
            <text:p>Пт</text:p>
          </table:table-cell>
          <table:table-cell table:style-name="ce63"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67" office:value-type="string">
            <text:p>9</text:p>
          </table:table-cell>
          <table:table-cell table:style-name="ce62" office:value-type="string">
            <text:p>3.1</text:p>
          </table:table-cell>
          <table:table-cell table:style-name="ce71" office:value-type="string">
            <text:p>К</text:p>
          </table:table-cell>
          <table:table-cell office:value-type="string">
            <text:p>Пт-8-9</text:p>
          </table:table-cell>
          <table:table-cell table:number-columns-repeated="1014"/>
        </table:table-row>
        <table:table-row table:style-name="ro4" table:visibility="filter">
          <table:table-cell table:formula="of:=VLOOKUP([.I569];[Лист1_4.$D$1:.$F$539];2;1=2)" office:value-type="float" office:value="0">
            <text:p>#Н/Д</text:p>
          </table:table-cell>
          <table:table-cell office:value-type="string">
            <text:p>Архипенкова И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4б</text:p>
          </table:table-cell>
          <table:table-cell office:value-type="string">
            <text:p>4.1</text:p>
          </table:table-cell>
          <table:table-cell/>
          <table:table-cell office:value-type="string">
            <text:p>Сб-1-4б</text:p>
          </table:table-cell>
          <table:table-cell table:number-columns-repeated="1014"/>
        </table:table-row>
        <table:table-row table:style-name="ro4" table:visibility="filter">
          <table:table-cell table:formula="of:=VLOOKUP([.I570];[Лист1_4.$D$1:.$F$539];2;1=2)" office:value-type="float" office:value="0">
            <text:p>#Н/Д</text:p>
          </table:table-cell>
          <table:table-cell office:value-type="string">
            <text:p>Касяненко О.В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ф</text:p>
          </table:table-cell>
          <table:table-cell office:value-type="string">
            <text:p>2.1</text:p>
          </table:table-cell>
          <table:table-cell/>
          <table:table-cell office:value-type="string">
            <text:p>Сб-1-ф</text:p>
          </table:table-cell>
          <table:table-cell table:number-columns-repeated="1014"/>
        </table:table-row>
        <table:table-row table:style-name="ro4" table:visibility="filter">
          <table:table-cell table:formula="of:=VLOOKUP([.I571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66" office:value-type="string">
            <text:p>4б</text:p>
          </table:table-cell>
          <table:table-cell office:value-type="string">
            <text:p>2.10</text:p>
          </table:table-cell>
          <table:table-cell/>
          <table:table-cell office:value-type="string">
            <text:p>Сб-1-4б</text:p>
          </table:table-cell>
          <table:table-cell table:number-columns-repeated="1014"/>
        </table:table-row>
        <table:table-row table:style-name="ro4" table:visibility="filter">
          <table:table-cell table:formula="of:=VLOOKUP([.I572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66" office:value-type="string">
            <text:p>4а</text:p>
          </table:table-cell>
          <table:table-cell office:value-type="string">
            <text:p>С/З</text:p>
          </table:table-cell>
          <table:table-cell/>
          <table:table-cell office:value-type="string">
            <text:p>Сб-1-4а</text:p>
          </table:table-cell>
          <table:table-cell table:number-columns-repeated="1014"/>
        </table:table-row>
        <table:table-row table:style-name="ro4" table:visibility="filter">
          <table:table-cell table:formula="of:=VLOOKUP([.I573];[Лист1_4.$D$1:.$F$539];2;1=2)" office:value-type="string" office:string-value="Обществознание">
            <text:p>Обществознание</text:p>
          </table:table-cell>
          <table:table-cell office:value-type="string">
            <text:p>Колпенская Т.В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66" office:value-type="string">
            <text:p>8б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Сб-1-8б</text:p>
          </table:table-cell>
          <table:table-cell table:number-columns-repeated="1014"/>
        </table:table-row>
        <table:table-row table:style-name="ro4" table:visibility="filter">
          <table:table-cell table:formula="of:=VLOOKUP([.I574];[Лист1_4.$D$1:.$F$539];2;1=2)" office:value-type="string" office:string-value="Немецкий">
            <text:p>Немецкий</text:p>
          </table:table-cell>
          <table:table-cell office:value-type="string">
            <text:p>Лехкун В.Н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66" office:value-type="float" office:value="9">
            <text:p>9</text:p>
          </table:table-cell>
          <table:table-cell office:value-type="string">
            <text:p>1.1</text:p>
          </table:table-cell>
          <table:table-cell/>
          <table:table-cell office:value-type="string">
            <text:p>Сб-1-9</text:p>
          </table:table-cell>
          <table:table-cell table:number-columns-repeated="1014"/>
        </table:table-row>
        <table:table-row table:style-name="ro4" table:visibility="filter">
          <table:table-cell table:formula="of:=VLOOKUP([.I575];[Лист1_4.$D$1:.$F$539];2;1=2)" office:value-type="string" office:string-value="Немецкий">
            <text:p>Немецкий</text:p>
          </table:table-cell>
          <table:table-cell office:value-type="string">
            <text:p>Надеждина О.И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4.10</text:p>
          </table:table-cell>
          <table:table-cell/>
          <table:table-cell office:value-type="string">
            <text:p>Сб-1-9</text:p>
          </table:table-cell>
          <table:table-cell table:number-columns-repeated="1014"/>
        </table:table-row>
        <table:table-row table:style-name="ro4" table:visibility="filter">
          <table:table-cell table:formula="of:=VLOOKUP([.I576];[Лист1_4.$D$1:.$F$539];2;1=2)" office:value-type="string" office:string-value="Технология">
            <text:p>Технология</text:p>
          </table:table-cell>
          <table:table-cell office:value-type="string">
            <text:p>Новикова В.М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66" office:value-type="string">
            <text:p>6а</text:p>
          </table:table-cell>
          <table:table-cell office:value-type="string">
            <text:p>2.8</text:p>
          </table:table-cell>
          <table:table-cell/>
          <table:table-cell office:value-type="string">
            <text:p>Сб-1-6а</text:p>
          </table:table-cell>
          <table:table-cell table:number-columns-repeated="1014"/>
        </table:table-row>
        <table:table-row table:style-name="ro4" table:visibility="filter">
          <table:table-cell table:formula="of:=VLOOKUP([.I577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7б</text:p>
          </table:table-cell>
          <table:table-cell office:value-type="string">
            <text:p>3.5</text:p>
          </table:table-cell>
          <table:table-cell/>
          <table:table-cell office:value-type="string">
            <text:p>Сб-1-7б</text:p>
          </table:table-cell>
          <table:table-cell table:number-columns-repeated="1014"/>
        </table:table-row>
        <table:table-row table:style-name="ro4">
          <table:table-cell table:formula="of:=VLOOKUP([.I578];[Лист1_4.$D$1:.$F$539];2;1=2)" office:value-type="string" office:string-value="Музыка ">
            <text:p>Музыка </text:p>
          </table:table-cell>
          <table:table-cell office:value-type="string">
            <text:p>Передерий О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66" office:value-type="string">
            <text:p>5а</text:p>
          </table:table-cell>
          <table:table-cell office:value-type="string">
            <text:p>5.1</text:p>
          </table:table-cell>
          <table:table-cell/>
          <table:table-cell office:value-type="string">
            <text:p>Сб-1-5а</text:p>
          </table:table-cell>
          <table:table-cell table:number-columns-repeated="1014"/>
        </table:table-row>
        <table:table-row table:style-name="ro4" table:visibility="filter">
          <table:table-cell table:formula="of:=VLOOKUP([.I579];[Лист1_4.$D$1:.$F$539];2;1=2)" office:value-type="float" office:value="0">
            <text:p>#Н/Д</text:p>
          </table:table-cell>
          <table:table-cell office:value-type="string">
            <text:p>Перкова М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н</text:p>
          </table:table-cell>
          <table:table-cell office:value-type="string">
            <text:p>2.3</text:p>
          </table:table-cell>
          <table:table-cell/>
          <table:table-cell office:value-type="string">
            <text:p>Сб-1-н</text:p>
          </table:table-cell>
          <table:table-cell table:number-columns-repeated="1014"/>
        </table:table-row>
        <table:table-row table:style-name="ro4" table:visibility="filter">
          <table:table-cell table:formula="of:=VLOOKUP([.I580];[Лист1_4.$D$1:.$F$539];2;1=2)" office:value-type="string" office:string-value="Геометрия">
            <text:p>Геометрия</text:p>
          </table:table-cell>
          <table:table-cell office:value-type="string">
            <text:p>Потрашова Н.Б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8а</text:p>
          </table:table-cell>
          <table:table-cell office:value-type="string">
            <text:p>3.4</text:p>
          </table:table-cell>
          <table:table-cell/>
          <table:table-cell office:value-type="string">
            <text:p>Сб-1-8а</text:p>
          </table:table-cell>
          <table:table-cell table:number-columns-repeated="1014"/>
        </table:table-row>
        <table:table-row table:style-name="ro4" table:visibility="filter">
          <table:table-cell table:formula="of:=VLOOKUP([.I581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66" office:value-type="string">
            <text:p>7а</text:p>
          </table:table-cell>
          <table:table-cell office:value-type="string">
            <text:p>С/З</text:p>
          </table:table-cell>
          <table:table-cell/>
          <table:table-cell office:value-type="string">
            <text:p>Сб-1-7а</text:p>
          </table:table-cell>
          <table:table-cell table:number-columns-repeated="1014"/>
        </table:table-row>
        <table:table-row table:style-name="ro4" table:visibility="filter">
          <table:table-cell table:formula="of:=VLOOKUP([.I582];[Лист1_4.$D$1:.$F$539];2;1=2)" office:value-type="string" office:string-value="Технология">
            <text:p>Технология</text:p>
          </table:table-cell>
          <table:table-cell office:value-type="string">
            <text:p>Устинкин В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66" office:value-type="string">
            <text:p>6а</text:p>
          </table:table-cell>
          <table:table-cell office:value-type="string">
            <text:p>маст</text:p>
          </table:table-cell>
          <table:table-cell/>
          <table:table-cell office:value-type="string">
            <text:p>Сб-1-6а</text:p>
          </table:table-cell>
          <table:table-cell table:number-columns-repeated="1014"/>
        </table:table-row>
        <table:table-row table:style-name="ro4" table:visibility="filter">
          <table:table-cell table:formula="of:=VLOOKUP([.I583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7б</text:p>
          </table:table-cell>
          <table:table-cell office:value-type="string">
            <text:p>3.5а</text:p>
          </table:table-cell>
          <table:table-cell/>
          <table:table-cell office:value-type="string">
            <text:p>Сб-1-7б</text:p>
          </table:table-cell>
          <table:table-cell table:number-columns-repeated="1014"/>
        </table:table-row>
        <table:table-row table:style-name="ro4" table:visibility="filter">
          <table:table-cell table:formula="of:=VLOOKUP([.I584];[Лист1_4.$D$1:.$F$539];2;1=2)" office:value-type="string" office:string-value="Геометрия">
            <text:p>Геометрия</text:p>
          </table:table-cell>
          <table:table-cell office:value-type="string">
            <text:p>Ходжабагян И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3.1</text:p>
          </table:table-cell>
          <table:table-cell/>
          <table:table-cell office:value-type="string">
            <text:p>Сб-1-10</text:p>
          </table:table-cell>
          <table:table-cell table:number-columns-repeated="1014"/>
        </table:table-row>
        <table:table-row table:style-name="ro4" table:visibility="filter">
          <table:table-cell table:formula="of:=VLOOKUP([.I585];[Лист1_4.$D$1:.$F$539];2;1=2)" office:value-type="string" office:string-value="Русский">
            <text:p>Русский</text:p>
          </table:table-cell>
          <table:table-cell office:value-type="string">
            <text:p>Прудникова А.В.</text:p>
          </table:table-cell>
          <table:table-cell table:style-name="Default" office:value-type="string">
            <text:p>Сб</text:p>
          </table:table-cell>
          <table:table-cell table:style-name="Default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5б</text:p>
          </table:table-cell>
          <table:table-cell office:value-type="string">
            <text:p>4.9</text:p>
          </table:table-cell>
          <table:table-cell/>
          <table:table-cell office:value-type="string">
            <text:p>Сб-1-5б</text:p>
          </table:table-cell>
          <table:table-cell table:number-columns-repeated="1014"/>
        </table:table-row>
        <table:table-row table:style-name="ro4" table:visibility="filter">
          <table:table-cell table:formula="of:=VLOOKUP([.I586];[Лист1_4.$D$1:.$F$539];2;1=2)" office:value-type="float" office:value="0">
            <text:p>#Н/Д</text:p>
          </table:table-cell>
          <table:table-cell office:value-type="string">
            <text:p>Архипенкова И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4а</text:p>
          </table:table-cell>
          <table:table-cell office:value-type="string">
            <text:p>4.1</text:p>
          </table:table-cell>
          <table:table-cell/>
          <table:table-cell office:value-type="string">
            <text:p>Сб-2-4а</text:p>
          </table:table-cell>
          <table:table-cell table:number-columns-repeated="1014"/>
        </table:table-row>
        <table:table-row table:style-name="ro4" table:visibility="filter">
          <table:table-cell table:formula="of:=VLOOKUP([.I587];[Лист1_4.$D$1:.$F$539];2;1=2)" office:value-type="float" office:value="0">
            <text:p>#Н/Д</text:p>
          </table:table-cell>
          <table:table-cell office:value-type="string">
            <text:p>Касяненко О.В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н</text:p>
          </table:table-cell>
          <table:table-cell office:value-type="string">
            <text:p>2.1</text:p>
          </table:table-cell>
          <table:table-cell/>
          <table:table-cell office:value-type="string">
            <text:p>Сб-2-н</text:p>
          </table:table-cell>
          <table:table-cell table:number-columns-repeated="1014"/>
        </table:table-row>
        <table:table-row table:style-name="ro4" table:visibility="filter">
          <table:table-cell table:formula="of:=VLOOKUP([.I588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66" office:value-type="string">
            <text:p>4а</text:p>
          </table:table-cell>
          <table:table-cell office:value-type="string">
            <text:p>2.10</text:p>
          </table:table-cell>
          <table:table-cell/>
          <table:table-cell office:value-type="string">
            <text:p>Сб-2-4а</text:p>
          </table:table-cell>
          <table:table-cell table:number-columns-repeated="1014"/>
        </table:table-row>
        <table:table-row table:style-name="ro4" table:visibility="filter">
          <table:table-cell table:formula="of:=VLOOKUP([.I589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66" office:value-type="string">
            <text:p>3б</text:p>
          </table:table-cell>
          <table:table-cell office:value-type="string">
            <text:p>С/З</text:p>
          </table:table-cell>
          <table:table-cell/>
          <table:table-cell office:value-type="string">
            <text:p>Сб-2-3б</text:p>
          </table:table-cell>
          <table:table-cell table:number-columns-repeated="1014"/>
        </table:table-row>
        <table:table-row table:style-name="ro4" table:visibility="filter">
          <table:table-cell table:formula="of:=VLOOKUP([.I590];[Лист1_4.$D$1:.$F$539];2;1=2)" office:value-type="string" office:string-value="Обществознание">
            <text:p>Обществознание</text:p>
          </table:table-cell>
          <table:table-cell office:value-type="string">
            <text:p>Колпенская Т.В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66" office:value-type="string">
            <text:p>7б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Сб-2-7б</text:p>
          </table:table-cell>
          <table:table-cell table:number-columns-repeated="1014"/>
        </table:table-row>
        <table:table-row table:style-name="ro4" table:visibility="filter">
          <table:table-cell table:formula="of:=VLOOKUP([.I591];[Лист1_4.$D$1:.$F$539];2;1=2)" office:value-type="string" office:string-value="Немецкий">
            <text:p>Немецкий</text:p>
          </table:table-cell>
          <table:table-cell office:value-type="string">
            <text:p>Лехкун В.Н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66" office:value-type="float" office:value="10">
            <text:p>10</text:p>
          </table:table-cell>
          <table:table-cell office:value-type="string">
            <text:p>1.1</text:p>
          </table:table-cell>
          <table:table-cell/>
          <table:table-cell office:value-type="string">
            <text:p>Сб-2-10</text:p>
          </table:table-cell>
          <table:table-cell table:number-columns-repeated="1014"/>
        </table:table-row>
        <table:table-row table:style-name="ro4" table:visibility="filter">
          <table:table-cell table:formula="of:=VLOOKUP([.I592];[Лист1_4.$D$1:.$F$539];2;1=2)" office:value-type="float" office:value="0">
            <text:p>#Н/Д</text:p>
          </table:table-cell>
          <table:table-cell office:value-type="string">
            <text:p>Лиморенко Р.М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ф</text:p>
          </table:table-cell>
          <table:table-cell office:value-type="string">
            <text:p>2.9</text:p>
          </table:table-cell>
          <table:table-cell/>
          <table:table-cell office:value-type="string">
            <text:p>Сб-2-ф</text:p>
          </table:table-cell>
          <table:table-cell table:number-columns-repeated="1014"/>
        </table:table-row>
        <table:table-row table:style-name="ro4" table:visibility="filter">
          <table:table-cell table:formula="of:=VLOOKUP([.I593];[Лист1_4.$D$1:.$F$539];2;1=2)" office:value-type="string" office:string-value="Немецкий">
            <text:p>Немецкий</text:p>
          </table:table-cell>
          <table:table-cell office:value-type="string">
            <text:p>Надеждина О.И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4.10</text:p>
          </table:table-cell>
          <table:table-cell/>
          <table:table-cell office:value-type="string">
            <text:p>Сб-2-10</text:p>
          </table:table-cell>
          <table:table-cell table:number-columns-repeated="1014"/>
        </table:table-row>
        <table:table-row table:style-name="ro4" table:visibility="filter">
          <table:table-cell table:formula="of:=VLOOKUP([.I594];[Лист1_4.$D$1:.$F$539];2;1=2)" office:value-type="string" office:string-value="Технология">
            <text:p>Технология</text:p>
          </table:table-cell>
          <table:table-cell office:value-type="string">
            <text:p>Новикова В.М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66" office:value-type="string">
            <text:p>6а</text:p>
          </table:table-cell>
          <table:table-cell office:value-type="string">
            <text:p>2.8</text:p>
          </table:table-cell>
          <table:table-cell/>
          <table:table-cell office:value-type="string">
            <text:p>Сб-2-6а</text:p>
          </table:table-cell>
          <table:table-cell table:number-columns-repeated="1014"/>
        </table:table-row>
        <table:table-row table:style-name="ro4" table:visibility="filter">
          <table:table-cell table:formula="of:=VLOOKUP([.I595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7а</text:p>
          </table:table-cell>
          <table:table-cell office:value-type="string">
            <text:p>3.5</text:p>
          </table:table-cell>
          <table:table-cell/>
          <table:table-cell office:value-type="string">
            <text:p>Сб-2-7а</text:p>
          </table:table-cell>
          <table:table-cell table:number-columns-repeated="1014"/>
        </table:table-row>
        <table:table-row table:style-name="ro4" table:visibility="filter">
          <table:table-cell table:formula="of:=VLOOKUP([.I596];[Лист1_4.$D$1:.$F$539];2;1=2)" office:value-type="string" office:string-value="Музыка ">
            <text:p>Музыка </text:p>
          </table:table-cell>
          <table:table-cell office:value-type="string">
            <text:p>Передерий О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66" office:value-type="string">
            <text:p>5б</text:p>
          </table:table-cell>
          <table:table-cell office:value-type="string">
            <text:p>5.1</text:p>
          </table:table-cell>
          <table:table-cell/>
          <table:table-cell office:value-type="string">
            <text:p>Сб-2-5б</text:p>
          </table:table-cell>
          <table:table-cell table:number-columns-repeated="1014"/>
        </table:table-row>
        <table:table-row table:style-name="ro4" table:visibility="filter">
          <table:table-cell table:formula="of:=VLOOKUP([.I597];[Лист1_4.$D$1:.$F$539];2;1=2)" office:value-type="string" office:string-value="Теория вероятности">
            <text:p>Теория вероятности</text:p>
          </table:table-cell>
          <table:table-cell office:value-type="string">
            <text:p>Потрашова Н.Б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8а</text:p>
          </table:table-cell>
          <table:table-cell office:value-type="string">
            <text:p>3.4</text:p>
          </table:table-cell>
          <table:table-cell/>
          <table:table-cell office:value-type="string">
            <text:p>Сб-2-8а</text:p>
          </table:table-cell>
          <table:table-cell table:number-columns-repeated="1014"/>
        </table:table-row>
        <table:table-row table:style-name="ro4" table:visibility="filter">
          <table:table-cell table:formula="of:=VLOOKUP([.I598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66" office:value-type="string">
            <text:p>8б</text:p>
          </table:table-cell>
          <table:table-cell office:value-type="string">
            <text:p>С/З</text:p>
          </table:table-cell>
          <table:table-cell/>
          <table:table-cell office:value-type="string">
            <text:p>Сб-2-8б</text:p>
          </table:table-cell>
          <table:table-cell table:number-columns-repeated="1014"/>
        </table:table-row>
        <table:table-row table:style-name="ro4" table:visibility="filter">
          <table:table-cell table:formula="of:=VLOOKUP([.I599];[Лист1_4.$D$1:.$F$539];2;1=2)" office:value-type="string" office:string-value="Технология">
            <text:p>Технология</text:p>
          </table:table-cell>
          <table:table-cell office:value-type="string">
            <text:p>Устинкин В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66" office:value-type="string">
            <text:p>6а</text:p>
          </table:table-cell>
          <table:table-cell office:value-type="string">
            <text:p>маст</text:p>
          </table:table-cell>
          <table:table-cell/>
          <table:table-cell office:value-type="string">
            <text:p>Сб-2-6а</text:p>
          </table:table-cell>
          <table:table-cell table:number-columns-repeated="1014"/>
        </table:table-row>
        <table:table-row table:style-name="ro4" table:visibility="filter">
          <table:table-cell table:formula="of:=VLOOKUP([.I600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7а</text:p>
          </table:table-cell>
          <table:table-cell office:value-type="string">
            <text:p>3.5а</text:p>
          </table:table-cell>
          <table:table-cell/>
          <table:table-cell office:value-type="string">
            <text:p>Сб-2-7а</text:p>
          </table:table-cell>
          <table:table-cell table:number-columns-repeated="1014"/>
        </table:table-row>
        <table:table-row table:style-name="ro4" table:visibility="filter">
          <table:table-cell table:formula="of:=VLOOKUP([.I601];[Лист1_4.$D$1:.$F$539];2;1=2)" office:value-type="string" office:string-value="Геометрия">
            <text:p>Геометрия</text:p>
          </table:table-cell>
          <table:table-cell office:value-type="string">
            <text:p>Ходжабагян И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3.1</text:p>
          </table:table-cell>
          <table:table-cell/>
          <table:table-cell office:value-type="string">
            <text:p>Сб-2-9</text:p>
          </table:table-cell>
          <table:table-cell table:number-columns-repeated="1014"/>
        </table:table-row>
        <table:table-row table:style-name="ro4">
          <table:table-cell table:formula="of:=VLOOKUP([.I602];[Лист1_4.$D$1:.$F$539];2;1=2)" office:value-type="string" office:string-value="Русский">
            <text:p>Русский</text:p>
          </table:table-cell>
          <table:table-cell office:value-type="string">
            <text:p>Прудникова А.В.</text:p>
          </table:table-cell>
          <table:table-cell table:style-name="Default" office:value-type="string">
            <text:p>Сб</text:p>
          </table:table-cell>
          <table:table-cell table:style-name="Default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а</text:p>
          </table:table-cell>
          <table:table-cell office:value-type="string">
            <text:p>4.9</text:p>
          </table:table-cell>
          <table:table-cell/>
          <table:table-cell office:value-type="string">
            <text:p>Сб-2-5а</text:p>
          </table:table-cell>
          <table:table-cell table:number-columns-repeated="1014"/>
        </table:table-row>
        <table:table-row table:style-name="ro4" table:visibility="filter">
          <table:table-cell table:formula="of:=VLOOKUP([.I603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66" office:value-type="string">
            <text:p>3а</text:p>
          </table:table-cell>
          <table:table-cell office:value-type="string">
            <text:p>2.10</text:p>
          </table:table-cell>
          <table:table-cell/>
          <table:table-cell office:value-type="string">
            <text:p>Сб-3-3а</text:p>
          </table:table-cell>
          <table:table-cell table:number-columns-repeated="1014"/>
        </table:table-row>
        <table:table-row table:style-name="ro4" table:visibility="filter">
          <table:table-cell table:formula="of:=VLOOKUP([.I604];[Лист1_4.$D$1:.$F$539];2;1=2)" office:value-type="string" office:string-value="Физкультура">
            <text:p>Физкультура</text:p>
          </table:table-cell>
          <table:table-cell office:value-type="string">
            <text:p>Коконен А.Н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66" office:value-type="float" office:value="9">
            <text:p>9</text:p>
          </table:table-cell>
          <table:table-cell office:value-type="string">
            <text:p>С/З</text:p>
          </table:table-cell>
          <table:table-cell/>
          <table:table-cell office:value-type="string">
            <text:p>Сб-3-9</text:p>
          </table:table-cell>
          <table:table-cell table:number-columns-repeated="1014"/>
        </table:table-row>
        <table:table-row table:style-name="ro4" table:visibility="filter">
          <table:table-cell table:formula="of:=VLOOKUP([.I605];[Лист1_4.$D$1:.$F$539];2;1=2)" office:value-type="string" office:string-value="Обществознание">
            <text:p>Обществознание</text:p>
          </table:table-cell>
          <table:table-cell office:value-type="string">
            <text:p>Колпенская Т.В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66" office:value-type="string">
            <text:p>8а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Сб-3-8а</text:p>
          </table:table-cell>
          <table:table-cell table:number-columns-repeated="1014"/>
        </table:table-row>
        <table:table-row table:style-name="ro4" table:visibility="filter">
          <table:table-cell table:formula="of:=VLOOKUP([.I606];[Лист1_4.$D$1:.$F$539];2;1=2)" office:value-type="float" office:value="0">
            <text:p>#Н/Д</text:p>
          </table:table-cell>
          <table:table-cell office:value-type="string">
            <text:p>Коржавина В.Б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66" office:value-type="string">
            <text:p>3а</text:p>
          </table:table-cell>
          <table:table-cell office:value-type="string">
            <text:p>Н.Ш.</text:p>
          </table:table-cell>
          <table:table-cell/>
          <table:table-cell office:value-type="string">
            <text:p>Сб-3-3а</text:p>
          </table:table-cell>
          <table:table-cell table:number-columns-repeated="1014"/>
        </table:table-row>
        <table:table-row table:style-name="ro4">
          <table:table-cell table:formula="of:=VLOOKUP([.I607];[Лист1_4.$D$1:.$F$539];2;1=2)" office:value-type="string" office:string-value="Немецкий">
            <text:p>Немецкий</text:p>
          </table:table-cell>
          <table:table-cell office:value-type="string">
            <text:p>Лехкун В.Н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66" office:value-type="string">
            <text:p>5а</text:p>
          </table:table-cell>
          <table:table-cell office:value-type="string">
            <text:p>1.1</text:p>
          </table:table-cell>
          <table:table-cell/>
          <table:table-cell office:value-type="string">
            <text:p>Сб-3-5а</text:p>
          </table:table-cell>
          <table:table-cell table:number-columns-repeated="1014"/>
        </table:table-row>
        <table:table-row table:style-name="ro4">
          <table:table-cell table:formula="of:=VLOOKUP([.I608];[Лист1_4.$D$1:.$F$539];2;1=2)" office:value-type="string" office:string-value="Немецкий">
            <text:p>Немецкий</text:p>
          </table:table-cell>
          <table:table-cell office:value-type="string">
            <text:p>Надеждина О.И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5а</text:p>
          </table:table-cell>
          <table:table-cell office:value-type="string">
            <text:p>4.10</text:p>
          </table:table-cell>
          <table:table-cell/>
          <table:table-cell office:value-type="string">
            <text:p>Сб-3-5а</text:p>
          </table:table-cell>
          <table:table-cell table:number-columns-repeated="1014"/>
        </table:table-row>
        <table:table-row table:style-name="ro4" table:visibility="filter">
          <table:table-cell table:formula="of:=VLOOKUP([.I609];[Лист1_4.$D$1:.$F$539];2;1=2)" office:value-type="string" office:string-value="Технология">
            <text:p>Технология</text:p>
          </table:table-cell>
          <table:table-cell office:value-type="string">
            <text:p>Новикова В.М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66" office:value-type="string">
            <text:p>6б</text:p>
          </table:table-cell>
          <table:table-cell office:value-type="string">
            <text:p>2.8</text:p>
          </table:table-cell>
          <table:table-cell/>
          <table:table-cell office:value-type="string">
            <text:p>Сб-3-6б</text:p>
          </table:table-cell>
          <table:table-cell table:number-columns-repeated="1014"/>
        </table:table-row>
        <table:table-row table:style-name="ro4" table:visibility="filter">
          <table:table-cell table:formula="of:=VLOOKUP([.I610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6а</text:p>
          </table:table-cell>
          <table:table-cell office:value-type="string">
            <text:p>3.5</text:p>
          </table:table-cell>
          <table:table-cell/>
          <table:table-cell office:value-type="string">
            <text:p>Сб-3-6а</text:p>
          </table:table-cell>
          <table:table-cell table:number-columns-repeated="1014"/>
        </table:table-row>
        <table:table-row table:style-name="ro4" table:visibility="filter">
          <table:table-cell table:formula="of:=VLOOKUP([.I611];[Лист1_4.$D$1:.$F$539];2;1=2)" office:value-type="string" office:string-value="Геометрия">
            <text:p>Геометрия</text:p>
          </table:table-cell>
          <table:table-cell office:value-type="string">
            <text:p>Потрашова Н.Б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8б</text:p>
          </table:table-cell>
          <table:table-cell office:value-type="string">
            <text:p>3.4</text:p>
          </table:table-cell>
          <table:table-cell/>
          <table:table-cell office:value-type="string">
            <text:p>Сб-3-8б</text:p>
          </table:table-cell>
          <table:table-cell table:number-columns-repeated="1014"/>
        </table:table-row>
        <table:table-row table:style-name="ro4" table:visibility="filter">
          <table:table-cell table:formula="of:=VLOOKUP([.I612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66" office:value-type="string">
            <text:p>7б</text:p>
          </table:table-cell>
          <table:table-cell office:value-type="string">
            <text:p>С/З</text:p>
          </table:table-cell>
          <table:table-cell/>
          <table:table-cell office:value-type="string">
            <text:p>Сб-3-7б</text:p>
          </table:table-cell>
          <table:table-cell table:number-columns-repeated="1014"/>
        </table:table-row>
        <table:table-row table:style-name="ro4" table:visibility="filter">
          <table:table-cell table:formula="of:=VLOOKUP([.I613];[Лист1_4.$D$1:.$F$539];2;1=2)" office:value-type="string" office:string-value="Технология">
            <text:p>Технология</text:p>
          </table:table-cell>
          <table:table-cell office:value-type="string">
            <text:p>Устинкин В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66" office:value-type="string">
            <text:p>6б</text:p>
          </table:table-cell>
          <table:table-cell office:value-type="string">
            <text:p>маст</text:p>
          </table:table-cell>
          <table:table-cell/>
          <table:table-cell office:value-type="string">
            <text:p>Сб-3-6б</text:p>
          </table:table-cell>
          <table:table-cell table:number-columns-repeated="1014"/>
        </table:table-row>
        <table:table-row table:style-name="ro4" table:visibility="filter">
          <table:table-cell table:formula="of:=VLOOKUP([.I614];[Лист1_4.$D$1:.$F$539];2;1=2)" office:value-type="float" office:value="0">
            <text:p>#Н/Д</text:p>
          </table:table-cell>
          <table:table-cell office:value-type="string">
            <text:p>Федулова Е.Л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н</text:p>
          </table:table-cell>
          <table:table-cell office:value-type="string">
            <text:p>2.2</text:p>
          </table:table-cell>
          <table:table-cell/>
          <table:table-cell office:value-type="string">
            <text:p>Сб-3-н</text:p>
          </table:table-cell>
          <table:table-cell table:number-columns-repeated="1014"/>
        </table:table-row>
        <table:table-row table:style-name="ro4" table:visibility="filter">
          <table:table-cell table:formula="of:=VLOOKUP([.I615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6а</text:p>
          </table:table-cell>
          <table:table-cell office:value-type="string">
            <text:p>3.5а</text:p>
          </table:table-cell>
          <table:table-cell/>
          <table:table-cell office:value-type="string">
            <text:p>Сб-3-6а</text:p>
          </table:table-cell>
          <table:table-cell table:number-columns-repeated="1014"/>
        </table:table-row>
        <table:table-row table:style-name="ro4" table:visibility="filter">
          <table:table-cell table:formula="of:=VLOOKUP([.I616];[Лист1_4.$D$1:.$F$539];2;1=2)" office:value-type="string" office:string-value="Теория вероятности">
            <text:p>Теория вероятности</text:p>
          </table:table-cell>
          <table:table-cell office:value-type="string">
            <text:p>Ходжабагян И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7а</text:p>
          </table:table-cell>
          <table:table-cell office:value-type="string">
            <text:p>3.1</text:p>
          </table:table-cell>
          <table:table-cell/>
          <table:table-cell office:value-type="string">
            <text:p>Сб-3-7а</text:p>
          </table:table-cell>
          <table:table-cell table:number-columns-repeated="1014"/>
        </table:table-row>
        <table:table-row table:style-name="ro4" table:visibility="filter">
          <table:table-cell table:formula="of:=VLOOKUP([.I617];[Лист1_4.$D$1:.$F$539];2;1=2)" office:value-type="string" office:string-value="Русский">
            <text:p>Русский</text:p>
          </table:table-cell>
          <table:table-cell office:value-type="string">
            <text:p>Прудникова А.В.</text:p>
          </table:table-cell>
          <table:table-cell table:style-name="Default" office:value-type="string">
            <text:p>Сб</text:p>
          </table:table-cell>
          <table:table-cell table:style-name="Default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5б</text:p>
          </table:table-cell>
          <table:table-cell office:value-type="string">
            <text:p>4.9</text:p>
          </table:table-cell>
          <table:table-cell/>
          <table:table-cell office:value-type="string">
            <text:p>Сб-3-5б</text:p>
          </table:table-cell>
          <table:table-cell table:number-columns-repeated="1014"/>
        </table:table-row>
        <table:table-row table:style-name="ro4" table:visibility="filter">
          <table:table-cell table:formula="of:=VLOOKUP([.I618];[Лист1_4.$D$1:.$F$539];2;1=2)" office:value-type="float" office:value="0">
            <text:p>#Н/Д</text:p>
          </table:table-cell>
          <table:table-cell office:value-type="string">
            <text:p>Кирьянова Е.Б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66" office:value-type="string">
            <text:p>3б</text:p>
          </table:table-cell>
          <table:table-cell office:value-type="string">
            <text:p>2.10</text:p>
          </table:table-cell>
          <table:table-cell/>
          <table:table-cell office:value-type="string">
            <text:p>Сб-4-3б</text:p>
          </table:table-cell>
          <table:table-cell table:number-columns-repeated="1014"/>
        </table:table-row>
        <table:table-row table:style-name="ro4" table:visibility="filter">
          <table:table-cell table:formula="of:=VLOOKUP([.I619];[Лист1_4.$D$1:.$F$539];2;1=2)" office:value-type="float" office:value="0">
            <text:p>#Н/Д</text:p>
          </table:table-cell>
          <table:table-cell office:value-type="string">
            <text:p>Коконен А.Н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66" office:value-type="string">
            <text:p>3а</text:p>
          </table:table-cell>
          <table:table-cell office:value-type="string">
            <text:p>С/З</text:p>
          </table:table-cell>
          <table:table-cell/>
          <table:table-cell office:value-type="string">
            <text:p>Сб-4-3а</text:p>
          </table:table-cell>
          <table:table-cell table:number-columns-repeated="1014"/>
        </table:table-row>
        <table:table-row table:style-name="ro4" table:visibility="filter">
          <table:table-cell table:formula="of:=VLOOKUP([.I620];[Лист1_4.$D$1:.$F$539];2;1=2)" office:value-type="string" office:string-value="Обществознание">
            <text:p>Обществознание</text:p>
          </table:table-cell>
          <table:table-cell office:value-type="string">
            <text:p>Колпенская Т.В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66" office:value-type="string">
            <text:p>7а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Сб-4-7а</text:p>
          </table:table-cell>
          <table:table-cell table:number-columns-repeated="1014"/>
        </table:table-row>
        <table:table-row table:style-name="ro4" table:visibility="filter">
          <table:table-cell table:formula="of:=VLOOKUP([.I621];[Лист1_4.$D$1:.$F$539];2;1=2)" office:value-type="float" office:value="0">
            <text:p>#Н/Д</text:p>
          </table:table-cell>
          <table:table-cell office:value-type="string">
            <text:p>Коржавина В.Б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66" office:value-type="string">
            <text:p>3б</text:p>
          </table:table-cell>
          <table:table-cell office:value-type="string">
            <text:p>Н.Ш.</text:p>
          </table:table-cell>
          <table:table-cell/>
          <table:table-cell office:value-type="string">
            <text:p>Сб-4-3б</text:p>
          </table:table-cell>
          <table:table-cell table:number-columns-repeated="1014"/>
        </table:table-row>
        <table:table-row table:style-name="ro4" table:visibility="filter">
          <table:table-cell table:formula="of:=VLOOKUP([.I622];[Лист1_4.$D$1:.$F$539];2;1=2)" office:value-type="string" office:string-value="Нем. (Лехкун В.Н.)">
            <text:p>Нем. (Лехкун В.Н.)</text:p>
          </table:table-cell>
          <table:table-cell office:value-type="string">
            <text:p>Лехкун В.Н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66" office:value-type="string">
            <text:p>5б</text:p>
          </table:table-cell>
          <table:table-cell office:value-type="string">
            <text:p>1.1</text:p>
          </table:table-cell>
          <table:table-cell/>
          <table:table-cell office:value-type="string">
            <text:p>Сб-4-5б</text:p>
          </table:table-cell>
          <table:table-cell table:number-columns-repeated="1014"/>
        </table:table-row>
        <table:table-row table:style-name="ro4" table:visibility="filter">
          <table:table-cell table:formula="of:=VLOOKUP([.I623];[Лист1_4.$D$1:.$F$539];2;1=2)" office:value-type="float" office:value="0">
            <text:p>#Н/Д</text:p>
          </table:table-cell>
          <table:table-cell office:value-type="string">
            <text:p>Лиморенко Р.М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н</text:p>
          </table:table-cell>
          <table:table-cell office:value-type="string">
            <text:p>2.9</text:p>
          </table:table-cell>
          <table:table-cell/>
          <table:table-cell office:value-type="string">
            <text:p>Сб-4-н</text:p>
          </table:table-cell>
          <table:table-cell table:number-columns-repeated="1014"/>
        </table:table-row>
        <table:table-row table:style-name="ro4" table:visibility="filter">
          <table:table-cell table:formula="of:=VLOOKUP([.I624];[Лист1_4.$D$1:.$F$539];2;1=2)" office:value-type="string" office:string-value="Технология">
            <text:p>Технология</text:p>
          </table:table-cell>
          <table:table-cell office:value-type="string">
            <text:p>Новикова В.М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66" office:value-type="string">
            <text:p>6б</text:p>
          </table:table-cell>
          <table:table-cell office:value-type="string">
            <text:p>2.8</text:p>
          </table:table-cell>
          <table:table-cell/>
          <table:table-cell office:value-type="string">
            <text:p>Сб-4-6б</text:p>
          </table:table-cell>
          <table:table-cell table:number-columns-repeated="1014"/>
        </table:table-row>
        <table:table-row table:style-name="ro4" table:visibility="filter">
          <table:table-cell table:formula="of:=VLOOKUP([.I625];[Лист1_4.$D$1:.$F$539];2;1=2)" office:value-type="string" office:string-value="Английский">
            <text:p>Английский</text:p>
          </table:table-cell>
          <table:table-cell office:value-type="string">
            <text:p>Новикова Е.К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3.5</text:p>
          </table:table-cell>
          <table:table-cell/>
          <table:table-cell office:value-type="string">
            <text:p>Сб-4-10</text:p>
          </table:table-cell>
          <table:table-cell table:number-columns-repeated="1014"/>
        </table:table-row>
        <table:table-row table:style-name="ro4" table:visibility="filter">
          <table:table-cell table:formula="of:=VLOOKUP([.I626];[Лист1_4.$D$1:.$F$539];2;1=2)" office:value-type="float" office:value="0">
            <text:p>#Н/Д</text:p>
          </table:table-cell>
          <table:table-cell office:value-type="string">
            <text:p>Передерий О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66" office:value-type="string">
            <text:p>4б</text:p>
          </table:table-cell>
          <table:table-cell office:value-type="string">
            <text:p>5.1</text:p>
          </table:table-cell>
          <table:table-cell/>
          <table:table-cell office:value-type="string">
            <text:p>Сб-4-4б</text:p>
          </table:table-cell>
          <table:table-cell table:number-columns-repeated="1014"/>
        </table:table-row>
        <table:table-row table:style-name="ro4" table:visibility="filter">
          <table:table-cell table:formula="of:=VLOOKUP([.I627];[Лист1_4.$D$1:.$F$539];2;1=2)" office:value-type="float" office:value="0">
            <text:p>#Н/Д</text:p>
          </table:table-cell>
          <table:table-cell office:value-type="string">
            <text:p>Перкова М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м</text:p>
          </table:table-cell>
          <table:table-cell office:value-type="string">
            <text:p>2.3</text:p>
          </table:table-cell>
          <table:table-cell/>
          <table:table-cell office:value-type="string">
            <text:p>Сб-4-м</text:p>
          </table:table-cell>
          <table:table-cell table:number-columns-repeated="1014"/>
        </table:table-row>
        <table:table-row table:style-name="ro4" table:visibility="filter">
          <table:table-cell table:formula="of:=VLOOKUP([.I628];[Лист1_4.$D$1:.$F$539];2;1=2)" office:value-type="string" office:string-value="Теория вероятности">
            <text:p>Теория вероятности</text:p>
          </table:table-cell>
          <table:table-cell office:value-type="string">
            <text:p>Потрашова Н.Б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8б</text:p>
          </table:table-cell>
          <table:table-cell office:value-type="string">
            <text:p>3.4</text:p>
          </table:table-cell>
          <table:table-cell/>
          <table:table-cell office:value-type="string">
            <text:p>Сб-4-8б</text:p>
          </table:table-cell>
          <table:table-cell table:number-columns-repeated="1014"/>
        </table:table-row>
        <table:table-row table:style-name="ro4" table:visibility="filter">
          <table:table-cell table:formula="of:=VLOOKUP([.I629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66" office:value-type="string">
            <text:p>8а</text:p>
          </table:table-cell>
          <table:table-cell office:value-type="string">
            <text:p>С/З</text:p>
          </table:table-cell>
          <table:table-cell/>
          <table:table-cell office:value-type="string">
            <text:p>Сб-4-8а</text:p>
          </table:table-cell>
          <table:table-cell table:number-columns-repeated="1014"/>
        </table:table-row>
        <table:table-row table:style-name="ro4" table:visibility="filter">
          <table:table-cell table:formula="of:=VLOOKUP([.I630];[Лист1_4.$D$1:.$F$539];2;1=2)" office:value-type="string" office:string-value="Технология">
            <text:p>Технология</text:p>
          </table:table-cell>
          <table:table-cell office:value-type="string">
            <text:p>Устинкин В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66" office:value-type="string">
            <text:p>6б</text:p>
          </table:table-cell>
          <table:table-cell office:value-type="string">
            <text:p>маст</text:p>
          </table:table-cell>
          <table:table-cell/>
          <table:table-cell office:value-type="string">
            <text:p>Сб-4-6б</text:p>
          </table:table-cell>
          <table:table-cell table:number-columns-repeated="1014"/>
        </table:table-row>
        <table:table-row table:style-name="ro4" table:visibility="filter">
          <table:table-cell table:formula="of:=VLOOKUP([.I631];[Лист1_4.$D$1:.$F$539];2;1=2)" office:value-type="float" office:value="0">
            <text:p>#Н/Д</text:p>
          </table:table-cell>
          <table:table-cell office:value-type="string">
            <text:p>Федулова Е.Л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ф</text:p>
          </table:table-cell>
          <table:table-cell office:value-type="string">
            <text:p>2.2</text:p>
          </table:table-cell>
          <table:table-cell/>
          <table:table-cell office:value-type="string">
            <text:p>Сб-4-ф</text:p>
          </table:table-cell>
          <table:table-cell table:number-columns-repeated="1014"/>
        </table:table-row>
        <table:table-row table:style-name="ro4" table:visibility="filter">
          <table:table-cell table:formula="of:=VLOOKUP([.I632];[Лист1_4.$D$1:.$F$539];2;1=2)" office:value-type="string" office:string-value="Английский">
            <text:p>Английский</text:p>
          </table:table-cell>
          <table:table-cell office:value-type="string">
            <text:p>Филиппова Т.В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3.5а</text:p>
          </table:table-cell>
          <table:table-cell/>
          <table:table-cell office:value-type="string">
            <text:p>Сб-4-10</text:p>
          </table:table-cell>
          <table:table-cell table:number-columns-repeated="1014"/>
        </table:table-row>
        <table:table-row table:style-name="ro4" table:visibility="filter">
          <table:table-cell table:formula="of:=VLOOKUP([.I633];[Лист1_4.$D$1:.$F$539];2;1=2)" office:value-type="string" office:string-value="Теория вероятности">
            <text:p>Теория вероятности</text:p>
          </table:table-cell>
          <table:table-cell office:value-type="string">
            <text:p>Ходжабагян И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7б</text:p>
          </table:table-cell>
          <table:table-cell office:value-type="string">
            <text:p>3.1</text:p>
          </table:table-cell>
          <table:table-cell/>
          <table:table-cell office:value-type="string">
            <text:p>Сб-4-7б</text:p>
          </table:table-cell>
          <table:table-cell table:number-columns-repeated="1014"/>
        </table:table-row>
        <table:table-row table:style-name="ro4">
          <table:table-cell table:formula="of:=VLOOKUP([.I634];[Лист1_4.$D$1:.$F$539];2;1=2)" office:value-type="string" office:string-value="Русский">
            <text:p>Русский</text:p>
          </table:table-cell>
          <table:table-cell office:value-type="string">
            <text:p>Прудникова А.В.</text:p>
          </table:table-cell>
          <table:table-cell table:style-name="Default" office:value-type="string">
            <text:p>Сб</text:p>
          </table:table-cell>
          <table:table-cell table:style-name="Default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а</text:p>
          </table:table-cell>
          <table:table-cell office:value-type="string">
            <text:p>4.9</text:p>
          </table:table-cell>
          <table:table-cell/>
          <table:table-cell office:value-type="string">
            <text:p>Сб-4-5а</text:p>
          </table:table-cell>
          <table:table-cell table:number-columns-repeated="1014"/>
        </table:table-row>
        <table:table-row table:style-name="ro4" table:visibility="filter">
          <table:table-cell table:formula="of:=VLOOKUP([.I635];[Лист1_4.$D$1:.$F$539];2;1=2)" office:value-type="string" office:string-value="Физкультура">
            <text:p>Физкультура</text:p>
          </table:table-cell>
          <table:table-cell office:value-type="string">
            <text:p>Коконен А.Н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66" office:value-type="float" office:value="10">
            <text:p>10</text:p>
          </table:table-cell>
          <table:table-cell office:value-type="string">
            <text:p>С/З</text:p>
          </table:table-cell>
          <table:table-cell/>
          <table:table-cell office:value-type="string">
            <text:p>Сб-5-10</text:p>
          </table:table-cell>
          <table:table-cell table:number-columns-repeated="1014"/>
        </table:table-row>
        <table:table-row table:style-name="ro4" table:visibility="filter">
          <table:table-cell table:formula="of:=VLOOKUP([.I636];[Лист1_4.$D$1:.$F$539];2;1=2)" office:value-type="string" office:string-value="Обществознание">
            <text:p>Обществознание</text:p>
          </table:table-cell>
          <table:table-cell office:value-type="string">
            <text:p>Колпенская Т.В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66" office:value-type="float" office:value="9">
            <text:p>9</text:p>
          </table:table-cell>
          <table:table-cell table:style-name="ce69" office:value-type="date" office:date-value="1900-01-03T12:00:00">
            <text:p>03.01.00</text:p>
          </table:table-cell>
          <table:table-cell/>
          <table:table-cell office:value-type="string">
            <text:p>Сб-5-9</text:p>
          </table:table-cell>
          <table:table-cell table:number-columns-repeated="1014"/>
        </table:table-row>
        <table:table-row table:style-name="ro4" table:visibility="filter">
          <table:table-cell table:formula="of:=VLOOKUP([.I637];[Лист1_4.$D$1:.$F$539];2;1=2)" office:value-type="string" office:string-value="Физкультура">
            <text:p>Физкультура</text:p>
          </table:table-cell>
          <table:table-cell office:value-type="string">
            <text:p>Трофименкова В.А.</text:p>
          </table:table-cell>
          <table:table-cell office:value-type="string">
            <text:p>Сб</text:p>
          </table:table-cell>
          <table:table-cell table:style-name="ce63"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66" office:value-type="float" office:value="10">
            <text:p>10</text:p>
          </table:table-cell>
          <table:table-cell office:value-type="string">
            <text:p>С/З</text:p>
          </table:table-cell>
          <table:table-cell/>
          <table:table-cell office:value-type="string">
            <text:p>Сб-5-10</text:p>
          </table:table-cell>
          <table:table-cell table:number-columns-repeated="1014"/>
        </table:table-row>
        <table:table-row table:style-name="ro4" table:number-rows-repeated="104793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Лист1_2_2" table:style-name="ta2" table:print="false">
        <office:forms form:automatic-focus="false" form:apply-design-mode="false"/>
        <table:table-column table:style-name="co30" table:default-cell-style-name="ce83"/>
        <table:table-column table:style-name="co23" table:default-cell-style-name="ce82"/>
        <table:table-column table:style-name="co31" table:default-cell-style-name="ce82"/>
        <table:table-column table:style-name="co32" table:default-cell-style-name="ce83"/>
        <table:table-column table:style-name="co18" table:number-columns-repeated="7" table:default-cell-style-name="ce82"/>
        <table:table-column table:style-name="co30" table:default-cell-style-name="ce82"/>
        <table:table-column table:style-name="co33" table:default-cell-style-name="ce82"/>
        <table:table-column table:style-name="co34" table:default-cell-style-name="ce152"/>
        <table:table-column table:style-name="co18" table:number-columns-repeated="2" table:default-cell-style-name="ce159"/>
        <table:table-column table:style-name="co35" table:default-cell-style-name="ce159"/>
        <table:table-column table:style-name="co18" table:number-columns-repeated="4" table:default-cell-style-name="ce159"/>
        <table:table-column table:style-name="co30" table:default-cell-style-name="ce159"/>
        <table:table-column table:style-name="co34" table:default-cell-style-name="ce152"/>
        <table:table-column table:style-name="co18" table:number-columns-repeated="6" table:default-cell-style-name="ce159"/>
        <table:table-column table:style-name="co36" table:number-columns-repeated="2" table:default-cell-style-name="ce159"/>
        <table:table-column table:style-name="co37" table:default-cell-style-name="ce159"/>
        <table:table-column table:style-name="co38" table:default-cell-style-name="ce159"/>
        <table:table-column table:style-name="co36" table:default-cell-style-name="ce82"/>
        <table:table-column table:style-name="co18" table:default-cell-style-name="ce82"/>
        <table:table-column table:style-name="co35" table:default-cell-style-name="ce82"/>
        <table:table-column table:style-name="co18" table:number-columns-repeated="3" table:default-cell-style-name="ce82"/>
        <table:table-column table:style-name="co39" table:default-cell-style-name="ce82"/>
        <table:table-column table:style-name="co36" table:default-cell-style-name="ce82"/>
        <table:table-column table:style-name="co38" table:default-cell-style-name="ce152"/>
        <table:table-column table:style-name="co40" table:default-cell-style-name="ce82"/>
        <table:table-column table:style-name="co18" table:number-columns-repeated="4" table:default-cell-style-name="ce82"/>
        <table:table-column table:style-name="co35" table:default-cell-style-name="ce82"/>
        <table:table-column table:style-name="co30" table:number-columns-repeated="2" table:default-cell-style-name="ce82"/>
        <table:table-column table:style-name="co41" table:default-cell-style-name="ce152"/>
        <table:table-column table:style-name="co18" table:number-columns-repeated="4" table:default-cell-style-name="ce82"/>
        <table:table-column table:style-name="co30" table:default-cell-style-name="ce82"/>
        <table:table-column table:style-name="co42" table:default-cell-style-name="ce82"/>
        <table:table-column table:style-name="co36" table:default-cell-style-name="ce82"/>
        <table:table-column table:style-name="co38" table:default-cell-style-name="ce152"/>
        <table:table-column table:style-name="co17" table:number-columns-repeated="198" table:default-cell-style-name="ce83"/>
        <table:table-column table:style-name="co17" table:number-columns-repeated="767" table:default-cell-style-name="ce220"/>
        <table:table-row table:style-name="ro3">
          <table:table-cell table:style-name="ce72" table:number-columns-spanned="1" table:number-rows-spanned="2"/>
          <table:table-cell table:style-name="ce84" office:value-type="string" table:number-columns-spanned="1" table:number-rows-spanned="2">
            <text:p>Ф.И.О учителя</text:p>
          </table:table-cell>
          <table:table-cell table:style-name="ce84" office:value-type="string" table:number-columns-spanned="1" table:number-rows-spanned="2">
            <text:p>Нагрузка</text:p>
          </table:table-cell>
          <table:table-cell table:style-name="ce98" office:value-type="string">
            <text:p><text:s text:c="2"/>Классы</text:p>
          </table:table-cell>
          <table:table-cell table:style-name="ce106" office:value-type="string" table:number-columns-spanned="10" table:number-rows-spanned="1">
            <text:p>ПОНЕДЕЛЬНИК</text:p>
          </table:table-cell>
          <table:covered-table-cell table:number-columns-repeated="8" table:style-name="ce113"/>
          <table:covered-table-cell table:style-name="ce144"/>
          <table:table-cell table:style-name="ce106" office:value-type="string" table:number-columns-spanned="9" table:number-rows-spanned="1">
            <text:p>ВТОРНИК</text:p>
          </table:table-cell>
          <table:covered-table-cell table:number-columns-repeated="7" table:style-name="ce113"/>
          <table:covered-table-cell table:style-name="ce144"/>
          <table:table-cell table:style-name="ce176" office:value-type="string" table:number-columns-spanned="10" table:number-rows-spanned="1">
            <text:p>СРЕДА</text:p>
          </table:table-cell>
          <table:covered-table-cell table:number-columns-repeated="7" table:style-name="ce179"/>
          <table:covered-table-cell table:style-name="ce184"/>
          <table:covered-table-cell table:style-name="ce188"/>
          <table:table-cell table:style-name="ce106" office:value-type="string" table:number-columns-spanned="9" table:number-rows-spanned="1">
            <text:p>ЧЕТВЕРГ</text:p>
          </table:table-cell>
          <table:covered-table-cell table:number-columns-repeated="7" table:style-name="ce113"/>
          <table:covered-table-cell table:style-name="ce144"/>
          <table:table-cell table:style-name="ce106" office:value-type="string" table:number-columns-spanned="9" table:number-rows-spanned="1">
            <text:p>ПЯТНИЦА</text:p>
          </table:table-cell>
          <table:covered-table-cell table:number-columns-repeated="7" table:style-name="ce113"/>
          <table:covered-table-cell table:style-name="ce144"/>
          <table:table-cell table:style-name="ce106" office:value-type="string" table:number-columns-spanned="8" table:number-rows-spanned="1">
            <text:p>Суббота</text:p>
          </table:table-cell>
          <table:covered-table-cell table:number-columns-repeated="3" table:style-name="ce113"/>
          <table:covered-table-cell table:number-columns-repeated="2" table:style-name="ce217"/>
          <table:covered-table-cell table:style-name="ce218"/>
          <table:covered-table-cell table:style-name="ce144"/>
          <table:table-cell table:style-name="ce94" table:number-columns-repeated="965"/>
        </table:table-row>
        <table:table-row table:style-name="ro3">
          <table:covered-table-cell table:style-name="ce73"/>
          <table:covered-table-cell table:number-columns-repeated="2" table:style-name="ce85"/>
          <table:table-cell table:style-name="ce99"/>
          <table:table-cell table:style-name="ce10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5">
            <text:p>5</text:p>
          </table:table-cell>
          <table:table-cell table:style-name="ce125" office:value-type="float" office:value="6">
            <text:p>6</text:p>
          </table:table-cell>
          <table:table-cell table:style-name="ce129" office:value-type="float" office:value="7">
            <text:p>7</text:p>
          </table:table-cell>
          <table:table-cell table:style-name="ce129" office:value-type="float" office:value="8">
            <text:p>8</text:p>
          </table:table-cell>
          <table:table-cell table:style-name="ce140" office:value-type="float" office:value="9">
            <text:p>9</text:p>
          </table:table-cell>
          <table:table-cell table:style-name="ce145" office:value-type="string">
            <text:p>каб</text:p>
          </table:table-cell>
          <table:table-cell table:style-name="ce153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style-name="ce160" office:value-type="float" office:value="3">
            <text:p>3</text:p>
          </table:table-cell>
          <table:table-cell table:style-name="ce160" office:value-type="float" office:value="4">
            <text:p>4</text:p>
          </table:table-cell>
          <table:table-cell table:style-name="ce160" office:value-type="float" office:value="5">
            <text:p>5</text:p>
          </table:table-cell>
          <table:table-cell table:style-name="ce160" office:value-type="float" office:value="6">
            <text:p>6</text:p>
          </table:table-cell>
          <table:table-cell table:style-name="ce129" office:value-type="float" office:value="7">
            <text:p>7</text:p>
          </table:table-cell>
          <table:table-cell table:style-name="ce140" office:value-type="float" office:value="8">
            <text:p>8</text:p>
          </table:table-cell>
          <table:table-cell table:style-name="ce145" office:value-type="string">
            <text:p>каб</text:p>
          </table:table-cell>
          <table:table-cell table:style-name="ce153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style-name="ce160" office:value-type="float" office:value="3">
            <text:p>3</text:p>
          </table:table-cell>
          <table:table-cell table:style-name="ce160" office:value-type="float" office:value="4">
            <text:p>4</text:p>
          </table:table-cell>
          <table:table-cell table:style-name="ce160" office:value-type="float" office:value="5">
            <text:p>5</text:p>
          </table:table-cell>
          <table:table-cell table:style-name="ce160" office:value-type="float" office:value="6">
            <text:p>6</text:p>
          </table:table-cell>
          <table:table-cell table:style-name="ce129" office:value-type="float" office:value="7">
            <text:p>7</text:p>
          </table:table-cell>
          <table:table-cell table:style-name="ce140" office:value-type="float" office:value="8">
            <text:p>8</text:p>
          </table:table-cell>
          <table:table-cell table:style-name="ce106" office:value-type="float" office:value="9">
            <text:p>9</text:p>
          </table:table-cell>
          <table:table-cell table:style-name="ce189" office:value-type="string">
            <text:p>каб</text:p>
          </table:table-cell>
          <table:table-cell table:style-name="ce194" office:value-type="float" office:value="1">
            <text:p>1</text:p>
          </table:table-cell>
          <table:table-cell table:style-name="ce125" office:value-type="float" office:value="2">
            <text:p>2</text:p>
          </table:table-cell>
          <table:table-cell table:style-name="ce125" office:value-type="float" office:value="3">
            <text:p>3</text:p>
          </table:table-cell>
          <table:table-cell table:style-name="ce125" office:value-type="float" office:value="4">
            <text:p>4</text:p>
          </table:table-cell>
          <table:table-cell table:style-name="ce125" office:value-type="float" office:value="5">
            <text:p>5</text:p>
          </table:table-cell>
          <table:table-cell table:style-name="ce125" office:value-type="float" office:value="6">
            <text:p>6</text:p>
          </table:table-cell>
          <table:table-cell table:style-name="ce199" office:value-type="float" office:value="7">
            <text:p>7</text:p>
          </table:table-cell>
          <table:table-cell table:style-name="ce140" office:value-type="float" office:value="8">
            <text:p>8</text:p>
          </table:table-cell>
          <table:table-cell table:style-name="ce145" office:value-type="string">
            <text:p>каб</text:p>
          </table:table-cell>
          <table:table-cell table:style-name="ce114" office:value-type="float" office:value="1">
            <text:p>1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6">
            <text:p>6</text:p>
          </table:table-cell>
          <table:table-cell table:style-name="ce199" office:value-type="float" office:value="7">
            <text:p>7</text:p>
          </table:table-cell>
          <table:table-cell table:style-name="ce140" office:value-type="float" office:value="8">
            <text:p>8</text:p>
          </table:table-cell>
          <table:table-cell table:style-name="ce145" office:value-type="string">
            <text:p>каб</text:p>
          </table:table-cell>
          <table:table-cell table:style-name="ce114" office:value-type="float" office:value="1">
            <text:p>1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3">
            <text:p>3</text:p>
          </table:table-cell>
          <table:table-cell table:style-name="ce199" office:value-type="float" office:value="4">
            <text:p>4</text:p>
          </table:table-cell>
          <table:table-cell table:style-name="ce106" office:value-type="float" office:value="5">
            <text:p>5</text:p>
          </table:table-cell>
          <table:table-cell table:style-name="ce106" office:value-type="float" office:value="6">
            <text:p>6</text:p>
          </table:table-cell>
          <table:table-cell table:style-name="ce106" office:value-type="float" office:value="7">
            <text:p>7</text:p>
          </table:table-cell>
          <table:table-cell table:style-name="ce145" office:value-type="string">
            <text:p>каб</text:p>
          </table:table-cell>
          <table:table-cell table:style-name="ce94" table:number-columns-repeated="965"/>
        </table:table-row>
        <table:table-row table:style-name="ro3">
          <table:table-cell table:style-name="ce74" office:value-type="float" office:value="1">
            <text:p>1</text:p>
          </table:table-cell>
          <table:table-cell table:style-name="ce86" office:value-type="string">
            <text:p>Арефьева Э.А.</text:p>
          </table:table-cell>
          <table:table-cell table:style-name="ce92" office:value-type="string">
            <text:p>17+1</text:p>
          </table:table-cell>
          <table:table-cell table:style-name="ce86" office:value-type="string">
            <text:p>8аб/12 <text:s/>11/5+1</text:p>
          </table:table-cell>
          <table:table-cell table:style-name="ce107" office:value-type="string">
            <text:p>8а</text:p>
          </table:table-cell>
          <table:table-cell table:style-name="ce107" office:value-type="string">
            <text:p>8б</text:p>
          </table:table-cell>
          <table:table-cell table:number-columns-repeated="2" table:style-name="ce107" office:value-type="float" office:value="11">
            <text:p>11</text:p>
          </table:table-cell>
          <table:table-cell table:style-name="ce107" office:value-type="string">
            <text:p>8а</text:p>
          </table:table-cell>
          <table:table-cell table:style-name="ce107" office:value-type="string">
            <text:p>8б</text:p>
          </table:table-cell>
          <table:table-cell table:style-name="ce130" table:number-columns-repeated="2"/>
          <table:table-cell table:style-name="ce124"/>
          <table:table-cell table:style-name="ce146" office:value-type="string">
            <text:p>4.2</text:p>
          </table:table-cell>
          <table:table-cell table:style-name="ce154" office:value-type="string">
            <text:p>8б</text:p>
          </table:table-cell>
          <table:table-cell table:style-name="ce107" office:value-type="float" office:value="11">
            <text:p>11</text:p>
          </table:table-cell>
          <table:table-cell table:style-name="ce107"/>
          <table:table-cell table:style-name="ce107" office:value-type="string">
            <text:p>8а</text:p>
          </table:table-cell>
          <table:table-cell table:style-name="ce107" office:value-type="string">
            <text:p>8б</text:p>
          </table:table-cell>
          <table:table-cell table:style-name="ce107" office:value-type="string">
            <text:p>8а</text:p>
          </table:table-cell>
          <table:table-cell table:style-name="ce130" table:number-columns-repeated="2"/>
          <table:table-cell table:style-name="ce146" office:value-type="string">
            <text:p>4.2</text:p>
          </table:table-cell>
          <table:table-cell table:style-name="ce154"/>
          <table:table-cell table:style-name="ce107" table:number-columns-repeated="5"/>
          <table:table-cell table:style-name="ce130" table:number-columns-repeated="3"/>
          <table:table-cell table:style-name="ce190"/>
          <table:table-cell table:style-name="ce107" office:value-type="string">
            <text:p>8б</text:p>
          </table:table-cell>
          <table:table-cell table:style-name="ce107" office:value-type="float" office:value="11">
            <text:p>11</text:p>
          </table:table-cell>
          <table:table-cell table:style-name="ce107" office:value-type="string">
            <text:p>8б</text:p>
          </table:table-cell>
          <table:table-cell table:style-name="ce117" office:value-type="float" office:value="11">
            <text:p>11</text:p>
          </table:table-cell>
          <table:table-cell table:style-name="ce117" office:value-type="string">
            <text:p>8а</text:p>
          </table:table-cell>
          <table:table-cell table:style-name="ce107" office:value-type="string">
            <text:p>8а</text:p>
          </table:table-cell>
          <table:table-cell/>
          <table:table-cell table:style-name="ce142" office:value-type="string">
            <text:p>11к</text:p>
          </table:table-cell>
          <table:table-cell table:style-name="ce146" office:value-type="string">
            <text:p>4.2</text:p>
          </table:table-cell>
          <table:table-cell table:style-name="ce195"/>
          <table:table-cell table:style-name="ce115" table:number-columns-repeated="2"/>
          <table:table-cell table:style-name="ce117" table:number-columns-repeated="4"/>
          <table:table-cell table:style-name="ce115"/>
          <table:table-cell table:style-name="ce146"/>
          <table:table-cell table:style-name="ce195"/>
          <table:table-cell table:style-name="ce117" table:number-columns-repeated="6"/>
          <table:table-cell table:style-name="ce146"/>
          <table:table-cell table:style-name="ce82" table:number-columns-repeated="965"/>
        </table:table-row>
        <table:table-row table:style-name="ro3">
          <table:table-cell table:style-name="ce75" office:value-type="float" office:value="2">
            <text:p>2</text:p>
          </table:table-cell>
          <table:table-cell table:style-name="ce87" office:value-type="string">
            <text:p>Баркина Е.А.</text:p>
          </table:table-cell>
          <table:table-cell table:style-name="ce93" office:value-type="string">
            <text:p>18+2</text:p>
          </table:table-cell>
          <table:table-cell table:style-name="ce87" office:value-type="string">
            <text:p>6б/8 <text:s/>9а/5+1 10/5+1</text:p>
          </table:table-cell>
          <table:table-cell table:style-name="ce108"/>
          <table:table-cell table:style-name="ce109" table:number-columns-repeated="5"/>
          <table:table-cell table:style-name="ce131" table:number-columns-repeated="2"/>
          <table:table-cell table:style-name="ce141"/>
          <table:table-cell table:style-name="ce147"/>
          <table:table-cell table:style-name="ce109" office:value-type="string">
            <text:p>6б</text:p>
          </table:table-cell>
          <table:table-cell table:style-name="ce109" office:value-type="float" office:value="10">
            <text:p>10</text:p>
          </table:table-cell>
          <table:table-cell table:style-name="ce115" office:value-type="float" office:value="9">
            <text:p>9</text:p>
          </table:table-cell>
          <table:table-cell table:style-name="ce115" office:value-type="string">
            <text:p>6б</text:p>
          </table:table-cell>
          <table:table-cell table:style-name="ce115"/>
          <table:table-cell table:style-name="ce115" office:value-type="float" office:value="9">
            <text:p>9</text:p>
          </table:table-cell>
          <table:table-cell table:style-name="ce115" table:number-columns-repeated="2"/>
          <table:table-cell table:style-name="ce147" office:value-type="string">
            <text:p>4.4</text:p>
          </table:table-cell>
          <table:table-cell table:number-columns-repeated="2" table:style-name="ce115" office:value-type="string">
            <text:p>6б</text:p>
          </table:table-cell>
          <table:table-cell table:style-name="ce115" office:value-type="float" office:value="9">
            <text:p>9</text:p>
          </table:table-cell>
          <table:table-cell table:style-name="ce109"/>
          <table:table-cell table:number-columns-repeated="2" table:style-name="ce115" office:value-type="float" office:value="10">
            <text:p>10</text:p>
          </table:table-cell>
          <table:table-cell table:style-name="ce115" table:number-columns-repeated="3"/>
          <table:table-cell table:style-name="ce148" office:value-type="string">
            <text:p>4.4</text:p>
          </table:table-cell>
          <table:table-cell table:style-name="ce181"/>
          <table:table-cell table:style-name="ce109" table:number-columns-repeated="5"/>
          <table:table-cell table:style-name="ce131" table:number-columns-repeated="2"/>
          <table:table-cell table:style-name="ce147"/>
          <table:table-cell table:style-name="ce181"/>
          <table:table-cell table:style-name="ce115"/>
          <table:table-cell table:style-name="ce115" office:value-type="string">
            <text:p>6б</text:p>
          </table:table-cell>
          <table:table-cell table:style-name="ce115" office:value-type="float" office:value="10">
            <text:p>10</text:p>
          </table:table-cell>
          <table:table-cell table:style-name="ce109" office:value-type="float" office:value="9">
            <text:p>9</text:p>
          </table:table-cell>
          <table:table-cell table:style-name="ce115" office:value-type="string">
            <text:p>6б</text:p>
          </table:table-cell>
          <table:table-cell table:style-name="ce115"/>
          <table:table-cell/>
          <table:table-cell table:style-name="ce147" office:value-type="string">
            <text:p>4.4</text:p>
          </table:table-cell>
          <table:table-cell table:number-columns-repeated="2" table:style-name="ce181" office:value-type="string">
            <text:p>6б</text:p>
          </table:table-cell>
          <table:table-cell table:style-name="ce115" office:value-type="float" office:value="10">
            <text:p>10</text:p>
          </table:table-cell>
          <table:table-cell table:style-name="ce109" office:value-type="float" office:value="9">
            <text:p>9</text:p>
          </table:table-cell>
          <table:table-cell table:style-name="ce132"/>
          <table:table-cell table:style-name="ce200"/>
          <table:table-cell table:style-name="ce214" office:value-type="string">
            <text:p>10к</text:p>
          </table:table-cell>
          <table:table-cell table:style-name="ce147" office:value-type="string">
            <text:p>4.4</text:p>
          </table:table-cell>
          <table:table-cell table:style-name="ce82" table:number-columns-repeated="965"/>
        </table:table-row>
        <table:table-row table:style-name="ro3">
          <table:table-cell table:style-name="ce76" office:value-type="float" office:value="3">
            <text:p>3</text:p>
          </table:table-cell>
          <table:table-cell table:style-name="ce87" office:value-type="string">
            <text:p>Прудникова А.В.</text:p>
          </table:table-cell>
          <table:table-cell table:style-name="ce93" office:value-type="float" office:value="16">
            <text:p>16</text:p>
          </table:table-cell>
          <table:table-cell table:style-name="ce87" office:value-type="string">
            <text:p>5аб/16</text:p>
          </table:table-cell>
          <table:table-cell table:style-name="ce109" table:number-columns-repeated="6"/>
          <table:table-cell table:style-name="ce131" table:number-columns-repeated="3"/>
          <table:table-cell table:style-name="ce147"/>
          <table:table-cell table:style-name="ce126" office:value-type="string">
            <text:p>5а</text:p>
          </table:table-cell>
          <table:table-cell table:style-name="ce115"/>
          <table:table-cell table:number-columns-repeated="2" table:style-name="ce115" office:value-type="string">
            <text:p>5б</text:p>
          </table:table-cell>
          <table:table-cell table:style-name="ce115" office:value-type="string">
            <text:p>5а</text:p>
          </table:table-cell>
          <table:table-cell table:style-name="ce115"/>
          <table:table-cell table:style-name="ce161" table:number-columns-repeated="2"/>
          <table:table-cell table:style-name="ce147" office:value-type="string">
            <text:p>4.9</text:p>
          </table:table-cell>
          <table:table-cell table:style-name="ce126" office:value-type="string">
            <text:p>5б</text:p>
          </table:table-cell>
          <table:table-cell table:style-name="ce115" office:value-type="string">
            <text:p>5а</text:p>
          </table:table-cell>
          <table:table-cell office:value-type="string">
            <text:p>5б</text:p>
          </table:table-cell>
          <table:table-cell table:style-name="ce115" office:value-type="string">
            <text:p>5а</text:p>
          </table:table-cell>
          <table:table-cell table:style-name="ce115" table:number-columns-repeated="2"/>
          <table:table-cell table:style-name="ce161" table:number-columns-repeated="3"/>
          <table:table-cell table:style-name="ce148" office:value-type="string">
            <text:p>4.9</text:p>
          </table:table-cell>
          <table:table-cell table:style-name="ce181"/>
          <table:table-cell table:style-name="ce109" table:number-columns-repeated="5"/>
          <table:table-cell table:style-name="ce131" table:number-columns-repeated="2"/>
          <table:table-cell table:style-name="ce147"/>
          <table:table-cell table:style-name="ce203" office:value-type="string">
            <text:p>5Б</text:p>
          </table:table-cell>
          <table:table-cell table:style-name="ce109" office:value-type="string">
            <text:p>5б</text:p>
          </table:table-cell>
          <table:table-cell table:style-name="ce109" office:value-type="string">
            <text:p>5а</text:p>
          </table:table-cell>
          <table:table-cell table:style-name="ce109" office:value-type="string">
            <text:p>5б</text:p>
          </table:table-cell>
          <table:table-cell table:style-name="ce109" office:value-type="string">
            <text:p>5а</text:p>
          </table:table-cell>
          <table:table-cell table:style-name="ce109"/>
          <table:table-cell table:style-name="ce131" table:number-columns-repeated="2"/>
          <table:table-cell table:style-name="ce147" office:value-type="string">
            <text:p>4.9</text:p>
          </table:table-cell>
          <table:table-cell table:style-name="ce181" office:value-type="string">
            <text:p>5б</text:p>
          </table:table-cell>
          <table:table-cell table:style-name="ce109" office:value-type="string">
            <text:p>5а</text:p>
          </table:table-cell>
          <table:table-cell table:style-name="ce109" office:value-type="string">
            <text:p>5б</text:p>
          </table:table-cell>
          <table:table-cell table:style-name="ce109" office:value-type="string">
            <text:p>5а</text:p>
          </table:table-cell>
          <table:table-cell table:style-name="ce109" table:number-columns-repeated="3"/>
          <table:table-cell table:style-name="ce147" office:value-type="string">
            <text:p>4.9</text:p>
          </table:table-cell>
          <table:table-cell table:style-name="ce82" table:number-columns-repeated="965"/>
        </table:table-row>
        <table:table-row table:style-name="ro3">
          <table:table-cell table:style-name="ce76" office:value-type="float" office:value="4">
            <text:p>4</text:p>
          </table:table-cell>
          <table:table-cell table:style-name="ce87" office:value-type="string">
            <text:p>Хазанзун Н.Я.</text:p>
          </table:table-cell>
          <table:table-cell table:style-name="ce93" office:value-type="float" office:value="22">
            <text:p>22</text:p>
          </table:table-cell>
          <table:table-cell table:style-name="ce87" office:value-type="string">
            <text:p>6а/8 7аб/14</text:p>
          </table:table-cell>
          <table:table-cell table:style-name="ce108"/>
          <table:table-cell table:style-name="ce109" table:number-columns-repeated="5"/>
          <table:table-cell table:style-name="ce131" table:number-columns-repeated="3"/>
          <table:table-cell table:style-name="ce147"/>
          <table:table-cell table:style-name="ce126" office:value-type="string">
            <text:p>6а</text:p>
          </table:table-cell>
          <table:table-cell table:style-name="ce115" office:value-type="string">
            <text:p>7а</text:p>
          </table:table-cell>
          <table:table-cell table:style-name="ce115" office:value-type="string">
            <text:p>7б</text:p>
          </table:table-cell>
          <table:table-cell table:style-name="ce115" office:value-type="string">
            <text:p>7а</text:p>
          </table:table-cell>
          <table:table-cell table:style-name="ce115" office:value-type="string">
            <text:p>7б</text:p>
          </table:table-cell>
          <table:table-cell table:style-name="ce115" office:value-type="string">
            <text:p>6а</text:p>
          </table:table-cell>
          <table:table-cell table:style-name="ce161" table:number-columns-repeated="2"/>
          <table:table-cell table:style-name="ce147" office:value-type="string">
            <text:p>4.1</text:p>
          </table:table-cell>
          <table:table-cell table:style-name="ce115" office:value-type="string">
            <text:p>7а</text:p>
          </table:table-cell>
          <table:table-cell table:style-name="ce115" office:value-type="string">
            <text:p>6а</text:p>
          </table:table-cell>
          <table:table-cell table:style-name="ce109"/>
          <table:table-cell table:style-name="ce109" office:value-type="string">
            <text:p>7б</text:p>
          </table:table-cell>
          <table:table-cell table:style-name="ce109" office:value-type="string">
            <text:p>6а</text:p>
          </table:table-cell>
          <table:table-cell table:style-name="ce115" table:number-columns-repeated="2"/>
          <table:table-cell table:style-name="ce161" table:number-columns-repeated="2"/>
          <table:table-cell table:style-name="ce148" office:value-type="string">
            <text:p>4.2</text:p>
          </table:table-cell>
          <table:table-cell table:style-name="ce108" office:value-type="string">
            <text:p>7б</text:p>
          </table:table-cell>
          <table:table-cell table:style-name="ce109" office:value-type="string">
            <text:p>6а</text:p>
          </table:table-cell>
          <table:table-cell table:style-name="ce109" office:value-type="string">
            <text:p>7б</text:p>
          </table:table-cell>
          <table:table-cell table:style-name="ce109" office:value-type="string">
            <text:p>7а</text:p>
          </table:table-cell>
          <table:table-cell table:style-name="ce109" office:value-type="string">
            <text:p>6а</text:p>
          </table:table-cell>
          <table:table-cell table:style-name="ce115" office:value-type="string">
            <text:p>7а</text:p>
          </table:table-cell>
          <table:table-cell table:style-name="ce131" office:value-type="string">
            <text:p>7бм</text:p>
          </table:table-cell>
          <table:table-cell table:style-name="ce131"/>
          <table:table-cell table:style-name="ce147" office:value-type="string">
            <text:p>4.1</text:p>
          </table:table-cell>
          <table:table-cell table:style-name="ce181"/>
          <table:table-cell table:style-name="ce181" office:value-type="string">
            <text:p>6а</text:p>
          </table:table-cell>
          <table:table-cell table:style-name="ce109" office:value-type="string">
            <text:p>6а</text:p>
          </table:table-cell>
          <table:table-cell table:style-name="ce109" office:value-type="string">
            <text:p>7а</text:p>
          </table:table-cell>
          <table:table-cell table:style-name="ce109" office:value-type="string">
            <text:p>7б</text:p>
          </table:table-cell>
          <table:table-cell table:style-name="ce181" office:value-type="string">
            <text:p>7ам</text:p>
          </table:table-cell>
          <table:table-cell table:style-name="ce131" table:number-columns-repeated="2"/>
          <table:table-cell table:style-name="ce146" office:value-type="string">
            <text:p>4.2</text:p>
          </table:table-cell>
          <table:table-cell table:style-name="ce109" table:number-columns-repeated="7"/>
          <table:table-cell table:style-name="ce146"/>
          <table:table-cell table:style-name="ce82" table:number-columns-repeated="965"/>
        </table:table-row>
        <table:table-row table:style-name="ro3">
          <table:table-cell table:style-name="ce76" office:value-type="float" office:value="5">
            <text:p>5</text:p>
          </table:table-cell>
          <table:table-cell table:style-name="ce87" office:value-type="string">
            <text:p>Луковников А.Е.</text:p>
          </table:table-cell>
          <table:table-cell table:style-name="ce93" office:value-type="float" office:value="10">
            <text:p>10</text:p>
          </table:table-cell>
          <table:table-cell table:style-name="ce87" office:value-type="string">
            <text:p>5аб/10 </text:p>
          </table:table-cell>
          <table:table-cell table:style-name="ce109"/>
          <table:table-cell table:style-name="ce109" office:value-type="string">
            <text:p>5б</text:p>
          </table:table-cell>
          <table:table-cell table:style-name="ce109" office:value-type="string">
            <text:p>5а</text:p>
          </table:table-cell>
          <table:table-cell table:style-name="ce109" office:value-type="string">
            <text:p>5б</text:p>
          </table:table-cell>
          <table:table-cell table:style-name="ce109" office:value-type="string">
            <text:p>5а</text:p>
          </table:table-cell>
          <table:table-cell table:style-name="ce109"/>
          <table:table-cell table:style-name="ce131" table:number-columns-repeated="3"/>
          <table:table-cell table:style-name="ce147" office:value-type="string">
            <text:p>4.4</text:p>
          </table:table-cell>
          <table:table-cell table:style-name="ce115" office:value-type="string">
            <text:p>5б</text:p>
          </table:table-cell>
          <table:table-cell table:style-name="ce115" office:value-type="string">
            <text:p>5а</text:p>
          </table:table-cell>
          <table:table-cell table:style-name="ce161"/>
          <table:table-cell table:style-name="ce115" table:number-columns-repeated="3"/>
          <table:table-cell table:style-name="ce161" table:number-columns-repeated="2"/>
          <table:table-cell table:style-name="ce147" office:value-type="string">
            <text:p>4.5</text:p>
          </table:table-cell>
          <table:table-cell table:style-name="ce126"/>
          <table:table-cell table:style-name="ce115" table:number-columns-repeated="5"/>
          <table:table-cell table:style-name="ce161" table:number-columns-repeated="2"/>
          <table:table-cell table:style-name="ce185"/>
          <table:table-cell table:style-name="ce148"/>
          <table:table-cell table:style-name="ce181" office:value-type="string">
            <text:p>5б</text:p>
          </table:table-cell>
          <table:table-cell table:style-name="ce115"/>
          <table:table-cell table:style-name="ce115" office:value-type="string">
            <text:p>5а</text:p>
          </table:table-cell>
          <table:table-cell table:style-name="ce109" office:value-type="string">
            <text:p>5б</text:p>
          </table:table-cell>
          <table:table-cell table:style-name="ce115" office:value-type="string">
            <text:p>5а</text:p>
          </table:table-cell>
          <table:table-cell table:style-name="ce109"/>
          <table:table-cell table:style-name="ce131" table:number-columns-repeated="2"/>
          <table:table-cell table:style-name="ce147" office:value-type="string">
            <text:p>4.4</text:p>
          </table:table-cell>
          <table:table-cell table:style-name="ce109"/>
          <table:table-cell table:style-name="ce181"/>
          <table:table-cell table:style-name="ce109" table:number-columns-repeated="4"/>
          <table:table-cell table:style-name="ce131" table:number-columns-repeated="2"/>
          <table:table-cell table:style-name="ce147"/>
          <table:table-cell table:style-name="ce181"/>
          <table:table-cell table:style-name="ce109" table:number-columns-repeated="6"/>
          <table:table-cell table:style-name="ce147"/>
          <table:table-cell table:style-name="ce82" table:number-columns-repeated="965"/>
        </table:table-row>
        <table:table-row table:style-name="ro3">
          <table:table-cell table:style-name="ce76" office:value-type="float" office:value="6">
            <text:p>6</text:p>
          </table:table-cell>
          <table:table-cell table:style-name="ce87" office:value-type="string">
            <text:p>Потрашова Н.Б.</text:p>
          </table:table-cell>
          <table:table-cell table:style-name="ce93" office:value-type="string">
            <text:p>27+1</text:p>
          </table:table-cell>
          <table:table-cell table:style-name="ce87" office:value-type="string">
            <text:p>6аб/10 8аб/12 <text:s/>11/5+1</text:p>
          </table:table-cell>
          <table:table-cell table:style-name="ce108"/>
          <table:table-cell table:style-name="ce109" table:number-columns-repeated="5"/>
          <table:table-cell table:style-name="ce131" table:number-columns-repeated="3"/>
          <table:table-cell table:style-name="ce147"/>
          <table:table-cell table:style-name="ce115" office:value-type="float" office:value="11">
            <text:p>11</text:p>
          </table:table-cell>
          <table:table-cell table:style-name="ce115" office:value-type="string">
            <text:p>6а</text:p>
          </table:table-cell>
          <table:table-cell table:style-name="ce115" office:value-type="string">
            <text:p>6б</text:p>
          </table:table-cell>
          <table:table-cell table:style-name="ce126" office:value-type="float" office:value="11">
            <text:p>11</text:p>
          </table:table-cell>
          <table:table-cell table:style-name="ce115" office:value-type="string">
            <text:p>8а</text:p>
          </table:table-cell>
          <table:table-cell table:style-name="ce115" office:value-type="string">
            <text:p>8б</text:p>
          </table:table-cell>
          <table:table-cell table:style-name="ce115" table:number-columns-repeated="2"/>
          <table:table-cell table:style-name="ce147" office:value-type="string">
            <text:p>3.4</text:p>
          </table:table-cell>
          <table:table-cell table:style-name="ce126" office:value-type="string">
            <text:p>6а</text:p>
          </table:table-cell>
          <table:table-cell table:style-name="ce115" office:value-type="string">
            <text:p>8б</text:p>
          </table:table-cell>
          <table:table-cell table:number-columns-repeated="2" table:style-name="ce115" office:value-type="float" office:value="11">
            <text:p>11</text:p>
          </table:table-cell>
          <table:table-cell table:style-name="ce115" office:value-type="string">
            <text:p>6б</text:p>
          </table:table-cell>
          <table:table-cell table:style-name="ce115" office:value-type="string">
            <text:p>8а</text:p>
          </table:table-cell>
          <table:table-cell table:style-name="ce82"/>
          <table:table-cell table:style-name="ce183" office:value-type="string">
            <text:p>11к</text:p>
          </table:table-cell>
          <table:table-cell table:style-name="ce161"/>
          <table:table-cell table:style-name="ce148" office:value-type="string">
            <text:p>3.4</text:p>
          </table:table-cell>
          <table:table-cell table:style-name="ce109" office:value-type="string">
            <text:p>6а</text:p>
          </table:table-cell>
          <table:table-cell table:style-name="ce115" office:value-type="string">
            <text:p>6б</text:p>
          </table:table-cell>
          <table:table-cell table:style-name="ce126" office:value-type="string">
            <text:p>8а</text:p>
          </table:table-cell>
          <table:table-cell table:style-name="ce126" office:value-type="string">
            <text:p>6а</text:p>
          </table:table-cell>
          <table:table-cell table:style-name="ce115" office:value-type="string">
            <text:p>6б</text:p>
          </table:table-cell>
          <table:table-cell table:style-name="ce117" office:value-type="string">
            <text:p>8б</text:p>
          </table:table-cell>
          <table:table-cell table:style-name="ce124"/>
          <table:table-cell table:style-name="ce131"/>
          <table:table-cell table:style-name="ce147" office:value-type="string">
            <text:p>3.4</text:p>
          </table:table-cell>
          <table:table-cell table:style-name="ce109"/>
          <table:table-cell table:style-name="ce115" office:value-type="string">
            <text:p>6б</text:p>
          </table:table-cell>
          <table:table-cell table:style-name="ce115" office:value-type="float" office:value="11">
            <text:p>11</text:p>
          </table:table-cell>
          <table:table-cell table:style-name="ce115" office:value-type="string">
            <text:p>8б</text:p>
          </table:table-cell>
          <table:table-cell table:style-name="ce117" office:value-type="string">
            <text:p>6а</text:p>
          </table:table-cell>
          <table:table-cell table:style-name="ce117" office:value-type="string">
            <text:p>8а</text:p>
          </table:table-cell>
          <table:table-cell table:style-name="ce131" table:number-columns-repeated="2"/>
          <table:table-cell table:style-name="ce147" office:value-type="string">
            <text:p>3.4</text:p>
          </table:table-cell>
          <table:table-cell table:style-name="ce117" office:value-type="string">
            <text:p>8а</text:p>
          </table:table-cell>
          <table:table-cell table:style-name="ce115" office:value-type="string">
            <text:p>8а</text:p>
          </table:table-cell>
          <table:table-cell table:style-name="ce126" office:value-type="string">
            <text:p>8б</text:p>
          </table:table-cell>
          <table:table-cell table:style-name="ce115" office:value-type="string">
            <text:p>8б</text:p>
          </table:table-cell>
          <table:table-cell table:style-name="ce115" table:number-columns-repeated="2"/>
          <table:table-cell table:style-name="ce109"/>
          <table:table-cell table:style-name="ce147" office:value-type="string">
            <text:p>3.4</text:p>
          </table:table-cell>
          <table:table-cell table:style-name="ce82" table:number-columns-repeated="965"/>
        </table:table-row>
        <table:table-row table:style-name="ro3">
          <table:table-cell table:style-name="ce76" office:value-type="float" office:value="7">
            <text:p>7</text:p>
          </table:table-cell>
          <table:table-cell table:style-name="ce87" office:value-type="string">
            <text:p>Ходжабагян И.А.</text:p>
          </table:table-cell>
          <table:table-cell table:style-name="ce93" office:value-type="string">
            <text:p>23+2</text:p>
          </table:table-cell>
          <table:table-cell table:style-name="ce87" office:value-type="string">
            <text:p>7аб/12 <text:s/>9а/6+1 10/5+1</text:p>
          </table:table-cell>
          <table:table-cell table:style-name="ce108"/>
          <table:table-cell table:style-name="ce109" table:number-columns-repeated="5"/>
          <table:table-cell table:style-name="ce131" table:number-columns-repeated="3"/>
          <table:table-cell table:style-name="ce147"/>
          <table:table-cell table:number-columns-repeated="2" table:style-name="ce115" office:value-type="float" office:value="9">
            <text:p>9</text:p>
          </table:table-cell>
          <table:table-cell table:style-name="ce109" office:value-type="string">
            <text:p>7а</text:p>
          </table:table-cell>
          <table:table-cell table:number-columns-repeated="2" table:style-name="ce109" office:value-type="float" office:value="10">
            <text:p>10</text:p>
          </table:table-cell>
          <table:table-cell table:style-name="ce115" office:value-type="string">
            <text:p>7б</text:p>
          </table:table-cell>
          <table:table-cell table:style-name="ce115" table:number-columns-repeated="2"/>
          <table:table-cell table:style-name="ce147" office:value-type="string">
            <text:p>3.1</text:p>
          </table:table-cell>
          <table:table-cell table:style-name="ce109" office:value-type="float" office:value="9">
            <text:p>9</text:p>
          </table:table-cell>
          <table:table-cell table:style-name="ce109" office:value-type="string">
            <text:p>7а</text:p>
          </table:table-cell>
          <table:table-cell table:style-name="ce115" office:value-type="string">
            <text:p>7б</text:p>
          </table:table-cell>
          <table:table-cell table:style-name="ce115"/>
          <table:table-cell table:style-name="ce115" office:value-type="string">
            <text:p>7а</text:p>
          </table:table-cell>
          <table:table-cell table:style-name="ce109" office:value-type="string">
            <text:p>7б</text:p>
          </table:table-cell>
          <table:table-cell table:style-name="ce115"/>
          <table:table-cell table:style-name="ce161" table:number-columns-repeated="2"/>
          <table:table-cell table:style-name="ce148" office:value-type="string">
            <text:p>3.1</text:p>
          </table:table-cell>
          <table:table-cell table:style-name="ce109" office:value-type="float" office:value="10">
            <text:p>10</text:p>
          </table:table-cell>
          <table:table-cell table:style-name="ce109" office:value-type="float" office:value="9">
            <text:p>9</text:p>
          </table:table-cell>
          <table:table-cell table:style-name="ce115"/>
          <table:table-cell table:style-name="ce115" office:value-type="string">
            <text:p>7б</text:p>
          </table:table-cell>
          <table:table-cell table:style-name="ce109" office:value-type="string">
            <text:p>7а</text:p>
          </table:table-cell>
          <table:table-cell table:style-name="ce109"/>
          <table:table-cell/>
          <table:table-cell table:style-name="ce142" office:value-type="string">
            <text:p>10к</text:p>
          </table:table-cell>
          <table:table-cell table:style-name="ce147" office:value-type="string">
            <text:p>3.1</text:p>
          </table:table-cell>
          <table:table-cell table:style-name="ce203" office:value-type="string">
            <text:p>9А</text:p>
          </table:table-cell>
          <table:table-cell table:style-name="ce109" office:value-type="float" office:value="9">
            <text:p>9</text:p>
          </table:table-cell>
          <table:table-cell table:style-name="ce109" office:value-type="float" office:value="10">
            <text:p>10</text:p>
          </table:table-cell>
          <table:table-cell table:style-name="ce109"/>
          <table:table-cell table:style-name="ce109" office:value-type="string">
            <text:p>7а</text:p>
          </table:table-cell>
          <table:table-cell table:style-name="ce109" office:value-type="string">
            <text:p>7б</text:p>
          </table:table-cell>
          <table:table-cell/>
          <table:table-cell table:style-name="ce214" office:value-type="string">
            <text:p>9к</text:p>
          </table:table-cell>
          <table:table-cell table:style-name="ce147" office:value-type="string">
            <text:p>3.1</text:p>
          </table:table-cell>
          <table:table-cell table:style-name="ce109" office:value-type="float" office:value="10">
            <text:p>10</text:p>
          </table:table-cell>
          <table:table-cell table:style-name="ce109" office:value-type="float" office:value="9">
            <text:p>9</text:p>
          </table:table-cell>
          <table:table-cell table:style-name="ce109" office:value-type="string">
            <text:p>7а</text:p>
          </table:table-cell>
          <table:table-cell table:style-name="ce109" office:value-type="string">
            <text:p>7б</text:p>
          </table:table-cell>
          <table:table-cell table:style-name="ce109" table:number-columns-repeated="2"/>
          <table:table-cell/>
          <table:table-cell table:style-name="ce147" office:value-type="string">
            <text:p>3.1</text:p>
          </table:table-cell>
          <table:table-cell table:style-name="ce82" table:number-columns-repeated="965"/>
        </table:table-row>
        <table:table-row table:style-name="ro3">
          <table:table-cell table:style-name="ce76" office:value-type="float" office:value="8">
            <text:p>8</text:p>
          </table:table-cell>
          <table:table-cell table:style-name="ce87" office:value-type="string">
            <text:p>Курнышёва Е.В.</text:p>
          </table:table-cell>
          <table:table-cell table:style-name="ce93" office:value-type="string">
            <text:p>22+0.5</text:p>
          </table:table-cell>
          <table:table-cell table:style-name="ce87" office:value-type="string">
            <text:p>5 – 10/20 11/2+0.5</text:p>
          </table:table-cell>
          <table:table-cell table:style-name="ce108"/>
          <table:table-cell table:style-name="ce109" table:number-columns-repeated="5"/>
          <table:table-cell table:style-name="ce131" table:number-columns-repeated="3"/>
          <table:table-cell table:style-name="ce147"/>
          <table:table-cell table:number-columns-repeated="2" table:style-name="ce155" office:value-type="string">
            <text:p>7б</text:p>
          </table:table-cell>
          <table:table-cell table:style-name="ce162" office:value-type="string">
            <text:p>6а</text:p>
          </table:table-cell>
          <table:table-cell table:style-name="ce155" office:value-type="string">
            <text:p>6а</text:p>
          </table:table-cell>
          <table:table-cell table:number-columns-repeated="2" table:style-name="ce155" office:value-type="string">
            <text:p>7а</text:p>
          </table:table-cell>
          <table:table-cell table:style-name="ce161" table:number-columns-repeated="2"/>
          <table:table-cell table:style-name="ce147" office:value-type="string">
            <text:p>3.2</text:p>
          </table:table-cell>
          <table:table-cell table:number-columns-repeated="2" table:style-name="ce177" office:value-type="float" office:value="10">
            <text:p>10</text:p>
          </table:table-cell>
          <table:table-cell table:number-columns-repeated="2" table:style-name="ce180" office:value-type="string">
            <text:p>8а</text:p>
          </table:table-cell>
          <table:table-cell table:number-columns-repeated="2" table:style-name="ce155" office:value-type="string">
            <text:p>8б</text:p>
          </table:table-cell>
          <table:table-cell table:style-name="ce115" table:number-columns-repeated="2"/>
          <table:table-cell table:style-name="ce186" office:value-type="string">
            <text:p>11к/</text:p>
          </table:table-cell>
          <table:table-cell table:style-name="ce148" office:value-type="string">
            <text:p>3.2</text:p>
          </table:table-cell>
          <table:table-cell table:number-columns-repeated="2" table:style-name="ce177" office:value-type="string">
            <text:p>5а</text:p>
          </table:table-cell>
          <table:table-cell table:style-name="ce180" office:value-type="string">
            <text:p>6б</text:p>
          </table:table-cell>
          <table:table-cell table:style-name="ce198" office:value-type="string">
            <text:p>6б</text:p>
          </table:table-cell>
          <table:table-cell table:number-columns-repeated="2" table:style-name="ce198" office:value-type="string">
            <text:p>5б</text:p>
          </table:table-cell>
          <table:table-cell table:style-name="ce109"/>
          <table:table-cell/>
          <table:table-cell table:style-name="ce147" office:value-type="string">
            <text:p>3.2</text:p>
          </table:table-cell>
          <table:table-cell table:style-name="ce203" office:value-type="float" office:value="10">
            <text:p>10</text:p>
          </table:table-cell>
          <table:table-cell table:style-name="ce109"/>
          <table:table-cell table:number-columns-repeated="2" table:style-name="ce177" office:value-type="float" office:value="9">
            <text:p>9</text:p>
          </table:table-cell>
          <table:table-cell table:number-columns-repeated="2" table:style-name="ce155" office:value-type="float" office:value="11">
            <text:p>11</text:p>
          </table:table-cell>
          <table:table-cell table:style-name="ce131" table:number-columns-repeated="2"/>
          <table:table-cell table:style-name="ce147" office:value-type="string">
            <text:p>3.2</text:p>
          </table:table-cell>
          <table:table-cell table:style-name="ce109" table:number-columns-repeated="2"/>
          <table:table-cell table:style-name="ce181"/>
          <table:table-cell table:style-name="ce117" table:number-columns-repeated="3"/>
          <table:table-cell table:style-name="ce109"/>
          <table:table-cell table:style-name="ce147" office:value-type="string">
            <text:p>3.2</text:p>
          </table:table-cell>
          <table:table-cell table:style-name="ce82" table:number-columns-repeated="965"/>
        </table:table-row>
        <table:table-row table:style-name="ro3">
          <table:table-cell table:style-name="ce76" office:value-type="float" office:value="9">
            <text:p>9</text:p>
          </table:table-cell>
          <table:table-cell table:style-name="ce87" office:value-type="string">
            <text:p>Дмитриева Н.В.</text:p>
          </table:table-cell>
          <table:table-cell table:style-name="ce93" office:value-type="float" office:value="6">
            <text:p>6</text:p>
          </table:table-cell>
          <table:table-cell table:style-name="ce87" office:value-type="string">
            <text:p>5 – 19/6</text:p>
          </table:table-cell>
          <table:table-cell table:style-name="ce108"/>
          <table:table-cell table:style-name="ce109" table:number-columns-repeated="5"/>
          <table:table-cell table:style-name="ce131" table:number-columns-repeated="3"/>
          <table:table-cell table:style-name="ce147"/>
          <table:table-cell table:style-name="ce126"/>
          <table:table-cell table:style-name="ce115" table:number-columns-repeated="5"/>
          <table:table-cell table:style-name="ce161" table:number-columns-repeated="2"/>
          <table:table-cell table:style-name="ce147"/>
          <table:table-cell table:style-name="ce126"/>
          <table:table-cell table:style-name="ce115" table:number-columns-repeated="5"/>
          <table:table-cell table:style-name="ce161" table:number-columns-repeated="3"/>
          <table:table-cell table:style-name="ce148"/>
          <table:table-cell table:style-name="ce181"/>
          <table:table-cell table:style-name="ce109" table:number-columns-repeated="5"/>
          <table:table-cell table:style-name="ce131" table:number-columns-repeated="2"/>
          <table:table-cell table:style-name="ce147"/>
          <table:table-cell table:style-name="ce181"/>
          <table:table-cell table:style-name="ce109" table:number-columns-repeated="5"/>
          <table:table-cell table:style-name="ce131" table:number-columns-repeated="2"/>
          <table:table-cell table:style-name="ce147"/>
          <table:table-cell table:style-name="ce181"/>
          <table:table-cell table:style-name="ce109" table:number-columns-repeated="6"/>
          <table:table-cell table:style-name="ce147"/>
          <table:table-cell table:style-name="ce82" table:number-columns-repeated="965"/>
        </table:table-row>
        <table:table-row table:style-name="ro3">
          <table:table-cell table:style-name="ce76" office:value-type="float" office:value="10">
            <text:p>10</text:p>
          </table:table-cell>
          <table:table-cell table:style-name="ce87" office:value-type="string">
            <text:p>Колпенская Т.В.</text:p>
          </table:table-cell>
          <table:table-cell table:style-name="ce93" office:value-type="string">
            <text:p>24+1.5</text:p>
          </table:table-cell>
          <table:table-cell table:style-name="ce87" office:value-type="string">
            <text:p>7-9/15 10/5+1 11/4+0.5</text:p>
          </table:table-cell>
          <table:table-cell table:number-columns-repeated="2" table:style-name="ce109" office:value-type="float" office:value="11">
            <text:p>11</text:p>
          </table:table-cell>
          <table:table-cell table:style-name="ce109" office:value-type="string">
            <text:p>7а</text:p>
          </table:table-cell>
          <table:table-cell table:number-columns-repeated="2" table:style-name="ce109" office:value-type="float" office:value="10">
            <text:p>10</text:p>
          </table:table-cell>
          <table:table-cell table:style-name="ce109" office:value-type="string">
            <text:p>7б</text:p>
          </table:table-cell>
          <table:table-cell table:style-name="ce132"/>
          <table:table-cell/>
          <table:table-cell table:style-name="ce142" office:value-type="string">
            <text:p>10к общ/ист</text:p>
          </table:table-cell>
          <table:table-cell table:style-name="ce147" office:value-type="string">
            <text:p>4.5</text:p>
          </table:table-cell>
          <table:table-cell table:style-name="ce115"/>
          <table:table-cell table:style-name="ce109"/>
          <table:table-cell table:style-name="ce115" table:number-columns-repeated="2"/>
          <table:table-cell table:style-name="ce109"/>
          <table:table-cell table:style-name="ce115"/>
          <table:table-cell table:style-name="ce82"/>
          <table:table-cell table:style-name="ce161"/>
          <table:table-cell table:style-name="ce147"/>
          <table:table-cell table:style-name="ce115" office:value-type="string">
            <text:p>8б</text:p>
          </table:table-cell>
          <table:table-cell table:style-name="ce115" office:value-type="string">
            <text:p>8а</text:p>
          </table:table-cell>
          <table:table-cell table:style-name="ce109" office:value-type="string">
            <text:p>7б</text:p>
          </table:table-cell>
          <table:table-cell table:style-name="ce117" table:number-columns-repeated="2"/>
          <table:table-cell table:style-name="ce115"/>
          <table:table-cell table:style-name="ce161" table:number-columns-repeated="2"/>
          <table:table-cell table:style-name="ce186" office:value-type="string">
            <text:p>11к/</text:p>
          </table:table-cell>
          <table:table-cell table:style-name="ce148" office:value-type="string">
            <text:p>4.5</text:p>
          </table:table-cell>
          <table:table-cell table:style-name="ce109"/>
          <table:table-cell table:style-name="ce109" office:value-type="float" office:value="10">
            <text:p>10</text:p>
          </table:table-cell>
          <table:table-cell table:style-name="ce109" office:value-type="string">
            <text:p>7а</text:p>
          </table:table-cell>
          <table:table-cell table:style-name="ce109" office:value-type="float" office:value="9">
            <text:p>9</text:p>
          </table:table-cell>
          <table:table-cell table:style-name="ce109" office:value-type="float" office:value="10">
            <text:p>10</text:p>
          </table:table-cell>
          <table:table-cell table:style-name="ce115" office:value-type="float" office:value="11">
            <text:p>11</text:p>
          </table:table-cell>
          <table:table-cell table:style-name="ce115"/>
          <table:table-cell/>
          <table:table-cell table:style-name="ce147" office:value-type="string">
            <text:p>4.5</text:p>
          </table:table-cell>
          <table:table-cell table:style-name="ce203" office:value-type="string">
            <text:p>8Б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8а</text:p>
          </table:table-cell>
          <table:table-cell table:style-name="ce109" office:value-type="float" office:value="11">
            <text:p>11</text:p>
          </table:table-cell>
          <table:table-cell table:style-name="ce109" office:value-type="string">
            <text:p>8б</text:p>
          </table:table-cell>
          <table:table-cell table:style-name="ce109" office:value-type="float" office:value="9">
            <text:p>9</text:p>
          </table:table-cell>
          <table:table-cell table:style-name="ce131" table:number-columns-repeated="2"/>
          <table:table-cell table:style-name="ce147" office:value-type="string">
            <text:p>4.5</text:p>
          </table:table-cell>
          <table:table-cell table:style-name="ce109" office:value-type="string">
            <text:p>8б</text:p>
          </table:table-cell>
          <table:table-cell table:style-name="ce115" office:value-type="string">
            <text:p>7б</text:p>
          </table:table-cell>
          <table:table-cell table:style-name="ce117" office:value-type="string">
            <text:p>8а</text:p>
          </table:table-cell>
          <table:table-cell table:style-name="ce109" office:value-type="string">
            <text:p>7а</text:p>
          </table:table-cell>
          <table:table-cell table:style-name="ce109" office:value-type="float" office:value="9">
            <text:p>9</text:p>
          </table:table-cell>
          <table:table-cell table:style-name="ce109" table:number-columns-repeated="2"/>
          <table:table-cell table:style-name="ce147" office:value-type="string">
            <text:p>4.5</text:p>
          </table:table-cell>
          <table:table-cell table:style-name="ce82" table:number-columns-repeated="965"/>
        </table:table-row>
        <table:table-row table:style-name="ro3">
          <table:table-cell table:style-name="ce76" office:value-type="float" office:value="11">
            <text:p>11</text:p>
          </table:table-cell>
          <table:table-cell table:style-name="ce87" office:value-type="string">
            <text:p>СмородиноваИ.Б.</text:p>
          </table:table-cell>
          <table:table-cell table:style-name="ce93" office:value-type="float" office:value="10">
            <text:p>10</text:p>
          </table:table-cell>
          <table:table-cell table:style-name="ce87" office:value-type="string">
            <text:p>5аб/4 6аб/6</text:p>
          </table:table-cell>
          <table:table-cell table:style-name="ce109" office:value-type="string">
            <text:p>5б</text:p>
          </table:table-cell>
          <table:table-cell table:style-name="ce109" office:value-type="string">
            <text:p>5а</text:p>
          </table:table-cell>
          <table:table-cell table:style-name="ce109"/>
          <table:table-cell table:number-columns-repeated="2" table:style-name="ce109" office:value-type="string">
            <text:p>6а</text:p>
          </table:table-cell>
          <table:table-cell table:style-name="ce126" office:value-type="string">
            <text:p>6б</text:p>
          </table:table-cell>
          <table:table-cell table:style-name="ce115"/>
          <table:table-cell table:style-name="ce137"/>
          <table:table-cell table:style-name="ce131"/>
          <table:table-cell table:style-name="ce147" office:value-type="string">
            <text:p>4.9</text:p>
          </table:table-cell>
          <table:table-cell table:style-name="ce115"/>
          <table:table-cell table:style-name="ce126"/>
          <table:table-cell table:style-name="ce115" table:number-columns-repeated="2"/>
          <table:table-cell table:style-name="ce109"/>
          <table:table-cell table:style-name="ce109" office:value-type="string">
            <text:p>6б</text:p>
          </table:table-cell>
          <table:table-cell table:style-name="ce161" table:number-columns-repeated="2"/>
          <table:table-cell table:style-name="ce147" office:value-type="string">
            <text:p>4.9</text:p>
          </table:table-cell>
          <table:table-cell table:style-name="ce126"/>
          <table:table-cell table:style-name="ce115" table:number-columns-repeated="5"/>
          <table:table-cell table:style-name="ce161" table:number-columns-repeated="3"/>
          <table:table-cell table:style-name="ce148"/>
          <table:table-cell table:style-name="ce181" office:value-type="string">
            <text:p>6б</text:p>
          </table:table-cell>
          <table:table-cell table:style-name="ce109" office:value-type="string">
            <text:p>5б</text:p>
          </table:table-cell>
          <table:table-cell table:style-name="ce109" office:value-type="string">
            <text:p>6а</text:p>
          </table:table-cell>
          <table:table-cell table:style-name="ce109" table:number-columns-repeated="2"/>
          <table:table-cell table:style-name="ce109" office:value-type="string">
            <text:p>5а</text:p>
          </table:table-cell>
          <table:table-cell table:style-name="ce131" table:number-columns-repeated="2"/>
          <table:table-cell table:style-name="ce147" office:value-type="string">
            <text:p>4.9</text:p>
          </table:table-cell>
          <table:table-cell table:style-name="ce181"/>
          <table:table-cell table:style-name="ce109" table:number-columns-repeated="5"/>
          <table:table-cell table:style-name="ce131" table:number-columns-repeated="2"/>
          <table:table-cell table:style-name="ce147"/>
          <table:table-cell table:style-name="ce181" table:number-columns-repeated="3"/>
          <table:table-cell table:style-name="ce109" table:number-columns-repeated="4"/>
          <table:table-cell table:style-name="ce147"/>
          <table:table-cell table:style-name="ce82" table:number-columns-repeated="965"/>
        </table:table-row>
        <table:table-row table:style-name="ro3">
          <table:table-cell table:style-name="ce76" office:value-type="float" office:value="12">
            <text:p>12</text:p>
          </table:table-cell>
          <table:table-cell table:style-name="ce87" office:value-type="string">
            <text:p>Назарова Л.А.</text:p>
          </table:table-cell>
          <table:table-cell table:style-name="ce93" office:value-type="float" office:value="14">
            <text:p>14</text:p>
          </table:table-cell>
          <table:table-cell table:style-name="ce87" office:value-type="string">
            <text:p>6аб/2 <text:s/>7-9/10 /10/2</text:p>
          </table:table-cell>
          <table:table-cell table:style-name="ce108" office:value-type="string">
            <text:p>7б</text:p>
          </table:table-cell>
          <table:table-cell table:style-name="ce115" office:value-type="float" office:value="9">
            <text:p>9</text:p>
          </table:table-cell>
          <table:table-cell table:style-name="ce109" office:value-type="string">
            <text:p>8б</text:p>
          </table:table-cell>
          <table:table-cell table:style-name="ce115"/>
          <table:table-cell table:style-name="ce115" office:value-type="string">
            <text:p>7а</text:p>
          </table:table-cell>
          <table:table-cell table:style-name="ce109" office:value-type="float" office:value="10">
            <text:p>10</text:p>
          </table:table-cell>
          <table:table-cell table:style-name="ce131" table:number-columns-repeated="3"/>
          <table:table-cell table:style-name="ce147" office:value-type="string">
            <text:p>4.3</text:p>
          </table:table-cell>
          <table:table-cell table:style-name="ce126"/>
          <table:table-cell table:style-name="ce115" table:number-columns-repeated="5"/>
          <table:table-cell table:style-name="ce161" table:number-columns-repeated="2"/>
          <table:table-cell table:style-name="ce147"/>
          <table:table-cell table:style-name="ce115" table:number-columns-repeated="2"/>
          <table:table-cell table:style-name="ce115" office:value-type="string">
            <text:p>6б</text:p>
          </table:table-cell>
          <table:table-cell table:style-name="ce115" office:value-type="string">
            <text:p>7а</text:p>
          </table:table-cell>
          <table:table-cell table:style-name="ce115" office:value-type="float" office:value="9">
            <text:p>9</text:p>
          </table:table-cell>
          <table:table-cell table:style-name="ce115" office:value-type="string">
            <text:p>6а</text:p>
          </table:table-cell>
          <table:table-cell table:style-name="ce161" office:value-type="string">
            <text:p>8а</text:p>
          </table:table-cell>
          <table:table-cell table:style-name="ce161" table:number-columns-repeated="2"/>
          <table:table-cell table:style-name="ce148" office:value-type="string">
            <text:p>4.3</text:p>
          </table:table-cell>
          <table:table-cell table:style-name="ce181"/>
          <table:table-cell table:style-name="ce109" table:number-columns-repeated="5"/>
          <table:table-cell table:style-name="ce131" table:number-columns-repeated="2"/>
          <table:table-cell table:style-name="ce147"/>
          <table:table-cell table:style-name="ce109"/>
          <table:table-cell table:style-name="ce115" office:value-type="string">
            <text:p>8а</text:p>
          </table:table-cell>
          <table:table-cell table:style-name="ce126" office:value-type="string">
            <text:p>8б</text:p>
          </table:table-cell>
          <table:table-cell table:style-name="ce117" office:value-type="string">
            <text:p>7б</text:p>
          </table:table-cell>
          <table:table-cell table:style-name="ce115" office:value-type="float" office:value="10">
            <text:p>10</text:p>
          </table:table-cell>
          <table:table-cell table:style-name="ce109"/>
          <table:table-cell table:style-name="ce131" table:number-columns-repeated="2"/>
          <table:table-cell table:style-name="ce147" office:value-type="string">
            <text:p>4.3</text:p>
          </table:table-cell>
          <table:table-cell table:style-name="ce181"/>
          <table:table-cell table:style-name="ce109" table:number-columns-repeated="6"/>
          <table:table-cell table:style-name="ce147"/>
          <table:table-cell table:style-name="ce82" table:number-columns-repeated="965"/>
        </table:table-row>
        <table:table-row table:style-name="ro3">
          <table:table-cell table:style-name="ce76" office:value-type="float" office:value="13">
            <text:p>13</text:p>
          </table:table-cell>
          <table:table-cell table:style-name="ce87" office:value-type="string">
            <text:p>Кучина Т.А.</text:p>
          </table:table-cell>
          <table:table-cell table:style-name="ce93" office:value-type="string">
            <text:p>15+0.5</text:p>
          </table:table-cell>
          <table:table-cell table:style-name="ce87" office:value-type="string">
            <text:p>7-10/12 <text:s/>11/2+0.5 8б/1</text:p>
          </table:table-cell>
          <table:table-cell table:style-name="ce109" office:value-type="string">
            <text:p>8б</text:p>
          </table:table-cell>
          <table:table-cell table:style-name="ce109" office:value-type="string">
            <text:p>8а</text:p>
          </table:table-cell>
          <table:table-cell table:style-name="ce109" office:value-type="float" office:value="10">
            <text:p>10</text:p>
          </table:table-cell>
          <table:table-cell table:style-name="ce115" office:value-type="string">
            <text:p>7а</text:p>
          </table:table-cell>
          <table:table-cell table:style-name="ce109" office:value-type="string">
            <text:p>8б</text:p>
          </table:table-cell>
          <table:table-cell table:style-name="ce109" office:value-type="float" office:value="9">
            <text:p>9</text:p>
          </table:table-cell>
          <table:table-cell table:style-name="ce109" table:number-columns-repeated="2"/>
          <table:table-cell table:style-name="ce142" office:value-type="string">
            <text:p>11к/</text:p>
          </table:table-cell>
          <table:table-cell table:style-name="ce147" office:value-type="string">
            <text:p>5.6</text:p>
          </table:table-cell>
          <table:table-cell table:style-name="ce126" office:value-type="string">
            <text:p>7а</text:p>
          </table:table-cell>
          <table:table-cell table:style-name="ce115" office:value-type="string">
            <text:p>8б</text:p>
          </table:table-cell>
          <table:table-cell table:style-name="ce115" office:value-type="string">
            <text:p>8а</text:p>
          </table:table-cell>
          <table:table-cell table:style-name="ce115" office:value-type="string">
            <text:p>7б</text:p>
          </table:table-cell>
          <table:table-cell table:number-columns-repeated="2" table:style-name="ce115" office:value-type="float" office:value="11">
            <text:p>11</text:p>
          </table:table-cell>
          <table:table-cell table:style-name="ce115"/>
          <table:table-cell table:style-name="ce82"/>
          <table:table-cell table:style-name="ce147" office:value-type="string">
            <text:p>5.6</text:p>
          </table:table-cell>
          <table:table-cell table:style-name="ce126"/>
          <table:table-cell table:style-name="ce115" table:number-columns-repeated="5"/>
          <table:table-cell table:style-name="ce161" table:number-columns-repeated="3"/>
          <table:table-cell table:style-name="ce148"/>
          <table:table-cell table:style-name="ce115" office:value-type="float" office:value="9">
            <text:p>9</text:p>
          </table:table-cell>
          <table:table-cell table:style-name="ce115" office:value-type="string">
            <text:p>7б</text:p>
          </table:table-cell>
          <table:table-cell table:style-name="ce109" office:value-type="float" office:value="10">
            <text:p>10</text:p>
          </table:table-cell>
          <table:table-cell table:style-name="ce109"/>
          <table:table-cell table:style-name="ce115"/>
          <table:table-cell table:style-name="ce109" table:number-columns-repeated="2"/>
          <table:table-cell table:style-name="ce115"/>
          <table:table-cell table:style-name="ce147" office:value-type="string">
            <text:p>5.6</text:p>
          </table:table-cell>
          <table:table-cell table:style-name="ce181"/>
          <table:table-cell table:style-name="ce109" table:number-columns-repeated="5"/>
          <table:table-cell table:style-name="ce131" table:number-columns-repeated="2"/>
          <table:table-cell table:style-name="ce147"/>
          <table:table-cell table:style-name="ce115"/>
          <table:table-cell table:style-name="ce109" table:number-columns-repeated="2"/>
          <table:table-cell table:style-name="ce117" table:number-columns-repeated="2"/>
          <table:table-cell table:style-name="ce109"/>
          <table:table-cell/>
          <table:table-cell table:style-name="ce147"/>
          <table:table-cell table:style-name="ce82" table:number-columns-repeated="965"/>
        </table:table-row>
        <table:table-row table:style-name="ro3">
          <table:table-cell table:style-name="ce73" office:value-type="float" office:value="14">
            <text:p>14</text:p>
          </table:table-cell>
          <table:table-cell table:style-name="ce87" office:value-type="string">
            <text:p>Сотова Т.Ю.</text:p>
          </table:table-cell>
          <table:table-cell table:style-name="ce93" office:value-type="string">
            <text:p>8+0.5</text:p>
          </table:table-cell>
          <table:table-cell table:style-name="ce87" office:value-type="string">
            <text:p>8- 9/6 <text:s/>10/1+0.5 11/1</text:p>
          </table:table-cell>
          <table:table-cell table:style-name="ce109" table:number-columns-repeated="2"/>
          <table:table-cell table:style-name="ce109" office:value-type="float" office:value="9">
            <text:p>9</text:p>
          </table:table-cell>
          <table:table-cell table:style-name="ce109" office:value-type="string">
            <text:p>8б</text:p>
          </table:table-cell>
          <table:table-cell table:style-name="ce109"/>
          <table:table-cell table:style-name="ce109" office:value-type="string">
            <text:p>8а</text:p>
          </table:table-cell>
          <table:table-cell table:style-name="ce109" table:number-columns-repeated="2"/>
          <table:table-cell table:style-name="ce115"/>
          <table:table-cell table:style-name="ce147" office:value-type="string">
            <text:p>5.5</text:p>
          </table:table-cell>
          <table:table-cell table:style-name="ce126"/>
          <table:table-cell table:style-name="ce115" table:number-columns-repeated="5"/>
          <table:table-cell table:style-name="ce161" table:number-columns-repeated="2"/>
          <table:table-cell table:style-name="ce147"/>
          <table:table-cell table:style-name="ce126"/>
          <table:table-cell table:style-name="ce115" office:value-type="float" office:value="9">
            <text:p>9</text:p>
          </table:table-cell>
          <table:table-cell table:style-name="ce117"/>
          <table:table-cell table:style-name="ce109" office:value-type="float" office:value="10">
            <text:p>10</text:p>
          </table:table-cell>
          <table:table-cell table:style-name="ce115"/>
          <table:table-cell table:style-name="ce109" office:value-type="float" office:value="11">
            <text:p>11</text:p>
          </table:table-cell>
          <table:table-cell table:style-name="ce109" table:number-columns-repeated="2"/>
          <table:table-cell table:style-name="ce142" office:value-type="string">
            <text:p>10к/--</text:p>
          </table:table-cell>
          <table:table-cell table:style-name="ce147" office:value-type="string">
            <text:p>5.5</text:p>
          </table:table-cell>
          <table:table-cell table:style-name="ce126"/>
          <table:table-cell table:style-name="ce181"/>
          <table:table-cell/>
          <table:table-cell table:style-name="ce109" table:number-columns-repeated="4"/>
          <table:table-cell table:style-name="ce115"/>
          <table:table-cell table:style-name="ce147" office:value-type="string">
            <text:p>5.5</text:p>
          </table:table-cell>
          <table:table-cell table:style-name="ce203" office:value-type="string">
            <text:p>7А</text:p>
          </table:table-cell>
          <table:table-cell table:style-name="ce109" office:value-type="string">
            <text:p>8б</text:p>
          </table:table-cell>
          <table:table-cell table:style-name="ce109"/>
          <table:table-cell table:style-name="ce109" office:value-type="string">
            <text:p>8а</text:p>
          </table:table-cell>
          <table:table-cell table:style-name="ce109" table:number-columns-repeated="2"/>
          <table:table-cell table:style-name="ce131" table:number-columns-repeated="2"/>
          <table:table-cell table:style-name="ce147" office:value-type="string">
            <text:p>5.5</text:p>
          </table:table-cell>
          <table:table-cell table:style-name="ce181"/>
          <table:table-cell table:style-name="ce109" table:number-columns-repeated="6"/>
          <table:table-cell table:style-name="ce147"/>
          <table:table-cell table:style-name="ce82" table:number-columns-repeated="965"/>
        </table:table-row>
        <table:table-row table:style-name="ro3">
          <table:table-cell table:style-name="ce77" office:value-type="float" office:value="15">
            <text:p>15</text:p>
          </table:table-cell>
          <table:table-cell table:style-name="ce87" office:value-type="string">
            <text:p>Солощенко В.С.</text:p>
          </table:table-cell>
          <table:table-cell table:style-name="ce93" office:value-type="string">
            <text:p>18+0.5</text:p>
          </table:table-cell>
          <table:table-cell table:style-name="ce87" office:value-type="string">
            <text:p>5/4 6/2 <text:s/>7-9/10 10/1+0.5 <text:s/>11/1</text:p>
          </table:table-cell>
          <table:table-cell table:style-name="ce109"/>
          <table:table-cell table:style-name="ce109" office:value-type="string">
            <text:p>7б</text:p>
          </table:table-cell>
          <table:table-cell table:style-name="ce115" office:value-type="string">
            <text:p>6б</text:p>
          </table:table-cell>
          <table:table-cell table:style-name="ce109" office:value-type="float" office:value="9">
            <text:p>9</text:p>
          </table:table-cell>
          <table:table-cell table:style-name="ce115" office:value-type="float" office:value="9">
            <text:p>9</text:p>
          </table:table-cell>
          <table:table-cell table:style-name="ce109" office:value-type="string">
            <text:p>7а</text:p>
          </table:table-cell>
          <table:table-cell table:style-name="ce109" table:number-columns-repeated="2"/>
          <table:table-cell table:style-name="ce115"/>
          <table:table-cell table:style-name="ce147" office:value-type="string">
            <text:p>5.3</text:p>
          </table:table-cell>
          <table:table-cell table:style-name="ce126"/>
          <table:table-cell table:style-name="ce115" table:number-columns-repeated="5"/>
          <table:table-cell table:style-name="ce161" table:number-columns-repeated="2"/>
          <table:table-cell table:style-name="ce147"/>
          <table:table-cell table:style-name="ce126"/>
          <table:table-cell table:style-name="ce115"/>
          <table:table-cell table:style-name="ce115" office:value-type="string">
            <text:p>8б</text:p>
          </table:table-cell>
          <table:table-cell table:style-name="ce115" office:value-type="string">
            <text:p>6а</text:p>
          </table:table-cell>
          <table:table-cell table:style-name="ce115" office:value-type="string">
            <text:p>8а</text:p>
          </table:table-cell>
          <table:table-cell table:style-name="ce109"/>
          <table:table-cell table:style-name="ce161" table:number-columns-repeated="2"/>
          <table:table-cell table:style-name="ce142" office:value-type="string">
            <text:p>/10к</text:p>
          </table:table-cell>
          <table:table-cell table:style-name="ce147" office:value-type="string">
            <text:p>5.3</text:p>
          </table:table-cell>
          <table:table-cell table:style-name="ce109" office:value-type="string">
            <text:p>8а</text:p>
          </table:table-cell>
          <table:table-cell table:style-name="ce109" office:value-type="string">
            <text:p>7а</text:p>
          </table:table-cell>
          <table:table-cell table:style-name="ce109" office:value-type="string">
            <text:p>5б</text:p>
          </table:table-cell>
          <table:table-cell table:style-name="ce109" office:value-type="string">
            <text:p>5а</text:p>
          </table:table-cell>
          <table:table-cell table:style-name="ce181" office:value-type="string">
            <text:p>8б</text:p>
          </table:table-cell>
          <table:table-cell table:style-name="ce109" office:value-type="string">
            <text:p>7б</text:p>
          </table:table-cell>
          <table:table-cell table:style-name="ce131" table:number-columns-repeated="2"/>
          <table:table-cell table:style-name="ce147" office:value-type="string">
            <text:p>5.3</text:p>
          </table:table-cell>
          <table:table-cell table:style-name="ce203" office:value-type="float" office:value="11">
            <text:p>11</text:p>
          </table:table-cell>
          <table:table-cell table:style-name="ce126" office:value-type="float" office:value="11">
            <text:p>11</text:p>
          </table:table-cell>
          <table:table-cell table:style-name="ce115" office:value-type="string">
            <text:p>5б</text:p>
          </table:table-cell>
          <table:table-cell table:style-name="ce115" office:value-type="string">
            <text:p>5а</text:p>
          </table:table-cell>
          <table:table-cell table:style-name="ce181" office:value-type="float" office:value="10">
            <text:p>10</text:p>
          </table:table-cell>
          <table:table-cell table:style-name="ce117"/>
          <table:table-cell table:style-name="ce124"/>
          <table:table-cell table:style-name="ce131"/>
          <table:table-cell table:style-name="ce147" office:value-type="string">
            <text:p>5.3</text:p>
          </table:table-cell>
          <table:table-cell table:style-name="ce109" table:number-columns-repeated="7"/>
          <table:table-cell table:style-name="ce147"/>
          <table:table-cell table:style-name="ce82" table:number-columns-repeated="965"/>
        </table:table-row>
        <table:table-row table:style-name="ro3">
          <table:table-cell table:style-name="ce78" office:value-type="float" office:value="16">
            <text:p>16</text:p>
          </table:table-cell>
          <table:table-cell table:style-name="ce87" office:value-type="string">
            <text:p>Новикова В.М.</text:p>
          </table:table-cell>
          <table:table-cell table:style-name="ce93" office:value-type="float" office:value="12">
            <text:p>12</text:p>
          </table:table-cell>
          <table:table-cell table:style-name="ce87" office:value-type="string">
            <text:p>5 – 7/12</text:p>
          </table:table-cell>
          <table:table-cell table:style-name="ce108" office:value-type="string">
            <text:p>7а</text:p>
          </table:table-cell>
          <table:table-cell table:style-name="ce109" office:value-type="string">
            <text:p>7а</text:p>
          </table:table-cell>
          <table:table-cell table:number-columns-repeated="2" table:style-name="ce109" office:value-type="string">
            <text:p>7б</text:p>
          </table:table-cell>
          <table:table-cell table:style-name="ce109" table:number-columns-repeated="2"/>
          <table:table-cell table:style-name="ce131" table:number-columns-repeated="3"/>
          <table:table-cell table:style-name="ce147" office:value-type="string">
            <text:p>2.8</text:p>
          </table:table-cell>
          <table:table-cell table:style-name="ce126"/>
          <table:table-cell table:style-name="ce115"/>
          <table:table-cell table:number-columns-repeated="2" table:style-name="ce109" office:value-type="string">
            <text:p>5а</text:p>
          </table:table-cell>
          <table:table-cell table:number-columns-repeated="2" table:style-name="ce109" office:value-type="string">
            <text:p>5б</text:p>
          </table:table-cell>
          <table:table-cell table:style-name="ce161" table:number-columns-repeated="2"/>
          <table:table-cell table:style-name="ce147" office:value-type="string">
            <text:p>2.8</text:p>
          </table:table-cell>
          <table:table-cell table:style-name="ce126"/>
          <table:table-cell table:style-name="ce115" table:number-columns-repeated="5"/>
          <table:table-cell table:style-name="ce161" table:number-columns-repeated="3"/>
          <table:table-cell table:style-name="ce148"/>
          <table:table-cell table:style-name="ce126" table:number-columns-repeated="2"/>
          <table:table-cell table:style-name="ce109" table:number-columns-repeated="4"/>
          <table:table-cell table:style-name="ce131" table:number-columns-repeated="2"/>
          <table:table-cell table:style-name="ce147"/>
          <table:table-cell/>
          <table:table-cell table:style-name="ce109" table:number-columns-repeated="3"/>
          <table:table-cell/>
          <table:table-cell table:style-name="ce109"/>
          <table:table-cell table:style-name="ce131" table:number-columns-repeated="2"/>
          <table:table-cell table:style-name="ce147"/>
          <table:table-cell table:style-name="ce181" office:value-type="string">
            <text:p>6а</text:p>
          </table:table-cell>
          <table:table-cell table:style-name="ce117" office:value-type="string">
            <text:p>6а</text:p>
          </table:table-cell>
          <table:table-cell table:number-columns-repeated="2" table:style-name="ce109" office:value-type="string">
            <text:p>6б</text:p>
          </table:table-cell>
          <table:table-cell table:style-name="ce109" table:number-columns-repeated="3"/>
          <table:table-cell table:style-name="ce147" office:value-type="string">
            <text:p>2.8</text:p>
          </table:table-cell>
          <table:table-cell table:style-name="ce82" table:number-columns-repeated="965"/>
        </table:table-row>
        <table:table-row table:style-name="ro3">
          <table:table-cell table:style-name="ce78" office:value-type="float" office:value="17">
            <text:p>17</text:p>
          </table:table-cell>
          <table:table-cell table:style-name="ce87" office:value-type="string">
            <text:p>Устинкин В.А.</text:p>
          </table:table-cell>
          <table:table-cell table:style-name="ce93" office:value-type="float" office:value="12">
            <text:p>12</text:p>
          </table:table-cell>
          <table:table-cell table:style-name="ce87" office:value-type="string">
            <text:p>5 – 7/12</text:p>
          </table:table-cell>
          <table:table-cell table:style-name="ce108" office:value-type="string">
            <text:p>7а</text:p>
          </table:table-cell>
          <table:table-cell table:style-name="ce109" office:value-type="string">
            <text:p>7а</text:p>
          </table:table-cell>
          <table:table-cell table:number-columns-repeated="2" table:style-name="ce109" office:value-type="string">
            <text:p>7б</text:p>
          </table:table-cell>
          <table:table-cell table:style-name="ce109" table:number-columns-repeated="2"/>
          <table:table-cell table:style-name="ce131" table:number-columns-repeated="3"/>
          <table:table-cell table:style-name="ce148" office:value-type="string">
            <text:p>маст</text:p>
          </table:table-cell>
          <table:table-cell table:style-name="ce126"/>
          <table:table-cell table:style-name="ce115"/>
          <table:table-cell table:number-columns-repeated="2" table:style-name="ce109" office:value-type="string">
            <text:p>5а</text:p>
          </table:table-cell>
          <table:table-cell table:number-columns-repeated="2" table:style-name="ce109" office:value-type="string">
            <text:p>5б</text:p>
          </table:table-cell>
          <table:table-cell table:style-name="ce161" table:number-columns-repeated="2"/>
          <table:table-cell table:style-name="ce148" office:value-type="string">
            <text:p>маст</text:p>
          </table:table-cell>
          <table:table-cell table:style-name="ce126"/>
          <table:table-cell table:style-name="ce115" table:number-columns-repeated="5"/>
          <table:table-cell table:style-name="ce161" table:number-columns-repeated="3"/>
          <table:table-cell table:style-name="ce148"/>
          <table:table-cell table:style-name="ce126" table:number-columns-repeated="2"/>
          <table:table-cell table:style-name="ce109" table:number-columns-repeated="4"/>
          <table:table-cell table:style-name="ce131" table:number-columns-repeated="2"/>
          <table:table-cell table:style-name="ce147"/>
          <table:table-cell table:style-name="ce109"/>
          <table:table-cell/>
          <table:table-cell table:style-name="ce109" table:number-columns-repeated="4"/>
          <table:table-cell/>
          <table:table-cell table:style-name="ce131"/>
          <table:table-cell table:style-name="ce147"/>
          <table:table-cell table:style-name="ce181" office:value-type="string">
            <text:p>6а</text:p>
          </table:table-cell>
          <table:table-cell table:style-name="ce117" office:value-type="string">
            <text:p>6а</text:p>
          </table:table-cell>
          <table:table-cell table:number-columns-repeated="2" table:style-name="ce109" office:value-type="string">
            <text:p>6б</text:p>
          </table:table-cell>
          <table:table-cell table:style-name="ce109" table:number-columns-repeated="3"/>
          <table:table-cell table:style-name="ce147" office:value-type="string">
            <text:p>маст</text:p>
          </table:table-cell>
          <table:table-cell table:style-name="ce82" table:number-columns-repeated="965"/>
        </table:table-row>
        <table:table-row table:style-name="ro3">
          <table:table-cell table:style-name="ce78" office:value-type="float" office:value="18">
            <text:p>18</text:p>
          </table:table-cell>
          <table:table-cell table:style-name="ce87" office:value-type="string">
            <text:p>Сапронова О.А.</text:p>
          </table:table-cell>
          <table:table-cell table:style-name="ce93" office:value-type="float" office:value="1">
            <text:p>1</text:p>
          </table:table-cell>
          <table:table-cell table:style-name="ce87" office:value-type="string">
            <text:p>8аб/1 </text:p>
          </table:table-cell>
          <table:table-cell table:style-name="ce108"/>
          <table:table-cell table:style-name="ce109" table:number-columns-repeated="7"/>
          <table:table-cell/>
          <table:table-cell table:style-name="ce147"/>
          <table:table-cell table:style-name="ce126"/>
          <table:table-cell table:style-name="ce115" table:number-columns-repeated="5"/>
          <table:table-cell table:style-name="ce161"/>
          <table:table-cell table:style-name="ce131"/>
          <table:table-cell table:style-name="ce147"/>
          <table:table-cell table:style-name="ce126"/>
          <table:table-cell table:style-name="ce115" table:number-columns-repeated="5"/>
          <table:table-cell table:style-name="ce161" table:number-columns-repeated="3"/>
          <table:table-cell table:style-name="ce148"/>
          <table:table-cell table:style-name="ce181"/>
          <table:table-cell table:style-name="ce109" table:number-columns-repeated="5"/>
          <table:table-cell table:style-name="ce200" office:value-type="string">
            <text:p>8а/ <text:s text:c="3"/>8б</text:p>
          </table:table-cell>
          <table:table-cell table:style-name="ce131"/>
          <table:table-cell table:style-name="ce148" office:value-type="string">
            <text:p>4.9</text:p>
          </table:table-cell>
          <table:table-cell table:style-name="ce181"/>
          <table:table-cell table:style-name="ce109" table:number-columns-repeated="7"/>
          <table:table-cell table:style-name="ce147"/>
          <table:table-cell table:style-name="ce181"/>
          <table:table-cell table:style-name="ce109" table:number-columns-repeated="6"/>
          <table:table-cell table:style-name="ce147"/>
          <table:table-cell table:style-name="ce82" table:number-columns-repeated="965"/>
        </table:table-row>
        <table:table-row table:style-name="ro3">
          <table:table-cell table:style-name="ce78" office:value-type="float" office:value="19">
            <text:p>19</text:p>
          </table:table-cell>
          <table:table-cell table:style-name="ce87" office:value-type="string">
            <text:p>Снежко А.В.</text:p>
          </table:table-cell>
          <table:table-cell table:style-name="ce93" office:value-type="float" office:value="5">
            <text:p>5</text:p>
          </table:table-cell>
          <table:table-cell table:style-name="ce100" office:value-type="string">
            <text:p>8аб/2 10/2 11/1</text:p>
          </table:table-cell>
          <table:table-cell table:style-name="ce109" office:value-type="float" office:value="10">
            <text:p>10</text:p>
          </table:table-cell>
          <table:table-cell table:style-name="ce109" table:number-columns-repeated="5"/>
          <table:table-cell table:style-name="ce109" office:value-type="string">
            <text:p>8а</text:p>
          </table:table-cell>
          <table:table-cell table:style-name="ce109"/>
          <table:table-cell table:style-name="ce115"/>
          <table:table-cell table:style-name="ce147" office:value-type="string">
            <text:p>4.4</text:p>
          </table:table-cell>
          <table:table-cell table:style-name="ce115" table:number-columns-repeated="5"/>
          <table:table-cell table:style-name="ce161"/>
          <table:table-cell table:style-name="ce115" office:value-type="string">
            <text:p>8б</text:p>
          </table:table-cell>
          <table:table-cell table:style-name="ce172"/>
          <table:table-cell table:style-name="ce147" office:value-type="string">
            <text:p>4.5</text:p>
          </table:table-cell>
          <table:table-cell table:style-name="ce126"/>
          <table:table-cell table:style-name="ce115" table:number-columns-repeated="4"/>
          <table:table-cell table:style-name="ce161" table:number-columns-repeated="3"/>
          <table:table-cell table:style-name="ce187"/>
          <table:table-cell table:style-name="ce148"/>
          <table:table-cell table:style-name="ce181"/>
          <table:table-cell table:style-name="ce109" table:number-columns-repeated="2"/>
          <table:table-cell table:style-name="ce109" office:value-type="float" office:value="10">
            <text:p>10</text:p>
          </table:table-cell>
          <table:table-cell table:style-name="ce109" table:number-columns-repeated="2"/>
          <table:table-cell table:style-name="ce131" table:number-columns-repeated="2"/>
          <table:table-cell table:style-name="ce147" office:value-type="string">
            <text:p>4.9</text:p>
          </table:table-cell>
          <table:table-cell table:style-name="ce181"/>
          <table:table-cell table:style-name="ce109" table:number-columns-repeated="5"/>
          <table:table-cell table:style-name="ce115"/>
          <table:table-cell table:style-name="ce131"/>
          <table:table-cell table:style-name="ce146"/>
          <table:table-cell table:style-name="ce181"/>
          <table:table-cell table:style-name="ce109" table:number-columns-repeated="6"/>
          <table:table-cell table:style-name="ce147"/>
          <table:table-cell table:style-name="ce82" table:number-columns-repeated="965"/>
        </table:table-row>
        <table:table-row table:style-name="ro3">
          <table:table-cell table:style-name="ce78" office:value-type="float" office:value="20">
            <text:p>20</text:p>
          </table:table-cell>
          <table:table-cell table:style-name="ce87" office:value-type="string">
            <text:p>Передерий О.А.</text:p>
          </table:table-cell>
          <table:table-cell table:style-name="ce93" office:value-type="float" office:value="12">
            <text:p>12</text:p>
          </table:table-cell>
          <table:table-cell table:style-name="ce87" office:value-type="string">
            <text:p>1-4/8 <text:s/>5-6/4</text:p>
          </table:table-cell>
          <table:table-cell table:style-name="ce109" office:value-type="string">
            <text:p>2а</text:p>
          </table:table-cell>
          <table:table-cell table:style-name="ce109" office:value-type="string">
            <text:p>3б</text:p>
          </table:table-cell>
          <table:table-cell table:style-name="ce108" office:value-type="string">
            <text:p>1б</text:p>
          </table:table-cell>
          <table:table-cell table:style-name="ce109" office:value-type="string">
            <text:p>1а</text:p>
          </table:table-cell>
          <table:table-cell table:style-name="ce109" office:value-type="string">
            <text:p>2б</text:p>
          </table:table-cell>
          <table:table-cell table:style-name="ce109"/>
          <table:table-cell table:style-name="ce131" table:number-columns-repeated="3"/>
          <table:table-cell table:style-name="ce147" office:value-type="string">
            <text:p>5.1</text:p>
          </table:table-cell>
          <table:table-cell table:style-name="ce108" office:value-type="string">
            <text:p>4а</text:p>
          </table:table-cell>
          <table:table-cell table:style-name="ce109" office:value-type="string">
            <text:p>6б</text:p>
          </table:table-cell>
          <table:table-cell table:style-name="ce115"/>
          <table:table-cell table:style-name="ce109" office:value-type="string">
            <text:p>3а</text:p>
          </table:table-cell>
          <table:table-cell table:style-name="ce115" office:value-type="string">
            <text:p>6а</text:p>
          </table:table-cell>
          <table:table-cell table:style-name="ce115"/>
          <table:table-cell table:style-name="ce161" table:number-columns-repeated="2"/>
          <table:table-cell table:style-name="ce147" office:value-type="string">
            <text:p>5.1</text:p>
          </table:table-cell>
          <table:table-cell table:style-name="ce126"/>
          <table:table-cell table:style-name="ce115" table:number-columns-repeated="5"/>
          <table:table-cell table:style-name="ce161" table:number-columns-repeated="3"/>
          <table:table-cell table:style-name="ce148"/>
          <table:table-cell table:style-name="ce181"/>
          <table:table-cell table:style-name="ce109" table:number-columns-repeated="5"/>
          <table:table-cell table:style-name="ce131" table:number-columns-repeated="2"/>
          <table:table-cell table:style-name="ce147"/>
          <table:table-cell table:style-name="ce181"/>
          <table:table-cell table:style-name="ce109" table:number-columns-repeated="5"/>
          <table:table-cell table:style-name="ce131" table:number-columns-repeated="2"/>
          <table:table-cell table:style-name="ce147"/>
          <table:table-cell table:style-name="ce107" office:value-type="string">
            <text:p>5а</text:p>
          </table:table-cell>
          <table:table-cell table:style-name="ce117" office:value-type="string">
            <text:p>5б</text:p>
          </table:table-cell>
          <table:table-cell table:style-name="ce107"/>
          <table:table-cell table:style-name="ce117" office:value-type="string">
            <text:p>4б</text:p>
          </table:table-cell>
          <table:table-cell table:style-name="ce109" table:number-columns-repeated="3"/>
          <table:table-cell table:style-name="ce147" office:value-type="string">
            <text:p>5.1</text:p>
          </table:table-cell>
          <table:table-cell table:style-name="ce82" table:number-columns-repeated="965"/>
        </table:table-row>
        <table:table-row table:style-name="ro3">
          <table:table-cell table:style-name="ce78" office:value-type="float" office:value="21">
            <text:p>21</text:p>
          </table:table-cell>
          <table:table-cell table:style-name="ce88" office:value-type="string">
            <text:p>Зайцева Н.И.</text:p>
          </table:table-cell>
          <table:table-cell table:style-name="ce93" office:value-type="float" office:value="5">
            <text:p>5</text:p>
          </table:table-cell>
          <table:table-cell table:style-name="ce87" office:value-type="string">
            <text:p>5-6/4 8а/1</text:p>
          </table:table-cell>
          <table:table-cell table:style-name="ce109" office:value-type="string">
            <text:p>6б</text:p>
          </table:table-cell>
          <table:table-cell table:style-name="ce109" office:value-type="string">
            <text:p>6а</text:p>
          </table:table-cell>
          <table:table-cell table:style-name="ce108" office:value-type="string">
            <text:p>8а</text:p>
          </table:table-cell>
          <table:table-cell table:style-name="ce109" office:value-type="string">
            <text:p>5а</text:p>
          </table:table-cell>
          <table:table-cell table:style-name="ce115" office:value-type="string">
            <text:p>5б</text:p>
          </table:table-cell>
          <table:table-cell table:style-name="ce109"/>
          <table:table-cell table:style-name="ce131" table:number-columns-repeated="3"/>
          <table:table-cell table:style-name="ce147" office:value-type="string">
            <text:p>4.1</text:p>
          </table:table-cell>
          <table:table-cell table:style-name="ce126"/>
          <table:table-cell table:style-name="ce115" table:number-columns-repeated="5"/>
          <table:table-cell table:style-name="ce161" table:number-columns-repeated="2"/>
          <table:table-cell table:style-name="ce147"/>
          <table:table-cell table:style-name="ce126"/>
          <table:table-cell table:style-name="ce115" table:number-columns-repeated="5"/>
          <table:table-cell table:style-name="ce161" table:number-columns-repeated="3"/>
          <table:table-cell table:style-name="ce148"/>
          <table:table-cell table:style-name="ce181"/>
          <table:table-cell table:style-name="ce109" table:number-columns-repeated="5"/>
          <table:table-cell table:style-name="ce131" table:number-columns-repeated="2"/>
          <table:table-cell table:style-name="ce147"/>
          <table:table-cell table:style-name="ce181"/>
          <table:table-cell table:style-name="ce109" table:number-columns-repeated="5"/>
          <table:table-cell table:style-name="ce131" table:number-columns-repeated="2"/>
          <table:table-cell table:style-name="ce147"/>
          <table:table-cell table:style-name="ce181"/>
          <table:table-cell table:style-name="ce109" table:number-columns-repeated="6"/>
          <table:table-cell table:style-name="ce147"/>
          <table:table-cell table:style-name="ce82" table:number-columns-repeated="965"/>
        </table:table-row>
        <table:table-row table:style-name="ro3">
          <table:table-cell table:style-name="ce78" office:value-type="float" office:value="22">
            <text:p>22</text:p>
          </table:table-cell>
          <table:table-cell table:style-name="ce89" office:value-type="string">
            <text:p>Трофименкова В.А.</text:p>
          </table:table-cell>
          <table:table-cell table:style-name="ce94" office:value-type="float" office:value="24">
            <text:p>24</text:p>
          </table:table-cell>
          <table:table-cell table:style-name="ce87" office:value-type="string">
            <text:p>5аб/6 6б/3 7- 8/12 10/3д</text:p>
          </table:table-cell>
          <table:table-cell table:style-name="ce109" office:value-type="string">
            <text:p>5а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5б</text:p>
          </table:table-cell>
          <table:table-cell table:style-name="ce109" office:value-type="string">
            <text:p>8а</text:p>
          </table:table-cell>
          <table:table-cell table:style-name="ce108" office:value-type="string">
            <text:p>6б</text:p>
          </table:table-cell>
          <table:table-cell table:style-name="ce109"/>
          <table:table-cell table:style-name="ce109" office:value-type="string">
            <text:p>8б</text:p>
          </table:table-cell>
          <table:table-cell table:style-name="ce131" table:number-columns-repeated="2"/>
          <table:table-cell table:style-name="ce147" office:value-type="string">
            <text:p>С/З</text:p>
          </table:table-cell>
          <table:table-cell table:style-name="ce115" table:number-columns-repeated="3"/>
          <table:table-cell table:style-name="ce107"/>
          <table:table-cell table:style-name="ce115" table:number-columns-repeated="2"/>
          <table:table-cell table:style-name="ce161" table:number-columns-repeated="2"/>
          <table:table-cell table:style-name="ce147"/>
          <table:table-cell table:style-name="ce115" office:value-type="string">
            <text:p>8а</text:p>
          </table:table-cell>
          <table:table-cell table:style-name="ce115" office:value-type="string">
            <text:p>5б</text:p>
          </table:table-cell>
          <table:table-cell table:style-name="ce115" office:value-type="string">
            <text:p>5а</text:p>
          </table:table-cell>
          <table:table-cell table:style-name="ce108" office:value-type="string">
            <text:p>8б</text:p>
          </table:table-cell>
          <table:table-cell table:style-name="ce108" office:value-type="string">
            <text:p>7б</text:p>
          </table:table-cell>
          <table:table-cell table:style-name="ce109" office:value-type="string">
            <text:p>6б</text:p>
          </table:table-cell>
          <table:table-cell table:style-name="ce109" office:value-type="string">
            <text:p>7а</text:p>
          </table:table-cell>
          <table:table-cell table:style-name="ce131"/>
          <table:table-cell table:style-name="ce161"/>
          <table:table-cell table:style-name="ce147" office:value-type="string">
            <text:p>С/З</text:p>
          </table:table-cell>
          <table:table-cell table:style-name="ce181"/>
          <table:table-cell table:style-name="ce109" table:number-columns-repeated="3"/>
          <table:table-cell table:style-name="ce115"/>
          <table:table-cell table:style-name="ce109"/>
          <table:table-cell table:style-name="ce131" table:number-columns-repeated="2"/>
          <table:table-cell table:style-name="ce147"/>
          <table:table-cell table:style-name="ce109"/>
          <table:table-cell table:style-name="ce115" office:value-type="string">
            <text:p>7а</text:p>
          </table:table-cell>
          <table:table-cell table:style-name="ce115" office:value-type="string">
            <text:p>7б</text:p>
          </table:table-cell>
          <table:table-cell table:style-name="ce115" office:value-type="string">
            <text:p>6б</text:p>
          </table:table-cell>
          <table:table-cell table:style-name="ce115" office:value-type="string">
            <text:p>5б</text:p>
          </table:table-cell>
          <table:table-cell table:style-name="ce115" office:value-type="string">
            <text:p>5а</text:p>
          </table:table-cell>
          <table:table-cell table:style-name="ce115" office:value-type="float" office:value="10">
            <text:p>10</text:p>
          </table:table-cell>
          <table:table-cell table:style-name="ce109"/>
          <table:table-cell table:style-name="ce147" office:value-type="string">
            <text:p>С/З</text:p>
          </table:table-cell>
          <table:table-cell table:style-name="ce109" office:value-type="string">
            <text:p>7а</text:p>
          </table:table-cell>
          <table:table-cell table:style-name="ce181" office:value-type="string">
            <text:p>8б</text:p>
          </table:table-cell>
          <table:table-cell table:style-name="ce115" office:value-type="string">
            <text:p>7б</text:p>
          </table:table-cell>
          <table:table-cell table:style-name="ce109" office:value-type="string">
            <text:p>8а</text:p>
          </table:table-cell>
          <table:table-cell table:style-name="ce109" office:value-type="float" office:value="10">
            <text:p>10</text:p>
          </table:table-cell>
          <table:table-cell table:style-name="ce109" table:number-columns-repeated="2"/>
          <table:table-cell table:style-name="ce147" office:value-type="string">
            <text:p>С/З</text:p>
          </table:table-cell>
          <table:table-cell table:style-name="ce82" table:number-columns-repeated="965"/>
        </table:table-row>
        <table:table-row table:style-name="ro3">
          <table:table-cell table:style-name="ce78" office:value-type="float" office:value="23">
            <text:p>23</text:p>
          </table:table-cell>
          <table:table-cell table:style-name="ce86" office:value-type="string">
            <text:p>Коконен А.Н.</text:p>
          </table:table-cell>
          <table:table-cell table:style-name="ce93" office:value-type="float" office:value="32">
            <text:p>32</text:p>
          </table:table-cell>
          <table:table-cell table:style-name="ce87" office:value-type="string">
            <text:p>1-2/12 3-4/8 6а/3 9 – 11/9</text:p>
          </table:table-cell>
          <table:table-cell table:style-name="ce108" office:value-type="float" office:value="9">
            <text:p>9</text:p>
          </table:table-cell>
          <table:table-cell table:style-name="ce115" office:value-type="float" office:value="10">
            <text:p>10</text:p>
          </table:table-cell>
          <table:table-cell table:style-name="ce122" office:value-type="string">
            <text:p>3а</text:p>
          </table:table-cell>
          <table:table-cell table:style-name="ce115" office:value-type="string">
            <text:p>4б</text:p>
          </table:table-cell>
          <table:table-cell table:style-name="ce109" office:value-type="float" office:value="11">
            <text:p>11</text:p>
          </table:table-cell>
          <table:table-cell table:style-name="ce118" office:value-type="string">
            <text:p>6а</text:p>
          </table:table-cell>
          <table:table-cell table:style-name="ce118"/>
          <table:table-cell table:style-name="ce138"/>
          <table:table-cell table:style-name="ce131"/>
          <table:table-cell table:style-name="ce147" office:value-type="string">
            <text:p>С/З</text:p>
          </table:table-cell>
          <table:table-cell table:style-name="ce115" office:value-type="string">
            <text:p>1б</text:p>
          </table:table-cell>
          <table:table-cell table:style-name="ce108" office:value-type="string">
            <text:p>1а</text:p>
          </table:table-cell>
          <table:table-cell table:style-name="ce122" office:value-type="string">
            <text:p>3б</text:p>
          </table:table-cell>
          <table:table-cell table:style-name="ce115" office:value-type="string">
            <text:p>2а</text:p>
          </table:table-cell>
          <table:table-cell table:style-name="ce115" office:value-type="string">
            <text:p>2б</text:p>
          </table:table-cell>
          <table:table-cell table:style-name="ce115"/>
          <table:table-cell table:style-name="ce161" office:value-type="float" office:value="11">
            <text:p>11</text:p>
          </table:table-cell>
          <table:table-cell table:style-name="ce161"/>
          <table:table-cell table:style-name="ce147" office:value-type="string">
            <text:p>С/З</text:p>
          </table:table-cell>
          <table:table-cell table:style-name="ce108"/>
          <table:table-cell table:style-name="ce115" office:value-type="string">
            <text:p>1б</text:p>
          </table:table-cell>
          <table:table-cell table:style-name="ce122" office:value-type="string">
            <text:p>4б</text:p>
          </table:table-cell>
          <table:table-cell table:style-name="ce115" office:value-type="string">
            <text:p>1а</text:p>
          </table:table-cell>
          <table:table-cell table:style-name="ce109" table:number-columns-repeated="3"/>
          <table:table-cell table:style-name="ce131"/>
          <table:table-cell table:style-name="ce161"/>
          <table:table-cell table:style-name="ce147" office:value-type="string">
            <text:p>С/З</text:p>
          </table:table-cell>
          <table:table-cell table:style-name="ce115" office:value-type="string">
            <text:p>2б</text:p>
          </table:table-cell>
          <table:table-cell table:style-name="ce108" office:value-type="string">
            <text:p>1а</text:p>
          </table:table-cell>
          <table:table-cell table:style-name="ce109" office:value-type="string">
            <text:p>2а</text:p>
          </table:table-cell>
          <table:table-cell table:style-name="ce115" office:value-type="string">
            <text:p>1б</text:p>
          </table:table-cell>
          <table:table-cell table:style-name="ce118" office:value-type="float" office:value="11">
            <text:p>11</text:p>
          </table:table-cell>
          <table:table-cell table:style-name="ce109" office:value-type="string">
            <text:p>6а</text:p>
          </table:table-cell>
          <table:table-cell table:style-name="ce109" office:value-type="float" office:value="9">
            <text:p>9</text:p>
          </table:table-cell>
          <table:table-cell table:style-name="ce131"/>
          <table:table-cell table:style-name="ce147" office:value-type="string">
            <text:p>С/З</text:p>
          </table:table-cell>
          <table:table-cell table:style-name="ce181"/>
          <table:table-cell table:style-name="ce115"/>
          <table:table-cell table:style-name="ce212" office:value-type="string">
            <text:p>4а</text:p>
          </table:table-cell>
          <table:table-cell table:style-name="ce181" office:value-type="string">
            <text:p>2б</text:p>
          </table:table-cell>
          <table:table-cell table:style-name="ce120" office:value-type="string">
            <text:p>2а</text:p>
          </table:table-cell>
          <table:table-cell table:style-name="ce109" office:value-type="string">
            <text:p>6а</text:p>
          </table:table-cell>
          <table:table-cell table:style-name="ce109" office:value-type="float" office:value="10">
            <text:p>10</text:p>
          </table:table-cell>
          <table:table-cell table:style-name="ce109"/>
          <table:table-cell table:style-name="ce147" office:value-type="string">
            <text:p>С/З</text:p>
          </table:table-cell>
          <table:table-cell table:style-name="ce109" office:value-type="string">
            <text:p>4а</text:p>
          </table:table-cell>
          <table:table-cell table:style-name="ce109" office:value-type="string">
            <text:p>3б</text:p>
          </table:table-cell>
          <table:table-cell table:style-name="ce115" office:value-type="float" office:value="9">
            <text:p>9</text:p>
          </table:table-cell>
          <table:table-cell table:style-name="ce115" office:value-type="string">
            <text:p>3а</text:p>
          </table:table-cell>
          <table:table-cell table:style-name="ce109" office:value-type="float" office:value="10">
            <text:p>10</text:p>
          </table:table-cell>
          <table:table-cell table:style-name="ce109" table:number-columns-repeated="2"/>
          <table:table-cell table:style-name="ce147" office:value-type="string">
            <text:p>С/З</text:p>
          </table:table-cell>
          <table:table-cell table:style-name="ce82" table:number-columns-repeated="965"/>
        </table:table-row>
        <table:table-row table:style-name="ro3">
          <table:table-cell table:style-name="ce79" office:value-type="float" office:value="24">
            <text:p>24</text:p>
          </table:table-cell>
          <table:table-cell table:style-name="ce90" office:value-type="string">
            <text:p>Кирьянова Е.Б.</text:p>
          </table:table-cell>
          <table:table-cell table:style-name="ce95" office:value-type="float" office:value="18">
            <text:p>18</text:p>
          </table:table-cell>
          <table:table-cell table:style-name="ce90" office:value-type="string">
            <text:p>1аб/2 <text:s/>3аб/8 <text:s/>4аб/8</text:p>
          </table:table-cell>
          <table:table-cell table:style-name="ce110"/>
          <table:table-cell table:style-name="ce116" table:number-columns-repeated="5"/>
          <table:table-cell table:style-name="ce133" table:number-columns-repeated="3"/>
          <table:table-cell table:style-name="ce149"/>
          <table:table-cell table:style-name="ce139" office:value-type="string">
            <text:p>3а</text:p>
          </table:table-cell>
          <table:table-cell table:style-name="ce139" office:value-type="string">
            <text:p>3б</text:p>
          </table:table-cell>
          <table:table-cell table:style-name="ce139" table:number-columns-repeated="2"/>
          <table:table-cell table:style-name="ce116" office:value-type="string">
            <text:p>1а</text:p>
          </table:table-cell>
          <table:table-cell table:style-name="ce139"/>
          <table:table-cell table:style-name="ce168" table:number-columns-repeated="2"/>
          <table:table-cell table:style-name="ce149" office:value-type="string">
            <text:p>2.10</text:p>
          </table:table-cell>
          <table:table-cell table:style-name="ce139" office:value-type="string">
            <text:p>4а</text:p>
          </table:table-cell>
          <table:table-cell table:style-name="ce116" office:value-type="string">
            <text:p>4б</text:p>
          </table:table-cell>
          <table:table-cell table:style-name="ce139"/>
          <table:table-cell table:style-name="ce139" office:value-type="string">
            <text:p>3а</text:p>
          </table:table-cell>
          <table:table-cell table:style-name="ce139" office:value-type="string">
            <text:p>3б</text:p>
          </table:table-cell>
          <table:table-cell table:style-name="ce139"/>
          <table:table-cell table:style-name="ce168" table:number-columns-repeated="3"/>
          <table:table-cell table:style-name="ce149" office:value-type="string">
            <text:p>2.10</text:p>
          </table:table-cell>
          <table:table-cell table:style-name="ce116"/>
          <table:table-cell table:style-name="ce116" office:value-type="string">
            <text:p>4б</text:p>
          </table:table-cell>
          <table:table-cell table:style-name="ce116" office:value-type="string">
            <text:p>4а</text:p>
          </table:table-cell>
          <table:table-cell table:style-name="ce139" office:value-type="string">
            <text:p>3б</text:p>
          </table:table-cell>
          <table:table-cell table:style-name="ce117" office:value-type="string">
            <text:p>1б</text:p>
          </table:table-cell>
          <table:table-cell table:style-name="ce116"/>
          <table:table-cell table:style-name="ce133" table:number-columns-repeated="2"/>
          <table:table-cell table:style-name="ce149" office:value-type="string">
            <text:p>2.10</text:p>
          </table:table-cell>
          <table:table-cell table:style-name="ce204"/>
          <table:table-cell table:style-name="ce116" office:value-type="string">
            <text:p>4а</text:p>
          </table:table-cell>
          <table:table-cell table:style-name="ce117" office:value-type="string">
            <text:p>4б</text:p>
          </table:table-cell>
          <table:table-cell table:style-name="ce116"/>
          <table:table-cell table:style-name="ce107" office:value-type="string">
            <text:p>3а</text:p>
          </table:table-cell>
          <table:table-cell table:style-name="ce116"/>
          <table:table-cell table:style-name="ce133" table:number-columns-repeated="2"/>
          <table:table-cell table:style-name="ce149" office:value-type="string">
            <text:p>2.10</text:p>
          </table:table-cell>
          <table:table-cell table:style-name="ce116" office:value-type="string">
            <text:p>4б</text:p>
          </table:table-cell>
          <table:table-cell table:style-name="ce116" office:value-type="string">
            <text:p>4а</text:p>
          </table:table-cell>
          <table:table-cell table:style-name="ce133" office:value-type="string">
            <text:p>3а</text:p>
          </table:table-cell>
          <table:table-cell table:style-name="ce116" office:value-type="string">
            <text:p>3б</text:p>
          </table:table-cell>
          <table:table-cell table:style-name="ce204" table:number-columns-repeated="3"/>
          <table:table-cell table:style-name="ce149" office:value-type="string">
            <text:p>2.10</text:p>
          </table:table-cell>
          <table:table-cell table:style-name="ce82" table:number-columns-repeated="965"/>
        </table:table-row>
        <table:table-row table:style-name="ro3">
          <table:table-cell table:style-name="ce77" office:value-type="float" office:value="25">
            <text:p>25</text:p>
          </table:table-cell>
          <table:table-cell table:style-name="ce86" office:value-type="string">
            <text:p>Трусова С.И.</text:p>
          </table:table-cell>
          <table:table-cell table:style-name="ce92" office:value-type="float" office:value="22">
            <text:p>22</text:p>
          </table:table-cell>
          <table:table-cell table:style-name="ce86" office:value-type="string">
            <text:p>5б/4 <text:s/>6/8 7а/1 7б/4 8б/3 10/1п 11/1п</text:p>
          </table:table-cell>
          <table:table-cell table:style-name="ce111" office:value-type="string">
            <text:p>6а</text:p>
          </table:table-cell>
          <table:table-cell table:style-name="ce117" office:value-type="string">
            <text:p>6б</text:p>
          </table:table-cell>
          <table:table-cell table:style-name="ce117" office:value-type="string">
            <text:p>6а</text:p>
          </table:table-cell>
          <table:table-cell table:style-name="ce117" office:value-type="string">
            <text:p>6б</text:p>
          </table:table-cell>
          <table:table-cell table:style-name="ce117" office:value-type="string">
            <text:p>7б</text:p>
          </table:table-cell>
          <table:table-cell table:style-name="ce127" office:value-type="string">
            <text:p>5б</text:p>
          </table:table-cell>
          <table:table-cell table:style-name="ce124" table:number-columns-repeated="3"/>
          <table:table-cell table:style-name="ce146" office:value-type="string">
            <text:p>3.10</text:p>
          </table:table-cell>
          <table:table-cell table:style-name="ce107"/>
          <table:table-cell table:style-name="ce155" office:value-type="string">
            <text:p>7б</text:p>
          </table:table-cell>
          <table:table-cell table:style-name="ce126" office:value-type="string">
            <text:p>8б</text:p>
          </table:table-cell>
          <table:table-cell table:style-name="ce109"/>
          <table:table-cell table:style-name="ce107"/>
          <table:table-cell table:style-name="ce155" office:value-type="string">
            <text:p>7а</text:p>
          </table:table-cell>
          <table:table-cell table:style-name="ce130" table:number-columns-repeated="2"/>
          <table:table-cell table:style-name="ce146" office:value-type="string">
            <text:p>3.10</text:p>
          </table:table-cell>
          <table:table-cell table:style-name="ce117" office:value-type="string">
            <text:p>7б</text:p>
          </table:table-cell>
          <table:table-cell table:style-name="ce107"/>
          <table:table-cell table:style-name="ce107" office:value-type="string">
            <text:p>6а</text:p>
          </table:table-cell>
          <table:table-cell table:style-name="ce109" office:value-type="string">
            <text:p>6б</text:p>
          </table:table-cell>
          <table:table-cell table:style-name="ce115" office:value-type="string">
            <text:p>5б</text:p>
          </table:table-cell>
          <table:table-cell table:style-name="ce155" office:value-type="string">
            <text:p>8б</text:p>
          </table:table-cell>
          <table:table-cell table:style-name="ce130" office:value-type="string">
            <text:p>10п</text:p>
          </table:table-cell>
          <table:table-cell table:style-name="ce130" table:number-columns-repeated="2"/>
          <table:table-cell table:style-name="ce190" office:value-type="string">
            <text:p>3.10</text:p>
          </table:table-cell>
          <table:table-cell table:style-name="ce195" office:value-type="string">
            <text:p>11п</text:p>
          </table:table-cell>
          <table:table-cell table:style-name="ce117" office:value-type="string">
            <text:p>8б</text:p>
          </table:table-cell>
          <table:table-cell table:style-name="ce109" table:number-columns-repeated="2"/>
          <table:table-cell table:style-name="ce155" office:value-type="string">
            <text:p>5б</text:p>
          </table:table-cell>
          <table:table-cell table:style-name="ce117"/>
          <table:table-cell table:style-name="ce124" table:number-columns-repeated="2"/>
          <table:table-cell table:style-name="ce146" office:value-type="string">
            <text:p>3.10</text:p>
          </table:table-cell>
          <table:table-cell table:style-name="ce203" office:value-type="string">
            <text:p>7Б <text:s text:c="2"/>3.4</text:p>
          </table:table-cell>
          <table:table-cell table:style-name="ce181" office:value-type="string">
            <text:p>7б</text:p>
          </table:table-cell>
          <table:table-cell table:style-name="ce109"/>
          <table:table-cell table:style-name="ce115" office:value-type="string">
            <text:p>6а</text:p>
          </table:table-cell>
          <table:table-cell table:style-name="ce126" office:value-type="string">
            <text:p>6б</text:p>
          </table:table-cell>
          <table:table-cell table:style-name="ce107" office:value-type="string">
            <text:p>5б</text:p>
          </table:table-cell>
          <table:table-cell table:style-name="ce124" table:number-columns-repeated="2"/>
          <table:table-cell table:style-name="ce146" office:value-type="string">
            <text:p>3.10</text:p>
          </table:table-cell>
          <table:table-cell table:style-name="ce195"/>
          <table:table-cell table:style-name="ce117"/>
          <table:table-cell table:style-name="ce128" table:number-columns-repeated="4"/>
          <table:table-cell table:style-name="ce117"/>
          <table:table-cell table:style-name="ce146"/>
          <table:table-cell table:style-name="ce82" table:number-columns-repeated="965"/>
        </table:table-row>
        <table:table-row table:style-name="ro3">
          <table:table-cell table:style-name="ce78" office:value-type="float" office:value="26">
            <text:p>26</text:p>
          </table:table-cell>
          <table:table-cell table:style-name="ce87" office:value-type="string">
            <text:p>Коржавина В.Б.</text:p>
          </table:table-cell>
          <table:table-cell table:style-name="ce93" office:value-type="float" office:value="14">
            <text:p>14</text:p>
          </table:table-cell>
          <table:table-cell table:style-name="ce87" office:value-type="string">
            <text:p>2аб/6 3аб/8</text:p>
          </table:table-cell>
          <table:table-cell table:style-name="ce108"/>
          <table:table-cell table:style-name="ce109" table:number-columns-repeated="5"/>
          <table:table-cell table:style-name="ce131" table:number-columns-repeated="3"/>
          <table:table-cell table:style-name="ce147"/>
          <table:table-cell table:style-name="ce115" office:value-type="string">
            <text:p>3а</text:p>
          </table:table-cell>
          <table:table-cell table:style-name="ce126" office:value-type="string">
            <text:p>3б</text:p>
          </table:table-cell>
          <table:table-cell table:style-name="ce115" office:value-type="string">
            <text:p>2а</text:p>
          </table:table-cell>
          <table:table-cell table:style-name="ce109" office:value-type="string">
            <text:p>2б</text:p>
          </table:table-cell>
          <table:table-cell table:style-name="ce115" table:number-columns-repeated="2"/>
          <table:table-cell table:style-name="ce161" table:number-columns-repeated="2"/>
          <table:table-cell table:style-name="ce146" office:value-type="string">
            <text:p>4.8а</text:p>
          </table:table-cell>
          <table:table-cell table:style-name="ce126"/>
          <table:table-cell table:style-name="ce115"/>
          <table:table-cell table:style-name="ce109" office:value-type="string">
            <text:p>2б</text:p>
          </table:table-cell>
          <table:table-cell table:style-name="ce107" office:value-type="string">
            <text:p>3а</text:p>
          </table:table-cell>
          <table:table-cell table:style-name="ce107" office:value-type="string">
            <text:p>3б</text:p>
          </table:table-cell>
          <table:table-cell table:style-name="ce115"/>
          <table:table-cell table:style-name="ce161" table:number-columns-repeated="3"/>
          <table:table-cell table:style-name="ce148" office:value-type="string">
            <text:p>Н.Ш.</text:p>
          </table:table-cell>
          <table:table-cell table:style-name="ce126" office:value-type="string">
            <text:p>2а</text:p>
          </table:table-cell>
          <table:table-cell table:style-name="ce181"/>
          <table:table-cell table:style-name="ce109"/>
          <table:table-cell table:style-name="ce107" office:value-type="string">
            <text:p>3б</text:p>
          </table:table-cell>
          <table:table-cell table:style-name="ce109" office:value-type="string">
            <text:p>2б</text:p>
          </table:table-cell>
          <table:table-cell table:style-name="ce109"/>
          <table:table-cell table:style-name="ce131" table:number-columns-repeated="2"/>
          <table:table-cell table:style-name="ce147" office:value-type="string">
            <text:p>Н.Ш.</text:p>
          </table:table-cell>
          <table:table-cell table:style-name="ce117" table:number-columns-repeated="3"/>
          <table:table-cell table:style-name="ce181" office:value-type="string">
            <text:p>2а</text:p>
          </table:table-cell>
          <table:table-cell table:style-name="ce107" office:value-type="string">
            <text:p>3а</text:p>
          </table:table-cell>
          <table:table-cell table:style-name="ce109"/>
          <table:table-cell table:style-name="ce131" table:number-columns-repeated="2"/>
          <table:table-cell table:style-name="ce146" office:value-type="string">
            <text:p>3.5</text:p>
          </table:table-cell>
          <table:table-cell table:style-name="ce181"/>
          <table:table-cell table:style-name="ce109"/>
          <table:table-cell table:style-name="ce109" office:value-type="string">
            <text:p>3а</text:p>
          </table:table-cell>
          <table:table-cell table:style-name="ce109" office:value-type="string">
            <text:p>3б</text:p>
          </table:table-cell>
          <table:table-cell table:style-name="ce109" table:number-columns-repeated="3"/>
          <table:table-cell table:style-name="ce147" office:value-type="string">
            <text:p>Н.Ш.</text:p>
          </table:table-cell>
          <table:table-cell table:style-name="ce82" table:number-columns-repeated="965"/>
        </table:table-row>
        <table:table-row table:style-name="ro3">
          <table:table-cell table:style-name="ce78" office:value-type="float" office:value="27">
            <text:p>27</text:p>
          </table:table-cell>
          <table:table-cell table:style-name="ce87" office:value-type="string">
            <text:p>Лехкун В.Н.</text:p>
          </table:table-cell>
          <table:table-cell table:style-name="ce93" office:value-type="float" office:value="23">
            <text:p>23</text:p>
          </table:table-cell>
          <table:table-cell table:style-name="ce87" office:value-type="string">
            <text:p>2а/3 5/8 7а/4 7б/1 9а/4+1 10/1 11/1</text:p>
          </table:table-cell>
          <table:table-cell table:style-name="ce108"/>
          <table:table-cell table:style-name="ce109" table:number-columns-repeated="5"/>
          <table:table-cell table:style-name="ce131" table:number-columns-repeated="3"/>
          <table:table-cell table:style-name="ce147"/>
          <table:table-cell table:style-name="ce155" office:value-type="string">
            <text:p>7б</text:p>
          </table:table-cell>
          <table:table-cell table:style-name="ce115"/>
          <table:table-cell table:style-name="ce115" office:value-type="string">
            <text:p>2а</text:p>
          </table:table-cell>
          <table:table-cell table:style-name="ce165" office:value-type="float" office:value="9">
            <text:p>9</text:p>
          </table:table-cell>
          <table:table-cell table:style-name="ce155" office:value-type="string">
            <text:p>7а</text:p>
          </table:table-cell>
          <table:table-cell table:style-name="ce109"/>
          <table:table-cell table:style-name="ce161" table:number-columns-repeated="2"/>
          <table:table-cell table:style-name="ce147" office:value-type="string">
            <text:p>1.1</text:p>
          </table:table-cell>
          <table:table-cell table:style-name="ce126" office:value-type="string">
            <text:p>5а</text:p>
          </table:table-cell>
          <table:table-cell table:style-name="ce115" office:value-type="string">
            <text:p>7а</text:p>
          </table:table-cell>
          <table:table-cell table:style-name="ce115"/>
          <table:table-cell table:style-name="ce107" office:value-type="float" office:value="9">
            <text:p>9</text:p>
          </table:table-cell>
          <table:table-cell table:style-name="ce109" office:value-type="string">
            <text:p>5б</text:p>
          </table:table-cell>
          <table:table-cell table:style-name="ce115" office:value-type="string">
            <text:p>7а</text:p>
          </table:table-cell>
          <table:table-cell table:style-name="ce161" table:number-columns-repeated="3"/>
          <table:table-cell table:style-name="ce148" office:value-type="string">
            <text:p>1.1</text:p>
          </table:table-cell>
          <table:table-cell table:style-name="ce109" office:value-type="string">
            <text:p>2а</text:p>
          </table:table-cell>
          <table:table-cell table:style-name="ce181" office:value-type="string">
            <text:p>5а</text:p>
          </table:table-cell>
          <table:table-cell table:style-name="ce117" office:value-type="float" office:value="9">
            <text:p>9</text:p>
          </table:table-cell>
          <table:table-cell table:style-name="ce167"/>
          <table:table-cell table:style-name="ce109" office:value-type="float" office:value="9">
            <text:p>9</text:p>
          </table:table-cell>
          <table:table-cell table:style-name="ce177" office:value-type="string">
            <text:p>5б</text:p>
          </table:table-cell>
          <table:table-cell table:style-name="ce167"/>
          <table:table-cell table:style-name="ce131"/>
          <table:table-cell table:style-name="ce147" office:value-type="string">
            <text:p>1.1</text:p>
          </table:table-cell>
          <table:table-cell table:style-name="ce109"/>
          <table:table-cell table:style-name="ce109" office:value-type="string">
            <text:p>5а</text:p>
          </table:table-cell>
          <table:table-cell table:style-name="ce109" office:value-type="string">
            <text:p>7а</text:p>
          </table:table-cell>
          <table:table-cell table:style-name="ce181" office:value-type="string">
            <text:p>2а</text:p>
          </table:table-cell>
          <table:table-cell table:style-name="ce155" office:value-type="float" office:value="11">
            <text:p>11</text:p>
          </table:table-cell>
          <table:table-cell table:style-name="ce107" office:value-type="string">
            <text:p>5б</text:p>
          </table:table-cell>
          <table:table-cell table:style-name="ce131" table:number-columns-repeated="2"/>
          <table:table-cell table:style-name="ce147" office:value-type="string">
            <text:p>1.1</text:p>
          </table:table-cell>
          <table:table-cell table:style-name="ce109" office:value-type="float" office:value="9">
            <text:p>9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5а</text:p>
          </table:table-cell>
          <table:table-cell table:style-name="ce216" office:value-type="string">
            <text:p>5б</text:p>
          </table:table-cell>
          <table:table-cell table:style-name="ce109" table:number-columns-repeated="3"/>
          <table:table-cell table:style-name="ce147" office:value-type="string">
            <text:p>1.1</text:p>
          </table:table-cell>
          <table:table-cell table:style-name="ce82" table:number-columns-repeated="965"/>
        </table:table-row>
        <table:table-row table:style-name="ro3">
          <table:table-cell table:style-name="ce78" office:value-type="float" office:value="28">
            <text:p>28</text:p>
          </table:table-cell>
          <table:table-cell table:style-name="ce87" office:value-type="string">
            <text:p>Лавринович СЛ.</text:p>
          </table:table-cell>
          <table:table-cell table:style-name="ce93" office:value-type="string">
            <text:p>18+0.5</text:p>
          </table:table-cell>
          <table:table-cell table:style-name="ce87" office:value-type="string">
            <text:p>6/8 7/6 <text:s/>11/4+0.5</text:p>
          </table:table-cell>
          <table:table-cell table:style-name="ce111" office:value-type="string">
            <text:p>6а</text:p>
          </table:table-cell>
          <table:table-cell table:style-name="ce117" office:value-type="string">
            <text:p>6б</text:p>
          </table:table-cell>
          <table:table-cell table:style-name="ce117" office:value-type="string">
            <text:p>6а</text:p>
          </table:table-cell>
          <table:table-cell table:style-name="ce117" office:value-type="string">
            <text:p>6б</text:p>
          </table:table-cell>
          <table:table-cell table:style-name="ce117" office:value-type="string">
            <text:p>7б</text:p>
          </table:table-cell>
          <table:table-cell table:number-columns-repeated="2" table:style-name="ce109" office:value-type="float" office:value="11">
            <text:p>11</text:p>
          </table:table-cell>
          <table:table-cell table:style-name="ce109"/>
          <table:table-cell table:style-name="ce142" office:value-type="string">
            <text:p>11к/</text:p>
          </table:table-cell>
          <table:table-cell table:style-name="ce147" office:value-type="string">
            <text:p>4.8а</text:p>
          </table:table-cell>
          <table:table-cell table:style-name="ce126"/>
          <table:table-cell table:style-name="ce115" table:number-columns-repeated="5"/>
          <table:table-cell table:style-name="ce161" table:number-columns-repeated="2"/>
          <table:table-cell table:style-name="ce147"/>
          <table:table-cell table:style-name="ce126" office:value-type="string">
            <text:p>7б</text:p>
          </table:table-cell>
          <table:table-cell table:style-name="ce107" office:value-type="string">
            <text:p>7а</text:p>
          </table:table-cell>
          <table:table-cell table:style-name="ce181" office:value-type="string">
            <text:p>6а</text:p>
          </table:table-cell>
          <table:table-cell table:style-name="ce107" office:value-type="string">
            <text:p>6б</text:p>
          </table:table-cell>
          <table:table-cell table:style-name="ce107" office:value-type="float" office:value="11">
            <text:p>11</text:p>
          </table:table-cell>
          <table:table-cell table:style-name="ce115" office:value-type="string">
            <text:p>7а</text:p>
          </table:table-cell>
          <table:table-cell table:style-name="ce115"/>
          <table:table-cell table:style-name="ce161" table:number-columns-repeated="2"/>
          <table:table-cell table:style-name="ce148" office:value-type="string">
            <text:p>4.8а</text:p>
          </table:table-cell>
          <table:table-cell table:style-name="ce181"/>
          <table:table-cell table:style-name="ce109" table:number-columns-repeated="5"/>
          <table:table-cell table:style-name="ce131" table:number-columns-repeated="2"/>
          <table:table-cell table:style-name="ce147"/>
          <table:table-cell table:style-name="ce203" office:value-type="string">
            <text:p>6А <text:s text:c="5"/>4.2</text:p>
          </table:table-cell>
          <table:table-cell table:style-name="ce109" office:value-type="string">
            <text:p>7б</text:p>
          </table:table-cell>
          <table:table-cell table:style-name="ce109" office:value-type="string">
            <text:p>7а</text:p>
          </table:table-cell>
          <table:table-cell table:style-name="ce115" office:value-type="string">
            <text:p>6а</text:p>
          </table:table-cell>
          <table:table-cell table:style-name="ce126" office:value-type="string">
            <text:p>6б</text:p>
          </table:table-cell>
          <table:table-cell table:style-name="ce155" office:value-type="float" office:value="11">
            <text:p>11</text:p>
          </table:table-cell>
          <table:table-cell table:style-name="ce131" table:number-columns-repeated="2"/>
          <table:table-cell table:style-name="ce147" office:value-type="string">
            <text:p>4.8а</text:p>
          </table:table-cell>
          <table:table-cell table:style-name="ce181"/>
          <table:table-cell table:style-name="ce109" table:number-columns-repeated="6"/>
          <table:table-cell table:style-name="ce147"/>
          <table:table-cell table:style-name="ce82" table:number-columns-repeated="965"/>
        </table:table-row>
        <table:table-row table:style-name="ro3">
          <table:table-cell table:style-name="ce78" office:value-type="float" office:value="29">
            <text:p>29</text:p>
          </table:table-cell>
          <table:table-cell table:style-name="ce88" office:value-type="string">
            <text:p>Круглова Е.А.</text:p>
          </table:table-cell>
          <table:table-cell table:style-name="ce93" office:value-type="float" office:value="15">
            <text:p>15</text:p>
          </table:table-cell>
          <table:table-cell table:style-name="ce87" office:value-type="string">
            <text:p><text:s/>6б/4 8б/1 10/3+2 11/3+2</text:p>
          </table:table-cell>
          <table:table-cell table:style-name="ce108"/>
          <table:table-cell table:style-name="ce109" office:value-type="string">
            <text:p>6б</text:p>
          </table:table-cell>
          <table:table-cell table:style-name="ce109"/>
          <table:table-cell table:style-name="ce109" office:value-type="string">
            <text:p>6б</text:p>
          </table:table-cell>
          <table:table-cell table:style-name="ce109"/>
          <table:table-cell table:style-name="ce109" office:value-type="float" office:value="11">
            <text:p>11</text:p>
          </table:table-cell>
          <table:table-cell table:style-name="ce131" office:value-type="float" office:value="11">
            <text:p>11</text:p>
          </table:table-cell>
          <table:table-cell table:style-name="ce131" table:number-columns-repeated="2"/>
          <table:table-cell table:style-name="ce147" office:value-type="string">
            <text:p>4.8</text:p>
          </table:table-cell>
          <table:table-cell table:style-name="ce126" office:value-type="float" office:value="10">
            <text:p>10</text:p>
          </table:table-cell>
          <table:table-cell table:style-name="ce115"/>
          <table:table-cell table:style-name="ce115" office:value-type="string">
            <text:p>10л</text:p>
          </table:table-cell>
          <table:table-cell table:style-name="ce115" table:number-columns-repeated="3"/>
          <table:table-cell table:style-name="ce161" table:number-columns-repeated="2"/>
          <table:table-cell table:style-name="ce147" office:value-type="string">
            <text:p>4.8</text:p>
          </table:table-cell>
          <table:table-cell table:style-name="ce155" office:value-type="float" office:value="10">
            <text:p>10</text:p>
          </table:table-cell>
          <table:table-cell table:style-name="ce109"/>
          <table:table-cell table:style-name="ce115"/>
          <table:table-cell table:style-name="ce115" office:value-type="string">
            <text:p>6б</text:p>
          </table:table-cell>
          <table:table-cell table:style-name="ce115" office:value-type="float" office:value="11">
            <text:p>11</text:p>
          </table:table-cell>
          <table:table-cell table:style-name="ce115"/>
          <table:table-cell table:style-name="ce115" office:value-type="string">
            <text:p>10п</text:p>
          </table:table-cell>
          <table:table-cell table:style-name="ce107"/>
          <table:table-cell table:style-name="ce117"/>
          <table:table-cell table:style-name="ce148" office:value-type="string">
            <text:p>4.8</text:p>
          </table:table-cell>
          <table:table-cell table:style-name="ce109" office:value-type="string">
            <text:p>11п</text:p>
          </table:table-cell>
          <table:table-cell table:style-name="ce117"/>
          <table:table-cell table:style-name="ce131" office:value-type="string">
            <text:p>11л</text:p>
          </table:table-cell>
          <table:table-cell table:style-name="ce117" table:number-columns-repeated="2"/>
          <table:table-cell table:style-name="ce117" office:value-type="float" office:value="10">
            <text:p>10</text:p>
          </table:table-cell>
          <table:table-cell table:style-name="ce109"/>
          <table:table-cell/>
          <table:table-cell table:style-name="ce147" office:value-type="string">
            <text:p>4.8</text:p>
          </table:table-cell>
          <table:table-cell table:style-name="ce203" office:value-type="string">
            <text:p>6Б <text:s text:c="3"/>4.3</text:p>
          </table:table-cell>
          <table:table-cell table:style-name="ce109"/>
          <table:table-cell table:style-name="ce117"/>
          <table:table-cell table:style-name="ce109"/>
          <table:table-cell table:style-name="ce109" office:value-type="string">
            <text:p>6б</text:p>
          </table:table-cell>
          <table:table-cell table:style-name="ce131" office:value-type="string">
            <text:p>8б</text:p>
          </table:table-cell>
          <table:table-cell table:style-name="ce131" table:number-columns-repeated="2"/>
          <table:table-cell table:style-name="ce147" office:value-type="string">
            <text:p>4.8</text:p>
          </table:table-cell>
          <table:table-cell table:style-name="ce181"/>
          <table:table-cell table:style-name="ce109" table:number-columns-repeated="6"/>
          <table:table-cell table:style-name="ce147"/>
          <table:table-cell table:style-name="ce82" table:number-columns-repeated="965"/>
        </table:table-row>
        <table:table-row table:style-name="ro3">
          <table:table-cell table:style-name="ce78" office:value-type="float" office:value="30">
            <text:p>30</text:p>
          </table:table-cell>
          <table:table-cell table:style-name="ce87" office:value-type="string">
            <text:p>Надеждина О.И</text:p>
          </table:table-cell>
          <table:table-cell table:style-name="ce94" office:value-type="float" office:value="23">
            <text:p>23</text:p>
          </table:table-cell>
          <table:table-cell table:style-name="ce87" office:value-type="string">
            <text:p>5а/4 8аб/8 9аб/4+3 10/4</text:p>
          </table:table-cell>
          <table:table-cell table:style-name="ce108"/>
          <table:table-cell table:style-name="ce109" table:number-columns-repeated="5"/>
          <table:table-cell table:style-name="ce131" table:number-columns-repeated="3"/>
          <table:table-cell table:style-name="ce147"/>
          <table:table-cell table:style-name="ce156" office:value-type="float" office:value="10">
            <text:p>10</text:p>
          </table:table-cell>
          <table:table-cell table:style-name="ce115" office:value-type="string">
            <text:p>8а</text:p>
          </table:table-cell>
          <table:table-cell table:style-name="ce126" office:value-type="string">
            <text:p>8б</text:p>
          </table:table-cell>
          <table:table-cell table:style-name="ce115"/>
          <table:table-cell table:style-name="ce165" office:value-type="float" office:value="9">
            <text:p>9</text:p>
          </table:table-cell>
          <table:table-cell table:style-name="ce167"/>
          <table:table-cell table:style-name="ce161" table:number-columns-repeated="2"/>
          <table:table-cell table:style-name="ce147" office:value-type="string">
            <text:p>4.10</text:p>
          </table:table-cell>
          <table:table-cell table:style-name="ce178" office:value-type="string">
            <text:p>5а</text:p>
          </table:table-cell>
          <table:table-cell table:style-name="ce155" office:value-type="float" office:value="10">
            <text:p>10</text:p>
          </table:table-cell>
          <table:table-cell table:style-name="ce155" office:value-type="string">
            <text:p>8а</text:p>
          </table:table-cell>
          <table:table-cell table:style-name="ce115" office:value-type="float" office:value="9">
            <text:p>9</text:p>
          </table:table-cell>
          <table:table-cell table:style-name="ce155" office:value-type="string">
            <text:p>8б</text:p>
          </table:table-cell>
          <table:table-cell table:style-name="ce115"/>
          <table:table-cell table:style-name="ce161" table:number-columns-repeated="3"/>
          <table:table-cell table:style-name="ce148" office:value-type="string">
            <text:p>4.10</text:p>
          </table:table-cell>
          <table:table-cell table:style-name="ce155" office:value-type="string">
            <text:p>5а</text:p>
          </table:table-cell>
          <table:table-cell table:style-name="ce109" office:value-type="string">
            <text:p>8б</text:p>
          </table:table-cell>
          <table:table-cell table:style-name="ce109" office:value-type="float" office:value="9">
            <text:p>9</text:p>
          </table:table-cell>
          <table:table-cell table:style-name="ce115" office:value-type="string">
            <text:p>8а</text:p>
          </table:table-cell>
          <table:table-cell table:style-name="ce109" office:value-type="float" office:value="9">
            <text:p>9</text:p>
          </table:table-cell>
          <table:table-cell table:style-name="ce109" office:value-type="float" office:value="10">
            <text:p>10</text:p>
          </table:table-cell>
          <table:table-cell table:style-name="ce167"/>
          <table:table-cell table:style-name="ce131"/>
          <table:table-cell table:style-name="ce147" office:value-type="string">
            <text:p>4.10</text:p>
          </table:table-cell>
          <table:table-cell table:style-name="ce203" office:value-type="string">
            <text:p>5А <text:s/>4.4</text:p>
          </table:table-cell>
          <table:table-cell table:style-name="ce109" office:value-type="string">
            <text:p>5а</text:p>
          </table:table-cell>
          <table:table-cell table:number-columns-repeated="2" table:style-name="ce177" office:value-type="float" office:value="9">
            <text:p>9</text:p>
          </table:table-cell>
          <table:table-cell table:style-name="ce115" office:value-type="string">
            <text:p>8а</text:p>
          </table:table-cell>
          <table:table-cell table:style-name="ce131" office:value-type="string">
            <text:p>8б</text:p>
          </table:table-cell>
          <table:table-cell table:style-name="ce131" table:number-columns-repeated="2"/>
          <table:table-cell table:style-name="ce147" office:value-type="string">
            <text:p>4.10</text:p>
          </table:table-cell>
          <table:table-cell table:style-name="ce178" office:value-type="float" office:value="9">
            <text:p>9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5а</text:p>
          </table:table-cell>
          <table:table-cell table:style-name="ce109" table:number-columns-repeated="4"/>
          <table:table-cell table:style-name="ce147" office:value-type="string">
            <text:p>4.10</text:p>
          </table:table-cell>
          <table:table-cell table:style-name="ce82" table:number-columns-repeated="965"/>
        </table:table-row>
        <table:table-row table:style-name="ro3">
          <table:table-cell table:style-name="ce78" office:value-type="float" office:value="31">
            <text:p>31</text:p>
          </table:table-cell>
          <table:table-cell table:style-name="ce86" office:value-type="string">
            <text:p>Архипенкова И.А.</text:p>
          </table:table-cell>
          <table:table-cell table:style-name="ce93" office:value-type="float" office:value="20">
            <text:p>20</text:p>
          </table:table-cell>
          <table:table-cell table:style-name="ce87" office:value-type="string">
            <text:p>1аб/2 2аб/6 <text:s/>4аб/8 8а/4</text:p>
          </table:table-cell>
          <table:table-cell table:style-name="ce108"/>
          <table:table-cell table:style-name="ce109" table:number-columns-repeated="5"/>
          <table:table-cell table:style-name="ce131" table:number-columns-repeated="3"/>
          <table:table-cell table:style-name="ce147"/>
          <table:table-cell table:style-name="ce107"/>
          <table:table-cell table:style-name="ce126" office:value-type="string">
            <text:p>8а</text:p>
          </table:table-cell>
          <table:table-cell table:style-name="ce115" office:value-type="string">
            <text:p>2а</text:p>
          </table:table-cell>
          <table:table-cell table:style-name="ce109" office:value-type="string">
            <text:p>2б</text:p>
          </table:table-cell>
          <table:table-cell table:style-name="ce117" office:value-type="string">
            <text:p>1а</text:p>
          </table:table-cell>
          <table:table-cell table:style-name="ce115"/>
          <table:table-cell table:style-name="ce161" table:number-columns-repeated="2"/>
          <table:table-cell table:style-name="ce147" office:value-type="string">
            <text:p>4.3</text:p>
          </table:table-cell>
          <table:table-cell table:style-name="ce107" office:value-type="string">
            <text:p>4а</text:p>
          </table:table-cell>
          <table:table-cell table:style-name="ce117" office:value-type="string">
            <text:p>4б</text:p>
          </table:table-cell>
          <table:table-cell table:style-name="ce115" office:value-type="string">
            <text:p>2б</text:p>
          </table:table-cell>
          <table:table-cell table:style-name="ce155" office:value-type="string">
            <text:p>8а</text:p>
          </table:table-cell>
          <table:table-cell table:style-name="ce109" office:value-type="string">
            <text:p>1б</text:p>
          </table:table-cell>
          <table:table-cell table:style-name="ce115"/>
          <table:table-cell table:style-name="ce161" table:number-columns-repeated="3"/>
          <table:table-cell table:style-name="ce148" office:value-type="string">
            <text:p>4.1</text:p>
          </table:table-cell>
          <table:table-cell table:style-name="ce117" office:value-type="string">
            <text:p>2а</text:p>
          </table:table-cell>
          <table:table-cell table:style-name="ce181" office:value-type="string">
            <text:p>4б</text:p>
          </table:table-cell>
          <table:table-cell table:style-name="ce117" office:value-type="string">
            <text:p>4а</text:p>
          </table:table-cell>
          <table:table-cell table:style-name="ce115" office:value-type="string">
            <text:p>8а</text:p>
          </table:table-cell>
          <table:table-cell table:style-name="ce109" office:value-type="string">
            <text:p>2б</text:p>
          </table:table-cell>
          <table:table-cell table:style-name="ce109"/>
          <table:table-cell table:style-name="ce131" table:number-columns-repeated="2"/>
          <table:table-cell table:style-name="ce147" office:value-type="string">
            <text:p>4.3</text:p>
          </table:table-cell>
          <table:table-cell table:style-name="ce203" office:value-type="string">
            <text:p>8А </text:p>
          </table:table-cell>
          <table:table-cell table:style-name="ce117" office:value-type="string">
            <text:p>4а</text:p>
          </table:table-cell>
          <table:table-cell table:style-name="ce117" office:value-type="string">
            <text:p>4б</text:p>
          </table:table-cell>
          <table:table-cell table:style-name="ce195" office:value-type="string">
            <text:p>2а</text:p>
          </table:table-cell>
          <table:table-cell table:style-name="ce115" office:value-type="string">
            <text:p>8а</text:p>
          </table:table-cell>
          <table:table-cell table:style-name="ce109"/>
          <table:table-cell table:style-name="ce131" table:number-columns-repeated="2"/>
          <table:table-cell table:style-name="ce148" office:value-type="string">
            <text:p>4.1</text:p>
          </table:table-cell>
          <table:table-cell table:style-name="ce117" office:value-type="string">
            <text:p>4б</text:p>
          </table:table-cell>
          <table:table-cell table:style-name="ce117" office:value-type="string">
            <text:p>4а</text:p>
          </table:table-cell>
          <table:table-cell table:style-name="ce109" table:number-columns-repeated="5"/>
          <table:table-cell table:style-name="ce147" office:value-type="string">
            <text:p>4.1</text:p>
          </table:table-cell>
          <table:table-cell table:style-name="ce82" table:number-columns-repeated="965"/>
        </table:table-row>
        <table:table-row table:style-name="ro3">
          <table:table-cell table:style-name="ce78" office:value-type="float" office:value="32">
            <text:p>32</text:p>
          </table:table-cell>
          <table:table-cell table:style-name="ce87" office:value-type="string">
            <text:p>Беттхер А.</text:p>
          </table:table-cell>
          <table:table-cell table:style-name="ce93" office:value-type="float" office:value="8">
            <text:p>8</text:p>
          </table:table-cell>
          <table:table-cell table:style-name="ce87" office:value-type="string">
            <text:p>9/2 10/4+1 11/1</text:p>
          </table:table-cell>
          <table:table-cell table:style-name="ce108"/>
          <table:table-cell table:style-name="ce109" table:number-columns-repeated="5"/>
          <table:table-cell table:number-columns-repeated="2" table:style-name="ce109" office:value-type="float" office:value="10">
            <text:p>10</text:p>
          </table:table-cell>
          <table:table-cell table:style-name="ce109"/>
          <table:table-cell table:style-name="ce147" office:value-type="string">
            <text:p>4.10</text:p>
          </table:table-cell>
          <table:table-cell table:style-name="ce126"/>
          <table:table-cell table:style-name="ce115"/>
          <table:table-cell table:style-name="ce115" office:value-type="float" office:value="11">
            <text:p>11</text:p>
          </table:table-cell>
          <table:table-cell table:number-columns-repeated="2" table:style-name="ce165" office:value-type="float" office:value="9">
            <text:p>9</text:p>
          </table:table-cell>
          <table:table-cell table:number-columns-repeated="3" table:style-name="ce109" office:value-type="float" office:value="10">
            <text:p>10</text:p>
          </table:table-cell>
          <table:table-cell table:style-name="ce147" office:value-type="string">
            <text:p>4.5</text:p>
          </table:table-cell>
          <table:table-cell table:style-name="ce126"/>
          <table:table-cell table:style-name="ce115" table:number-columns-repeated="5"/>
          <table:table-cell table:style-name="ce161" table:number-columns-repeated="3"/>
          <table:table-cell table:style-name="ce148"/>
          <table:table-cell table:style-name="ce181"/>
          <table:table-cell table:style-name="ce109" table:number-columns-repeated="3"/>
          <table:table-cell table:style-name="ce167"/>
          <table:table-cell table:style-name="ce164" table:number-columns-repeated="2"/>
          <table:table-cell table:style-name="ce109"/>
          <table:table-cell table:style-name="ce147"/>
          <table:table-cell table:style-name="ce115"/>
          <table:table-cell table:style-name="ce109" table:number-columns-repeated="5"/>
          <table:table-cell table:style-name="ce131" table:number-columns-repeated="2"/>
          <table:table-cell table:style-name="ce147"/>
          <table:table-cell table:style-name="ce181"/>
          <table:table-cell table:style-name="ce109" table:number-columns-repeated="6"/>
          <table:table-cell table:style-name="ce147"/>
          <table:table-cell table:style-name="ce82" table:number-columns-repeated="965"/>
        </table:table-row>
        <table:table-row table:style-name="ro3">
          <table:table-cell table:style-name="ce78" office:value-type="float" office:value="33">
            <text:p>33</text:p>
          </table:table-cell>
          <table:table-cell table:style-name="ce87" office:value-type="string">
            <text:p>Новикова Е.К.</text:p>
          </table:table-cell>
          <table:table-cell table:style-name="ce93" office:value-type="float" office:value="22">
            <text:p>22</text:p>
          </table:table-cell>
          <table:table-cell table:style-name="ce87" office:value-type="string">
            <text:p>5 – 11/22 </text:p>
          </table:table-cell>
          <table:table-cell table:style-name="ce108"/>
          <table:table-cell table:style-name="ce109" table:number-columns-repeated="5"/>
          <table:table-cell table:style-name="ce131" table:number-columns-repeated="3"/>
          <table:table-cell table:style-name="ce147"/>
          <table:table-cell table:style-name="ce115" office:value-type="string">
            <text:p>8а</text:p>
          </table:table-cell>
          <table:table-cell table:style-name="ce115" office:value-type="string">
            <text:p>5б</text:p>
          </table:table-cell>
          <table:table-cell table:style-name="ce155" office:value-type="string">
            <text:p>6а</text:p>
          </table:table-cell>
          <table:table-cell table:style-name="ce109" office:value-type="string">
            <text:p>8б</text:p>
          </table:table-cell>
          <table:table-cell table:style-name="ce115" office:value-type="string">
            <text:p>6б</text:p>
          </table:table-cell>
          <table:table-cell table:style-name="ce109" office:value-type="string">
            <text:p>5а</text:p>
          </table:table-cell>
          <table:table-cell table:style-name="ce161"/>
          <table:table-cell table:style-name="ce173"/>
          <table:table-cell table:style-name="ce147" office:value-type="string">
            <text:p>3.5</text:p>
          </table:table-cell>
          <table:table-cell table:style-name="ce126" office:value-type="float" office:value="11">
            <text:p>11</text:p>
          </table:table-cell>
          <table:table-cell table:style-name="ce115" office:value-type="float" office:value="11">
            <text:p>11</text:p>
          </table:table-cell>
          <table:table-cell table:style-name="ce115" office:value-type="float" office:value="10">
            <text:p>10</text:p>
          </table:table-cell>
          <table:table-cell table:style-name="ce115" office:value-type="string">
            <text:p>5б</text:p>
          </table:table-cell>
          <table:table-cell table:style-name="ce115" office:value-type="string">
            <text:p>5а</text:p>
          </table:table-cell>
          <table:table-cell table:style-name="ce115" office:value-type="float" office:value="9">
            <text:p>9</text:p>
          </table:table-cell>
          <table:table-cell table:style-name="ce161" table:number-columns-repeated="3"/>
          <table:table-cell table:style-name="ce147" office:value-type="string">
            <text:p>3.5</text:p>
          </table:table-cell>
          <table:table-cell table:style-name="ce156" office:value-type="string">
            <text:p>7а</text:p>
          </table:table-cell>
          <table:table-cell table:style-name="ce107" office:value-type="string">
            <text:p>8а</text:p>
          </table:table-cell>
          <table:table-cell table:style-name="ce155" office:value-type="string">
            <text:p>6б</text:p>
          </table:table-cell>
          <table:table-cell table:style-name="ce109" office:value-type="string">
            <text:p>8б</text:p>
          </table:table-cell>
          <table:table-cell table:style-name="ce109" office:value-type="string">
            <text:p>7б</text:p>
          </table:table-cell>
          <table:table-cell table:style-name="ce117" office:value-type="float" office:value="9">
            <text:p>9</text:p>
          </table:table-cell>
          <table:table-cell table:style-name="ce131" table:number-columns-repeated="2"/>
          <table:table-cell table:style-name="ce148" office:value-type="string">
            <text:p>3.5</text:p>
          </table:table-cell>
          <table:table-cell table:style-name="ce181"/>
          <table:table-cell table:style-name="ce109" table:number-columns-repeated="2"/>
          <table:table-cell table:style-name="ce107"/>
          <table:table-cell table:style-name="ce131"/>
          <table:table-cell table:style-name="ce115"/>
          <table:table-cell table:style-name="ce141"/>
          <table:table-cell table:style-name="ce131"/>
          <table:table-cell table:style-name="ce148"/>
          <table:table-cell table:style-name="ce115" office:value-type="string">
            <text:p>7б</text:p>
          </table:table-cell>
          <table:table-cell table:style-name="ce115" office:value-type="string">
            <text:p>7а</text:p>
          </table:table-cell>
          <table:table-cell table:style-name="ce107" office:value-type="string">
            <text:p>6а</text:p>
          </table:table-cell>
          <table:table-cell table:style-name="ce126" office:value-type="float" office:value="10">
            <text:p>10</text:p>
          </table:table-cell>
          <table:table-cell table:style-name="ce115" table:number-columns-repeated="2"/>
          <table:table-cell table:style-name="ce109"/>
          <table:table-cell table:style-name="ce148" office:value-type="string">
            <text:p>3.5</text:p>
          </table:table-cell>
          <table:table-cell table:style-name="ce82" table:number-columns-repeated="965"/>
        </table:table-row>
        <table:table-row table:style-name="ro3">
          <table:table-cell table:style-name="ce80" office:value-type="float" office:value="34">
            <text:p>34</text:p>
          </table:table-cell>
          <table:table-cell table:style-name="ce85" office:value-type="string">
            <text:p>Филиппова Т.В.</text:p>
          </table:table-cell>
          <table:table-cell table:style-name="ce96" office:value-type="float" office:value="22">
            <text:p>22</text:p>
          </table:table-cell>
          <table:table-cell table:style-name="ce85" office:value-type="string">
            <text:p>5 – 11/20 <text:s text:c="23"/>11-10/2 МХК</text:p>
          </table:table-cell>
          <table:table-cell table:style-name="ce112"/>
          <table:table-cell table:style-name="ce118" table:number-columns-repeated="4"/>
          <table:table-cell table:style-name="ce119"/>
          <table:table-cell table:style-name="ce134"/>
          <table:table-cell table:style-name="ce80"/>
          <table:table-cell table:style-name="ce136"/>
          <table:table-cell table:style-name="ce150"/>
          <table:table-cell table:style-name="ce157" office:value-type="string">
            <text:p>8а</text:p>
          </table:table-cell>
          <table:table-cell table:style-name="ce120" office:value-type="string">
            <text:p>5б</text:p>
          </table:table-cell>
          <table:table-cell table:style-name="ce118" office:value-type="string">
            <text:p>10м</text:p>
          </table:table-cell>
          <table:table-cell table:style-name="ce166" office:value-type="string">
            <text:p>6а</text:p>
          </table:table-cell>
          <table:table-cell table:style-name="ce120" office:value-type="string">
            <text:p>6б</text:p>
          </table:table-cell>
          <table:table-cell table:style-name="ce118" office:value-type="string">
            <text:p>5а</text:p>
          </table:table-cell>
          <table:table-cell table:style-name="ce169"/>
          <table:table-cell table:style-name="ce174"/>
          <table:table-cell table:style-name="ce175" office:value-type="string">
            <text:p>3.5а</text:p>
          </table:table-cell>
          <table:table-cell table:style-name="ce157" office:value-type="float" office:value="11">
            <text:p>11</text:p>
          </table:table-cell>
          <table:table-cell table:style-name="ce120" office:value-type="float" office:value="11">
            <text:p>11</text:p>
          </table:table-cell>
          <table:table-cell table:style-name="ce120" office:value-type="float" office:value="10">
            <text:p>10</text:p>
          </table:table-cell>
          <table:table-cell table:style-name="ce120" office:value-type="string">
            <text:p>5б</text:p>
          </table:table-cell>
          <table:table-cell table:style-name="ce120" office:value-type="string">
            <text:p>5а</text:p>
          </table:table-cell>
          <table:table-cell table:style-name="ce120" office:value-type="float" office:value="9">
            <text:p>9</text:p>
          </table:table-cell>
          <table:table-cell table:style-name="ce169" table:number-columns-repeated="2"/>
          <table:table-cell table:style-name="ce136"/>
          <table:table-cell table:style-name="ce175" office:value-type="string">
            <text:p>3.5а</text:p>
          </table:table-cell>
          <table:table-cell table:style-name="ce157" office:value-type="string">
            <text:p>7а</text:p>
          </table:table-cell>
          <table:table-cell table:style-name="ce120" office:value-type="string">
            <text:p>8а</text:p>
          </table:table-cell>
          <table:table-cell table:style-name="ce120" office:value-type="string">
            <text:p>11м</text:p>
          </table:table-cell>
          <table:table-cell table:style-name="ce166" office:value-type="string">
            <text:p>6б</text:p>
          </table:table-cell>
          <table:table-cell table:style-name="ce118" office:value-type="string">
            <text:p>7б</text:p>
          </table:table-cell>
          <table:table-cell table:style-name="ce118" office:value-type="float" office:value="9">
            <text:p>9</text:p>
          </table:table-cell>
          <table:table-cell table:style-name="ce136"/>
          <table:table-cell table:style-name="ce201"/>
          <table:table-cell table:style-name="ce192" office:value-type="string">
            <text:p>3.5а</text:p>
          </table:table-cell>
          <table:table-cell table:style-name="ce197"/>
          <table:table-cell table:style-name="ce118" table:number-columns-repeated="2"/>
          <table:table-cell table:style-name="ce120"/>
          <table:table-cell table:style-name="ce136"/>
          <table:table-cell table:style-name="ce120"/>
          <table:table-cell table:style-name="ce136" table:number-columns-repeated="2"/>
          <table:table-cell table:style-name="ce192"/>
          <table:table-cell table:style-name="ce120" office:value-type="string">
            <text:p>7б</text:p>
          </table:table-cell>
          <table:table-cell table:style-name="ce120" office:value-type="string">
            <text:p>7а</text:p>
          </table:table-cell>
          <table:table-cell table:style-name="ce120" office:value-type="string">
            <text:p>6а</text:p>
          </table:table-cell>
          <table:table-cell table:style-name="ce158" office:value-type="float" office:value="10">
            <text:p>10</text:p>
          </table:table-cell>
          <table:table-cell table:style-name="ce120"/>
          <table:table-cell table:style-name="ce169"/>
          <table:table-cell table:style-name="ce219"/>
          <table:table-cell table:style-name="ce192" office:value-type="string">
            <text:p>3.5а</text:p>
          </table:table-cell>
          <table:table-cell table:style-name="ce82" table:number-columns-repeated="965"/>
        </table:table-row>
        <table:table-row table:style-name="ro3">
          <table:table-cell table:style-name="ce77" office:value-type="float" office:value="36">
            <text:p>36</text:p>
          </table:table-cell>
          <table:table-cell table:style-name="ce74" office:value-type="string">
            <text:p>Маругина И.В.</text:p>
          </table:table-cell>
          <table:table-cell table:style-name="ce95" office:value-type="string">
            <text:p>16+2</text:p>
          </table:table-cell>
          <table:table-cell table:style-name="ce101" office:value-type="string">
            <text:p>1а</text:p>
          </table:table-cell>
          <table:table-cell table:style-name="ce111"/>
          <table:table-cell table:style-name="ce117"/>
          <table:table-cell table:style-name="ce107"/>
          <table:table-cell table:style-name="ce109" office:value-type="string">
            <text:p>м</text:p>
          </table:table-cell>
          <table:table-cell table:style-name="ce124"/>
          <table:table-cell table:style-name="ce116"/>
          <table:table-cell table:style-name="ce107"/>
          <table:table-cell table:style-name="ce139"/>
          <table:table-cell table:style-name="ce143"/>
          <table:table-cell table:style-name="ce146" office:value-type="string">
            <text:p>3.8</text:p>
          </table:table-cell>
          <table:table-cell table:style-name="ce107"/>
          <table:table-cell table:style-name="ce109" office:value-type="string">
            <text:p>ф</text:p>
          </table:table-cell>
          <table:table-cell table:style-name="ce107"/>
          <table:table-cell table:style-name="ce117"/>
          <table:table-cell table:style-name="ce109" office:value-type="string">
            <text:p>н</text:p>
          </table:table-cell>
          <table:table-cell table:style-name="ce117"/>
          <table:table-cell table:style-name="ce130" table:number-columns-repeated="2"/>
          <table:table-cell table:style-name="ce146" office:value-type="string">
            <text:p>3.8</text:p>
          </table:table-cell>
          <table:table-cell table:style-name="ce117"/>
          <table:table-cell table:style-name="ce107" table:number-columns-repeated="2"/>
          <table:table-cell table:style-name="ce107" office:value-type="string">
            <text:p>ф</text:p>
          </table:table-cell>
          <table:table-cell table:style-name="ce82"/>
          <table:table-cell table:style-name="ce107"/>
          <table:table-cell table:style-name="ce130" table:number-columns-repeated="3"/>
          <table:table-cell table:style-name="ce190" office:value-type="string">
            <text:p>3.8</text:p>
          </table:table-cell>
          <table:table-cell table:style-name="ce195"/>
          <table:table-cell table:style-name="ce107" office:value-type="string">
            <text:p>ф</text:p>
          </table:table-cell>
          <table:table-cell table:style-name="ce117"/>
          <table:table-cell table:style-name="ce107" table:number-columns-repeated="2"/>
          <table:table-cell table:style-name="ce117"/>
          <table:table-cell table:style-name="ce124" table:number-columns-repeated="2"/>
          <table:table-cell table:style-name="ce146" office:value-type="string">
            <text:p>3.8</text:p>
          </table:table-cell>
          <table:table-cell table:style-name="ce205" office:value-type="string">
            <text:p>1А</text:p>
          </table:table-cell>
          <table:table-cell table:style-name="ce117"/>
          <table:table-cell table:style-name="ce213"/>
          <table:table-cell table:style-name="ce117" table:number-columns-repeated="3"/>
          <table:table-cell table:style-name="ce124" table:number-columns-repeated="2"/>
          <table:table-cell table:style-name="ce146" office:value-type="string">
            <text:p>3.8</text:p>
          </table:table-cell>
          <table:table-cell table:style-name="ce195"/>
          <table:table-cell table:style-name="ce117" table:number-columns-repeated="6"/>
          <table:table-cell table:style-name="ce146" office:value-type="string">
            <text:p>3.8</text:p>
          </table:table-cell>
          <table:table-cell table:style-name="ce82" table:number-columns-repeated="965"/>
        </table:table-row>
        <table:table-row table:style-name="ro3">
          <table:table-cell table:style-name="ce81" office:value-type="float" office:value="37">
            <text:p>37</text:p>
          </table:table-cell>
          <table:table-cell table:style-name="ce91" office:value-type="string">
            <text:p>Потехина И.А.</text:p>
          </table:table-cell>
          <table:table-cell table:style-name="ce97" office:value-type="string">
            <text:p>16+2</text:p>
          </table:table-cell>
          <table:table-cell table:style-name="ce102" office:value-type="string">
            <text:p>1б</text:p>
          </table:table-cell>
          <table:table-cell table:style-name="ce107"/>
          <table:table-cell table:style-name="ce119"/>
          <table:table-cell table:style-name="ce109" office:value-type="string">
            <text:p>м</text:p>
          </table:table-cell>
          <table:table-cell table:style-name="ce119" table:number-columns-repeated="2"/>
          <table:table-cell table:style-name="ce128"/>
          <table:table-cell table:style-name="ce135" table:number-columns-repeated="2"/>
          <table:table-cell table:style-name="ce138"/>
          <table:table-cell table:style-name="ce151" office:value-type="string">
            <text:p>3.7</text:p>
          </table:table-cell>
          <table:table-cell table:style-name="ce109" office:value-type="string">
            <text:p>ф</text:p>
          </table:table-cell>
          <table:table-cell table:style-name="ce107"/>
          <table:table-cell table:style-name="ce163"/>
          <table:table-cell table:style-name="ce115"/>
          <table:table-cell table:style-name="ce163" table:number-columns-repeated="2"/>
          <table:table-cell table:style-name="ce170" table:number-columns-repeated="2"/>
          <table:table-cell table:style-name="ce151" office:value-type="string">
            <text:p>3.7</text:p>
          </table:table-cell>
          <table:table-cell table:style-name="ce115"/>
          <table:table-cell table:style-name="ce163" office:value-type="string">
            <text:p>ф</text:p>
          </table:table-cell>
          <table:table-cell table:style-name="ce109"/>
          <table:table-cell table:style-name="ce163"/>
          <table:table-cell table:style-name="ce115"/>
          <table:table-cell table:style-name="ce163"/>
          <table:table-cell table:style-name="ce170" table:number-columns-repeated="3"/>
          <table:table-cell table:style-name="ce191" office:value-type="string">
            <text:p>3.7</text:p>
          </table:table-cell>
          <table:table-cell table:style-name="ce196"/>
          <table:table-cell table:style-name="ce107"/>
          <table:table-cell table:style-name="ce119"/>
          <table:table-cell table:style-name="ce107" office:value-type="string">
            <text:p>ф</text:p>
          </table:table-cell>
          <table:table-cell table:style-name="ce109" office:value-type="string">
            <text:p>н</text:p>
          </table:table-cell>
          <table:table-cell table:style-name="ce119"/>
          <table:table-cell table:style-name="ce138" table:number-columns-repeated="2"/>
          <table:table-cell table:style-name="ce151" office:value-type="string">
            <text:p>3.7</text:p>
          </table:table-cell>
          <table:table-cell table:style-name="ce206" office:value-type="string">
            <text:p>1Б</text:p>
          </table:table-cell>
          <table:table-cell table:style-name="ce109" table:number-columns-repeated="2"/>
          <table:table-cell table:style-name="ce115"/>
          <table:table-cell table:style-name="ce126"/>
          <table:table-cell table:style-name="ce119"/>
          <table:table-cell table:style-name="ce138" table:number-columns-repeated="2"/>
          <table:table-cell table:style-name="ce151" office:value-type="string">
            <text:p>3.7</text:p>
          </table:table-cell>
          <table:table-cell table:style-name="ce196"/>
          <table:table-cell table:style-name="ce119" table:number-columns-repeated="6"/>
          <table:table-cell table:style-name="ce151" office:value-type="string">
            <text:p>3.7</text:p>
          </table:table-cell>
          <table:table-cell table:style-name="ce82" table:number-columns-repeated="965"/>
        </table:table-row>
        <table:table-row table:style-name="ro3">
          <table:table-cell table:style-name="ce78" office:value-type="float" office:value="38">
            <text:p>38</text:p>
          </table:table-cell>
          <table:table-cell table:style-name="ce76" office:value-type="string">
            <text:p>Егорова О.А.</text:p>
          </table:table-cell>
          <table:table-cell table:style-name="ce93" office:value-type="string">
            <text:p>16+5</text:p>
          </table:table-cell>
          <table:table-cell table:style-name="ce103" office:value-type="string">
            <text:p>2а</text:p>
          </table:table-cell>
          <table:table-cell table:style-name="ce109" office:value-type="string">
            <text:p>м</text:p>
          </table:table-cell>
          <table:table-cell table:style-name="ce109" table:number-columns-repeated="3"/>
          <table:table-cell table:style-name="ce115"/>
          <table:table-cell table:style-name="ce109"/>
          <table:table-cell table:style-name="ce131" table:number-columns-repeated="3"/>
          <table:table-cell table:style-name="ce147" office:value-type="string">
            <text:p>2.4</text:p>
          </table:table-cell>
          <table:table-cell table:style-name="ce126"/>
          <table:table-cell table:style-name="ce115"/>
          <table:table-cell table:style-name="ce109" office:value-type="string">
            <text:p>н</text:p>
          </table:table-cell>
          <table:table-cell table:style-name="ce109" office:value-type="string">
            <text:p>ф</text:p>
          </table:table-cell>
          <table:table-cell table:style-name="ce115" table:number-columns-repeated="2"/>
          <table:table-cell table:style-name="ce161" table:number-columns-repeated="2"/>
          <table:table-cell table:style-name="ce147" office:value-type="string">
            <text:p>2.4</text:p>
          </table:table-cell>
          <table:table-cell table:style-name="ce126"/>
          <table:table-cell table:style-name="ce109"/>
          <table:table-cell table:style-name="ce107"/>
          <table:table-cell table:style-name="ce115" table:number-columns-repeated="3"/>
          <table:table-cell table:style-name="ce161" table:number-columns-repeated="3"/>
          <table:table-cell table:style-name="ce148" office:value-type="string">
            <text:p>2.4</text:p>
          </table:table-cell>
          <table:table-cell table:style-name="ce109" office:value-type="string">
            <text:p>н</text:p>
          </table:table-cell>
          <table:table-cell table:style-name="ce115"/>
          <table:table-cell table:style-name="ce107" office:value-type="string">
            <text:p>ф</text:p>
          </table:table-cell>
          <table:table-cell table:style-name="ce109" table:number-columns-repeated="3"/>
          <table:table-cell table:style-name="ce131" table:number-columns-repeated="2"/>
          <table:table-cell table:style-name="ce202" office:value-type="string">
            <text:p>2.4</text:p>
          </table:table-cell>
          <table:table-cell table:style-name="ce207" office:value-type="string">
            <text:p>2А</text:p>
          </table:table-cell>
          <table:table-cell table:style-name="ce107"/>
          <table:table-cell table:style-name="ce131"/>
          <table:table-cell table:style-name="ce109" office:value-type="string">
            <text:p>н</text:p>
          </table:table-cell>
          <table:table-cell table:style-name="ce107" office:value-type="string">
            <text:p>ф</text:p>
          </table:table-cell>
          <table:table-cell table:style-name="ce109"/>
          <table:table-cell table:style-name="ce131" table:number-columns-repeated="2"/>
          <table:table-cell table:style-name="ce147" office:value-type="string">
            <text:p>2.4</text:p>
          </table:table-cell>
          <table:table-cell table:style-name="ce181"/>
          <table:table-cell table:style-name="ce109" table:number-columns-repeated="6"/>
          <table:table-cell table:style-name="ce147" office:value-type="string">
            <text:p>2.4</text:p>
          </table:table-cell>
          <table:table-cell table:style-name="ce82" table:number-columns-repeated="965"/>
        </table:table-row>
        <table:table-row table:style-name="ro3">
          <table:table-cell table:style-name="ce77" office:value-type="float" office:value="39">
            <text:p>39</text:p>
          </table:table-cell>
          <table:table-cell table:style-name="ce74" office:value-type="string">
            <text:p>Чумак О.И.</text:p>
          </table:table-cell>
          <table:table-cell table:style-name="ce92" office:value-type="string">
            <text:p>16+5</text:p>
          </table:table-cell>
          <table:table-cell table:style-name="ce101" office:value-type="string">
            <text:p>2б</text:p>
          </table:table-cell>
          <table:table-cell table:style-name="ce109"/>
          <table:table-cell table:style-name="ce107"/>
          <table:table-cell table:style-name="ce117" table:number-columns-repeated="2"/>
          <table:table-cell table:style-name="ce109" office:value-type="string">
            <text:p>м</text:p>
          </table:table-cell>
          <table:table-cell table:style-name="ce117"/>
          <table:table-cell table:style-name="ce124" table:number-columns-repeated="3"/>
          <table:table-cell table:style-name="ce146" office:value-type="string">
            <text:p>2.5</text:p>
          </table:table-cell>
          <table:table-cell table:style-name="ce154"/>
          <table:table-cell table:style-name="ce107" table:number-columns-repeated="2"/>
          <table:table-cell table:style-name="ce109" office:value-type="string">
            <text:p>н</text:p>
          </table:table-cell>
          <table:table-cell table:style-name="ce109" office:value-type="string">
            <text:p>ф</text:p>
          </table:table-cell>
          <table:table-cell table:style-name="ce154"/>
          <table:table-cell table:style-name="ce171"/>
          <table:table-cell table:style-name="ce130"/>
          <table:table-cell table:style-name="ce146" office:value-type="string">
            <text:p>2.5</text:p>
          </table:table-cell>
          <table:table-cell table:style-name="ce154"/>
          <table:table-cell table:style-name="ce107"/>
          <table:table-cell table:style-name="ce109" office:value-type="string">
            <text:p>н</text:p>
          </table:table-cell>
          <table:table-cell table:style-name="ce109"/>
          <table:table-cell table:style-name="ce115"/>
          <table:table-cell table:style-name="ce107"/>
          <table:table-cell table:style-name="ce130" table:number-columns-repeated="3"/>
          <table:table-cell table:style-name="ce190" office:value-type="string">
            <text:p>2.5</text:p>
          </table:table-cell>
          <table:table-cell table:style-name="ce107" office:value-type="string">
            <text:p>ф</text:p>
          </table:table-cell>
          <table:table-cell table:style-name="ce117" table:number-columns-repeated="2"/>
          <table:table-cell table:style-name="ce115"/>
          <table:table-cell table:style-name="ce109" office:value-type="string">
            <text:p>н</text:p>
          </table:table-cell>
          <table:table-cell table:style-name="ce117"/>
          <table:table-cell table:style-name="ce124" table:number-columns-repeated="2"/>
          <table:table-cell table:style-name="ce146" office:value-type="string">
            <text:p>2.5</text:p>
          </table:table-cell>
          <table:table-cell table:style-name="ce208" office:value-type="string">
            <text:p>2Б</text:p>
          </table:table-cell>
          <table:table-cell table:style-name="ce163"/>
          <table:table-cell table:style-name="ce117"/>
          <table:table-cell table:style-name="ce107" office:value-type="string">
            <text:p>ф</text:p>
          </table:table-cell>
          <table:table-cell table:style-name="ce107"/>
          <table:table-cell table:style-name="ce117"/>
          <table:table-cell table:style-name="ce124" table:number-columns-repeated="2"/>
          <table:table-cell table:style-name="ce146" office:value-type="string">
            <text:p>2.5</text:p>
          </table:table-cell>
          <table:table-cell table:style-name="ce195"/>
          <table:table-cell table:style-name="ce117" table:number-columns-repeated="6"/>
          <table:table-cell table:style-name="ce146" office:value-type="string">
            <text:p>2.5</text:p>
          </table:table-cell>
          <table:table-cell table:style-name="ce82" table:number-columns-repeated="965"/>
        </table:table-row>
        <table:table-row table:style-name="ro3">
          <table:table-cell table:style-name="ce78" office:value-type="float" office:value="40">
            <text:p>40</text:p>
          </table:table-cell>
          <table:table-cell table:style-name="ce76" office:value-type="string">
            <text:p>Федулова Е.Л.</text:p>
          </table:table-cell>
          <table:table-cell table:style-name="ce93" office:value-type="string">
            <text:p>16+5</text:p>
          </table:table-cell>
          <table:table-cell table:style-name="ce103" office:value-type="string">
            <text:p>3а</text:p>
          </table:table-cell>
          <table:table-cell table:style-name="ce108"/>
          <table:table-cell table:style-name="ce109"/>
          <table:table-cell table:style-name="ce123" office:value-type="string">
            <text:p>ф</text:p>
          </table:table-cell>
          <table:table-cell table:style-name="ce123" office:value-type="string">
            <text:p>ф</text:p>
          </table:table-cell>
          <table:table-cell table:style-name="ce109" table:number-columns-repeated="2"/>
          <table:table-cell table:style-name="ce131" table:number-columns-repeated="3"/>
          <table:table-cell table:style-name="ce147" office:value-type="string">
            <text:p>2.2</text:p>
          </table:table-cell>
          <table:table-cell table:style-name="ce109" office:value-type="string">
            <text:p>н</text:p>
          </table:table-cell>
          <table:table-cell table:style-name="ce115"/>
          <table:table-cell table:style-name="ce109"/>
          <table:table-cell table:style-name="ce109" office:value-type="string">
            <text:p>м</text:p>
          </table:table-cell>
          <table:table-cell table:style-name="ce107"/>
          <table:table-cell table:style-name="ce115"/>
          <table:table-cell table:style-name="ce161" table:number-columns-repeated="2"/>
          <table:table-cell table:style-name="ce147" office:value-type="string">
            <text:p>2.2</text:p>
          </table:table-cell>
          <table:table-cell table:style-name="ce107"/>
          <table:table-cell table:style-name="ce115" table:number-columns-repeated="2"/>
          <table:table-cell table:style-name="ce109" office:value-type="string">
            <text:p>н</text:p>
          </table:table-cell>
          <table:table-cell table:style-name="ce107"/>
          <table:table-cell table:style-name="ce115"/>
          <table:table-cell table:style-name="ce161" table:number-columns-repeated="3"/>
          <table:table-cell table:style-name="ce148" office:value-type="string">
            <text:p>2.2</text:p>
          </table:table-cell>
          <table:table-cell table:style-name="ce181"/>
          <table:table-cell table:style-name="ce109"/>
          <table:table-cell table:style-name="ce107" table:number-columns-repeated="2"/>
          <table:table-cell table:style-name="ce109" table:number-columns-repeated="2"/>
          <table:table-cell table:style-name="ce131" table:number-columns-repeated="2"/>
          <table:table-cell table:style-name="ce147" office:value-type="string">
            <text:p>2.2</text:p>
          </table:table-cell>
          <table:table-cell table:style-name="ce209" office:value-type="string">
            <text:p>3А</text:p>
          </table:table-cell>
          <table:table-cell table:style-name="ce115"/>
          <table:table-cell table:style-name="ce109" table:number-columns-repeated="2"/>
          <table:table-cell table:style-name="ce109" office:value-type="string">
            <text:p>н</text:p>
          </table:table-cell>
          <table:table-cell table:style-name="ce109"/>
          <table:table-cell table:style-name="ce131" table:number-columns-repeated="2"/>
          <table:table-cell table:style-name="ce147" office:value-type="string">
            <text:p>2.2</text:p>
          </table:table-cell>
          <table:table-cell table:style-name="ce181"/>
          <table:table-cell table:style-name="ce115"/>
          <table:table-cell table:style-name="ce109" office:value-type="string">
            <text:p>н</text:p>
          </table:table-cell>
          <table:table-cell table:style-name="ce107" office:value-type="string">
            <text:p>ф</text:p>
          </table:table-cell>
          <table:table-cell table:style-name="ce115" table:number-columns-repeated="2"/>
          <table:table-cell table:style-name="ce109"/>
          <table:table-cell table:style-name="ce147" office:value-type="string">
            <text:p>2.2</text:p>
          </table:table-cell>
          <table:table-cell table:style-name="ce82" table:number-columns-repeated="965"/>
        </table:table-row>
        <table:table-row table:style-name="ro3">
          <table:table-cell table:style-name="ce78" office:value-type="float" office:value="41">
            <text:p>41</text:p>
          </table:table-cell>
          <table:table-cell table:style-name="ce76" office:value-type="string">
            <text:p>Лиморенко Р.М.</text:p>
          </table:table-cell>
          <table:table-cell table:style-name="ce93" office:value-type="string">
            <text:p>16+5</text:p>
          </table:table-cell>
          <table:table-cell table:style-name="ce104" office:value-type="string">
            <text:p>3б</text:p>
          </table:table-cell>
          <table:table-cell/>
          <table:table-cell table:style-name="ce109" office:value-type="string">
            <text:p>м</text:p>
          </table:table-cell>
          <table:table-cell table:style-name="ce109" table:number-columns-repeated="4"/>
          <table:table-cell table:style-name="ce131" table:number-columns-repeated="3"/>
          <table:table-cell table:style-name="ce147" office:value-type="string">
            <text:p>2.9</text:p>
          </table:table-cell>
          <table:table-cell table:style-name="ce115"/>
          <table:table-cell table:style-name="ce109" office:value-type="string">
            <text:p>н</text:p>
          </table:table-cell>
          <table:table-cell table:style-name="ce123" office:value-type="string">
            <text:p>ф</text:p>
          </table:table-cell>
          <table:table-cell table:style-name="ce123" office:value-type="string">
            <text:p>ф</text:p>
          </table:table-cell>
          <table:table-cell table:style-name="ce115" table:number-columns-repeated="2"/>
          <table:table-cell table:style-name="ce161" table:number-columns-repeated="2"/>
          <table:table-cell table:style-name="ce147" office:value-type="string">
            <text:p>2.9</text:p>
          </table:table-cell>
          <table:table-cell table:style-name="ce126"/>
          <table:table-cell table:style-name="ce107"/>
          <table:table-cell table:style-name="ce115"/>
          <table:table-cell table:style-name="ce107"/>
          <table:table-cell table:style-name="ce109" office:value-type="string">
            <text:p>н</text:p>
          </table:table-cell>
          <table:table-cell table:style-name="ce115"/>
          <table:table-cell table:style-name="ce161" table:number-columns-repeated="3"/>
          <table:table-cell table:style-name="ce148" office:value-type="string">
            <text:p>2.9</text:p>
          </table:table-cell>
          <table:table-cell table:style-name="ce181"/>
          <table:table-cell table:style-name="ce107"/>
          <table:table-cell table:style-name="ce109"/>
          <table:table-cell table:style-name="ce109" office:value-type="string">
            <text:p>н</text:p>
          </table:table-cell>
          <table:table-cell table:style-name="ce109" table:number-columns-repeated="2"/>
          <table:table-cell table:style-name="ce131" table:number-columns-repeated="2"/>
          <table:table-cell table:style-name="ce147" office:value-type="string">
            <text:p>2.9</text:p>
          </table:table-cell>
          <table:table-cell table:style-name="ce210" office:value-type="string">
            <text:p>3Б</text:p>
          </table:table-cell>
          <table:table-cell table:style-name="ce131"/>
          <table:table-cell table:style-name="ce115"/>
          <table:table-cell table:style-name="ce107"/>
          <table:table-cell table:style-name="ce109" table:number-columns-repeated="2"/>
          <table:table-cell table:style-name="ce131" table:number-columns-repeated="2"/>
          <table:table-cell table:style-name="ce147" office:value-type="string">
            <text:p>2.9</text:p>
          </table:table-cell>
          <table:table-cell table:style-name="ce109"/>
          <table:table-cell table:style-name="ce107" office:value-type="string">
            <text:p>ф</text:p>
          </table:table-cell>
          <table:table-cell table:style-name="ce126"/>
          <table:table-cell table:style-name="ce109" office:value-type="string">
            <text:p>н</text:p>
          </table:table-cell>
          <table:table-cell table:style-name="ce109" table:number-columns-repeated="3"/>
          <table:table-cell table:style-name="ce147" office:value-type="string">
            <text:p>2.9</text:p>
          </table:table-cell>
          <table:table-cell table:style-name="ce82" table:number-columns-repeated="965"/>
        </table:table-row>
        <table:table-row table:style-name="ro3">
          <table:table-cell table:style-name="ce78" office:value-type="float" office:value="42">
            <text:p>42</text:p>
          </table:table-cell>
          <table:table-cell table:style-name="ce76" office:value-type="string">
            <text:p>Касяненко О.В.</text:p>
          </table:table-cell>
          <table:table-cell table:style-name="ce93" office:value-type="string">
            <text:p>16+5</text:p>
          </table:table-cell>
          <table:table-cell table:style-name="ce104" office:value-type="string">
            <text:p>4а</text:p>
          </table:table-cell>
          <table:table-cell table:style-name="ce108"/>
          <table:table-cell table:style-name="ce109"/>
          <table:table-cell/>
          <table:table-cell table:style-name="ce115"/>
          <table:table-cell table:style-name="ce109" table:number-columns-repeated="2"/>
          <table:table-cell table:style-name="ce131" table:number-columns-repeated="3"/>
          <table:table-cell table:style-name="ce147" office:value-type="string">
            <text:p>2.1</text:p>
          </table:table-cell>
          <table:table-cell table:style-name="ce109" office:value-type="string">
            <text:p>м</text:p>
          </table:table-cell>
          <table:table-cell table:style-name="ce115"/>
          <table:table-cell table:style-name="ce164"/>
          <table:table-cell table:style-name="ce167"/>
          <table:table-cell table:style-name="ce115" table:number-columns-repeated="2"/>
          <table:table-cell table:style-name="ce161" table:number-columns-repeated="2"/>
          <table:table-cell table:style-name="ce147" office:value-type="string">
            <text:p>2.1</text:p>
          </table:table-cell>
          <table:table-cell table:style-name="ce109" office:value-type="string">
            <text:p>н</text:p>
          </table:table-cell>
          <table:table-cell table:style-name="ce115"/>
          <table:table-cell table:style-name="ce107"/>
          <table:table-cell table:style-name="ce115" table:number-columns-repeated="3"/>
          <table:table-cell table:style-name="ce161" table:number-columns-repeated="3"/>
          <table:table-cell table:style-name="ce148" office:value-type="string">
            <text:p>2.1</text:p>
          </table:table-cell>
          <table:table-cell table:style-name="ce115"/>
          <table:table-cell table:style-name="ce109"/>
          <table:table-cell table:style-name="ce109" office:value-type="string">
            <text:p>н</text:p>
          </table:table-cell>
          <table:table-cell table:style-name="ce109" table:number-columns-repeated="3"/>
          <table:table-cell table:style-name="ce131" table:number-columns-repeated="2"/>
          <table:table-cell table:style-name="ce147" office:value-type="string">
            <text:p>2.1</text:p>
          </table:table-cell>
          <table:table-cell table:style-name="ce210" office:value-type="string">
            <text:p>4А</text:p>
          </table:table-cell>
          <table:table-cell table:style-name="ce109" office:value-type="string">
            <text:p>н</text:p>
          </table:table-cell>
          <table:table-cell table:style-name="ce123" office:value-type="string">
            <text:p>ф</text:p>
          </table:table-cell>
          <table:table-cell table:style-name="ce123" office:value-type="string">
            <text:p>ф</text:p>
          </table:table-cell>
          <table:table-cell table:style-name="ce109" table:number-columns-repeated="2"/>
          <table:table-cell table:style-name="ce131" table:number-columns-repeated="2"/>
          <table:table-cell table:style-name="ce147" office:value-type="string">
            <text:p>2.1</text:p>
          </table:table-cell>
          <table:table-cell table:style-name="ce107" office:value-type="string">
            <text:p>ф</text:p>
          </table:table-cell>
          <table:table-cell table:style-name="ce109" office:value-type="string">
            <text:p>н</text:p>
          </table:table-cell>
          <table:table-cell table:style-name="ce109" table:number-columns-repeated="2"/>
          <table:table-cell table:style-name="ce115" table:number-columns-repeated="2"/>
          <table:table-cell table:style-name="ce109"/>
          <table:table-cell table:style-name="ce147" office:value-type="string">
            <text:p>2.1</text:p>
          </table:table-cell>
          <table:table-cell table:style-name="ce82" table:number-columns-repeated="965"/>
        </table:table-row>
        <table:table-row table:style-name="ro3">
          <table:table-cell table:style-name="ce80" office:value-type="float" office:value="43">
            <text:p>43</text:p>
          </table:table-cell>
          <table:table-cell table:style-name="ce73" office:value-type="string">
            <text:p>Перкова М.А.</text:p>
          </table:table-cell>
          <table:table-cell table:style-name="ce96" office:value-type="string">
            <text:p>16+3</text:p>
          </table:table-cell>
          <table:table-cell table:style-name="ce105" office:value-type="string">
            <text:p>4б</text:p>
          </table:table-cell>
          <table:table-cell table:style-name="ce112"/>
          <table:table-cell table:style-name="ce120"/>
          <table:table-cell table:style-name="ce118" table:number-columns-repeated="4"/>
          <table:table-cell table:style-name="ce136" table:number-columns-repeated="3"/>
          <table:table-cell table:style-name="ce150" office:value-type="string">
            <text:p>2.3</text:p>
          </table:table-cell>
          <table:table-cell table:style-name="ce158"/>
          <table:table-cell table:style-name="ce120"/>
          <table:table-cell table:style-name="ce160"/>
          <table:table-cell table:style-name="ce120" table:number-columns-repeated="3"/>
          <table:table-cell table:style-name="ce169" table:number-columns-repeated="2"/>
          <table:table-cell table:style-name="ce150" office:value-type="string">
            <text:p>2.3</text:p>
          </table:table-cell>
          <table:table-cell table:style-name="ce157"/>
          <table:table-cell table:style-name="ce118" office:value-type="string">
            <text:p>н</text:p>
          </table:table-cell>
          <table:table-cell table:style-name="ce182" office:value-type="string">
            <text:p>ф</text:p>
          </table:table-cell>
          <table:table-cell table:style-name="ce182" office:value-type="string">
            <text:p>ф</text:p>
          </table:table-cell>
          <table:table-cell table:style-name="ce120" table:number-columns-repeated="2"/>
          <table:table-cell table:style-name="ce169" table:number-columns-repeated="3"/>
          <table:table-cell table:style-name="ce192" office:value-type="string">
            <text:p>2.3</text:p>
          </table:table-cell>
          <table:table-cell table:style-name="ce197"/>
          <table:table-cell table:style-name="ce118" office:value-type="string">
            <text:p>н</text:p>
          </table:table-cell>
          <table:table-cell table:style-name="ce120"/>
          <table:table-cell table:style-name="ce118" table:number-columns-repeated="3"/>
          <table:table-cell table:style-name="ce136" table:number-columns-repeated="2"/>
          <table:table-cell table:style-name="ce150" office:value-type="string">
            <text:p>2.3</text:p>
          </table:table-cell>
          <table:table-cell table:style-name="ce211" office:value-type="string">
            <text:p>4Б</text:p>
          </table:table-cell>
          <table:table-cell table:style-name="ce118"/>
          <table:table-cell table:style-name="ce118" office:value-type="string">
            <text:p>н</text:p>
          </table:table-cell>
          <table:table-cell table:style-name="ce125"/>
          <table:table-cell table:style-name="ce118" table:number-columns-repeated="2"/>
          <table:table-cell table:style-name="ce136" table:number-columns-repeated="2"/>
          <table:table-cell table:style-name="ce150" office:value-type="string">
            <text:p>2.3</text:p>
          </table:table-cell>
          <table:table-cell table:style-name="ce215" office:value-type="string">
            <text:p>н</text:p>
          </table:table-cell>
          <table:table-cell table:style-name="ce118"/>
          <table:table-cell table:style-name="ce120"/>
          <table:table-cell table:style-name="ce120" office:value-type="string">
            <text:p>м</text:p>
          </table:table-cell>
          <table:table-cell table:style-name="ce118" table:number-columns-repeated="3"/>
          <table:table-cell table:style-name="ce150" office:value-type="string">
            <text:p>2.3</text:p>
          </table:table-cell>
          <table:table-cell table:style-name="ce82" table:number-columns-repeated="965"/>
        </table:table-row>
        <table:table-row table:style-name="ro3">
          <table:table-cell table:style-name="ce82"/>
          <table:table-cell table:number-columns-repeated="2"/>
          <table:table-cell table:style-name="ce82"/>
          <table:table-cell table:number-columns-repeated="28"/>
          <table:table-cell table:style-name="ce193"/>
          <table:table-cell table:number-columns-repeated="26"/>
          <table:table-cell table:style-name="ce82" table:number-columns-repeated="965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1_2" table:style-name="ta2" table:print="false">
        <table:table-column table:style-name="co43" table:default-cell-style-name="ce232"/>
        <table:table-column table:style-name="co44" table:default-cell-style-name="ce244"/>
        <table:table-column table:style-name="co45" table:visibility="collapse" table:default-cell-style-name="ce244"/>
        <table:table-column table:style-name="co46" table:default-cell-style-name="ce232"/>
        <table:table-column table:style-name="co47" table:number-columns-repeated="9" table:default-cell-style-name="ce82"/>
        <table:table-column table:style-name="co47" table:default-cell-style-name="ce152"/>
        <table:table-column table:style-name="co47" table:number-columns-repeated="8" table:default-cell-style-name="ce159"/>
        <table:table-column table:style-name="co47" table:default-cell-style-name="ce152"/>
        <table:table-column table:style-name="co47" table:number-columns-repeated="10" table:default-cell-style-name="ce159"/>
        <table:table-column table:style-name="co47" table:number-columns-repeated="8" table:default-cell-style-name="ce82"/>
        <table:table-column table:style-name="co47" table:default-cell-style-name="ce152"/>
        <table:table-column table:style-name="co47" table:number-columns-repeated="8" table:default-cell-style-name="ce82"/>
        <table:table-column table:style-name="co47" table:default-cell-style-name="ce152"/>
        <table:table-column table:style-name="co47" table:number-columns-repeated="7" table:default-cell-style-name="ce82"/>
        <table:table-column table:style-name="co48" table:default-cell-style-name="ce152"/>
        <table:table-column table:style-name="co49" table:number-columns-repeated="198" table:default-cell-style-name="ce232"/>
        <table:table-column table:style-name="co49" table:number-columns-repeated="767" table:default-cell-style-name="ce365"/>
        <table:table-row table:style-name="ro6">
          <table:table-cell table:style-name="ce221" table:number-columns-spanned="1" table:number-rows-spanned="2"/>
          <table:table-cell table:style-name="ce233" office:value-type="string" table:number-columns-spanned="1" table:number-rows-spanned="2">
            <text:p>Ф.И.О учителя</text:p>
          </table:table-cell>
          <table:table-cell table:style-name="ce233" office:value-type="string" table:number-columns-spanned="1" table:number-rows-spanned="2">
            <text:p>Нагрузка</text:p>
          </table:table-cell>
          <table:table-cell table:style-name="ce251" office:value-type="string">
            <text:p><text:s text:c="2"/>Классы</text:p>
          </table:table-cell>
          <table:table-cell table:style-name="ce259" office:value-type="string" table:number-columns-spanned="10" table:number-rows-spanned="1">
            <text:p>ПОНЕДЕЛЬНИК</text:p>
          </table:table-cell>
          <table:covered-table-cell table:number-columns-repeated="8" table:style-name="ce266"/>
          <table:covered-table-cell table:style-name="ce295"/>
          <table:table-cell table:style-name="ce259" office:value-type="string" table:number-columns-spanned="9" table:number-rows-spanned="1">
            <text:p>ВТОРНИК</text:p>
          </table:table-cell>
          <table:covered-table-cell table:number-columns-repeated="7" table:style-name="ce266"/>
          <table:covered-table-cell table:style-name="ce295"/>
          <table:table-cell table:style-name="ce322" office:value-type="string" table:number-columns-spanned="10" table:number-rows-spanned="1">
            <text:p>СРЕДА</text:p>
          </table:table-cell>
          <table:covered-table-cell table:number-columns-repeated="7" table:style-name="ce325"/>
          <table:covered-table-cell table:style-name="ce331"/>
          <table:covered-table-cell table:style-name="ce335"/>
          <table:table-cell table:style-name="ce259" office:value-type="string" table:number-columns-spanned="9" table:number-rows-spanned="1">
            <text:p>ЧЕТВЕРГ</text:p>
          </table:table-cell>
          <table:covered-table-cell table:number-columns-repeated="7" table:style-name="ce266"/>
          <table:covered-table-cell table:style-name="ce295"/>
          <table:table-cell table:style-name="ce259" office:value-type="string" table:number-columns-spanned="9" table:number-rows-spanned="1">
            <text:p>ПЯТНИЦА</text:p>
          </table:table-cell>
          <table:covered-table-cell table:number-columns-repeated="7" table:style-name="ce266"/>
          <table:covered-table-cell table:style-name="ce295"/>
          <table:table-cell table:style-name="ce259" office:value-type="string" table:number-columns-spanned="8" table:number-rows-spanned="1">
            <text:p>Суббота</text:p>
          </table:table-cell>
          <table:covered-table-cell table:number-columns-repeated="3" table:style-name="ce266"/>
          <table:covered-table-cell table:number-columns-repeated="2" table:style-name="ce362"/>
          <table:covered-table-cell table:style-name="ce363"/>
          <table:covered-table-cell table:style-name="ce295"/>
          <table:table-cell table:style-name="ce247" table:number-columns-repeated="965"/>
        </table:table-row>
        <table:table-row table:style-name="ro6">
          <table:covered-table-cell table:style-name="ce222"/>
          <table:covered-table-cell table:number-columns-repeated="2" table:style-name="ce234"/>
          <table:table-cell table:style-name="ce252"/>
          <table:table-cell table:style-name="ce259" office:value-type="float" office:value="1">
            <text:p>1</text:p>
          </table:table-cell>
          <table:table-cell table:style-name="ce267" office:value-type="float" office:value="2">
            <text:p>2</text:p>
          </table:table-cell>
          <table:table-cell table:style-name="ce274" office:value-type="float" office:value="3">
            <text:p>3</text:p>
          </table:table-cell>
          <table:table-cell table:style-name="ce274" office:value-type="float" office:value="4">
            <text:p>4</text:p>
          </table:table-cell>
          <table:table-cell table:style-name="ce274" office:value-type="float" office:value="5">
            <text:p>5</text:p>
          </table:table-cell>
          <table:table-cell table:style-name="ce278" office:value-type="float" office:value="6">
            <text:p>6</text:p>
          </table:table-cell>
          <table:table-cell table:style-name="ce282" office:value-type="float" office:value="7">
            <text:p>7</text:p>
          </table:table-cell>
          <table:table-cell table:style-name="ce282" office:value-type="float" office:value="8">
            <text:p>8</text:p>
          </table:table-cell>
          <table:table-cell table:style-name="ce291" office:value-type="float" office:value="9">
            <text:p>9</text:p>
          </table:table-cell>
          <table:table-cell table:style-name="ce296" office:value-type="string">
            <text:p>каб</text:p>
          </table:table-cell>
          <table:table-cell table:style-name="ce303" office:value-type="float" office:value="1">
            <text:p>1</text:p>
          </table:table-cell>
          <table:table-cell table:style-name="ce309" office:value-type="float" office:value="2">
            <text:p>2</text:p>
          </table:table-cell>
          <table:table-cell table:style-name="ce309" office:value-type="float" office:value="3">
            <text:p>3</text:p>
          </table:table-cell>
          <table:table-cell table:style-name="ce309" office:value-type="float" office:value="4">
            <text:p>4</text:p>
          </table:table-cell>
          <table:table-cell table:style-name="ce309" office:value-type="float" office:value="5">
            <text:p>5</text:p>
          </table:table-cell>
          <table:table-cell table:style-name="ce309" office:value-type="float" office:value="6">
            <text:p>6</text:p>
          </table:table-cell>
          <table:table-cell table:style-name="ce282" office:value-type="float" office:value="7">
            <text:p>7</text:p>
          </table:table-cell>
          <table:table-cell table:style-name="ce291" office:value-type="float" office:value="8">
            <text:p>8</text:p>
          </table:table-cell>
          <table:table-cell table:style-name="ce296" office:value-type="string">
            <text:p>каб</text:p>
          </table:table-cell>
          <table:table-cell table:style-name="ce303" office:value-type="float" office:value="1">
            <text:p>1</text:p>
          </table:table-cell>
          <table:table-cell table:style-name="ce309" office:value-type="float" office:value="2">
            <text:p>2</text:p>
          </table:table-cell>
          <table:table-cell table:style-name="ce309" office:value-type="float" office:value="3">
            <text:p>3</text:p>
          </table:table-cell>
          <table:table-cell table:style-name="ce309" office:value-type="float" office:value="4">
            <text:p>4</text:p>
          </table:table-cell>
          <table:table-cell table:style-name="ce309" office:value-type="float" office:value="5">
            <text:p>5</text:p>
          </table:table-cell>
          <table:table-cell table:style-name="ce309" office:value-type="float" office:value="6">
            <text:p>6</text:p>
          </table:table-cell>
          <table:table-cell table:style-name="ce282" office:value-type="float" office:value="7">
            <text:p>7</text:p>
          </table:table-cell>
          <table:table-cell table:style-name="ce291" office:value-type="float" office:value="8">
            <text:p>8</text:p>
          </table:table-cell>
          <table:table-cell table:style-name="ce332" office:value-type="float" office:value="9">
            <text:p>9</text:p>
          </table:table-cell>
          <table:table-cell table:style-name="ce336" office:value-type="string">
            <text:p>каб</text:p>
          </table:table-cell>
          <table:table-cell table:style-name="ce340" office:value-type="float" office:value="1">
            <text:p>1</text:p>
          </table:table-cell>
          <table:table-cell table:style-name="ce278" office:value-type="float" office:value="2">
            <text:p>2</text:p>
          </table:table-cell>
          <table:table-cell table:style-name="ce278" office:value-type="float" office:value="3">
            <text:p>3</text:p>
          </table:table-cell>
          <table:table-cell table:style-name="ce278" office:value-type="float" office:value="4">
            <text:p>4</text:p>
          </table:table-cell>
          <table:table-cell table:style-name="ce278" office:value-type="float" office:value="5">
            <text:p>5</text:p>
          </table:table-cell>
          <table:table-cell table:style-name="ce278" office:value-type="float" office:value="6">
            <text:p>6</text:p>
          </table:table-cell>
          <table:table-cell table:style-name="ce345" office:value-type="float" office:value="7">
            <text:p>7</text:p>
          </table:table-cell>
          <table:table-cell table:style-name="ce291" office:value-type="float" office:value="8">
            <text:p>8</text:p>
          </table:table-cell>
          <table:table-cell table:style-name="ce296" office:value-type="string">
            <text:p>каб</text:p>
          </table:table-cell>
          <table:table-cell table:style-name="ce267" office:value-type="float" office:value="1">
            <text:p>1</text:p>
          </table:table-cell>
          <table:table-cell table:style-name="ce274" office:value-type="float" office:value="2">
            <text:p>2</text:p>
          </table:table-cell>
          <table:table-cell table:style-name="ce274" office:value-type="float" office:value="3">
            <text:p>3</text:p>
          </table:table-cell>
          <table:table-cell table:style-name="ce274" office:value-type="float" office:value="4">
            <text:p>4</text:p>
          </table:table-cell>
          <table:table-cell table:style-name="ce274" office:value-type="float" office:value="5">
            <text:p>5</text:p>
          </table:table-cell>
          <table:table-cell table:style-name="ce274" office:value-type="float" office:value="6">
            <text:p>6</text:p>
          </table:table-cell>
          <table:table-cell table:style-name="ce345" office:value-type="float" office:value="7">
            <text:p>7</text:p>
          </table:table-cell>
          <table:table-cell table:style-name="ce291" office:value-type="float" office:value="8">
            <text:p>8</text:p>
          </table:table-cell>
          <table:table-cell table:style-name="ce296" office:value-type="string">
            <text:p>каб</text:p>
          </table:table-cell>
          <table:table-cell table:style-name="ce267" office:value-type="float" office:value="1">
            <text:p>1</text:p>
          </table:table-cell>
          <table:table-cell table:style-name="ce274" office:value-type="float" office:value="2">
            <text:p>2</text:p>
          </table:table-cell>
          <table:table-cell table:style-name="ce274" office:value-type="float" office:value="3">
            <text:p>3</text:p>
          </table:table-cell>
          <table:table-cell table:style-name="ce345" office:value-type="float" office:value="4">
            <text:p>4</text:p>
          </table:table-cell>
          <table:table-cell table:style-name="ce259" office:value-type="float" office:value="5">
            <text:p>5</text:p>
          </table:table-cell>
          <table:table-cell table:style-name="ce259" office:value-type="float" office:value="6">
            <text:p>6</text:p>
          </table:table-cell>
          <table:table-cell table:style-name="ce332" office:value-type="float" office:value="7">
            <text:p>7</text:p>
          </table:table-cell>
          <table:table-cell table:style-name="ce296" office:value-type="string">
            <text:p>каб</text:p>
          </table:table-cell>
          <table:table-cell table:style-name="ce247" table:number-columns-repeated="965"/>
        </table:table-row>
        <table:table-row table:style-name="ro2">
          <table:table-cell table:style-name="ce223" office:value-type="float" office:value="1">
            <text:p>1</text:p>
          </table:table-cell>
          <table:table-cell table:style-name="ce235" office:value-type="string">
            <text:p>Арефьева Э.А.</text:p>
          </table:table-cell>
          <table:table-cell table:style-name="ce245" office:value-type="string">
            <text:p>17+1</text:p>
          </table:table-cell>
          <table:table-cell table:style-name="ce235" office:value-type="string">
            <text:p>8аб/<text:span text:style-name="T5">12 <text:s/></text:span><text:span text:style-name="T6">11</text:span><text:span text:style-name="T5">/5+1</text:span></text:p>
          </table:table-cell>
          <table:table-cell table:style-name="ce260" office:value-type="string">
            <text:p>8а</text:p>
          </table:table-cell>
          <table:table-cell table:style-name="ce260" office:value-type="string">
            <text:p><text:span text:style-name="T11">8</text:span><text:span text:style-name="T10">б</text:span></text:p>
          </table:table-cell>
          <table:table-cell table:number-columns-repeated="2" table:style-name="ce260" office:value-type="float" office:value="11">
            <text:p>11</text:p>
          </table:table-cell>
          <table:table-cell table:style-name="ce260" office:value-type="string">
            <text:p><text:span text:style-name="T10">8а</text:span></text:p>
          </table:table-cell>
          <table:table-cell table:style-name="ce260" office:value-type="string">
            <text:p><text:span text:style-name="T10">8б</text:span></text:p>
          </table:table-cell>
          <table:table-cell table:style-name="ce283" table:number-columns-repeated="2"/>
          <table:table-cell table:style-name="ce277"/>
          <table:table-cell table:style-name="ce297" office:value-type="string">
            <text:p><text:span text:style-name="T13">4.2</text:span></text:p>
          </table:table-cell>
          <table:table-cell table:style-name="ce304" office:value-type="string">
            <text:p><text:span text:style-name="T10">8б</text:span></text:p>
          </table:table-cell>
          <table:table-cell table:style-name="ce260" office:value-type="float" office:value="11">
            <text:p>11</text:p>
          </table:table-cell>
          <table:table-cell table:style-name="ce260"/>
          <table:table-cell table:style-name="ce260" office:value-type="string">
            <text:p><text:span text:style-name="T10">8а</text:span></text:p>
          </table:table-cell>
          <table:table-cell table:style-name="ce260" office:value-type="string">
            <text:p><text:span text:style-name="T10">8б</text:span></text:p>
          </table:table-cell>
          <table:table-cell table:style-name="ce260" office:value-type="string">
            <text:p><text:span text:style-name="T10">8а</text:span></text:p>
          </table:table-cell>
          <table:table-cell table:style-name="ce283" table:number-columns-repeated="2"/>
          <table:table-cell table:style-name="ce297" office:value-type="string">
            <text:p><text:span text:style-name="T13">4.2</text:span></text:p>
          </table:table-cell>
          <table:table-cell table:style-name="ce304"/>
          <table:table-cell table:style-name="ce260" table:number-columns-repeated="5"/>
          <table:table-cell table:style-name="ce283" table:number-columns-repeated="3"/>
          <table:table-cell table:style-name="ce337"/>
          <table:table-cell table:style-name="ce260" office:value-type="string">
            <text:p><text:span text:style-name="T10">8б</text:span></text:p>
          </table:table-cell>
          <table:table-cell table:style-name="ce260" office:value-type="float" office:value="11">
            <text:p>11</text:p>
          </table:table-cell>
          <table:table-cell table:style-name="ce260" office:value-type="string">
            <text:p><text:span text:style-name="T10">8б</text:span></text:p>
          </table:table-cell>
          <table:table-cell table:style-name="ce270" office:value-type="float" office:value="11">
            <text:p>11</text:p>
          </table:table-cell>
          <table:table-cell table:style-name="ce270" office:value-type="string">
            <text:p>8а</text:p>
          </table:table-cell>
          <table:table-cell table:style-name="ce260" office:value-type="string">
            <text:p><text:span text:style-name="T10">8а</text:span></text:p>
          </table:table-cell>
          <table:table-cell/>
          <table:table-cell table:style-name="ce293" office:value-type="string">
            <text:p>11к</text:p>
          </table:table-cell>
          <table:table-cell table:style-name="ce297" office:value-type="string">
            <text:p>4.2</text:p>
          </table:table-cell>
          <table:table-cell table:style-name="ce341"/>
          <table:table-cell table:style-name="ce268" table:number-columns-repeated="2"/>
          <table:table-cell table:style-name="ce270" table:number-columns-repeated="4"/>
          <table:table-cell table:style-name="ce268"/>
          <table:table-cell table:style-name="ce297"/>
          <table:table-cell table:style-name="ce341"/>
          <table:table-cell table:style-name="ce270" table:number-columns-repeated="6"/>
          <table:table-cell table:style-name="ce297"/>
          <table:table-cell table:style-name="ce82" table:number-columns-repeated="965"/>
        </table:table-row>
        <table:table-row table:style-name="ro2">
          <table:table-cell table:style-name="ce224" office:value-type="float" office:value="2">
            <text:p>2</text:p>
          </table:table-cell>
          <table:table-cell table:style-name="ce236" office:value-type="string">
            <text:p>Баркина Е.А.</text:p>
          </table:table-cell>
          <table:table-cell table:style-name="ce246" office:value-type="string">
            <text:p>18+2</text:p>
          </table:table-cell>
          <table:table-cell table:style-name="ce236" office:value-type="string">
            <text:p>6б/<text:span text:style-name="T5">8 <text:s/></text:span><text:span text:style-name="T6">9а/</text:span><text:span text:style-name="T5">5+1</text:span><text:span text:style-name="T6"> 10/</text:span><text:span text:style-name="T5">5+1</text:span></text:p>
          </table:table-cell>
          <table:table-cell table:style-name="ce261"/>
          <table:table-cell table:style-name="ce262" table:number-columns-repeated="5"/>
          <table:table-cell table:style-name="ce284" table:number-columns-repeated="2"/>
          <table:table-cell table:style-name="ce292"/>
          <table:table-cell table:style-name="ce298"/>
          <table:table-cell table:style-name="ce262" office:value-type="string">
            <text:p><text:span text:style-name="T10">6б</text:span></text:p>
          </table:table-cell>
          <table:table-cell table:style-name="ce262" office:value-type="float" office:value="10">
            <text:p>10</text:p>
          </table:table-cell>
          <table:table-cell table:style-name="ce268" office:value-type="float" office:value="9">
            <text:p>9</text:p>
          </table:table-cell>
          <table:table-cell table:style-name="ce268" office:value-type="string">
            <text:p>6б</text:p>
          </table:table-cell>
          <table:table-cell table:style-name="ce268"/>
          <table:table-cell table:style-name="ce268" office:value-type="float" office:value="9">
            <text:p>9</text:p>
          </table:table-cell>
          <table:table-cell table:style-name="ce268" table:number-columns-repeated="2"/>
          <table:table-cell table:style-name="ce298" office:value-type="string">
            <text:p><text:span text:style-name="T13">4.4</text:span></text:p>
          </table:table-cell>
          <table:table-cell table:number-columns-repeated="2" table:style-name="ce268" office:value-type="string">
            <text:p>6б</text:p>
          </table:table-cell>
          <table:table-cell table:style-name="ce268" office:value-type="float" office:value="9">
            <text:p>9</text:p>
          </table:table-cell>
          <table:table-cell table:style-name="ce262"/>
          <table:table-cell table:number-columns-repeated="2" table:style-name="ce268" office:value-type="float" office:value="10">
            <text:p>10</text:p>
          </table:table-cell>
          <table:table-cell table:style-name="ce268" table:number-columns-repeated="3"/>
          <table:table-cell table:style-name="ce299" office:value-type="string">
            <text:p>4.4</text:p>
          </table:table-cell>
          <table:table-cell table:style-name="ce328"/>
          <table:table-cell table:style-name="ce262" table:number-columns-repeated="5"/>
          <table:table-cell table:style-name="ce284" table:number-columns-repeated="2"/>
          <table:table-cell table:style-name="ce298"/>
          <table:table-cell table:style-name="ce328"/>
          <table:table-cell table:style-name="ce268"/>
          <table:table-cell table:style-name="ce268" office:value-type="string">
            <text:p>6б</text:p>
          </table:table-cell>
          <table:table-cell table:style-name="ce268" office:value-type="float" office:value="10">
            <text:p>10</text:p>
          </table:table-cell>
          <table:table-cell table:style-name="ce262" office:value-type="float" office:value="9">
            <text:p>9</text:p>
          </table:table-cell>
          <table:table-cell table:style-name="ce268" office:value-type="string">
            <text:p>6б</text:p>
          </table:table-cell>
          <table:table-cell table:style-name="ce268"/>
          <table:table-cell/>
          <table:table-cell table:style-name="ce298" office:value-type="string">
            <text:p>4.4</text:p>
          </table:table-cell>
          <table:table-cell table:number-columns-repeated="2" table:style-name="ce328" office:value-type="string">
            <text:p>6б</text:p>
          </table:table-cell>
          <table:table-cell table:style-name="ce268" office:value-type="float" office:value="10">
            <text:p>10</text:p>
          </table:table-cell>
          <table:table-cell table:style-name="ce262" office:value-type="float" office:value="9">
            <text:p>9</text:p>
          </table:table-cell>
          <table:table-cell table:style-name="ce132"/>
          <table:table-cell table:style-name="ce346"/>
          <table:table-cell table:style-name="ce359" office:value-type="string">
            <text:p>10к</text:p>
          </table:table-cell>
          <table:table-cell table:style-name="ce298" office:value-type="string">
            <text:p>4.4</text:p>
          </table:table-cell>
          <table:table-cell table:style-name="ce82" table:number-columns-repeated="965"/>
        </table:table-row>
        <table:table-row table:style-name="ro7">
          <table:table-cell table:style-name="ce225" office:value-type="float" office:value="3">
            <text:p>3</text:p>
          </table:table-cell>
          <table:table-cell table:style-name="ce236" office:value-type="string">
            <text:p>Прудникова А.В.</text:p>
          </table:table-cell>
          <table:table-cell table:style-name="ce246" office:value-type="float" office:value="16">
            <text:p>16</text:p>
          </table:table-cell>
          <table:table-cell table:style-name="ce236" office:value-type="string">
            <text:p>5аб/<text:span text:style-name="T5">16</text:span></text:p>
          </table:table-cell>
          <table:table-cell table:style-name="ce262" table:number-columns-repeated="6"/>
          <table:table-cell table:style-name="ce284" table:number-columns-repeated="3"/>
          <table:table-cell table:style-name="ce298"/>
          <table:table-cell table:style-name="ce279" office:value-type="string">
            <text:p><text:span text:style-name="T10">5а</text:span></text:p>
          </table:table-cell>
          <table:table-cell table:style-name="ce268"/>
          <table:table-cell table:style-name="ce268" office:value-type="string">
            <text:p><text:span text:style-name="T10">5б</text:span></text:p>
          </table:table-cell>
          <table:table-cell table:style-name="ce268" office:value-type="string">
            <text:p><text:span text:style-name="T10">5б</text:span></text:p>
          </table:table-cell>
          <table:table-cell table:style-name="ce268" office:value-type="string">
            <text:p><text:span text:style-name="T10">5а</text:span></text:p>
          </table:table-cell>
          <table:table-cell table:style-name="ce268"/>
          <table:table-cell table:style-name="ce310" table:number-columns-repeated="2"/>
          <table:table-cell table:style-name="ce298" office:value-type="string">
            <text:p><text:span text:style-name="T13">4.9</text:span></text:p>
          </table:table-cell>
          <table:table-cell table:style-name="ce279" office:value-type="string">
            <text:p>5б</text:p>
          </table:table-cell>
          <table:table-cell table:style-name="ce268" office:value-type="string">
            <text:p>5а</text:p>
          </table:table-cell>
          <table:table-cell table:style-name="ce326" office:value-type="string">
            <text:p>5б</text:p>
          </table:table-cell>
          <table:table-cell table:style-name="ce268" office:value-type="string">
            <text:p>5а</text:p>
          </table:table-cell>
          <table:table-cell table:style-name="ce268" table:number-columns-repeated="2"/>
          <table:table-cell table:style-name="ce310" table:number-columns-repeated="3"/>
          <table:table-cell table:style-name="ce299" office:value-type="string">
            <text:p>4.9</text:p>
          </table:table-cell>
          <table:table-cell table:style-name="ce328"/>
          <table:table-cell table:style-name="ce262" table:number-columns-repeated="5"/>
          <table:table-cell table:style-name="ce284" table:number-columns-repeated="2"/>
          <table:table-cell table:style-name="ce298"/>
          <table:table-cell table:style-name="ce348" office:value-type="string">
            <text:p>5Б</text:p>
          </table:table-cell>
          <table:table-cell table:style-name="ce262" office:value-type="string">
            <text:p>5б</text:p>
          </table:table-cell>
          <table:table-cell table:style-name="ce262" office:value-type="string">
            <text:p>5а</text:p>
          </table:table-cell>
          <table:table-cell table:style-name="ce262" office:value-type="string">
            <text:p>5б</text:p>
          </table:table-cell>
          <table:table-cell table:style-name="ce262" office:value-type="string">
            <text:p>5а</text:p>
          </table:table-cell>
          <table:table-cell table:style-name="ce262"/>
          <table:table-cell table:style-name="ce284" table:number-columns-repeated="2"/>
          <table:table-cell table:style-name="ce298" office:value-type="string">
            <text:p>4.9</text:p>
          </table:table-cell>
          <table:table-cell table:style-name="ce328" office:value-type="string">
            <text:p>5б</text:p>
          </table:table-cell>
          <table:table-cell table:style-name="ce262" office:value-type="string">
            <text:p>5а</text:p>
          </table:table-cell>
          <table:table-cell table:style-name="ce262" office:value-type="string">
            <text:p>5б</text:p>
          </table:table-cell>
          <table:table-cell table:style-name="ce262" office:value-type="string">
            <text:p>5а</text:p>
          </table:table-cell>
          <table:table-cell table:style-name="ce262" table:number-columns-repeated="3"/>
          <table:table-cell table:style-name="ce298" office:value-type="string">
            <text:p>4.9</text:p>
          </table:table-cell>
          <table:table-cell table:style-name="ce82" table:number-columns-repeated="965"/>
        </table:table-row>
        <table:table-row table:style-name="ro2">
          <table:table-cell table:style-name="ce225" office:value-type="float" office:value="4">
            <text:p>4</text:p>
          </table:table-cell>
          <table:table-cell table:style-name="ce236" office:value-type="string">
            <text:p>Хазанзун Н.Я.</text:p>
          </table:table-cell>
          <table:table-cell table:style-name="ce246" office:value-type="float" office:value="22">
            <text:p>22</text:p>
          </table:table-cell>
          <table:table-cell table:style-name="ce236" office:value-type="string">
            <text:p>6а<text:span text:style-name="T5">/8 7</text:span><text:span text:style-name="T6">аб/</text:span><text:span text:style-name="T5">14</text:span></text:p>
          </table:table-cell>
          <table:table-cell table:style-name="ce261"/>
          <table:table-cell table:style-name="ce262" table:number-columns-repeated="5"/>
          <table:table-cell table:style-name="ce284" table:number-columns-repeated="3"/>
          <table:table-cell table:style-name="ce298"/>
          <table:table-cell table:style-name="ce279" office:value-type="string">
            <text:p><text:span text:style-name="T10">6а</text:span></text:p>
          </table:table-cell>
          <table:table-cell table:style-name="ce268" office:value-type="string">
            <text:p><text:span text:style-name="T10">7а</text:span></text:p>
          </table:table-cell>
          <table:table-cell table:style-name="ce268" office:value-type="string">
            <text:p><text:span text:style-name="T10">7б</text:span></text:p>
          </table:table-cell>
          <table:table-cell table:style-name="ce268" office:value-type="string">
            <text:p><text:span text:style-name="T10">7а</text:span></text:p>
          </table:table-cell>
          <table:table-cell table:style-name="ce268" office:value-type="string">
            <text:p><text:span text:style-name="T10">7б</text:span></text:p>
          </table:table-cell>
          <table:table-cell table:style-name="ce268" office:value-type="string">
            <text:p><text:span text:style-name="T10">6а</text:span></text:p>
          </table:table-cell>
          <table:table-cell table:style-name="ce310" table:number-columns-repeated="2"/>
          <table:table-cell table:style-name="ce298" office:value-type="string">
            <text:p><text:span text:style-name="T13">4.1</text:span></text:p>
          </table:table-cell>
          <table:table-cell table:style-name="ce268" office:value-type="string">
            <text:p>7а</text:p>
          </table:table-cell>
          <table:table-cell table:style-name="ce268" office:value-type="string">
            <text:p>6а</text:p>
          </table:table-cell>
          <table:table-cell table:style-name="ce262"/>
          <table:table-cell table:style-name="ce262" office:value-type="string">
            <text:p><text:span text:style-name="T10">7б</text:span></text:p>
          </table:table-cell>
          <table:table-cell table:style-name="ce262" office:value-type="string">
            <text:p><text:span text:style-name="T10">6а</text:span></text:p>
          </table:table-cell>
          <table:table-cell table:style-name="ce268" table:number-columns-repeated="2"/>
          <table:table-cell table:style-name="ce310" table:number-columns-repeated="2"/>
          <table:table-cell table:style-name="ce299" office:value-type="string">
            <text:p>4.2</text:p>
          </table:table-cell>
          <table:table-cell table:style-name="ce261" office:value-type="string">
            <text:p><text:span text:style-name="T10">7б</text:span></text:p>
          </table:table-cell>
          <table:table-cell table:style-name="ce262" office:value-type="string">
            <text:p><text:span text:style-name="T10">6а</text:span></text:p>
          </table:table-cell>
          <table:table-cell table:style-name="ce262" office:value-type="string">
            <text:p><text:span text:style-name="T10">7б</text:span></text:p>
          </table:table-cell>
          <table:table-cell table:style-name="ce262" office:value-type="string">
            <text:p><text:span text:style-name="T10">7а</text:span></text:p>
          </table:table-cell>
          <table:table-cell table:style-name="ce262" office:value-type="string">
            <text:p><text:span text:style-name="T10">6а</text:span></text:p>
          </table:table-cell>
          <table:table-cell table:style-name="ce268" office:value-type="string">
            <text:p>7а</text:p>
          </table:table-cell>
          <table:table-cell table:style-name="ce284" office:value-type="string">
            <text:p>7бм</text:p>
          </table:table-cell>
          <table:table-cell table:style-name="ce284"/>
          <table:table-cell table:style-name="ce298" office:value-type="string">
            <text:p>4.1</text:p>
          </table:table-cell>
          <table:table-cell table:style-name="ce328"/>
          <table:table-cell table:style-name="ce328" office:value-type="string">
            <text:p>6а</text:p>
          </table:table-cell>
          <table:table-cell table:style-name="ce262" office:value-type="string">
            <text:p>6а</text:p>
          </table:table-cell>
          <table:table-cell table:style-name="ce262" office:value-type="string">
            <text:p>7а</text:p>
          </table:table-cell>
          <table:table-cell table:style-name="ce262" office:value-type="string">
            <text:p><text:span text:style-name="T10">7б</text:span></text:p>
          </table:table-cell>
          <table:table-cell table:style-name="ce328" office:value-type="string">
            <text:p>7ам</text:p>
          </table:table-cell>
          <table:table-cell table:style-name="ce284" table:number-columns-repeated="2"/>
          <table:table-cell table:style-name="ce297" office:value-type="string">
            <text:p>4.2</text:p>
          </table:table-cell>
          <table:table-cell table:style-name="ce262" table:number-columns-repeated="7"/>
          <table:table-cell table:style-name="ce297"/>
          <table:table-cell table:style-name="ce82" table:number-columns-repeated="965"/>
        </table:table-row>
        <table:table-row table:style-name="ro7">
          <table:table-cell table:style-name="ce225" office:value-type="float" office:value="5">
            <text:p>5</text:p>
          </table:table-cell>
          <table:table-cell table:style-name="ce236" office:value-type="string">
            <text:p>Луковников А.Е.</text:p>
          </table:table-cell>
          <table:table-cell table:style-name="ce246" office:value-type="float" office:value="10">
            <text:p>10</text:p>
          </table:table-cell>
          <table:table-cell table:style-name="ce236" office:value-type="string">
            <text:p>5аб/<text:span text:style-name="T5">10</text:span><text:span text:style-name="T6"> </text:span></text:p>
          </table:table-cell>
          <table:table-cell table:style-name="ce262"/>
          <table:table-cell table:style-name="ce262" office:value-type="string">
            <text:p><text:span text:style-name="T10">5б</text:span></text:p>
          </table:table-cell>
          <table:table-cell table:style-name="ce262" office:value-type="string">
            <text:p><text:span text:style-name="T10">5а</text:span></text:p>
          </table:table-cell>
          <table:table-cell table:style-name="ce262" office:value-type="string">
            <text:p><text:span text:style-name="T10">5б</text:span></text:p>
          </table:table-cell>
          <table:table-cell table:style-name="ce262" office:value-type="string">
            <text:p><text:span text:style-name="T10">5а</text:span></text:p>
          </table:table-cell>
          <table:table-cell table:style-name="ce262"/>
          <table:table-cell table:style-name="ce284" table:number-columns-repeated="3"/>
          <table:table-cell table:style-name="ce298" office:value-type="string">
            <text:p><text:span text:style-name="T13">4.4</text:span></text:p>
          </table:table-cell>
          <table:table-cell table:style-name="ce268" office:value-type="string">
            <text:p><text:span text:style-name="T10">5б</text:span></text:p>
          </table:table-cell>
          <table:table-cell table:style-name="ce268" office:value-type="string">
            <text:p><text:span text:style-name="T10">5а</text:span></text:p>
          </table:table-cell>
          <table:table-cell table:style-name="ce310"/>
          <table:table-cell table:style-name="ce268" table:number-columns-repeated="3"/>
          <table:table-cell table:style-name="ce310" table:number-columns-repeated="2"/>
          <table:table-cell table:style-name="ce298" office:value-type="string">
            <text:p><text:span text:style-name="T13">4.5</text:span></text:p>
          </table:table-cell>
          <table:table-cell table:style-name="ce279"/>
          <table:table-cell table:style-name="ce268" table:number-columns-repeated="5"/>
          <table:table-cell table:style-name="ce310" table:number-columns-repeated="2"/>
          <table:table-cell table:style-name="ce333"/>
          <table:table-cell table:style-name="ce299"/>
          <table:table-cell table:style-name="ce328" office:value-type="string">
            <text:p>5б</text:p>
          </table:table-cell>
          <table:table-cell table:style-name="ce268"/>
          <table:table-cell table:style-name="ce268" office:value-type="string">
            <text:p><text:span text:style-name="T10">5а</text:span></text:p>
          </table:table-cell>
          <table:table-cell table:style-name="ce262" office:value-type="string">
            <text:p>5б</text:p>
          </table:table-cell>
          <table:table-cell table:style-name="ce268" office:value-type="string">
            <text:p>5а</text:p>
          </table:table-cell>
          <table:table-cell table:style-name="ce262"/>
          <table:table-cell table:style-name="ce284" table:number-columns-repeated="2"/>
          <table:table-cell table:style-name="ce298" office:value-type="string">
            <text:p>4.4</text:p>
          </table:table-cell>
          <table:table-cell table:style-name="ce262"/>
          <table:table-cell table:style-name="ce328"/>
          <table:table-cell table:style-name="ce262" table:number-columns-repeated="4"/>
          <table:table-cell table:style-name="ce284" table:number-columns-repeated="2"/>
          <table:table-cell table:style-name="ce298"/>
          <table:table-cell table:style-name="ce328"/>
          <table:table-cell table:style-name="ce262" table:number-columns-repeated="6"/>
          <table:table-cell table:style-name="ce298"/>
          <table:table-cell table:style-name="ce82" table:number-columns-repeated="965"/>
        </table:table-row>
        <table:table-row table:style-name="ro7">
          <table:table-cell table:style-name="ce225" office:value-type="float" office:value="6">
            <text:p>6</text:p>
          </table:table-cell>
          <table:table-cell table:style-name="ce236" office:value-type="string">
            <text:p>Потрашова Н.Б.</text:p>
          </table:table-cell>
          <table:table-cell table:style-name="ce246" office:value-type="string">
            <text:p>27+1</text:p>
          </table:table-cell>
          <table:table-cell table:style-name="ce236" office:value-type="string">
            <text:p>6аб<text:span text:style-name="T7">/10 8</text:span><text:span text:style-name="T8">аб</text:span><text:span text:style-name="T7">/12 <text:s/></text:span><text:span text:style-name="T8">11</text:span><text:span text:style-name="T7">/5+1</text:span></text:p>
          </table:table-cell>
          <table:table-cell table:style-name="ce261"/>
          <table:table-cell table:style-name="ce262" table:number-columns-repeated="5"/>
          <table:table-cell table:style-name="ce284" table:number-columns-repeated="3"/>
          <table:table-cell table:style-name="ce298"/>
          <table:table-cell table:style-name="ce268" office:value-type="float" office:value="11">
            <text:p>11</text:p>
          </table:table-cell>
          <table:table-cell table:style-name="ce268" office:value-type="string">
            <text:p><text:span text:style-name="T10">6а</text:span></text:p>
          </table:table-cell>
          <table:table-cell table:style-name="ce268" office:value-type="string">
            <text:p><text:span text:style-name="T10">6б</text:span></text:p>
          </table:table-cell>
          <table:table-cell table:style-name="ce279" office:value-type="float" office:value="11">
            <text:p>11</text:p>
          </table:table-cell>
          <table:table-cell table:style-name="ce268" office:value-type="string">
            <text:p><text:span text:style-name="T10">8а</text:span></text:p>
          </table:table-cell>
          <table:table-cell table:style-name="ce268" office:value-type="string">
            <text:p><text:span text:style-name="T10">8б</text:span></text:p>
          </table:table-cell>
          <table:table-cell table:style-name="ce268" table:number-columns-repeated="2"/>
          <table:table-cell table:style-name="ce298" office:value-type="string">
            <text:p><text:span text:style-name="T13">3.4</text:span></text:p>
          </table:table-cell>
          <table:table-cell table:style-name="ce279" office:value-type="string">
            <text:p>6а</text:p>
          </table:table-cell>
          <table:table-cell table:style-name="ce268" office:value-type="string">
            <text:p>8б</text:p>
          </table:table-cell>
          <table:table-cell table:number-columns-repeated="2" table:style-name="ce268" office:value-type="float" office:value="11">
            <text:p>11</text:p>
          </table:table-cell>
          <table:table-cell table:style-name="ce268" office:value-type="string">
            <text:p>6б</text:p>
          </table:table-cell>
          <table:table-cell table:style-name="ce268" office:value-type="string">
            <text:p><text:span text:style-name="T10">8а</text:span></text:p>
          </table:table-cell>
          <table:table-cell table:style-name="ce82"/>
          <table:table-cell table:style-name="ce330" office:value-type="string">
            <text:p>11к</text:p>
          </table:table-cell>
          <table:table-cell table:style-name="ce310"/>
          <table:table-cell table:style-name="ce299" office:value-type="string">
            <text:p>3.4</text:p>
          </table:table-cell>
          <table:table-cell table:style-name="ce262" office:value-type="string">
            <text:p>6а</text:p>
          </table:table-cell>
          <table:table-cell table:style-name="ce268" office:value-type="string">
            <text:p><text:span text:style-name="T10">6б</text:span></text:p>
          </table:table-cell>
          <table:table-cell table:style-name="ce279" office:value-type="string">
            <text:p><text:span text:style-name="T10">8а</text:span></text:p>
          </table:table-cell>
          <table:table-cell table:style-name="ce279" office:value-type="string">
            <text:p><text:span text:style-name="T10">6а</text:span></text:p>
          </table:table-cell>
          <table:table-cell table:style-name="ce268" office:value-type="string">
            <text:p>6б</text:p>
          </table:table-cell>
          <table:table-cell table:style-name="ce270" office:value-type="string">
            <text:p>8б</text:p>
          </table:table-cell>
          <table:table-cell table:style-name="ce277"/>
          <table:table-cell table:style-name="ce284"/>
          <table:table-cell table:style-name="ce298" office:value-type="string">
            <text:p>3.4</text:p>
          </table:table-cell>
          <table:table-cell table:style-name="ce262"/>
          <table:table-cell table:style-name="ce268" office:value-type="string">
            <text:p>6б</text:p>
          </table:table-cell>
          <table:table-cell table:style-name="ce268" office:value-type="float" office:value="11">
            <text:p>11</text:p>
          </table:table-cell>
          <table:table-cell table:style-name="ce268" office:value-type="string">
            <text:p><text:span text:style-name="T10">8б</text:span></text:p>
          </table:table-cell>
          <table:table-cell table:style-name="ce270" office:value-type="string">
            <text:p>6а</text:p>
          </table:table-cell>
          <table:table-cell table:style-name="ce270" office:value-type="string">
            <text:p>8а</text:p>
          </table:table-cell>
          <table:table-cell table:style-name="ce284" table:number-columns-repeated="2"/>
          <table:table-cell table:style-name="ce298" office:value-type="string">
            <text:p>3.4</text:p>
          </table:table-cell>
          <table:table-cell table:style-name="ce270" office:value-type="string">
            <text:p>8а</text:p>
          </table:table-cell>
          <table:table-cell table:style-name="ce268" office:value-type="string">
            <text:p><text:span text:style-name="T10">8а</text:span></text:p>
          </table:table-cell>
          <table:table-cell table:style-name="ce279" office:value-type="string">
            <text:p><text:span text:style-name="T10">8б</text:span></text:p>
          </table:table-cell>
          <table:table-cell table:style-name="ce268" office:value-type="string">
            <text:p><text:span text:style-name="T10">8б</text:span></text:p>
          </table:table-cell>
          <table:table-cell table:style-name="ce268" table:number-columns-repeated="2"/>
          <table:table-cell table:style-name="ce262"/>
          <table:table-cell table:style-name="ce298" office:value-type="string">
            <text:p>3.4</text:p>
          </table:table-cell>
          <table:table-cell table:style-name="ce82" table:number-columns-repeated="965"/>
        </table:table-row>
        <table:table-row table:style-name="ro7">
          <table:table-cell table:style-name="ce225" office:value-type="float" office:value="7">
            <text:p>7</text:p>
          </table:table-cell>
          <table:table-cell table:style-name="ce236" office:value-type="string">
            <text:p>Ходжабагян И.А.</text:p>
          </table:table-cell>
          <table:table-cell table:style-name="ce246" office:value-type="string">
            <text:p>23+2</text:p>
          </table:table-cell>
          <table:table-cell table:style-name="ce236" office:value-type="string">
            <text:p>7аб<text:span text:style-name="T5">/12 </text:span><text:span text:style-name="T6"><text:s/>9а</text:span><text:span text:style-name="T5">/6+1 </text:span><text:span text:style-name="T6">10</text:span><text:span text:style-name="T5">/5+1</text:span></text:p>
          </table:table-cell>
          <table:table-cell table:style-name="ce261"/>
          <table:table-cell table:style-name="ce262" table:number-columns-repeated="5"/>
          <table:table-cell table:style-name="ce284" table:number-columns-repeated="3"/>
          <table:table-cell table:style-name="ce298"/>
          <table:table-cell table:number-columns-repeated="2" table:style-name="ce268" office:value-type="float" office:value="9">
            <text:p>9</text:p>
          </table:table-cell>
          <table:table-cell table:style-name="ce262" office:value-type="string">
            <text:p><text:span text:style-name="T10">7а</text:span></text:p>
          </table:table-cell>
          <table:table-cell table:number-columns-repeated="2" table:style-name="ce262" office:value-type="float" office:value="10">
            <text:p>10</text:p>
          </table:table-cell>
          <table:table-cell table:style-name="ce268" office:value-type="string">
            <text:p><text:span text:style-name="T10">7б</text:span></text:p>
          </table:table-cell>
          <table:table-cell table:style-name="ce268" table:number-columns-repeated="2"/>
          <table:table-cell table:style-name="ce298" office:value-type="string">
            <text:p><text:span text:style-name="T13">3.1</text:span></text:p>
          </table:table-cell>
          <table:table-cell table:style-name="ce262" office:value-type="float" office:value="9">
            <text:p>9</text:p>
          </table:table-cell>
          <table:table-cell table:style-name="ce262" office:value-type="string">
            <text:p><text:span text:style-name="T10">7а</text:span></text:p>
          </table:table-cell>
          <table:table-cell table:style-name="ce268" office:value-type="string">
            <text:p>7б</text:p>
          </table:table-cell>
          <table:table-cell table:style-name="ce268"/>
          <table:table-cell table:style-name="ce268" office:value-type="string">
            <text:p>7а</text:p>
          </table:table-cell>
          <table:table-cell table:style-name="ce262" office:value-type="string">
            <text:p><text:span text:style-name="T10">7б</text:span></text:p>
          </table:table-cell>
          <table:table-cell table:style-name="ce268"/>
          <table:table-cell table:style-name="ce310" table:number-columns-repeated="2"/>
          <table:table-cell table:style-name="ce299" office:value-type="string">
            <text:p>3.1</text:p>
          </table:table-cell>
          <table:table-cell table:style-name="ce262" office:value-type="float" office:value="10">
            <text:p>10</text:p>
          </table:table-cell>
          <table:table-cell table:style-name="ce262" office:value-type="float" office:value="9">
            <text:p>9</text:p>
          </table:table-cell>
          <table:table-cell table:style-name="ce268"/>
          <table:table-cell table:style-name="ce268" office:value-type="string">
            <text:p>7б</text:p>
          </table:table-cell>
          <table:table-cell table:style-name="ce262" office:value-type="string">
            <text:p><text:span text:style-name="T10">7а</text:span></text:p>
          </table:table-cell>
          <table:table-cell table:style-name="ce262"/>
          <table:table-cell/>
          <table:table-cell table:style-name="ce293" office:value-type="string">
            <text:p>10к</text:p>
          </table:table-cell>
          <table:table-cell table:style-name="ce298" office:value-type="string">
            <text:p>3.1</text:p>
          </table:table-cell>
          <table:table-cell table:style-name="ce348" office:value-type="string">
            <text:p>9А</text:p>
          </table:table-cell>
          <table:table-cell table:style-name="ce262" office:value-type="float" office:value="9">
            <text:p>9</text:p>
          </table:table-cell>
          <table:table-cell table:style-name="ce262" office:value-type="float" office:value="10">
            <text:p>10</text:p>
          </table:table-cell>
          <table:table-cell table:style-name="ce262"/>
          <table:table-cell table:style-name="ce262" office:value-type="string">
            <text:p>7а</text:p>
          </table:table-cell>
          <table:table-cell table:style-name="ce262" office:value-type="string">
            <text:p><text:span text:style-name="T10">7б</text:span></text:p>
          </table:table-cell>
          <table:table-cell/>
          <table:table-cell table:style-name="ce359" office:value-type="string">
            <text:p>9к</text:p>
          </table:table-cell>
          <table:table-cell table:style-name="ce298" office:value-type="string">
            <text:p>3.1</text:p>
          </table:table-cell>
          <table:table-cell table:style-name="ce262" office:value-type="float" office:value="10">
            <text:p>10</text:p>
          </table:table-cell>
          <table:table-cell table:style-name="ce262" office:value-type="float" office:value="9">
            <text:p>9</text:p>
          </table:table-cell>
          <table:table-cell table:style-name="ce262" office:value-type="string">
            <text:p><text:span text:style-name="T10">7а</text:span></text:p>
          </table:table-cell>
          <table:table-cell table:style-name="ce262" office:value-type="string">
            <text:p><text:span text:style-name="T10">7б</text:span></text:p>
          </table:table-cell>
          <table:table-cell table:style-name="ce262" table:number-columns-repeated="2"/>
          <table:table-cell/>
          <table:table-cell table:style-name="ce298" office:value-type="string">
            <text:p>3.1</text:p>
          </table:table-cell>
          <table:table-cell table:style-name="ce82" table:number-columns-repeated="965"/>
        </table:table-row>
        <table:table-row table:style-name="ro7">
          <table:table-cell table:style-name="ce225" office:value-type="float" office:value="8">
            <text:p>8</text:p>
          </table:table-cell>
          <table:table-cell table:style-name="ce236" office:value-type="string">
            <text:p>Курнышёва Е.В.</text:p>
          </table:table-cell>
          <table:table-cell table:style-name="ce246" office:value-type="string">
            <text:p>22+0.5</text:p>
          </table:table-cell>
          <table:table-cell table:style-name="ce236" office:value-type="string">
            <text:p>5 – 10<text:span text:style-name="T5">/20 </text:span><text:span text:style-name="T6">11</text:span><text:span text:style-name="T5">/2+0.5</text:span></text:p>
          </table:table-cell>
          <table:table-cell table:style-name="ce261"/>
          <table:table-cell table:style-name="ce262" table:number-columns-repeated="5"/>
          <table:table-cell table:style-name="ce284" table:number-columns-repeated="3"/>
          <table:table-cell table:style-name="ce298"/>
          <table:table-cell table:number-columns-repeated="2" table:style-name="ce305" office:value-type="string">
            <text:p>7б</text:p>
          </table:table-cell>
          <table:table-cell table:style-name="ce311" office:value-type="string">
            <text:p><text:span text:style-name="T10">6а</text:span></text:p>
          </table:table-cell>
          <table:table-cell table:style-name="ce305" office:value-type="string">
            <text:p><text:span text:style-name="T10">6а</text:span></text:p>
          </table:table-cell>
          <table:table-cell table:style-name="ce305" office:value-type="string">
            <text:p><text:span text:style-name="T10">7а</text:span></text:p>
          </table:table-cell>
          <table:table-cell table:style-name="ce305" office:value-type="string">
            <text:p><text:span text:style-name="T10">7а</text:span></text:p>
          </table:table-cell>
          <table:table-cell table:style-name="ce310" table:number-columns-repeated="2"/>
          <table:table-cell table:style-name="ce298" office:value-type="string">
            <text:p><text:span text:style-name="T13">3.2</text:span></text:p>
          </table:table-cell>
          <table:table-cell table:number-columns-repeated="2" table:style-name="ce323" office:value-type="float" office:value="10">
            <text:p>10</text:p>
          </table:table-cell>
          <table:table-cell table:number-columns-repeated="2" table:style-name="ce327" office:value-type="string">
            <text:p>8а</text:p>
          </table:table-cell>
          <table:table-cell table:number-columns-repeated="2" table:style-name="ce305" office:value-type="string">
            <text:p>8б</text:p>
          </table:table-cell>
          <table:table-cell table:style-name="ce268" table:number-columns-repeated="2"/>
          <table:table-cell table:style-name="ce334" office:value-type="string">
            <text:p>11к/</text:p>
          </table:table-cell>
          <table:table-cell table:style-name="ce299" office:value-type="string">
            <text:p>3.2</text:p>
          </table:table-cell>
          <table:table-cell table:number-columns-repeated="2" table:style-name="ce323" office:value-type="string">
            <text:p>5а</text:p>
          </table:table-cell>
          <table:table-cell table:style-name="ce327" office:value-type="string">
            <text:p>6б</text:p>
          </table:table-cell>
          <table:table-cell table:style-name="ce344" office:value-type="string">
            <text:p>6б</text:p>
          </table:table-cell>
          <table:table-cell table:number-columns-repeated="2" table:style-name="ce344" office:value-type="string">
            <text:p>5б</text:p>
          </table:table-cell>
          <table:table-cell table:style-name="ce262"/>
          <table:table-cell/>
          <table:table-cell table:style-name="ce298" office:value-type="string">
            <text:p>3.2</text:p>
          </table:table-cell>
          <table:table-cell table:style-name="ce348" office:value-type="float" office:value="10">
            <text:p>10</text:p>
          </table:table-cell>
          <table:table-cell table:style-name="ce262"/>
          <table:table-cell table:number-columns-repeated="2" table:style-name="ce323" office:value-type="float" office:value="9">
            <text:p>9</text:p>
          </table:table-cell>
          <table:table-cell table:number-columns-repeated="2" table:style-name="ce305" office:value-type="float" office:value="11">
            <text:p>11</text:p>
          </table:table-cell>
          <table:table-cell table:style-name="ce284" table:number-columns-repeated="2"/>
          <table:table-cell table:style-name="ce298" office:value-type="string">
            <text:p>3.2</text:p>
          </table:table-cell>
          <table:table-cell table:style-name="ce262" table:number-columns-repeated="2"/>
          <table:table-cell table:style-name="ce328"/>
          <table:table-cell table:style-name="ce270" table:number-columns-repeated="3"/>
          <table:table-cell table:style-name="ce262"/>
          <table:table-cell table:style-name="ce298" office:value-type="string">
            <text:p>3.2</text:p>
          </table:table-cell>
          <table:table-cell table:style-name="ce82" table:number-columns-repeated="965"/>
        </table:table-row>
        <table:table-row table:style-name="ro7">
          <table:table-cell table:style-name="ce225" office:value-type="float" office:value="9">
            <text:p>9</text:p>
          </table:table-cell>
          <table:table-cell table:style-name="ce236" office:value-type="string">
            <text:p>Дмитриева Н.В.</text:p>
          </table:table-cell>
          <table:table-cell table:style-name="ce246" office:value-type="float" office:value="6">
            <text:p>6</text:p>
          </table:table-cell>
          <table:table-cell table:style-name="ce236" office:value-type="string">
            <text:p>5 – 19<text:span text:style-name="T5">/6</text:span></text:p>
          </table:table-cell>
          <table:table-cell table:style-name="ce261"/>
          <table:table-cell table:style-name="ce262" table:number-columns-repeated="5"/>
          <table:table-cell table:style-name="ce284" table:number-columns-repeated="3"/>
          <table:table-cell table:style-name="ce298"/>
          <table:table-cell table:style-name="ce279"/>
          <table:table-cell table:style-name="ce268" table:number-columns-repeated="5"/>
          <table:table-cell table:style-name="ce310" table:number-columns-repeated="2"/>
          <table:table-cell table:style-name="ce298"/>
          <table:table-cell table:style-name="ce279"/>
          <table:table-cell table:style-name="ce268" table:number-columns-repeated="5"/>
          <table:table-cell table:style-name="ce310" table:number-columns-repeated="3"/>
          <table:table-cell table:style-name="ce299"/>
          <table:table-cell table:style-name="ce328"/>
          <table:table-cell table:style-name="ce262" table:number-columns-repeated="5"/>
          <table:table-cell table:style-name="ce284" table:number-columns-repeated="2"/>
          <table:table-cell table:style-name="ce298"/>
          <table:table-cell table:style-name="ce328"/>
          <table:table-cell table:style-name="ce262" table:number-columns-repeated="5"/>
          <table:table-cell table:style-name="ce284" table:number-columns-repeated="2"/>
          <table:table-cell table:style-name="ce298"/>
          <table:table-cell table:style-name="ce328"/>
          <table:table-cell table:style-name="ce262" table:number-columns-repeated="6"/>
          <table:table-cell table:style-name="ce298"/>
          <table:table-cell table:style-name="ce82" table:number-columns-repeated="965"/>
        </table:table-row>
        <table:table-row table:style-name="ro7">
          <table:table-cell table:style-name="ce225" office:value-type="float" office:value="10">
            <text:p>10</text:p>
          </table:table-cell>
          <table:table-cell table:style-name="ce236" office:value-type="string">
            <text:p>Колпенская Т.В.</text:p>
          </table:table-cell>
          <table:table-cell table:style-name="ce246" office:value-type="string">
            <text:p>24+1.5</text:p>
          </table:table-cell>
          <table:table-cell table:style-name="ce236" office:value-type="string">
            <text:p>7-9<text:span text:style-name="T5">/15 </text:span><text:span text:style-name="T6">10</text:span><text:span text:style-name="T5">/5+1 </text:span><text:span text:style-name="T6">11</text:span><text:span text:style-name="T5">/4+0.5</text:span></text:p>
          </table:table-cell>
          <table:table-cell table:number-columns-repeated="2" table:style-name="ce262" office:value-type="float" office:value="11">
            <text:p>11</text:p>
          </table:table-cell>
          <table:table-cell table:style-name="ce262" office:value-type="string">
            <text:p><text:span text:style-name="T10">7а</text:span></text:p>
          </table:table-cell>
          <table:table-cell table:number-columns-repeated="2" table:style-name="ce262" office:value-type="float" office:value="10">
            <text:p>10</text:p>
          </table:table-cell>
          <table:table-cell table:style-name="ce262" office:value-type="string">
            <text:p><text:span text:style-name="T10">7б</text:span></text:p>
          </table:table-cell>
          <table:table-cell table:style-name="ce132"/>
          <table:table-cell/>
          <table:table-cell table:style-name="ce293" office:value-type="string">
            <text:p><text:span text:style-name="T12">10к <text:s text:c="3"/>общ/ист</text:span></text:p>
          </table:table-cell>
          <table:table-cell table:style-name="ce298" office:value-type="string">
            <text:p><text:span text:style-name="T13">4.5</text:span></text:p>
          </table:table-cell>
          <table:table-cell table:style-name="ce268"/>
          <table:table-cell table:style-name="ce262"/>
          <table:table-cell table:style-name="ce268" table:number-columns-repeated="2"/>
          <table:table-cell table:style-name="ce262"/>
          <table:table-cell table:style-name="ce268"/>
          <table:table-cell table:style-name="ce82"/>
          <table:table-cell table:style-name="ce310"/>
          <table:table-cell table:style-name="ce298"/>
          <table:table-cell table:style-name="ce268" office:value-type="string">
            <text:p><text:span text:style-name="T10">8б</text:span></text:p>
          </table:table-cell>
          <table:table-cell table:style-name="ce268" office:value-type="string">
            <text:p>8а</text:p>
          </table:table-cell>
          <table:table-cell table:style-name="ce262" office:value-type="string">
            <text:p><text:span text:style-name="T10">7б</text:span></text:p>
          </table:table-cell>
          <table:table-cell table:style-name="ce270" table:number-columns-repeated="2"/>
          <table:table-cell table:style-name="ce268"/>
          <table:table-cell table:style-name="ce310" table:number-columns-repeated="2"/>
          <table:table-cell table:style-name="ce334" office:value-type="string">
            <text:p>11к/</text:p>
          </table:table-cell>
          <table:table-cell table:style-name="ce299" office:value-type="string">
            <text:p>4.5</text:p>
          </table:table-cell>
          <table:table-cell table:style-name="ce262"/>
          <table:table-cell table:style-name="ce262" office:value-type="float" office:value="10">
            <text:p>10</text:p>
          </table:table-cell>
          <table:table-cell table:style-name="ce262" office:value-type="string">
            <text:p><text:span text:style-name="T10">7а</text:span></text:p>
          </table:table-cell>
          <table:table-cell table:style-name="ce262" office:value-type="float" office:value="9">
            <text:p>9</text:p>
          </table:table-cell>
          <table:table-cell table:style-name="ce262" office:value-type="float" office:value="10">
            <text:p>10</text:p>
          </table:table-cell>
          <table:table-cell table:style-name="ce268" office:value-type="float" office:value="11">
            <text:p>11</text:p>
          </table:table-cell>
          <table:table-cell table:style-name="ce268"/>
          <table:table-cell/>
          <table:table-cell table:style-name="ce298" office:value-type="string">
            <text:p>4.5</text:p>
          </table:table-cell>
          <table:table-cell table:style-name="ce348" office:value-type="string">
            <text:p>8Б</text:p>
          </table:table-cell>
          <table:table-cell table:style-name="ce262" office:value-type="float" office:value="10">
            <text:p>10</text:p>
          </table:table-cell>
          <table:table-cell table:style-name="ce262" office:value-type="string">
            <text:p><text:span text:style-name="T10">8а</text:span></text:p>
          </table:table-cell>
          <table:table-cell table:style-name="ce262" office:value-type="float" office:value="11">
            <text:p>11</text:p>
          </table:table-cell>
          <table:table-cell table:style-name="ce262" office:value-type="string">
            <text:p>8б</text:p>
          </table:table-cell>
          <table:table-cell table:style-name="ce262" office:value-type="float" office:value="9">
            <text:p>9</text:p>
          </table:table-cell>
          <table:table-cell table:style-name="ce284" table:number-columns-repeated="2"/>
          <table:table-cell table:style-name="ce298" office:value-type="string">
            <text:p>4.5</text:p>
          </table:table-cell>
          <table:table-cell table:style-name="ce262" office:value-type="string">
            <text:p>8б</text:p>
          </table:table-cell>
          <table:table-cell table:style-name="ce268" office:value-type="string">
            <text:p><text:span text:style-name="T10">7б</text:span></text:p>
          </table:table-cell>
          <table:table-cell table:style-name="ce270" office:value-type="string">
            <text:p>8а</text:p>
          </table:table-cell>
          <table:table-cell table:style-name="ce262" office:value-type="string">
            <text:p>7а</text:p>
          </table:table-cell>
          <table:table-cell table:style-name="ce262" office:value-type="float" office:value="9">
            <text:p>9</text:p>
          </table:table-cell>
          <table:table-cell table:style-name="ce262" table:number-columns-repeated="2"/>
          <table:table-cell table:style-name="ce298" office:value-type="string">
            <text:p>4.5</text:p>
          </table:table-cell>
          <table:table-cell table:style-name="ce82" table:number-columns-repeated="965"/>
        </table:table-row>
        <table:table-row table:style-name="ro7">
          <table:table-cell table:style-name="ce225" office:value-type="float" office:value="11">
            <text:p>11</text:p>
          </table:table-cell>
          <table:table-cell table:style-name="ce236" office:value-type="string">
            <text:p>СмородиноваИ.Б.</text:p>
          </table:table-cell>
          <table:table-cell table:style-name="ce246" office:value-type="float" office:value="10">
            <text:p>10</text:p>
          </table:table-cell>
          <table:table-cell table:style-name="ce236" office:value-type="string">
            <text:p>5аб<text:span text:style-name="T5">/4 </text:span><text:span text:style-name="T6">6аб</text:span><text:span text:style-name="T5">/6</text:span></text:p>
          </table:table-cell>
          <table:table-cell table:style-name="ce262" office:value-type="string">
            <text:p>5б</text:p>
          </table:table-cell>
          <table:table-cell table:style-name="ce262" office:value-type="string">
            <text:p>5а</text:p>
          </table:table-cell>
          <table:table-cell table:style-name="ce262"/>
          <table:table-cell table:style-name="ce262" office:value-type="string">
            <text:p><text:span text:style-name="T10">6а</text:span></text:p>
          </table:table-cell>
          <table:table-cell table:style-name="ce262" office:value-type="string">
            <text:p><text:span text:style-name="T10">6а</text:span></text:p>
          </table:table-cell>
          <table:table-cell table:style-name="ce279" office:value-type="string">
            <text:p><text:span text:style-name="T10">6б</text:span></text:p>
          </table:table-cell>
          <table:table-cell table:style-name="ce268"/>
          <table:table-cell table:style-name="ce288"/>
          <table:table-cell table:style-name="ce284"/>
          <table:table-cell table:style-name="ce298" office:value-type="string">
            <text:p><text:span text:style-name="T13">4.9</text:span></text:p>
          </table:table-cell>
          <table:table-cell table:style-name="ce268"/>
          <table:table-cell table:style-name="ce279"/>
          <table:table-cell table:style-name="ce268" table:number-columns-repeated="2"/>
          <table:table-cell table:style-name="ce262"/>
          <table:table-cell table:style-name="ce262" office:value-type="string">
            <text:p><text:span text:style-name="T10">6б</text:span></text:p>
          </table:table-cell>
          <table:table-cell table:style-name="ce310" table:number-columns-repeated="2"/>
          <table:table-cell table:style-name="ce298" office:value-type="string">
            <text:p><text:span text:style-name="T13">4.9</text:span></text:p>
          </table:table-cell>
          <table:table-cell table:style-name="ce279"/>
          <table:table-cell table:style-name="ce268" table:number-columns-repeated="5"/>
          <table:table-cell table:style-name="ce310" table:number-columns-repeated="3"/>
          <table:table-cell table:style-name="ce299"/>
          <table:table-cell table:style-name="ce328" office:value-type="string">
            <text:p>6б</text:p>
          </table:table-cell>
          <table:table-cell table:style-name="ce262" office:value-type="string">
            <text:p>5б</text:p>
          </table:table-cell>
          <table:table-cell table:style-name="ce262" office:value-type="string">
            <text:p>6а</text:p>
          </table:table-cell>
          <table:table-cell table:style-name="ce262" table:number-columns-repeated="2"/>
          <table:table-cell table:style-name="ce262" office:value-type="string">
            <text:p>5а</text:p>
          </table:table-cell>
          <table:table-cell table:style-name="ce284" table:number-columns-repeated="2"/>
          <table:table-cell table:style-name="ce298" office:value-type="string">
            <text:p>4.9</text:p>
          </table:table-cell>
          <table:table-cell table:style-name="ce328"/>
          <table:table-cell table:style-name="ce262" table:number-columns-repeated="5"/>
          <table:table-cell table:style-name="ce284" table:number-columns-repeated="2"/>
          <table:table-cell table:style-name="ce298"/>
          <table:table-cell table:style-name="ce328" table:number-columns-repeated="3"/>
          <table:table-cell table:style-name="ce262" table:number-columns-repeated="4"/>
          <table:table-cell table:style-name="ce298"/>
          <table:table-cell table:style-name="ce82" table:number-columns-repeated="965"/>
        </table:table-row>
        <table:table-row table:style-name="ro2">
          <table:table-cell table:style-name="ce225" office:value-type="float" office:value="12">
            <text:p>12</text:p>
          </table:table-cell>
          <table:table-cell table:style-name="ce236" office:value-type="string">
            <text:p>Назарова Л.А.</text:p>
          </table:table-cell>
          <table:table-cell table:style-name="ce246" office:value-type="float" office:value="14">
            <text:p>14</text:p>
          </table:table-cell>
          <table:table-cell table:style-name="ce236" office:value-type="string">
            <text:p>6аб/<text:span text:style-name="T5">2</text:span><text:span text:style-name="T6"> <text:s/>7-9/</text:span><text:span text:style-name="T5">10</text:span><text:span text:style-name="T6"> /10/2</text:span></text:p>
          </table:table-cell>
          <table:table-cell table:style-name="ce261" office:value-type="string">
            <text:p><text:span text:style-name="T10">7б</text:span></text:p>
          </table:table-cell>
          <table:table-cell table:style-name="ce268" office:value-type="float" office:value="9">
            <text:p>9</text:p>
          </table:table-cell>
          <table:table-cell table:style-name="ce262" office:value-type="string">
            <text:p><text:span text:style-name="T10">8б</text:span></text:p>
          </table:table-cell>
          <table:table-cell table:style-name="ce268"/>
          <table:table-cell table:style-name="ce268" office:value-type="string">
            <text:p>7а</text:p>
          </table:table-cell>
          <table:table-cell table:style-name="ce262" office:value-type="float" office:value="10">
            <text:p>10</text:p>
          </table:table-cell>
          <table:table-cell table:style-name="ce284" table:number-columns-repeated="3"/>
          <table:table-cell table:style-name="ce298" office:value-type="string">
            <text:p><text:span text:style-name="T13">4.3</text:span></text:p>
          </table:table-cell>
          <table:table-cell table:style-name="ce279"/>
          <table:table-cell table:style-name="ce268" table:number-columns-repeated="5"/>
          <table:table-cell table:style-name="ce310" table:number-columns-repeated="2"/>
          <table:table-cell table:style-name="ce298"/>
          <table:table-cell table:style-name="ce268" table:number-columns-repeated="2"/>
          <table:table-cell table:style-name="ce268" office:value-type="string">
            <text:p>6б</text:p>
          </table:table-cell>
          <table:table-cell table:style-name="ce268" office:value-type="string">
            <text:p>7а</text:p>
          </table:table-cell>
          <table:table-cell table:style-name="ce268" office:value-type="float" office:value="9">
            <text:p>9</text:p>
          </table:table-cell>
          <table:table-cell table:style-name="ce268" office:value-type="string">
            <text:p>6а</text:p>
          </table:table-cell>
          <table:table-cell table:style-name="ce310" office:value-type="string">
            <text:p>8а</text:p>
          </table:table-cell>
          <table:table-cell table:style-name="ce310" table:number-columns-repeated="2"/>
          <table:table-cell table:style-name="ce299" office:value-type="string">
            <text:p>4.3</text:p>
          </table:table-cell>
          <table:table-cell table:style-name="ce328"/>
          <table:table-cell table:style-name="ce262" table:number-columns-repeated="5"/>
          <table:table-cell table:style-name="ce284" table:number-columns-repeated="2"/>
          <table:table-cell table:style-name="ce298"/>
          <table:table-cell table:style-name="ce262"/>
          <table:table-cell table:style-name="ce268" office:value-type="string">
            <text:p><text:span text:style-name="T10">8а</text:span></text:p>
          </table:table-cell>
          <table:table-cell table:style-name="ce279" office:value-type="string">
            <text:p><text:span text:style-name="T10">8б</text:span></text:p>
          </table:table-cell>
          <table:table-cell table:style-name="ce270" office:value-type="string">
            <text:p>7б</text:p>
          </table:table-cell>
          <table:table-cell table:style-name="ce268" office:value-type="float" office:value="10">
            <text:p>10</text:p>
          </table:table-cell>
          <table:table-cell table:style-name="ce262"/>
          <table:table-cell table:style-name="ce284" table:number-columns-repeated="2"/>
          <table:table-cell table:style-name="ce298" office:value-type="string">
            <text:p>4.3</text:p>
          </table:table-cell>
          <table:table-cell table:style-name="ce328"/>
          <table:table-cell table:style-name="ce262" table:number-columns-repeated="6"/>
          <table:table-cell table:style-name="ce298"/>
          <table:table-cell table:style-name="ce82" table:number-columns-repeated="965"/>
        </table:table-row>
        <table:table-row table:style-name="ro2">
          <table:table-cell table:style-name="ce225" office:value-type="float" office:value="13">
            <text:p>13</text:p>
          </table:table-cell>
          <table:table-cell table:style-name="ce236" office:value-type="string">
            <text:p>Кучина Т.А.</text:p>
          </table:table-cell>
          <table:table-cell table:style-name="ce246" office:value-type="string">
            <text:p>15+0.5</text:p>
          </table:table-cell>
          <table:table-cell table:style-name="ce236" office:value-type="string">
            <text:p>7-10/12 <text:span text:style-name="T7"><text:s/>11/2+0.5 8б/1</text:span></text:p>
          </table:table-cell>
          <table:table-cell table:style-name="ce262" office:value-type="string">
            <text:p><text:span text:style-name="T10">8б</text:span></text:p>
          </table:table-cell>
          <table:table-cell table:style-name="ce262" office:value-type="string">
            <text:p><text:span text:style-name="T10">8а</text:span></text:p>
          </table:table-cell>
          <table:table-cell table:style-name="ce262" office:value-type="float" office:value="10">
            <text:p>10</text:p>
          </table:table-cell>
          <table:table-cell table:style-name="ce268" office:value-type="string">
            <text:p><text:span text:style-name="T10">7а</text:span></text:p>
          </table:table-cell>
          <table:table-cell table:style-name="ce262" office:value-type="string">
            <text:p><text:span text:style-name="T10">8б</text:span></text:p>
          </table:table-cell>
          <table:table-cell table:style-name="ce262" office:value-type="float" office:value="9">
            <text:p>9</text:p>
          </table:table-cell>
          <table:table-cell table:style-name="ce262" table:number-columns-repeated="2"/>
          <table:table-cell table:style-name="ce293" office:value-type="string">
            <text:p>11к/</text:p>
          </table:table-cell>
          <table:table-cell table:style-name="ce298" office:value-type="string">
            <text:p><text:span text:style-name="T13">5.6</text:span></text:p>
          </table:table-cell>
          <table:table-cell table:style-name="ce279" office:value-type="string">
            <text:p><text:span text:style-name="T10">7а</text:span></text:p>
          </table:table-cell>
          <table:table-cell table:style-name="ce268" office:value-type="string">
            <text:p><text:span text:style-name="T10">8б</text:span></text:p>
          </table:table-cell>
          <table:table-cell table:style-name="ce268" office:value-type="string">
            <text:p><text:span text:style-name="T10">8а</text:span></text:p>
          </table:table-cell>
          <table:table-cell table:style-name="ce268" office:value-type="string">
            <text:p><text:span text:style-name="T10">7б</text:span></text:p>
          </table:table-cell>
          <table:table-cell table:number-columns-repeated="2" table:style-name="ce268" office:value-type="float" office:value="11">
            <text:p>11</text:p>
          </table:table-cell>
          <table:table-cell table:style-name="ce268"/>
          <table:table-cell table:style-name="ce82"/>
          <table:table-cell table:style-name="ce298" office:value-type="string">
            <text:p><text:span text:style-name="T13">5.6</text:span></text:p>
          </table:table-cell>
          <table:table-cell table:style-name="ce279"/>
          <table:table-cell table:style-name="ce268" table:number-columns-repeated="5"/>
          <table:table-cell table:style-name="ce310" table:number-columns-repeated="3"/>
          <table:table-cell table:style-name="ce299"/>
          <table:table-cell table:style-name="ce268" office:value-type="float" office:value="9">
            <text:p>9</text:p>
          </table:table-cell>
          <table:table-cell table:style-name="ce268" office:value-type="string">
            <text:p><text:span text:style-name="T10">7б</text:span></text:p>
          </table:table-cell>
          <table:table-cell table:style-name="ce262" office:value-type="float" office:value="10">
            <text:p>10</text:p>
          </table:table-cell>
          <table:table-cell table:style-name="ce262"/>
          <table:table-cell table:style-name="ce268"/>
          <table:table-cell table:style-name="ce262" table:number-columns-repeated="2"/>
          <table:table-cell table:style-name="ce268"/>
          <table:table-cell table:style-name="ce298" office:value-type="string">
            <text:p>5.6</text:p>
          </table:table-cell>
          <table:table-cell table:style-name="ce328"/>
          <table:table-cell table:style-name="ce262" table:number-columns-repeated="5"/>
          <table:table-cell table:style-name="ce284" table:number-columns-repeated="2"/>
          <table:table-cell table:style-name="ce298"/>
          <table:table-cell table:style-name="ce268"/>
          <table:table-cell table:style-name="ce262" table:number-columns-repeated="2"/>
          <table:table-cell table:style-name="ce270" table:number-columns-repeated="2"/>
          <table:table-cell table:style-name="ce262"/>
          <table:table-cell/>
          <table:table-cell table:style-name="ce298"/>
          <table:table-cell table:style-name="ce82" table:number-columns-repeated="965"/>
        </table:table-row>
        <table:table-row table:style-name="ro2">
          <table:table-cell table:style-name="ce226" office:value-type="float" office:value="14">
            <text:p>14</text:p>
          </table:table-cell>
          <table:table-cell table:style-name="ce236" office:value-type="string">
            <text:p>Сотова Т.Ю.</text:p>
          </table:table-cell>
          <table:table-cell table:style-name="ce246" office:value-type="string">
            <text:p>8+0.5</text:p>
          </table:table-cell>
          <table:table-cell table:style-name="ce236" office:value-type="string">
            <text:p>8- 9<text:span text:style-name="T7">/6 <text:s/></text:span><text:span text:style-name="T8">10/</text:span><text:span text:style-name="T7">1+0.5 </text:span><text:span text:style-name="T8">11</text:span><text:span text:style-name="T7">/1</text:span></text:p>
          </table:table-cell>
          <table:table-cell table:style-name="ce262" table:number-columns-repeated="2"/>
          <table:table-cell table:style-name="ce262" office:value-type="float" office:value="9">
            <text:p>9</text:p>
          </table:table-cell>
          <table:table-cell table:style-name="ce262" office:value-type="string">
            <text:p><text:span text:style-name="T10">8б</text:span></text:p>
          </table:table-cell>
          <table:table-cell table:style-name="ce262"/>
          <table:table-cell table:style-name="ce262" office:value-type="string">
            <text:p><text:span text:style-name="T10">8а</text:span></text:p>
          </table:table-cell>
          <table:table-cell table:style-name="ce262" table:number-columns-repeated="2"/>
          <table:table-cell table:style-name="ce268"/>
          <table:table-cell table:style-name="ce298" office:value-type="string">
            <text:p><text:span text:style-name="T13">5.5</text:span></text:p>
          </table:table-cell>
          <table:table-cell table:style-name="ce279"/>
          <table:table-cell table:style-name="ce268" table:number-columns-repeated="5"/>
          <table:table-cell table:style-name="ce310" table:number-columns-repeated="2"/>
          <table:table-cell table:style-name="ce298"/>
          <table:table-cell table:style-name="ce279"/>
          <table:table-cell table:style-name="ce268" office:value-type="float" office:value="9">
            <text:p>9</text:p>
          </table:table-cell>
          <table:table-cell table:style-name="ce270"/>
          <table:table-cell table:style-name="ce262" office:value-type="float" office:value="10">
            <text:p>10</text:p>
          </table:table-cell>
          <table:table-cell table:style-name="ce268"/>
          <table:table-cell table:style-name="ce262" office:value-type="float" office:value="11">
            <text:p>11</text:p>
          </table:table-cell>
          <table:table-cell table:style-name="ce262" table:number-columns-repeated="2"/>
          <table:table-cell table:style-name="ce293" office:value-type="string">
            <text:p><text:span text:style-name="T10">10к/--</text:span></text:p>
          </table:table-cell>
          <table:table-cell table:style-name="ce298" office:value-type="string">
            <text:p>5.5</text:p>
          </table:table-cell>
          <table:table-cell table:style-name="ce279"/>
          <table:table-cell table:style-name="ce328"/>
          <table:table-cell/>
          <table:table-cell table:style-name="ce262" table:number-columns-repeated="4"/>
          <table:table-cell table:style-name="ce268"/>
          <table:table-cell table:style-name="ce298" office:value-type="string">
            <text:p>5.5</text:p>
          </table:table-cell>
          <table:table-cell table:style-name="ce348" office:value-type="string">
            <text:p>7А</text:p>
          </table:table-cell>
          <table:table-cell table:style-name="ce262" office:value-type="string">
            <text:p>8б</text:p>
          </table:table-cell>
          <table:table-cell table:style-name="ce262"/>
          <table:table-cell table:style-name="ce262" office:value-type="string">
            <text:p>8а</text:p>
          </table:table-cell>
          <table:table-cell table:style-name="ce262" table:number-columns-repeated="2"/>
          <table:table-cell table:style-name="ce284" table:number-columns-repeated="2"/>
          <table:table-cell table:style-name="ce298" office:value-type="string">
            <text:p>5.5</text:p>
          </table:table-cell>
          <table:table-cell table:style-name="ce328"/>
          <table:table-cell table:style-name="ce262" table:number-columns-repeated="6"/>
          <table:table-cell table:style-name="ce298"/>
          <table:table-cell table:style-name="ce82" table:number-columns-repeated="965"/>
        </table:table-row>
        <table:table-row table:style-name="ro7">
          <table:table-cell table:style-name="ce227" office:value-type="float" office:value="15">
            <text:p>15</text:p>
          </table:table-cell>
          <table:table-cell table:style-name="ce236" office:value-type="string">
            <text:p>Солощенко В.С.</text:p>
          </table:table-cell>
          <table:table-cell table:style-name="ce246" office:value-type="string">
            <text:p>18+0.5</text:p>
          </table:table-cell>
          <table:table-cell table:style-name="ce236" office:value-type="string">
            <text:p>5<text:span text:style-name="T5">/4</text:span><text:span text:style-name="T6"> 6</text:span><text:span text:style-name="T5">/2 <text:s/></text:span><text:span text:style-name="T6">7-9</text:span><text:span text:style-name="T5">/10 </text:span><text:span text:style-name="T6">10</text:span><text:span text:style-name="T5">/1+0.5 <text:s/></text:span><text:span text:style-name="T6">11</text:span><text:span text:style-name="T5">/1</text:span></text:p>
          </table:table-cell>
          <table:table-cell table:style-name="ce262"/>
          <table:table-cell table:style-name="ce262" office:value-type="string">
            <text:p><text:span text:style-name="T10">7б</text:span></text:p>
          </table:table-cell>
          <table:table-cell table:style-name="ce268" office:value-type="string">
            <text:p><text:span text:style-name="T10">6б</text:span></text:p>
          </table:table-cell>
          <table:table-cell table:style-name="ce262" office:value-type="float" office:value="9">
            <text:p>9</text:p>
          </table:table-cell>
          <table:table-cell table:style-name="ce268" office:value-type="float" office:value="9">
            <text:p>9</text:p>
          </table:table-cell>
          <table:table-cell table:style-name="ce262" office:value-type="string">
            <text:p><text:span text:style-name="T10">7а</text:span></text:p>
          </table:table-cell>
          <table:table-cell table:style-name="ce262" table:number-columns-repeated="2"/>
          <table:table-cell table:style-name="ce268"/>
          <table:table-cell table:style-name="ce298" office:value-type="string">
            <text:p><text:span text:style-name="T13">5.3</text:span></text:p>
          </table:table-cell>
          <table:table-cell table:style-name="ce279"/>
          <table:table-cell table:style-name="ce268" table:number-columns-repeated="5"/>
          <table:table-cell table:style-name="ce310" table:number-columns-repeated="2"/>
          <table:table-cell table:style-name="ce298"/>
          <table:table-cell table:style-name="ce279"/>
          <table:table-cell table:style-name="ce268"/>
          <table:table-cell table:style-name="ce268" office:value-type="string">
            <text:p><text:span text:style-name="T10">8б</text:span></text:p>
          </table:table-cell>
          <table:table-cell table:style-name="ce268" office:value-type="string">
            <text:p><text:span text:style-name="T10">6а</text:span></text:p>
          </table:table-cell>
          <table:table-cell table:style-name="ce268" office:value-type="string">
            <text:p><text:span text:style-name="T10">8а</text:span></text:p>
          </table:table-cell>
          <table:table-cell table:style-name="ce262"/>
          <table:table-cell table:style-name="ce310" table:number-columns-repeated="2"/>
          <table:table-cell table:style-name="ce293" office:value-type="string">
            <text:p><text:span text:style-name="T10">/10к</text:span></text:p>
          </table:table-cell>
          <table:table-cell table:style-name="ce298" office:value-type="string">
            <text:p><text:span text:style-name="T13">5.3</text:span></text:p>
          </table:table-cell>
          <table:table-cell table:style-name="ce262" office:value-type="string">
            <text:p>8а</text:p>
          </table:table-cell>
          <table:table-cell table:style-name="ce262" office:value-type="string">
            <text:p>7а</text:p>
          </table:table-cell>
          <table:table-cell table:style-name="ce262" office:value-type="string">
            <text:p>5б</text:p>
          </table:table-cell>
          <table:table-cell table:style-name="ce262" office:value-type="string">
            <text:p>5а</text:p>
          </table:table-cell>
          <table:table-cell table:style-name="ce328" office:value-type="string">
            <text:p>8б</text:p>
          </table:table-cell>
          <table:table-cell table:style-name="ce262" office:value-type="string">
            <text:p>7б</text:p>
          </table:table-cell>
          <table:table-cell table:style-name="ce284" table:number-columns-repeated="2"/>
          <table:table-cell table:style-name="ce298" office:value-type="string">
            <text:p>5.3</text:p>
          </table:table-cell>
          <table:table-cell table:style-name="ce348" office:value-type="float" office:value="11">
            <text:p>11</text:p>
          </table:table-cell>
          <table:table-cell table:style-name="ce279" office:value-type="float" office:value="11">
            <text:p>11</text:p>
          </table:table-cell>
          <table:table-cell table:style-name="ce268" office:value-type="string">
            <text:p>5б</text:p>
          </table:table-cell>
          <table:table-cell table:style-name="ce268" office:value-type="string">
            <text:p><text:span text:style-name="T10">5а</text:span></text:p>
          </table:table-cell>
          <table:table-cell table:style-name="ce328" office:value-type="float" office:value="10">
            <text:p>10</text:p>
          </table:table-cell>
          <table:table-cell table:style-name="ce270"/>
          <table:table-cell table:style-name="ce277"/>
          <table:table-cell table:style-name="ce284"/>
          <table:table-cell table:style-name="ce298" office:value-type="string">
            <text:p>5.3</text:p>
          </table:table-cell>
          <table:table-cell table:style-name="ce262" table:number-columns-repeated="7"/>
          <table:table-cell table:style-name="ce298"/>
          <table:table-cell table:style-name="ce82" table:number-columns-repeated="965"/>
        </table:table-row>
        <table:table-row table:style-name="ro2">
          <table:table-cell table:style-name="ce228" office:value-type="float" office:value="16">
            <text:p>16</text:p>
          </table:table-cell>
          <table:table-cell table:style-name="ce236" office:value-type="string">
            <text:p>Новикова В.М.</text:p>
          </table:table-cell>
          <table:table-cell table:style-name="ce246" office:value-type="float" office:value="12">
            <text:p>12</text:p>
          </table:table-cell>
          <table:table-cell table:style-name="ce236" office:value-type="string">
            <text:p>5 – 7<text:span text:style-name="T5">/12</text:span></text:p>
          </table:table-cell>
          <table:table-cell table:style-name="ce261" office:value-type="string">
            <text:p><text:span text:style-name="T10">7а</text:span></text:p>
          </table:table-cell>
          <table:table-cell table:style-name="ce262" office:value-type="string">
            <text:p><text:span text:style-name="T10">7а</text:span></text:p>
          </table:table-cell>
          <table:table-cell table:style-name="ce262" office:value-type="string">
            <text:p><text:span text:style-name="T10">7б</text:span></text:p>
          </table:table-cell>
          <table:table-cell table:style-name="ce262" office:value-type="string">
            <text:p><text:span text:style-name="T10">7б</text:span></text:p>
          </table:table-cell>
          <table:table-cell table:style-name="ce262" table:number-columns-repeated="2"/>
          <table:table-cell table:style-name="ce284" table:number-columns-repeated="3"/>
          <table:table-cell table:style-name="ce298" office:value-type="string">
            <text:p><text:span text:style-name="T13">2.8</text:span></text:p>
          </table:table-cell>
          <table:table-cell table:style-name="ce279"/>
          <table:table-cell table:style-name="ce268"/>
          <table:table-cell table:number-columns-repeated="2" table:style-name="ce262" office:value-type="string">
            <text:p>5а</text:p>
          </table:table-cell>
          <table:table-cell table:number-columns-repeated="2" table:style-name="ce262" office:value-type="string">
            <text:p>5б</text:p>
          </table:table-cell>
          <table:table-cell table:style-name="ce310" table:number-columns-repeated="2"/>
          <table:table-cell table:style-name="ce298" office:value-type="string">
            <text:p><text:span text:style-name="T13">2.8</text:span></text:p>
          </table:table-cell>
          <table:table-cell table:style-name="ce279"/>
          <table:table-cell table:style-name="ce268" table:number-columns-repeated="5"/>
          <table:table-cell table:style-name="ce310" table:number-columns-repeated="3"/>
          <table:table-cell table:style-name="ce299"/>
          <table:table-cell table:style-name="ce279" table:number-columns-repeated="2"/>
          <table:table-cell table:style-name="ce262" table:number-columns-repeated="4"/>
          <table:table-cell table:style-name="ce284" table:number-columns-repeated="2"/>
          <table:table-cell table:style-name="ce298"/>
          <table:table-cell/>
          <table:table-cell table:style-name="ce262" table:number-columns-repeated="3"/>
          <table:table-cell/>
          <table:table-cell table:style-name="ce262"/>
          <table:table-cell table:style-name="ce284" table:number-columns-repeated="2"/>
          <table:table-cell table:style-name="ce298"/>
          <table:table-cell table:style-name="ce328" office:value-type="string">
            <text:p>6а</text:p>
          </table:table-cell>
          <table:table-cell table:style-name="ce270" office:value-type="string">
            <text:p>6а</text:p>
          </table:table-cell>
          <table:table-cell table:number-columns-repeated="2" table:style-name="ce262" office:value-type="string">
            <text:p>6б</text:p>
          </table:table-cell>
          <table:table-cell table:style-name="ce262" table:number-columns-repeated="3"/>
          <table:table-cell table:style-name="ce298" office:value-type="string">
            <text:p>2.8</text:p>
          </table:table-cell>
          <table:table-cell table:style-name="ce82" table:number-columns-repeated="965"/>
        </table:table-row>
        <table:table-row table:style-name="ro7">
          <table:table-cell table:style-name="ce228" office:value-type="float" office:value="17">
            <text:p>17</text:p>
          </table:table-cell>
          <table:table-cell table:style-name="ce236" office:value-type="string">
            <text:p>Устинкин В.А.</text:p>
          </table:table-cell>
          <table:table-cell table:style-name="ce246" office:value-type="float" office:value="12">
            <text:p>12</text:p>
          </table:table-cell>
          <table:table-cell table:style-name="ce236" office:value-type="string">
            <text:p>5 – 7/<text:span text:style-name="T5">12</text:span></text:p>
          </table:table-cell>
          <table:table-cell table:style-name="ce261" office:value-type="string">
            <text:p><text:span text:style-name="T10">7а</text:span></text:p>
          </table:table-cell>
          <table:table-cell table:style-name="ce262" office:value-type="string">
            <text:p><text:span text:style-name="T10">7а</text:span></text:p>
          </table:table-cell>
          <table:table-cell table:style-name="ce262" office:value-type="string">
            <text:p><text:span text:style-name="T10">7б</text:span></text:p>
          </table:table-cell>
          <table:table-cell table:style-name="ce262" office:value-type="string">
            <text:p><text:span text:style-name="T10">7б</text:span></text:p>
          </table:table-cell>
          <table:table-cell table:style-name="ce262" table:number-columns-repeated="2"/>
          <table:table-cell table:style-name="ce284" table:number-columns-repeated="3"/>
          <table:table-cell table:style-name="ce299" office:value-type="string">
            <text:p>маст</text:p>
          </table:table-cell>
          <table:table-cell table:style-name="ce279"/>
          <table:table-cell table:style-name="ce268"/>
          <table:table-cell table:number-columns-repeated="2" table:style-name="ce262" office:value-type="string">
            <text:p>5а</text:p>
          </table:table-cell>
          <table:table-cell table:number-columns-repeated="2" table:style-name="ce262" office:value-type="string">
            <text:p>5б</text:p>
          </table:table-cell>
          <table:table-cell table:style-name="ce310" table:number-columns-repeated="2"/>
          <table:table-cell table:style-name="ce299" office:value-type="string">
            <text:p>маст</text:p>
          </table:table-cell>
          <table:table-cell table:style-name="ce279"/>
          <table:table-cell table:style-name="ce268" table:number-columns-repeated="5"/>
          <table:table-cell table:style-name="ce310" table:number-columns-repeated="3"/>
          <table:table-cell table:style-name="ce299"/>
          <table:table-cell table:style-name="ce279" table:number-columns-repeated="2"/>
          <table:table-cell table:style-name="ce262" table:number-columns-repeated="4"/>
          <table:table-cell table:style-name="ce284" table:number-columns-repeated="2"/>
          <table:table-cell table:style-name="ce298"/>
          <table:table-cell table:style-name="ce262"/>
          <table:table-cell/>
          <table:table-cell table:style-name="ce262" table:number-columns-repeated="4"/>
          <table:table-cell/>
          <table:table-cell table:style-name="ce284"/>
          <table:table-cell table:style-name="ce298"/>
          <table:table-cell table:style-name="ce328" office:value-type="string">
            <text:p>6а</text:p>
          </table:table-cell>
          <table:table-cell table:style-name="ce270" office:value-type="string">
            <text:p>6а</text:p>
          </table:table-cell>
          <table:table-cell table:number-columns-repeated="2" table:style-name="ce262" office:value-type="string">
            <text:p>6б</text:p>
          </table:table-cell>
          <table:table-cell table:style-name="ce262" table:number-columns-repeated="3"/>
          <table:table-cell table:style-name="ce298" office:value-type="string">
            <text:p>маст</text:p>
          </table:table-cell>
          <table:table-cell table:style-name="ce82" table:number-columns-repeated="965"/>
        </table:table-row>
        <table:table-row table:style-name="ro7">
          <table:table-cell table:style-name="ce228" office:value-type="float" office:value="18">
            <text:p>18</text:p>
          </table:table-cell>
          <table:table-cell table:style-name="ce236" office:value-type="string">
            <text:p>Сапронова О.А.</text:p>
          </table:table-cell>
          <table:table-cell table:style-name="ce246" office:value-type="float" office:value="1">
            <text:p>1</text:p>
          </table:table-cell>
          <table:table-cell table:style-name="ce236" office:value-type="string">
            <text:p>8аб<text:span text:style-name="T5">/1 </text:span></text:p>
          </table:table-cell>
          <table:table-cell table:style-name="ce261"/>
          <table:table-cell table:style-name="ce262" table:number-columns-repeated="7"/>
          <table:table-cell/>
          <table:table-cell table:style-name="ce298"/>
          <table:table-cell table:style-name="ce279"/>
          <table:table-cell table:style-name="ce268" table:number-columns-repeated="5"/>
          <table:table-cell table:style-name="ce310"/>
          <table:table-cell table:style-name="ce284"/>
          <table:table-cell table:style-name="ce298"/>
          <table:table-cell table:style-name="ce279"/>
          <table:table-cell table:style-name="ce268" table:number-columns-repeated="5"/>
          <table:table-cell table:style-name="ce310" table:number-columns-repeated="3"/>
          <table:table-cell table:style-name="ce299"/>
          <table:table-cell table:style-name="ce328"/>
          <table:table-cell table:style-name="ce262" table:number-columns-repeated="5"/>
          <table:table-cell table:style-name="ce346" office:value-type="string">
            <text:p>8а/ <text:s text:c="3"/>8б</text:p>
          </table:table-cell>
          <table:table-cell table:style-name="ce284"/>
          <table:table-cell table:style-name="ce299" office:value-type="string">
            <text:p>4.9</text:p>
          </table:table-cell>
          <table:table-cell table:style-name="ce328"/>
          <table:table-cell table:style-name="ce262" table:number-columns-repeated="7"/>
          <table:table-cell table:style-name="ce298"/>
          <table:table-cell table:style-name="ce328"/>
          <table:table-cell table:style-name="ce262" table:number-columns-repeated="6"/>
          <table:table-cell table:style-name="ce298"/>
          <table:table-cell table:style-name="ce82" table:number-columns-repeated="965"/>
        </table:table-row>
        <table:table-row table:style-name="ro2">
          <table:table-cell table:style-name="ce228" office:value-type="float" office:value="19">
            <text:p>19</text:p>
          </table:table-cell>
          <table:table-cell table:style-name="ce236" office:value-type="string">
            <text:p>Снежко А.В.</text:p>
          </table:table-cell>
          <table:table-cell table:style-name="ce246" office:value-type="float" office:value="5">
            <text:p>5</text:p>
          </table:table-cell>
          <table:table-cell table:style-name="ce253" office:value-type="string">
            <text:p>8аб/<text:span text:style-name="T5">2</text:span><text:span text:style-name="T6"> 10/2 11/</text:span><text:span text:style-name="T5">1</text:span></text:p>
          </table:table-cell>
          <table:table-cell table:style-name="ce262" office:value-type="float" office:value="10">
            <text:p>10</text:p>
          </table:table-cell>
          <table:table-cell table:style-name="ce262" table:number-columns-repeated="5"/>
          <table:table-cell table:style-name="ce262" office:value-type="string">
            <text:p><text:span text:style-name="T10">8а</text:span></text:p>
          </table:table-cell>
          <table:table-cell table:style-name="ce262"/>
          <table:table-cell table:style-name="ce268"/>
          <table:table-cell table:style-name="ce298" office:value-type="string">
            <text:p><text:span text:style-name="T13">4.4</text:span></text:p>
          </table:table-cell>
          <table:table-cell table:style-name="ce268" table:number-columns-repeated="5"/>
          <table:table-cell table:style-name="ce310"/>
          <table:table-cell table:style-name="ce268" office:value-type="string">
            <text:p>8б</text:p>
          </table:table-cell>
          <table:table-cell table:style-name="ce172"/>
          <table:table-cell table:style-name="ce298" office:value-type="string">
            <text:p><text:span text:style-name="T13">4.5</text:span></text:p>
          </table:table-cell>
          <table:table-cell table:style-name="ce279"/>
          <table:table-cell table:style-name="ce268" table:number-columns-repeated="4"/>
          <table:table-cell table:style-name="ce310" table:number-columns-repeated="3"/>
          <table:table-cell table:style-name="ce187"/>
          <table:table-cell table:style-name="ce299"/>
          <table:table-cell table:style-name="ce328"/>
          <table:table-cell table:style-name="ce262" table:number-columns-repeated="2"/>
          <table:table-cell table:style-name="ce262" office:value-type="float" office:value="10">
            <text:p>10</text:p>
          </table:table-cell>
          <table:table-cell table:style-name="ce262" table:number-columns-repeated="2"/>
          <table:table-cell table:style-name="ce284" table:number-columns-repeated="2"/>
          <table:table-cell table:style-name="ce298" office:value-type="string">
            <text:p>4.9</text:p>
          </table:table-cell>
          <table:table-cell table:style-name="ce328"/>
          <table:table-cell table:style-name="ce262" table:number-columns-repeated="5"/>
          <table:table-cell table:style-name="ce268"/>
          <table:table-cell table:style-name="ce284"/>
          <table:table-cell table:style-name="ce297"/>
          <table:table-cell table:style-name="ce328"/>
          <table:table-cell table:style-name="ce262" table:number-columns-repeated="6"/>
          <table:table-cell table:style-name="ce298"/>
          <table:table-cell table:style-name="ce82" table:number-columns-repeated="965"/>
        </table:table-row>
        <table:table-row table:style-name="ro2">
          <table:table-cell table:style-name="ce228" office:value-type="float" office:value="20">
            <text:p>20</text:p>
          </table:table-cell>
          <table:table-cell table:style-name="ce236" office:value-type="string">
            <text:p>Передерий О.А.</text:p>
          </table:table-cell>
          <table:table-cell table:style-name="ce246" office:value-type="float" office:value="12">
            <text:p>12</text:p>
          </table:table-cell>
          <table:table-cell table:style-name="ce236" office:value-type="string">
            <text:p>1-4/8 <text:s/>5-6/4</text:p>
          </table:table-cell>
          <table:table-cell table:style-name="ce262" office:value-type="string">
            <text:p><text:span text:style-name="T10">2а</text:span></text:p>
          </table:table-cell>
          <table:table-cell table:style-name="ce262" office:value-type="string">
            <text:p><text:span text:style-name="T10">3б</text:span></text:p>
          </table:table-cell>
          <table:table-cell table:style-name="ce261" office:value-type="string">
            <text:p><text:span text:style-name="T10">1б</text:span></text:p>
          </table:table-cell>
          <table:table-cell table:style-name="ce262" office:value-type="string">
            <text:p><text:span text:style-name="T10">1а</text:span></text:p>
          </table:table-cell>
          <table:table-cell table:style-name="ce262" office:value-type="string">
            <text:p><text:span text:style-name="T10">2б</text:span></text:p>
          </table:table-cell>
          <table:table-cell table:style-name="ce262"/>
          <table:table-cell table:style-name="ce284" table:number-columns-repeated="3"/>
          <table:table-cell table:style-name="ce298" office:value-type="string">
            <text:p><text:span text:style-name="T13">5.1</text:span></text:p>
          </table:table-cell>
          <table:table-cell table:style-name="ce261" office:value-type="string">
            <text:p><text:span text:style-name="T10">4а</text:span></text:p>
          </table:table-cell>
          <table:table-cell table:style-name="ce262" office:value-type="string">
            <text:p><text:span text:style-name="T10">6б</text:span></text:p>
          </table:table-cell>
          <table:table-cell table:style-name="ce268"/>
          <table:table-cell table:style-name="ce262" office:value-type="string">
            <text:p><text:span text:style-name="T10">3а</text:span></text:p>
          </table:table-cell>
          <table:table-cell table:style-name="ce268" office:value-type="string">
            <text:p><text:span text:style-name="T10">6а</text:span></text:p>
          </table:table-cell>
          <table:table-cell table:style-name="ce268"/>
          <table:table-cell table:style-name="ce310" table:number-columns-repeated="2"/>
          <table:table-cell table:style-name="ce298" office:value-type="string">
            <text:p><text:span text:style-name="T13">5.1</text:span></text:p>
          </table:table-cell>
          <table:table-cell table:style-name="ce279"/>
          <table:table-cell table:style-name="ce268" table:number-columns-repeated="5"/>
          <table:table-cell table:style-name="ce310" table:number-columns-repeated="3"/>
          <table:table-cell table:style-name="ce299"/>
          <table:table-cell table:style-name="ce328"/>
          <table:table-cell table:style-name="ce262" table:number-columns-repeated="5"/>
          <table:table-cell table:style-name="ce284" table:number-columns-repeated="2"/>
          <table:table-cell table:style-name="ce298"/>
          <table:table-cell table:style-name="ce328"/>
          <table:table-cell table:style-name="ce262" table:number-columns-repeated="5"/>
          <table:table-cell table:style-name="ce284" table:number-columns-repeated="2"/>
          <table:table-cell table:style-name="ce298"/>
          <table:table-cell table:style-name="ce260" office:value-type="string">
            <text:p>5а</text:p>
          </table:table-cell>
          <table:table-cell table:style-name="ce270" office:value-type="string">
            <text:p>5б</text:p>
          </table:table-cell>
          <table:table-cell table:style-name="ce260"/>
          <table:table-cell table:style-name="ce270" office:value-type="string">
            <text:p>4б</text:p>
          </table:table-cell>
          <table:table-cell table:style-name="ce262" table:number-columns-repeated="3"/>
          <table:table-cell table:style-name="ce298" office:value-type="string">
            <text:p>5.1</text:p>
          </table:table-cell>
          <table:table-cell table:style-name="ce82" table:number-columns-repeated="965"/>
        </table:table-row>
        <table:table-row table:style-name="ro2">
          <table:table-cell table:style-name="ce228" office:value-type="float" office:value="21">
            <text:p>21</text:p>
          </table:table-cell>
          <table:table-cell table:style-name="ce237" office:value-type="string">
            <text:p>Зайцева Н.И.</text:p>
          </table:table-cell>
          <table:table-cell table:style-name="ce246" office:value-type="float" office:value="5">
            <text:p>5</text:p>
          </table:table-cell>
          <table:table-cell table:style-name="ce236" office:value-type="string">
            <text:p>5-6/<text:span text:style-name="T5">4</text:span><text:span text:style-name="T6"> 8а/1</text:span></text:p>
          </table:table-cell>
          <table:table-cell table:style-name="ce262" office:value-type="string">
            <text:p><text:span text:style-name="T10">6б</text:span></text:p>
          </table:table-cell>
          <table:table-cell table:style-name="ce262" office:value-type="string">
            <text:p><text:span text:style-name="T10">6а</text:span></text:p>
          </table:table-cell>
          <table:table-cell table:style-name="ce261" office:value-type="string">
            <text:p><text:span text:style-name="T10">8а</text:span></text:p>
          </table:table-cell>
          <table:table-cell table:style-name="ce262" office:value-type="string">
            <text:p><text:span text:style-name="T10">5а</text:span></text:p>
          </table:table-cell>
          <table:table-cell table:style-name="ce268" office:value-type="string">
            <text:p><text:span text:style-name="T10">5б</text:span></text:p>
          </table:table-cell>
          <table:table-cell table:style-name="ce262"/>
          <table:table-cell table:style-name="ce284" table:number-columns-repeated="3"/>
          <table:table-cell table:style-name="ce298" office:value-type="string">
            <text:p><text:span text:style-name="T13">4.1</text:span></text:p>
          </table:table-cell>
          <table:table-cell table:style-name="ce279"/>
          <table:table-cell table:style-name="ce268" table:number-columns-repeated="5"/>
          <table:table-cell table:style-name="ce310" table:number-columns-repeated="2"/>
          <table:table-cell table:style-name="ce298"/>
          <table:table-cell table:style-name="ce279"/>
          <table:table-cell table:style-name="ce268" table:number-columns-repeated="5"/>
          <table:table-cell table:style-name="ce310" table:number-columns-repeated="3"/>
          <table:table-cell table:style-name="ce299"/>
          <table:table-cell table:style-name="ce328"/>
          <table:table-cell table:style-name="ce262" table:number-columns-repeated="5"/>
          <table:table-cell table:style-name="ce284" table:number-columns-repeated="2"/>
          <table:table-cell table:style-name="ce298"/>
          <table:table-cell table:style-name="ce328"/>
          <table:table-cell table:style-name="ce262" table:number-columns-repeated="5"/>
          <table:table-cell table:style-name="ce284" table:number-columns-repeated="2"/>
          <table:table-cell table:style-name="ce298"/>
          <table:table-cell table:style-name="ce328"/>
          <table:table-cell table:style-name="ce262" table:number-columns-repeated="6"/>
          <table:table-cell table:style-name="ce298"/>
          <table:table-cell table:style-name="ce82" table:number-columns-repeated="965"/>
        </table:table-row>
        <table:table-row table:style-name="ro8">
          <table:table-cell table:style-name="ce228" office:value-type="float" office:value="22">
            <text:p>22</text:p>
          </table:table-cell>
          <table:table-cell table:style-name="ce238" office:value-type="string">
            <text:p>Трофименкова В.А.</text:p>
          </table:table-cell>
          <table:table-cell table:style-name="ce247" office:value-type="float" office:value="24">
            <text:p>24</text:p>
          </table:table-cell>
          <table:table-cell table:style-name="ce236" office:value-type="string">
            <text:p>5аб/<text:span text:style-name="T5">6</text:span><text:span text:style-name="T6"> 6б/</text:span><text:span text:style-name="T5">3 7-</text:span><text:span text:style-name="T6"> 8/12</text:span><text:span text:style-name="T5"> </text:span><text:span text:style-name="T6">10</text:span><text:span text:style-name="T5">/3д</text:span></text:p>
          </table:table-cell>
          <table:table-cell table:style-name="ce262" office:value-type="string">
            <text:p>5а</text:p>
          </table:table-cell>
          <table:table-cell table:style-name="ce262" office:value-type="float" office:value="10">
            <text:p>10</text:p>
          </table:table-cell>
          <table:table-cell table:style-name="ce262" office:value-type="string">
            <text:p>5б</text:p>
          </table:table-cell>
          <table:table-cell table:style-name="ce262" office:value-type="string">
            <text:p>8а</text:p>
          </table:table-cell>
          <table:table-cell table:style-name="ce261" office:value-type="string">
            <text:p><text:span text:style-name="T10">6б</text:span></text:p>
          </table:table-cell>
          <table:table-cell table:style-name="ce262"/>
          <table:table-cell table:style-name="ce262" office:value-type="string">
            <text:p>8б</text:p>
          </table:table-cell>
          <table:table-cell table:style-name="ce284" table:number-columns-repeated="2"/>
          <table:table-cell table:style-name="ce298" office:value-type="string">
            <text:p><text:span text:style-name="T13">С/З</text:span></text:p>
          </table:table-cell>
          <table:table-cell table:style-name="ce268" table:number-columns-repeated="3"/>
          <table:table-cell table:style-name="ce260"/>
          <table:table-cell table:style-name="ce268" table:number-columns-repeated="2"/>
          <table:table-cell table:style-name="ce310" table:number-columns-repeated="2"/>
          <table:table-cell table:style-name="ce298"/>
          <table:table-cell table:style-name="ce268" office:value-type="string">
            <text:p><text:span text:style-name="T10">8а</text:span></text:p>
          </table:table-cell>
          <table:table-cell table:style-name="ce268" office:value-type="string">
            <text:p><text:span text:style-name="T10">5б</text:span></text:p>
          </table:table-cell>
          <table:table-cell table:style-name="ce268" office:value-type="string">
            <text:p><text:span text:style-name="T10">5а</text:span></text:p>
          </table:table-cell>
          <table:table-cell table:style-name="ce261" office:value-type="string">
            <text:p><text:span text:style-name="T10">8б</text:span></text:p>
          </table:table-cell>
          <table:table-cell table:style-name="ce261" office:value-type="string">
            <text:p><text:span text:style-name="T10">7б</text:span></text:p>
          </table:table-cell>
          <table:table-cell table:style-name="ce262" office:value-type="string">
            <text:p><text:span text:style-name="T10">6б</text:span></text:p>
          </table:table-cell>
          <table:table-cell table:style-name="ce262" office:value-type="string">
            <text:p><text:span text:style-name="T10">7а</text:span></text:p>
          </table:table-cell>
          <table:table-cell table:style-name="ce284"/>
          <table:table-cell table:style-name="ce310"/>
          <table:table-cell table:style-name="ce298" office:value-type="string">
            <text:p><text:span text:style-name="T13">С/З</text:span></text:p>
          </table:table-cell>
          <table:table-cell table:style-name="ce328"/>
          <table:table-cell table:style-name="ce262" table:number-columns-repeated="3"/>
          <table:table-cell table:style-name="ce268"/>
          <table:table-cell table:style-name="ce262"/>
          <table:table-cell table:style-name="ce284" table:number-columns-repeated="2"/>
          <table:table-cell table:style-name="ce298"/>
          <table:table-cell table:style-name="ce262"/>
          <table:table-cell table:style-name="ce268" office:value-type="string">
            <text:p><text:span text:style-name="T10">7а</text:span></text:p>
          </table:table-cell>
          <table:table-cell table:style-name="ce268" office:value-type="string">
            <text:p><text:span text:style-name="T10">7б</text:span></text:p>
          </table:table-cell>
          <table:table-cell table:style-name="ce268" office:value-type="string">
            <text:p><text:span text:style-name="T10">6б</text:span></text:p>
          </table:table-cell>
          <table:table-cell table:style-name="ce268" office:value-type="string">
            <text:p><text:span text:style-name="T10">5б</text:span></text:p>
          </table:table-cell>
          <table:table-cell table:style-name="ce268" office:value-type="string">
            <text:p>5а</text:p>
          </table:table-cell>
          <table:table-cell table:style-name="ce268" office:value-type="float" office:value="10">
            <text:p>10</text:p>
          </table:table-cell>
          <table:table-cell table:style-name="ce262"/>
          <table:table-cell table:style-name="ce298" office:value-type="string">
            <text:p><text:span text:style-name="T13">С/З</text:span></text:p>
          </table:table-cell>
          <table:table-cell table:style-name="ce262" office:value-type="string">
            <text:p>7а</text:p>
          </table:table-cell>
          <table:table-cell table:style-name="ce328" office:value-type="string">
            <text:p>8б</text:p>
          </table:table-cell>
          <table:table-cell table:style-name="ce268" office:value-type="string">
            <text:p>7б</text:p>
          </table:table-cell>
          <table:table-cell table:style-name="ce262" office:value-type="string">
            <text:p>8а</text:p>
          </table:table-cell>
          <table:table-cell table:style-name="ce262" office:value-type="float" office:value="10">
            <text:p>10</text:p>
          </table:table-cell>
          <table:table-cell table:style-name="ce262" table:number-columns-repeated="2"/>
          <table:table-cell table:style-name="ce298" office:value-type="string">
            <text:p><text:span text:style-name="T15">С/З</text:span></text:p>
          </table:table-cell>
          <table:table-cell table:style-name="ce82" table:number-columns-repeated="965"/>
        </table:table-row>
        <table:table-row table:style-name="ro2">
          <table:table-cell table:style-name="ce228" office:value-type="float" office:value="23">
            <text:p>23</text:p>
          </table:table-cell>
          <table:table-cell table:style-name="ce235" office:value-type="string">
            <text:p>Коконен А.Н.</text:p>
          </table:table-cell>
          <table:table-cell table:style-name="ce246" office:value-type="float" office:value="32">
            <text:p>32</text:p>
          </table:table-cell>
          <table:table-cell table:style-name="ce236" office:value-type="string">
            <text:p>1-2<text:span text:style-name="T5">/12 3-4/8 6а/3 9</text:span><text:span text:style-name="T6"> – 11</text:span><text:span text:style-name="T5">/9</text:span></text:p>
          </table:table-cell>
          <table:table-cell table:style-name="ce261" office:value-type="float" office:value="9">
            <text:p>9</text:p>
          </table:table-cell>
          <table:table-cell table:style-name="ce268" office:value-type="float" office:value="10">
            <text:p>10</text:p>
          </table:table-cell>
          <table:table-cell table:style-name="ce275" office:value-type="string">
            <text:p>3а</text:p>
          </table:table-cell>
          <table:table-cell table:style-name="ce268" office:value-type="string">
            <text:p>4б</text:p>
          </table:table-cell>
          <table:table-cell table:style-name="ce262" office:value-type="float" office:value="11">
            <text:p>11</text:p>
          </table:table-cell>
          <table:table-cell table:style-name="ce271" office:value-type="string">
            <text:p>6а</text:p>
          </table:table-cell>
          <table:table-cell table:style-name="ce271"/>
          <table:table-cell table:style-name="ce289"/>
          <table:table-cell table:style-name="ce284"/>
          <table:table-cell table:style-name="ce298" office:value-type="string">
            <text:p><text:span text:style-name="T13">С/З</text:span></text:p>
          </table:table-cell>
          <table:table-cell table:style-name="ce268" office:value-type="string">
            <text:p><text:span text:style-name="T10">1б</text:span></text:p>
          </table:table-cell>
          <table:table-cell table:style-name="ce261" office:value-type="string">
            <text:p><text:span text:style-name="T10">1а</text:span></text:p>
          </table:table-cell>
          <table:table-cell table:style-name="ce275" office:value-type="string">
            <text:p>3б</text:p>
          </table:table-cell>
          <table:table-cell table:style-name="ce268" office:value-type="string">
            <text:p><text:span text:style-name="T10">2а</text:span></text:p>
          </table:table-cell>
          <table:table-cell table:style-name="ce268" office:value-type="string">
            <text:p><text:span text:style-name="T10">2б</text:span></text:p>
          </table:table-cell>
          <table:table-cell table:style-name="ce268"/>
          <table:table-cell table:style-name="ce310" office:value-type="float" office:value="11">
            <text:p>11</text:p>
          </table:table-cell>
          <table:table-cell table:style-name="ce310"/>
          <table:table-cell table:style-name="ce298" office:value-type="string">
            <text:p><text:span text:style-name="T13">С/З</text:span></text:p>
          </table:table-cell>
          <table:table-cell table:style-name="ce261"/>
          <table:table-cell table:style-name="ce268" office:value-type="string">
            <text:p><text:span text:style-name="T10">1б</text:span></text:p>
          </table:table-cell>
          <table:table-cell table:style-name="ce275" office:value-type="string">
            <text:p>4б</text:p>
          </table:table-cell>
          <table:table-cell table:style-name="ce268" office:value-type="string">
            <text:p><text:span text:style-name="T10">1а</text:span></text:p>
          </table:table-cell>
          <table:table-cell table:style-name="ce262" table:number-columns-repeated="3"/>
          <table:table-cell table:style-name="ce284"/>
          <table:table-cell table:style-name="ce310"/>
          <table:table-cell table:style-name="ce298" office:value-type="string">
            <text:p><text:span text:style-name="T13">С/З</text:span></text:p>
          </table:table-cell>
          <table:table-cell table:style-name="ce268" office:value-type="string">
            <text:p><text:span text:style-name="T10">2б</text:span></text:p>
          </table:table-cell>
          <table:table-cell table:style-name="ce261" office:value-type="string">
            <text:p><text:span text:style-name="T10">1а</text:span></text:p>
          </table:table-cell>
          <table:table-cell table:style-name="ce262" office:value-type="string">
            <text:p>2а</text:p>
          </table:table-cell>
          <table:table-cell table:style-name="ce268" office:value-type="string">
            <text:p><text:span text:style-name="T10">1б</text:span></text:p>
          </table:table-cell>
          <table:table-cell table:style-name="ce271" office:value-type="float" office:value="11">
            <text:p>11</text:p>
          </table:table-cell>
          <table:table-cell table:style-name="ce262" office:value-type="string">
            <text:p>6а</text:p>
          </table:table-cell>
          <table:table-cell table:style-name="ce262" office:value-type="float" office:value="9">
            <text:p>9</text:p>
          </table:table-cell>
          <table:table-cell table:style-name="ce284"/>
          <table:table-cell table:style-name="ce298" office:value-type="string">
            <text:p><text:span text:style-name="T13">С/З</text:span></text:p>
          </table:table-cell>
          <table:table-cell table:style-name="ce328"/>
          <table:table-cell table:style-name="ce268"/>
          <table:table-cell table:style-name="ce357" office:value-type="string">
            <text:p>4а</text:p>
          </table:table-cell>
          <table:table-cell table:style-name="ce328" office:value-type="string">
            <text:p>2б</text:p>
          </table:table-cell>
          <table:table-cell table:style-name="ce273" office:value-type="string">
            <text:p><text:span text:style-name="T10">2а</text:span></text:p>
          </table:table-cell>
          <table:table-cell table:style-name="ce262" office:value-type="string">
            <text:p>6а</text:p>
          </table:table-cell>
          <table:table-cell table:style-name="ce262" office:value-type="float" office:value="10">
            <text:p>10</text:p>
          </table:table-cell>
          <table:table-cell table:style-name="ce262"/>
          <table:table-cell table:style-name="ce298" office:value-type="string">
            <text:p><text:span text:style-name="T13">С/З</text:span></text:p>
          </table:table-cell>
          <table:table-cell table:style-name="ce262" office:value-type="string">
            <text:p>4а</text:p>
          </table:table-cell>
          <table:table-cell table:style-name="ce262" office:value-type="string">
            <text:p>3б</text:p>
          </table:table-cell>
          <table:table-cell table:style-name="ce268" office:value-type="float" office:value="9">
            <text:p>9</text:p>
          </table:table-cell>
          <table:table-cell table:style-name="ce268" office:value-type="string">
            <text:p><text:span text:style-name="T10">3а</text:span></text:p>
          </table:table-cell>
          <table:table-cell table:style-name="ce262" office:value-type="float" office:value="10">
            <text:p>10</text:p>
          </table:table-cell>
          <table:table-cell table:style-name="ce262" table:number-columns-repeated="2"/>
          <table:table-cell table:style-name="ce298" office:value-type="string">
            <text:p><text:span text:style-name="T13">С/З</text:span></text:p>
          </table:table-cell>
          <table:table-cell table:style-name="ce82" table:number-columns-repeated="965"/>
        </table:table-row>
        <table:table-row table:style-name="ro8">
          <table:table-cell table:style-name="ce229" office:value-type="float" office:value="24">
            <text:p>24</text:p>
          </table:table-cell>
          <table:table-cell table:style-name="ce239" office:value-type="string">
            <text:p>Кирьянова Е.Б.</text:p>
          </table:table-cell>
          <table:table-cell table:style-name="ce248" office:value-type="float" office:value="18">
            <text:p>18</text:p>
          </table:table-cell>
          <table:table-cell table:style-name="ce239" office:value-type="string">
            <text:p>1аб<text:span text:style-name="T5">/2 <text:s/></text:span><text:span text:style-name="T6">3аб/8 <text:s/>4аб/8</text:span></text:p>
          </table:table-cell>
          <table:table-cell table:style-name="ce263"/>
          <table:table-cell table:style-name="ce269" table:number-columns-repeated="5"/>
          <table:table-cell table:style-name="ce285" table:number-columns-repeated="3"/>
          <table:table-cell table:style-name="ce300"/>
          <table:table-cell table:style-name="ce290" office:value-type="string">
            <text:p>3а</text:p>
          </table:table-cell>
          <table:table-cell table:style-name="ce290" office:value-type="string">
            <text:p>3б</text:p>
          </table:table-cell>
          <table:table-cell table:style-name="ce290" table:number-columns-repeated="2"/>
          <table:table-cell table:style-name="ce269" office:value-type="string">
            <text:p>1а</text:p>
          </table:table-cell>
          <table:table-cell table:style-name="ce290"/>
          <table:table-cell table:style-name="ce315" table:number-columns-repeated="2"/>
          <table:table-cell table:style-name="ce300" office:value-type="string">
            <text:p><text:span text:style-name="T15">2.10</text:span></text:p>
          </table:table-cell>
          <table:table-cell table:style-name="ce290" office:value-type="string">
            <text:p>4а</text:p>
          </table:table-cell>
          <table:table-cell table:style-name="ce269" office:value-type="string">
            <text:p>4б</text:p>
          </table:table-cell>
          <table:table-cell table:style-name="ce290"/>
          <table:table-cell table:style-name="ce290" office:value-type="string">
            <text:p>3а</text:p>
          </table:table-cell>
          <table:table-cell table:style-name="ce290" office:value-type="string">
            <text:p>3б</text:p>
          </table:table-cell>
          <table:table-cell table:style-name="ce290"/>
          <table:table-cell table:style-name="ce315" table:number-columns-repeated="3"/>
          <table:table-cell table:style-name="ce300" office:value-type="string">
            <text:p><text:span text:style-name="T15">2.10</text:span></text:p>
          </table:table-cell>
          <table:table-cell table:style-name="ce269"/>
          <table:table-cell table:style-name="ce269" office:value-type="string">
            <text:p>4б</text:p>
          </table:table-cell>
          <table:table-cell table:style-name="ce269" office:value-type="string">
            <text:p>4а</text:p>
          </table:table-cell>
          <table:table-cell table:style-name="ce290" office:value-type="string">
            <text:p>3б</text:p>
          </table:table-cell>
          <table:table-cell table:style-name="ce270" office:value-type="string">
            <text:p>1б</text:p>
          </table:table-cell>
          <table:table-cell table:style-name="ce269"/>
          <table:table-cell table:style-name="ce285" table:number-columns-repeated="2"/>
          <table:table-cell table:style-name="ce300" office:value-type="string">
            <text:p>2.10</text:p>
          </table:table-cell>
          <table:table-cell table:style-name="ce349"/>
          <table:table-cell table:style-name="ce269" office:value-type="string">
            <text:p>4а</text:p>
          </table:table-cell>
          <table:table-cell table:style-name="ce270" office:value-type="string">
            <text:p>4б</text:p>
          </table:table-cell>
          <table:table-cell table:style-name="ce269"/>
          <table:table-cell table:style-name="ce260" office:value-type="string">
            <text:p>3а</text:p>
          </table:table-cell>
          <table:table-cell table:style-name="ce269"/>
          <table:table-cell table:style-name="ce285" table:number-columns-repeated="2"/>
          <table:table-cell table:style-name="ce300" office:value-type="string">
            <text:p>2.10</text:p>
          </table:table-cell>
          <table:table-cell table:style-name="ce269" office:value-type="string">
            <text:p>4б</text:p>
          </table:table-cell>
          <table:table-cell table:style-name="ce269" office:value-type="string">
            <text:p>4а</text:p>
          </table:table-cell>
          <table:table-cell table:style-name="ce285" office:value-type="string">
            <text:p>3а</text:p>
          </table:table-cell>
          <table:table-cell table:style-name="ce269" office:value-type="string">
            <text:p>3б</text:p>
          </table:table-cell>
          <table:table-cell table:style-name="ce349" table:number-columns-repeated="3"/>
          <table:table-cell table:style-name="ce300" office:value-type="string">
            <text:p>2.10</text:p>
          </table:table-cell>
          <table:table-cell table:style-name="ce82" table:number-columns-repeated="965"/>
        </table:table-row>
        <table:table-row table:style-name="ro7">
          <table:table-cell table:style-name="ce227" office:value-type="float" office:value="25">
            <text:p>25</text:p>
          </table:table-cell>
          <table:table-cell table:style-name="ce235" office:value-type="string">
            <text:p>Трусова С.И.</text:p>
          </table:table-cell>
          <table:table-cell table:style-name="ce245" office:value-type="float" office:value="22">
            <text:p>22</text:p>
          </table:table-cell>
          <table:table-cell table:style-name="ce235" office:value-type="string">
            <text:p>5б/4 <text:s/>6/8 7а/1 7б/4 8б/3 10/1п 11/1п</text:p>
          </table:table-cell>
          <table:table-cell table:style-name="ce264" office:value-type="string">
            <text:p><text:span text:style-name="T10">6а</text:span></text:p>
          </table:table-cell>
          <table:table-cell table:style-name="ce270" office:value-type="string">
            <text:p><text:span text:style-name="T10">6б</text:span></text:p>
          </table:table-cell>
          <table:table-cell table:style-name="ce270" office:value-type="string">
            <text:p><text:span text:style-name="T10">6а</text:span></text:p>
          </table:table-cell>
          <table:table-cell table:style-name="ce270" office:value-type="string">
            <text:p><text:span text:style-name="T10">6б</text:span></text:p>
          </table:table-cell>
          <table:table-cell table:style-name="ce270" office:value-type="string">
            <text:p><text:span text:style-name="T10">7б</text:span></text:p>
          </table:table-cell>
          <table:table-cell table:style-name="ce280" office:value-type="string">
            <text:p><text:span text:style-name="T10">5б</text:span></text:p>
          </table:table-cell>
          <table:table-cell table:style-name="ce277" table:number-columns-repeated="3"/>
          <table:table-cell table:style-name="ce297" office:value-type="string">
            <text:p><text:span text:style-name="T13">3.10</text:span></text:p>
          </table:table-cell>
          <table:table-cell table:style-name="ce260"/>
          <table:table-cell table:style-name="ce305" office:value-type="string">
            <text:p>7б</text:p>
          </table:table-cell>
          <table:table-cell table:style-name="ce279" office:value-type="string">
            <text:p><text:span text:style-name="T10">8б</text:span></text:p>
          </table:table-cell>
          <table:table-cell table:style-name="ce262"/>
          <table:table-cell table:style-name="ce260"/>
          <table:table-cell table:style-name="ce305" office:value-type="string">
            <text:p>7а</text:p>
          </table:table-cell>
          <table:table-cell table:style-name="ce283" table:number-columns-repeated="2"/>
          <table:table-cell table:style-name="ce297" office:value-type="string">
            <text:p><text:span text:style-name="T15">3.10</text:span></text:p>
          </table:table-cell>
          <table:table-cell table:style-name="ce270" office:value-type="string">
            <text:p>7б</text:p>
          </table:table-cell>
          <table:table-cell table:style-name="ce260"/>
          <table:table-cell table:style-name="ce260" office:value-type="string">
            <text:p>6а</text:p>
          </table:table-cell>
          <table:table-cell table:style-name="ce262" office:value-type="string">
            <text:p>6б</text:p>
          </table:table-cell>
          <table:table-cell table:style-name="ce268" office:value-type="string">
            <text:p>5б</text:p>
          </table:table-cell>
          <table:table-cell table:style-name="ce305" office:value-type="string">
            <text:p>8б</text:p>
          </table:table-cell>
          <table:table-cell table:style-name="ce283" office:value-type="string">
            <text:p>10п</text:p>
          </table:table-cell>
          <table:table-cell table:style-name="ce283" table:number-columns-repeated="2"/>
          <table:table-cell table:style-name="ce337" office:value-type="string">
            <text:p>3.10</text:p>
          </table:table-cell>
          <table:table-cell table:style-name="ce341" office:value-type="string">
            <text:p>11п</text:p>
          </table:table-cell>
          <table:table-cell table:style-name="ce270" office:value-type="string">
            <text:p>8б</text:p>
          </table:table-cell>
          <table:table-cell table:style-name="ce262" table:number-columns-repeated="2"/>
          <table:table-cell table:style-name="ce305" office:value-type="string">
            <text:p>5б</text:p>
          </table:table-cell>
          <table:table-cell table:style-name="ce270"/>
          <table:table-cell table:style-name="ce277" table:number-columns-repeated="2"/>
          <table:table-cell table:style-name="ce297" office:value-type="string">
            <text:p>3.10</text:p>
          </table:table-cell>
          <table:table-cell table:style-name="ce348" office:value-type="string">
            <text:p>7Б <text:s text:c="2"/><text:span text:style-name="T17">3.4</text:span></text:p>
          </table:table-cell>
          <table:table-cell table:style-name="ce328" office:value-type="string">
            <text:p>7б</text:p>
          </table:table-cell>
          <table:table-cell table:style-name="ce262"/>
          <table:table-cell table:style-name="ce268" office:value-type="string">
            <text:p><text:span text:style-name="T10">6а</text:span></text:p>
          </table:table-cell>
          <table:table-cell table:style-name="ce279" office:value-type="string">
            <text:p><text:span text:style-name="T10">6б</text:span></text:p>
          </table:table-cell>
          <table:table-cell table:style-name="ce260" office:value-type="string">
            <text:p>5б</text:p>
          </table:table-cell>
          <table:table-cell table:style-name="ce277" table:number-columns-repeated="2"/>
          <table:table-cell table:style-name="ce297" office:value-type="string">
            <text:p>3.10</text:p>
          </table:table-cell>
          <table:table-cell table:style-name="ce341"/>
          <table:table-cell table:style-name="ce270"/>
          <table:table-cell table:style-name="ce281" table:number-columns-repeated="4"/>
          <table:table-cell table:style-name="ce270"/>
          <table:table-cell table:style-name="ce297"/>
          <table:table-cell table:style-name="ce82" table:number-columns-repeated="965"/>
        </table:table-row>
        <table:table-row table:style-name="ro7">
          <table:table-cell table:style-name="ce228" office:value-type="float" office:value="26">
            <text:p>26</text:p>
          </table:table-cell>
          <table:table-cell table:style-name="ce236" office:value-type="string">
            <text:p>Коржавина В.Б.</text:p>
          </table:table-cell>
          <table:table-cell table:style-name="ce246" office:value-type="float" office:value="14">
            <text:p>14</text:p>
          </table:table-cell>
          <table:table-cell table:style-name="ce236" office:value-type="string">
            <text:p>2аб/6 3аб/8</text:p>
          </table:table-cell>
          <table:table-cell table:style-name="ce261"/>
          <table:table-cell table:style-name="ce262" table:number-columns-repeated="5"/>
          <table:table-cell table:style-name="ce284" table:number-columns-repeated="3"/>
          <table:table-cell table:style-name="ce298"/>
          <table:table-cell table:style-name="ce268" office:value-type="string">
            <text:p><text:span text:style-name="T10">3а</text:span></text:p>
          </table:table-cell>
          <table:table-cell table:style-name="ce279" office:value-type="string">
            <text:p><text:span text:style-name="T10">3б</text:span></text:p>
          </table:table-cell>
          <table:table-cell table:style-name="ce268" office:value-type="string">
            <text:p><text:span text:style-name="T10">2а</text:span></text:p>
          </table:table-cell>
          <table:table-cell table:style-name="ce262" office:value-type="string">
            <text:p>2б</text:p>
          </table:table-cell>
          <table:table-cell table:style-name="ce268" table:number-columns-repeated="2"/>
          <table:table-cell table:style-name="ce310" table:number-columns-repeated="2"/>
          <table:table-cell table:style-name="ce297" office:value-type="string">
            <text:p><text:span text:style-name="T15">4.8а</text:span></text:p>
          </table:table-cell>
          <table:table-cell table:style-name="ce279"/>
          <table:table-cell table:style-name="ce268"/>
          <table:table-cell table:style-name="ce262" office:value-type="string">
            <text:p>2б</text:p>
          </table:table-cell>
          <table:table-cell table:style-name="ce260" office:value-type="string">
            <text:p>3а</text:p>
          </table:table-cell>
          <table:table-cell table:style-name="ce260" office:value-type="string">
            <text:p>3б</text:p>
          </table:table-cell>
          <table:table-cell table:style-name="ce268"/>
          <table:table-cell table:style-name="ce310" table:number-columns-repeated="3"/>
          <table:table-cell table:style-name="ce299" office:value-type="string">
            <text:p><text:span text:style-name="T16">Н.Ш.</text:span></text:p>
          </table:table-cell>
          <table:table-cell table:style-name="ce279" office:value-type="string">
            <text:p><text:span text:style-name="T10">2а</text:span></text:p>
          </table:table-cell>
          <table:table-cell table:style-name="ce328"/>
          <table:table-cell table:style-name="ce262"/>
          <table:table-cell table:style-name="ce260" office:value-type="string">
            <text:p>3б</text:p>
          </table:table-cell>
          <table:table-cell table:style-name="ce262" office:value-type="string">
            <text:p>2б</text:p>
          </table:table-cell>
          <table:table-cell table:style-name="ce262"/>
          <table:table-cell table:style-name="ce284" table:number-columns-repeated="2"/>
          <table:table-cell table:style-name="ce298" office:value-type="string">
            <text:p><text:span text:style-name="T16">Н.Ш.</text:span></text:p>
          </table:table-cell>
          <table:table-cell table:style-name="ce270" table:number-columns-repeated="3"/>
          <table:table-cell table:style-name="ce328" office:value-type="string">
            <text:p>2а</text:p>
          </table:table-cell>
          <table:table-cell table:style-name="ce260" office:value-type="string">
            <text:p>3а</text:p>
          </table:table-cell>
          <table:table-cell table:style-name="ce262"/>
          <table:table-cell table:style-name="ce284" table:number-columns-repeated="2"/>
          <table:table-cell table:style-name="ce297" office:value-type="string">
            <text:p>3.5</text:p>
          </table:table-cell>
          <table:table-cell table:style-name="ce328"/>
          <table:table-cell table:style-name="ce262"/>
          <table:table-cell table:style-name="ce262" office:value-type="string">
            <text:p>3а</text:p>
          </table:table-cell>
          <table:table-cell table:style-name="ce262" office:value-type="string">
            <text:p>3б</text:p>
          </table:table-cell>
          <table:table-cell table:style-name="ce262" table:number-columns-repeated="3"/>
          <table:table-cell table:style-name="ce298" office:value-type="string">
            <text:p><text:span text:style-name="T16">Н.Ш.</text:span></text:p>
          </table:table-cell>
          <table:table-cell table:style-name="ce82" table:number-columns-repeated="965"/>
        </table:table-row>
        <table:table-row table:style-name="ro9">
          <table:table-cell table:style-name="ce228" office:value-type="float" office:value="27">
            <text:p>27</text:p>
          </table:table-cell>
          <table:table-cell table:style-name="ce236" office:value-type="string">
            <text:p>Лехкун В.Н.</text:p>
          </table:table-cell>
          <table:table-cell table:style-name="ce246" office:value-type="float" office:value="23">
            <text:p>23</text:p>
          </table:table-cell>
          <table:table-cell table:style-name="ce236" office:value-type="string">
            <text:p>2а/<text:span text:style-name="T7">3</text:span><text:span text:style-name="T8"> 5/</text:span><text:span text:style-name="T7">8</text:span><text:span text:style-name="T8"> 7а/</text:span><text:span text:style-name="T7">4</text:span><text:span text:style-name="T8"> 7б/</text:span><text:span text:style-name="T7">1</text:span><text:span text:style-name="T8"> 9а/</text:span><text:span text:style-name="T7">4+1</text:span><text:span text:style-name="T8"> 10</text:span><text:span text:style-name="T7">/1</text:span><text:span text:style-name="T8"> 11/</text:span><text:span text:style-name="T7">1</text:span></text:p>
          </table:table-cell>
          <table:table-cell table:style-name="ce261"/>
          <table:table-cell table:style-name="ce262" table:number-columns-repeated="5"/>
          <table:table-cell table:style-name="ce284" table:number-columns-repeated="3"/>
          <table:table-cell table:style-name="ce298"/>
          <table:table-cell table:style-name="ce305" office:value-type="string">
            <text:p>7б</text:p>
          </table:table-cell>
          <table:table-cell table:style-name="ce268"/>
          <table:table-cell table:style-name="ce268" office:value-type="string">
            <text:p><text:span text:style-name="T10">2а</text:span></text:p>
          </table:table-cell>
          <table:table-cell table:style-name="ce313" office:value-type="float" office:value="9">
            <text:p>9</text:p>
          </table:table-cell>
          <table:table-cell table:style-name="ce305" office:value-type="string">
            <text:p>7а</text:p>
          </table:table-cell>
          <table:table-cell table:style-name="ce262"/>
          <table:table-cell table:style-name="ce310" table:number-columns-repeated="2"/>
          <table:table-cell table:style-name="ce298" office:value-type="string">
            <text:p><text:span text:style-name="T15">1.1</text:span></text:p>
          </table:table-cell>
          <table:table-cell table:style-name="ce279" office:value-type="string">
            <text:p>5а</text:p>
          </table:table-cell>
          <table:table-cell table:style-name="ce268" office:value-type="string">
            <text:p>7а</text:p>
          </table:table-cell>
          <table:table-cell table:style-name="ce268"/>
          <table:table-cell table:style-name="ce260" office:value-type="float" office:value="9">
            <text:p>9</text:p>
          </table:table-cell>
          <table:table-cell table:style-name="ce262" office:value-type="string">
            <text:p><text:span text:style-name="T10">5б</text:span></text:p>
          </table:table-cell>
          <table:table-cell table:style-name="ce268" office:value-type="string">
            <text:p>7а</text:p>
          </table:table-cell>
          <table:table-cell table:style-name="ce310" table:number-columns-repeated="3"/>
          <table:table-cell table:style-name="ce299" office:value-type="string">
            <text:p>1.1</text:p>
          </table:table-cell>
          <table:table-cell table:style-name="ce262" office:value-type="string">
            <text:p>2а</text:p>
          </table:table-cell>
          <table:table-cell table:style-name="ce328" office:value-type="string">
            <text:p>5а</text:p>
          </table:table-cell>
          <table:table-cell table:style-name="ce270" office:value-type="float" office:value="9">
            <text:p>9</text:p>
          </table:table-cell>
          <table:table-cell table:style-name="ce167"/>
          <table:table-cell table:style-name="ce262" office:value-type="float" office:value="9">
            <text:p>9</text:p>
          </table:table-cell>
          <table:table-cell table:style-name="ce323" office:value-type="string">
            <text:p><text:span text:style-name="T10">5б</text:span></text:p>
          </table:table-cell>
          <table:table-cell table:style-name="ce167"/>
          <table:table-cell table:style-name="ce284"/>
          <table:table-cell table:style-name="ce298" office:value-type="string">
            <text:p>1.1</text:p>
          </table:table-cell>
          <table:table-cell table:style-name="ce262"/>
          <table:table-cell table:style-name="ce262" office:value-type="string">
            <text:p>5а</text:p>
          </table:table-cell>
          <table:table-cell table:style-name="ce262" office:value-type="string">
            <text:p>7а</text:p>
          </table:table-cell>
          <table:table-cell table:style-name="ce328" office:value-type="string">
            <text:p>2а</text:p>
          </table:table-cell>
          <table:table-cell table:style-name="ce305" office:value-type="float" office:value="11">
            <text:p>11</text:p>
          </table:table-cell>
          <table:table-cell table:style-name="ce260" office:value-type="string">
            <text:p>5б</text:p>
          </table:table-cell>
          <table:table-cell table:style-name="ce284" table:number-columns-repeated="2"/>
          <table:table-cell table:style-name="ce298" office:value-type="string">
            <text:p>1.1</text:p>
          </table:table-cell>
          <table:table-cell table:style-name="ce262" office:value-type="float" office:value="9">
            <text:p>9</text:p>
          </table:table-cell>
          <table:table-cell table:style-name="ce262" office:value-type="float" office:value="10">
            <text:p>10</text:p>
          </table:table-cell>
          <table:table-cell table:style-name="ce262" office:value-type="string">
            <text:p>5а</text:p>
          </table:table-cell>
          <table:table-cell table:style-name="ce361" office:value-type="string">
            <text:p>5б</text:p>
          </table:table-cell>
          <table:table-cell table:style-name="ce262" table:number-columns-repeated="3"/>
          <table:table-cell table:style-name="ce298" office:value-type="string">
            <text:p>1.1</text:p>
          </table:table-cell>
          <table:table-cell table:style-name="ce82" table:number-columns-repeated="965"/>
        </table:table-row>
        <table:table-row table:style-name="ro10">
          <table:table-cell table:style-name="ce228" office:value-type="float" office:value="28">
            <text:p>28</text:p>
          </table:table-cell>
          <table:table-cell table:style-name="ce236" office:value-type="string">
            <text:p>Лавринович СЛ.</text:p>
          </table:table-cell>
          <table:table-cell table:style-name="ce246" office:value-type="string">
            <text:p>18+0.5</text:p>
          </table:table-cell>
          <table:table-cell table:style-name="ce236" office:value-type="string">
            <text:p>6<text:span text:style-name="T5">/8</text:span><text:span text:style-name="T6"> 7</text:span><text:span text:style-name="T5">/6 <text:s/></text:span><text:span text:style-name="T6">11</text:span><text:span text:style-name="T5">/4+0.5</text:span></text:p>
          </table:table-cell>
          <table:table-cell table:style-name="ce264" office:value-type="string">
            <text:p><text:span text:style-name="T10">6а</text:span></text:p>
          </table:table-cell>
          <table:table-cell table:style-name="ce270" office:value-type="string">
            <text:p><text:span text:style-name="T10">6б</text:span></text:p>
          </table:table-cell>
          <table:table-cell table:style-name="ce270" office:value-type="string">
            <text:p><text:span text:style-name="T10">6а</text:span></text:p>
          </table:table-cell>
          <table:table-cell table:style-name="ce270" office:value-type="string">
            <text:p><text:span text:style-name="T10">6б</text:span></text:p>
          </table:table-cell>
          <table:table-cell table:style-name="ce270" office:value-type="string">
            <text:p><text:span text:style-name="T10">7б</text:span></text:p>
          </table:table-cell>
          <table:table-cell table:number-columns-repeated="2" table:style-name="ce262" office:value-type="float" office:value="11">
            <text:p>11</text:p>
          </table:table-cell>
          <table:table-cell table:style-name="ce262"/>
          <table:table-cell table:style-name="ce293" office:value-type="string">
            <text:p>11к/</text:p>
          </table:table-cell>
          <table:table-cell table:style-name="ce298" office:value-type="string">
            <text:p><text:span text:style-name="T13">4.8а</text:span></text:p>
          </table:table-cell>
          <table:table-cell table:style-name="ce279"/>
          <table:table-cell table:style-name="ce268" table:number-columns-repeated="5"/>
          <table:table-cell table:style-name="ce310" table:number-columns-repeated="2"/>
          <table:table-cell table:style-name="ce298"/>
          <table:table-cell table:style-name="ce279" office:value-type="string">
            <text:p>7б</text:p>
          </table:table-cell>
          <table:table-cell table:style-name="ce260" office:value-type="string">
            <text:p>7а</text:p>
          </table:table-cell>
          <table:table-cell table:style-name="ce328" office:value-type="string">
            <text:p>6а</text:p>
          </table:table-cell>
          <table:table-cell table:style-name="ce260" office:value-type="string">
            <text:p>6б</text:p>
          </table:table-cell>
          <table:table-cell table:style-name="ce260" office:value-type="float" office:value="11">
            <text:p>11</text:p>
          </table:table-cell>
          <table:table-cell table:style-name="ce268" office:value-type="string">
            <text:p>7а</text:p>
          </table:table-cell>
          <table:table-cell table:style-name="ce268"/>
          <table:table-cell table:style-name="ce310" table:number-columns-repeated="2"/>
          <table:table-cell table:style-name="ce299" office:value-type="string">
            <text:p>4.8а</text:p>
          </table:table-cell>
          <table:table-cell table:style-name="ce328"/>
          <table:table-cell table:style-name="ce262" table:number-columns-repeated="5"/>
          <table:table-cell table:style-name="ce284" table:number-columns-repeated="2"/>
          <table:table-cell table:style-name="ce298"/>
          <table:table-cell table:style-name="ce348" office:value-type="string">
            <text:p>6А <text:s text:c="4"/><text:span text:style-name="T17"><text:s/>4.2</text:span></text:p>
          </table:table-cell>
          <table:table-cell table:style-name="ce262" office:value-type="string">
            <text:p>7б</text:p>
          </table:table-cell>
          <table:table-cell table:style-name="ce262" office:value-type="string">
            <text:p>7а</text:p>
          </table:table-cell>
          <table:table-cell table:style-name="ce268" office:value-type="string">
            <text:p><text:span text:style-name="T10">6а</text:span></text:p>
          </table:table-cell>
          <table:table-cell table:style-name="ce279" office:value-type="string">
            <text:p><text:span text:style-name="T10">6б</text:span></text:p>
          </table:table-cell>
          <table:table-cell table:style-name="ce305" office:value-type="float" office:value="11">
            <text:p>11</text:p>
          </table:table-cell>
          <table:table-cell table:style-name="ce284" table:number-columns-repeated="2"/>
          <table:table-cell table:style-name="ce298" office:value-type="string">
            <text:p>4.8а</text:p>
          </table:table-cell>
          <table:table-cell table:style-name="ce328"/>
          <table:table-cell table:style-name="ce262" table:number-columns-repeated="6"/>
          <table:table-cell table:style-name="ce298"/>
          <table:table-cell table:style-name="ce82" table:number-columns-repeated="965"/>
        </table:table-row>
        <table:table-row table:style-name="ro9">
          <table:table-cell table:style-name="ce228" office:value-type="float" office:value="29">
            <text:p>29</text:p>
          </table:table-cell>
          <table:table-cell table:style-name="ce237" office:value-type="string">
            <text:p>Круглова Е.А.</text:p>
          </table:table-cell>
          <table:table-cell table:style-name="ce246" office:value-type="float" office:value="15">
            <text:p>15</text:p>
          </table:table-cell>
          <table:table-cell table:style-name="ce236" office:value-type="string">
            <text:p><text:span text:style-name="T7"><text:s/></text:span><text:span text:style-name="T8">6б</text:span><text:span text:style-name="T7">/4</text:span><text:span text:style-name="T8"> 8б</text:span><text:span text:style-name="T7">/1 </text:span><text:span text:style-name="T8">10/3</text:span><text:span text:style-name="T7">+2 </text:span><text:span text:style-name="T8">11</text:span><text:span text:style-name="T7">/3+2</text:span></text:p>
          </table:table-cell>
          <table:table-cell table:style-name="ce261"/>
          <table:table-cell table:style-name="ce262" office:value-type="string">
            <text:p><text:span text:style-name="T10">6б</text:span></text:p>
          </table:table-cell>
          <table:table-cell table:style-name="ce262"/>
          <table:table-cell table:style-name="ce262" office:value-type="string">
            <text:p><text:span text:style-name="T10">6б</text:span></text:p>
          </table:table-cell>
          <table:table-cell table:style-name="ce262"/>
          <table:table-cell table:style-name="ce262" office:value-type="float" office:value="11">
            <text:p>11</text:p>
          </table:table-cell>
          <table:table-cell table:style-name="ce284" office:value-type="float" office:value="11">
            <text:p>11</text:p>
          </table:table-cell>
          <table:table-cell table:style-name="ce284" table:number-columns-repeated="2"/>
          <table:table-cell table:style-name="ce298" office:value-type="string">
            <text:p><text:span text:style-name="T13">4.8</text:span></text:p>
          </table:table-cell>
          <table:table-cell table:style-name="ce279" office:value-type="float" office:value="10">
            <text:p>10</text:p>
          </table:table-cell>
          <table:table-cell table:style-name="ce268"/>
          <table:table-cell table:style-name="ce268" office:value-type="string">
            <text:p><text:span text:style-name="T10">10л</text:span></text:p>
          </table:table-cell>
          <table:table-cell table:style-name="ce268" table:number-columns-repeated="3"/>
          <table:table-cell table:style-name="ce310" table:number-columns-repeated="2"/>
          <table:table-cell table:style-name="ce298" office:value-type="string">
            <text:p><text:span text:style-name="T15">4.8</text:span></text:p>
          </table:table-cell>
          <table:table-cell table:style-name="ce305" office:value-type="float" office:value="10">
            <text:p>10</text:p>
          </table:table-cell>
          <table:table-cell table:style-name="ce262"/>
          <table:table-cell table:style-name="ce268"/>
          <table:table-cell table:style-name="ce268" office:value-type="string">
            <text:p>6б</text:p>
          </table:table-cell>
          <table:table-cell table:style-name="ce268" office:value-type="float" office:value="11">
            <text:p>11</text:p>
          </table:table-cell>
          <table:table-cell table:style-name="ce268"/>
          <table:table-cell table:style-name="ce268" office:value-type="string">
            <text:p>10п</text:p>
          </table:table-cell>
          <table:table-cell table:style-name="ce260"/>
          <table:table-cell table:style-name="ce270"/>
          <table:table-cell table:style-name="ce299" office:value-type="string">
            <text:p>4.8</text:p>
          </table:table-cell>
          <table:table-cell table:style-name="ce262" office:value-type="string">
            <text:p>11п</text:p>
          </table:table-cell>
          <table:table-cell table:style-name="ce270"/>
          <table:table-cell table:style-name="ce284" office:value-type="string">
            <text:p>11л</text:p>
          </table:table-cell>
          <table:table-cell table:style-name="ce270" table:number-columns-repeated="2"/>
          <table:table-cell table:style-name="ce270" office:value-type="float" office:value="10">
            <text:p>10</text:p>
          </table:table-cell>
          <table:table-cell table:style-name="ce262"/>
          <table:table-cell/>
          <table:table-cell table:style-name="ce298" office:value-type="string">
            <text:p>4.8</text:p>
          </table:table-cell>
          <table:table-cell table:style-name="ce348" office:value-type="string">
            <text:p>6Б <text:s text:c="2"/><text:span text:style-name="T17"><text:s/>4.3</text:span></text:p>
          </table:table-cell>
          <table:table-cell table:style-name="ce262"/>
          <table:table-cell table:style-name="ce270"/>
          <table:table-cell table:style-name="ce262"/>
          <table:table-cell table:style-name="ce262" office:value-type="string">
            <text:p>6б</text:p>
          </table:table-cell>
          <table:table-cell table:style-name="ce284" office:value-type="string">
            <text:p>8б</text:p>
          </table:table-cell>
          <table:table-cell table:style-name="ce284" table:number-columns-repeated="2"/>
          <table:table-cell table:style-name="ce298" office:value-type="string">
            <text:p>4.8</text:p>
          </table:table-cell>
          <table:table-cell table:style-name="ce328"/>
          <table:table-cell table:style-name="ce262" table:number-columns-repeated="6"/>
          <table:table-cell table:style-name="ce298"/>
          <table:table-cell table:style-name="ce82" table:number-columns-repeated="965"/>
        </table:table-row>
        <table:table-row table:style-name="ro9">
          <table:table-cell table:style-name="ce228" office:value-type="float" office:value="30">
            <text:p>30</text:p>
          </table:table-cell>
          <table:table-cell table:style-name="ce240" office:value-type="string">
            <text:p>Надеждина О.И</text:p>
          </table:table-cell>
          <table:table-cell table:style-name="ce247" office:value-type="float" office:value="23">
            <text:p>23</text:p>
          </table:table-cell>
          <table:table-cell table:style-name="ce236" office:value-type="string">
            <text:p>5а/<text:span text:style-name="T5">4</text:span><text:span text:style-name="T6"> 8аб/</text:span><text:span text:style-name="T5">8</text:span><text:span text:style-name="T6"> 9аб/</text:span><text:span text:style-name="T5">4+3</text:span><text:span text:style-name="T6"> 10/</text:span><text:span text:style-name="T5">4</text:span></text:p>
          </table:table-cell>
          <table:table-cell table:style-name="ce261"/>
          <table:table-cell table:style-name="ce262" table:number-columns-repeated="5"/>
          <table:table-cell table:style-name="ce284" table:number-columns-repeated="3"/>
          <table:table-cell table:style-name="ce298"/>
          <table:table-cell table:style-name="ce306" office:value-type="float" office:value="10">
            <text:p>10</text:p>
          </table:table-cell>
          <table:table-cell table:style-name="ce268" office:value-type="string">
            <text:p><text:span text:style-name="T10">8а</text:span></text:p>
          </table:table-cell>
          <table:table-cell table:style-name="ce279" office:value-type="string">
            <text:p><text:span text:style-name="T10">8б</text:span></text:p>
          </table:table-cell>
          <table:table-cell table:style-name="ce268"/>
          <table:table-cell table:style-name="ce313" office:value-type="float" office:value="9">
            <text:p>9</text:p>
          </table:table-cell>
          <table:table-cell table:style-name="ce167"/>
          <table:table-cell table:style-name="ce310" table:number-columns-repeated="2"/>
          <table:table-cell table:style-name="ce298" office:value-type="string">
            <text:p><text:span text:style-name="T15">4.10</text:span></text:p>
          </table:table-cell>
          <table:table-cell table:style-name="ce324" office:value-type="string">
            <text:p>5а</text:p>
          </table:table-cell>
          <table:table-cell table:style-name="ce305" office:value-type="float" office:value="10">
            <text:p>10</text:p>
          </table:table-cell>
          <table:table-cell table:style-name="ce305" office:value-type="string">
            <text:p>8а</text:p>
          </table:table-cell>
          <table:table-cell table:style-name="ce268" office:value-type="float" office:value="9">
            <text:p>9</text:p>
          </table:table-cell>
          <table:table-cell table:style-name="ce305" office:value-type="string">
            <text:p>8б</text:p>
          </table:table-cell>
          <table:table-cell table:style-name="ce268"/>
          <table:table-cell table:style-name="ce310" table:number-columns-repeated="3"/>
          <table:table-cell table:style-name="ce299" office:value-type="string">
            <text:p>4.10</text:p>
          </table:table-cell>
          <table:table-cell table:style-name="ce305" office:value-type="string">
            <text:p>5а</text:p>
          </table:table-cell>
          <table:table-cell table:style-name="ce262" office:value-type="string">
            <text:p>8б</text:p>
          </table:table-cell>
          <table:table-cell table:style-name="ce262" office:value-type="float" office:value="9">
            <text:p>9</text:p>
          </table:table-cell>
          <table:table-cell table:style-name="ce268" office:value-type="string">
            <text:p>8а</text:p>
          </table:table-cell>
          <table:table-cell table:style-name="ce262" office:value-type="float" office:value="9">
            <text:p>9</text:p>
          </table:table-cell>
          <table:table-cell table:style-name="ce262" office:value-type="float" office:value="10">
            <text:p>10</text:p>
          </table:table-cell>
          <table:table-cell table:style-name="ce167"/>
          <table:table-cell table:style-name="ce284"/>
          <table:table-cell table:style-name="ce298" office:value-type="string">
            <text:p>4.10</text:p>
          </table:table-cell>
          <table:table-cell table:style-name="ce348" office:value-type="string">
            <text:p>5А <text:span text:style-name="T17"><text:s/>4.4</text:span></text:p>
          </table:table-cell>
          <table:table-cell table:style-name="ce262" office:value-type="string">
            <text:p>5а</text:p>
          </table:table-cell>
          <table:table-cell table:number-columns-repeated="2" table:style-name="ce323" office:value-type="float" office:value="9">
            <text:p>9</text:p>
          </table:table-cell>
          <table:table-cell table:style-name="ce268" office:value-type="string">
            <text:p>8а</text:p>
          </table:table-cell>
          <table:table-cell table:style-name="ce284" office:value-type="string">
            <text:p>8б</text:p>
          </table:table-cell>
          <table:table-cell table:style-name="ce284" table:number-columns-repeated="2"/>
          <table:table-cell table:style-name="ce298" office:value-type="string">
            <text:p>4.10</text:p>
          </table:table-cell>
          <table:table-cell table:style-name="ce324" office:value-type="float" office:value="9">
            <text:p>9</text:p>
          </table:table-cell>
          <table:table-cell table:style-name="ce262" office:value-type="float" office:value="10">
            <text:p>10</text:p>
          </table:table-cell>
          <table:table-cell table:style-name="ce262" office:value-type="string">
            <text:p>5а</text:p>
          </table:table-cell>
          <table:table-cell table:style-name="ce262" table:number-columns-repeated="4"/>
          <table:table-cell table:style-name="ce298" office:value-type="string">
            <text:p>4.10</text:p>
          </table:table-cell>
          <table:table-cell table:style-name="ce82" table:number-columns-repeated="965"/>
        </table:table-row>
        <table:table-row table:style-name="ro7">
          <table:table-cell table:style-name="ce228" office:value-type="float" office:value="31">
            <text:p>31</text:p>
          </table:table-cell>
          <table:table-cell table:style-name="ce235" office:value-type="string">
            <text:p>Архипенкова И.А.</text:p>
          </table:table-cell>
          <table:table-cell table:style-name="ce246" office:value-type="float" office:value="20">
            <text:p>20</text:p>
          </table:table-cell>
          <table:table-cell table:style-name="ce236" office:value-type="string">
            <text:p>1аб/<text:span text:style-name="T5">2 </text:span><text:span text:style-name="T6">2аб</text:span><text:span text:style-name="T5">/6 <text:s/></text:span><text:span text:style-name="T6">4аб</text:span><text:span text:style-name="T5">/8 </text:span><text:span text:style-name="T6">8а</text:span><text:span text:style-name="T5">/4</text:span></text:p>
          </table:table-cell>
          <table:table-cell table:style-name="ce261"/>
          <table:table-cell table:style-name="ce262" table:number-columns-repeated="5"/>
          <table:table-cell table:style-name="ce284" table:number-columns-repeated="3"/>
          <table:table-cell table:style-name="ce298"/>
          <table:table-cell table:style-name="ce260"/>
          <table:table-cell table:style-name="ce279" office:value-type="string">
            <text:p><text:span text:style-name="T10">8а</text:span></text:p>
          </table:table-cell>
          <table:table-cell table:style-name="ce268" office:value-type="string">
            <text:p><text:span text:style-name="T10">2а</text:span></text:p>
          </table:table-cell>
          <table:table-cell table:style-name="ce262" office:value-type="string">
            <text:p>2б</text:p>
          </table:table-cell>
          <table:table-cell table:style-name="ce270" office:value-type="string">
            <text:p>1а</text:p>
          </table:table-cell>
          <table:table-cell table:style-name="ce268"/>
          <table:table-cell table:style-name="ce310" table:number-columns-repeated="2"/>
          <table:table-cell table:style-name="ce298" office:value-type="string">
            <text:p><text:span text:style-name="T15">4.3</text:span></text:p>
          </table:table-cell>
          <table:table-cell table:style-name="ce260" office:value-type="string">
            <text:p>4а</text:p>
          </table:table-cell>
          <table:table-cell table:style-name="ce270" office:value-type="string">
            <text:p>4б</text:p>
          </table:table-cell>
          <table:table-cell table:style-name="ce268" office:value-type="string">
            <text:p>2б</text:p>
          </table:table-cell>
          <table:table-cell table:style-name="ce305" office:value-type="string">
            <text:p>8а</text:p>
          </table:table-cell>
          <table:table-cell table:style-name="ce262" office:value-type="string">
            <text:p>1б</text:p>
          </table:table-cell>
          <table:table-cell table:style-name="ce268"/>
          <table:table-cell table:style-name="ce310" table:number-columns-repeated="3"/>
          <table:table-cell table:style-name="ce299" office:value-type="string">
            <text:p>4.1</text:p>
          </table:table-cell>
          <table:table-cell table:style-name="ce270" office:value-type="string">
            <text:p>2а</text:p>
          </table:table-cell>
          <table:table-cell table:style-name="ce328" office:value-type="string">
            <text:p>4б</text:p>
          </table:table-cell>
          <table:table-cell table:style-name="ce270" office:value-type="string">
            <text:p>4а</text:p>
          </table:table-cell>
          <table:table-cell table:style-name="ce268" office:value-type="string">
            <text:p>8а</text:p>
          </table:table-cell>
          <table:table-cell table:style-name="ce262" office:value-type="string">
            <text:p>2б</text:p>
          </table:table-cell>
          <table:table-cell table:style-name="ce262"/>
          <table:table-cell table:style-name="ce284" table:number-columns-repeated="2"/>
          <table:table-cell table:style-name="ce298" office:value-type="string">
            <text:p>4.3</text:p>
          </table:table-cell>
          <table:table-cell table:style-name="ce348" office:value-type="string">
            <text:p>8А </text:p>
          </table:table-cell>
          <table:table-cell table:style-name="ce270" office:value-type="string">
            <text:p>4а</text:p>
          </table:table-cell>
          <table:table-cell table:style-name="ce270" office:value-type="string">
            <text:p>4б</text:p>
          </table:table-cell>
          <table:table-cell table:style-name="ce341" office:value-type="string">
            <text:p>2а</text:p>
          </table:table-cell>
          <table:table-cell table:style-name="ce268" office:value-type="string">
            <text:p>8а</text:p>
          </table:table-cell>
          <table:table-cell table:style-name="ce262"/>
          <table:table-cell table:style-name="ce284" table:number-columns-repeated="2"/>
          <table:table-cell table:style-name="ce299" office:value-type="string">
            <text:p>4.1</text:p>
          </table:table-cell>
          <table:table-cell table:style-name="ce270" office:value-type="string">
            <text:p>4б</text:p>
          </table:table-cell>
          <table:table-cell table:style-name="ce270" office:value-type="string">
            <text:p>4а</text:p>
          </table:table-cell>
          <table:table-cell table:style-name="ce262" table:number-columns-repeated="5"/>
          <table:table-cell table:style-name="ce298" office:value-type="string">
            <text:p>4.1</text:p>
          </table:table-cell>
          <table:table-cell table:style-name="ce82" table:number-columns-repeated="965"/>
        </table:table-row>
        <table:table-row table:style-name="ro8">
          <table:table-cell table:style-name="ce228" office:value-type="float" office:value="32">
            <text:p>32</text:p>
          </table:table-cell>
          <table:table-cell table:style-name="ce236" office:value-type="string">
            <text:p>Беттхер А.</text:p>
          </table:table-cell>
          <table:table-cell table:style-name="ce246" office:value-type="float" office:value="8">
            <text:p>8</text:p>
          </table:table-cell>
          <table:table-cell table:style-name="ce236" office:value-type="string">
            <text:p>9/<text:span text:style-name="T5">2</text:span><text:span text:style-name="T6"> 10/</text:span><text:span text:style-name="T5">4+1</text:span><text:span text:style-name="T6"> 11/</text:span><text:span text:style-name="T5">1</text:span></text:p>
          </table:table-cell>
          <table:table-cell table:style-name="ce261"/>
          <table:table-cell table:style-name="ce262" table:number-columns-repeated="5"/>
          <table:table-cell table:number-columns-repeated="2" table:style-name="ce262" office:value-type="float" office:value="10">
            <text:p>10</text:p>
          </table:table-cell>
          <table:table-cell table:style-name="ce262"/>
          <table:table-cell table:style-name="ce298" office:value-type="string">
            <text:p><text:span text:style-name="T13">4.10</text:span></text:p>
          </table:table-cell>
          <table:table-cell table:style-name="ce279"/>
          <table:table-cell table:style-name="ce268"/>
          <table:table-cell table:style-name="ce268" office:value-type="float" office:value="11">
            <text:p>11</text:p>
          </table:table-cell>
          <table:table-cell table:number-columns-repeated="2" table:style-name="ce313" office:value-type="float" office:value="9">
            <text:p>9</text:p>
          </table:table-cell>
          <table:table-cell table:number-columns-repeated="3" table:style-name="ce262" office:value-type="float" office:value="10">
            <text:p>10</text:p>
          </table:table-cell>
          <table:table-cell table:style-name="ce298" office:value-type="string">
            <text:p><text:span text:style-name="T15">4.5</text:span></text:p>
          </table:table-cell>
          <table:table-cell table:style-name="ce279"/>
          <table:table-cell table:style-name="ce268" table:number-columns-repeated="5"/>
          <table:table-cell table:style-name="ce310" table:number-columns-repeated="3"/>
          <table:table-cell table:style-name="ce299"/>
          <table:table-cell table:style-name="ce328"/>
          <table:table-cell table:style-name="ce262" table:number-columns-repeated="3"/>
          <table:table-cell table:style-name="ce167"/>
          <table:table-cell table:style-name="ce164" table:number-columns-repeated="2"/>
          <table:table-cell table:style-name="ce262"/>
          <table:table-cell table:style-name="ce298"/>
          <table:table-cell table:style-name="ce268"/>
          <table:table-cell table:style-name="ce262" table:number-columns-repeated="5"/>
          <table:table-cell table:style-name="ce284" table:number-columns-repeated="2"/>
          <table:table-cell table:style-name="ce298"/>
          <table:table-cell table:style-name="ce328"/>
          <table:table-cell table:style-name="ce262" table:number-columns-repeated="6"/>
          <table:table-cell table:style-name="ce298"/>
          <table:table-cell table:style-name="ce82" table:number-columns-repeated="965"/>
        </table:table-row>
        <table:table-row table:style-name="ro8">
          <table:table-cell table:style-name="ce228" office:value-type="float" office:value="33">
            <text:p>33</text:p>
          </table:table-cell>
          <table:table-cell table:style-name="ce236" office:value-type="string">
            <text:p>Новикова Е.К.</text:p>
          </table:table-cell>
          <table:table-cell table:style-name="ce246" office:value-type="float" office:value="22">
            <text:p>22</text:p>
          </table:table-cell>
          <table:table-cell table:style-name="ce236" office:value-type="string">
            <text:p>5 – 11<text:span text:style-name="T5">/22 </text:span></text:p>
          </table:table-cell>
          <table:table-cell table:style-name="ce261"/>
          <table:table-cell table:style-name="ce262" table:number-columns-repeated="5"/>
          <table:table-cell table:style-name="ce284" table:number-columns-repeated="3"/>
          <table:table-cell table:style-name="ce298"/>
          <table:table-cell table:style-name="ce268" office:value-type="string">
            <text:p><text:span text:style-name="T10">8а</text:span></text:p>
          </table:table-cell>
          <table:table-cell table:style-name="ce268" office:value-type="string">
            <text:p>5б</text:p>
          </table:table-cell>
          <table:table-cell table:style-name="ce305" office:value-type="string">
            <text:p>6а</text:p>
          </table:table-cell>
          <table:table-cell table:style-name="ce262" office:value-type="string">
            <text:p><text:span text:style-name="T10">8б</text:span></text:p>
          </table:table-cell>
          <table:table-cell table:style-name="ce268" office:value-type="string">
            <text:p><text:span text:style-name="T10">6б</text:span></text:p>
          </table:table-cell>
          <table:table-cell table:style-name="ce262" office:value-type="string">
            <text:p>5а</text:p>
          </table:table-cell>
          <table:table-cell table:style-name="ce310"/>
          <table:table-cell table:style-name="ce319"/>
          <table:table-cell table:style-name="ce298" office:value-type="string">
            <text:p><text:span text:style-name="T15">3.5</text:span></text:p>
          </table:table-cell>
          <table:table-cell table:style-name="ce279" office:value-type="float" office:value="11">
            <text:p>11</text:p>
          </table:table-cell>
          <table:table-cell table:style-name="ce268" office:value-type="float" office:value="11">
            <text:p>11</text:p>
          </table:table-cell>
          <table:table-cell table:style-name="ce268" office:value-type="float" office:value="10">
            <text:p>10</text:p>
          </table:table-cell>
          <table:table-cell table:style-name="ce268" office:value-type="string">
            <text:p>5б</text:p>
          </table:table-cell>
          <table:table-cell table:style-name="ce268" office:value-type="string">
            <text:p>5а</text:p>
          </table:table-cell>
          <table:table-cell table:style-name="ce268" office:value-type="float" office:value="9">
            <text:p>9</text:p>
          </table:table-cell>
          <table:table-cell table:style-name="ce310" table:number-columns-repeated="3"/>
          <table:table-cell table:style-name="ce298" office:value-type="string">
            <text:p><text:span text:style-name="T15">3.5</text:span></text:p>
          </table:table-cell>
          <table:table-cell table:style-name="ce306" office:value-type="string">
            <text:p>7а</text:p>
          </table:table-cell>
          <table:table-cell table:style-name="ce260" office:value-type="string">
            <text:p>8а</text:p>
          </table:table-cell>
          <table:table-cell table:style-name="ce305" office:value-type="string">
            <text:p>6б</text:p>
          </table:table-cell>
          <table:table-cell table:style-name="ce262" office:value-type="string">
            <text:p>8б</text:p>
          </table:table-cell>
          <table:table-cell table:style-name="ce262" office:value-type="string">
            <text:p>7б</text:p>
          </table:table-cell>
          <table:table-cell table:style-name="ce270" office:value-type="float" office:value="9">
            <text:p>9</text:p>
          </table:table-cell>
          <table:table-cell table:style-name="ce284" table:number-columns-repeated="2"/>
          <table:table-cell table:style-name="ce299" office:value-type="string">
            <text:p><text:span text:style-name="T15">3.5</text:span></text:p>
          </table:table-cell>
          <table:table-cell table:style-name="ce328"/>
          <table:table-cell table:style-name="ce262" table:number-columns-repeated="2"/>
          <table:table-cell table:style-name="ce260"/>
          <table:table-cell table:style-name="ce284"/>
          <table:table-cell table:style-name="ce268"/>
          <table:table-cell table:style-name="ce292"/>
          <table:table-cell table:style-name="ce284"/>
          <table:table-cell table:style-name="ce299"/>
          <table:table-cell table:style-name="ce268" office:value-type="string">
            <text:p><text:span text:style-name="T10">7б</text:span></text:p>
          </table:table-cell>
          <table:table-cell table:style-name="ce268" office:value-type="string">
            <text:p><text:span text:style-name="T10">7а</text:span></text:p>
          </table:table-cell>
          <table:table-cell table:style-name="ce260" office:value-type="string">
            <text:p>6а</text:p>
          </table:table-cell>
          <table:table-cell table:style-name="ce279" office:value-type="float" office:value="10">
            <text:p>10</text:p>
          </table:table-cell>
          <table:table-cell table:style-name="ce268" table:number-columns-repeated="2"/>
          <table:table-cell table:style-name="ce262"/>
          <table:table-cell table:style-name="ce299" office:value-type="string">
            <text:p><text:span text:style-name="T15">3.5</text:span></text:p>
          </table:table-cell>
          <table:table-cell table:style-name="ce82" table:number-columns-repeated="965"/>
        </table:table-row>
        <table:table-row table:style-name="ro7">
          <table:table-cell table:style-name="ce230" office:value-type="float" office:value="34">
            <text:p>34</text:p>
          </table:table-cell>
          <table:table-cell table:style-name="ce234" office:value-type="string">
            <text:p>Филиппова Т.В.</text:p>
          </table:table-cell>
          <table:table-cell table:style-name="ce249" office:value-type="float" office:value="22">
            <text:p>22</text:p>
          </table:table-cell>
          <table:table-cell table:style-name="ce234" office:value-type="string">
            <text:p>5 – 11<text:span text:style-name="T7">/20 <text:s text:c="23"/></text:span><text:span text:style-name="T8">11-10</text:span><text:span text:style-name="T7">/2 </text:span><text:span text:style-name="T9">МХК</text:span></text:p>
          </table:table-cell>
          <table:table-cell table:style-name="ce265"/>
          <table:table-cell table:style-name="ce271" table:number-columns-repeated="4"/>
          <table:table-cell table:style-name="ce272"/>
          <table:table-cell table:style-name="ce134"/>
          <table:table-cell table:style-name="ce80"/>
          <table:table-cell table:style-name="ce287"/>
          <table:table-cell table:style-name="ce301"/>
          <table:table-cell table:style-name="ce307" office:value-type="string">
            <text:p><text:span text:style-name="T10">8а</text:span></text:p>
          </table:table-cell>
          <table:table-cell table:style-name="ce273" office:value-type="string">
            <text:p>5б</text:p>
          </table:table-cell>
          <table:table-cell table:style-name="ce271" office:value-type="string">
            <text:p>10м</text:p>
          </table:table-cell>
          <table:table-cell table:style-name="ce314" office:value-type="string">
            <text:p>6а</text:p>
          </table:table-cell>
          <table:table-cell table:style-name="ce273" office:value-type="string">
            <text:p><text:span text:style-name="T10">6б</text:span></text:p>
          </table:table-cell>
          <table:table-cell table:style-name="ce271" office:value-type="string">
            <text:p>5а</text:p>
          </table:table-cell>
          <table:table-cell table:style-name="ce316"/>
          <table:table-cell table:style-name="ce320"/>
          <table:table-cell table:style-name="ce321" office:value-type="string">
            <text:p><text:span text:style-name="T15">3.5а</text:span></text:p>
          </table:table-cell>
          <table:table-cell table:style-name="ce307" office:value-type="float" office:value="11">
            <text:p>11</text:p>
          </table:table-cell>
          <table:table-cell table:style-name="ce273" office:value-type="float" office:value="11">
            <text:p>11</text:p>
          </table:table-cell>
          <table:table-cell table:style-name="ce273" office:value-type="float" office:value="10">
            <text:p>10</text:p>
          </table:table-cell>
          <table:table-cell table:style-name="ce273" office:value-type="string">
            <text:p>5б</text:p>
          </table:table-cell>
          <table:table-cell table:style-name="ce273" office:value-type="string">
            <text:p>5а</text:p>
          </table:table-cell>
          <table:table-cell table:style-name="ce273" office:value-type="float" office:value="9">
            <text:p>9</text:p>
          </table:table-cell>
          <table:table-cell table:style-name="ce316" table:number-columns-repeated="2"/>
          <table:table-cell table:style-name="ce287"/>
          <table:table-cell table:style-name="ce321" office:value-type="string">
            <text:p><text:span text:style-name="T15">3.5а</text:span></text:p>
          </table:table-cell>
          <table:table-cell table:style-name="ce307" office:value-type="string">
            <text:p>7а</text:p>
          </table:table-cell>
          <table:table-cell table:style-name="ce273" office:value-type="string">
            <text:p>8а</text:p>
          </table:table-cell>
          <table:table-cell table:style-name="ce273" office:value-type="string">
            <text:p>11м</text:p>
          </table:table-cell>
          <table:table-cell table:style-name="ce314" office:value-type="string">
            <text:p>6б</text:p>
          </table:table-cell>
          <table:table-cell table:style-name="ce271" office:value-type="string">
            <text:p>7б</text:p>
          </table:table-cell>
          <table:table-cell table:style-name="ce271" office:value-type="float" office:value="9">
            <text:p>9</text:p>
          </table:table-cell>
          <table:table-cell table:style-name="ce287"/>
          <table:table-cell table:style-name="ce201"/>
          <table:table-cell table:style-name="ce339" office:value-type="string">
            <text:p><text:span text:style-name="T15">3.5а</text:span></text:p>
          </table:table-cell>
          <table:table-cell table:style-name="ce343"/>
          <table:table-cell table:style-name="ce271" table:number-columns-repeated="2"/>
          <table:table-cell table:style-name="ce273"/>
          <table:table-cell table:style-name="ce287"/>
          <table:table-cell table:style-name="ce273"/>
          <table:table-cell table:style-name="ce287" table:number-columns-repeated="2"/>
          <table:table-cell table:style-name="ce339"/>
          <table:table-cell table:style-name="ce273" office:value-type="string">
            <text:p><text:span text:style-name="T10">7б</text:span></text:p>
          </table:table-cell>
          <table:table-cell table:style-name="ce273" office:value-type="string">
            <text:p><text:span text:style-name="T10">7а</text:span></text:p>
          </table:table-cell>
          <table:table-cell table:style-name="ce273" office:value-type="string">
            <text:p>6а</text:p>
          </table:table-cell>
          <table:table-cell table:style-name="ce308" office:value-type="float" office:value="10">
            <text:p>10</text:p>
          </table:table-cell>
          <table:table-cell table:style-name="ce273"/>
          <table:table-cell table:style-name="ce316"/>
          <table:table-cell table:style-name="ce364"/>
          <table:table-cell table:style-name="ce339" office:value-type="string">
            <text:p><text:span text:style-name="T15">3.5а</text:span></text:p>
          </table:table-cell>
          <table:table-cell table:style-name="ce82" table:number-columns-repeated="965"/>
        </table:table-row>
        <table:table-row table:style-name="ro6">
          <table:table-cell table:style-name="ce227" office:value-type="float" office:value="36">
            <text:p>36</text:p>
          </table:table-cell>
          <table:table-cell table:style-name="ce241" office:value-type="string">
            <text:p>Маругина И.В.</text:p>
          </table:table-cell>
          <table:table-cell table:style-name="ce248" office:value-type="string">
            <text:p>16+2</text:p>
          </table:table-cell>
          <table:table-cell table:style-name="ce254" office:value-type="string">
            <text:p>1а</text:p>
          </table:table-cell>
          <table:table-cell table:style-name="ce264"/>
          <table:table-cell table:style-name="ce270"/>
          <table:table-cell table:style-name="ce260"/>
          <table:table-cell table:style-name="ce262" office:value-type="string">
            <text:p>м</text:p>
          </table:table-cell>
          <table:table-cell table:style-name="ce277"/>
          <table:table-cell table:style-name="ce269"/>
          <table:table-cell table:style-name="ce260"/>
          <table:table-cell table:style-name="ce290"/>
          <table:table-cell table:style-name="ce294"/>
          <table:table-cell table:style-name="ce297" office:value-type="string">
            <text:p>3.8</text:p>
          </table:table-cell>
          <table:table-cell table:style-name="ce260"/>
          <table:table-cell table:style-name="ce262" office:value-type="string">
            <text:p>ф</text:p>
          </table:table-cell>
          <table:table-cell table:style-name="ce260"/>
          <table:table-cell table:style-name="ce270"/>
          <table:table-cell table:style-name="ce262" office:value-type="string">
            <text:p>н</text:p>
          </table:table-cell>
          <table:table-cell table:style-name="ce270"/>
          <table:table-cell table:style-name="ce283" table:number-columns-repeated="2"/>
          <table:table-cell table:style-name="ce297" office:value-type="string">
            <text:p>3.8</text:p>
          </table:table-cell>
          <table:table-cell table:style-name="ce270"/>
          <table:table-cell table:style-name="ce260" table:number-columns-repeated="2"/>
          <table:table-cell table:style-name="ce260" office:value-type="string">
            <text:p>ф</text:p>
          </table:table-cell>
          <table:table-cell table:style-name="ce82"/>
          <table:table-cell table:style-name="ce260"/>
          <table:table-cell table:style-name="ce283" table:number-columns-repeated="3"/>
          <table:table-cell table:style-name="ce337" office:value-type="string">
            <text:p>3.8</text:p>
          </table:table-cell>
          <table:table-cell table:style-name="ce341"/>
          <table:table-cell table:style-name="ce260" office:value-type="string">
            <text:p>ф</text:p>
          </table:table-cell>
          <table:table-cell table:style-name="ce270"/>
          <table:table-cell table:style-name="ce260" table:number-columns-repeated="2"/>
          <table:table-cell table:style-name="ce270"/>
          <table:table-cell table:style-name="ce277" table:number-columns-repeated="2"/>
          <table:table-cell table:style-name="ce297" office:value-type="string">
            <text:p>3.8</text:p>
          </table:table-cell>
          <table:table-cell table:style-name="ce350" office:value-type="string">
            <text:p>1А</text:p>
          </table:table-cell>
          <table:table-cell table:style-name="ce270"/>
          <table:table-cell table:style-name="ce358"/>
          <table:table-cell table:style-name="ce270" table:number-columns-repeated="3"/>
          <table:table-cell table:style-name="ce277" table:number-columns-repeated="2"/>
          <table:table-cell table:style-name="ce297" office:value-type="string">
            <text:p>3.8</text:p>
          </table:table-cell>
          <table:table-cell table:style-name="ce341"/>
          <table:table-cell table:style-name="ce270" table:number-columns-repeated="6"/>
          <table:table-cell table:style-name="ce297" office:value-type="string">
            <text:p>3.8</text:p>
          </table:table-cell>
          <table:table-cell table:style-name="ce82" table:number-columns-repeated="965"/>
        </table:table-row>
        <table:table-row table:style-name="ro6">
          <table:table-cell table:style-name="ce231" office:value-type="float" office:value="37">
            <text:p>37</text:p>
          </table:table-cell>
          <table:table-cell table:style-name="ce242" office:value-type="string">
            <text:p>Потехина И.А.</text:p>
          </table:table-cell>
          <table:table-cell table:style-name="ce250" office:value-type="string">
            <text:p>16+2</text:p>
          </table:table-cell>
          <table:table-cell table:style-name="ce255" office:value-type="string">
            <text:p>1б</text:p>
          </table:table-cell>
          <table:table-cell table:style-name="ce260"/>
          <table:table-cell table:style-name="ce272"/>
          <table:table-cell table:style-name="ce262" office:value-type="string">
            <text:p>м</text:p>
          </table:table-cell>
          <table:table-cell table:style-name="ce272" table:number-columns-repeated="2"/>
          <table:table-cell table:style-name="ce281"/>
          <table:table-cell table:style-name="ce286" table:number-columns-repeated="2"/>
          <table:table-cell table:style-name="ce289"/>
          <table:table-cell table:style-name="ce302" office:value-type="string">
            <text:p>3.7</text:p>
          </table:table-cell>
          <table:table-cell table:style-name="ce262" office:value-type="string">
            <text:p>ф</text:p>
          </table:table-cell>
          <table:table-cell table:style-name="ce260"/>
          <table:table-cell table:style-name="ce312"/>
          <table:table-cell table:style-name="ce268"/>
          <table:table-cell table:style-name="ce312" table:number-columns-repeated="2"/>
          <table:table-cell table:style-name="ce317" table:number-columns-repeated="2"/>
          <table:table-cell table:style-name="ce302" office:value-type="string">
            <text:p>3.7</text:p>
          </table:table-cell>
          <table:table-cell table:style-name="ce268"/>
          <table:table-cell table:style-name="ce312" office:value-type="string">
            <text:p>ф</text:p>
          </table:table-cell>
          <table:table-cell table:style-name="ce262"/>
          <table:table-cell table:style-name="ce312"/>
          <table:table-cell table:style-name="ce268"/>
          <table:table-cell table:style-name="ce312"/>
          <table:table-cell table:style-name="ce317" table:number-columns-repeated="3"/>
          <table:table-cell table:style-name="ce338" office:value-type="string">
            <text:p>3.7</text:p>
          </table:table-cell>
          <table:table-cell table:style-name="ce342"/>
          <table:table-cell table:style-name="ce260"/>
          <table:table-cell table:style-name="ce272"/>
          <table:table-cell table:style-name="ce260" office:value-type="string">
            <text:p>ф</text:p>
          </table:table-cell>
          <table:table-cell table:style-name="ce262" office:value-type="string">
            <text:p>н</text:p>
          </table:table-cell>
          <table:table-cell table:style-name="ce272"/>
          <table:table-cell table:style-name="ce289" table:number-columns-repeated="2"/>
          <table:table-cell table:style-name="ce302" office:value-type="string">
            <text:p>3.7</text:p>
          </table:table-cell>
          <table:table-cell table:style-name="ce351" office:value-type="string">
            <text:p>1Б</text:p>
          </table:table-cell>
          <table:table-cell table:style-name="ce262" table:number-columns-repeated="2"/>
          <table:table-cell table:style-name="ce268"/>
          <table:table-cell table:style-name="ce279"/>
          <table:table-cell table:style-name="ce272"/>
          <table:table-cell table:style-name="ce289" table:number-columns-repeated="2"/>
          <table:table-cell table:style-name="ce302" office:value-type="string">
            <text:p>3.7</text:p>
          </table:table-cell>
          <table:table-cell table:style-name="ce342"/>
          <table:table-cell table:style-name="ce272" table:number-columns-repeated="6"/>
          <table:table-cell table:style-name="ce302" office:value-type="string">
            <text:p>3.7</text:p>
          </table:table-cell>
          <table:table-cell table:style-name="ce82" table:number-columns-repeated="965"/>
        </table:table-row>
        <table:table-row table:style-name="ro6">
          <table:table-cell table:style-name="ce228" office:value-type="float" office:value="38">
            <text:p>38</text:p>
          </table:table-cell>
          <table:table-cell table:style-name="ce243" office:value-type="string">
            <text:p>Егорова О.А.</text:p>
          </table:table-cell>
          <table:table-cell table:style-name="ce246" office:value-type="string">
            <text:p>16+5</text:p>
          </table:table-cell>
          <table:table-cell table:style-name="ce256" office:value-type="string">
            <text:p>2а</text:p>
          </table:table-cell>
          <table:table-cell table:style-name="ce262" office:value-type="string">
            <text:p>м</text:p>
          </table:table-cell>
          <table:table-cell table:style-name="ce262" table:number-columns-repeated="3"/>
          <table:table-cell table:style-name="ce268"/>
          <table:table-cell table:style-name="ce262"/>
          <table:table-cell table:style-name="ce284" table:number-columns-repeated="3"/>
          <table:table-cell table:style-name="ce298" office:value-type="string">
            <text:p>2.4</text:p>
          </table:table-cell>
          <table:table-cell table:style-name="ce279"/>
          <table:table-cell table:style-name="ce268"/>
          <table:table-cell table:style-name="ce262" office:value-type="string">
            <text:p>н</text:p>
          </table:table-cell>
          <table:table-cell table:style-name="ce262" office:value-type="string">
            <text:p>ф</text:p>
          </table:table-cell>
          <table:table-cell table:style-name="ce268" table:number-columns-repeated="2"/>
          <table:table-cell table:style-name="ce310" table:number-columns-repeated="2"/>
          <table:table-cell table:style-name="ce298" office:value-type="string">
            <text:p>2.4</text:p>
          </table:table-cell>
          <table:table-cell table:style-name="ce279"/>
          <table:table-cell table:style-name="ce262"/>
          <table:table-cell table:style-name="ce260"/>
          <table:table-cell table:style-name="ce268" table:number-columns-repeated="3"/>
          <table:table-cell table:style-name="ce310" table:number-columns-repeated="3"/>
          <table:table-cell table:style-name="ce299" office:value-type="string">
            <text:p>2.4</text:p>
          </table:table-cell>
          <table:table-cell table:style-name="ce262" office:value-type="string">
            <text:p>н</text:p>
          </table:table-cell>
          <table:table-cell table:style-name="ce268"/>
          <table:table-cell table:style-name="ce260" office:value-type="string">
            <text:p>ф</text:p>
          </table:table-cell>
          <table:table-cell table:style-name="ce262" table:number-columns-repeated="3"/>
          <table:table-cell table:style-name="ce284" table:number-columns-repeated="2"/>
          <table:table-cell table:style-name="ce347" office:value-type="string">
            <text:p>2.4</text:p>
          </table:table-cell>
          <table:table-cell table:style-name="ce352" office:value-type="string">
            <text:p>2А</text:p>
          </table:table-cell>
          <table:table-cell table:style-name="ce260"/>
          <table:table-cell table:style-name="ce284"/>
          <table:table-cell table:style-name="ce262" office:value-type="string">
            <text:p>н</text:p>
          </table:table-cell>
          <table:table-cell table:style-name="ce260" office:value-type="string">
            <text:p>ф</text:p>
          </table:table-cell>
          <table:table-cell table:style-name="ce262"/>
          <table:table-cell table:style-name="ce284" table:number-columns-repeated="2"/>
          <table:table-cell table:style-name="ce298" office:value-type="string">
            <text:p>2.4</text:p>
          </table:table-cell>
          <table:table-cell table:style-name="ce328"/>
          <table:table-cell table:style-name="ce262" table:number-columns-repeated="6"/>
          <table:table-cell table:style-name="ce298" office:value-type="string">
            <text:p>2.4</text:p>
          </table:table-cell>
          <table:table-cell table:style-name="ce82" table:number-columns-repeated="965"/>
        </table:table-row>
        <table:table-row table:style-name="ro6">
          <table:table-cell table:style-name="ce227" office:value-type="float" office:value="39">
            <text:p>39</text:p>
          </table:table-cell>
          <table:table-cell table:style-name="ce241" office:value-type="string">
            <text:p>Чумак О.И.</text:p>
          </table:table-cell>
          <table:table-cell table:style-name="ce245" office:value-type="string">
            <text:p>16+5</text:p>
          </table:table-cell>
          <table:table-cell table:style-name="ce254" office:value-type="string">
            <text:p>2б</text:p>
          </table:table-cell>
          <table:table-cell table:style-name="ce262"/>
          <table:table-cell table:style-name="ce260"/>
          <table:table-cell table:style-name="ce270" table:number-columns-repeated="2"/>
          <table:table-cell table:style-name="ce262" office:value-type="string">
            <text:p>м</text:p>
          </table:table-cell>
          <table:table-cell table:style-name="ce270"/>
          <table:table-cell table:style-name="ce277" table:number-columns-repeated="3"/>
          <table:table-cell table:style-name="ce297" office:value-type="string">
            <text:p>2.5</text:p>
          </table:table-cell>
          <table:table-cell table:style-name="ce304"/>
          <table:table-cell table:style-name="ce260" table:number-columns-repeated="2"/>
          <table:table-cell table:style-name="ce262" office:value-type="string">
            <text:p>н</text:p>
          </table:table-cell>
          <table:table-cell table:style-name="ce262" office:value-type="string">
            <text:p>ф</text:p>
          </table:table-cell>
          <table:table-cell table:style-name="ce304"/>
          <table:table-cell table:style-name="ce318"/>
          <table:table-cell table:style-name="ce283"/>
          <table:table-cell table:style-name="ce297" office:value-type="string">
            <text:p>2.5</text:p>
          </table:table-cell>
          <table:table-cell table:style-name="ce304"/>
          <table:table-cell table:style-name="ce260"/>
          <table:table-cell table:style-name="ce262" office:value-type="string">
            <text:p>н</text:p>
          </table:table-cell>
          <table:table-cell table:style-name="ce262"/>
          <table:table-cell table:style-name="ce268"/>
          <table:table-cell table:style-name="ce260"/>
          <table:table-cell table:style-name="ce283" table:number-columns-repeated="3"/>
          <table:table-cell table:style-name="ce337" office:value-type="string">
            <text:p>2.5</text:p>
          </table:table-cell>
          <table:table-cell table:style-name="ce260" office:value-type="string">
            <text:p>ф</text:p>
          </table:table-cell>
          <table:table-cell table:style-name="ce270" table:number-columns-repeated="2"/>
          <table:table-cell table:style-name="ce268"/>
          <table:table-cell table:style-name="ce262" office:value-type="string">
            <text:p>н</text:p>
          </table:table-cell>
          <table:table-cell table:style-name="ce270"/>
          <table:table-cell table:style-name="ce277" table:number-columns-repeated="2"/>
          <table:table-cell table:style-name="ce297" office:value-type="string">
            <text:p>2.5</text:p>
          </table:table-cell>
          <table:table-cell table:style-name="ce353" office:value-type="string">
            <text:p>2Б</text:p>
          </table:table-cell>
          <table:table-cell table:style-name="ce312"/>
          <table:table-cell table:style-name="ce270"/>
          <table:table-cell table:style-name="ce260" office:value-type="string">
            <text:p>ф</text:p>
          </table:table-cell>
          <table:table-cell table:style-name="ce260"/>
          <table:table-cell table:style-name="ce270"/>
          <table:table-cell table:style-name="ce277" table:number-columns-repeated="2"/>
          <table:table-cell table:style-name="ce297" office:value-type="string">
            <text:p>2.5</text:p>
          </table:table-cell>
          <table:table-cell table:style-name="ce341"/>
          <table:table-cell table:style-name="ce270" table:number-columns-repeated="6"/>
          <table:table-cell table:style-name="ce297" office:value-type="string">
            <text:p>2.5</text:p>
          </table:table-cell>
          <table:table-cell table:style-name="ce82" table:number-columns-repeated="965"/>
        </table:table-row>
        <table:table-row table:style-name="ro11">
          <table:table-cell table:style-name="ce228" office:value-type="float" office:value="40">
            <text:p>40</text:p>
          </table:table-cell>
          <table:table-cell table:style-name="ce243" office:value-type="string">
            <text:p>Федулова Е.Л.</text:p>
          </table:table-cell>
          <table:table-cell table:style-name="ce246" office:value-type="string">
            <text:p>16+5</text:p>
          </table:table-cell>
          <table:table-cell table:style-name="ce256" office:value-type="string">
            <text:p>3а</text:p>
          </table:table-cell>
          <table:table-cell table:style-name="ce261"/>
          <table:table-cell table:style-name="ce262"/>
          <table:table-cell table:style-name="ce276" office:value-type="string">
            <text:p>ф</text:p>
          </table:table-cell>
          <table:table-cell table:style-name="ce276" office:value-type="string">
            <text:p>ф</text:p>
          </table:table-cell>
          <table:table-cell table:style-name="ce262" table:number-columns-repeated="2"/>
          <table:table-cell table:style-name="ce284" table:number-columns-repeated="3"/>
          <table:table-cell table:style-name="ce298" office:value-type="string">
            <text:p><text:span text:style-name="T14">2.2</text:span></text:p>
          </table:table-cell>
          <table:table-cell table:style-name="ce262" office:value-type="string">
            <text:p>н</text:p>
          </table:table-cell>
          <table:table-cell table:style-name="ce268"/>
          <table:table-cell table:style-name="ce262"/>
          <table:table-cell table:style-name="ce262" office:value-type="string">
            <text:p>м</text:p>
          </table:table-cell>
          <table:table-cell table:style-name="ce260"/>
          <table:table-cell table:style-name="ce268"/>
          <table:table-cell table:style-name="ce310" table:number-columns-repeated="2"/>
          <table:table-cell table:style-name="ce298" office:value-type="string">
            <text:p><text:span text:style-name="T14">2.2</text:span></text:p>
          </table:table-cell>
          <table:table-cell table:style-name="ce260"/>
          <table:table-cell table:style-name="ce268" table:number-columns-repeated="2"/>
          <table:table-cell table:style-name="ce262" office:value-type="string">
            <text:p>н</text:p>
          </table:table-cell>
          <table:table-cell table:style-name="ce260"/>
          <table:table-cell table:style-name="ce268"/>
          <table:table-cell table:style-name="ce310" table:number-columns-repeated="3"/>
          <table:table-cell table:style-name="ce299" office:value-type="string">
            <text:p><text:span text:style-name="T14">2.2</text:span></text:p>
          </table:table-cell>
          <table:table-cell table:style-name="ce328"/>
          <table:table-cell table:style-name="ce262"/>
          <table:table-cell table:style-name="ce260" table:number-columns-repeated="2"/>
          <table:table-cell table:style-name="ce262" table:number-columns-repeated="2"/>
          <table:table-cell table:style-name="ce284" table:number-columns-repeated="2"/>
          <table:table-cell table:style-name="ce298" office:value-type="string">
            <text:p><text:span text:style-name="T14">2.2</text:span></text:p>
          </table:table-cell>
          <table:table-cell table:style-name="ce354" office:value-type="string">
            <text:p>3А</text:p>
          </table:table-cell>
          <table:table-cell table:style-name="ce268"/>
          <table:table-cell table:style-name="ce262" table:number-columns-repeated="2"/>
          <table:table-cell table:style-name="ce262" office:value-type="string">
            <text:p>н</text:p>
          </table:table-cell>
          <table:table-cell table:style-name="ce262"/>
          <table:table-cell table:style-name="ce284" table:number-columns-repeated="2"/>
          <table:table-cell table:style-name="ce298" office:value-type="string">
            <text:p><text:span text:style-name="T14">2.2</text:span></text:p>
          </table:table-cell>
          <table:table-cell table:style-name="ce328"/>
          <table:table-cell table:style-name="ce268"/>
          <table:table-cell table:style-name="ce262" office:value-type="string">
            <text:p>н</text:p>
          </table:table-cell>
          <table:table-cell table:style-name="ce260" office:value-type="string">
            <text:p>ф</text:p>
          </table:table-cell>
          <table:table-cell table:style-name="ce268" table:number-columns-repeated="2"/>
          <table:table-cell table:style-name="ce262"/>
          <table:table-cell table:style-name="ce298" office:value-type="string">
            <text:p><text:span text:style-name="T14">2.2</text:span></text:p>
          </table:table-cell>
          <table:table-cell table:style-name="ce82" table:number-columns-repeated="965"/>
        </table:table-row>
        <table:table-row table:style-name="ro7">
          <table:table-cell table:style-name="ce228" office:value-type="float" office:value="41">
            <text:p>41</text:p>
          </table:table-cell>
          <table:table-cell table:style-name="ce243" office:value-type="string">
            <text:p>Лиморенко Р.М.</text:p>
          </table:table-cell>
          <table:table-cell table:style-name="ce246" office:value-type="string">
            <text:p>16+5</text:p>
          </table:table-cell>
          <table:table-cell table:style-name="ce257" office:value-type="string">
            <text:p>3б</text:p>
          </table:table-cell>
          <table:table-cell/>
          <table:table-cell table:style-name="ce262" office:value-type="string">
            <text:p>м</text:p>
          </table:table-cell>
          <table:table-cell table:style-name="ce262" table:number-columns-repeated="4"/>
          <table:table-cell table:style-name="ce284" table:number-columns-repeated="3"/>
          <table:table-cell table:style-name="ce298" office:value-type="string">
            <text:p><text:span text:style-name="T14">2.9</text:span></text:p>
          </table:table-cell>
          <table:table-cell table:style-name="ce268"/>
          <table:table-cell table:style-name="ce262" office:value-type="string">
            <text:p>н</text:p>
          </table:table-cell>
          <table:table-cell table:style-name="ce276" office:value-type="string">
            <text:p>ф</text:p>
          </table:table-cell>
          <table:table-cell table:style-name="ce276" office:value-type="string">
            <text:p>ф</text:p>
          </table:table-cell>
          <table:table-cell table:style-name="ce268" table:number-columns-repeated="2"/>
          <table:table-cell table:style-name="ce310" table:number-columns-repeated="2"/>
          <table:table-cell table:style-name="ce298" office:value-type="string">
            <text:p><text:span text:style-name="T14">2.9</text:span></text:p>
          </table:table-cell>
          <table:table-cell table:style-name="ce279"/>
          <table:table-cell table:style-name="ce260"/>
          <table:table-cell table:style-name="ce268"/>
          <table:table-cell table:style-name="ce260"/>
          <table:table-cell table:style-name="ce262" office:value-type="string">
            <text:p>н</text:p>
          </table:table-cell>
          <table:table-cell table:style-name="ce268"/>
          <table:table-cell table:style-name="ce310" table:number-columns-repeated="3"/>
          <table:table-cell table:style-name="ce299" office:value-type="string">
            <text:p><text:span text:style-name="T14">2.9</text:span></text:p>
          </table:table-cell>
          <table:table-cell table:style-name="ce328"/>
          <table:table-cell table:style-name="ce260"/>
          <table:table-cell table:style-name="ce262"/>
          <table:table-cell table:style-name="ce262" office:value-type="string">
            <text:p>н</text:p>
          </table:table-cell>
          <table:table-cell table:style-name="ce262" table:number-columns-repeated="2"/>
          <table:table-cell table:style-name="ce284" table:number-columns-repeated="2"/>
          <table:table-cell table:style-name="ce298" office:value-type="string">
            <text:p><text:span text:style-name="T14">2.9</text:span></text:p>
          </table:table-cell>
          <table:table-cell table:style-name="ce355" office:value-type="string">
            <text:p>3Б</text:p>
          </table:table-cell>
          <table:table-cell table:style-name="ce284"/>
          <table:table-cell table:style-name="ce268"/>
          <table:table-cell table:style-name="ce260"/>
          <table:table-cell table:style-name="ce262" table:number-columns-repeated="2"/>
          <table:table-cell table:style-name="ce284" table:number-columns-repeated="2"/>
          <table:table-cell table:style-name="ce298" office:value-type="string">
            <text:p><text:span text:style-name="T14">2.9</text:span></text:p>
          </table:table-cell>
          <table:table-cell table:style-name="ce262"/>
          <table:table-cell table:style-name="ce260" office:value-type="string">
            <text:p>ф</text:p>
          </table:table-cell>
          <table:table-cell table:style-name="ce279"/>
          <table:table-cell table:style-name="ce262" office:value-type="string">
            <text:p>н</text:p>
          </table:table-cell>
          <table:table-cell table:style-name="ce262" table:number-columns-repeated="3"/>
          <table:table-cell table:style-name="ce298" office:value-type="string">
            <text:p><text:span text:style-name="T14">2.9</text:span></text:p>
          </table:table-cell>
          <table:table-cell table:style-name="ce82" table:number-columns-repeated="965"/>
        </table:table-row>
        <table:table-row table:style-name="ro11">
          <table:table-cell table:style-name="ce228" office:value-type="float" office:value="42">
            <text:p>42</text:p>
          </table:table-cell>
          <table:table-cell table:style-name="ce243" office:value-type="string">
            <text:p>Касяненко О.В.</text:p>
          </table:table-cell>
          <table:table-cell table:style-name="ce246" office:value-type="string">
            <text:p>16+5</text:p>
          </table:table-cell>
          <table:table-cell table:style-name="ce257" office:value-type="string">
            <text:p>4а</text:p>
          </table:table-cell>
          <table:table-cell table:style-name="ce261"/>
          <table:table-cell table:style-name="ce262"/>
          <table:table-cell/>
          <table:table-cell table:style-name="ce268"/>
          <table:table-cell table:style-name="ce262" table:number-columns-repeated="2"/>
          <table:table-cell table:style-name="ce284" table:number-columns-repeated="3"/>
          <table:table-cell table:style-name="ce298" office:value-type="string">
            <text:p>2.1</text:p>
          </table:table-cell>
          <table:table-cell table:style-name="ce262" office:value-type="string">
            <text:p>м</text:p>
          </table:table-cell>
          <table:table-cell table:style-name="ce268"/>
          <table:table-cell table:style-name="ce164"/>
          <table:table-cell table:style-name="ce167"/>
          <table:table-cell table:style-name="ce268" table:number-columns-repeated="2"/>
          <table:table-cell table:style-name="ce310" table:number-columns-repeated="2"/>
          <table:table-cell table:style-name="ce298" office:value-type="string">
            <text:p>2.1</text:p>
          </table:table-cell>
          <table:table-cell table:style-name="ce262" office:value-type="string">
            <text:p>н</text:p>
          </table:table-cell>
          <table:table-cell table:style-name="ce268"/>
          <table:table-cell table:style-name="ce260"/>
          <table:table-cell table:style-name="ce268" table:number-columns-repeated="3"/>
          <table:table-cell table:style-name="ce310" table:number-columns-repeated="3"/>
          <table:table-cell table:style-name="ce299" office:value-type="string">
            <text:p>2.1</text:p>
          </table:table-cell>
          <table:table-cell table:style-name="ce268"/>
          <table:table-cell table:style-name="ce262"/>
          <table:table-cell table:style-name="ce262" office:value-type="string">
            <text:p>н</text:p>
          </table:table-cell>
          <table:table-cell table:style-name="ce262" table:number-columns-repeated="3"/>
          <table:table-cell table:style-name="ce284" table:number-columns-repeated="2"/>
          <table:table-cell table:style-name="ce298" office:value-type="string">
            <text:p>2.1</text:p>
          </table:table-cell>
          <table:table-cell table:style-name="ce355" office:value-type="string">
            <text:p>4А</text:p>
          </table:table-cell>
          <table:table-cell table:style-name="ce262" office:value-type="string">
            <text:p>н</text:p>
          </table:table-cell>
          <table:table-cell table:style-name="ce276" office:value-type="string">
            <text:p>ф</text:p>
          </table:table-cell>
          <table:table-cell table:style-name="ce276" office:value-type="string">
            <text:p>ф</text:p>
          </table:table-cell>
          <table:table-cell table:style-name="ce262" table:number-columns-repeated="2"/>
          <table:table-cell table:style-name="ce284" table:number-columns-repeated="2"/>
          <table:table-cell table:style-name="ce298" office:value-type="string">
            <text:p>2.1</text:p>
          </table:table-cell>
          <table:table-cell table:style-name="ce260" office:value-type="string">
            <text:p>ф</text:p>
          </table:table-cell>
          <table:table-cell table:style-name="ce262" office:value-type="string">
            <text:p>н</text:p>
          </table:table-cell>
          <table:table-cell table:style-name="ce262" table:number-columns-repeated="2"/>
          <table:table-cell table:style-name="ce268" table:number-columns-repeated="2"/>
          <table:table-cell table:style-name="ce262"/>
          <table:table-cell table:style-name="ce298" office:value-type="string">
            <text:p><text:span text:style-name="T14">2.1</text:span></text:p>
          </table:table-cell>
          <table:table-cell table:style-name="ce82" table:number-columns-repeated="965"/>
        </table:table-row>
        <table:table-row table:style-name="ro11">
          <table:table-cell table:style-name="ce230" office:value-type="float" office:value="43">
            <text:p>43</text:p>
          </table:table-cell>
          <table:table-cell table:style-name="ce222" office:value-type="string">
            <text:p>Перкова М.А.</text:p>
          </table:table-cell>
          <table:table-cell table:style-name="ce249" office:value-type="string">
            <text:p>16+3</text:p>
          </table:table-cell>
          <table:table-cell table:style-name="ce258" office:value-type="string">
            <text:p>4б</text:p>
          </table:table-cell>
          <table:table-cell table:style-name="ce265"/>
          <table:table-cell table:style-name="ce273"/>
          <table:table-cell table:style-name="ce271" table:number-columns-repeated="4"/>
          <table:table-cell table:style-name="ce287" table:number-columns-repeated="3"/>
          <table:table-cell table:style-name="ce301" office:value-type="string">
            <text:p>2.3</text:p>
          </table:table-cell>
          <table:table-cell table:style-name="ce308"/>
          <table:table-cell table:style-name="ce273"/>
          <table:table-cell table:style-name="ce309"/>
          <table:table-cell table:style-name="ce273" table:number-columns-repeated="3"/>
          <table:table-cell table:style-name="ce316" table:number-columns-repeated="2"/>
          <table:table-cell table:style-name="ce301" office:value-type="string">
            <text:p>2.3</text:p>
          </table:table-cell>
          <table:table-cell table:style-name="ce307"/>
          <table:table-cell table:style-name="ce271" office:value-type="string">
            <text:p>н</text:p>
          </table:table-cell>
          <table:table-cell table:style-name="ce329" office:value-type="string">
            <text:p>ф</text:p>
          </table:table-cell>
          <table:table-cell table:style-name="ce329" office:value-type="string">
            <text:p>ф</text:p>
          </table:table-cell>
          <table:table-cell table:style-name="ce273" table:number-columns-repeated="2"/>
          <table:table-cell table:style-name="ce316" table:number-columns-repeated="3"/>
          <table:table-cell table:style-name="ce339" office:value-type="string">
            <text:p>2.3</text:p>
          </table:table-cell>
          <table:table-cell table:style-name="ce343"/>
          <table:table-cell table:style-name="ce271" office:value-type="string">
            <text:p>н</text:p>
          </table:table-cell>
          <table:table-cell table:style-name="ce273"/>
          <table:table-cell table:style-name="ce271" table:number-columns-repeated="3"/>
          <table:table-cell table:style-name="ce287" table:number-columns-repeated="2"/>
          <table:table-cell table:style-name="ce301" office:value-type="string">
            <text:p>2.3</text:p>
          </table:table-cell>
          <table:table-cell table:style-name="ce356" office:value-type="string">
            <text:p>4Б</text:p>
          </table:table-cell>
          <table:table-cell table:style-name="ce271"/>
          <table:table-cell table:style-name="ce271" office:value-type="string">
            <text:p>н</text:p>
          </table:table-cell>
          <table:table-cell table:style-name="ce278"/>
          <table:table-cell table:style-name="ce271" table:number-columns-repeated="2"/>
          <table:table-cell table:style-name="ce287" table:number-columns-repeated="2"/>
          <table:table-cell table:style-name="ce301" office:value-type="string">
            <text:p>2.3</text:p>
          </table:table-cell>
          <table:table-cell table:style-name="ce360" office:value-type="string">
            <text:p>н</text:p>
          </table:table-cell>
          <table:table-cell table:style-name="ce271"/>
          <table:table-cell table:style-name="ce273"/>
          <table:table-cell table:style-name="ce273" office:value-type="string">
            <text:p>м</text:p>
          </table:table-cell>
          <table:table-cell table:style-name="ce271" table:number-columns-repeated="3"/>
          <table:table-cell table:style-name="ce301" office:value-type="string">
            <text:p><text:span text:style-name="T14">2.3</text:span></text:p>
          </table:table-cell>
          <table:table-cell table:style-name="ce82" table:number-columns-repeated="965"/>
        </table:table-row>
        <table:table-row table:style-name="ro3">
          <table:table-cell table:style-name="ce82"/>
          <table:table-cell table:number-columns-repeated="2"/>
          <table:table-cell table:style-name="ce82"/>
          <table:table-cell table:number-columns-repeated="28"/>
          <table:table-cell table:style-name="ce193"/>
          <table:table-cell table:number-columns-repeated="26"/>
          <table:table-cell table:style-name="ce82" table:number-columns-repeated="965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3" table:print="false">
        <table:table-column table:style-name="co50" table:number-columns-repeated="1024" table:default-cell-style-name="Default"/>
        <table:table-row table:style-name="ro4">
          <table:table-cell office:value-type="string">
            <text:p><text:a xlink:href="http://dsd1269.ucoz.ru/">http://dsd1269.ucoz.ru/</text:a></text:p>
          </table:table-cell>
          <table:table-cell table:number-columns-repeated="1023"/>
        </table:table-row>
      </table:table>
      <table:table table:name="Лист3" table:style-name="ta4" table:print="false">
        <office:forms form:automatic-focus="false" form:apply-design-mode="false"/>
        <table:table-column table:style-name="co50" table:number-columns-repeated="1024" table:default-cell-style-name="Default"/>
        <table:table-row table:style-name="ro5">
          <table:table-cell/>
          <table:table-cell office:value-type="string">
            <text:p>Ф.И.О учителя</text:p>
          </table:table-cell>
          <table:table-cell office:value-type="string">
            <text:p>Нагрузка</text:p>
          </table:table-cell>
          <table:table-cell office:value-type="string">
            <text:p><text:s text:c="2"/>Классы</text:p>
          </table:table-cell>
          <table:table-cell office:value-type="string">
            <text:p>ПОНЕДЕЛЬНИК</text:p>
          </table:table-cell>
          <table:table-cell table:number-columns-repeated="9"/>
          <table:table-cell office:value-type="string">
            <text:p>ВТОРНИК</text:p>
          </table:table-cell>
          <table:table-cell table:number-columns-repeated="8"/>
          <table:table-cell office:value-type="string">
            <text:p>СРЕДА</text:p>
          </table:table-cell>
          <table:table-cell table:number-columns-repeated="9"/>
          <table:table-cell office:value-type="string">
            <text:p>ЧЕТВЕРГ</text:p>
          </table:table-cell>
          <table:table-cell table:number-columns-repeated="8"/>
          <table:table-cell office:value-type="string">
            <text:p>ПЯТНИЦА</text:p>
          </table:table-cell>
          <table:table-cell table:number-columns-repeated="8"/>
          <table:table-cell office:value-type="string">
            <text:p>Суббота</text:p>
          </table:table-cell>
          <table:table-cell table:number-columns-repeated="972"/>
        </table:table-row>
        <table:table-row table:style-name="ro5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каб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каб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каб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каб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каб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каб</text:p>
          </table:table-cell>
          <table:table-cell table:number-columns-repeated="96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Арефьева Э.А.</text:p>
          </table:table-cell>
          <table:table-cell office:value-type="string">
            <text:p>17+1</text:p>
          </table:table-cell>
          <table:table-cell office:value-type="string">
            <text:p>8аб/<text:span text:style-name="T5">12 <text:s/></text:span><text:span text:style-name="T6">11</text:span><text:span text:style-name="T5">/5+1</text:span></text:p>
          </table:table-cell>
          <table:table-cell office:value-type="string">
            <text:p>8а</text:p>
          </table:table-cell>
          <table:table-cell table:style-name="ce367" office:value-type="string">
            <text:p><text:span text:style-name="T11">8</text:span><text:span text:style-name="T10">б</text:span></text:p>
          </table:table-cell>
          <table:table-cell table:number-columns-repeated="2" office:value-type="float" office:value="11">
            <text:p>11</text:p>
          </table:table-cell>
          <table:table-cell table:style-name="ce367" office:value-type="string">
            <text:p><text:span text:style-name="T10">8а</text:span></text:p>
          </table:table-cell>
          <table:table-cell table:style-name="ce367" office:value-type="string">
            <text:p><text:span text:style-name="T10">8б</text:span></text:p>
          </table:table-cell>
          <table:table-cell table:number-columns-repeated="3"/>
          <table:table-cell table:style-name="ce369" office:value-type="string">
            <text:p><text:span text:style-name="T13">4.2</text:span></text:p>
          </table:table-cell>
          <table:table-cell table:style-name="ce367" office:value-type="string">
            <text:p><text:span text:style-name="T10">8б</text:span></text:p>
          </table:table-cell>
          <table:table-cell office:value-type="float" office:value="11">
            <text:p>11</text:p>
          </table:table-cell>
          <table:table-cell/>
          <table:table-cell table:style-name="ce367" office:value-type="string">
            <text:p><text:span text:style-name="T10">8а</text:span></text:p>
          </table:table-cell>
          <table:table-cell table:style-name="ce367" office:value-type="string">
            <text:p><text:span text:style-name="T10">8б</text:span></text:p>
          </table:table-cell>
          <table:table-cell table:style-name="ce367" office:value-type="string">
            <text:p><text:span text:style-name="T10">8а</text:span></text:p>
          </table:table-cell>
          <table:table-cell table:number-columns-repeated="2"/>
          <table:table-cell table:style-name="ce369" office:value-type="string">
            <text:p><text:span text:style-name="T13">4.2</text:span></text:p>
          </table:table-cell>
          <table:table-cell table:number-columns-repeated="10"/>
          <table:table-cell table:style-name="ce367" office:value-type="string">
            <text:p><text:span text:style-name="T10">8б</text:span></text:p>
          </table:table-cell>
          <table:table-cell office:value-type="float" office:value="11">
            <text:p>11</text:p>
          </table:table-cell>
          <table:table-cell table:style-name="ce367" office:value-type="string">
            <text:p><text:span text:style-name="T10">8б</text:span></text:p>
          </table:table-cell>
          <table:table-cell office:value-type="float" office:value="11">
            <text:p>11</text:p>
          </table:table-cell>
          <table:table-cell office:value-type="string">
            <text:p>8а</text:p>
          </table:table-cell>
          <table:table-cell table:style-name="ce367" office:value-type="string">
            <text:p><text:span text:style-name="T10">8а</text:span></text:p>
          </table:table-cell>
          <table:table-cell/>
          <table:table-cell office:value-type="string">
            <text:p>11к</text:p>
          </table:table-cell>
          <table:table-cell office:value-type="string">
            <text:p>4.2</text:p>
          </table:table-cell>
          <table:table-cell table:number-columns-repeated="98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Баркина Е.А.</text:p>
          </table:table-cell>
          <table:table-cell office:value-type="string">
            <text:p>18+2</text:p>
          </table:table-cell>
          <table:table-cell office:value-type="string">
            <text:p>6б/<text:span text:style-name="T5">8 <text:s/></text:span><text:span text:style-name="T6">9а/</text:span><text:span text:style-name="T5">5+1</text:span><text:span text:style-name="T6"> 10/</text:span><text:span text:style-name="T5">5+1</text:span></text:p>
          </table:table-cell>
          <table:table-cell table:number-columns-repeated="10"/>
          <table:table-cell table:style-name="ce367" office:value-type="string">
            <text:p><text:span text:style-name="T10">6б</text:span>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6б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style-name="ce369" office:value-type="string">
            <text:p><text:span text:style-name="T13">4.4</text:span></text:p>
          </table:table-cell>
          <table:table-cell table:number-columns-repeated="2" office:value-type="string">
            <text:p>6б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3"/>
          <table:table-cell office:value-type="string">
            <text:p>4.4</text:p>
          </table:table-cell>
          <table:table-cell table:number-columns-repeated="11"/>
          <table:table-cell office:value-type="string">
            <text:p>6б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6б</text:p>
          </table:table-cell>
          <table:table-cell table:number-columns-repeated="2"/>
          <table:table-cell office:value-type="string">
            <text:p>4.4</text:p>
          </table:table-cell>
          <table:table-cell table:number-columns-repeated="2" office:value-type="string">
            <text:p>6б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10к</text:p>
          </table:table-cell>
          <table:table-cell office:value-type="string">
            <text:p>4.4</text:p>
          </table:table-cell>
          <table:table-cell table:number-columns-repeated="96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Прудникова А.В.</text:p>
          </table:table-cell>
          <table:table-cell office:value-type="float" office:value="16">
            <text:p>16</text:p>
          </table:table-cell>
          <table:table-cell office:value-type="string">
            <text:p>5аб/<text:span text:style-name="T5">16</text:span></text:p>
          </table:table-cell>
          <table:table-cell table:number-columns-repeated="10"/>
          <table:table-cell table:style-name="ce367" office:value-type="string">
            <text:p><text:span text:style-name="T10">5а</text:span></text:p>
          </table:table-cell>
          <table:table-cell/>
          <table:table-cell table:style-name="ce367" office:value-type="string">
            <text:p><text:span text:style-name="T10">5б</text:span></text:p>
          </table:table-cell>
          <table:table-cell table:style-name="ce367" office:value-type="string">
            <text:p><text:span text:style-name="T10">5б</text:span></text:p>
          </table:table-cell>
          <table:table-cell table:style-name="ce367" office:value-type="string">
            <text:p><text:span text:style-name="T10">5а</text:span></text:p>
          </table:table-cell>
          <table:table-cell table:number-columns-repeated="3"/>
          <table:table-cell table:style-name="ce369" office:value-type="string">
            <text:p><text:span text:style-name="T13">4.9</text:span></text:p>
          </table:table-cell>
          <table:table-cell office:value-type="string">
            <text:p>5б</text:p>
          </table:table-cell>
          <table:table-cell office:value-type="string">
            <text:p>5а</text:p>
          </table:table-cell>
          <table:table-cell office:value-type="string">
            <text:p>5б</text:p>
          </table:table-cell>
          <table:table-cell office:value-type="string">
            <text:p>5а</text:p>
          </table:table-cell>
          <table:table-cell table:number-columns-repeated="5"/>
          <table:table-cell office:value-type="string">
            <text:p>4.9</text:p>
          </table:table-cell>
          <table:table-cell table:number-columns-repeated="9"/>
          <table:table-cell office:value-type="string">
            <text:p>5Б</text:p>
          </table:table-cell>
          <table:table-cell office:value-type="string">
            <text:p>5б</text:p>
          </table:table-cell>
          <table:table-cell office:value-type="string">
            <text:p>5а</text:p>
          </table:table-cell>
          <table:table-cell office:value-type="string">
            <text:p>5б</text:p>
          </table:table-cell>
          <table:table-cell office:value-type="string">
            <text:p>5а</text:p>
          </table:table-cell>
          <table:table-cell table:number-columns-repeated="3"/>
          <table:table-cell office:value-type="string">
            <text:p>4.9</text:p>
          </table:table-cell>
          <table:table-cell office:value-type="string">
            <text:p>5б</text:p>
          </table:table-cell>
          <table:table-cell office:value-type="string">
            <text:p>5а</text:p>
          </table:table-cell>
          <table:table-cell office:value-type="string">
            <text:p>5б</text:p>
          </table:table-cell>
          <table:table-cell office:value-type="string">
            <text:p>5а</text:p>
          </table:table-cell>
          <table:table-cell table:number-columns-repeated="3"/>
          <table:table-cell office:value-type="string">
            <text:p>4.9</text:p>
          </table:table-cell>
          <table:table-cell table:number-columns-repeated="96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Хазанзун Н.Я.</text:p>
          </table:table-cell>
          <table:table-cell office:value-type="float" office:value="22">
            <text:p>22</text:p>
          </table:table-cell>
          <table:table-cell office:value-type="string">
            <text:p>6а<text:span text:style-name="T5">/8 7</text:span><text:span text:style-name="T6">аб/</text:span><text:span text:style-name="T5">14</text:span></text:p>
          </table:table-cell>
          <table:table-cell table:number-columns-repeated="10"/>
          <table:table-cell table:style-name="ce367" office:value-type="string">
            <text:p><text:span text:style-name="T10">6а</text:span></text:p>
          </table:table-cell>
          <table:table-cell table:style-name="ce367" office:value-type="string">
            <text:p><text:span text:style-name="T10">7а</text:span></text:p>
          </table:table-cell>
          <table:table-cell table:style-name="ce367" office:value-type="string">
            <text:p><text:span text:style-name="T10">7б</text:span></text:p>
          </table:table-cell>
          <table:table-cell table:style-name="ce367" office:value-type="string">
            <text:p><text:span text:style-name="T10">7а</text:span></text:p>
          </table:table-cell>
          <table:table-cell table:style-name="ce367" office:value-type="string">
            <text:p><text:span text:style-name="T10">7б</text:span></text:p>
          </table:table-cell>
          <table:table-cell table:style-name="ce367" office:value-type="string">
            <text:p><text:span text:style-name="T10">6а</text:span></text:p>
          </table:table-cell>
          <table:table-cell table:number-columns-repeated="2"/>
          <table:table-cell table:style-name="ce369" office:value-type="string">
            <text:p><text:span text:style-name="T13">4.1</text:span></text:p>
          </table:table-cell>
          <table:table-cell office:value-type="string">
            <text:p>7а</text:p>
          </table:table-cell>
          <table:table-cell office:value-type="string">
            <text:p>6а</text:p>
          </table:table-cell>
          <table:table-cell/>
          <table:table-cell table:style-name="ce367" office:value-type="string">
            <text:p><text:span text:style-name="T10">7б</text:span></text:p>
          </table:table-cell>
          <table:table-cell table:style-name="ce367" office:value-type="string">
            <text:p><text:span text:style-name="T10">6а</text:span></text:p>
          </table:table-cell>
          <table:table-cell table:number-columns-repeated="4"/>
          <table:table-cell office:value-type="string">
            <text:p>4.2</text:p>
          </table:table-cell>
          <table:table-cell table:style-name="ce367" office:value-type="string">
            <text:p><text:span text:style-name="T10">7б</text:span></text:p>
          </table:table-cell>
          <table:table-cell table:style-name="ce367" office:value-type="string">
            <text:p><text:span text:style-name="T10">6а</text:span></text:p>
          </table:table-cell>
          <table:table-cell table:style-name="ce367" office:value-type="string">
            <text:p><text:span text:style-name="T10">7б</text:span></text:p>
          </table:table-cell>
          <table:table-cell table:style-name="ce367" office:value-type="string">
            <text:p><text:span text:style-name="T10">7а</text:span></text:p>
          </table:table-cell>
          <table:table-cell table:style-name="ce367" office:value-type="string">
            <text:p><text:span text:style-name="T10">6а</text:span></text:p>
          </table:table-cell>
          <table:table-cell office:value-type="string">
            <text:p>7а</text:p>
          </table:table-cell>
          <table:table-cell office:value-type="string">
            <text:p>7бм</text:p>
          </table:table-cell>
          <table:table-cell/>
          <table:table-cell office:value-type="string">
            <text:p>4.1</text:p>
          </table:table-cell>
          <table:table-cell/>
          <table:table-cell table:number-columns-repeated="2" office:value-type="string">
            <text:p>6а</text:p>
          </table:table-cell>
          <table:table-cell office:value-type="string">
            <text:p>7а</text:p>
          </table:table-cell>
          <table:table-cell table:style-name="ce367" office:value-type="string">
            <text:p><text:span text:style-name="T10">7б</text:span></text:p>
          </table:table-cell>
          <table:table-cell office:value-type="string">
            <text:p>7ам</text:p>
          </table:table-cell>
          <table:table-cell table:number-columns-repeated="2"/>
          <table:table-cell office:value-type="string">
            <text:p>4.2</text:p>
          </table:table-cell>
          <table:table-cell table:number-columns-repeated="97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Луковников А.Е.</text:p>
          </table:table-cell>
          <table:table-cell office:value-type="float" office:value="10">
            <text:p>10</text:p>
          </table:table-cell>
          <table:table-cell office:value-type="string">
            <text:p>5аб/<text:span text:style-name="T5">10</text:span><text:span text:style-name="T6"> </text:span></text:p>
          </table:table-cell>
          <table:table-cell/>
          <table:table-cell table:style-name="ce367" office:value-type="string">
            <text:p><text:span text:style-name="T10">5б</text:span></text:p>
          </table:table-cell>
          <table:table-cell table:style-name="ce367" office:value-type="string">
            <text:p><text:span text:style-name="T10">5а</text:span></text:p>
          </table:table-cell>
          <table:table-cell table:style-name="ce367" office:value-type="string">
            <text:p><text:span text:style-name="T10">5б</text:span></text:p>
          </table:table-cell>
          <table:table-cell table:style-name="ce367" office:value-type="string">
            <text:p><text:span text:style-name="T10">5а</text:span></text:p>
          </table:table-cell>
          <table:table-cell table:number-columns-repeated="4"/>
          <table:table-cell table:style-name="ce369" office:value-type="string">
            <text:p><text:span text:style-name="T13">4.4</text:span></text:p>
          </table:table-cell>
          <table:table-cell table:style-name="ce367" office:value-type="string">
            <text:p><text:span text:style-name="T10">5б</text:span></text:p>
          </table:table-cell>
          <table:table-cell table:style-name="ce367" office:value-type="string">
            <text:p><text:span text:style-name="T10">5а</text:span></text:p>
          </table:table-cell>
          <table:table-cell table:number-columns-repeated="6"/>
          <table:table-cell table:style-name="ce369" office:value-type="string">
            <text:p><text:span text:style-name="T13">4.5</text:span></text:p>
          </table:table-cell>
          <table:table-cell table:number-columns-repeated="10"/>
          <table:table-cell office:value-type="string">
            <text:p>5б</text:p>
          </table:table-cell>
          <table:table-cell/>
          <table:table-cell table:style-name="ce367" office:value-type="string">
            <text:p><text:span text:style-name="T10">5а</text:span></text:p>
          </table:table-cell>
          <table:table-cell office:value-type="string">
            <text:p>5б</text:p>
          </table:table-cell>
          <table:table-cell office:value-type="string">
            <text:p>5а</text:p>
          </table:table-cell>
          <table:table-cell table:number-columns-repeated="3"/>
          <table:table-cell office:value-type="string">
            <text:p>4.4</text:p>
          </table:table-cell>
          <table:table-cell table:number-columns-repeated="98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Потрашова Н.Б.</text:p>
          </table:table-cell>
          <table:table-cell office:value-type="string">
            <text:p>27+1</text:p>
          </table:table-cell>
          <table:table-cell office:value-type="string">
            <text:p>6аб<text:span text:style-name="T7">/10 8</text:span><text:span text:style-name="T8">аб</text:span><text:span text:style-name="T7">/12 <text:s/></text:span><text:span text:style-name="T8">11</text:span><text:span text:style-name="T7">/5+1</text:span>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367" office:value-type="string">
            <text:p><text:span text:style-name="T10">6а</text:span></text:p>
          </table:table-cell>
          <table:table-cell table:style-name="ce367" office:value-type="string">
            <text:p><text:span text:style-name="T10">6б</text:span></text:p>
          </table:table-cell>
          <table:table-cell office:value-type="float" office:value="11">
            <text:p>11</text:p>
          </table:table-cell>
          <table:table-cell table:style-name="ce367" office:value-type="string">
            <text:p><text:span text:style-name="T10">8а</text:span></text:p>
          </table:table-cell>
          <table:table-cell table:style-name="ce367" office:value-type="string">
            <text:p><text:span text:style-name="T10">8б</text:span></text:p>
          </table:table-cell>
          <table:table-cell table:number-columns-repeated="2"/>
          <table:table-cell table:style-name="ce369" office:value-type="string">
            <text:p><text:span text:style-name="T13">3.4</text:span></text:p>
          </table:table-cell>
          <table:table-cell office:value-type="string">
            <text:p>6а</text:p>
          </table:table-cell>
          <table:table-cell office:value-type="string">
            <text:p>8б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6б</text:p>
          </table:table-cell>
          <table:table-cell table:style-name="ce367" office:value-type="string">
            <text:p><text:span text:style-name="T10">8а</text:span></text:p>
          </table:table-cell>
          <table:table-cell/>
          <table:table-cell office:value-type="string">
            <text:p>11к</text:p>
          </table:table-cell>
          <table:table-cell/>
          <table:table-cell office:value-type="string">
            <text:p>3.4</text:p>
          </table:table-cell>
          <table:table-cell office:value-type="string">
            <text:p>6а</text:p>
          </table:table-cell>
          <table:table-cell table:style-name="ce367" office:value-type="string">
            <text:p><text:span text:style-name="T10">6б</text:span></text:p>
          </table:table-cell>
          <table:table-cell table:style-name="ce367" office:value-type="string">
            <text:p><text:span text:style-name="T10">8а</text:span></text:p>
          </table:table-cell>
          <table:table-cell table:style-name="ce367" office:value-type="string">
            <text:p><text:span text:style-name="T10">6а</text:span></text:p>
          </table:table-cell>
          <table:table-cell office:value-type="string">
            <text:p>6б</text:p>
          </table:table-cell>
          <table:table-cell office:value-type="string">
            <text:p>8б</text:p>
          </table:table-cell>
          <table:table-cell table:number-columns-repeated="2"/>
          <table:table-cell office:value-type="string">
            <text:p>3.4</text:p>
          </table:table-cell>
          <table:table-cell/>
          <table:table-cell office:value-type="string">
            <text:p>6б</text:p>
          </table:table-cell>
          <table:table-cell office:value-type="float" office:value="11">
            <text:p>11</text:p>
          </table:table-cell>
          <table:table-cell table:style-name="ce367" office:value-type="string">
            <text:p><text:span text:style-name="T10">8б</text:span></text:p>
          </table:table-cell>
          <table:table-cell office:value-type="string">
            <text:p>6а</text:p>
          </table:table-cell>
          <table:table-cell office:value-type="string">
            <text:p>8а</text:p>
          </table:table-cell>
          <table:table-cell table:number-columns-repeated="2"/>
          <table:table-cell office:value-type="string">
            <text:p>3.4</text:p>
          </table:table-cell>
          <table:table-cell office:value-type="string">
            <text:p>8а</text:p>
          </table:table-cell>
          <table:table-cell table:style-name="ce367" office:value-type="string">
            <text:p><text:span text:style-name="T10">8а</text:span></text:p>
          </table:table-cell>
          <table:table-cell table:style-name="ce367" office:value-type="string">
            <text:p><text:span text:style-name="T10">8б</text:span></text:p>
          </table:table-cell>
          <table:table-cell table:style-name="ce367" office:value-type="string">
            <text:p><text:span text:style-name="T10">8б</text:span></text:p>
          </table:table-cell>
          <table:table-cell table:number-columns-repeated="3"/>
          <table:table-cell office:value-type="string">
            <text:p>3.4</text:p>
          </table:table-cell>
          <table:table-cell table:number-columns-repeated="96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Ходжабагян И.А.</text:p>
          </table:table-cell>
          <table:table-cell office:value-type="string">
            <text:p>23+2</text:p>
          </table:table-cell>
          <table:table-cell office:value-type="string">
            <text:p>7аб<text:span text:style-name="T5">/12 </text:span><text:span text:style-name="T6"><text:s/>9а</text:span><text:span text:style-name="T5">/6+1 </text:span><text:span text:style-name="T6">10</text:span><text:span text:style-name="T5">/5+1</text:span></text:p>
          </table:table-cell>
          <table:table-cell table:number-columns-repeated="10"/>
          <table:table-cell table:number-columns-repeated="2" office:value-type="float" office:value="9">
            <text:p>9</text:p>
          </table:table-cell>
          <table:table-cell table:style-name="ce367" office:value-type="string">
            <text:p><text:span text:style-name="T10">7а</text:span></text:p>
          </table:table-cell>
          <table:table-cell table:number-columns-repeated="2" office:value-type="float" office:value="10">
            <text:p>10</text:p>
          </table:table-cell>
          <table:table-cell table:style-name="ce367" office:value-type="string">
            <text:p><text:span text:style-name="T10">7б</text:span></text:p>
          </table:table-cell>
          <table:table-cell table:number-columns-repeated="2"/>
          <table:table-cell table:style-name="ce369" office:value-type="string">
            <text:p><text:span text:style-name="T13">3.1</text:span></text:p>
          </table:table-cell>
          <table:table-cell office:value-type="float" office:value="9">
            <text:p>9</text:p>
          </table:table-cell>
          <table:table-cell table:style-name="ce367" office:value-type="string">
            <text:p><text:span text:style-name="T10">7а</text:span></text:p>
          </table:table-cell>
          <table:table-cell office:value-type="string">
            <text:p>7б</text:p>
          </table:table-cell>
          <table:table-cell/>
          <table:table-cell office:value-type="string">
            <text:p>7а</text:p>
          </table:table-cell>
          <table:table-cell table:style-name="ce367" office:value-type="string">
            <text:p><text:span text:style-name="T10">7б</text:span></text:p>
          </table:table-cell>
          <table:table-cell table:number-columns-repeated="3"/>
          <table:table-cell office:value-type="string">
            <text:p>3.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7б</text:p>
          </table:table-cell>
          <table:table-cell table:style-name="ce367" office:value-type="string">
            <text:p><text:span text:style-name="T10">7а</text:span></text:p>
          </table:table-cell>
          <table:table-cell table:number-columns-repeated="2"/>
          <table:table-cell office:value-type="string">
            <text:p>10к</text:p>
          </table:table-cell>
          <table:table-cell office:value-type="string">
            <text:p>3.1</text:p>
          </table:table-cell>
          <table:table-cell office:value-type="string">
            <text:p>9А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7а</text:p>
          </table:table-cell>
          <table:table-cell table:style-name="ce367" office:value-type="string">
            <text:p><text:span text:style-name="T10">7б</text:span></text:p>
          </table:table-cell>
          <table:table-cell/>
          <table:table-cell office:value-type="string">
            <text:p>9к</text:p>
          </table:table-cell>
          <table:table-cell office:value-type="string">
            <text:p>3.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ce367" office:value-type="string">
            <text:p><text:span text:style-name="T10">7а</text:span></text:p>
          </table:table-cell>
          <table:table-cell table:style-name="ce367" office:value-type="string">
            <text:p><text:span text:style-name="T10">7б</text:span></text:p>
          </table:table-cell>
          <table:table-cell table:number-columns-repeated="3"/>
          <table:table-cell office:value-type="string">
            <text:p>3.1</text:p>
          </table:table-cell>
          <table:table-cell table:number-columns-repeated="96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Курнышёва Е.В.</text:p>
          </table:table-cell>
          <table:table-cell office:value-type="string">
            <text:p>22+0.5</text:p>
          </table:table-cell>
          <table:table-cell office:value-type="string">
            <text:p>5 – 10<text:span text:style-name="T5">/20 </text:span><text:span text:style-name="T6">11</text:span><text:span text:style-name="T5">/2+0.5</text:span></text:p>
          </table:table-cell>
          <table:table-cell table:number-columns-repeated="10"/>
          <table:table-cell table:number-columns-repeated="2" office:value-type="string">
            <text:p>7б</text:p>
          </table:table-cell>
          <table:table-cell table:style-name="ce367" office:value-type="string">
            <text:p><text:span text:style-name="T10">6а</text:span></text:p>
          </table:table-cell>
          <table:table-cell table:style-name="ce367" office:value-type="string">
            <text:p><text:span text:style-name="T10">6а</text:span></text:p>
          </table:table-cell>
          <table:table-cell table:style-name="ce367" office:value-type="string">
            <text:p><text:span text:style-name="T10">7а</text:span></text:p>
          </table:table-cell>
          <table:table-cell table:style-name="ce367" office:value-type="string">
            <text:p><text:span text:style-name="T10">7а</text:span></text:p>
          </table:table-cell>
          <table:table-cell table:number-columns-repeated="2"/>
          <table:table-cell table:style-name="ce369" office:value-type="string">
            <text:p><text:span text:style-name="T13">3.2</text:span>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string">
            <text:p>8а</text:p>
          </table:table-cell>
          <table:table-cell table:number-columns-repeated="2" office:value-type="string">
            <text:p>8б</text:p>
          </table:table-cell>
          <table:table-cell table:number-columns-repeated="2"/>
          <table:table-cell office:value-type="string">
            <text:p>11к/</text:p>
          </table:table-cell>
          <table:table-cell office:value-type="string">
            <text:p>3.2</text:p>
          </table:table-cell>
          <table:table-cell table:number-columns-repeated="2" office:value-type="string">
            <text:p>5а</text:p>
          </table:table-cell>
          <table:table-cell table:number-columns-repeated="2" office:value-type="string">
            <text:p>6б</text:p>
          </table:table-cell>
          <table:table-cell table:number-columns-repeated="2" office:value-type="string">
            <text:p>5б</text:p>
          </table:table-cell>
          <table:table-cell table:number-columns-repeated="2"/>
          <table:table-cell office:value-type="string">
            <text:p>3.2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office:value-type="string">
            <text:p>3.2</text:p>
          </table:table-cell>
          <table:table-cell table:number-columns-repeated="7"/>
          <table:table-cell office:value-type="string">
            <text:p>3.2</text:p>
          </table:table-cell>
          <table:table-cell table:number-columns-repeated="965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Дмитриева Н.В.</text:p>
          </table:table-cell>
          <table:table-cell office:value-type="float" office:value="6">
            <text:p>6</text:p>
          </table:table-cell>
          <table:table-cell office:value-type="string">
            <text:p>5 – 19<text:span text:style-name="T5">/6</text:span>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Колпенская Т.В.</text:p>
          </table:table-cell>
          <table:table-cell office:value-type="string">
            <text:p>24+1.5</text:p>
          </table:table-cell>
          <table:table-cell office:value-type="string">
            <text:p>7-9<text:span text:style-name="T5">/15 </text:span><text:span text:style-name="T6">10</text:span><text:span text:style-name="T5">/5+1 </text:span><text:span text:style-name="T6">11</text:span><text:span text:style-name="T5">/4+0.5</text:span></text:p>
          </table:table-cell>
          <table:table-cell table:number-columns-repeated="2" office:value-type="float" office:value="11">
            <text:p>11</text:p>
          </table:table-cell>
          <table:table-cell table:style-name="ce367" office:value-type="string">
            <text:p><text:span text:style-name="T10">7а</text:span></text:p>
          </table:table-cell>
          <table:table-cell table:number-columns-repeated="2" office:value-type="float" office:value="10">
            <text:p>10</text:p>
          </table:table-cell>
          <table:table-cell table:style-name="ce367" office:value-type="string">
            <text:p><text:span text:style-name="T10">7б</text:span></text:p>
          </table:table-cell>
          <table:table-cell table:number-columns-repeated="2"/>
          <table:table-cell table:style-name="ce368" office:value-type="string">
            <text:p><text:span text:style-name="T12">10к <text:s text:c="3"/>общ/ист</text:span></text:p>
          </table:table-cell>
          <table:table-cell table:style-name="ce369" office:value-type="string">
            <text:p><text:span text:style-name="T13">4.5</text:span></text:p>
          </table:table-cell>
          <table:table-cell table:number-columns-repeated="9"/>
          <table:table-cell table:style-name="ce367" office:value-type="string">
            <text:p><text:span text:style-name="T10">8б</text:span></text:p>
          </table:table-cell>
          <table:table-cell office:value-type="string">
            <text:p>8а</text:p>
          </table:table-cell>
          <table:table-cell table:style-name="ce367" office:value-type="string">
            <text:p><text:span text:style-name="T10">7б</text:span></text:p>
          </table:table-cell>
          <table:table-cell table:number-columns-repeated="5"/>
          <table:table-cell office:value-type="string">
            <text:p>11к/</text:p>
          </table:table-cell>
          <table:table-cell office:value-type="string">
            <text:p>4.5</text:p>
          </table:table-cell>
          <table:table-cell/>
          <table:table-cell office:value-type="float" office:value="10">
            <text:p>10</text:p>
          </table:table-cell>
          <table:table-cell table:style-name="ce367" office:value-type="string">
            <text:p><text:span text:style-name="T10">7а</text:span>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4.5</text:p>
          </table:table-cell>
          <table:table-cell office:value-type="string">
            <text:p>8Б</text:p>
          </table:table-cell>
          <table:table-cell office:value-type="float" office:value="10">
            <text:p>10</text:p>
          </table:table-cell>
          <table:table-cell table:style-name="ce367" office:value-type="string">
            <text:p><text:span text:style-name="T10">8а</text:span></text:p>
          </table:table-cell>
          <table:table-cell office:value-type="float" office:value="11">
            <text:p>11</text:p>
          </table:table-cell>
          <table:table-cell office:value-type="string">
            <text:p>8б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4.5</text:p>
          </table:table-cell>
          <table:table-cell office:value-type="string">
            <text:p>8б</text:p>
          </table:table-cell>
          <table:table-cell table:style-name="ce367" office:value-type="string">
            <text:p><text:span text:style-name="T10">7б</text:span></text:p>
          </table:table-cell>
          <table:table-cell office:value-type="string">
            <text:p>8а</text:p>
          </table:table-cell>
          <table:table-cell office:value-type="string">
            <text:p>7а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4.5</text:p>
          </table:table-cell>
          <table:table-cell table:number-columns-repeated="96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СмородиноваИ.Б.</text:p>
          </table:table-cell>
          <table:table-cell office:value-type="float" office:value="10">
            <text:p>10</text:p>
          </table:table-cell>
          <table:table-cell office:value-type="string">
            <text:p>5аб<text:span text:style-name="T5">/4 </text:span><text:span text:style-name="T6">6аб</text:span><text:span text:style-name="T5">/6</text:span></text:p>
          </table:table-cell>
          <table:table-cell office:value-type="string">
            <text:p>5б</text:p>
          </table:table-cell>
          <table:table-cell office:value-type="string">
            <text:p>5а</text:p>
          </table:table-cell>
          <table:table-cell/>
          <table:table-cell table:style-name="ce367" office:value-type="string">
            <text:p><text:span text:style-name="T10">6а</text:span></text:p>
          </table:table-cell>
          <table:table-cell table:style-name="ce367" office:value-type="string">
            <text:p><text:span text:style-name="T10">6а</text:span></text:p>
          </table:table-cell>
          <table:table-cell table:style-name="ce367" office:value-type="string">
            <text:p><text:span text:style-name="T10">6б</text:span></text:p>
          </table:table-cell>
          <table:table-cell table:number-columns-repeated="3"/>
          <table:table-cell table:style-name="ce369" office:value-type="string">
            <text:p><text:span text:style-name="T13">4.9</text:span></text:p>
          </table:table-cell>
          <table:table-cell table:number-columns-repeated="5"/>
          <table:table-cell table:style-name="ce367" office:value-type="string">
            <text:p><text:span text:style-name="T10">6б</text:span></text:p>
          </table:table-cell>
          <table:table-cell table:number-columns-repeated="2"/>
          <table:table-cell table:style-name="ce369" office:value-type="string">
            <text:p><text:span text:style-name="T13">4.9</text:span></text:p>
          </table:table-cell>
          <table:table-cell table:number-columns-repeated="10"/>
          <table:table-cell office:value-type="string">
            <text:p>6б</text:p>
          </table:table-cell>
          <table:table-cell office:value-type="string">
            <text:p>5б</text:p>
          </table:table-cell>
          <table:table-cell office:value-type="string">
            <text:p>6а</text:p>
          </table:table-cell>
          <table:table-cell table:number-columns-repeated="2"/>
          <table:table-cell office:value-type="string">
            <text:p>5а</text:p>
          </table:table-cell>
          <table:table-cell table:number-columns-repeated="2"/>
          <table:table-cell office:value-type="string">
            <text:p>4.9</text:p>
          </table:table-cell>
          <table:table-cell table:number-columns-repeated="98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Назарова Л.А.</text:p>
          </table:table-cell>
          <table:table-cell office:value-type="float" office:value="14">
            <text:p>14</text:p>
          </table:table-cell>
          <table:table-cell office:value-type="string">
            <text:p>6аб/<text:span text:style-name="T5">2</text:span><text:span text:style-name="T6"> <text:s/>7-9/</text:span><text:span text:style-name="T5">10</text:span><text:span text:style-name="T6"> /10/2</text:span></text:p>
          </table:table-cell>
          <table:table-cell table:style-name="ce367" office:value-type="string">
            <text:p><text:span text:style-name="T10">7б</text:span></text:p>
          </table:table-cell>
          <table:table-cell office:value-type="float" office:value="9">
            <text:p>9</text:p>
          </table:table-cell>
          <table:table-cell table:style-name="ce367" office:value-type="string">
            <text:p><text:span text:style-name="T10">8б</text:span></text:p>
          </table:table-cell>
          <table:table-cell/>
          <table:table-cell office:value-type="string">
            <text:p>7а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369" office:value-type="string">
            <text:p><text:span text:style-name="T13">4.3</text:span></text:p>
          </table:table-cell>
          <table:table-cell table:number-columns-repeated="11"/>
          <table:table-cell office:value-type="string">
            <text:p>6б</text:p>
          </table:table-cell>
          <table:table-cell office:value-type="string">
            <text:p>7а</text:p>
          </table:table-cell>
          <table:table-cell office:value-type="float" office:value="9">
            <text:p>9</text:p>
          </table:table-cell>
          <table:table-cell office:value-type="string">
            <text:p>6а</text:p>
          </table:table-cell>
          <table:table-cell office:value-type="string">
            <text:p>8а</text:p>
          </table:table-cell>
          <table:table-cell table:number-columns-repeated="2"/>
          <table:table-cell office:value-type="string">
            <text:p>4.3</text:p>
          </table:table-cell>
          <table:table-cell table:number-columns-repeated="10"/>
          <table:table-cell table:style-name="ce367" office:value-type="string">
            <text:p><text:span text:style-name="T10">8а</text:span></text:p>
          </table:table-cell>
          <table:table-cell table:style-name="ce367" office:value-type="string">
            <text:p><text:span text:style-name="T10">8б</text:span></text:p>
          </table:table-cell>
          <table:table-cell office:value-type="string">
            <text:p>7б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4.3</text:p>
          </table:table-cell>
          <table:table-cell table:number-columns-repeated="97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Кучина Т.А.</text:p>
          </table:table-cell>
          <table:table-cell office:value-type="string">
            <text:p>15+0.5</text:p>
          </table:table-cell>
          <table:table-cell office:value-type="string">
            <text:p>7-10/12 <text:span text:style-name="T7"><text:s/>11/2+0.5 8б/1</text:span></text:p>
          </table:table-cell>
          <table:table-cell table:style-name="ce367" office:value-type="string">
            <text:p><text:span text:style-name="T10">8б</text:span></text:p>
          </table:table-cell>
          <table:table-cell table:style-name="ce367" office:value-type="string">
            <text:p><text:span text:style-name="T10">8а</text:span></text:p>
          </table:table-cell>
          <table:table-cell office:value-type="float" office:value="10">
            <text:p>10</text:p>
          </table:table-cell>
          <table:table-cell table:style-name="ce367" office:value-type="string">
            <text:p><text:span text:style-name="T10">7а</text:span></text:p>
          </table:table-cell>
          <table:table-cell table:style-name="ce367" office:value-type="string">
            <text:p><text:span text:style-name="T10">8б</text:span>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11к/</text:p>
          </table:table-cell>
          <table:table-cell table:style-name="ce369" office:value-type="string">
            <text:p><text:span text:style-name="T13">5.6</text:span></text:p>
          </table:table-cell>
          <table:table-cell table:style-name="ce367" office:value-type="string">
            <text:p><text:span text:style-name="T10">7а</text:span></text:p>
          </table:table-cell>
          <table:table-cell table:style-name="ce367" office:value-type="string">
            <text:p><text:span text:style-name="T10">8б</text:span></text:p>
          </table:table-cell>
          <table:table-cell table:style-name="ce367" office:value-type="string">
            <text:p><text:span text:style-name="T10">8а</text:span></text:p>
          </table:table-cell>
          <table:table-cell table:style-name="ce367" office:value-type="string">
            <text:p><text:span text:style-name="T10">7б</text:span>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style-name="ce369" office:value-type="string">
            <text:p><text:span text:style-name="T13">5.6</text:span>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367" office:value-type="string">
            <text:p><text:span text:style-name="T10">7б</text:span>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5.6</text:p>
          </table:table-cell>
          <table:table-cell table:number-columns-repeated="98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Сотова Т.Ю.</text:p>
          </table:table-cell>
          <table:table-cell office:value-type="string">
            <text:p>8+0.5</text:p>
          </table:table-cell>
          <table:table-cell office:value-type="string">
            <text:p>8- 9<text:span text:style-name="T7">/6 <text:s/></text:span><text:span text:style-name="T8">10/</text:span><text:span text:style-name="T7">1+0.5 </text:span><text:span text:style-name="T8">11</text:span><text:span text:style-name="T7">/1</text:span>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367" office:value-type="string">
            <text:p><text:span text:style-name="T10">8б</text:span></text:p>
          </table:table-cell>
          <table:table-cell/>
          <table:table-cell table:style-name="ce367" office:value-type="string">
            <text:p><text:span text:style-name="T10">8а</text:span></text:p>
          </table:table-cell>
          <table:table-cell table:number-columns-repeated="3"/>
          <table:table-cell table:style-name="ce369" office:value-type="string">
            <text:p><text:span text:style-name="T13">5.5</text:span></text:p>
          </table:table-cell>
          <table:table-cell table:number-columns-repeated="10"/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table:style-name="ce367" office:value-type="string">
            <text:p><text:span text:style-name="T10">10к/--</text:span></text:p>
          </table:table-cell>
          <table:table-cell office:value-type="string">
            <text:p>5.5</text:p>
          </table:table-cell>
          <table:table-cell table:number-columns-repeated="8"/>
          <table:table-cell office:value-type="string">
            <text:p>5.5</text:p>
          </table:table-cell>
          <table:table-cell office:value-type="string">
            <text:p>7А</text:p>
          </table:table-cell>
          <table:table-cell office:value-type="string">
            <text:p>8б</text:p>
          </table:table-cell>
          <table:table-cell/>
          <table:table-cell office:value-type="string">
            <text:p>8а</text:p>
          </table:table-cell>
          <table:table-cell table:number-columns-repeated="4"/>
          <table:table-cell office:value-type="string">
            <text:p>5.5</text:p>
          </table:table-cell>
          <table:table-cell table:number-columns-repeated="97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Солощенко В.С.</text:p>
          </table:table-cell>
          <table:table-cell office:value-type="string">
            <text:p>18+0.5</text:p>
          </table:table-cell>
          <table:table-cell office:value-type="string">
            <text:p>5<text:span text:style-name="T5">/4</text:span><text:span text:style-name="T6"> 6</text:span><text:span text:style-name="T5">/2 <text:s/></text:span><text:span text:style-name="T6">7-9</text:span><text:span text:style-name="T5">/10 </text:span><text:span text:style-name="T6">10</text:span><text:span text:style-name="T5">/1+0.5 <text:s/></text:span><text:span text:style-name="T6">11</text:span><text:span text:style-name="T5">/1</text:span></text:p>
          </table:table-cell>
          <table:table-cell/>
          <table:table-cell table:style-name="ce367" office:value-type="string">
            <text:p><text:span text:style-name="T10">7б</text:span></text:p>
          </table:table-cell>
          <table:table-cell table:style-name="ce367" office:value-type="string">
            <text:p><text:span text:style-name="T10">6б</text:span></text:p>
          </table:table-cell>
          <table:table-cell table:number-columns-repeated="2" office:value-type="float" office:value="9">
            <text:p>9</text:p>
          </table:table-cell>
          <table:table-cell table:style-name="ce367" office:value-type="string">
            <text:p><text:span text:style-name="T10">7а</text:span></text:p>
          </table:table-cell>
          <table:table-cell table:number-columns-repeated="3"/>
          <table:table-cell table:style-name="ce369" office:value-type="string">
            <text:p><text:span text:style-name="T13">5.3</text:span></text:p>
          </table:table-cell>
          <table:table-cell table:number-columns-repeated="11"/>
          <table:table-cell table:style-name="ce367" office:value-type="string">
            <text:p><text:span text:style-name="T10">8б</text:span></text:p>
          </table:table-cell>
          <table:table-cell table:style-name="ce367" office:value-type="string">
            <text:p><text:span text:style-name="T10">6а</text:span></text:p>
          </table:table-cell>
          <table:table-cell table:style-name="ce367" office:value-type="string">
            <text:p><text:span text:style-name="T10">8а</text:span></text:p>
          </table:table-cell>
          <table:table-cell table:number-columns-repeated="3"/>
          <table:table-cell table:style-name="ce367" office:value-type="string">
            <text:p><text:span text:style-name="T10">/10к</text:span></text:p>
          </table:table-cell>
          <table:table-cell table:style-name="ce369" office:value-type="string">
            <text:p><text:span text:style-name="T13">5.3</text:span></text:p>
          </table:table-cell>
          <table:table-cell office:value-type="string">
            <text:p>8а</text:p>
          </table:table-cell>
          <table:table-cell office:value-type="string">
            <text:p>7а</text:p>
          </table:table-cell>
          <table:table-cell office:value-type="string">
            <text:p>5б</text:p>
          </table:table-cell>
          <table:table-cell office:value-type="string">
            <text:p>5а</text:p>
          </table:table-cell>
          <table:table-cell office:value-type="string">
            <text:p>8б</text:p>
          </table:table-cell>
          <table:table-cell office:value-type="string">
            <text:p>7б</text:p>
          </table:table-cell>
          <table:table-cell table:number-columns-repeated="2"/>
          <table:table-cell office:value-type="string">
            <text:p>5.3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5б</text:p>
          </table:table-cell>
          <table:table-cell table:style-name="ce367" office:value-type="string">
            <text:p><text:span text:style-name="T10">5а</text:span>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5.3</text:p>
          </table:table-cell>
          <table:table-cell table:number-columns-repeated="97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Новикова В.М.</text:p>
          </table:table-cell>
          <table:table-cell office:value-type="float" office:value="12">
            <text:p>12</text:p>
          </table:table-cell>
          <table:table-cell office:value-type="string">
            <text:p>5 – 7<text:span text:style-name="T5">/12</text:span></text:p>
          </table:table-cell>
          <table:table-cell table:style-name="ce367" office:value-type="string">
            <text:p><text:span text:style-name="T10">7а</text:span></text:p>
          </table:table-cell>
          <table:table-cell table:style-name="ce367" office:value-type="string">
            <text:p><text:span text:style-name="T10">7а</text:span></text:p>
          </table:table-cell>
          <table:table-cell table:style-name="ce367" office:value-type="string">
            <text:p><text:span text:style-name="T10">7б</text:span></text:p>
          </table:table-cell>
          <table:table-cell table:style-name="ce367" office:value-type="string">
            <text:p><text:span text:style-name="T10">7б</text:span></text:p>
          </table:table-cell>
          <table:table-cell table:number-columns-repeated="5"/>
          <table:table-cell table:style-name="ce369" office:value-type="string">
            <text:p><text:span text:style-name="T13">2.8</text:span></text:p>
          </table:table-cell>
          <table:table-cell table:number-columns-repeated="2"/>
          <table:table-cell table:number-columns-repeated="2" office:value-type="string">
            <text:p>5а</text:p>
          </table:table-cell>
          <table:table-cell table:number-columns-repeated="2" office:value-type="string">
            <text:p>5б</text:p>
          </table:table-cell>
          <table:table-cell table:number-columns-repeated="2"/>
          <table:table-cell table:style-name="ce369" office:value-type="string">
            <text:p><text:span text:style-name="T13">2.8</text:span></text:p>
          </table:table-cell>
          <table:table-cell table:number-columns-repeated="28"/>
          <table:table-cell table:number-columns-repeated="2" office:value-type="string">
            <text:p>6а</text:p>
          </table:table-cell>
          <table:table-cell table:number-columns-repeated="2" office:value-type="string">
            <text:p>6б</text:p>
          </table:table-cell>
          <table:table-cell table:number-columns-repeated="3"/>
          <table:table-cell office:value-type="string">
            <text:p>2.8</text:p>
          </table:table-cell>
          <table:table-cell table:number-columns-repeated="965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Устинкин В.А.</text:p>
          </table:table-cell>
          <table:table-cell office:value-type="float" office:value="12">
            <text:p>12</text:p>
          </table:table-cell>
          <table:table-cell office:value-type="string">
            <text:p>5 – 7/<text:span text:style-name="T5">12</text:span></text:p>
          </table:table-cell>
          <table:table-cell table:style-name="ce367" office:value-type="string">
            <text:p><text:span text:style-name="T10">7а</text:span></text:p>
          </table:table-cell>
          <table:table-cell table:style-name="ce367" office:value-type="string">
            <text:p><text:span text:style-name="T10">7а</text:span></text:p>
          </table:table-cell>
          <table:table-cell table:style-name="ce367" office:value-type="string">
            <text:p><text:span text:style-name="T10">7б</text:span></text:p>
          </table:table-cell>
          <table:table-cell table:style-name="ce367" office:value-type="string">
            <text:p><text:span text:style-name="T10">7б</text:span></text:p>
          </table:table-cell>
          <table:table-cell table:number-columns-repeated="5"/>
          <table:table-cell office:value-type="string">
            <text:p>маст</text:p>
          </table:table-cell>
          <table:table-cell table:number-columns-repeated="2"/>
          <table:table-cell table:number-columns-repeated="2" office:value-type="string">
            <text:p>5а</text:p>
          </table:table-cell>
          <table:table-cell table:number-columns-repeated="2" office:value-type="string">
            <text:p>5б</text:p>
          </table:table-cell>
          <table:table-cell table:number-columns-repeated="2"/>
          <table:table-cell office:value-type="string">
            <text:p>маст</text:p>
          </table:table-cell>
          <table:table-cell table:number-columns-repeated="28"/>
          <table:table-cell table:number-columns-repeated="2" office:value-type="string">
            <text:p>6а</text:p>
          </table:table-cell>
          <table:table-cell table:number-columns-repeated="2" office:value-type="string">
            <text:p>6б</text:p>
          </table:table-cell>
          <table:table-cell table:number-columns-repeated="3"/>
          <table:table-cell office:value-type="string">
            <text:p>маст</text:p>
          </table:table-cell>
          <table:table-cell table:number-columns-repeated="965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Сапронова О.А.</text:p>
          </table:table-cell>
          <table:table-cell office:value-type="float" office:value="1">
            <text:p>1</text:p>
          </table:table-cell>
          <table:table-cell office:value-type="string">
            <text:p>8аб<text:span text:style-name="T5">/1 </text:span></text:p>
          </table:table-cell>
          <table:table-cell table:number-columns-repeated="35"/>
          <table:table-cell office:value-type="string">
            <text:p>8а/ <text:s text:c="3"/>8б</text:p>
          </table:table-cell>
          <table:table-cell/>
          <table:table-cell office:value-type="string">
            <text:p>4.9</text:p>
          </table:table-cell>
          <table:table-cell table:number-columns-repeated="98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Снежко А.В.</text:p>
          </table:table-cell>
          <table:table-cell office:value-type="float" office:value="5">
            <text:p>5</text:p>
          </table:table-cell>
          <table:table-cell office:value-type="string">
            <text:p>8аб/<text:span text:style-name="T5">2</text:span><text:span text:style-name="T6"> 10/2 11/</text:span><text:span text:style-name="T5">1</text:span></text:p>
          </table:table-cell>
          <table:table-cell office:value-type="float" office:value="10">
            <text:p>10</text:p>
          </table:table-cell>
          <table:table-cell table:number-columns-repeated="5"/>
          <table:table-cell table:style-name="ce367" office:value-type="string">
            <text:p><text:span text:style-name="T10">8а</text:span></text:p>
          </table:table-cell>
          <table:table-cell table:number-columns-repeated="2"/>
          <table:table-cell table:style-name="ce369" office:value-type="string">
            <text:p><text:span text:style-name="T13">4.4</text:span></text:p>
          </table:table-cell>
          <table:table-cell table:number-columns-repeated="6"/>
          <table:table-cell office:value-type="string">
            <text:p>8б</text:p>
          </table:table-cell>
          <table:table-cell/>
          <table:table-cell table:style-name="ce369" office:value-type="string">
            <text:p><text:span text:style-name="T13">4.5</text:span></text:p>
          </table:table-cell>
          <table:table-cell table:number-columns-repeated="13"/>
          <table:table-cell office:value-type="float" office:value="10">
            <text:p>10</text:p>
          </table:table-cell>
          <table:table-cell table:number-columns-repeated="4"/>
          <table:table-cell office:value-type="string">
            <text:p>4.9</text:p>
          </table:table-cell>
          <table:table-cell table:number-columns-repeated="98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Передерий О.А.</text:p>
          </table:table-cell>
          <table:table-cell office:value-type="float" office:value="12">
            <text:p>12</text:p>
          </table:table-cell>
          <table:table-cell office:value-type="string">
            <text:p>1-4/8 <text:s/>5-6/4</text:p>
          </table:table-cell>
          <table:table-cell table:style-name="ce367" office:value-type="string">
            <text:p><text:span text:style-name="T10">2а</text:span></text:p>
          </table:table-cell>
          <table:table-cell table:style-name="ce367" office:value-type="string">
            <text:p><text:span text:style-name="T10">3б</text:span></text:p>
          </table:table-cell>
          <table:table-cell table:style-name="ce367" office:value-type="string">
            <text:p><text:span text:style-name="T10">1б</text:span></text:p>
          </table:table-cell>
          <table:table-cell table:style-name="ce367" office:value-type="string">
            <text:p><text:span text:style-name="T10">1а</text:span></text:p>
          </table:table-cell>
          <table:table-cell table:style-name="ce367" office:value-type="string">
            <text:p><text:span text:style-name="T10">2б</text:span></text:p>
          </table:table-cell>
          <table:table-cell table:number-columns-repeated="4"/>
          <table:table-cell table:style-name="ce369" office:value-type="string">
            <text:p><text:span text:style-name="T13">5.1</text:span></text:p>
          </table:table-cell>
          <table:table-cell table:style-name="ce367" office:value-type="string">
            <text:p><text:span text:style-name="T10">4а</text:span></text:p>
          </table:table-cell>
          <table:table-cell table:style-name="ce367" office:value-type="string">
            <text:p><text:span text:style-name="T10">6б</text:span></text:p>
          </table:table-cell>
          <table:table-cell/>
          <table:table-cell table:style-name="ce367" office:value-type="string">
            <text:p><text:span text:style-name="T10">3а</text:span></text:p>
          </table:table-cell>
          <table:table-cell table:style-name="ce367" office:value-type="string">
            <text:p><text:span text:style-name="T10">6а</text:span></text:p>
          </table:table-cell>
          <table:table-cell table:number-columns-repeated="3"/>
          <table:table-cell table:style-name="ce369" office:value-type="string">
            <text:p><text:span text:style-name="T13">5.1</text:span></text:p>
          </table:table-cell>
          <table:table-cell table:number-columns-repeated="28"/>
          <table:table-cell office:value-type="string">
            <text:p>5а</text:p>
          </table:table-cell>
          <table:table-cell office:value-type="string">
            <text:p>5б</text:p>
          </table:table-cell>
          <table:table-cell/>
          <table:table-cell office:value-type="string">
            <text:p>4б</text:p>
          </table:table-cell>
          <table:table-cell table:number-columns-repeated="3"/>
          <table:table-cell office:value-type="string">
            <text:p>5.1</text:p>
          </table:table-cell>
          <table:table-cell table:number-columns-repeated="96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Зайцева Н.И.</text:p>
          </table:table-cell>
          <table:table-cell office:value-type="float" office:value="5">
            <text:p>5</text:p>
          </table:table-cell>
          <table:table-cell office:value-type="string">
            <text:p>5-6/<text:span text:style-name="T5">4</text:span><text:span text:style-name="T6"> 8а/1</text:span></text:p>
          </table:table-cell>
          <table:table-cell table:style-name="ce367" office:value-type="string">
            <text:p><text:span text:style-name="T10">6б</text:span></text:p>
          </table:table-cell>
          <table:table-cell table:style-name="ce367" office:value-type="string">
            <text:p><text:span text:style-name="T10">6а</text:span></text:p>
          </table:table-cell>
          <table:table-cell table:style-name="ce367" office:value-type="string">
            <text:p><text:span text:style-name="T10">8а</text:span></text:p>
          </table:table-cell>
          <table:table-cell table:style-name="ce367" office:value-type="string">
            <text:p><text:span text:style-name="T10">5а</text:span></text:p>
          </table:table-cell>
          <table:table-cell table:style-name="ce367" office:value-type="string">
            <text:p><text:span text:style-name="T10">5б</text:span></text:p>
          </table:table-cell>
          <table:table-cell table:number-columns-repeated="4"/>
          <table:table-cell table:style-name="ce369" office:value-type="string">
            <text:p><text:span text:style-name="T13">4.1</text:span></text:p>
          </table:table-cell>
          <table:table-cell table:number-columns-repeated="1010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Трофименкова В.А.</text:p>
          </table:table-cell>
          <table:table-cell office:value-type="float" office:value="24">
            <text:p>24</text:p>
          </table:table-cell>
          <table:table-cell office:value-type="string">
            <text:p>5аб/<text:span text:style-name="T5">6</text:span><text:span text:style-name="T6"> 6б/</text:span><text:span text:style-name="T5">3 7-</text:span><text:span text:style-name="T6"> 8/12</text:span><text:span text:style-name="T5"> </text:span><text:span text:style-name="T6">10</text:span><text:span text:style-name="T5">/3д</text:span></text:p>
          </table:table-cell>
          <table:table-cell office:value-type="string">
            <text:p>5а</text:p>
          </table:table-cell>
          <table:table-cell office:value-type="float" office:value="10">
            <text:p>10</text:p>
          </table:table-cell>
          <table:table-cell office:value-type="string">
            <text:p>5б</text:p>
          </table:table-cell>
          <table:table-cell office:value-type="string">
            <text:p>8а</text:p>
          </table:table-cell>
          <table:table-cell table:style-name="ce367" office:value-type="string">
            <text:p><text:span text:style-name="T10">6б</text:span></text:p>
          </table:table-cell>
          <table:table-cell/>
          <table:table-cell office:value-type="string">
            <text:p>8б</text:p>
          </table:table-cell>
          <table:table-cell table:number-columns-repeated="2"/>
          <table:table-cell table:style-name="ce369" office:value-type="string">
            <text:p><text:span text:style-name="T13">С/З</text:span></text:p>
          </table:table-cell>
          <table:table-cell table:number-columns-repeated="9"/>
          <table:table-cell table:style-name="ce367" office:value-type="string">
            <text:p><text:span text:style-name="T10">8а</text:span></text:p>
          </table:table-cell>
          <table:table-cell table:style-name="ce367" office:value-type="string">
            <text:p><text:span text:style-name="T10">5б</text:span></text:p>
          </table:table-cell>
          <table:table-cell table:style-name="ce367" office:value-type="string">
            <text:p><text:span text:style-name="T10">5а</text:span></text:p>
          </table:table-cell>
          <table:table-cell table:style-name="ce367" office:value-type="string">
            <text:p><text:span text:style-name="T10">8б</text:span></text:p>
          </table:table-cell>
          <table:table-cell table:style-name="ce367" office:value-type="string">
            <text:p><text:span text:style-name="T10">7б</text:span></text:p>
          </table:table-cell>
          <table:table-cell table:style-name="ce367" office:value-type="string">
            <text:p><text:span text:style-name="T10">6б</text:span></text:p>
          </table:table-cell>
          <table:table-cell table:style-name="ce367" office:value-type="string">
            <text:p><text:span text:style-name="T10">7а</text:span></text:p>
          </table:table-cell>
          <table:table-cell table:number-columns-repeated="2"/>
          <table:table-cell table:style-name="ce369" office:value-type="string">
            <text:p><text:span text:style-name="T13">С/З</text:span></text:p>
          </table:table-cell>
          <table:table-cell table:number-columns-repeated="10"/>
          <table:table-cell table:style-name="ce367" office:value-type="string">
            <text:p><text:span text:style-name="T10">7а</text:span></text:p>
          </table:table-cell>
          <table:table-cell table:style-name="ce367" office:value-type="string">
            <text:p><text:span text:style-name="T10">7б</text:span></text:p>
          </table:table-cell>
          <table:table-cell table:style-name="ce367" office:value-type="string">
            <text:p><text:span text:style-name="T10">6б</text:span></text:p>
          </table:table-cell>
          <table:table-cell table:style-name="ce367" office:value-type="string">
            <text:p><text:span text:style-name="T10">5б</text:span></text:p>
          </table:table-cell>
          <table:table-cell office:value-type="string">
            <text:p>5а</text:p>
          </table:table-cell>
          <table:table-cell office:value-type="float" office:value="10">
            <text:p>10</text:p>
          </table:table-cell>
          <table:table-cell/>
          <table:table-cell table:style-name="ce369" office:value-type="string">
            <text:p><text:span text:style-name="T13">С/З</text:span></text:p>
          </table:table-cell>
          <table:table-cell office:value-type="string">
            <text:p>7а</text:p>
          </table:table-cell>
          <table:table-cell office:value-type="string">
            <text:p>8б</text:p>
          </table:table-cell>
          <table:table-cell office:value-type="string">
            <text:p>7б</text:p>
          </table:table-cell>
          <table:table-cell office:value-type="string">
            <text:p>8а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371" office:value-type="string">
            <text:p><text:span text:style-name="T15">С/З</text:span></text:p>
          </table:table-cell>
          <table:table-cell table:number-columns-repeated="96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Коконен А.Н.</text:p>
          </table:table-cell>
          <table:table-cell office:value-type="float" office:value="32">
            <text:p>32</text:p>
          </table:table-cell>
          <table:table-cell office:value-type="string">
            <text:p>1-2<text:span text:style-name="T5">/12 3-4/8 6а/3 9</text:span><text:span text:style-name="T6"> – 11</text:span><text:span text:style-name="T5">/9</text:span>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3а</text:p>
          </table:table-cell>
          <table:table-cell office:value-type="string">
            <text:p>4б</text:p>
          </table:table-cell>
          <table:table-cell office:value-type="float" office:value="11">
            <text:p>11</text:p>
          </table:table-cell>
          <table:table-cell office:value-type="string">
            <text:p>6а</text:p>
          </table:table-cell>
          <table:table-cell table:number-columns-repeated="3"/>
          <table:table-cell table:style-name="ce369" office:value-type="string">
            <text:p><text:span text:style-name="T13">С/З</text:span></text:p>
          </table:table-cell>
          <table:table-cell table:style-name="ce367" office:value-type="string">
            <text:p><text:span text:style-name="T10">1б</text:span></text:p>
          </table:table-cell>
          <table:table-cell table:style-name="ce367" office:value-type="string">
            <text:p><text:span text:style-name="T10">1а</text:span></text:p>
          </table:table-cell>
          <table:table-cell office:value-type="string">
            <text:p>3б</text:p>
          </table:table-cell>
          <table:table-cell table:style-name="ce367" office:value-type="string">
            <text:p><text:span text:style-name="T10">2а</text:span></text:p>
          </table:table-cell>
          <table:table-cell table:style-name="ce367" office:value-type="string">
            <text:p><text:span text:style-name="T10">2б</text:span></text:p>
          </table:table-cell>
          <table:table-cell/>
          <table:table-cell office:value-type="float" office:value="11">
            <text:p>11</text:p>
          </table:table-cell>
          <table:table-cell/>
          <table:table-cell table:style-name="ce369" office:value-type="string">
            <text:p><text:span text:style-name="T13">С/З</text:span></text:p>
          </table:table-cell>
          <table:table-cell/>
          <table:table-cell table:style-name="ce367" office:value-type="string">
            <text:p><text:span text:style-name="T10">1б</text:span></text:p>
          </table:table-cell>
          <table:table-cell office:value-type="string">
            <text:p>4б</text:p>
          </table:table-cell>
          <table:table-cell table:style-name="ce367" office:value-type="string">
            <text:p><text:span text:style-name="T10">1а</text:span></text:p>
          </table:table-cell>
          <table:table-cell table:number-columns-repeated="5"/>
          <table:table-cell table:style-name="ce369" office:value-type="string">
            <text:p><text:span text:style-name="T13">С/З</text:span></text:p>
          </table:table-cell>
          <table:table-cell table:style-name="ce367" office:value-type="string">
            <text:p><text:span text:style-name="T10">2б</text:span></text:p>
          </table:table-cell>
          <table:table-cell table:style-name="ce367" office:value-type="string">
            <text:p><text:span text:style-name="T10">1а</text:span></text:p>
          </table:table-cell>
          <table:table-cell office:value-type="string">
            <text:p>2а</text:p>
          </table:table-cell>
          <table:table-cell table:style-name="ce367" office:value-type="string">
            <text:p><text:span text:style-name="T10">1б</text:span></text:p>
          </table:table-cell>
          <table:table-cell office:value-type="float" office:value="11">
            <text:p>11</text:p>
          </table:table-cell>
          <table:table-cell office:value-type="string">
            <text:p>6а</text:p>
          </table:table-cell>
          <table:table-cell office:value-type="float" office:value="9">
            <text:p>9</text:p>
          </table:table-cell>
          <table:table-cell/>
          <table:table-cell table:style-name="ce369" office:value-type="string">
            <text:p><text:span text:style-name="T13">С/З</text:span></text:p>
          </table:table-cell>
          <table:table-cell table:number-columns-repeated="2"/>
          <table:table-cell office:value-type="string">
            <text:p>4а</text:p>
          </table:table-cell>
          <table:table-cell office:value-type="string">
            <text:p>2б</text:p>
          </table:table-cell>
          <table:table-cell table:style-name="ce367" office:value-type="string">
            <text:p><text:span text:style-name="T10">2а</text:span></text:p>
          </table:table-cell>
          <table:table-cell office:value-type="string">
            <text:p>6а</text:p>
          </table:table-cell>
          <table:table-cell office:value-type="float" office:value="10">
            <text:p>10</text:p>
          </table:table-cell>
          <table:table-cell/>
          <table:table-cell table:style-name="ce369" office:value-type="string">
            <text:p><text:span text:style-name="T13">С/З</text:span></text:p>
          </table:table-cell>
          <table:table-cell office:value-type="string">
            <text:p>4а</text:p>
          </table:table-cell>
          <table:table-cell office:value-type="string">
            <text:p>3б</text:p>
          </table:table-cell>
          <table:table-cell office:value-type="float" office:value="9">
            <text:p>9</text:p>
          </table:table-cell>
          <table:table-cell table:style-name="ce367" office:value-type="string">
            <text:p><text:span text:style-name="T10">3а</text:span>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369" office:value-type="string">
            <text:p><text:span text:style-name="T13">С/З</text:span></text:p>
          </table:table-cell>
          <table:table-cell table:number-columns-repeated="965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Кирьянова Е.Б.</text:p>
          </table:table-cell>
          <table:table-cell office:value-type="float" office:value="18">
            <text:p>18</text:p>
          </table:table-cell>
          <table:table-cell office:value-type="string">
            <text:p>1аб<text:span text:style-name="T5">/2 <text:s/></text:span><text:span text:style-name="T6">3аб/8 <text:s/>4аб/8</text:span></text:p>
          </table:table-cell>
          <table:table-cell table:number-columns-repeated="10"/>
          <table:table-cell office:value-type="string">
            <text:p>3а</text:p>
          </table:table-cell>
          <table:table-cell office:value-type="string">
            <text:p>3б</text:p>
          </table:table-cell>
          <table:table-cell table:number-columns-repeated="2"/>
          <table:table-cell office:value-type="string">
            <text:p>1а</text:p>
          </table:table-cell>
          <table:table-cell table:number-columns-repeated="3"/>
          <table:table-cell table:style-name="ce371" office:value-type="string">
            <text:p><text:span text:style-name="T15">2.10</text:span></text:p>
          </table:table-cell>
          <table:table-cell office:value-type="string">
            <text:p>4а</text:p>
          </table:table-cell>
          <table:table-cell office:value-type="string">
            <text:p>4б</text:p>
          </table:table-cell>
          <table:table-cell/>
          <table:table-cell office:value-type="string">
            <text:p>3а</text:p>
          </table:table-cell>
          <table:table-cell office:value-type="string">
            <text:p>3б</text:p>
          </table:table-cell>
          <table:table-cell table:number-columns-repeated="4"/>
          <table:table-cell table:style-name="ce371" office:value-type="string">
            <text:p><text:span text:style-name="T15">2.10</text:span></text:p>
          </table:table-cell>
          <table:table-cell/>
          <table:table-cell office:value-type="string">
            <text:p>4б</text:p>
          </table:table-cell>
          <table:table-cell office:value-type="string">
            <text:p>4а</text:p>
          </table:table-cell>
          <table:table-cell office:value-type="string">
            <text:p>3б</text:p>
          </table:table-cell>
          <table:table-cell office:value-type="string">
            <text:p>1б</text:p>
          </table:table-cell>
          <table:table-cell table:number-columns-repeated="3"/>
          <table:table-cell office:value-type="string">
            <text:p>2.10</text:p>
          </table:table-cell>
          <table:table-cell/>
          <table:table-cell office:value-type="string">
            <text:p>4а</text:p>
          </table:table-cell>
          <table:table-cell office:value-type="string">
            <text:p>4б</text:p>
          </table:table-cell>
          <table:table-cell/>
          <table:table-cell office:value-type="string">
            <text:p>3а</text:p>
          </table:table-cell>
          <table:table-cell table:number-columns-repeated="3"/>
          <table:table-cell office:value-type="string">
            <text:p>2.10</text:p>
          </table:table-cell>
          <table:table-cell office:value-type="string">
            <text:p>4б</text:p>
          </table:table-cell>
          <table:table-cell office:value-type="string">
            <text:p>4а</text:p>
          </table:table-cell>
          <table:table-cell office:value-type="string">
            <text:p>3а</text:p>
          </table:table-cell>
          <table:table-cell office:value-type="string">
            <text:p>3б</text:p>
          </table:table-cell>
          <table:table-cell table:number-columns-repeated="3"/>
          <table:table-cell office:value-type="string">
            <text:p>2.10</text:p>
          </table:table-cell>
          <table:table-cell table:number-columns-repeated="965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Трусова С.И.</text:p>
          </table:table-cell>
          <table:table-cell office:value-type="float" office:value="22">
            <text:p>22</text:p>
          </table:table-cell>
          <table:table-cell office:value-type="string">
            <text:p>5б/4 <text:s/>6/8 7а/1 7б/4 8б/3 10/1п 11/1п</text:p>
          </table:table-cell>
          <table:table-cell table:style-name="ce367" office:value-type="string">
            <text:p><text:span text:style-name="T10">6а</text:span></text:p>
          </table:table-cell>
          <table:table-cell table:style-name="ce367" office:value-type="string">
            <text:p><text:span text:style-name="T10">6б</text:span></text:p>
          </table:table-cell>
          <table:table-cell table:style-name="ce367" office:value-type="string">
            <text:p><text:span text:style-name="T10">6а</text:span></text:p>
          </table:table-cell>
          <table:table-cell table:style-name="ce367" office:value-type="string">
            <text:p><text:span text:style-name="T10">6б</text:span></text:p>
          </table:table-cell>
          <table:table-cell table:style-name="ce367" office:value-type="string">
            <text:p><text:span text:style-name="T10">7б</text:span></text:p>
          </table:table-cell>
          <table:table-cell table:style-name="ce367" office:value-type="string">
            <text:p><text:span text:style-name="T10">5б</text:span></text:p>
          </table:table-cell>
          <table:table-cell table:number-columns-repeated="3"/>
          <table:table-cell table:style-name="ce369" office:value-type="string">
            <text:p><text:span text:style-name="T13">3.10</text:span></text:p>
          </table:table-cell>
          <table:table-cell/>
          <table:table-cell office:value-type="string">
            <text:p>7б</text:p>
          </table:table-cell>
          <table:table-cell table:style-name="ce367" office:value-type="string">
            <text:p><text:span text:style-name="T10">8б</text:span></text:p>
          </table:table-cell>
          <table:table-cell table:number-columns-repeated="2"/>
          <table:table-cell office:value-type="string">
            <text:p>7а</text:p>
          </table:table-cell>
          <table:table-cell table:number-columns-repeated="2"/>
          <table:table-cell table:style-name="ce371" office:value-type="string">
            <text:p><text:span text:style-name="T15">3.10</text:span></text:p>
          </table:table-cell>
          <table:table-cell office:value-type="string">
            <text:p>7б</text:p>
          </table:table-cell>
          <table:table-cell/>
          <table:table-cell office:value-type="string">
            <text:p>6а</text:p>
          </table:table-cell>
          <table:table-cell office:value-type="string">
            <text:p>6б</text:p>
          </table:table-cell>
          <table:table-cell office:value-type="string">
            <text:p>5б</text:p>
          </table:table-cell>
          <table:table-cell office:value-type="string">
            <text:p>8б</text:p>
          </table:table-cell>
          <table:table-cell office:value-type="string">
            <text:p>10п</text:p>
          </table:table-cell>
          <table:table-cell table:number-columns-repeated="2"/>
          <table:table-cell office:value-type="string">
            <text:p>3.10</text:p>
          </table:table-cell>
          <table:table-cell office:value-type="string">
            <text:p>11п</text:p>
          </table:table-cell>
          <table:table-cell office:value-type="string">
            <text:p>8б</text:p>
          </table:table-cell>
          <table:table-cell table:number-columns-repeated="2"/>
          <table:table-cell office:value-type="string">
            <text:p>5б</text:p>
          </table:table-cell>
          <table:table-cell table:number-columns-repeated="3"/>
          <table:table-cell office:value-type="string">
            <text:p>3.10</text:p>
          </table:table-cell>
          <table:table-cell office:value-type="string">
            <text:p>7Б <text:s text:c="2"/><text:span text:style-name="T17">3.4</text:span></text:p>
          </table:table-cell>
          <table:table-cell office:value-type="string">
            <text:p>7б</text:p>
          </table:table-cell>
          <table:table-cell/>
          <table:table-cell table:style-name="ce367" office:value-type="string">
            <text:p><text:span text:style-name="T10">6а</text:span></text:p>
          </table:table-cell>
          <table:table-cell table:style-name="ce367" office:value-type="string">
            <text:p><text:span text:style-name="T10">6б</text:span></text:p>
          </table:table-cell>
          <table:table-cell office:value-type="string">
            <text:p>5б</text:p>
          </table:table-cell>
          <table:table-cell table:number-columns-repeated="2"/>
          <table:table-cell office:value-type="string">
            <text:p>3.10</text:p>
          </table:table-cell>
          <table:table-cell table:number-columns-repeated="973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Коржавина В.Б.</text:p>
          </table:table-cell>
          <table:table-cell office:value-type="float" office:value="14">
            <text:p>14</text:p>
          </table:table-cell>
          <table:table-cell office:value-type="string">
            <text:p>2аб/6 3аб/8</text:p>
          </table:table-cell>
          <table:table-cell table:number-columns-repeated="10"/>
          <table:table-cell table:style-name="ce367" office:value-type="string">
            <text:p><text:span text:style-name="T10">3а</text:span></text:p>
          </table:table-cell>
          <table:table-cell table:style-name="ce367" office:value-type="string">
            <text:p><text:span text:style-name="T10">3б</text:span></text:p>
          </table:table-cell>
          <table:table-cell table:style-name="ce367" office:value-type="string">
            <text:p><text:span text:style-name="T10">2а</text:span></text:p>
          </table:table-cell>
          <table:table-cell office:value-type="string">
            <text:p>2б</text:p>
          </table:table-cell>
          <table:table-cell table:number-columns-repeated="4"/>
          <table:table-cell table:style-name="ce371" office:value-type="string">
            <text:p><text:span text:style-name="T15">4.8а</text:span></text:p>
          </table:table-cell>
          <table:table-cell table:number-columns-repeated="2"/>
          <table:table-cell office:value-type="string">
            <text:p>2б</text:p>
          </table:table-cell>
          <table:table-cell office:value-type="string">
            <text:p>3а</text:p>
          </table:table-cell>
          <table:table-cell office:value-type="string">
            <text:p>3б</text:p>
          </table:table-cell>
          <table:table-cell table:number-columns-repeated="4"/>
          <table:table-cell table:style-name="ce372" office:value-type="string">
            <text:p><text:span text:style-name="T16">Н.Ш.</text:span></text:p>
          </table:table-cell>
          <table:table-cell table:style-name="ce367" office:value-type="string">
            <text:p><text:span text:style-name="T10">2а</text:span></text:p>
          </table:table-cell>
          <table:table-cell table:number-columns-repeated="2"/>
          <table:table-cell office:value-type="string">
            <text:p>3б</text:p>
          </table:table-cell>
          <table:table-cell office:value-type="string">
            <text:p>2б</text:p>
          </table:table-cell>
          <table:table-cell table:number-columns-repeated="3"/>
          <table:table-cell table:style-name="ce372" office:value-type="string">
            <text:p><text:span text:style-name="T16">Н.Ш.</text:span></text:p>
          </table:table-cell>
          <table:table-cell table:number-columns-repeated="3"/>
          <table:table-cell office:value-type="string">
            <text:p>2а</text:p>
          </table:table-cell>
          <table:table-cell office:value-type="string">
            <text:p>3а</text:p>
          </table:table-cell>
          <table:table-cell table:number-columns-repeated="3"/>
          <table:table-cell office:value-type="string">
            <text:p>3.5</text:p>
          </table:table-cell>
          <table:table-cell table:number-columns-repeated="2"/>
          <table:table-cell office:value-type="string">
            <text:p>3а</text:p>
          </table:table-cell>
          <table:table-cell office:value-type="string">
            <text:p>3б</text:p>
          </table:table-cell>
          <table:table-cell table:number-columns-repeated="3"/>
          <table:table-cell table:style-name="ce372" office:value-type="string">
            <text:p><text:span text:style-name="T16">Н.Ш.</text:span></text:p>
          </table:table-cell>
          <table:table-cell table:number-columns-repeated="965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Лехкун В.Н.</text:p>
          </table:table-cell>
          <table:table-cell office:value-type="float" office:value="23">
            <text:p>23</text:p>
          </table:table-cell>
          <table:table-cell office:value-type="string">
            <text:p>2а/<text:span text:style-name="T7">3</text:span><text:span text:style-name="T8"> 5/</text:span><text:span text:style-name="T7">8</text:span><text:span text:style-name="T8"> 7а/</text:span><text:span text:style-name="T7">4</text:span><text:span text:style-name="T8"> 7б/</text:span><text:span text:style-name="T7">1</text:span><text:span text:style-name="T8"> 9а/</text:span><text:span text:style-name="T7">4+1</text:span><text:span text:style-name="T8"> 10</text:span><text:span text:style-name="T7">/1</text:span><text:span text:style-name="T8"> 11/</text:span><text:span text:style-name="T7">1</text:span></text:p>
          </table:table-cell>
          <table:table-cell table:number-columns-repeated="10"/>
          <table:table-cell office:value-type="string">
            <text:p>7б</text:p>
          </table:table-cell>
          <table:table-cell/>
          <table:table-cell table:style-name="ce367" office:value-type="string">
            <text:p><text:span text:style-name="T10">2а</text:span></text:p>
          </table:table-cell>
          <table:table-cell office:value-type="float" office:value="9">
            <text:p>9</text:p>
          </table:table-cell>
          <table:table-cell office:value-type="string">
            <text:p>7а</text:p>
          </table:table-cell>
          <table:table-cell table:number-columns-repeated="3"/>
          <table:table-cell table:style-name="ce371" office:value-type="string">
            <text:p><text:span text:style-name="T15">1.1</text:span></text:p>
          </table:table-cell>
          <table:table-cell office:value-type="string">
            <text:p>5а</text:p>
          </table:table-cell>
          <table:table-cell office:value-type="string">
            <text:p>7а</text:p>
          </table:table-cell>
          <table:table-cell/>
          <table:table-cell office:value-type="float" office:value="9">
            <text:p>9</text:p>
          </table:table-cell>
          <table:table-cell table:style-name="ce367" office:value-type="string">
            <text:p><text:span text:style-name="T10">5б</text:span></text:p>
          </table:table-cell>
          <table:table-cell office:value-type="string">
            <text:p>7а</text:p>
          </table:table-cell>
          <table:table-cell table:number-columns-repeated="3"/>
          <table:table-cell office:value-type="string">
            <text:p>1.1</text:p>
          </table:table-cell>
          <table:table-cell office:value-type="string">
            <text:p>2а</text:p>
          </table:table-cell>
          <table:table-cell office:value-type="string">
            <text:p>5а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367" office:value-type="string">
            <text:p><text:span text:style-name="T10">5б</text:span></text:p>
          </table:table-cell>
          <table:table-cell table:number-columns-repeated="2"/>
          <table:table-cell office:value-type="string">
            <text:p>1.1</text:p>
          </table:table-cell>
          <table:table-cell/>
          <table:table-cell office:value-type="string">
            <text:p>5а</text:p>
          </table:table-cell>
          <table:table-cell office:value-type="string">
            <text:p>7а</text:p>
          </table:table-cell>
          <table:table-cell office:value-type="string">
            <text:p>2а</text:p>
          </table:table-cell>
          <table:table-cell office:value-type="float" office:value="11">
            <text:p>11</text:p>
          </table:table-cell>
          <table:table-cell office:value-type="string">
            <text:p>5б</text:p>
          </table:table-cell>
          <table:table-cell table:number-columns-repeated="2"/>
          <table:table-cell office:value-type="string">
            <text:p>1.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5а</text:p>
          </table:table-cell>
          <table:table-cell office:value-type="string">
            <text:p>5б</text:p>
          </table:table-cell>
          <table:table-cell table:number-columns-repeated="3"/>
          <table:table-cell office:value-type="string">
            <text:p>1.1</text:p>
          </table:table-cell>
          <table:table-cell table:number-columns-repeated="96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Лавринович СЛ.</text:p>
          </table:table-cell>
          <table:table-cell office:value-type="string">
            <text:p>18+0.5</text:p>
          </table:table-cell>
          <table:table-cell office:value-type="string">
            <text:p>6<text:span text:style-name="T5">/8</text:span><text:span text:style-name="T6"> 7</text:span><text:span text:style-name="T5">/6 <text:s/></text:span><text:span text:style-name="T6">11</text:span><text:span text:style-name="T5">/4+0.5</text:span></text:p>
          </table:table-cell>
          <table:table-cell table:style-name="ce367" office:value-type="string">
            <text:p><text:span text:style-name="T10">6а</text:span></text:p>
          </table:table-cell>
          <table:table-cell table:style-name="ce367" office:value-type="string">
            <text:p><text:span text:style-name="T10">6б</text:span></text:p>
          </table:table-cell>
          <table:table-cell table:style-name="ce367" office:value-type="string">
            <text:p><text:span text:style-name="T10">6а</text:span></text:p>
          </table:table-cell>
          <table:table-cell table:style-name="ce367" office:value-type="string">
            <text:p><text:span text:style-name="T10">6б</text:span></text:p>
          </table:table-cell>
          <table:table-cell table:style-name="ce367" office:value-type="string">
            <text:p><text:span text:style-name="T10">7б</text:span></text:p>
          </table:table-cell>
          <table:table-cell table:number-columns-repeated="2" office:value-type="float" office:value="11">
            <text:p>11</text:p>
          </table:table-cell>
          <table:table-cell/>
          <table:table-cell office:value-type="string">
            <text:p>11к/</text:p>
          </table:table-cell>
          <table:table-cell table:style-name="ce369" office:value-type="string">
            <text:p><text:span text:style-name="T13">4.8а</text:span></text:p>
          </table:table-cell>
          <table:table-cell table:number-columns-repeated="9"/>
          <table:table-cell office:value-type="string">
            <text:p>7б</text:p>
          </table:table-cell>
          <table:table-cell office:value-type="string">
            <text:p>7а</text:p>
          </table:table-cell>
          <table:table-cell office:value-type="string">
            <text:p>6а</text:p>
          </table:table-cell>
          <table:table-cell office:value-type="string">
            <text:p>6б</text:p>
          </table:table-cell>
          <table:table-cell office:value-type="float" office:value="11">
            <text:p>11</text:p>
          </table:table-cell>
          <table:table-cell office:value-type="string">
            <text:p>7а</text:p>
          </table:table-cell>
          <table:table-cell table:number-columns-repeated="3"/>
          <table:table-cell office:value-type="string">
            <text:p>4.8а</text:p>
          </table:table-cell>
          <table:table-cell table:number-columns-repeated="9"/>
          <table:table-cell office:value-type="string">
            <text:p>6А <text:s text:c="4"/><text:span text:style-name="T17"><text:s/>4.2</text:span></text:p>
          </table:table-cell>
          <table:table-cell office:value-type="string">
            <text:p>7б</text:p>
          </table:table-cell>
          <table:table-cell office:value-type="string">
            <text:p>7а</text:p>
          </table:table-cell>
          <table:table-cell table:style-name="ce367" office:value-type="string">
            <text:p><text:span text:style-name="T10">6а</text:span></text:p>
          </table:table-cell>
          <table:table-cell table:style-name="ce367" office:value-type="string">
            <text:p><text:span text:style-name="T10">6б</text:span>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4.8а</text:p>
          </table:table-cell>
          <table:table-cell table:number-columns-repeated="973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Круглова Е.А.</text:p>
          </table:table-cell>
          <table:table-cell office:value-type="float" office:value="15">
            <text:p>15</text:p>
          </table:table-cell>
          <table:table-cell table:style-name="ce366" office:value-type="string">
            <text:p><text:span text:style-name="T7"><text:s/></text:span><text:span text:style-name="T8">6б</text:span><text:span text:style-name="T7">/4</text:span><text:span text:style-name="T8"> 8б</text:span><text:span text:style-name="T7">/1 </text:span><text:span text:style-name="T8">10/3</text:span><text:span text:style-name="T7">+2 </text:span><text:span text:style-name="T8">11</text:span><text:span text:style-name="T7">/3+2</text:span></text:p>
          </table:table-cell>
          <table:table-cell/>
          <table:table-cell table:style-name="ce367" office:value-type="string">
            <text:p><text:span text:style-name="T10">6б</text:span></text:p>
          </table:table-cell>
          <table:table-cell/>
          <table:table-cell table:style-name="ce367" office:value-type="string">
            <text:p><text:span text:style-name="T10">6б</text:span></text:p>
          </table:table-cell>
          <table:table-cell/>
          <table:table-cell table:number-columns-repeated="2" office:value-type="float" office:value="11">
            <text:p>11</text:p>
          </table:table-cell>
          <table:table-cell table:number-columns-repeated="2"/>
          <table:table-cell table:style-name="ce369" office:value-type="string">
            <text:p><text:span text:style-name="T13">4.8</text:span></text:p>
          </table:table-cell>
          <table:table-cell office:value-type="float" office:value="10">
            <text:p>10</text:p>
          </table:table-cell>
          <table:table-cell/>
          <table:table-cell table:style-name="ce367" office:value-type="string">
            <text:p><text:span text:style-name="T10">10л</text:span></text:p>
          </table:table-cell>
          <table:table-cell table:number-columns-repeated="5"/>
          <table:table-cell table:style-name="ce371" office:value-type="string">
            <text:p><text:span text:style-name="T15">4.8</text:span>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6б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10п</text:p>
          </table:table-cell>
          <table:table-cell table:number-columns-repeated="2"/>
          <table:table-cell office:value-type="string">
            <text:p>4.8</text:p>
          </table:table-cell>
          <table:table-cell office:value-type="string">
            <text:p>11п</text:p>
          </table:table-cell>
          <table:table-cell/>
          <table:table-cell office:value-type="string">
            <text:p>11л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string">
            <text:p>4.8</text:p>
          </table:table-cell>
          <table:table-cell office:value-type="string">
            <text:p>6Б <text:s text:c="2"/><text:span text:style-name="T17"><text:s/>4.3</text:span></text:p>
          </table:table-cell>
          <table:table-cell table:number-columns-repeated="3"/>
          <table:table-cell office:value-type="string">
            <text:p>6б</text:p>
          </table:table-cell>
          <table:table-cell office:value-type="string">
            <text:p>8б</text:p>
          </table:table-cell>
          <table:table-cell table:number-columns-repeated="2"/>
          <table:table-cell office:value-type="string">
            <text:p>4.8</text:p>
          </table:table-cell>
          <table:table-cell table:number-columns-repeated="973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Надеждина О.И</text:p>
          </table:table-cell>
          <table:table-cell office:value-type="float" office:value="23">
            <text:p>23</text:p>
          </table:table-cell>
          <table:table-cell office:value-type="string">
            <text:p>5а/<text:span text:style-name="T5">4</text:span><text:span text:style-name="T6"> 8аб/</text:span><text:span text:style-name="T5">8</text:span><text:span text:style-name="T6"> 9аб/</text:span><text:span text:style-name="T5">4+3</text:span><text:span text:style-name="T6"> 10/</text:span><text:span text:style-name="T5">4</text:span></text:p>
          </table:table-cell>
          <table:table-cell table:number-columns-repeated="10"/>
          <table:table-cell office:value-type="float" office:value="10">
            <text:p>10</text:p>
          </table:table-cell>
          <table:table-cell table:style-name="ce367" office:value-type="string">
            <text:p><text:span text:style-name="T10">8а</text:span></text:p>
          </table:table-cell>
          <table:table-cell table:style-name="ce367" office:value-type="string">
            <text:p><text:span text:style-name="T10">8б</text:span></text:p>
          </table:table-cell>
          <table:table-cell/>
          <table:table-cell office:value-type="float" office:value="9">
            <text:p>9</text:p>
          </table:table-cell>
          <table:table-cell table:number-columns-repeated="3"/>
          <table:table-cell table:style-name="ce371" office:value-type="string">
            <text:p><text:span text:style-name="T15">4.10</text:span></text:p>
          </table:table-cell>
          <table:table-cell office:value-type="string">
            <text:p>5а</text:p>
          </table:table-cell>
          <table:table-cell office:value-type="float" office:value="10">
            <text:p>10</text:p>
          </table:table-cell>
          <table:table-cell office:value-type="string">
            <text:p>8а</text:p>
          </table:table-cell>
          <table:table-cell office:value-type="float" office:value="9">
            <text:p>9</text:p>
          </table:table-cell>
          <table:table-cell office:value-type="string">
            <text:p>8б</text:p>
          </table:table-cell>
          <table:table-cell table:number-columns-repeated="4"/>
          <table:table-cell office:value-type="string">
            <text:p>4.10</text:p>
          </table:table-cell>
          <table:table-cell office:value-type="string">
            <text:p>5а</text:p>
          </table:table-cell>
          <table:table-cell office:value-type="string">
            <text:p>8б</text:p>
          </table:table-cell>
          <table:table-cell office:value-type="float" office:value="9">
            <text:p>9</text:p>
          </table:table-cell>
          <table:table-cell office:value-type="string">
            <text:p>8а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4.10</text:p>
          </table:table-cell>
          <table:table-cell office:value-type="string">
            <text:p>5А <text:span text:style-name="T17"><text:s/>4.4</text:span></text:p>
          </table:table-cell>
          <table:table-cell office:value-type="string">
            <text:p>5а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8а</text:p>
          </table:table-cell>
          <table:table-cell office:value-type="string">
            <text:p>8б</text:p>
          </table:table-cell>
          <table:table-cell table:number-columns-repeated="2"/>
          <table:table-cell office:value-type="string">
            <text:p>4.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5а</text:p>
          </table:table-cell>
          <table:table-cell table:number-columns-repeated="4"/>
          <table:table-cell office:value-type="string">
            <text:p>4.10</text:p>
          </table:table-cell>
          <table:table-cell table:number-columns-repeated="965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Архипенкова И.А.</text:p>
          </table:table-cell>
          <table:table-cell office:value-type="float" office:value="20">
            <text:p>20</text:p>
          </table:table-cell>
          <table:table-cell office:value-type="string">
            <text:p>1аб/<text:span text:style-name="T5">2 </text:span><text:span text:style-name="T6">2аб</text:span><text:span text:style-name="T5">/6 <text:s/></text:span><text:span text:style-name="T6">4аб</text:span><text:span text:style-name="T5">/8 </text:span><text:span text:style-name="T6">8а</text:span><text:span text:style-name="T5">/4</text:span></text:p>
          </table:table-cell>
          <table:table-cell table:number-columns-repeated="11"/>
          <table:table-cell table:style-name="ce367" office:value-type="string">
            <text:p><text:span text:style-name="T10">8а</text:span></text:p>
          </table:table-cell>
          <table:table-cell table:style-name="ce367" office:value-type="string">
            <text:p><text:span text:style-name="T10">2а</text:span></text:p>
          </table:table-cell>
          <table:table-cell office:value-type="string">
            <text:p>2б</text:p>
          </table:table-cell>
          <table:table-cell office:value-type="string">
            <text:p>1а</text:p>
          </table:table-cell>
          <table:table-cell table:number-columns-repeated="3"/>
          <table:table-cell table:style-name="ce371" office:value-type="string">
            <text:p><text:span text:style-name="T15">4.3</text:span></text:p>
          </table:table-cell>
          <table:table-cell office:value-type="string">
            <text:p>4а</text:p>
          </table:table-cell>
          <table:table-cell office:value-type="string">
            <text:p>4б</text:p>
          </table:table-cell>
          <table:table-cell office:value-type="string">
            <text:p>2б</text:p>
          </table:table-cell>
          <table:table-cell office:value-type="string">
            <text:p>8а</text:p>
          </table:table-cell>
          <table:table-cell office:value-type="string">
            <text:p>1б</text:p>
          </table:table-cell>
          <table:table-cell table:number-columns-repeated="4"/>
          <table:table-cell office:value-type="string">
            <text:p>4.1</text:p>
          </table:table-cell>
          <table:table-cell office:value-type="string">
            <text:p>2а</text:p>
          </table:table-cell>
          <table:table-cell office:value-type="string">
            <text:p>4б</text:p>
          </table:table-cell>
          <table:table-cell office:value-type="string">
            <text:p>4а</text:p>
          </table:table-cell>
          <table:table-cell office:value-type="string">
            <text:p>8а</text:p>
          </table:table-cell>
          <table:table-cell office:value-type="string">
            <text:p>2б</text:p>
          </table:table-cell>
          <table:table-cell table:number-columns-repeated="3"/>
          <table:table-cell office:value-type="string">
            <text:p>4.3</text:p>
          </table:table-cell>
          <table:table-cell office:value-type="string">
            <text:p>8А </text:p>
          </table:table-cell>
          <table:table-cell office:value-type="string">
            <text:p>4а</text:p>
          </table:table-cell>
          <table:table-cell office:value-type="string">
            <text:p>4б</text:p>
          </table:table-cell>
          <table:table-cell office:value-type="string">
            <text:p>2а</text:p>
          </table:table-cell>
          <table:table-cell office:value-type="string">
            <text:p>8а</text:p>
          </table:table-cell>
          <table:table-cell table:number-columns-repeated="3"/>
          <table:table-cell office:value-type="string">
            <text:p>4.1</text:p>
          </table:table-cell>
          <table:table-cell office:value-type="string">
            <text:p>4б</text:p>
          </table:table-cell>
          <table:table-cell office:value-type="string">
            <text:p>4а</text:p>
          </table:table-cell>
          <table:table-cell table:number-columns-repeated="5"/>
          <table:table-cell office:value-type="string">
            <text:p>4.1</text:p>
          </table:table-cell>
          <table:table-cell table:number-columns-repeated="965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Беттхер А.</text:p>
          </table:table-cell>
          <table:table-cell office:value-type="float" office:value="8">
            <text:p>8</text:p>
          </table:table-cell>
          <table:table-cell office:value-type="string">
            <text:p>9/<text:span text:style-name="T5">2</text:span><text:span text:style-name="T6"> 10/</text:span><text:span text:style-name="T5">4+1</text:span><text:span text:style-name="T6"> 11/</text:span><text:span text:style-name="T5">1</text:span></text:p>
          </table:table-cell>
          <table:table-cell table:number-columns-repeated="6"/>
          <table:table-cell table:number-columns-repeated="2" office:value-type="float" office:value="10">
            <text:p>10</text:p>
          </table:table-cell>
          <table:table-cell/>
          <table:table-cell table:style-name="ce369" office:value-type="string">
            <text:p><text:span text:style-name="T13">4.10</text:span>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table:style-name="ce371" office:value-type="string">
            <text:p><text:span text:style-name="T15">4.5</text:span></text:p>
          </table:table-cell>
          <table:table-cell table:number-columns-repeated="1001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Новикова Е.К.</text:p>
          </table:table-cell>
          <table:table-cell office:value-type="float" office:value="22">
            <text:p>22</text:p>
          </table:table-cell>
          <table:table-cell office:value-type="string">
            <text:p>5 – 11<text:span text:style-name="T5">/22 </text:span></text:p>
          </table:table-cell>
          <table:table-cell table:number-columns-repeated="10"/>
          <table:table-cell table:style-name="ce367" office:value-type="string">
            <text:p><text:span text:style-name="T10">8а</text:span></text:p>
          </table:table-cell>
          <table:table-cell office:value-type="string">
            <text:p>5б</text:p>
          </table:table-cell>
          <table:table-cell office:value-type="string">
            <text:p>6а</text:p>
          </table:table-cell>
          <table:table-cell table:style-name="ce367" office:value-type="string">
            <text:p><text:span text:style-name="T10">8б</text:span></text:p>
          </table:table-cell>
          <table:table-cell table:style-name="ce367" office:value-type="string">
            <text:p><text:span text:style-name="T10">6б</text:span></text:p>
          </table:table-cell>
          <table:table-cell office:value-type="string">
            <text:p>5а</text:p>
          </table:table-cell>
          <table:table-cell table:number-columns-repeated="2"/>
          <table:table-cell table:style-name="ce371" office:value-type="string">
            <text:p><text:span text:style-name="T15">3.5</text:span>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5б</text:p>
          </table:table-cell>
          <table:table-cell office:value-type="string">
            <text:p>5а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ce371" office:value-type="string">
            <text:p><text:span text:style-name="T15">3.5</text:span></text:p>
          </table:table-cell>
          <table:table-cell office:value-type="string">
            <text:p>7а</text:p>
          </table:table-cell>
          <table:table-cell office:value-type="string">
            <text:p>8а</text:p>
          </table:table-cell>
          <table:table-cell office:value-type="string">
            <text:p>6б</text:p>
          </table:table-cell>
          <table:table-cell office:value-type="string">
            <text:p>8б</text:p>
          </table:table-cell>
          <table:table-cell office:value-type="string">
            <text:p>7б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ce371" office:value-type="string">
            <text:p><text:span text:style-name="T15">3.5</text:span></text:p>
          </table:table-cell>
          <table:table-cell table:number-columns-repeated="9"/>
          <table:table-cell table:style-name="ce367" office:value-type="string">
            <text:p><text:span text:style-name="T10">7б</text:span></text:p>
          </table:table-cell>
          <table:table-cell table:style-name="ce367" office:value-type="string">
            <text:p><text:span text:style-name="T10">7а</text:span></text:p>
          </table:table-cell>
          <table:table-cell office:value-type="string">
            <text:p>6а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371" office:value-type="string">
            <text:p><text:span text:style-name="T15">3.5</text:span></text:p>
          </table:table-cell>
          <table:table-cell table:number-columns-repeated="965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Филиппова Т.В.</text:p>
          </table:table-cell>
          <table:table-cell office:value-type="float" office:value="22">
            <text:p>22</text:p>
          </table:table-cell>
          <table:table-cell office:value-type="string">
            <text:p>5 – 11<text:span text:style-name="T7">/20 <text:s text:c="23"/></text:span><text:span text:style-name="T8">11-10</text:span><text:span text:style-name="T7">/2 </text:span><text:span text:style-name="T9">МХК</text:span></text:p>
          </table:table-cell>
          <table:table-cell table:number-columns-repeated="10"/>
          <table:table-cell table:style-name="ce367" office:value-type="string">
            <text:p><text:span text:style-name="T10">8а</text:span></text:p>
          </table:table-cell>
          <table:table-cell office:value-type="string">
            <text:p>5б</text:p>
          </table:table-cell>
          <table:table-cell office:value-type="string">
            <text:p>10м</text:p>
          </table:table-cell>
          <table:table-cell office:value-type="string">
            <text:p>6а</text:p>
          </table:table-cell>
          <table:table-cell table:style-name="ce367" office:value-type="string">
            <text:p><text:span text:style-name="T10">6б</text:span></text:p>
          </table:table-cell>
          <table:table-cell office:value-type="string">
            <text:p>5а</text:p>
          </table:table-cell>
          <table:table-cell table:number-columns-repeated="2"/>
          <table:table-cell table:style-name="ce371" office:value-type="string">
            <text:p><text:span text:style-name="T15">3.5а</text:span>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5б</text:p>
          </table:table-cell>
          <table:table-cell office:value-type="string">
            <text:p>5а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ce371" office:value-type="string">
            <text:p><text:span text:style-name="T15">3.5а</text:span></text:p>
          </table:table-cell>
          <table:table-cell office:value-type="string">
            <text:p>7а</text:p>
          </table:table-cell>
          <table:table-cell office:value-type="string">
            <text:p>8а</text:p>
          </table:table-cell>
          <table:table-cell office:value-type="string">
            <text:p>11м</text:p>
          </table:table-cell>
          <table:table-cell office:value-type="string">
            <text:p>6б</text:p>
          </table:table-cell>
          <table:table-cell office:value-type="string">
            <text:p>7б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ce371" office:value-type="string">
            <text:p><text:span text:style-name="T15">3.5а</text:span></text:p>
          </table:table-cell>
          <table:table-cell table:number-columns-repeated="9"/>
          <table:table-cell table:style-name="ce367" office:value-type="string">
            <text:p><text:span text:style-name="T10">7б</text:span></text:p>
          </table:table-cell>
          <table:table-cell table:style-name="ce367" office:value-type="string">
            <text:p><text:span text:style-name="T10">7а</text:span></text:p>
          </table:table-cell>
          <table:table-cell office:value-type="string">
            <text:p>6а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371" office:value-type="string">
            <text:p><text:span text:style-name="T15">3.5а</text:span></text:p>
          </table:table-cell>
          <table:table-cell table:number-columns-repeated="965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Маругина И.В.</text:p>
          </table:table-cell>
          <table:table-cell office:value-type="string">
            <text:p>16+2</text:p>
          </table:table-cell>
          <table:table-cell office:value-type="string">
            <text:p>1а</text:p>
          </table:table-cell>
          <table:table-cell table:number-columns-repeated="3"/>
          <table:table-cell office:value-type="string">
            <text:p>м</text:p>
          </table:table-cell>
          <table:table-cell table:number-columns-repeated="5"/>
          <table:table-cell office:value-type="string">
            <text:p>3.8</text:p>
          </table:table-cell>
          <table:table-cell/>
          <table:table-cell office:value-type="string">
            <text:p>ф</text:p>
          </table:table-cell>
          <table:table-cell table:number-columns-repeated="2"/>
          <table:table-cell office:value-type="string">
            <text:p>н</text:p>
          </table:table-cell>
          <table:table-cell table:number-columns-repeated="3"/>
          <table:table-cell office:value-type="string">
            <text:p>3.8</text:p>
          </table:table-cell>
          <table:table-cell table:number-columns-repeated="3"/>
          <table:table-cell office:value-type="string">
            <text:p>ф</text:p>
          </table:table-cell>
          <table:table-cell table:number-columns-repeated="5"/>
          <table:table-cell office:value-type="string">
            <text:p>3.8</text:p>
          </table:table-cell>
          <table:table-cell/>
          <table:table-cell office:value-type="string">
            <text:p>ф</text:p>
          </table:table-cell>
          <table:table-cell table:number-columns-repeated="6"/>
          <table:table-cell office:value-type="string">
            <text:p>3.8</text:p>
          </table:table-cell>
          <table:table-cell office:value-type="string">
            <text:p>1А</text:p>
          </table:table-cell>
          <table:table-cell table:number-columns-repeated="7"/>
          <table:table-cell office:value-type="string">
            <text:p>3.8</text:p>
          </table:table-cell>
          <table:table-cell table:number-columns-repeated="7"/>
          <table:table-cell office:value-type="string">
            <text:p>3.8</text:p>
          </table:table-cell>
          <table:table-cell table:number-columns-repeated="965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Потехина И.А.</text:p>
          </table:table-cell>
          <table:table-cell office:value-type="string">
            <text:p>16+2</text:p>
          </table:table-cell>
          <table:table-cell office:value-type="string">
            <text:p>1б</text:p>
          </table:table-cell>
          <table:table-cell table:number-columns-repeated="2"/>
          <table:table-cell office:value-type="string">
            <text:p>м</text:p>
          </table:table-cell>
          <table:table-cell table:number-columns-repeated="6"/>
          <table:table-cell office:value-type="string">
            <text:p>3.7</text:p>
          </table:table-cell>
          <table:table-cell office:value-type="string">
            <text:p>ф</text:p>
          </table:table-cell>
          <table:table-cell table:number-columns-repeated="7"/>
          <table:table-cell office:value-type="string">
            <text:p>3.7</text:p>
          </table:table-cell>
          <table:table-cell/>
          <table:table-cell office:value-type="string">
            <text:p>ф</text:p>
          </table:table-cell>
          <table:table-cell table:number-columns-repeated="7"/>
          <table:table-cell office:value-type="string">
            <text:p>3.7</text:p>
          </table:table-cell>
          <table:table-cell table:number-columns-repeated="3"/>
          <table:table-cell office:value-type="string">
            <text:p>ф</text:p>
          </table:table-cell>
          <table:table-cell office:value-type="string">
            <text:p>н</text:p>
          </table:table-cell>
          <table:table-cell table:number-columns-repeated="3"/>
          <table:table-cell office:value-type="string">
            <text:p>3.7</text:p>
          </table:table-cell>
          <table:table-cell office:value-type="string">
            <text:p>1Б</text:p>
          </table:table-cell>
          <table:table-cell table:number-columns-repeated="7"/>
          <table:table-cell office:value-type="string">
            <text:p>3.7</text:p>
          </table:table-cell>
          <table:table-cell table:number-columns-repeated="7"/>
          <table:table-cell office:value-type="string">
            <text:p>3.7</text:p>
          </table:table-cell>
          <table:table-cell table:number-columns-repeated="965"/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Егорова О.А.</text:p>
          </table:table-cell>
          <table:table-cell office:value-type="string">
            <text:p>16+5</text:p>
          </table:table-cell>
          <table:table-cell office:value-type="string">
            <text:p>2а</text:p>
          </table:table-cell>
          <table:table-cell office:value-type="string">
            <text:p>м</text:p>
          </table:table-cell>
          <table:table-cell table:number-columns-repeated="8"/>
          <table:table-cell office:value-type="string">
            <text:p>2.4</text:p>
          </table:table-cell>
          <table:table-cell table:number-columns-repeated="2"/>
          <table:table-cell office:value-type="string">
            <text:p>н</text:p>
          </table:table-cell>
          <table:table-cell office:value-type="string">
            <text:p>ф</text:p>
          </table:table-cell>
          <table:table-cell table:number-columns-repeated="4"/>
          <table:table-cell office:value-type="string">
            <text:p>2.4</text:p>
          </table:table-cell>
          <table:table-cell table:number-columns-repeated="9"/>
          <table:table-cell office:value-type="string">
            <text:p>2.4</text:p>
          </table:table-cell>
          <table:table-cell office:value-type="string">
            <text:p>н</text:p>
          </table:table-cell>
          <table:table-cell/>
          <table:table-cell office:value-type="string">
            <text:p>ф</text:p>
          </table:table-cell>
          <table:table-cell table:number-columns-repeated="5"/>
          <table:table-cell office:value-type="string">
            <text:p>2.4</text:p>
          </table:table-cell>
          <table:table-cell office:value-type="string">
            <text:p>2А</text:p>
          </table:table-cell>
          <table:table-cell table:number-columns-repeated="2"/>
          <table:table-cell office:value-type="string">
            <text:p>н</text:p>
          </table:table-cell>
          <table:table-cell office:value-type="string">
            <text:p>ф</text:p>
          </table:table-cell>
          <table:table-cell table:number-columns-repeated="3"/>
          <table:table-cell office:value-type="string">
            <text:p>2.4</text:p>
          </table:table-cell>
          <table:table-cell table:number-columns-repeated="7"/>
          <table:table-cell office:value-type="string">
            <text:p>2.4</text:p>
          </table:table-cell>
          <table:table-cell table:number-columns-repeated="965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Чумак О.И.</text:p>
          </table:table-cell>
          <table:table-cell office:value-type="string">
            <text:p>16+5</text:p>
          </table:table-cell>
          <table:table-cell office:value-type="string">
            <text:p>2б</text:p>
          </table:table-cell>
          <table:table-cell table:number-columns-repeated="4"/>
          <table:table-cell office:value-type="string">
            <text:p>м</text:p>
          </table:table-cell>
          <table:table-cell table:number-columns-repeated="4"/>
          <table:table-cell office:value-type="string">
            <text:p>2.5</text:p>
          </table:table-cell>
          <table:table-cell table:number-columns-repeated="3"/>
          <table:table-cell office:value-type="string">
            <text:p>н</text:p>
          </table:table-cell>
          <table:table-cell office:value-type="string">
            <text:p>ф</text:p>
          </table:table-cell>
          <table:table-cell table:number-columns-repeated="3"/>
          <table:table-cell office:value-type="string">
            <text:p>2.5</text:p>
          </table:table-cell>
          <table:table-cell table:number-columns-repeated="2"/>
          <table:table-cell office:value-type="string">
            <text:p>н</text:p>
          </table:table-cell>
          <table:table-cell table:number-columns-repeated="6"/>
          <table:table-cell office:value-type="string">
            <text:p>2.5</text:p>
          </table:table-cell>
          <table:table-cell office:value-type="string">
            <text:p>ф</text:p>
          </table:table-cell>
          <table:table-cell table:number-columns-repeated="3"/>
          <table:table-cell office:value-type="string">
            <text:p>н</text:p>
          </table:table-cell>
          <table:table-cell table:number-columns-repeated="3"/>
          <table:table-cell office:value-type="string">
            <text:p>2.5</text:p>
          </table:table-cell>
          <table:table-cell office:value-type="string">
            <text:p>2Б</text:p>
          </table:table-cell>
          <table:table-cell table:number-columns-repeated="2"/>
          <table:table-cell office:value-type="string">
            <text:p>ф</text:p>
          </table:table-cell>
          <table:table-cell table:number-columns-repeated="4"/>
          <table:table-cell office:value-type="string">
            <text:p>2.5</text:p>
          </table:table-cell>
          <table:table-cell table:number-columns-repeated="7"/>
          <table:table-cell office:value-type="string">
            <text:p>2.5</text:p>
          </table:table-cell>
          <table:table-cell table:number-columns-repeated="965"/>
        </table:table-row>
        <table:table-row table:style-name="ro11">
          <table:table-cell office:value-type="float" office:value="40">
            <text:p>40</text:p>
          </table:table-cell>
          <table:table-cell office:value-type="string">
            <text:p>Федулова Е.Л.</text:p>
          </table:table-cell>
          <table:table-cell office:value-type="string">
            <text:p>16+5</text:p>
          </table:table-cell>
          <table:table-cell office:value-type="string">
            <text:p>3а</text:p>
          </table:table-cell>
          <table:table-cell table:number-columns-repeated="2"/>
          <table:table-cell office:value-type="string">
            <text:p>ф</text:p>
          </table:table-cell>
          <table:table-cell office:value-type="string">
            <text:p>ф</text:p>
          </table:table-cell>
          <table:table-cell table:number-columns-repeated="5"/>
          <table:table-cell table:style-name="ce370" office:value-type="string">
            <text:p><text:span text:style-name="T14">2.2</text:span></text:p>
          </table:table-cell>
          <table:table-cell office:value-type="string">
            <text:p>н</text:p>
          </table:table-cell>
          <table:table-cell table:number-columns-repeated="2"/>
          <table:table-cell office:value-type="string">
            <text:p>м</text:p>
          </table:table-cell>
          <table:table-cell table:number-columns-repeated="4"/>
          <table:table-cell table:style-name="ce370" office:value-type="string">
            <text:p><text:span text:style-name="T14">2.2</text:span></text:p>
          </table:table-cell>
          <table:table-cell table:number-columns-repeated="3"/>
          <table:table-cell office:value-type="string">
            <text:p>н</text:p>
          </table:table-cell>
          <table:table-cell table:number-columns-repeated="5"/>
          <table:table-cell table:style-name="ce370" office:value-type="string">
            <text:p><text:span text:style-name="T14">2.2</text:span></text:p>
          </table:table-cell>
          <table:table-cell table:number-columns-repeated="8"/>
          <table:table-cell table:style-name="ce370" office:value-type="string">
            <text:p><text:span text:style-name="T14">2.2</text:span></text:p>
          </table:table-cell>
          <table:table-cell office:value-type="string">
            <text:p>3А</text:p>
          </table:table-cell>
          <table:table-cell table:number-columns-repeated="3"/>
          <table:table-cell office:value-type="string">
            <text:p>н</text:p>
          </table:table-cell>
          <table:table-cell table:number-columns-repeated="3"/>
          <table:table-cell table:style-name="ce370" office:value-type="string">
            <text:p><text:span text:style-name="T14">2.2</text:span></text:p>
          </table:table-cell>
          <table:table-cell table:number-columns-repeated="2"/>
          <table:table-cell office:value-type="string">
            <text:p>н</text:p>
          </table:table-cell>
          <table:table-cell office:value-type="string">
            <text:p>ф</text:p>
          </table:table-cell>
          <table:table-cell table:number-columns-repeated="3"/>
          <table:table-cell table:style-name="ce370" office:value-type="string">
            <text:p><text:span text:style-name="T14">2.2</text:span></text:p>
          </table:table-cell>
          <table:table-cell table:number-columns-repeated="965"/>
        </table:table-row>
        <table:table-row table:style-name="ro11">
          <table:table-cell office:value-type="float" office:value="41">
            <text:p>41</text:p>
          </table:table-cell>
          <table:table-cell office:value-type="string">
            <text:p>Лиморенко Р.М.</text:p>
          </table:table-cell>
          <table:table-cell office:value-type="string">
            <text:p>16+5</text:p>
          </table:table-cell>
          <table:table-cell office:value-type="string">
            <text:p>3б</text:p>
          </table:table-cell>
          <table:table-cell/>
          <table:table-cell office:value-type="string">
            <text:p>м</text:p>
          </table:table-cell>
          <table:table-cell table:number-columns-repeated="7"/>
          <table:table-cell table:style-name="ce370" office:value-type="string">
            <text:p><text:span text:style-name="T14">2.9</text:span></text:p>
          </table:table-cell>
          <table:table-cell/>
          <table:table-cell office:value-type="string">
            <text:p>н</text:p>
          </table:table-cell>
          <table:table-cell office:value-type="string">
            <text:p>ф</text:p>
          </table:table-cell>
          <table:table-cell office:value-type="string">
            <text:p>ф</text:p>
          </table:table-cell>
          <table:table-cell table:number-columns-repeated="4"/>
          <table:table-cell table:style-name="ce370" office:value-type="string">
            <text:p><text:span text:style-name="T14">2.9</text:span></text:p>
          </table:table-cell>
          <table:table-cell table:number-columns-repeated="4"/>
          <table:table-cell office:value-type="string">
            <text:p>н</text:p>
          </table:table-cell>
          <table:table-cell table:number-columns-repeated="4"/>
          <table:table-cell table:style-name="ce370" office:value-type="string">
            <text:p><text:span text:style-name="T14">2.9</text:span></text:p>
          </table:table-cell>
          <table:table-cell table:number-columns-repeated="3"/>
          <table:table-cell office:value-type="string">
            <text:p>н</text:p>
          </table:table-cell>
          <table:table-cell table:number-columns-repeated="4"/>
          <table:table-cell table:style-name="ce370" office:value-type="string">
            <text:p><text:span text:style-name="T14">2.9</text:span></text:p>
          </table:table-cell>
          <table:table-cell office:value-type="string">
            <text:p>3Б</text:p>
          </table:table-cell>
          <table:table-cell table:number-columns-repeated="7"/>
          <table:table-cell table:style-name="ce370" office:value-type="string">
            <text:p><text:span text:style-name="T14">2.9</text:span></text:p>
          </table:table-cell>
          <table:table-cell/>
          <table:table-cell office:value-type="string">
            <text:p>ф</text:p>
          </table:table-cell>
          <table:table-cell/>
          <table:table-cell office:value-type="string">
            <text:p>н</text:p>
          </table:table-cell>
          <table:table-cell table:number-columns-repeated="3"/>
          <table:table-cell table:style-name="ce370" office:value-type="string">
            <text:p><text:span text:style-name="T14">2.9</text:span></text:p>
          </table:table-cell>
          <table:table-cell table:number-columns-repeated="965"/>
        </table:table-row>
        <table:table-row table:style-name="ro11">
          <table:table-cell office:value-type="float" office:value="42">
            <text:p>42</text:p>
          </table:table-cell>
          <table:table-cell office:value-type="string">
            <text:p>Касяненко О.В.</text:p>
          </table:table-cell>
          <table:table-cell office:value-type="string">
            <text:p>16+5</text:p>
          </table:table-cell>
          <table:table-cell office:value-type="string">
            <text:p>4а</text:p>
          </table:table-cell>
          <table:table-cell table:number-columns-repeated="9"/>
          <table:table-cell office:value-type="string">
            <text:p>2.1</text:p>
          </table:table-cell>
          <table:table-cell office:value-type="string">
            <text:p>м</text:p>
          </table:table-cell>
          <table:table-cell table:number-columns-repeated="7"/>
          <table:table-cell office:value-type="string">
            <text:p>2.1</text:p>
          </table:table-cell>
          <table:table-cell office:value-type="string">
            <text:p>н</text:p>
          </table:table-cell>
          <table:table-cell table:number-columns-repeated="8"/>
          <table:table-cell office:value-type="string">
            <text:p>2.1</text:p>
          </table:table-cell>
          <table:table-cell table:number-columns-repeated="2"/>
          <table:table-cell office:value-type="string">
            <text:p>н</text:p>
          </table:table-cell>
          <table:table-cell table:number-columns-repeated="5"/>
          <table:table-cell office:value-type="string">
            <text:p>2.1</text:p>
          </table:table-cell>
          <table:table-cell office:value-type="string">
            <text:p>4А</text:p>
          </table:table-cell>
          <table:table-cell office:value-type="string">
            <text:p>н</text:p>
          </table:table-cell>
          <table:table-cell office:value-type="string">
            <text:p>ф</text:p>
          </table:table-cell>
          <table:table-cell office:value-type="string">
            <text:p>ф</text:p>
          </table:table-cell>
          <table:table-cell table:number-columns-repeated="4"/>
          <table:table-cell office:value-type="string">
            <text:p>2.1</text:p>
          </table:table-cell>
          <table:table-cell office:value-type="string">
            <text:p>ф</text:p>
          </table:table-cell>
          <table:table-cell office:value-type="string">
            <text:p>н</text:p>
          </table:table-cell>
          <table:table-cell table:number-columns-repeated="5"/>
          <table:table-cell table:style-name="ce370" office:value-type="string">
            <text:p><text:span text:style-name="T14">2.1</text:span></text:p>
          </table:table-cell>
          <table:table-cell table:number-columns-repeated="965"/>
        </table:table-row>
        <table:table-row table:style-name="ro11">
          <table:table-cell office:value-type="float" office:value="43">
            <text:p>43</text:p>
          </table:table-cell>
          <table:table-cell office:value-type="string">
            <text:p>Перкова М.А.</text:p>
          </table:table-cell>
          <table:table-cell office:value-type="string">
            <text:p>16+3</text:p>
          </table:table-cell>
          <table:table-cell office:value-type="string">
            <text:p>4б</text:p>
          </table:table-cell>
          <table:table-cell table:number-columns-repeated="9"/>
          <table:table-cell office:value-type="string">
            <text:p>2.3</text:p>
          </table:table-cell>
          <table:table-cell table:number-columns-repeated="8"/>
          <table:table-cell office:value-type="string">
            <text:p>2.3</text:p>
          </table:table-cell>
          <table:table-cell/>
          <table:table-cell office:value-type="string">
            <text:p>н</text:p>
          </table:table-cell>
          <table:table-cell office:value-type="string">
            <text:p>ф</text:p>
          </table:table-cell>
          <table:table-cell office:value-type="string">
            <text:p>ф</text:p>
          </table:table-cell>
          <table:table-cell table:number-columns-repeated="5"/>
          <table:table-cell office:value-type="string">
            <text:p>2.3</text:p>
          </table:table-cell>
          <table:table-cell/>
          <table:table-cell office:value-type="string">
            <text:p>н</text:p>
          </table:table-cell>
          <table:table-cell table:number-columns-repeated="6"/>
          <table:table-cell office:value-type="string">
            <text:p>2.3</text:p>
          </table:table-cell>
          <table:table-cell office:value-type="string">
            <text:p>4Б</text:p>
          </table:table-cell>
          <table:table-cell/>
          <table:table-cell office:value-type="string">
            <text:p>н</text:p>
          </table:table-cell>
          <table:table-cell table:number-columns-repeated="5"/>
          <table:table-cell office:value-type="string">
            <text:p>2.3</text:p>
          </table:table-cell>
          <table:table-cell office:value-type="string">
            <text:p>н</text:p>
          </table:table-cell>
          <table:table-cell table:number-columns-repeated="2"/>
          <table:table-cell office:value-type="string">
            <text:p>м</text:p>
          </table:table-cell>
          <table:table-cell table:number-columns-repeated="3"/>
          <table:table-cell table:style-name="ce370" office:value-type="string">
            <text:p><text:span text:style-name="T14">2.3</text:span></text:p>
          </table:table-cell>
          <table:table-cell table:number-columns-repeated="965"/>
        </table:table-row>
      </table:table>
      <table:database-ranges>
        <table:database-range table:target-range-address="Лист1_3.A1:Лист1_3.I637" table:display-filter-buttons="true">
          <table:filter>
            <table:filter-condition table:field-number="5" table:value="5а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Cyr" svg:font-family="'Arial Cyr'"/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Arial Black" svg:font-family="'Arial Black'" style:font-family-generic="swiss"/>
    <style:font-face style:name="Arial Cyr1" svg:font-family="'Arial Cyr'" style:font-family-generic="swiss"/>
    <style:font-face style:name="Arial Narrow" svg:font-family="'Arial Narrow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499cm" style:first-page-number="continue" style:scale-to="100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7">17.06.2012</text:date>, <text:time>22:05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acher</meta:initial-creator>
    <meta:creation-date>2009-09-16T17:53:20</meta:creation-date>
    <dc:date>2012-06-17T22:05:53.75</dc:date>
    <meta:print-date>2012-01-14T15:42:21</meta:print-date>
    <meta:generator>OpenOffice.org/3.3$Win32 OpenOffice.org_project/330m20$Build-9567</meta:generator>
    <meta:editing-duration>PT2H40M18S</meta:editing-duration>
    <meta:editing-cycles>3</meta:editing-cycles>
    <meta:document-statistic meta:table-count="7" meta:cell-count="12015" meta:object-count="0"/>
  </office:meta>
</office:document-meta>
</file>